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87cm"/>
    </style:style>
    <style:style style:name="co2" style:family="table-column">
      <style:table-column-properties fo:break-before="auto" style:column-width="15.6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1516 WestParkBräu</text:p>
          </table:table-cell>
          <table:table-cell office:value-type="string">
            <text:p>Weihnachtsbier</text:p>
          </table:table-cell>
        </table:table-row>
        <table:table-row table:style-name="ro1">
          <table:table-cell office:value-type="string">
            <text:p>21st Amendment</text:p>
          </table:table-cell>
          <table:table-cell office:value-type="string">
            <text:p>Hendrick's Stout</text:p>
          </table:table-cell>
        </table:table-row>
        <table:table-row table:style-name="ro1">
          <table:table-cell office:value-type="string">
            <text:p>22 Inveralmond Place</text:p>
          </table:table-cell>
          <table:table-cell office:value-type="string">
            <text:p>Blackfriar</text:p>
          </table:table-cell>
        </table:table-row>
        <table:table-row table:style-name="ro1">
          <table:table-cell office:value-type="string">
            <text:p>22 Inveralmond Place</text:p>
          </table:table-cell>
          <table:table-cell office:value-type="string">
            <text:p>Lia Fail Stone of Destiny Ale</text:p>
          </table:table-cell>
        </table:table-row>
        <table:table-row table:style-name="ro1">
          <table:table-cell office:value-type="string">
            <text:p>22 Inveralmond Place</text:p>
          </table:table-cell>
          <table:table-cell office:value-type="string">
            <text:p>Ossian</text:p>
          </table:table-cell>
        </table:table-row>
        <table:table-row table:style-name="ro1">
          <table:table-cell office:value-type="string">
            <text:p>23rd Street</text:p>
          </table:table-cell>
          <table:table-cell office:value-type="string">
            <text:p>Belgian Wit</text:p>
          </table:table-cell>
        </table:table-row>
        <table:table-row table:style-name="ro1">
          <table:table-cell office:value-type="string">
            <text:p>23rd Street</text:p>
          </table:table-cell>
          <table:table-cell office:value-type="string">
            <text:p>Crimson Phog Irish Red Ale</text:p>
          </table:table-cell>
        </table:table-row>
        <table:table-row table:style-name="ro1">
          <table:table-cell office:value-type="string">
            <text:p>3 Fonteinen</text:p>
          </table:table-cell>
          <table:table-cell office:value-type="string">
            <text:p>Doesjel</text:p>
          </table:table-cell>
        </table:table-row>
        <table:table-row table:style-name="ro1">
          <table:table-cell office:value-type="string">
            <text:p>3 Fonteinen</text:p>
          </table:table-cell>
          <table:table-cell office:value-type="string">
            <text:p>Oude Geuze</text:p>
          </table:table-cell>
        </table:table-row>
        <table:table-row table:style-name="ro1">
          <table:table-cell office:value-type="string">
            <text:p>3 Fonteinen</text:p>
          </table:table-cell>
          <table:table-cell office:value-type="string">
            <text:p>Schaarbekse Kriek</text:p>
          </table:table-cell>
        </table:table-row>
        <table:table-row table:style-name="ro1">
          <table:table-cell office:value-type="string">
            <text:p>4 Hands</text:p>
          </table:table-cell>
          <table:table-cell office:value-type="string">
            <text:p>Divided Sky Rye IPA</text:p>
          </table:table-cell>
        </table:table-row>
        <table:table-row table:style-name="ro1">
          <table:table-cell office:value-type="string">
            <text:p>4th Street</text:p>
          </table:table-cell>
          <table:table-cell office:value-type="string">
            <text:p>Eager Beaver IPA</text:p>
          </table:table-cell>
        </table:table-row>
        <table:table-row table:style-name="ro1">
          <table:table-cell office:value-type="string">
            <text:p>4th Street</text:p>
          </table:table-cell>
          <table:table-cell office:value-type="string">
            <text:p>Powell Porter</text:p>
          </table:table-cell>
        </table:table-row>
        <table:table-row table:style-name="ro1">
          <table:table-cell office:value-type="string">
            <text:p>75th Street</text:p>
          </table:table-cell>
          <table:table-cell office:value-type="string">
            <text:p>Possum Trot Brown Ale</text:p>
          </table:table-cell>
        </table:table-row>
        <table:table-row table:style-name="ro1">
          <table:table-cell office:value-type="string">
            <text:p>75th Street</text:p>
          </table:table-cell>
          <table:table-cell office:value-type="string">
            <text:p>Yardbird's Golden Ale</text:p>
          </table:table-cell>
        </table:table-row>
        <table:table-row table:style-name="ro1">
          <table:table-cell office:value-type="string">
            <text:p>8 Wired</text:p>
          </table:table-cell>
          <table:table-cell office:value-type="string">
            <text:p>The Big Smoke Smoked Porter</text:p>
          </table:table-cell>
        </table:table-row>
        <table:table-row table:style-name="ro1">
          <table:table-cell office:value-type="string">
            <text:p>Aare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Aass</text:p>
          </table:table-cell>
          <table:table-cell office:value-type="string">
            <text:p>Bock Øl</text:p>
          </table:table-cell>
        </table:table-row>
        <table:table-row table:style-name="ro1">
          <table:table-cell office:value-type="string">
            <text:p>Aass</text:p>
          </table:table-cell>
          <table:table-cell office:value-type="string">
            <text:p>Classic Special Brew</text:p>
          </table:table-cell>
        </table:table-row>
        <table:table-row table:style-name="ro1">
          <table:table-cell office:value-type="string">
            <text:p>Aass</text:p>
          </table:table-cell>
          <table:table-cell office:value-type="string">
            <text:p>Genuine Pilsner</text:p>
          </table:table-cell>
        </table:table-row>
        <table:table-row table:style-name="ro1">
          <table:table-cell office:value-type="string">
            <text:p>Aass</text:p>
          </table:table-cell>
          <table:table-cell office:value-type="string">
            <text:p>Gull Classic Pilsner</text:p>
          </table:table-cell>
        </table:table-row>
        <table:table-row table:style-name="ro1">
          <table:table-cell office:value-type="string">
            <text:p>Aass</text:p>
          </table:table-cell>
          <table:table-cell office:value-type="string">
            <text:p>Juleøl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Ambree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Belgian Burgundy Ale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Blanche des Honnelles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Blanche Double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Brune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Grand Cru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Montagnarde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Spéciale Noël</text:p>
          </table:table-cell>
        </table:table-row>
        <table:table-row table:style-name="ro1">
          <table:table-cell office:value-type="string">
            <text:p>Abbaye Des Rocs</text:p>
          </table:table-cell>
          <table:table-cell office:value-type="string">
            <text:p>Triple Impériale</text:p>
          </table:table-cell>
        </table:table-row>
        <table:table-row table:style-name="ro1">
          <table:table-cell office:value-type="string">
            <text:p>Aberdeen</text:p>
          </table:table-cell>
          <table:table-cell office:value-type="string">
            <text:p>Scottish Ale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Abbey Ale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Andygator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Fall Fest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Jockamo IPA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Mardi Gras Bock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Pecan Harvest Ale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Restoration Pale Ale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Select Imperial Stout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SOS / Save Our Shore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Symposium Ale</text:p>
          </table:table-cell>
        </table:table-row>
        <table:table-row table:style-name="ro1">
          <table:table-cell office:value-type="string">
            <text:p>Abita</text:p>
          </table:table-cell>
          <table:table-cell office:value-type="string">
            <text:p>Turbodog</text:p>
          </table:table-cell>
        </table:table-row>
        <table:table-row table:style-name="ro1">
          <table:table-cell office:value-type="string">
            <text:p>Achelse</text:p>
          </table:table-cell>
          <table:table-cell office:value-type="string">
            <text:p>Trappist Blond</text:p>
          </table:table-cell>
        </table:table-row>
        <table:table-row table:style-name="ro1">
          <table:table-cell office:value-type="string">
            <text:p>Achelse</text:p>
          </table:table-cell>
          <table:table-cell office:value-type="string">
            <text:p>Trappist Bruin Bier / Bière Brune</text:p>
          </table:table-cell>
        </table:table-row>
        <table:table-row table:style-name="ro1">
          <table:table-cell office:value-type="string">
            <text:p>Achelse</text:p>
          </table:table-cell>
          <table:table-cell office:value-type="string">
            <text:p>Trappist Extra</text:p>
          </table:table-cell>
        </table:table-row>
        <table:table-row table:style-name="ro1">
          <table:table-cell office:value-type="string">
            <text:p>Achilles</text:p>
          </table:table-cell>
          <table:table-cell office:value-type="string">
            <text:p>Serafijn Celtic Angel</text:p>
          </table:table-cell>
        </table:table-row>
        <table:table-row table:style-name="ro1">
          <table:table-cell office:value-type="string">
            <text:p>Achilles</text:p>
          </table:table-cell>
          <table:table-cell office:value-type="string">
            <text:p>Serafijn Christmas Angel</text:p>
          </table:table-cell>
        </table:table-row>
        <table:table-row table:style-name="ro1">
          <table:table-cell office:value-type="string">
            <text:p>Achilles</text:p>
          </table:table-cell>
          <table:table-cell office:value-type="string">
            <text:p>Serafijn Donker</text:p>
          </table:table-cell>
        </table:table-row>
        <table:table-row table:style-name="ro1">
          <table:table-cell office:value-type="string">
            <text:p>Achilles</text:p>
          </table:table-cell>
          <table:table-cell office:value-type="string">
            <text:p>Serafijn Grand Cru</text:p>
          </table:table-cell>
        </table:table-row>
        <table:table-row table:style-name="ro1">
          <table:table-cell office:value-type="string">
            <text:p>Achilles</text:p>
          </table:table-cell>
          <table:table-cell office:value-type="string">
            <text:p>Serafijn Tripel</text:p>
          </table:table-cell>
        </table:table-row>
        <table:table-row table:style-name="ro1">
          <table:table-cell office:value-type="string">
            <text:p>Achouffe</text:p>
          </table:table-cell>
          <table:table-cell office:value-type="string">
            <text:p>Bière de Mars</text:p>
          </table:table-cell>
        </table:table-row>
        <table:table-row table:style-name="ro1">
          <table:table-cell office:value-type="string">
            <text:p>Achouffe</text:p>
          </table:table-cell>
          <table:table-cell office:value-type="string">
            <text:p>Bière du Soleil</text:p>
          </table:table-cell>
        </table:table-row>
        <table:table-row table:style-name="ro1">
          <table:table-cell office:value-type="string">
            <text:p>Achouffe</text:p>
          </table:table-cell>
          <table:table-cell office:value-type="string">
            <text:p>Chouffe-Bok</text:p>
          </table:table-cell>
        </table:table-row>
        <table:table-row table:style-name="ro1">
          <table:table-cell office:value-type="string">
            <text:p>Achouffe</text:p>
          </table:table-cell>
          <table:table-cell office:value-type="string">
            <text:p>Houblon Chouffe</text:p>
          </table:table-cell>
        </table:table-row>
        <table:table-row table:style-name="ro1">
          <table:table-cell office:value-type="string">
            <text:p>Achouffe</text:p>
          </table:table-cell>
          <table:table-cell office:value-type="string">
            <text:p>La Chouffe Golden Ale</text:p>
          </table:table-cell>
        </table:table-row>
        <table:table-row table:style-name="ro1">
          <table:table-cell office:value-type="string">
            <text:p>Achouffe</text:p>
          </table:table-cell>
          <table:table-cell office:value-type="string">
            <text:p>McChouffe</text:p>
          </table:table-cell>
        </table:table-row>
        <table:table-row table:style-name="ro1">
          <table:table-cell office:value-type="string">
            <text:p>Achouffe</text:p>
          </table:table-cell>
          <table:table-cell office:value-type="string">
            <text:p>N'ice Chouffe</text:p>
          </table:table-cell>
        </table:table-row>
        <table:table-row table:style-name="ro1">
          <table:table-cell office:value-type="string">
            <text:p>Adler (Dellmensingen)</text:p>
          </table:table-cell>
          <table:table-cell office:value-type="string">
            <text:p>Exportbier</text:p>
          </table:table-cell>
        </table:table-row>
        <table:table-row table:style-name="ro1">
          <table:table-cell office:value-type="string">
            <text:p>Adler (Dellmensingen)</text:p>
          </table:table-cell>
          <table:table-cell office:value-type="string">
            <text:p>Pils Naturtrüb</text:p>
          </table:table-cell>
        </table:table-row>
        <table:table-row table:style-name="ro1">
          <table:table-cell office:value-type="string">
            <text:p>Adler (Dellmensingen)</text:p>
          </table:table-cell>
          <table:table-cell office:value-type="string">
            <text:p>Urbier Dunkel Naturtrüb</text:p>
          </table:table-cell>
        </table:table-row>
        <table:table-row table:style-name="ro1">
          <table:table-cell office:value-type="string">
            <text:p>Adler (Dellmensingen)</text:p>
          </table:table-cell>
          <table:table-cell office:value-type="string">
            <text:p>Urbier Hell Naturtrüb</text:p>
          </table:table-cell>
        </table:table-row>
        <table:table-row table:style-name="ro1">
          <table:table-cell office:value-type="string">
            <text:p>Adler (Dellmensingen)</text:p>
          </table:table-cell>
          <table:table-cell office:value-type="string">
            <text:p>Weizenbier</text:p>
          </table:table-cell>
        </table:table-row>
        <table:table-row table:style-name="ro1">
          <table:table-cell office:value-type="string">
            <text:p>Adl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Adler</text:p>
          </table:table-cell>
          <table:table-cell office:value-type="string">
            <text:p>Spezial</text:p>
          </table:table-cell>
        </table:table-row>
        <table:table-row table:style-name="ro1">
          <table:table-cell office:value-type="string">
            <text:p>Adler</text:p>
          </table:table-cell>
          <table:table-cell office:value-type="string">
            <text:p>Zwickelbier</text:p>
          </table:table-cell>
        </table:table-row>
        <table:table-row table:style-name="ro1">
          <table:table-cell office:value-type="string">
            <text:p>Adnams</text:p>
          </table:table-cell>
          <table:table-cell office:value-type="string">
            <text:p>Broadside Ale</text:p>
          </table:table-cell>
        </table:table-row>
        <table:table-row table:style-name="ro1">
          <table:table-cell office:value-type="string">
            <text:p>Adnams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Adnams</text:p>
          </table:table-cell>
          <table:table-cell office:value-type="string">
            <text:p>Suffolk Special Bitter</text:p>
          </table:table-cell>
        </table:table-row>
        <table:table-row table:style-name="ro1">
          <table:table-cell office:value-type="string">
            <text:p>Affligem</text:p>
          </table:table-cell>
          <table:table-cell office:value-type="string">
            <text:p>Bière Blonde</text:p>
          </table:table-cell>
        </table:table-row>
        <table:table-row table:style-name="ro1">
          <table:table-cell office:value-type="string">
            <text:p>Affligem</text:p>
          </table:table-cell>
          <table:table-cell office:value-type="string">
            <text:p>Dobbel</text:p>
          </table:table-cell>
        </table:table-row>
        <table:table-row table:style-name="ro1">
          <table:table-cell office:value-type="string">
            <text:p>Affligem</text:p>
          </table:table-cell>
          <table:table-cell office:value-type="string">
            <text:p>Noël</text:p>
          </table:table-cell>
        </table:table-row>
        <table:table-row table:style-name="ro1">
          <table:table-cell office:value-type="string">
            <text:p>Affligem</text:p>
          </table:table-cell>
          <table:table-cell office:value-type="string">
            <text:p>Tripel</text:p>
          </table:table-cell>
        </table:table-row>
        <table:table-row table:style-name="ro1">
          <table:table-cell office:value-type="string">
            <text:p>Agassiz</text:p>
          </table:table-cell>
          <table:table-cell office:value-type="string">
            <text:p>Catfish Cream Ale</text:p>
          </table:table-cell>
        </table:table-row>
        <table:table-row table:style-name="ro1">
          <table:table-cell office:value-type="string">
            <text:p>Ahornberger</text:p>
          </table:table-cell>
          <table:table-cell office:value-type="string">
            <text:p>Landbier Dunkel</text:p>
          </table:table-cell>
        </table:table-row>
        <table:table-row table:style-name="ro1">
          <table:table-cell office:value-type="string">
            <text:p>Ahornberger</text:p>
          </table:table-cell>
          <table:table-cell office:value-type="string">
            <text:p>Landbier Hopfig</text:p>
          </table:table-cell>
        </table:table-row>
        <table:table-row table:style-name="ro1">
          <table:table-cell office:value-type="string">
            <text:p>Aksarben</text:p>
          </table:table-cell>
          <table:table-cell office:value-type="string">
            <text:p>Bavarian Bock</text:p>
          </table:table-cell>
        </table:table-row>
        <table:table-row table:style-name="ro1">
          <table:table-cell office:value-type="string">
            <text:p>Aksarben</text:p>
          </table:table-cell>
          <table:table-cell office:value-type="string">
            <text:p>Bourbon Imperial Stout</text:p>
          </table:table-cell>
        </table:table-row>
        <table:table-row table:style-name="ro1">
          <table:table-cell office:value-type="string">
            <text:p>Aksarben</text:p>
          </table:table-cell>
          <table:table-cell office:value-type="string">
            <text:p>Brout</text:p>
          </table:table-cell>
        </table:table-row>
        <table:table-row table:style-name="ro1">
          <table:table-cell office:value-type="string">
            <text:p>Aksarben</text:p>
          </table:table-cell>
          <table:table-cell office:value-type="string">
            <text:p>Harvest Brown</text:p>
          </table:table-cell>
        </table:table-row>
        <table:table-row table:style-name="ro1">
          <table:table-cell office:value-type="string">
            <text:p>Aksarben</text:p>
          </table:table-cell>
          <table:table-cell office:value-type="string">
            <text:p>Heater</text:p>
          </table:table-cell>
        </table:table-row>
        <table:table-row table:style-name="ro1">
          <table:table-cell office:value-type="string">
            <text:p>Aksarben</text:p>
          </table:table-cell>
          <table:table-cell office:value-type="string">
            <text:p>Witbier</text:p>
          </table:table-cell>
        </table:table-row>
        <table:table-row table:style-name="ro1">
          <table:table-cell office:value-type="string">
            <text:p>Alameda</text:p>
          </table:table-cell>
          <table:table-cell office:value-type="string">
            <text:p>Irvington Juniper Porter</text:p>
          </table:table-cell>
        </table:table-row>
        <table:table-row table:style-name="ro1">
          <table:table-cell office:value-type="string">
            <text:p>Alamogordo</text:p>
          </table:table-cell>
          <table:table-cell office:value-type="string">
            <text:p>Alamo Amber Ale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Baltic Porter 2009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Barley Wine 2011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Barleywine 2008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Breakup Bock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Frontier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Perseverance Ale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Smoked Porter 1999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Smoked Porter 2003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string">
            <text:p>Alaskan</text:p>
          </table:table-cell>
          <table:table-cell office:value-type="string">
            <text:p>Winter Ale</text:p>
          </table:table-cell>
        </table:table-row>
        <table:table-row table:style-name="ro1">
          <table:table-cell office:value-type="string">
            <text:p>Albani</text:p>
          </table:table-cell>
          <table:table-cell office:value-type="string">
            <text:p>Giraf Beer</text:p>
          </table:table-cell>
        </table:table-row>
        <table:table-row table:style-name="ro1">
          <table:table-cell office:value-type="string">
            <text:p>Alcatraz (Indianapolis)</text:p>
          </table:table-cell>
          <table:table-cell office:value-type="string">
            <text:p>Penitentiary Porter</text:p>
          </table:table-cell>
        </table:table-row>
        <table:table-row table:style-name="ro1">
          <table:table-cell office:value-type="string">
            <text:p>Aldaris</text:p>
          </table:table-cell>
          <table:table-cell office:value-type="string">
            <text:p>Luksus</text:p>
          </table:table-cell>
        </table:table-row>
        <table:table-row table:style-name="ro1">
          <table:table-cell office:value-type="string">
            <text:p>Aldaris</text:p>
          </table:table-cell>
          <table:table-cell office:value-type="string">
            <text:p>Porteris</text:p>
          </table:table-cell>
        </table:table-row>
        <table:table-row table:style-name="ro1">
          <table:table-cell office:value-type="string">
            <text:p>Aldaris</text:p>
          </table:table-cell>
          <table:table-cell office:value-type="string">
            <text:p>Zelta</text:p>
          </table:table-cell>
        </table:table-row>
        <table:table-row table:style-name="ro1">
          <table:table-cell office:value-type="string">
            <text:p>Ale Asylum</text:p>
          </table:table-cell>
          <table:table-cell office:value-type="string">
            <text:p>Ambergeddon</text:p>
          </table:table-cell>
        </table:table-row>
        <table:table-row table:style-name="ro1">
          <table:table-cell office:value-type="string">
            <text:p>Ale Asylum</text:p>
          </table:table-cell>
          <table:table-cell office:value-type="string">
            <text:p>Bedlam!</text:p>
          </table:table-cell>
        </table:table-row>
        <table:table-row table:style-name="ro1">
          <table:table-cell office:value-type="string">
            <text:p>Ale Asylum</text:p>
          </table:table-cell>
          <table:table-cell office:value-type="string">
            <text:p>Big Slick Stout</text:p>
          </table:table-cell>
        </table:table-row>
        <table:table-row table:style-name="ro1">
          <table:table-cell office:value-type="string">
            <text:p>Ale Asylum</text:p>
          </table:table-cell>
          <table:table-cell office:value-type="string">
            <text:p>Contorter Porter</text:p>
          </table:table-cell>
        </table:table-row>
        <table:table-row table:style-name="ro1">
          <table:table-cell office:value-type="string">
            <text:p>Ale Asylum</text:p>
          </table:table-cell>
          <table:table-cell office:value-type="string">
            <text:p>Gold Digger Blonde Ale</text:p>
          </table:table-cell>
        </table:table-row>
        <table:table-row table:style-name="ro1">
          <table:table-cell office:value-type="string">
            <text:p>Ale Asylum</text:p>
          </table:table-cell>
          <table:table-cell office:value-type="string">
            <text:p>Happy Ending</text:p>
          </table:table-cell>
        </table:table-row>
        <table:table-row table:style-name="ro1">
          <table:table-cell office:value-type="string">
            <text:p>Ale Asylum</text:p>
          </table:table-cell>
          <table:table-cell office:value-type="string">
            <text:p>Hopalicious Pale Ale</text:p>
          </table:table-cell>
        </table:table-row>
        <table:table-row table:style-name="ro1">
          <table:table-cell office:value-type="string">
            <text:p>Ale Asylum</text:p>
          </table:table-cell>
          <table:table-cell office:value-type="string">
            <text:p>Madtown Nutbrown</text:p>
          </table:table-cell>
        </table:table-row>
        <table:table-row table:style-name="ro1">
          <table:table-cell office:value-type="string">
            <text:p>Ale Asylum</text:p>
          </table:table-cell>
          <table:table-cell office:value-type="string">
            <text:p>Sticky McDoogle</text:p>
          </table:table-cell>
        </table:table-row>
        <table:table-row table:style-name="ro1">
          <table:table-cell office:value-type="string">
            <text:p>Ale House Rock</text:p>
          </table:table-cell>
          <table:table-cell office:value-type="string">
            <text:p>Brewzer's Red Ale</text:p>
          </table:table-cell>
        </table:table-row>
        <table:table-row table:style-name="ro1">
          <table:table-cell office:value-type="string">
            <text:p>Ale House Rock</text:p>
          </table:table-cell>
          <table:table-cell office:value-type="string">
            <text:p>Newland Porter</text:p>
          </table:table-cell>
        </table:table-row>
        <table:table-row table:style-name="ro1">
          <table:table-cell office:value-type="string">
            <text:p>Ale House Rock</text:p>
          </table:table-cell>
          <table:table-cell office:value-type="string">
            <text:p>O.C. Honey Wheat</text:p>
          </table:table-cell>
        </table:table-row>
        <table:table-row table:style-name="ro1">
          <table:table-cell office:value-type="string">
            <text:p>Ale House Rock</text:p>
          </table:table-cell>
          <table:table-cell office:value-type="string">
            <text:p>Pier Shooter Pale Ale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Anvil Ale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Grand Cru 2003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Grand Cru 2006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Horny Devil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J.P. Gray's Wee Heavy 2001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Lil Devil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Old Numbskull 2003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Speedway Stout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Stumblin' Monk Tripel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Wee Heavy</text:p>
          </table:table-cell>
        </table:table-row>
        <table:table-row table:style-name="ro1">
          <table:table-cell office:value-type="string">
            <text:p>AleSmith</text:p>
          </table:table-cell>
          <table:table-cell office:value-type="string">
            <text:p>X Extra Pale Ale</text:p>
          </table:table-cell>
        </table:table-row>
        <table:table-row table:style-name="ro1">
          <table:table-cell office:value-type="string">
            <text:p>Alhambra</text:p>
          </table:table-cell>
          <table:table-cell office:value-type="string">
            <text:p>Negra</text:p>
          </table:table-cell>
        </table:table-row>
        <table:table-row table:style-name="ro1">
          <table:table-cell office:value-type="string">
            <text:p>Ali`i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Ali`i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Ali`i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Ali`i</text:p>
          </table:table-cell>
          <table:table-cell office:value-type="string">
            <text:p>Kona Coffee Stout</text:p>
          </table:table-cell>
        </table:table-row>
        <table:table-row table:style-name="ro1">
          <table:table-cell office:value-type="string">
            <text:p>Ali`i</text:p>
          </table:table-cell>
          <table:table-cell office:value-type="string">
            <text:p>Macadamia Nut Brown</text:p>
          </table:table-cell>
        </table:table-row>
        <table:table-row table:style-name="ro1">
          <table:table-cell office:value-type="string">
            <text:p>Ali`i</text:p>
          </table:table-cell>
          <table:table-cell office:value-type="string">
            <text:p>Macadamia Nut Brown Ale</text:p>
          </table:table-cell>
        </table:table-row>
        <table:table-row table:style-name="ro1">
          <table:table-cell office:value-type="string">
            <text:p>Ali`i</text:p>
          </table:table-cell>
          <table:table-cell office:value-type="string">
            <text:p>Pau Hana Porter</text:p>
          </table:table-cell>
        </table:table-row>
        <table:table-row table:style-name="ro1">
          <table:table-cell office:value-type="string">
            <text:p>Ali`i</text:p>
          </table:table-cell>
          <table:table-cell office:value-type="string">
            <text:p>Waimea Wheat Ale</text:p>
          </table:table-cell>
        </table:table-row>
        <table:table-row table:style-name="ro1">
          <table:table-cell office:value-type="string">
            <text:p>Alken-Maes (Jumet)</text:p>
          </table:table-cell>
          <table:table-cell office:value-type="string">
            <text:p>Grimbergen Blonde</text:p>
          </table:table-cell>
        </table:table-row>
        <table:table-row table:style-name="ro1">
          <table:table-cell office:value-type="string">
            <text:p>Alken-Maes (Jumet)</text:p>
          </table:table-cell>
          <table:table-cell office:value-type="string">
            <text:p>Grimbergen Dubbel</text:p>
          </table:table-cell>
        </table:table-row>
        <table:table-row table:style-name="ro1">
          <table:table-cell office:value-type="string">
            <text:p>Alken-Maes (Jumet)</text:p>
          </table:table-cell>
          <table:table-cell office:value-type="string">
            <text:p>Grimbergen Tripel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Curieux Tripel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Double Ale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Dubbel Reserve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Four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Grand Cru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Hugh Malone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Musette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Spéciale Reserve Ale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Tripel Ale</text:p>
          </table:table-cell>
        </table:table-row>
        <table:table-row table:style-name="ro1">
          <table:table-cell office:value-type="string">
            <text:p>Allagash</text:p>
          </table:table-cell>
          <table:table-cell office:value-type="string">
            <text:p>Tripel Reserve</text:p>
          </table:table-cell>
        </table:table-row>
        <table:table-row table:style-name="ro1">
          <table:table-cell office:value-type="string">
            <text:p>Allgäuer (Kempten)</text:p>
          </table:table-cell>
          <table:table-cell office:value-type="string">
            <text:p>Bayrisch Hell</text:p>
          </table:table-cell>
        </table:table-row>
        <table:table-row table:style-name="ro1">
          <table:table-cell office:value-type="string">
            <text:p>Allgäuer (Kempten)</text:p>
          </table:table-cell>
          <table:table-cell office:value-type="string">
            <text:p>Cambonator Doppelbock</text:p>
          </table:table-cell>
        </table:table-row>
        <table:table-row table:style-name="ro1">
          <table:table-cell office:value-type="string">
            <text:p>Allgäuer (Kempten)</text:p>
          </table:table-cell>
          <table:table-cell office:value-type="string">
            <text:p>Winterfestival</text:p>
          </table:table-cell>
        </table:table-row>
        <table:table-row table:style-name="ro1">
          <table:table-cell office:value-type="string">
            <text:p>Allgäuer</text:p>
          </table:table-cell>
          <table:table-cell office:value-type="string">
            <text:p>Altenmünster Brauer Bier Hopfig Herb</text:p>
          </table:table-cell>
        </table:table-row>
        <table:table-row table:style-name="ro1">
          <table:table-cell office:value-type="string">
            <text:p>Allgäuer</text:p>
          </table:table-cell>
          <table:table-cell office:value-type="string">
            <text:p>Sailerbräu Franz Joseph Jübelbier</text:p>
          </table:table-cell>
        </table:table-row>
        <table:table-row table:style-name="ro1">
          <table:table-cell office:value-type="string">
            <text:p>Allgäuer</text:p>
          </table:table-cell>
          <table:table-cell office:value-type="string">
            <text:p>Sailerbräu Oberdorfer Dunkelweiss</text:p>
          </table:table-cell>
        </table:table-row>
        <table:table-row table:style-name="ro1">
          <table:table-cell office:value-type="string">
            <text:p>Allgäuer</text:p>
          </table:table-cell>
          <table:table-cell office:value-type="string">
            <text:p>Sailerbräu Oberdorfer Weiss</text:p>
          </table:table-cell>
        </table:table-row>
        <table:table-row table:style-name="ro1">
          <table:table-cell office:value-type="string">
            <text:p>Allgäuer</text:p>
          </table:table-cell>
          <table:table-cell office:value-type="string">
            <text:p>Sailerbräu Rauchenfels Steinbier</text:p>
          </table:table-cell>
        </table:table-row>
        <table:table-row table:style-name="ro1">
          <table:table-cell office:value-type="string">
            <text:p>Allgäuer</text:p>
          </table:table-cell>
          <table:table-cell office:value-type="string">
            <text:p>Sailerbräu Rauchenfels Steinweizen</text:p>
          </table:table-cell>
        </table:table-row>
        <table:table-row table:style-name="ro1">
          <table:table-cell office:value-type="string">
            <text:p>Allied</text:p>
          </table:table-cell>
          <table:table-cell office:value-type="string">
            <text:p>Double Diamond Burton Ale</text:p>
          </table:table-cell>
        </table:table-row>
        <table:table-row table:style-name="ro1">
          <table:table-cell office:value-type="string">
            <text:p>Almanac</text:p>
          </table:table-cell>
          <table:table-cell office:value-type="string">
            <text:p>Golden Gate Gose</text:p>
          </table:table-cell>
        </table:table-row>
        <table:table-row table:style-name="ro1">
          <table:table-cell office:value-type="string">
            <text:p>Aloha</text:p>
          </table:table-cell>
          <table:table-cell office:value-type="string">
            <text:p>Bruddah's Cream Ale</text:p>
          </table:table-cell>
        </table:table-row>
        <table:table-row table:style-name="ro1">
          <table:table-cell office:value-type="string">
            <text:p>Aloha</text:p>
          </table:table-cell>
          <table:table-cell office:value-type="string">
            <text:p>Bumbucha Stout</text:p>
          </table:table-cell>
        </table:table-row>
        <table:table-row table:style-name="ro1">
          <table:table-cell office:value-type="string">
            <text:p>Aloha</text:p>
          </table:table-cell>
          <table:table-cell office:value-type="string">
            <text:p>Ehu Ale</text:p>
          </table:table-cell>
        </table:table-row>
        <table:table-row table:style-name="ro1">
          <table:table-cell office:value-type="string">
            <text:p>Aloha</text:p>
          </table:table-cell>
          <table:table-cell office:value-type="string">
            <text:p>Skipper's Hefe-Weizen</text:p>
          </table:table-cell>
        </table:table-row>
        <table:table-row table:style-name="ro1">
          <table:table-cell office:value-type="string">
            <text:p>Aloha</text:p>
          </table:table-cell>
          <table:table-cell office:value-type="string">
            <text:p>S-Team</text:p>
          </table:table-cell>
        </table:table-row>
        <table:table-row table:style-name="ro1">
          <table:table-cell office:value-type="string">
            <text:p>Alpine</text:p>
          </table:table-cell>
          <table:table-cell office:value-type="string">
            <text:p>Hoppy Birthday</text:p>
          </table:table-cell>
        </table:table-row>
        <table:table-row table:style-name="ro1">
          <table:table-cell office:value-type="string">
            <text:p>Alpine</text:p>
          </table:table-cell>
          <table:table-cell office:value-type="string">
            <text:p>Pure Hoppiness</text:p>
          </table:table-cell>
        </table:table-row>
        <table:table-row table:style-name="ro1">
          <table:table-cell office:value-type="string">
            <text:p>Alpirsbach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Alpirsbacher</text:p>
          </table:table-cell>
          <table:table-cell office:value-type="string">
            <text:p>Spezial</text:p>
          </table:table-cell>
        </table:table-row>
        <table:table-row table:style-name="ro1">
          <table:table-cell office:value-type="string">
            <text:p>Alsfelder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Altenmünster</text:p>
          </table:table-cell>
          <table:table-cell office:value-type="string">
            <text:p>Winterbier Doppelbock</text:p>
          </table:table-cell>
        </table:table-row>
        <table:table-row table:style-name="ro1">
          <table:table-cell office:value-type="string">
            <text:p>Altes Tramdepot</text:p>
          </table:table-cell>
          <table:table-cell office:value-type="string">
            <text:p>Helles</text:p>
          </table:table-cell>
        </table:table-row>
        <table:table-row table:style-name="ro1">
          <table:table-cell office:value-type="string">
            <text:p>Altes Tramdepot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Altes Tramdepot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Altes Tramdepot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Alvinne</text:p>
          </table:table-cell>
          <table:table-cell office:value-type="string">
            <text:p>Balthazar</text:p>
          </table:table-cell>
        </table:table-row>
        <table:table-row table:style-name="ro1">
          <table:table-cell office:value-type="string">
            <text:p>Alvinne</text:p>
          </table:table-cell>
          <table:table-cell office:value-type="string">
            <text:p>Extra India Pale Ale Restyled</text:p>
          </table:table-cell>
        </table:table-row>
        <table:table-row table:style-name="ro1">
          <table:table-cell office:value-type="string">
            <text:p>Alvinne</text:p>
          </table:table-cell>
          <table:table-cell office:value-type="string">
            <text:p>Gaspar</text:p>
          </table:table-cell>
        </table:table-row>
        <table:table-row table:style-name="ro1">
          <table:table-cell office:value-type="string">
            <text:p>Alvinne</text:p>
          </table:table-cell>
          <table:table-cell office:value-type="string">
            <text:p>Melchior</text:p>
          </table:table-cell>
        </table:table-row>
        <table:table-row table:style-name="ro1">
          <table:table-cell office:value-type="string">
            <text:p>Alvinne</text:p>
          </table:table-cell>
          <table:table-cell office:value-type="string">
            <text:p>Podge Belgian Imperial Stout</text:p>
          </table:table-cell>
        </table:table-row>
        <table:table-row table:style-name="ro1">
          <table:table-cell office:value-type="string">
            <text:p>Alvinne</text:p>
          </table:table-cell>
          <table:table-cell office:value-type="string">
            <text:p>The Oak Melchior</text:p>
          </table:table-cell>
        </table:table-row>
        <table:table-row table:style-name="ro1">
          <table:table-cell office:value-type="string">
            <text:p>Amager</text:p>
          </table:table-cell>
          <table:table-cell office:value-type="string">
            <text:p>Barrel Aged Series Imperial Stout</text:p>
          </table:table-cell>
        </table:table-row>
        <table:table-row table:style-name="ro1">
          <table:table-cell office:value-type="string">
            <text:p>Amager</text:p>
          </table:table-cell>
          <table:table-cell office:value-type="string">
            <text:p>Fru Frederiksen</text:p>
          </table:table-cell>
        </table:table-row>
        <table:table-row table:style-name="ro1">
          <table:table-cell office:value-type="string">
            <text:p>Amager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Amager</text:p>
          </table:table-cell>
          <table:table-cell office:value-type="string">
            <text:p>Sundby Stout</text:p>
          </table:table-cell>
        </table:table-row>
        <table:table-row table:style-name="ro1">
          <table:table-cell office:value-type="string">
            <text:p>Amber</text:p>
          </table:table-cell>
          <table:table-cell office:value-type="string">
            <text:p>Grand Imperial Porter</text:p>
          </table:table-cell>
        </table:table-row>
        <table:table-row table:style-name="ro1">
          <table:table-cell office:value-type="string">
            <text:p>American River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America's</text:p>
          </table:table-cell>
          <table:table-cell office:value-type="string">
            <text:p>Aurora Amber Ale</text:p>
          </table:table-cell>
        </table:table-row>
        <table:table-row table:style-name="ro1">
          <table:table-cell office:value-type="string">
            <text:p>America's</text:p>
          </table:table-cell>
          <table:table-cell office:value-type="string">
            <text:p>Golden Light</text:p>
          </table:table-cell>
        </table:table-row>
        <table:table-row table:style-name="ro1">
          <table:table-cell office:value-type="string">
            <text:p>America's</text:p>
          </table:table-cell>
          <table:table-cell office:value-type="string">
            <text:p>Hemp Ale</text:p>
          </table:table-cell>
        </table:table-row>
        <table:table-row table:style-name="ro1">
          <table:table-cell office:value-type="string">
            <text:p>America's</text:p>
          </table:table-cell>
          <table:table-cell office:value-type="string">
            <text:p>Honey Wheat Ale</text:p>
          </table:table-cell>
        </table:table-row>
        <table:table-row table:style-name="ro1">
          <table:table-cell office:value-type="string">
            <text:p>America's</text:p>
          </table:table-cell>
          <table:table-cell office:value-type="string">
            <text:p>Payton Pilsner</text:p>
          </table:table-cell>
        </table:table-row>
        <table:table-row table:style-name="ro1">
          <table:table-cell office:value-type="string">
            <text:p>America's</text:p>
          </table:table-cell>
          <table:table-cell office:value-type="string">
            <text:p>Schwartzbier</text:p>
          </table:table-cell>
        </table:table-row>
        <table:table-row table:style-name="ro1">
          <table:table-cell office:value-type="string">
            <text:p>America's</text:p>
          </table:table-cell>
          <table:table-cell office:value-type="string">
            <text:p>Sweeney Stout</text:p>
          </table:table-cell>
        </table:table-row>
        <table:table-row table:style-name="ro1">
          <table:table-cell office:value-type="string">
            <text:p>Amerisports</text:p>
          </table:table-cell>
          <table:table-cell office:value-type="string">
            <text:p>Hofbrauhaus Brewery &amp; Biergarten Vienna Velvet</text:p>
          </table:table-cell>
        </table:table-row>
        <table:table-row table:style-name="ro1">
          <table:table-cell office:value-type="string">
            <text:p>Amiata</text:p>
          </table:table-cell>
          <table:table-cell office:value-type="string">
            <text:p>Bastarda Rossa</text:p>
          </table:table-cell>
        </table:table-row>
        <table:table-row table:style-name="ro1">
          <table:table-cell office:value-type="string">
            <text:p>Amiata</text:p>
          </table:table-cell>
          <table:table-cell office:value-type="string">
            <text:p>Contessa</text:p>
          </table:table-cell>
        </table:table-row>
        <table:table-row table:style-name="ro1">
          <table:table-cell office:value-type="string">
            <text:p>Amicas</text:p>
          </table:table-cell>
          <table:table-cell office:value-type="string">
            <text:p>Loyal Duke Scotch Ale</text:p>
          </table:table-cell>
        </table:table-row>
        <table:table-row table:style-name="ro1">
          <table:table-cell office:value-type="string">
            <text:p>Amos Howards</text:p>
          </table:table-cell>
          <table:table-cell office:value-type="string">
            <text:p>Hickory Stick Stout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Bock (discontinued)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Brekle's Brown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California Lager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Christmas Ale 2003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Christmas Ale 2007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Humming Ale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Liberty Ale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1993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1996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1998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2001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2002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2006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2007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2009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2010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ld Foghorn 2011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ur Special Ale 1992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ur Special Ale 1993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ur Special Ale 1994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ur Special Ale 1995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ur Special Ale 1996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Our Special Ale 1997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Small Beer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Steam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Summer Beer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Anchor</text:p>
          </table:table-cell>
          <table:table-cell office:value-type="string">
            <text:p>Zymaster #4 Fort Ross Farmhouse Ale</text:p>
          </table:table-cell>
        </table:table-row>
        <table:table-row table:style-name="ro1">
          <table:table-cell office:value-type="string">
            <text:p>Andechser</text:p>
          </table:table-cell>
          <table:table-cell office:value-type="string">
            <text:p>Doppelbock Dunkel</text:p>
          </table:table-cell>
        </table:table-row>
        <table:table-row table:style-name="ro1">
          <table:table-cell office:value-type="string">
            <text:p>Andechser</text:p>
          </table:table-cell>
          <table:table-cell office:value-type="string">
            <text:p>Vollbier Hell (formerly Hell)</text:p>
          </table:table-cell>
        </table:table-row>
        <table:table-row table:style-name="ro1">
          <table:table-cell office:value-type="string">
            <text:p>Andechser</text:p>
          </table:table-cell>
          <table:table-cell office:value-type="string">
            <text:p>Weißbier Dunkel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20th Anniversary Imperial IPA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Barney Flats Oatmeal Stout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Belk's Bitter ESB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Boont Amber Ale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Brother David's Double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Brother David's Triple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Centennial Ale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Cream Porter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Deep Enders Dark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High Rollers Wheat Beer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Hop Ottin' IPA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Horn of the Bear Barleywine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Nitro Stout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Poleeko Gold Light Ale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Scotch Ale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Whamber</text:p>
          </table:table-cell>
        </table:table-row>
        <table:table-row table:style-name="ro1">
          <table:table-cell office:value-type="string">
            <text:p>Anderson Valley</text:p>
          </table:table-cell>
          <table:table-cell office:value-type="string">
            <text:p>Winter Solstice Seasonal Ale</text:p>
          </table:table-cell>
        </table:table-row>
        <table:table-row table:style-name="ro1">
          <table:table-cell office:value-type="string">
            <text:p>Angelic</text:p>
          </table:table-cell>
          <table:table-cell office:value-type="string">
            <text:p>Arch Amber / Believer's Bitter</text:p>
          </table:table-cell>
        </table:table-row>
        <table:table-row table:style-name="ro1">
          <table:table-cell office:value-type="string">
            <text:p>Angelic</text:p>
          </table:table-cell>
          <table:table-cell office:value-type="string">
            <text:p>Bacchanal Blonde</text:p>
          </table:table-cell>
        </table:table-row>
        <table:table-row table:style-name="ro1">
          <table:table-cell office:value-type="string">
            <text:p>Angelic</text:p>
          </table:table-cell>
          <table:table-cell office:value-type="string">
            <text:p>Devil's Dubbel</text:p>
          </table:table-cell>
        </table:table-row>
        <table:table-row table:style-name="ro1">
          <table:table-cell office:value-type="string">
            <text:p>Angelic</text:p>
          </table:table-cell>
          <table:table-cell office:value-type="string">
            <text:p>London Porter</text:p>
          </table:table-cell>
        </table:table-row>
        <table:table-row table:style-name="ro1">
          <table:table-cell office:value-type="string">
            <text:p>Angelic</text:p>
          </table:table-cell>
          <table:table-cell office:value-type="string">
            <text:p>Monk's Lament Belgian Abbey Ale</text:p>
          </table:table-cell>
        </table:table-row>
        <table:table-row table:style-name="ro1">
          <table:table-cell office:value-type="string">
            <text:p>Angelic</text:p>
          </table:table-cell>
          <table:table-cell office:value-type="string">
            <text:p>Shakedown Nut Brown</text:p>
          </table:table-cell>
        </table:table-row>
        <table:table-row table:style-name="ro1">
          <table:table-cell office:value-type="string">
            <text:p>Angelic</text:p>
          </table:table-cell>
          <table:table-cell office:value-type="string">
            <text:p>Sinner's Stout</text:p>
          </table:table-cell>
        </table:table-row>
        <table:table-row table:style-name="ro1">
          <table:table-cell office:value-type="string">
            <text:p>Anheuser-Busch (Baldwinsville)</text:p>
          </table:table-cell>
          <table:table-cell office:value-type="string">
            <text:p>Wild Blue Blueberry Lager</text:p>
          </table:table-cell>
        </table:table-row>
        <table:table-row table:style-name="ro1">
          <table:table-cell office:value-type="string">
            <text:p>Anheuser-Busch (Fairfield)</text:p>
          </table:table-cell>
          <table:table-cell office:value-type="string">
            <text:p>Green Valley Stone Mill Pale Ale</text:p>
          </table:table-cell>
        </table:table-row>
        <table:table-row table:style-name="ro1">
          <table:table-cell office:value-type="string">
            <text:p>Anheuser-Busch (Fairfield)</text:p>
          </table:table-cell>
          <table:table-cell office:value-type="string">
            <text:p>Green Valley Wild Hop Lager</text:p>
          </table:table-cell>
        </table:table-row>
        <table:table-row table:style-name="ro1">
          <table:table-cell office:value-type="string">
            <text:p>Anheuser-Busch (Fairfield)</text:p>
          </table:table-cell>
          <table:table-cell office:value-type="string">
            <text:p>Pacific Ridge Pale Ale</text:p>
          </table:table-cell>
        </table:table-row>
        <table:table-row table:style-name="ro1">
          <table:table-cell office:value-type="string">
            <text:p>Anheuser-Busch (Fort Collins)</text:p>
          </table:table-cell>
          <table:table-cell office:value-type="string">
            <text:p>Bare Knuckle Stout</text:p>
          </table:table-cell>
        </table:table-row>
        <table:table-row table:style-name="ro1">
          <table:table-cell office:value-type="string">
            <text:p>Anheuser-Busch (Fort Collins)</text:p>
          </table:table-cell>
          <table:table-cell office:value-type="string">
            <text:p>Spring Heat Spiced Wheat</text:p>
          </table:table-cell>
        </table:table-row>
        <table:table-row table:style-name="ro1">
          <table:table-cell office:value-type="string">
            <text:p>Anheuser-Busch (Fort Collins)</text:p>
          </table:table-cell>
          <table:table-cell office:value-type="string">
            <text:p>Winter's Bourbon Cask Ale</text:p>
          </table:table-cell>
        </table:table-row>
        <table:table-row table:style-name="ro1">
          <table:table-cell office:value-type="string">
            <text:p>Anheuser-Busch (Newark)</text:p>
          </table:table-cell>
          <table:table-cell office:value-type="string">
            <text:p>Rolling Rock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Bud Extra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Bud Light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Bud Light Platinum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Budweiser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Budweiser American Ale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Elk Mountain Amber Ale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Landshark Lager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Michelob AmberBock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Michelob Beer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Michelob Black &amp; Tan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Michelob Golden Pilsner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Michelob Hefeweizen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Michelob Honey Lager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Michelob Pale Ale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Michelob Ultra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Natural Light</text:p>
          </table:table-cell>
        </table:table-row>
        <table:table-row table:style-name="ro1">
          <table:table-cell office:value-type="string">
            <text:p>Anheuser-Busch (St. Louis)</text:p>
          </table:table-cell>
          <table:table-cell office:value-type="string">
            <text:p>Shock Top Wheat IPA</text:p>
          </table:table-cell>
        </table:table-row>
        <table:table-row table:style-name="ro1">
          <table:table-cell office:value-type="string">
            <text:p>Apollo</text:p>
          </table:table-cell>
          <table:table-cell office:value-type="string">
            <text:p>Agger Bajer</text:p>
          </table:table-cell>
        </table:table-row>
        <table:table-row table:style-name="ro1">
          <table:table-cell office:value-type="string">
            <text:p>Apollo</text:p>
          </table:table-cell>
          <table:table-cell office:value-type="string">
            <text:p>Maj Bock</text:p>
          </table:table-cell>
        </table:table-row>
        <table:table-row table:style-name="ro1">
          <table:table-cell office:value-type="string">
            <text:p>Apollo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Apollo</text:p>
          </table:table-cell>
          <table:table-cell office:value-type="string">
            <text:p>Sommer Øl</text:p>
          </table:table-cell>
        </table:table-row>
        <table:table-row table:style-name="ro1">
          <table:table-cell office:value-type="string">
            <text:p>Apostelbräu</text:p>
          </table:table-cell>
          <table:table-cell office:value-type="string">
            <text:p>Dinkel Bock</text:p>
          </table:table-cell>
        </table:table-row>
        <table:table-row table:style-name="ro1">
          <table:table-cell office:value-type="string">
            <text:p>Appanoose Rapids</text:p>
          </table:table-cell>
          <table:table-cell office:value-type="string">
            <text:p>Honey Hefeweizen</text:p>
          </table:table-cell>
        </table:table-row>
        <table:table-row table:style-name="ro1">
          <table:table-cell office:value-type="string">
            <text:p>Appleton Beer Factory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Appleton Beer Factory</text:p>
          </table:table-cell>
          <table:table-cell office:value-type="string">
            <text:p>American Pale Ale</text:p>
          </table:table-cell>
        </table:table-row>
        <table:table-row table:style-name="ro1">
          <table:table-cell office:value-type="string">
            <text:p>Appleton Beer Factory</text:p>
          </table:table-cell>
          <table:table-cell office:value-type="string">
            <text:p>Black Ale</text:p>
          </table:table-cell>
        </table:table-row>
        <table:table-row table:style-name="ro1">
          <table:table-cell office:value-type="string">
            <text:p>Appleton Beer Factory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Appleton Beer Factory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Appleton Beer Factory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Appleton Beer Factory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1848 Lager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Bucky Brau Barleywine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Cherry Creek Cherry Flavored Lager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Classic Porter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Doppel Bock Beer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Downtown Brown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Eagle Lager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ESB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Fox Classic River Ale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Ginseng Lager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Holiday Ale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Marquette Pilsner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Oatmeal Stout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Pumpkin Spice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Tailgate Amber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Weiss</text:p>
          </table:table-cell>
        </table:table-row>
        <table:table-row table:style-name="ro1">
          <table:table-cell office:value-type="string">
            <text:p>Appleton</text:p>
          </table:table-cell>
          <table:table-cell office:value-type="string">
            <text:p>Adler Bräu Winter Ale</text:p>
          </table:table-cell>
        </table:table-row>
        <table:table-row table:style-name="ro1">
          <table:table-cell office:value-type="string">
            <text:p>Árainn Mhór</text:p>
          </table:table-cell>
          <table:table-cell office:value-type="string">
            <text:p>Bán</text:p>
          </table:table-cell>
        </table:table-row>
        <table:table-row table:style-name="ro1">
          <table:table-cell office:value-type="string">
            <text:p>Árainn Mhór</text:p>
          </table:table-cell>
          <table:table-cell office:value-type="string">
            <text:p>Rua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Anglers Ale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Arcadia ESB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Cocoa Loco Triple Chocolate Stout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Hopmouth Double IPA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Lake Superior ESB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London Porter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Scotch Ale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Sky High Rye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Starboard Stout</text:p>
          </table:table-cell>
        </table:table-row>
        <table:table-row table:style-name="ro1">
          <table:table-cell office:value-type="string">
            <text:p>Arcadia</text:p>
          </table:table-cell>
          <table:table-cell office:value-type="string">
            <text:p>Whitsun Ale</text:p>
          </table:table-cell>
        </table:table-row>
        <table:table-row table:style-name="ro1">
          <table:table-cell office:value-type="string">
            <text:p>Artisan's</text:p>
          </table:table-cell>
          <table:table-cell office:value-type="string">
            <text:p>Apple Ale</text:p>
          </table:table-cell>
        </table:table-row>
        <table:table-row table:style-name="ro1">
          <table:table-cell office:value-type="string">
            <text:p>Artisan's</text:p>
          </table:table-cell>
          <table:table-cell office:value-type="string">
            <text:p>Bad Seed Pumpkin Ale</text:p>
          </table:table-cell>
        </table:table-row>
        <table:table-row table:style-name="ro1">
          <table:table-cell office:value-type="string">
            <text:p>Artisan's</text:p>
          </table:table-cell>
          <table:table-cell office:value-type="string">
            <text:p>Basil's Rocket Red Ale</text:p>
          </table:table-cell>
        </table:table-row>
        <table:table-row table:style-name="ro1">
          <table:table-cell office:value-type="string">
            <text:p>Artisan's</text:p>
          </table:table-cell>
          <table:table-cell office:value-type="string">
            <text:p>Maxwell's Dry Stout</text:p>
          </table:table-cell>
        </table:table-row>
        <table:table-row table:style-name="ro1">
          <table:table-cell office:value-type="string">
            <text:p>Artisan's</text:p>
          </table:table-cell>
          <table:table-cell office:value-type="string">
            <text:p>Ms. Lucy's Weimaraner Wheat</text:p>
          </table:table-cell>
        </table:table-row>
        <table:table-row table:style-name="ro1">
          <table:table-cell office:value-type="string">
            <text:p>Artisan's</text:p>
          </table:table-cell>
          <table:table-cell office:value-type="string">
            <text:p>Rosie's Tail Waggin' Pale Ale</text:p>
          </table:table-cell>
        </table:table-row>
        <table:table-row table:style-name="ro1">
          <table:table-cell office:value-type="string">
            <text:p>Artois</text:p>
          </table:table-cell>
          <table:table-cell office:value-type="string">
            <text:p>Stella Artois</text:p>
          </table:table-cell>
        </table:table-row>
        <table:table-row table:style-name="ro1">
          <table:table-cell office:value-type="string">
            <text:p>Asahi (Tokyo)</text:p>
          </table:table-cell>
          <table:table-cell office:value-type="string">
            <text:p>Edomae</text:p>
          </table:table-cell>
        </table:table-row>
        <table:table-row table:style-name="ro1">
          <table:table-cell office:value-type="string">
            <text:p>Asahi (Tokyo)</text:p>
          </table:table-cell>
          <table:table-cell office:value-type="string">
            <text:p>Kuronama</text:p>
          </table:table-cell>
        </table:table-row>
        <table:table-row table:style-name="ro1">
          <table:table-cell office:value-type="string">
            <text:p>Asahi (Tokyo)</text:p>
          </table:table-cell>
          <table:table-cell office:value-type="string">
            <text:p>Super Dry</text:p>
          </table:table-cell>
        </table:table-row>
        <table:table-row table:style-name="ro1">
          <table:table-cell office:value-type="string">
            <text:p>Ass Kisser</text:p>
          </table:table-cell>
          <table:table-cell office:value-type="string">
            <text:p>Double IPA</text:p>
          </table:table-cell>
        </table:table-row>
        <table:table-row table:style-name="ro1">
          <table:table-cell office:value-type="string">
            <text:p>Assets</text:p>
          </table:table-cell>
          <table:table-cell office:value-type="string">
            <text:p>Kaktus Kölsch</text:p>
          </table:table-cell>
        </table:table-row>
        <table:table-row table:style-name="ro1">
          <table:table-cell office:value-type="string">
            <text:p>Athenian</text:p>
          </table:table-cell>
          <table:table-cell office:value-type="string">
            <text:p>Alfa Beer</text:p>
          </table:table-cell>
        </table:table-row>
        <table:table-row table:style-name="ro1">
          <table:table-cell office:value-type="string">
            <text:p>Athenian</text:p>
          </table:table-cell>
          <table:table-cell office:value-type="string">
            <text:p>Athenian</text:p>
          </table:table-cell>
        </table:table-row>
        <table:table-row table:style-name="ro1">
          <table:table-cell office:value-type="string">
            <text:p>Atlantic Coast</text:p>
          </table:table-cell>
          <table:table-cell office:value-type="string">
            <text:p>Old Scratch Barleywine</text:p>
          </table:table-cell>
        </table:table-row>
        <table:table-row table:style-name="ro1">
          <table:table-cell office:value-type="string">
            <text:p>Atlantic</text:p>
          </table:table-cell>
          <table:table-cell office:value-type="string">
            <text:p>Bar Harbor Blueberry Ale</text:p>
          </table:table-cell>
        </table:table-row>
        <table:table-row table:style-name="ro1">
          <table:table-cell office:value-type="string">
            <text:p>Atlantic</text:p>
          </table:table-cell>
          <table:table-cell office:value-type="string">
            <text:p>Coal Porter</text:p>
          </table:table-cell>
        </table:table-row>
        <table:table-row table:style-name="ro1">
          <table:table-cell office:value-type="string">
            <text:p>Atlantis</text:p>
          </table:table-cell>
          <table:table-cell office:value-type="string">
            <text:p>Ancient Whale Ale</text:p>
          </table:table-cell>
        </table:table-row>
        <table:table-row table:style-name="ro1">
          <table:table-cell office:value-type="string">
            <text:p>Atwater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Atwater</text:p>
          </table:table-cell>
          <table:table-cell office:value-type="string">
            <text:p>Conniption Double IPA</text:p>
          </table:table-cell>
        </table:table-row>
        <table:table-row table:style-name="ro1">
          <table:table-cell office:value-type="string">
            <text:p>Atwater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Atwater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Atwater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Atwater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Atwater</text:p>
          </table:table-cell>
          <table:table-cell office:value-type="string">
            <text:p>X-Line</text:p>
          </table:table-cell>
        </table:table-row>
        <table:table-row table:style-name="ro1">
          <table:table-cell office:value-type="string">
            <text:p>Aufsesser</text:p>
          </table:table-cell>
          <table:table-cell office:value-type="string">
            <text:p>Festbier</text:p>
          </table:table-cell>
        </table:table-row>
        <table:table-row table:style-name="ro1">
          <table:table-cell office:value-type="string">
            <text:p>Augusta</text:p>
          </table:table-cell>
          <table:table-cell office:value-type="string">
            <text:p>Tannhauser</text:p>
          </table:table-cell>
        </table:table-row>
        <table:table-row table:style-name="ro1">
          <table:table-cell office:value-type="string">
            <text:p>Augustiner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Augustiner</text:p>
          </table:table-cell>
          <table:table-cell office:value-type="string">
            <text:p>Edelstoff</text:p>
          </table:table-cell>
        </table:table-row>
        <table:table-row table:style-name="ro1">
          <table:table-cell office:value-type="string">
            <text:p>Augustiner</text:p>
          </table:table-cell>
          <table:table-cell office:value-type="string">
            <text:p>Maximator</text:p>
          </table:table-cell>
        </table:table-row>
        <table:table-row table:style-name="ro1">
          <table:table-cell office:value-type="string">
            <text:p>Augustin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Augustiner</text:p>
          </table:table-cell>
          <table:table-cell office:value-type="string">
            <text:p>Weißbier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14'er ESB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Ale to the Chief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Collaboration not Litigation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duganA IPA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Ellie's Brown Ale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Fifteen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Fourteen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Hog Heaven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Karma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Maharaja Imperial IPA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Mephistopheles Stout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New World Porter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Old Jubilation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Out of Bounds Stout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Redpoint Ale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Salvation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Samael's Oak-Aged Ale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Seventeen Dry-Hopped Black Lager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Sixteen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The Beast Grand Cru 2004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The Beast Grand Cru 2007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The Beast Grand Cru 2009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The Czar Imperial Stout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The Kaiser Imperial Oktoberfest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The Reverend Belgian-Style Quadrupel Ale</text:p>
          </table:table-cell>
        </table:table-row>
        <table:table-row table:style-name="ro1">
          <table:table-cell office:value-type="string">
            <text:p>Avery</text:p>
          </table:table-cell>
          <table:table-cell office:value-type="string">
            <text:p>White Rascal</text:p>
          </table:table-cell>
        </table:table-row>
        <table:table-row table:style-name="ro1">
          <table:table-cell office:value-type="string">
            <text:p>Aviator</text:p>
          </table:table-cell>
          <table:table-cell office:value-type="string">
            <text:p>Honey Brown Ale</text:p>
          </table:table-cell>
        </table:table-row>
        <table:table-row table:style-name="ro1">
          <table:table-cell office:value-type="string">
            <text:p>Ayinger</text:p>
          </table:table-cell>
          <table:table-cell office:value-type="string">
            <text:p>Altbairisch Dunkel</text:p>
          </table:table-cell>
        </table:table-row>
        <table:table-row table:style-name="ro1">
          <table:table-cell office:value-type="string">
            <text:p>Ayinger</text:p>
          </table:table-cell>
          <table:table-cell office:value-type="string">
            <text:p>Bräu-Weisse</text:p>
          </table:table-cell>
        </table:table-row>
        <table:table-row table:style-name="ro1">
          <table:table-cell office:value-type="string">
            <text:p>Ayinger</text:p>
          </table:table-cell>
          <table:table-cell office:value-type="string">
            <text:p>Celebrator</text:p>
          </table:table-cell>
        </table:table-row>
        <table:table-row table:style-name="ro1">
          <table:table-cell office:value-type="string">
            <text:p>Ayinger</text:p>
          </table:table-cell>
          <table:table-cell office:value-type="string">
            <text:p>Jahrhundert-Bier</text:p>
          </table:table-cell>
        </table:table-row>
        <table:table-row table:style-name="ro1">
          <table:table-cell office:value-type="string">
            <text:p>Ayinger</text:p>
          </table:table-cell>
          <table:table-cell office:value-type="string">
            <text:p>Oktober Fest - Märzen</text:p>
          </table:table-cell>
        </table:table-row>
        <table:table-row table:style-name="ro1">
          <table:table-cell office:value-type="string">
            <text:p>Ayinger</text:p>
          </table:table-cell>
          <table:table-cell office:value-type="string">
            <text:p>Ur-Weisse</text:p>
          </table:table-cell>
        </table:table-row>
        <table:table-row table:style-name="ro1">
          <table:table-cell office:value-type="string">
            <text:p>Ayinger</text:p>
          </table:table-cell>
          <table:table-cell office:value-type="string">
            <text:p>Weizen-Bock</text:p>
          </table:table-cell>
        </table:table-row>
        <table:table-row table:style-name="ro1">
          <table:table-cell office:value-type="string">
            <text:p>Back Alley</text:p>
          </table:table-cell>
          <table:table-cell office:value-type="string">
            <text:p>Night Stalker Alt</text:p>
          </table:table-cell>
        </table:table-row>
        <table:table-row table:style-name="ro1">
          <table:table-cell office:value-type="string">
            <text:p>Back Bay</text:p>
          </table:table-cell>
          <table:table-cell office:value-type="string">
            <text:p>Tea Party Porter</text:p>
          </table:table-cell>
        </table:table-row>
        <table:table-row table:style-name="ro1">
          <table:table-cell office:value-type="string">
            <text:p>Back Road</text:p>
          </table:table-cell>
          <table:table-cell office:value-type="string">
            <text:p>English Mild</text:p>
          </table:table-cell>
        </table:table-row>
        <table:table-row table:style-name="ro1">
          <table:table-cell office:value-type="string">
            <text:p>Back Road</text:p>
          </table:table-cell>
          <table:table-cell office:value-type="string">
            <text:p>Midwest IPA</text:p>
          </table:table-cell>
        </table:table-row>
        <table:table-row table:style-name="ro1">
          <table:table-cell office:value-type="string">
            <text:p>Backcountry</text:p>
          </table:table-cell>
          <table:table-cell office:value-type="string">
            <text:p>Old Smoky</text:p>
          </table:table-cell>
        </table:table-row>
        <table:table-row table:style-name="ro1">
          <table:table-cell office:value-type="string">
            <text:p>Backcountry</text:p>
          </table:table-cell>
          <table:table-cell office:value-type="string">
            <text:p>Peak One Porter</text:p>
          </table:table-cell>
        </table:table-row>
        <table:table-row table:style-name="ro1">
          <table:table-cell office:value-type="string">
            <text:p>Backcountry</text:p>
          </table:table-cell>
          <table:table-cell office:value-type="string">
            <text:p>Robust Porter</text:p>
          </table:table-cell>
        </table:table-row>
        <table:table-row table:style-name="ro1">
          <table:table-cell office:value-type="string">
            <text:p>Backpocket</text:p>
          </table:table-cell>
          <table:table-cell office:value-type="string">
            <text:p>Airbag ESB</text:p>
          </table:table-cell>
        </table:table-row>
        <table:table-row table:style-name="ro1">
          <table:table-cell office:value-type="string">
            <text:p>Backpocket</text:p>
          </table:table-cell>
          <table:table-cell office:value-type="string">
            <text:p>Gold Coin Helles</text:p>
          </table:table-cell>
        </table:table-row>
        <table:table-row table:style-name="ro1">
          <table:table-cell office:value-type="string">
            <text:p>Backpocket</text:p>
          </table:table-cell>
          <table:table-cell office:value-type="string">
            <text:p>Pennywhistle Hefeweizen</text:p>
          </table:table-cell>
        </table:table-row>
        <table:table-row table:style-name="ro1">
          <table:table-cell office:value-type="string">
            <text:p>Backpocket</text:p>
          </table:table-cell>
          <table:table-cell office:value-type="string">
            <text:p>Wooden Nickel Peated Bock</text:p>
          </table:table-cell>
        </table:table-row>
        <table:table-row table:style-name="ro1">
          <table:table-cell office:value-type="string">
            <text:p>Backus y Johnston</text:p>
          </table:table-cell>
          <table:table-cell office:value-type="string">
            <text:p>Premium Cristal</text:p>
          </table:table-cell>
        </table:table-row>
        <table:table-row table:style-name="ro1">
          <table:table-cell office:value-type="string">
            <text:p>Backwater</text:p>
          </table:table-cell>
          <table:table-cell office:value-type="string">
            <text:p>Cat Tail Pale Ale</text:p>
          </table:table-cell>
        </table:table-row>
        <table:table-row table:style-name="ro1">
          <table:table-cell office:value-type="string">
            <text:p>Backwater</text:p>
          </table:table-cell>
          <table:table-cell office:value-type="string">
            <text:p>Ol' MississIPA</text:p>
          </table:table-cell>
        </table:table-row>
        <table:table-row table:style-name="ro1">
          <table:table-cell office:value-type="string">
            <text:p>Backwater</text:p>
          </table:table-cell>
          <table:table-cell office:value-type="string">
            <text:p>Wingdam Wheat</text:p>
          </table:table-cell>
        </table:table-row>
        <table:table-row table:style-name="ro1">
          <table:table-cell office:value-type="string">
            <text:p>Bad Frog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Badger State</text:p>
          </table:table-cell>
          <table:table-cell office:value-type="string">
            <text:p>Brown</text:p>
          </table:table-cell>
        </table:table-row>
        <table:table-row table:style-name="ro1">
          <table:table-cell office:value-type="string">
            <text:p>Badger State</text:p>
          </table:table-cell>
          <table:table-cell office:value-type="string">
            <text:p>Green Chop Session IPA</text:p>
          </table:table-cell>
        </table:table-row>
        <table:table-row table:style-name="ro1">
          <table:table-cell office:value-type="string">
            <text:p>Badger State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Badger State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Badger State</text:p>
          </table:table-cell>
          <table:table-cell office:value-type="string">
            <text:p>Wit</text:p>
          </table:table-cell>
        </table:table-row>
        <table:table-row table:style-name="ro1">
          <table:table-cell office:value-type="string">
            <text:p>Baird</text:p>
          </table:table-cell>
          <table:table-cell office:value-type="string">
            <text:p>Angry Boy Brown Ale</text:p>
          </table:table-cell>
        </table:table-row>
        <table:table-row table:style-name="ro1">
          <table:table-cell office:value-type="string">
            <text:p>Baird</text:p>
          </table:table-cell>
          <table:table-cell office:value-type="string">
            <text:p>Dark Sky Imperial Stout</text:p>
          </table:table-cell>
        </table:table-row>
        <table:table-row table:style-name="ro1">
          <table:table-cell office:value-type="string">
            <text:p>Baird</text:p>
          </table:table-cell>
          <table:table-cell office:value-type="string">
            <text:p>Kurofune Porter</text:p>
          </table:table-cell>
        </table:table-row>
        <table:table-row table:style-name="ro1">
          <table:table-cell office:value-type="string">
            <text:p>Baird</text:p>
          </table:table-cell>
          <table:table-cell office:value-type="string">
            <text:p>Red Rose Amber Ale</text:p>
          </table:table-cell>
        </table:table-row>
        <table:table-row table:style-name="ro1">
          <table:table-cell office:value-type="string">
            <text:p>Baird</text:p>
          </table:table-cell>
          <table:table-cell office:value-type="string">
            <text:p>Rising Sun Pale Ale</text:p>
          </table:table-cell>
        </table:table-row>
        <table:table-row table:style-name="ro1">
          <table:table-cell office:value-type="string">
            <text:p>Baird</text:p>
          </table:table-cell>
          <table:table-cell office:value-type="string">
            <text:p>Temple Garden Yuzu Ale</text:p>
          </table:table-cell>
        </table:table-row>
        <table:table-row table:style-name="ro1">
          <table:table-cell office:value-type="string">
            <text:p>Baladin</text:p>
          </table:table-cell>
          <table:table-cell office:value-type="string">
            <text:p>Noël</text:p>
          </table:table-cell>
        </table:table-row>
        <table:table-row table:style-name="ro1">
          <table:table-cell office:value-type="string">
            <text:p>Baladin</text:p>
          </table:table-cell>
          <table:table-cell office:value-type="string">
            <text:p>Nora</text:p>
          </table:table-cell>
        </table:table-row>
        <table:table-row table:style-name="ro1">
          <table:table-cell office:value-type="string">
            <text:p>Baladin</text:p>
          </table:table-cell>
          <table:table-cell office:value-type="string">
            <text:p>Super</text:p>
          </table:table-cell>
        </table:table-row>
        <table:table-row table:style-name="ro1">
          <table:table-cell office:value-type="string">
            <text:p>Baladin</text:p>
          </table:table-cell>
          <table:table-cell office:value-type="string">
            <text:p>Wayan</text:p>
          </table:table-cell>
        </table:table-row>
        <table:table-row table:style-name="ro1">
          <table:table-cell office:value-type="string">
            <text:p>Baladin</text:p>
          </table:table-cell>
          <table:table-cell office:value-type="string">
            <text:p>Xyauyú Copper</text:p>
          </table:table-cell>
        </table:table-row>
        <table:table-row table:style-name="ro1">
          <table:table-cell office:value-type="string">
            <text:p>Ballast Point</text:p>
          </table:table-cell>
          <table:table-cell office:value-type="string">
            <text:p>Big Eye IPA</text:p>
          </table:table-cell>
        </table:table-row>
        <table:table-row table:style-name="ro1">
          <table:table-cell office:value-type="string">
            <text:p>Ballast Point</text:p>
          </table:table-cell>
          <table:table-cell office:value-type="string">
            <text:p>Calico Amber Ale</text:p>
          </table:table-cell>
        </table:table-row>
        <table:table-row table:style-name="ro1">
          <table:table-cell office:value-type="string">
            <text:p>Ballast Point</text:p>
          </table:table-cell>
          <table:table-cell office:value-type="string">
            <text:p>Come About Stout</text:p>
          </table:table-cell>
        </table:table-row>
        <table:table-row table:style-name="ro1">
          <table:table-cell office:value-type="string">
            <text:p>Ballast Point</text:p>
          </table:table-cell>
          <table:table-cell office:value-type="string">
            <text:p>Dorado Double IPA</text:p>
          </table:table-cell>
        </table:table-row>
        <table:table-row table:style-name="ro1">
          <table:table-cell office:value-type="string">
            <text:p>Ballast Point</text:p>
          </table:table-cell>
          <table:table-cell office:value-type="string">
            <text:p>Navigator Doppelbock</text:p>
          </table:table-cell>
        </table:table-row>
        <table:table-row table:style-name="ro1">
          <table:table-cell office:value-type="string">
            <text:p>Ballast Point</text:p>
          </table:table-cell>
          <table:table-cell office:value-type="string">
            <text:p>Wahoo Wheat Beer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2 Svetloye / № 2 Светлое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3 Classic / № 3 Классическое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4 Original / № 4 Оригиналное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5 Gold / № 5 Золотое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6 Porter / № 6 Портер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7 Export / № 7 Экспортное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8 Wheat / № 8 Пшеничное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9 Extra Lager / № 9 Крепкое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Arsenal Classic / Арсеналное Классическое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Big Mug Amber Beer / Большая Кружка Янтарное Пиво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Cooler / Кулер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Yarpivo / Ярпиво</text:p>
          </table:table-cell>
        </table:table-row>
        <table:table-row table:style-name="ro1">
          <table:table-cell office:value-type="string">
            <text:p>Baltika</text:p>
          </table:table-cell>
          <table:table-cell office:value-type="string">
            <text:p>Zhiguljovskoje / Жигулёвское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string">
            <text:p>DeGroen's Dunkles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string">
            <text:p>DeGroen's Rauchbock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Bandana</text:p>
          </table:table-cell>
          <table:table-cell office:value-type="string">
            <text:p>Anniversary Ale</text:p>
          </table:table-cell>
        </table:table-row>
        <table:table-row table:style-name="ro1">
          <table:table-cell office:value-type="string">
            <text:p>Bandana</text:p>
          </table:table-cell>
          <table:table-cell office:value-type="string">
            <text:p>Eagle Lake Pale Ale</text:p>
          </table:table-cell>
        </table:table-row>
        <table:table-row table:style-name="ro1">
          <table:table-cell office:value-type="string">
            <text:p>Bandana</text:p>
          </table:table-cell>
          <table:table-cell office:value-type="string">
            <text:p>Kasota IPA</text:p>
          </table:table-cell>
        </table:table-row>
        <table:table-row table:style-name="ro1">
          <table:table-cell office:value-type="string">
            <text:p>Bandana</text:p>
          </table:table-cell>
          <table:table-cell office:value-type="string">
            <text:p>Madelia Mild</text:p>
          </table:table-cell>
        </table:table-row>
        <table:table-row table:style-name="ro1">
          <table:table-cell office:value-type="string">
            <text:p>Bandana</text:p>
          </table:table-cell>
          <table:table-cell office:value-type="string">
            <text:p>Mankato Gold</text:p>
          </table:table-cell>
        </table:table-row>
        <table:table-row table:style-name="ro1">
          <table:table-cell office:value-type="string">
            <text:p>Bandana</text:p>
          </table:table-cell>
          <table:table-cell office:value-type="string">
            <text:p>Rapidan Brown</text:p>
          </table:table-cell>
        </table:table-row>
        <table:table-row table:style-name="ro1">
          <table:table-cell office:value-type="string">
            <text:p>Bandana</text:p>
          </table:table-cell>
          <table:table-cell office:value-type="string">
            <text:p>Saint Peter Red</text:p>
          </table:table-cell>
        </table:table-row>
        <table:table-row table:style-name="ro1">
          <table:table-cell office:value-type="string">
            <text:p>Bank Draft</text:p>
          </table:table-cell>
          <table:table-cell office:value-type="string">
            <text:p>Surly Boy's Scotch Ale</text:p>
          </table:table-cell>
        </table:table-row>
        <table:table-row table:style-name="ro1">
          <table:table-cell office:value-type="string">
            <text:p>Bank</text:p>
          </table:table-cell>
          <table:table-cell office:value-type="string">
            <text:p>Bull Buck's Best Bitter</text:p>
          </table:table-cell>
        </table:table-row>
        <table:table-row table:style-name="ro1">
          <table:table-cell office:value-type="string">
            <text:p>Bank</text:p>
          </table:table-cell>
          <table:table-cell office:value-type="string">
            <text:p>Walleye Chop</text:p>
          </table:table-cell>
        </table:table-row>
        <table:table-row table:style-name="ro1">
          <table:table-cell office:value-type="string">
            <text:p>Bardo Rodeo</text:p>
          </table:table-cell>
          <table:table-cell office:value-type="string">
            <text:p>Dremo Tibetan Sasquatch Strong Ale</text:p>
          </table:table-cell>
        </table:table-row>
        <table:table-row table:style-name="ro1">
          <table:table-cell office:value-type="string">
            <text:p>Bardo Rodeo</text:p>
          </table:table-cell>
          <table:table-cell office:value-type="string">
            <text:p>Oil Can Porter</text:p>
          </table:table-cell>
        </table:table-row>
        <table:table-row table:style-name="ro1">
          <table:table-cell office:value-type="string">
            <text:p>Bard's Tale</text:p>
          </table:table-cell>
          <table:table-cell office:value-type="string">
            <text:p>Dragon's Gold Sorghum Lager</text:p>
          </table:table-cell>
        </table:table-row>
        <table:table-row table:style-name="ro1">
          <table:table-cell office:value-type="string">
            <text:p>Barfüßer (Neu-Ulm)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Barfüßer (Neu-Ulm)</text:p>
          </table:table-cell>
          <table:table-cell office:value-type="string">
            <text:p>Schwarze</text:p>
          </table:table-cell>
        </table:table-row>
        <table:table-row table:style-name="ro1">
          <table:table-cell office:value-type="string">
            <text:p>Barfüßer (Neu-Ulm)</text:p>
          </table:table-cell>
          <table:table-cell office:value-type="string">
            <text:p>Weiße</text:p>
          </table:table-cell>
        </table:table-row>
        <table:table-row table:style-name="ro1">
          <table:table-cell office:value-type="string">
            <text:p>Barfüßer (Ulm)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Barfüßer (Ulm)</text:p>
          </table:table-cell>
          <table:table-cell office:value-type="string">
            <text:p>Rotgold-Pils</text:p>
          </table:table-cell>
        </table:table-row>
        <table:table-row table:style-name="ro1">
          <table:table-cell office:value-type="string">
            <text:p>Barfüßer (Ulm)</text:p>
          </table:table-cell>
          <table:table-cell office:value-type="string">
            <text:p>Schwarze</text:p>
          </table:table-cell>
        </table:table-row>
        <table:table-row table:style-name="ro1">
          <table:table-cell office:value-type="string">
            <text:p>Barley and Hopps</text:p>
          </table:table-cell>
          <table:table-cell office:value-type="string">
            <text:p>Golden Pale Ale</text:p>
          </table:table-cell>
        </table:table-row>
        <table:table-row table:style-name="ro1">
          <table:table-cell office:value-type="string">
            <text:p>Barley and Hopps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Barley and Hopps</text:p>
          </table:table-cell>
          <table:table-cell office:value-type="string">
            <text:p>Pale Oatmeal Honey Wheat</text:p>
          </table:table-cell>
        </table:table-row>
        <table:table-row table:style-name="ro1">
          <table:table-cell office:value-type="string">
            <text:p>Barley and Hopps</text:p>
          </table:table-cell>
          <table:table-cell office:value-type="string">
            <text:p>Raspberry Wheat</text:p>
          </table:table-cell>
        </table:table-row>
        <table:table-row table:style-name="ro1">
          <table:table-cell office:value-type="string">
            <text:p>Barley and Hopps</text:p>
          </table:table-cell>
          <table:table-cell office:value-type="string">
            <text:p>Roaring Red Ale</text:p>
          </table:table-cell>
        </table:table-row>
        <table:table-row table:style-name="ro1">
          <table:table-cell office:value-type="string">
            <text:p>Barley and Hopps</text:p>
          </table:table-cell>
          <table:table-cell office:value-type="string">
            <text:p>Rye Pale Ale</text:p>
          </table:table-cell>
        </table:table-row>
        <table:table-row table:style-name="ro1">
          <table:table-cell office:value-type="string">
            <text:p>Barley Brothers</text:p>
          </table:table-cell>
          <table:table-cell office:value-type="string">
            <text:p>Beachballs Red Ale</text:p>
          </table:table-cell>
        </table:table-row>
        <table:table-row table:style-name="ro1">
          <table:table-cell office:value-type="string">
            <text:p>Barley Brothers</text:p>
          </table:table-cell>
          <table:table-cell office:value-type="string">
            <text:p>Bighorn IPA</text:p>
          </table:table-cell>
        </table:table-row>
        <table:table-row table:style-name="ro1">
          <table:table-cell office:value-type="string">
            <text:p>Barley Brothers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Barley Brothers</text:p>
          </table:table-cell>
          <table:table-cell office:value-type="string">
            <text:p>Kickstart Oatmeal Stout</text:p>
          </table:table-cell>
        </table:table-row>
        <table:table-row table:style-name="ro1">
          <table:table-cell office:value-type="string">
            <text:p>Barley Brothers</text:p>
          </table:table-cell>
          <table:table-cell office:value-type="string">
            <text:p>Tripppleberry Wheat</text:p>
          </table:table-cell>
        </table:table-row>
        <table:table-row table:style-name="ro1">
          <table:table-cell office:value-type="string">
            <text:p>Barley Creek</text:p>
          </table:table-cell>
          <table:table-cell office:value-type="string">
            <text:p>Superhop Ale</text:p>
          </table:table-cell>
        </table:table-row>
        <table:table-row table:style-name="ro1">
          <table:table-cell office:value-type="string">
            <text:p>Barley Island</text:p>
          </table:table-cell>
          <table:table-cell office:value-type="string">
            <text:p>60 Shilling Scotch Ale</text:p>
          </table:table-cell>
        </table:table-row>
        <table:table-row table:style-name="ro1">
          <table:table-cell office:value-type="string">
            <text:p>Barley Island</text:p>
          </table:table-cell>
          <table:table-cell office:value-type="string">
            <text:p>Blind Tiger Pale Ale</text:p>
          </table:table-cell>
        </table:table-row>
        <table:table-row table:style-name="ro1">
          <table:table-cell office:value-type="string">
            <text:p>Barley Island</text:p>
          </table:table-cell>
          <table:table-cell office:value-type="string">
            <text:p>Flat Belly American Wheat</text:p>
          </table:table-cell>
        </table:table-row>
        <table:table-row table:style-name="ro1">
          <table:table-cell office:value-type="string">
            <text:p>Barley Island</text:p>
          </table:table-cell>
          <table:table-cell office:value-type="string">
            <text:p>Hazelnut Brown</text:p>
          </table:table-cell>
        </table:table-row>
        <table:table-row table:style-name="ro1">
          <table:table-cell office:value-type="string">
            <text:p>Barley Island</text:p>
          </table:table-cell>
          <table:table-cell office:value-type="string">
            <text:p>Rust Belt Porter</text:p>
          </table:table-cell>
        </table:table-row>
        <table:table-row table:style-name="ro1">
          <table:table-cell office:value-type="string">
            <text:p>Barley Island</text:p>
          </table:table-cell>
          <table:table-cell office:value-type="string">
            <text:p>Whose Ear? Red Ale</text:p>
          </table:table-cell>
        </table:table-row>
        <table:table-row table:style-name="ro1">
          <table:table-cell office:value-type="string">
            <text:p>Barley John's</text:p>
          </table:table-cell>
          <table:table-cell office:value-type="string">
            <text:p>Dark Knight</text:p>
          </table:table-cell>
        </table:table-row>
        <table:table-row table:style-name="ro1">
          <table:table-cell office:value-type="string">
            <text:p>Barley John's</text:p>
          </table:table-cell>
          <table:table-cell office:value-type="string">
            <text:p>Little Barley Bitter</text:p>
          </table:table-cell>
        </table:table-row>
        <table:table-row table:style-name="ro1">
          <table:table-cell office:value-type="string">
            <text:p>Barley John's</text:p>
          </table:table-cell>
          <table:table-cell office:value-type="string">
            <text:p>Old Eight Porter</text:p>
          </table:table-cell>
        </table:table-row>
        <table:table-row table:style-name="ro1">
          <table:table-cell office:value-type="string">
            <text:p>Barley John's</text:p>
          </table:table-cell>
          <table:table-cell office:value-type="string">
            <text:p>Stockyard IPA</text:p>
          </table:table-cell>
        </table:table-row>
        <table:table-row table:style-name="ro1">
          <table:table-cell office:value-type="string">
            <text:p>Barley John's</text:p>
          </table:table-cell>
          <table:table-cell office:value-type="string">
            <text:p>Sunny Summer Ale</text:p>
          </table:table-cell>
        </table:table-row>
        <table:table-row table:style-name="ro1">
          <table:table-cell office:value-type="string">
            <text:p>Barley John's</text:p>
          </table:table-cell>
          <table:table-cell office:value-type="string">
            <text:p>Wild Brunette</text:p>
          </table:table-cell>
        </table:table-row>
        <table:table-row table:style-name="ro1">
          <table:table-cell office:value-type="string">
            <text:p>Barley John's</text:p>
          </table:table-cell>
          <table:table-cell office:value-type="string">
            <text:p>Wit</text:p>
          </table:table-cell>
        </table:table-row>
        <table:table-row table:style-name="ro1">
          <table:table-cell office:value-type="string">
            <text:p>Barley's #1 (Columbus)</text:p>
          </table:table-cell>
          <table:table-cell office:value-type="string">
            <text:p>Alexander's Russian Imperial Stout</text:p>
          </table:table-cell>
        </table:table-row>
        <table:table-row table:style-name="ro1">
          <table:table-cell office:value-type="string">
            <text:p>Barley's #1 (Columbus)</text:p>
          </table:table-cell>
          <table:table-cell office:value-type="string">
            <text:p>J. Scott Francis ESB</text:p>
          </table:table-cell>
        </table:table-row>
        <table:table-row table:style-name="ro1">
          <table:table-cell office:value-type="string">
            <text:p>Barley's #1 (Columbus)</text:p>
          </table:table-cell>
          <table:table-cell office:value-type="string">
            <text:p>MacLenny's Scottish Ale</text:p>
          </table:table-cell>
        </table:table-row>
        <table:table-row table:style-name="ro1">
          <table:table-cell office:value-type="string">
            <text:p>Barley's #1 (Columbus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Barley's #1 (Columbus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Barley's Casino</text:p>
          </table:table-cell>
          <table:table-cell office:value-type="string">
            <text:p>Boulder Gold Hefeweizen</text:p>
          </table:table-cell>
        </table:table-row>
        <table:table-row table:style-name="ro1">
          <table:table-cell office:value-type="string">
            <text:p>Barley's Casino</text:p>
          </table:table-cell>
          <table:table-cell office:value-type="string">
            <text:p>Sublimator Doppelbock</text:p>
          </table:table-cell>
        </table:table-row>
        <table:table-row table:style-name="ro1">
          <table:table-cell office:value-type="string">
            <text:p>Barley's</text:p>
          </table:table-cell>
          <table:table-cell office:value-type="string">
            <text:p>Robert Burns Scottish Ale</text:p>
          </table:table-cell>
        </table:table-row>
        <table:table-row table:style-name="ro1">
          <table:table-cell office:value-type="string">
            <text:p>Baron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Baron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Baron</text:p>
          </table:table-cell>
          <table:table-cell office:value-type="string">
            <text:p>Rauchbier</text:p>
          </table:table-cell>
        </table:table-row>
        <table:table-row table:style-name="ro1">
          <table:table-cell office:value-type="string">
            <text:p>Baron</text:p>
          </table:table-cell>
          <table:table-cell office:value-type="string">
            <text:p>Rumpelstiltskin Rauch Doppelbock</text:p>
          </table:table-cell>
        </table:table-row>
        <table:table-row table:style-name="ro1">
          <table:table-cell office:value-type="string">
            <text:p>Baron</text:p>
          </table:table-cell>
          <table:table-cell office:value-type="string">
            <text:p>Über-Weisse</text:p>
          </table:table-cell>
        </table:table-row>
        <table:table-row table:style-name="ro1">
          <table:table-cell office:value-type="string">
            <text:p>Barons</text:p>
          </table:table-cell>
          <table:table-cell office:value-type="string">
            <text:p>Black Wattle Original Ale</text:p>
          </table:table-cell>
        </table:table-row>
        <table:table-row table:style-name="ro1">
          <table:table-cell office:value-type="string">
            <text:p>Barrelhead</text:p>
          </table:table-cell>
          <table:table-cell office:value-type="string">
            <text:p>Pifko</text:p>
          </table:table-cell>
        </table:table-row>
        <table:table-row table:style-name="ro1">
          <table:table-cell office:value-type="string">
            <text:p>BarrelHouse</text:p>
          </table:table-cell>
          <table:table-cell office:value-type="string">
            <text:p>Belgian Style Winter Ale</text:p>
          </table:table-cell>
        </table:table-row>
        <table:table-row table:style-name="ro1">
          <table:table-cell office:value-type="string">
            <text:p>BarrelHouse</text:p>
          </table:table-cell>
          <table:table-cell office:value-type="string">
            <text:p>Duveneck's Dortmunder</text:p>
          </table:table-cell>
        </table:table-row>
        <table:table-row table:style-name="ro1">
          <table:table-cell office:value-type="string">
            <text:p>Basil T's</text:p>
          </table:table-cell>
          <table:table-cell office:value-type="string">
            <text:p>Basil's Rocket Red Ale</text:p>
          </table:table-cell>
        </table:table-row>
        <table:table-row table:style-name="ro1">
          <table:table-cell office:value-type="string">
            <text:p>Basil T's</text:p>
          </table:table-cell>
          <table:table-cell office:value-type="string">
            <text:p>Big Vic's Short Order Porter</text:p>
          </table:table-cell>
        </table:table-row>
        <table:table-row table:style-name="ro1">
          <table:table-cell office:value-type="string">
            <text:p>Basil T's</text:p>
          </table:table-cell>
          <table:table-cell office:value-type="string">
            <text:p>Dr. G's Honey Brown Winter Ale</text:p>
          </table:table-cell>
        </table:table-row>
        <table:table-row table:style-name="ro1">
          <table:table-cell office:value-type="string">
            <text:p>Basil T's</text:p>
          </table:table-cell>
          <table:table-cell office:value-type="string">
            <text:p>Maxwell's Dry Stout</text:p>
          </table:table-cell>
        </table:table-row>
        <table:table-row table:style-name="ro1">
          <table:table-cell office:value-type="string">
            <text:p>Basil T's</text:p>
          </table:table-cell>
          <table:table-cell office:value-type="string">
            <text:p>Ms. Lucy's Weimaraner Wheat</text:p>
          </table:table-cell>
        </table:table-row>
        <table:table-row table:style-name="ro1">
          <table:table-cell office:value-type="string">
            <text:p>Basil T's</text:p>
          </table:table-cell>
          <table:table-cell office:value-type="string">
            <text:p>Rosie's Tail Waggin' Pale Ale</text:p>
          </table:table-cell>
        </table:table-row>
        <table:table-row table:style-name="ro1">
          <table:table-cell office:value-type="string">
            <text:p>Bass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Bass</text:p>
          </table:table-cell>
          <table:table-cell office:value-type="string">
            <text:p>Caffrey's Irish Ale</text:p>
          </table:table-cell>
        </table:table-row>
        <table:table-row table:style-name="ro1">
          <table:table-cell office:value-type="string">
            <text:p>Batemans</text:p>
          </table:table-cell>
          <table:table-cell office:value-type="string">
            <text:p>Victory Ale</text:p>
          </table:table-cell>
        </table:table-row>
        <table:table-row table:style-name="ro1">
          <table:table-cell office:value-type="string">
            <text:p>Bavaria (Lieshout)</text:p>
          </table:table-cell>
          <table:table-cell office:value-type="string">
            <text:p>Holland Beer</text:p>
          </table:table-cell>
        </table:table-row>
        <table:table-row table:style-name="ro1">
          <table:table-cell office:value-type="string">
            <text:p>Bavaria (Lieshout)</text:p>
          </table:table-cell>
          <table:table-cell office:value-type="string">
            <text:p>Hollandia</text:p>
          </table:table-cell>
        </table:table-row>
        <table:table-row table:style-name="ro1">
          <table:table-cell office:value-type="string">
            <text:p>Bavik</text:p>
          </table:table-cell>
          <table:table-cell office:value-type="string">
            <text:p>Petrus Aged Pale</text:p>
          </table:table-cell>
        </table:table-row>
        <table:table-row table:style-name="ro1">
          <table:table-cell office:value-type="string">
            <text:p>Bavik</text:p>
          </table:table-cell>
          <table:table-cell office:value-type="string">
            <text:p>Petrus Blond Ale</text:p>
          </table:table-cell>
        </table:table-row>
        <table:table-row table:style-name="ro1">
          <table:table-cell office:value-type="string">
            <text:p>Bavik</text:p>
          </table:table-cell>
          <table:table-cell office:value-type="string">
            <text:p>Petrus Dubbel Bruin Ale</text:p>
          </table:table-cell>
        </table:table-row>
        <table:table-row table:style-name="ro1">
          <table:table-cell office:value-type="string">
            <text:p>Bavik</text:p>
          </table:table-cell>
          <table:table-cell office:value-type="string">
            <text:p>Petrus Gouden Tripel Ale</text:p>
          </table:table-cell>
        </table:table-row>
        <table:table-row table:style-name="ro1">
          <table:table-cell office:value-type="string">
            <text:p>Bavik</text:p>
          </table:table-cell>
          <table:table-cell office:value-type="string">
            <text:p>Petrus Oud Bruin</text:p>
          </table:table-cell>
        </table:table-row>
        <table:table-row table:style-name="ro1">
          <table:table-cell office:value-type="string">
            <text:p>Bavik</text:p>
          </table:table-cell>
          <table:table-cell office:value-type="string">
            <text:p>Petrus Speciale</text:p>
          </table:table-cell>
        </table:table-row>
        <table:table-row table:style-name="ro1">
          <table:table-cell office:value-type="string">
            <text:p>Bavik</text:p>
          </table:table-cell>
          <table:table-cell office:value-type="string">
            <text:p>Witte Ezel</text:p>
          </table:table-cell>
        </table:table-row>
        <table:table-row table:style-name="ro1">
          <table:table-cell office:value-type="string">
            <text:p>Bavik</text:p>
          </table:table-cell>
          <table:table-cell office:value-type="string">
            <text:p>Wittekerke</text:p>
          </table:table-cell>
        </table:table-row>
        <table:table-row table:style-name="ro1">
          <table:table-cell office:value-type="string">
            <text:p>Bay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Bay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Bayerischer Bahnhof</text:p>
          </table:table-cell>
          <table:table-cell office:value-type="string">
            <text:p>Berliner Weisse</text:p>
          </table:table-cell>
        </table:table-row>
        <table:table-row table:style-name="ro1">
          <table:table-cell office:value-type="string">
            <text:p>Bayerischer Bahnhof</text:p>
          </table:table-cell>
          <table:table-cell office:value-type="string">
            <text:p>Gose</text:p>
          </table:table-cell>
        </table:table-row>
        <table:table-row table:style-name="ro1">
          <table:table-cell office:value-type="string">
            <text:p>Bayern</text:p>
          </table:table-cell>
          <table:table-cell office:value-type="string">
            <text:p>Dancing Trout Ale (formerly Trout Slayer Ale, Light Wheat Ale)</text:p>
          </table:table-cell>
        </table:table-row>
        <table:table-row table:style-name="ro1">
          <table:table-cell office:value-type="string">
            <text:p>Bayern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Bayern</text:p>
          </table:table-cell>
          <table:table-cell office:value-type="string">
            <text:p>St. Wilbur Weizen</text:p>
          </table:table-cell>
        </table:table-row>
        <table:table-row table:style-name="ro1">
          <table:table-cell office:value-type="string">
            <text:p>Bayhawk</text:p>
          </table:table-cell>
          <table:table-cell office:value-type="string">
            <text:p>Honey</text:p>
          </table:table-cell>
        </table:table-row>
        <table:table-row table:style-name="ro1">
          <table:table-cell office:value-type="string">
            <text:p>Bayhawk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Bayhawk</text:p>
          </table:table-cell>
          <table:table-cell office:value-type="string">
            <text:p>Outback Amber</text:p>
          </table:table-cell>
        </table:table-row>
        <table:table-row table:style-name="ro1">
          <table:table-cell office:value-type="string">
            <text:p>Bayreuther</text:p>
          </table:table-cell>
          <table:table-cell office:value-type="string">
            <text:p>Aktien Landbier Dunkel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Ngoma Awooyo Special</text:p>
          </table:table-cell>
        </table:table-row>
        <table:table-row table:style-name="ro1">
          <table:table-cell office:value-type="string">
            <text:p>Beach Chalet</text:p>
          </table:table-cell>
          <table:table-cell office:value-type="string">
            <text:p>Alexander Alt</text:p>
          </table:table-cell>
        </table:table-row>
        <table:table-row table:style-name="ro1">
          <table:table-cell office:value-type="string">
            <text:p>Beach Chalet</text:p>
          </table:table-cell>
          <table:table-cell office:value-type="string">
            <text:p>Endless Summer Cream Ale</text:p>
          </table:table-cell>
        </table:table-row>
        <table:table-row table:style-name="ro1">
          <table:table-cell office:value-type="string">
            <text:p>Beach Chalet</text:p>
          </table:table-cell>
          <table:table-cell office:value-type="string">
            <text:p>Essex S.O.B.</text:p>
          </table:table-cell>
        </table:table-row>
        <table:table-row table:style-name="ro1">
          <table:table-cell office:value-type="string">
            <text:p>Beach Chalet</text:p>
          </table:table-cell>
          <table:table-cell office:value-type="string">
            <text:p>Fleishhacker Stout</text:p>
          </table:table-cell>
        </table:table-row>
        <table:table-row table:style-name="ro1">
          <table:table-cell office:value-type="string">
            <text:p>Beach Chalet</text:p>
          </table:table-cell>
          <table:table-cell office:value-type="string">
            <text:p>Playland Pale Ale</text:p>
          </table:table-cell>
        </table:table-row>
        <table:table-row table:style-name="ro1">
          <table:table-cell office:value-type="string">
            <text:p>Beach House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Beach House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Beach House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Beach House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Beach House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Beach House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Beach</text:p>
          </table:table-cell>
          <table:table-cell office:value-type="string">
            <text:p>Harvest Gold</text:p>
          </table:table-cell>
        </table:table-row>
        <table:table-row table:style-name="ro1">
          <table:table-cell office:value-type="string">
            <text:p>Beach</text:p>
          </table:table-cell>
          <table:table-cell office:value-type="string">
            <text:p>Hornet Tail IPA</text:p>
          </table:table-cell>
        </table:table-row>
        <table:table-row table:style-name="ro1">
          <table:table-cell office:value-type="string">
            <text:p>Beach</text:p>
          </table:table-cell>
          <table:table-cell office:value-type="string">
            <text:p>Magic Brew</text:p>
          </table:table-cell>
        </table:table-row>
        <table:table-row table:style-name="ro1">
          <table:table-cell office:value-type="string">
            <text:p>Beach</text:p>
          </table:table-cell>
          <table:table-cell office:value-type="string">
            <text:p>Red Rock</text:p>
          </table:table-cell>
        </table:table-row>
        <table:table-row table:style-name="ro1">
          <table:table-cell office:value-type="string">
            <text:p>Beamish &amp; Crawford</text:p>
          </table:table-cell>
          <table:table-cell office:value-type="string">
            <text:p>Genuine Irish Stout</text:p>
          </table:table-cell>
        </table:table-row>
        <table:table-row table:style-name="ro1">
          <table:table-cell office:value-type="string">
            <text:p>Bear Republic (Factory Five)</text:p>
          </table:table-cell>
          <table:table-cell office:value-type="string">
            <text:p>Peter Brown Tribute Ale</text:p>
          </table:table-cell>
        </table:table-row>
        <table:table-row table:style-name="ro1">
          <table:table-cell office:value-type="string">
            <text:p>Bear Republic</text:p>
          </table:table-cell>
          <table:table-cell office:value-type="string">
            <text:p>Big Bear Black Stout</text:p>
          </table:table-cell>
        </table:table-row>
        <table:table-row table:style-name="ro1">
          <table:table-cell office:value-type="string">
            <text:p>Bear Republic</text:p>
          </table:table-cell>
          <table:table-cell office:value-type="string">
            <text:p>Heritage</text:p>
          </table:table-cell>
        </table:table-row>
        <table:table-row table:style-name="ro1">
          <table:table-cell office:value-type="string">
            <text:p>Bear Republic</text:p>
          </table:table-cell>
          <table:table-cell office:value-type="string">
            <text:p>Hop Rod Rye</text:p>
          </table:table-cell>
        </table:table-row>
        <table:table-row table:style-name="ro1">
          <table:table-cell office:value-type="string">
            <text:p>Bear Republic</text:p>
          </table:table-cell>
          <table:table-cell office:value-type="string">
            <text:p>Racer 5 IPA</text:p>
          </table:table-cell>
        </table:table-row>
        <table:table-row table:style-name="ro1">
          <table:table-cell office:value-type="string">
            <text:p>Bear Republic</text:p>
          </table:table-cell>
          <table:table-cell office:value-type="string">
            <text:p>Racer X Strong Ale</text:p>
          </table:table-cell>
        </table:table-row>
        <table:table-row table:style-name="ro1">
          <table:table-cell office:value-type="string">
            <text:p>Bear Republic</text:p>
          </table:table-cell>
          <table:table-cell office:value-type="string">
            <text:p>Ricardo's Red Rocket Ale</text:p>
          </table:table-cell>
        </table:table-row>
        <table:table-row table:style-name="ro1">
          <table:table-cell office:value-type="string">
            <text:p>Bear Republic</text:p>
          </table:table-cell>
          <table:table-cell office:value-type="string">
            <text:p>XP Pale Ale</text:p>
          </table:table-cell>
        </table:table-row>
        <table:table-row table:style-name="ro1">
          <table:table-cell office:value-type="string">
            <text:p>Beck (Trabelsdorf)</text:p>
          </table:table-cell>
          <table:table-cell office:value-type="string">
            <text:p>Lisberger Naturtrüber Bock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Black Hawk Pilsner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Double Bock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Marzen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Non-Alcoholic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St Pauli Girl Beer</text:p>
          </table:table-cell>
        </table:table-row>
        <table:table-row table:style-name="ro1">
          <table:table-cell office:value-type="string">
            <text:p>Beck's</text:p>
          </table:table-cell>
          <table:table-cell office:value-type="string">
            <text:p>St Pauli Girl Special Dark</text:p>
          </table:table-cell>
        </table:table-row>
        <table:table-row table:style-name="ro1">
          <table:table-cell office:value-type="string">
            <text:p>Beer Here</text:p>
          </table:table-cell>
          <table:table-cell office:value-type="string">
            <text:p>Dark Hops</text:p>
          </table:table-cell>
        </table:table-row>
        <table:table-row table:style-name="ro1">
          <table:table-cell office:value-type="string">
            <text:p>Beer Here</text:p>
          </table:table-cell>
          <table:table-cell office:value-type="string">
            <text:p>Mørke Pumpernickel Porter</text:p>
          </table:table-cell>
        </table:table-row>
        <table:table-row table:style-name="ro1">
          <table:table-cell office:value-type="string">
            <text:p>Beer Valley</text:p>
          </table:table-cell>
          <table:table-cell office:value-type="string">
            <text:p>Black Flag Imperial Stout</text:p>
          </table:table-cell>
        </table:table-row>
        <table:table-row table:style-name="ro1">
          <table:table-cell office:value-type="string">
            <text:p>Beer Valley</text:p>
          </table:table-cell>
          <table:table-cell office:value-type="string">
            <text:p>Highway to Ale</text:p>
          </table:table-cell>
        </table:table-row>
        <table:table-row table:style-name="ro1">
          <table:table-cell office:value-type="string">
            <text:p>Beer Valley</text:p>
          </table:table-cell>
          <table:table-cell office:value-type="string">
            <text:p>Owyhee Amber Ale</text:p>
          </table:table-cell>
        </table:table-row>
        <table:table-row table:style-name="ro1">
          <table:table-cell office:value-type="string">
            <text:p>Beer Valley</text:p>
          </table:table-cell>
          <table:table-cell office:value-type="string">
            <text:p>Pigskin Pale Ale</text:p>
          </table:table-cell>
        </table:table-row>
        <table:table-row table:style-name="ro1">
          <table:table-cell office:value-type="string">
            <text:p>Beermann's</text:p>
          </table:table-cell>
          <table:table-cell office:value-type="string">
            <text:p>Lincolnshire Mild</text:p>
          </table:table-cell>
        </table:table-row>
        <table:table-row table:style-name="ro1">
          <table:table-cell office:value-type="string">
            <text:p>Belhaven</text:p>
          </table:table-cell>
          <table:table-cell office:value-type="string">
            <text:p>Scottish Ale (bottled)</text:p>
          </table:table-cell>
        </table:table-row>
        <table:table-row table:style-name="ro1">
          <table:table-cell office:value-type="string">
            <text:p>Belhaven</text:p>
          </table:table-cell>
          <table:table-cell office:value-type="string">
            <text:p>St. Andrews Ale</text:p>
          </table:table-cell>
        </table:table-row>
        <table:table-row table:style-name="ro1">
          <table:table-cell office:value-type="string">
            <text:p>Belhaven</text:p>
          </table:table-cell>
          <table:table-cell office:value-type="string">
            <text:p>Twisted Thistle India Pale Ale</text:p>
          </table:table-cell>
        </table:table-row>
        <table:table-row table:style-name="ro1">
          <table:table-cell office:value-type="string">
            <text:p>Belhaven</text:p>
          </table:table-cell>
          <table:table-cell office:value-type="string">
            <text:p>Wee Heavy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elikin Stout</text:p>
          </table:table-cell>
        </table:table-row>
        <table:table-row table:style-name="ro1">
          <table:table-cell office:value-type="string">
            <text:p>Belle-Vue</text:p>
          </table:table-cell>
          <table:table-cell office:value-type="string">
            <text:p>Framboos</text:p>
          </table:table-cell>
        </table:table-row>
        <table:table-row table:style-name="ro1">
          <table:table-cell office:value-type="string">
            <text:p>Belle-Vue</text:p>
          </table:table-cell>
          <table:table-cell office:value-type="string">
            <text:p>Gueuze</text:p>
          </table:table-cell>
        </table:table-row>
        <table:table-row table:style-name="ro1">
          <table:table-cell office:value-type="string">
            <text:p>Bellows</text:p>
          </table:table-cell>
          <table:table-cell office:value-type="string">
            <text:p>Dunkle</text:p>
          </table:table-cell>
        </table:table-row>
        <table:table-row table:style-name="ro1">
          <table:table-cell office:value-type="string">
            <text:p>Bellow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Bellows</text:p>
          </table:table-cell>
          <table:table-cell office:value-type="string">
            <text:p>Pretty Girl Pilsner</text:p>
          </table:table-cell>
        </table:table-row>
        <table:table-row table:style-name="ro1">
          <table:table-cell office:value-type="string">
            <text:p>Bellows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Bellows</text:p>
          </table:table-cell>
          <table:table-cell office:value-type="string">
            <text:p>Steam Lager</text:p>
          </table:table-cell>
        </table:table-row>
        <table:table-row table:style-name="ro1">
          <table:table-cell office:value-type="string">
            <text:p>Bellows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Bellows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Bell's Amber Ale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Bell's Best Brown Ale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Bell's Consecrator Doppelbock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Bell's Eccentric Ale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Bell's Kalamazoo Stout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Bell's Oberon Ale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Bell's Pale Ale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Bell's Winter White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Great Lakes Amber Ale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Hopslam Ale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Third Coast Ale</text:p>
          </table:table-cell>
        </table:table-row>
        <table:table-row table:style-name="ro1">
          <table:table-cell office:value-type="string">
            <text:p>Bell's</text:p>
          </table:table-cell>
          <table:table-cell office:value-type="string">
            <text:p>Two-Hearted Ale</text:p>
          </table:table-cell>
        </table:table-row>
        <table:table-row table:style-name="ro1">
          <table:table-cell office:value-type="string">
            <text:p>Belmont</text:p>
          </table:table-cell>
          <table:table-cell office:value-type="string">
            <text:p>Long Beach Crude</text:p>
          </table:table-cell>
        </table:table-row>
        <table:table-row table:style-name="ro1">
          <table:table-cell office:value-type="string">
            <text:p>Belmont</text:p>
          </table:table-cell>
          <table:table-cell office:value-type="string">
            <text:p>Marathon Pale Ale</text:p>
          </table:table-cell>
        </table:table-row>
        <table:table-row table:style-name="ro1">
          <table:table-cell office:value-type="string">
            <text:p>Belmont</text:p>
          </table:table-cell>
          <table:table-cell office:value-type="string">
            <text:p>Top Sail Amber Ale</text:p>
          </table:table-cell>
        </table:table-row>
        <table:table-row table:style-name="ro1">
          <table:table-cell office:value-type="string">
            <text:p>Belvoir</text:p>
          </table:table-cell>
          <table:table-cell office:value-type="string">
            <text:p>The Blue Brew</text:p>
          </table:table-cell>
        </table:table-row>
        <table:table-row table:style-name="ro1">
          <table:table-cell office:value-type="string">
            <text:p>Bénifontaine</text:p>
          </table:table-cell>
          <table:table-cell office:value-type="string">
            <text:p>Castelain Blond Biere de Garde</text:p>
          </table:table-cell>
        </table:table-row>
        <table:table-row table:style-name="ro1">
          <table:table-cell office:value-type="string">
            <text:p>Bénifontaine</text:p>
          </table:table-cell>
          <table:table-cell office:value-type="string">
            <text:p>Castelain Diversey &amp; Lill(e)</text:p>
          </table:table-cell>
        </table:table-row>
        <table:table-row table:style-name="ro1">
          <table:table-cell office:value-type="string">
            <text:p>Bénifontaine</text:p>
          </table:table-cell>
          <table:table-cell office:value-type="string">
            <text:p>Castelain Grand Cru</text:p>
          </table:table-cell>
        </table:table-row>
        <table:table-row table:style-name="ro1">
          <table:table-cell office:value-type="string">
            <text:p>Bénifontaine</text:p>
          </table:table-cell>
          <table:table-cell office:value-type="string">
            <text:p>Castelain St.Amand French Country Ale</text:p>
          </table:table-cell>
        </table:table-row>
        <table:table-row table:style-name="ro1">
          <table:table-cell office:value-type="string">
            <text:p>Bénifontaine</text:p>
          </table:table-cell>
          <table:table-cell office:value-type="string">
            <text:p>Jade</text:p>
          </table:table-cell>
        </table:table-row>
        <table:table-row table:style-name="ro1">
          <table:table-cell office:value-type="string">
            <text:p>Benson</text:p>
          </table:table-cell>
          <table:table-cell office:value-type="string">
            <text:p>Adopted Amber Ale</text:p>
          </table:table-cell>
        </table:table-row>
        <table:table-row table:style-name="ro1">
          <table:table-cell office:value-type="string">
            <text:p>Benson</text:p>
          </table:table-cell>
          <table:table-cell office:value-type="string">
            <text:p>Dirty Blonde</text:p>
          </table:table-cell>
        </table:table-row>
        <table:table-row table:style-name="ro1">
          <table:table-cell office:value-type="string">
            <text:p>Benson</text:p>
          </table:table-cell>
          <table:table-cell office:value-type="string">
            <text:p>Maple St. Porter</text:p>
          </table:table-cell>
        </table:table-row>
        <table:table-row table:style-name="ro1">
          <table:table-cell office:value-type="string">
            <text:p>Benson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Benson</text:p>
          </table:table-cell>
          <table:table-cell office:value-type="string">
            <text:p>Rich Uncle's Dunkle</text:p>
          </table:table-cell>
        </table:table-row>
        <table:table-row table:style-name="ro1">
          <table:table-cell office:value-type="string">
            <text:p>Benson</text:p>
          </table:table-cell>
          <table:table-cell office:value-type="string">
            <text:p>Stunt Double</text:p>
          </table:table-cell>
        </table:table-row>
        <table:table-row table:style-name="ro1">
          <table:table-cell office:value-type="string">
            <text:p>Bent River</text:p>
          </table:table-cell>
          <table:table-cell office:value-type="string">
            <text:p>American Wheat</text:p>
          </table:table-cell>
        </table:table-row>
        <table:table-row table:style-name="ro1">
          <table:table-cell office:value-type="string">
            <text:p>Bent River</text:p>
          </table:table-cell>
          <table:table-cell office:value-type="string">
            <text:p>Desoto Lager</text:p>
          </table:table-cell>
        </table:table-row>
        <table:table-row table:style-name="ro1">
          <table:table-cell office:value-type="string">
            <text:p>Bent River</text:p>
          </table:table-cell>
          <table:table-cell office:value-type="string">
            <text:p>Dry Hopped Pale Ale</text:p>
          </table:table-cell>
        </table:table-row>
        <table:table-row table:style-name="ro1">
          <table:table-cell office:value-type="string">
            <text:p>Bent River</text:p>
          </table:table-cell>
          <table:table-cell office:value-type="string">
            <text:p>English Strong Ale</text:p>
          </table:table-cell>
        </table:table-row>
        <table:table-row table:style-name="ro1">
          <table:table-cell office:value-type="string">
            <text:p>Bent River</text:p>
          </table:table-cell>
          <table:table-cell office:value-type="string">
            <text:p>Jameson Oak Irish Stout</text:p>
          </table:table-cell>
        </table:table-row>
        <table:table-row table:style-name="ro1">
          <table:table-cell office:value-type="string">
            <text:p>Bent River</text:p>
          </table:table-cell>
          <table:table-cell office:value-type="string">
            <text:p>Mississippi Blonde</text:p>
          </table:table-cell>
        </table:table-row>
        <table:table-row table:style-name="ro1">
          <table:table-cell office:value-type="string">
            <text:p>Bent River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Bent River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Bent River</text:p>
          </table:table-cell>
          <table:table-cell office:value-type="string">
            <text:p>Uncommon Stout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Bräumeister Pils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Hefe Weizen Dunkel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Kristallweizen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Original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Schläfleshimmel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Spezial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Ulrichsbier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Weihnachtsbier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Weizen Hell</text:p>
          </table:table-cell>
        </table:table-row>
        <table:table-row table:style-name="ro1">
          <table:table-cell office:value-type="string">
            <text:p>Berliner Kindl</text:p>
          </table:table-cell>
          <table:table-cell office:value-type="string">
            <text:p>Weisse</text:p>
          </table:table-cell>
        </table:table-row>
        <table:table-row table:style-name="ro1">
          <table:table-cell office:value-type="string">
            <text:p>BFM</text:p>
          </table:table-cell>
          <table:table-cell office:value-type="string">
            <text:p>Cuvée du 7ème</text:p>
          </table:table-cell>
        </table:table-row>
        <table:table-row table:style-name="ro1">
          <table:table-cell office:value-type="string">
            <text:p>BFM</text:p>
          </table:table-cell>
          <table:table-cell office:value-type="string">
            <text:p>Dragonne</text:p>
          </table:table-cell>
        </table:table-row>
        <table:table-row table:style-name="ro1">
          <table:table-cell office:value-type="string">
            <text:p>BFM</text:p>
          </table:table-cell>
          <table:table-cell office:value-type="string">
            <text:p>La Meule</text:p>
          </table:table-cell>
        </table:table-row>
        <table:table-row table:style-name="ro1">
          <table:table-cell office:value-type="string">
            <text:p>BFM</text:p>
          </table:table-cell>
          <table:table-cell office:value-type="string">
            <text:p>L'Abbaye de Saint Bon Chien</text:p>
          </table:table-cell>
        </table:table-row>
        <table:table-row table:style-name="ro1">
          <table:table-cell office:value-type="string">
            <text:p>Bibiana</text:p>
          </table:table-cell>
          <table:table-cell office:value-type="string">
            <text:p>Hop-Stuffed Pale Ale</text:p>
          </table:table-cell>
        </table:table-row>
        <table:table-row table:style-name="ro1">
          <table:table-cell office:value-type="string">
            <text:p>Biddy Early</text:p>
          </table:table-cell>
          <table:table-cell office:value-type="string">
            <text:p>Red Biddy / Real Biddy</text:p>
          </table:table-cell>
        </table:table-row>
        <table:table-row table:style-name="ro1">
          <table:table-cell office:value-type="string">
            <text:p>Bières23</text:p>
          </table:table-cell>
          <table:table-cell office:value-type="string">
            <text:p>Ambrée</text:p>
          </table:table-cell>
        </table:table-row>
        <table:table-row table:style-name="ro1">
          <table:table-cell office:value-type="string">
            <text:p>Bières23</text:p>
          </table:table-cell>
          <table:table-cell office:value-type="string">
            <text:p>Bière de Mars</text:p>
          </table:table-cell>
        </table:table-row>
        <table:table-row table:style-name="ro1">
          <table:table-cell office:value-type="string">
            <text:p>Big Bang</text:p>
          </table:table-cell>
          <table:table-cell office:value-type="string">
            <text:p>Space-Aged Lager</text:p>
          </table:table-cell>
        </table:table-row>
        <table:table-row table:style-name="ro1">
          <table:table-cell office:value-type="string">
            <text:p>Big Bang</text:p>
          </table:table-cell>
          <table:table-cell office:value-type="string">
            <text:p>Space-Crafted Ale</text:p>
          </table:table-cell>
        </table:table-row>
        <table:table-row table:style-name="ro1">
          <table:table-cell office:value-type="string">
            <text:p>Big Bay</text:p>
          </table:table-cell>
          <table:table-cell office:value-type="string">
            <text:p>Long Weekend India Pale Ale</text:p>
          </table:table-cell>
        </table:table-row>
        <table:table-row table:style-name="ro1">
          <table:table-cell office:value-type="string">
            <text:p>Big Bay</text:p>
          </table:table-cell>
          <table:table-cell office:value-type="string">
            <text:p>Wavehopper Kölsch Style</text:p>
          </table:table-cell>
        </table:table-row>
        <table:table-row table:style-name="ro1">
          <table:table-cell office:value-type="string">
            <text:p>Big Buck (Grand Rapids)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Big Dog's</text:p>
          </table:table-cell>
          <table:table-cell office:value-type="string">
            <text:p>Black Lab Stout</text:p>
          </table:table-cell>
        </table:table-row>
        <table:table-row table:style-name="ro1">
          <table:table-cell office:value-type="string">
            <text:p>Big Hole</text:p>
          </table:table-cell>
          <table:table-cell office:value-type="string">
            <text:p>Mythical White Grand Cru</text:p>
          </table:table-cell>
        </table:table-row>
        <table:table-row table:style-name="ro1">
          <table:table-cell office:value-type="string">
            <text:p>Big Hole</text:p>
          </table:table-cell>
          <table:table-cell office:value-type="string">
            <text:p>Mythical White Grand Reserve</text:p>
          </table:table-cell>
        </table:table-row>
        <table:table-row table:style-name="ro1">
          <table:table-cell office:value-type="string">
            <text:p>Big Horn (Wheeling)</text:p>
          </table:table-cell>
          <table:table-cell office:value-type="string">
            <text:p>Schaumbergfest</text:p>
          </table:table-cell>
        </table:table-row>
        <table:table-row table:style-name="ro1">
          <table:table-cell office:value-type="string">
            <text:p>Big House</text:p>
          </table:table-cell>
          <table:table-cell office:value-type="string">
            <text:p>Penitentiary Porter</text:p>
          </table:table-cell>
        </table:table-row>
        <table:table-row table:style-name="ro1">
          <table:table-cell office:value-type="string">
            <text:p>Big Ridge</text:p>
          </table:table-cell>
          <table:table-cell office:value-type="string">
            <text:p>#17 Cream Ale</text:p>
          </table:table-cell>
        </table:table-row>
        <table:table-row table:style-name="ro1">
          <table:table-cell office:value-type="string">
            <text:p>Big Ridge</text:p>
          </table:table-cell>
          <table:table-cell office:value-type="string">
            <text:p>Brotherhood Black &amp; Tan</text:p>
          </table:table-cell>
        </table:table-row>
        <table:table-row table:style-name="ro1">
          <table:table-cell office:value-type="string">
            <text:p>Big Ridge</text:p>
          </table:table-cell>
          <table:table-cell office:value-type="string">
            <text:p>Clover Pale Ale</text:p>
          </table:table-cell>
        </table:table-row>
        <table:table-row table:style-name="ro1">
          <table:table-cell office:value-type="string">
            <text:p>Big Ridge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Big Ridge</text:p>
          </table:table-cell>
          <table:table-cell office:value-type="string">
            <text:p>Light Lager</text:p>
          </table:table-cell>
        </table:table-row>
        <table:table-row table:style-name="ro1">
          <table:table-cell office:value-type="string">
            <text:p>Big Ridge</text:p>
          </table:table-cell>
          <table:table-cell office:value-type="string">
            <text:p>Old Sullivan Porter</text:p>
          </table:table-cell>
        </table:table-row>
        <table:table-row table:style-name="ro1">
          <table:table-cell office:value-type="string">
            <text:p>Big Ridge</text:p>
          </table:table-cell>
          <table:table-cell office:value-type="string">
            <text:p>Red Truck Ale</text:p>
          </table:table-cell>
        </table:table-row>
        <table:table-row table:style-name="ro1">
          <table:table-cell office:value-type="string">
            <text:p>Big River (Richmond)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Big River (Richmond)</text:p>
          </table:table-cell>
          <table:table-cell office:value-type="string">
            <text:p>Dry Stout</text:p>
          </table:table-cell>
        </table:table-row>
        <table:table-row table:style-name="ro1">
          <table:table-cell office:value-type="string">
            <text:p>Big River (Richmond)</text:p>
          </table:table-cell>
          <table:table-cell office:value-type="string">
            <text:p>Extra Special Bitter</text:p>
          </table:table-cell>
        </table:table-row>
        <table:table-row table:style-name="ro1">
          <table:table-cell office:value-type="string">
            <text:p>Big River (Richmond)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Big River (Richmond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Big River (Richmond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Big River (Richmond)</text:p>
          </table:table-cell>
          <table:table-cell office:value-type="string">
            <text:p>Vienna Lager</text:p>
          </table:table-cell>
        </table:table-row>
        <table:table-row table:style-name="ro1">
          <table:table-cell office:value-type="string">
            <text:p>Big Rock</text:p>
          </table:table-cell>
          <table:table-cell office:value-type="string">
            <text:p>Albino Rhino (discontinued)</text:p>
          </table:table-cell>
        </table:table-row>
        <table:table-row table:style-name="ro1">
          <table:table-cell office:value-type="string">
            <text:p>Big Rock</text:p>
          </table:table-cell>
          <table:table-cell office:value-type="string">
            <text:p>Buzzard Breath (discontinued)</text:p>
          </table:table-cell>
        </table:table-row>
        <table:table-row table:style-name="ro1">
          <table:table-cell office:value-type="string">
            <text:p>Big Rock</text:p>
          </table:table-cell>
          <table:table-cell office:value-type="string">
            <text:p>Cold Cock Porter (discontinued)</text:p>
          </table:table-cell>
        </table:table-row>
        <table:table-row table:style-name="ro1">
          <table:table-cell office:value-type="string">
            <text:p>Big Rock</text:p>
          </table:table-cell>
          <table:table-cell office:value-type="string">
            <text:p>Grasshöpper Wheat</text:p>
          </table:table-cell>
        </table:table-row>
        <table:table-row table:style-name="ro1">
          <table:table-cell office:value-type="string">
            <text:p>Big Rock</text:p>
          </table:table-cell>
          <table:table-cell office:value-type="string">
            <text:p>Magpie Rye (discontinued)</text:p>
          </table:table-cell>
        </table:table-row>
        <table:table-row table:style-name="ro1">
          <table:table-cell office:value-type="string">
            <text:p>Big Rock</text:p>
          </table:table-cell>
          <table:table-cell office:value-type="string">
            <text:p>McNalley's Extra Ale</text:p>
          </table:table-cell>
        </table:table-row>
        <table:table-row table:style-name="ro1">
          <table:table-cell office:value-type="string">
            <text:p>Big Rock</text:p>
          </table:table-cell>
          <table:table-cell office:value-type="string">
            <text:p>Traditional Ale</text:p>
          </table:table-cell>
        </table:table-row>
        <table:table-row table:style-name="ro1">
          <table:table-cell office:value-type="string">
            <text:p>Big Rock</text:p>
          </table:table-cell>
          <table:table-cell office:value-type="string">
            <text:p>Warthog Ale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Biere de Noël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Bobo's Robust Porter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Cowboy Coffee Porter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Crystal Ale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Heavy Horse Scotch Ale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Moose Drool Brown Ale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Powder Hound Winter Ale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Scape Goat Pale Ale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Slow Elk Oatmeal Stout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Summer Honey Seasonal Ale</text:p>
          </table:table-cell>
        </table:table-row>
        <table:table-row table:style-name="ro1">
          <table:table-cell office:value-type="string">
            <text:p>Big Sky</text:p>
          </table:table-cell>
          <table:table-cell office:value-type="string">
            <text:p>Trout Slayer Wheat Ale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Atlas Amber Ale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Bhagwan's Best India Pale Ale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Black Mulligan Dublin Stout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Coal Creek Porter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Faux Paddy Irish Ale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Old Rip Oatmeal Stout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Powderfinger Rye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Prime Time Pale Ale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Scarlet Fire IPA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Slam Dunkelweizen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Snow Melt Nitrogen Pale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Trombipulator</text:p>
          </table:table-cell>
        </table:table-row>
        <table:table-row table:style-name="ro1">
          <table:table-cell office:value-type="string">
            <text:p>Big Time</text:p>
          </table:table-cell>
          <table:table-cell office:value-type="string">
            <text:p>Washington Wit</text:p>
          </table:table-cell>
        </table:table-row>
        <table:table-row table:style-name="ro1">
          <table:table-cell office:value-type="string">
            <text:p>Bilboquet</text:p>
          </table:table-cell>
          <table:table-cell office:value-type="string">
            <text:p>Archange</text:p>
          </table:table-cell>
        </table:table-row>
        <table:table-row table:style-name="ro1">
          <table:table-cell office:value-type="string">
            <text:p>Bilboquet</text:p>
          </table:table-cell>
          <table:table-cell office:value-type="string">
            <text:p>MacKroken</text:p>
          </table:table-cell>
        </table:table-row>
        <table:table-row table:style-name="ro1">
          <table:table-cell office:value-type="string">
            <text:p>Bill's</text:p>
          </table:table-cell>
          <table:table-cell office:value-type="string">
            <text:p>Thundermuck Stout</text:p>
          </table:table-cell>
        </table:table-row>
        <table:table-row table:style-name="ro1">
          <table:table-cell office:value-type="string">
            <text:p>Binchoise</text:p>
          </table:table-cell>
          <table:table-cell office:value-type="string">
            <text:p>Blonde Tradition</text:p>
          </table:table-cell>
        </table:table-row>
        <table:table-row table:style-name="ro1">
          <table:table-cell office:value-type="string">
            <text:p>Binchoise</text:p>
          </table:table-cell>
          <table:table-cell office:value-type="string">
            <text:p>Bruin Tradition / Brune Tradition</text:p>
          </table:table-cell>
        </table:table-row>
        <table:table-row table:style-name="ro1">
          <table:table-cell office:value-type="string">
            <text:p>Binchoise</text:p>
          </table:table-cell>
          <table:table-cell office:value-type="string">
            <text:p>Reserve Speciale / Spéciale Noël</text:p>
          </table:table-cell>
        </table:table-row>
        <table:table-row table:style-name="ro1">
          <table:table-cell office:value-type="string">
            <text:p>Binding</text:p>
          </table:table-cell>
          <table:table-cell office:value-type="string">
            <text:p>Clausthaler Golden Amber N/A</text:p>
          </table:table-cell>
        </table:table-row>
        <table:table-row table:style-name="ro1">
          <table:table-cell office:value-type="string">
            <text:p>Binding</text:p>
          </table:table-cell>
          <table:table-cell office:value-type="string">
            <text:p>Clausthaler Premium N/A</text:p>
          </table:table-cell>
        </table:table-row>
        <table:table-row table:style-name="ro1">
          <table:table-cell office:value-type="string">
            <text:p>Binding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Bird Creek</text:p>
          </table:table-cell>
          <table:table-cell office:value-type="string">
            <text:p>Anchorage Ale</text:p>
          </table:table-cell>
        </table:table-row>
        <table:table-row table:style-name="ro1">
          <table:table-cell office:value-type="string">
            <text:p>Bird Creek</text:p>
          </table:table-cell>
          <table:table-cell office:value-type="string">
            <text:p>Denali Style Ale</text:p>
          </table:table-cell>
        </table:table-row>
        <table:table-row table:style-name="ro1">
          <table:table-cell office:value-type="string">
            <text:p>Bird Creek</text:p>
          </table:table-cell>
          <table:table-cell office:value-type="string">
            <text:p>Old 55 Pale Ale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string">
            <text:p>Red Mountain Beer</text:p>
          </table:table-cell>
        </table:table-row>
        <table:table-row table:style-name="ro1">
          <table:table-cell office:value-type="string">
            <text:p>Bison</text:p>
          </table:table-cell>
          <table:table-cell office:value-type="string">
            <text:p>Organic Barley Wine Ale 2005</text:p>
          </table:table-cell>
        </table:table-row>
        <table:table-row table:style-name="ro1">
          <table:table-cell office:value-type="string">
            <text:p>Bison</text:p>
          </table:table-cell>
          <table:table-cell office:value-type="string">
            <text:p>Organic Barley Wine Ale 2008</text:p>
          </table:table-cell>
        </table:table-row>
        <table:table-row table:style-name="ro1">
          <table:table-cell office:value-type="string">
            <text:p>Bison</text:p>
          </table:table-cell>
          <table:table-cell office:value-type="string">
            <text:p>Organic Belgian Ale</text:p>
          </table:table-cell>
        </table:table-row>
        <table:table-row table:style-name="ro1">
          <table:table-cell office:value-type="string">
            <text:p>Bison</text:p>
          </table:table-cell>
          <table:table-cell office:value-type="string">
            <text:p>Organic Gingerbread Ale</text:p>
          </table:table-cell>
        </table:table-row>
        <table:table-row table:style-name="ro1">
          <table:table-cell office:value-type="string">
            <text:p>Bison</text:p>
          </table:table-cell>
          <table:table-cell office:value-type="string">
            <text:p>Red Oak Ale</text:p>
          </table:table-cell>
        </table:table-row>
        <table:table-row table:style-name="ro1">
          <table:table-cell office:value-type="string">
            <text:p>Bison</text:p>
          </table:table-cell>
          <table:table-cell office:value-type="string">
            <text:p>Reunion: A Beer for Hope '08</text:p>
          </table:table-cell>
        </table:table-row>
        <table:table-row table:style-name="ro1">
          <table:table-cell office:value-type="string">
            <text:p>Bison</text:p>
          </table:table-cell>
          <table:table-cell office:value-type="string">
            <text:p>Summit IPA</text:p>
          </table:table-cell>
        </table:table-row>
        <table:table-row table:style-name="ro1">
          <table:table-cell office:value-type="string">
            <text:p>Bison</text:p>
          </table:table-cell>
          <table:table-cell office:value-type="string">
            <text:p>Winter Warmer 2006</text:p>
          </table:table-cell>
        </table:table-row>
        <table:table-row table:style-name="ro1">
          <table:table-cell office:value-type="string">
            <text:p>Bitburger</text:p>
          </table:table-cell>
          <table:table-cell office:value-type="string">
            <text:p>Premium Pils</text:p>
          </table:table-cell>
        </table:table-row>
        <table:table-row table:style-name="ro1">
          <table:table-cell office:value-type="string">
            <text:p>Bitter End</text:p>
          </table:table-cell>
          <table:table-cell office:value-type="string">
            <text:p>Kugelkopf Oktoberfest</text:p>
          </table:table-cell>
        </table:table-row>
        <table:table-row table:style-name="ro1">
          <table:table-cell office:value-type="string">
            <text:p>BJ's (Brea)</text:p>
          </table:table-cell>
          <table:table-cell office:value-type="string">
            <text:p>P.M. Porter</text:p>
          </table:table-cell>
        </table:table-row>
        <table:table-row table:style-name="ro1">
          <table:table-cell office:value-type="string">
            <text:p>BJ's (Brea)</text:p>
          </table:table-cell>
          <table:table-cell office:value-type="string">
            <text:p>Piranha Pale</text:p>
          </table:table-cell>
        </table:table-row>
        <table:table-row table:style-name="ro1">
          <table:table-cell office:value-type="string">
            <text:p>BJ's (Jantzen Beach)</text:p>
          </table:table-cell>
          <table:table-cell office:value-type="string">
            <text:p>Whiskey Stout</text:p>
          </table:table-cell>
        </table:table-row>
        <table:table-row table:style-name="ro1">
          <table:table-cell office:value-type="string">
            <text:p>BJ's (Vacaville)</text:p>
          </table:table-cell>
          <table:table-cell office:value-type="string">
            <text:p>Brewhouse Blonde</text:p>
          </table:table-cell>
        </table:table-row>
        <table:table-row table:style-name="ro1">
          <table:table-cell office:value-type="string">
            <text:p>BJ's (Vacaville)</text:p>
          </table:table-cell>
          <table:table-cell office:value-type="string">
            <text:p>Harvest Hefeweizen</text:p>
          </table:table-cell>
        </table:table-row>
        <table:table-row table:style-name="ro1">
          <table:table-cell office:value-type="string">
            <text:p>BJ's (Vacaville)</text:p>
          </table:table-cell>
          <table:table-cell office:value-type="string">
            <text:p>Jeremiah Red</text:p>
          </table:table-cell>
        </table:table-row>
        <table:table-row table:style-name="ro1">
          <table:table-cell office:value-type="string">
            <text:p>BJ's (Vacaville)</text:p>
          </table:table-cell>
          <table:table-cell office:value-type="string">
            <text:p>Nutty Brunette</text:p>
          </table:table-cell>
        </table:table-row>
        <table:table-row table:style-name="ro1">
          <table:table-cell office:value-type="string">
            <text:p>BJ's (Vacaville)</text:p>
          </table:table-cell>
          <table:table-cell office:value-type="string">
            <text:p>Piranha Pale Ale</text:p>
          </table:table-cell>
        </table:table-row>
        <table:table-row table:style-name="ro1">
          <table:table-cell office:value-type="string">
            <text:p>BJ's (Vacaville)</text:p>
          </table:table-cell>
          <table:table-cell office:value-type="string">
            <text:p>PM Porter</text:p>
          </table:table-cell>
        </table:table-row>
        <table:table-row table:style-name="ro1">
          <table:table-cell office:value-type="string">
            <text:p>BJ's (Vacaville)</text:p>
          </table:table-cell>
          <table:table-cell office:value-type="string">
            <text:p>Tatonka Stout</text:p>
          </table:table-cell>
        </table:table-row>
        <table:table-row table:style-name="ro1">
          <table:table-cell office:value-type="string">
            <text:p>Black Diamond (Walnut Creek)</text:p>
          </table:table-cell>
          <table:table-cell office:value-type="string">
            <text:p>Aftershock Pale Ale</text:p>
          </table:table-cell>
        </table:table-row>
        <table:table-row table:style-name="ro1">
          <table:table-cell office:value-type="string">
            <text:p>Black Diamond (Walnut Creek)</text:p>
          </table:table-cell>
          <table:table-cell office:value-type="string">
            <text:p>Black Jack Stout</text:p>
          </table:table-cell>
        </table:table-row>
        <table:table-row table:style-name="ro1">
          <table:table-cell office:value-type="string">
            <text:p>Black Diamond (Walnut Creek)</text:p>
          </table:table-cell>
          <table:table-cell office:value-type="string">
            <text:p>Discovery Ale</text:p>
          </table:table-cell>
        </table:table-row>
        <table:table-row table:style-name="ro1">
          <table:table-cell office:value-type="string">
            <text:p>Black Diamond (Walnut Creek)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Black Diamond (Walnut Creek)</text:p>
          </table:table-cell>
          <table:table-cell office:value-type="string">
            <text:p>Premium</text:p>
          </table:table-cell>
        </table:table-row>
        <table:table-row table:style-name="ro1">
          <table:table-cell office:value-type="string">
            <text:p>Black Diamond (Walnut Creek)</text:p>
          </table:table-cell>
          <table:table-cell office:value-type="string">
            <text:p>Steep Trail Amber Ale</text:p>
          </table:table-cell>
        </table:table-row>
        <table:table-row table:style-name="ro1">
          <table:table-cell office:value-type="string">
            <text:p>Black Diamond (Walnut Creek)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Black Diamond</text:p>
          </table:table-cell>
          <table:table-cell office:value-type="string">
            <text:p>Jagged Edge India Pale Ale</text:p>
          </table:table-cell>
        </table:table-row>
        <table:table-row table:style-name="ro1">
          <table:table-cell office:value-type="string">
            <text:p>Black Mountain</text:p>
          </table:table-cell>
          <table:table-cell office:value-type="string">
            <text:p>Original Cave Creek Chili Beer</text:p>
          </table:table-cell>
        </table:table-row>
        <table:table-row table:style-name="ro1">
          <table:table-cell office:value-type="string">
            <text:p>Black Sheep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Black Sheep</text:p>
          </table:table-cell>
          <table:table-cell office:value-type="string">
            <text:p>Monty Python's Holy Grail</text:p>
          </table:table-cell>
        </table:table-row>
        <table:table-row table:style-name="ro1">
          <table:table-cell office:value-type="string">
            <text:p>Black Sheep</text:p>
          </table:table-cell>
          <table:table-cell office:value-type="string">
            <text:p>Riggwelter Yorkshire Ale</text:p>
          </table:table-cell>
        </table:table-row>
        <table:table-row table:style-name="ro1">
          <table:table-cell office:value-type="string">
            <text:p>Black Sky</text:p>
          </table:table-cell>
          <table:table-cell office:value-type="string">
            <text:p>Fallen Stout</text:p>
          </table:table-cell>
        </table:table-row>
        <table:table-row table:style-name="ro1">
          <table:table-cell office:value-type="string">
            <text:p>Black Toad</text:p>
          </table:table-cell>
          <table:table-cell office:value-type="string">
            <text:p>Dark Ale</text:p>
          </table:table-cell>
        </table:table-row>
        <table:table-row table:style-name="ro1">
          <table:table-cell office:value-type="string">
            <text:p>Blackstone</text:p>
          </table:table-cell>
          <table:table-cell office:value-type="string">
            <text:p>Chaser Pale</text:p>
          </table:table-cell>
        </table:table-row>
        <table:table-row table:style-name="ro1">
          <table:table-cell office:value-type="string">
            <text:p>Blackstone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Blackstone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Blank</text:p>
          </table:table-cell>
          <table:table-cell office:value-type="string">
            <text:p>Edelbier</text:p>
          </table:table-cell>
        </table:table-row>
        <table:table-row table:style-name="ro1">
          <table:table-cell office:value-type="string">
            <text:p>Blank</text:p>
          </table:table-cell>
          <table:table-cell office:value-type="string">
            <text:p>Pilsner Naturtrüb</text:p>
          </table:table-cell>
        </table:table-row>
        <table:table-row table:style-name="ro1">
          <table:table-cell office:value-type="string">
            <text:p>Blank</text:p>
          </table:table-cell>
          <table:table-cell office:value-type="string">
            <text:p>Spezial Dunkel</text:p>
          </table:table-cell>
        </table:table-row>
        <table:table-row table:style-name="ro1">
          <table:table-cell office:value-type="string">
            <text:p>Blank</text:p>
          </table:table-cell>
          <table:table-cell office:value-type="string">
            <text:p>Weisse</text:p>
          </table:table-cell>
        </table:table-row>
        <table:table-row table:style-name="ro1">
          <table:table-cell office:value-type="string">
            <text:p>Blaugies</text:p>
          </table:table-cell>
          <table:table-cell office:value-type="string">
            <text:p>Bière Darbyste</text:p>
          </table:table-cell>
        </table:table-row>
        <table:table-row table:style-name="ro1">
          <table:table-cell office:value-type="string">
            <text:p>Blaugies</text:p>
          </table:table-cell>
          <table:table-cell office:value-type="string">
            <text:p>La Moneuse</text:p>
          </table:table-cell>
        </table:table-row>
        <table:table-row table:style-name="ro1">
          <table:table-cell office:value-type="string">
            <text:p>Blaugies</text:p>
          </table:table-cell>
          <table:table-cell office:value-type="string">
            <text:p>Moneuse Speciale Noël</text:p>
          </table:table-cell>
        </table:table-row>
        <table:table-row table:style-name="ro1">
          <table:table-cell office:value-type="string">
            <text:p>Blaugies</text:p>
          </table:table-cell>
          <table:table-cell office:value-type="string">
            <text:p>Saison d'Epeautre</text:p>
          </table:table-cell>
        </table:table-row>
        <table:table-row table:style-name="ro1">
          <table:table-cell office:value-type="string">
            <text:p>Blicks</text:p>
          </table:table-cell>
          <table:table-cell office:value-type="string">
            <text:p>Blind Side Pale Ale</text:p>
          </table:table-cell>
        </table:table-row>
        <table:table-row table:style-name="ro1">
          <table:table-cell office:value-type="string">
            <text:p>Blind Pig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Blind Tiger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Blind Tiger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Blind Tiger</text:p>
          </table:table-cell>
          <table:table-cell office:value-type="string">
            <text:p>Russian Imperial Stout</text:p>
          </table:table-cell>
        </table:table-row>
        <table:table-row table:style-name="ro1">
          <table:table-cell office:value-type="string">
            <text:p>Blitz-Weinhard</text:p>
          </table:table-cell>
          <table:table-cell office:value-type="string">
            <text:p>Hazelnut Stout</text:p>
          </table:table-cell>
        </table:table-row>
        <table:table-row table:style-name="ro1">
          <table:table-cell office:value-type="string">
            <text:p>Blitz-Weinhard</text:p>
          </table:table-cell>
          <table:table-cell office:value-type="string">
            <text:p>Henry Weinhard's Blue Boar Irish Style Ale</text:p>
          </table:table-cell>
        </table:table-row>
        <table:table-row table:style-name="ro1">
          <table:table-cell office:value-type="string">
            <text:p>Blitz-Weinhard</text:p>
          </table:table-cell>
          <table:table-cell office:value-type="string">
            <text:p>Henry Weinhard's Blue Boar Red Lager</text:p>
          </table:table-cell>
        </table:table-row>
        <table:table-row table:style-name="ro1">
          <table:table-cell office:value-type="string">
            <text:p>Blitz-Weinhard</text:p>
          </table:table-cell>
          <table:table-cell office:value-type="string">
            <text:p>Henry Weinhard's Classic Dark Lager</text:p>
          </table:table-cell>
        </table:table-row>
        <table:table-row table:style-name="ro1">
          <table:table-cell office:value-type="string">
            <text:p>Blossom</text:p>
          </table:table-cell>
          <table:table-cell office:value-type="string">
            <text:p>Maharaja Premium Indian Pilsner</text:p>
          </table:table-cell>
        </table:table-row>
        <table:table-row table:style-name="ro1">
          <table:table-cell office:value-type="string">
            <text:p>BluCreek</text:p>
          </table:table-cell>
          <table:table-cell office:value-type="string">
            <text:p>AltBier</text:p>
          </table:table-cell>
        </table:table-row>
        <table:table-row table:style-name="ro1">
          <table:table-cell office:value-type="string">
            <text:p>BluCreek</text:p>
          </table:table-cell>
          <table:table-cell office:value-type="string">
            <text:p>Zen IPA</text:p>
          </table:table-cell>
        </table:table-row>
        <table:table-row table:style-name="ro1">
          <table:table-cell office:value-type="string">
            <text:p>Blue Blood</text:p>
          </table:table-cell>
          <table:table-cell office:value-type="string">
            <text:p>1327 Pod's ESB</text:p>
          </table:table-cell>
        </table:table-row>
        <table:table-row table:style-name="ro1">
          <table:table-cell office:value-type="string">
            <text:p>Blue Blood</text:p>
          </table:table-cell>
          <table:table-cell office:value-type="string">
            <text:p>1335 Wicked Snout</text:p>
          </table:table-cell>
        </table:table-row>
        <table:table-row table:style-name="ro1">
          <table:table-cell office:value-type="string">
            <text:p>Blue Blood</text:p>
          </table:table-cell>
          <table:table-cell office:value-type="string">
            <text:p>1800 Big Log Wheat</text:p>
          </table:table-cell>
        </table:table-row>
        <table:table-row table:style-name="ro1">
          <table:table-cell office:value-type="string">
            <text:p>Blue Blood</text:p>
          </table:table-cell>
          <table:table-cell office:value-type="string">
            <text:p>834 Happy As Ale</text:p>
          </table:table-cell>
        </table:table-row>
        <table:table-row table:style-name="ro1">
          <table:table-cell office:value-type="string">
            <text:p>Blue Cat</text:p>
          </table:table-cell>
          <table:table-cell office:value-type="string">
            <text:p>Arkham Stout</text:p>
          </table:table-cell>
        </table:table-row>
        <table:table-row table:style-name="ro1">
          <table:table-cell office:value-type="string">
            <text:p>Blue Cat</text:p>
          </table:table-cell>
          <table:table-cell office:value-type="string">
            <text:p>Big Bad Dog Old English Ale</text:p>
          </table:table-cell>
        </table:table-row>
        <table:table-row table:style-name="ro1">
          <table:table-cell office:value-type="string">
            <text:p>Blue Cat</text:p>
          </table:table-cell>
          <table:table-cell office:value-type="string">
            <text:p>Finnegan's Irish Stout</text:p>
          </table:table-cell>
        </table:table-row>
        <table:table-row table:style-name="ro1">
          <table:table-cell office:value-type="string">
            <text:p>Blue Cat</text:p>
          </table:table-cell>
          <table:table-cell office:value-type="string">
            <text:p>Guatemalan Coffee Stout</text:p>
          </table:table-cell>
        </table:table-row>
        <table:table-row table:style-name="ro1">
          <table:table-cell office:value-type="string">
            <text:p>Blue Cat</text:p>
          </table:table-cell>
          <table:table-cell office:value-type="string">
            <text:p>Off The Rail Pale Ale</text:p>
          </table:table-cell>
        </table:table-row>
        <table:table-row table:style-name="ro1">
          <table:table-cell office:value-type="string">
            <text:p>Blue Cat</text:p>
          </table:table-cell>
          <table:table-cell office:value-type="string">
            <text:p>Red Toad Amber Ale</text:p>
          </table:table-cell>
        </table:table-row>
        <table:table-row table:style-name="ro1">
          <table:table-cell office:value-type="string">
            <text:p>Blue Cat</text:p>
          </table:table-cell>
          <table:table-cell office:value-type="string">
            <text:p>River Back Jack IPA</text:p>
          </table:table-cell>
        </table:table-row>
        <table:table-row table:style-name="ro1">
          <table:table-cell office:value-type="string">
            <text:p>Blue Cat</text:p>
          </table:table-cell>
          <table:table-cell office:value-type="string">
            <text:p>Tuck's Tenacious Trippel</text:p>
          </table:table-cell>
        </table:table-row>
        <table:table-row table:style-name="ro1">
          <table:table-cell office:value-type="string">
            <text:p>Blue Cat</text:p>
          </table:table-cell>
          <table:table-cell office:value-type="string">
            <text:p>Wigged Pig Wheat</text:p>
          </table:table-cell>
        </table:table-row>
        <table:table-row table:style-name="ro1">
          <table:table-cell office:value-type="string">
            <text:p>Blue Corn (Albuquerque)</text:p>
          </table:table-cell>
          <table:table-cell office:value-type="string">
            <text:p>Plaza Porter</text:p>
          </table:table-cell>
        </table:table-row>
        <table:table-row table:style-name="ro1">
          <table:table-cell office:value-type="string">
            <text:p>Blue Frog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Blue Frog</text:p>
          </table:table-cell>
          <table:table-cell office:value-type="string">
            <text:p>Red Frog Ale</text:p>
          </table:table-cell>
        </table:table-row>
        <table:table-row table:style-name="ro1">
          <table:table-cell office:value-type="string">
            <text:p>Blue Hen</text:p>
          </table:table-cell>
          <table:table-cell office:value-type="string">
            <text:p>Black and Tan</text:p>
          </table:table-cell>
        </table:table-row>
        <table:table-row table:style-name="ro1">
          <table:table-cell office:value-type="string">
            <text:p>Blue Point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Blue Ridge</text:p>
          </table:table-cell>
          <table:table-cell office:value-type="string">
            <text:p>Foothills Colonel Paris Pale Ale</text:p>
          </table:table-cell>
        </table:table-row>
        <table:table-row table:style-name="ro1">
          <table:table-cell office:value-type="string">
            <text:p>Blue Water</text:p>
          </table:table-cell>
          <table:table-cell office:value-type="string">
            <text:p>Arrowhead Red Ale</text:p>
          </table:table-cell>
        </table:table-row>
        <table:table-row table:style-name="ro1">
          <table:table-cell office:value-type="string">
            <text:p>Blue Water</text:p>
          </table:table-cell>
          <table:table-cell office:value-type="string">
            <text:p>Endless Winter Brown Ale</text:p>
          </table:table-cell>
        </table:table-row>
        <table:table-row table:style-name="ro1">
          <table:table-cell office:value-type="string">
            <text:p>Blue Water</text:p>
          </table:table-cell>
          <table:table-cell office:value-type="string">
            <text:p>Misty Mountain Oatmeal Stout</text:p>
          </table:table-cell>
        </table:table-row>
        <table:table-row table:style-name="ro1">
          <table:table-cell office:value-type="string">
            <text:p>Blue Water</text:p>
          </table:table-cell>
          <table:table-cell office:value-type="string">
            <text:p>Palisades Pale Ale</text:p>
          </table:table-cell>
        </table:table-row>
        <table:table-row table:style-name="ro1">
          <table:table-cell office:value-type="string">
            <text:p>Blue Water</text:p>
          </table:table-cell>
          <table:table-cell office:value-type="string">
            <text:p>Sabre Tooth IPA</text:p>
          </table:table-cell>
        </table:table-row>
        <table:table-row table:style-name="ro1">
          <table:table-cell office:value-type="string">
            <text:p>Bluegrass #2</text:p>
          </table:table-cell>
          <table:table-cell office:value-type="string">
            <text:p>American Pale Ale</text:p>
          </table:table-cell>
        </table:table-row>
        <table:table-row table:style-name="ro1">
          <table:table-cell office:value-type="string">
            <text:p>Bluegrass #2</text:p>
          </table:table-cell>
          <table:table-cell office:value-type="string">
            <text:p>Bearded Pete's Barleywine</text:p>
          </table:table-cell>
        </table:table-row>
        <table:table-row table:style-name="ro1">
          <table:table-cell office:value-type="string">
            <text:p>Bluegrass #2</text:p>
          </table:table-cell>
          <table:table-cell office:value-type="string">
            <text:p>Dark Star</text:p>
          </table:table-cell>
        </table:table-row>
        <table:table-row table:style-name="ro1">
          <table:table-cell office:value-type="string">
            <text:p>Bluegrass #2</text:p>
          </table:table-cell>
          <table:table-cell office:value-type="string">
            <text:p>Hell for Certain</text:p>
          </table:table-cell>
        </table:table-row>
        <table:table-row table:style-name="ro1">
          <table:table-cell office:value-type="string">
            <text:p>Bluegrass</text:p>
          </table:table-cell>
          <table:table-cell office:value-type="string">
            <text:p>Altbier</text:p>
          </table:table-cell>
        </table:table-row>
        <table:table-row table:style-name="ro1">
          <table:table-cell office:value-type="string">
            <text:p>Bluegrass</text:p>
          </table:table-cell>
          <table:table-cell office:value-type="string">
            <text:p>Bourbon Barrel Stout</text:p>
          </table:table-cell>
        </table:table-row>
        <table:table-row table:style-name="ro1">
          <table:table-cell office:value-type="string">
            <text:p>Bluegrass</text:p>
          </table:table-cell>
          <table:table-cell office:value-type="string">
            <text:p>Louisville Kölsch</text:p>
          </table:table-cell>
        </table:table-row>
        <table:table-row table:style-name="ro1">
          <table:table-cell office:value-type="string">
            <text:p>Boag's</text:p>
          </table:table-cell>
          <table:table-cell office:value-type="string">
            <text:p>Premium Lager</text:p>
          </table:table-cell>
        </table:table-row>
        <table:table-row table:style-name="ro1">
          <table:table-cell office:value-type="string">
            <text:p>Bockor</text:p>
          </table:table-cell>
          <table:table-cell office:value-type="string">
            <text:p>Bellegems Bruin</text:p>
          </table:table-cell>
        </table:table-row>
        <table:table-row table:style-name="ro1">
          <table:table-cell office:value-type="string">
            <text:p>Bocq</text:p>
          </table:table-cell>
          <table:table-cell office:value-type="string">
            <text:p>Blanche de Namur</text:p>
          </table:table-cell>
        </table:table-row>
        <table:table-row table:style-name="ro1">
          <table:table-cell office:value-type="string">
            <text:p>Bocq</text:p>
          </table:table-cell>
          <table:table-cell office:value-type="string">
            <text:p>Blanche des Moines</text:p>
          </table:table-cell>
        </table:table-row>
        <table:table-row table:style-name="ro1">
          <table:table-cell office:value-type="string">
            <text:p>Bocq</text:p>
          </table:table-cell>
          <table:table-cell office:value-type="string">
            <text:p>Triple Moine</text:p>
          </table:table-cell>
        </table:table-row>
        <table:table-row table:style-name="ro1">
          <table:table-cell office:value-type="string">
            <text:p>Boddington's</text:p>
          </table:table-cell>
          <table:table-cell office:value-type="string">
            <text:p>Pub Ale Draught</text:p>
          </table:table-cell>
        </table:table-row>
        <table:table-row table:style-name="ro1">
          <table:table-cell office:value-type="string">
            <text:p>Bøgedal</text:p>
          </table:table-cell>
          <table:table-cell office:value-type="string">
            <text:p>Nr. 127</text:p>
          </table:table-cell>
        </table:table-row>
        <table:table-row table:style-name="ro1">
          <table:table-cell office:value-type="string">
            <text:p>Bohannon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Bohannon</text:p>
          </table:table-cell>
          <table:table-cell office:value-type="string">
            <text:p>Vanilla Creme Ale</text:p>
          </table:table-cell>
        </table:table-row>
        <table:table-row table:style-name="ro1">
          <table:table-cell office:value-type="string">
            <text:p>Boiler Room</text:p>
          </table:table-cell>
          <table:table-cell office:value-type="string">
            <text:p>Colorado Belle Dark</text:p>
          </table:table-cell>
        </table:table-row>
        <table:table-row table:style-name="ro1">
          <table:table-cell office:value-type="string">
            <text:p>Bolten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Bones</text:p>
          </table:table-cell>
          <table:table-cell office:value-type="string">
            <text:p>Allie-saur Amber Ale</text:p>
          </table:table-cell>
        </table:table-row>
        <table:table-row table:style-name="ro1">
          <table:table-cell office:value-type="string">
            <text:p>Bones</text:p>
          </table:table-cell>
          <table:table-cell office:value-type="string">
            <text:p>Belgian White</text:p>
          </table:table-cell>
        </table:table-row>
        <table:table-row table:style-name="ro1">
          <table:table-cell office:value-type="string">
            <text:p>Bones</text:p>
          </table:table-cell>
          <table:table-cell office:value-type="string">
            <text:p>Dussel</text:p>
          </table:table-cell>
        </table:table-row>
        <table:table-row table:style-name="ro1">
          <table:table-cell office:value-type="string">
            <text:p>Bones</text:p>
          </table:table-cell>
          <table:table-cell office:value-type="string">
            <text:p>OAKtoberfest</text:p>
          </table:table-cell>
        </table:table-row>
        <table:table-row table:style-name="ro1">
          <table:table-cell office:value-type="string">
            <text:p>Bones</text:p>
          </table:table-cell>
          <table:table-cell office:value-type="string">
            <text:p>Raptor Red Ale</text:p>
          </table:table-cell>
        </table:table-row>
        <table:table-row table:style-name="ro1">
          <table:table-cell office:value-type="string">
            <text:p>Bones</text:p>
          </table:table-cell>
          <table:table-cell office:value-type="string">
            <text:p>Sharptooth Volcanic Porter</text:p>
          </table:table-cell>
        </table:table-row>
        <table:table-row table:style-name="ro1">
          <table:table-cell office:value-type="string">
            <text:p>Bones</text:p>
          </table:table-cell>
          <table:table-cell office:value-type="string">
            <text:p>Spike Tail Stout</text:p>
          </table:table-cell>
        </table:table-row>
        <table:table-row table:style-name="ro1">
          <table:table-cell office:value-type="string">
            <text:p>Bones</text:p>
          </table:table-cell>
          <table:table-cell office:value-type="string">
            <text:p>Veloci-Weizen</text:p>
          </table:table-cell>
        </table:table-row>
        <table:table-row table:style-name="ro1">
          <table:table-cell office:value-type="string">
            <text:p>Bonfire</text:p>
          </table:table-cell>
          <table:table-cell office:value-type="string">
            <text:p>Promethean Porter</text:p>
          </table:table-cell>
        </table:table-row>
        <table:table-row table:style-name="ro1">
          <table:table-cell office:value-type="string">
            <text:p>Boon Rawd (Pathum Thani)</text:p>
          </table:table-cell>
          <table:table-cell office:value-type="string">
            <text:p>Singha</text:p>
          </table:table-cell>
        </table:table-row>
        <table:table-row table:style-name="ro1">
          <table:table-cell office:value-type="string">
            <text:p>Boon Rawd (Samsen)</text:p>
          </table:table-cell>
          <table:table-cell office:value-type="string">
            <text:p>Singha</text:p>
          </table:table-cell>
        </table:table-row>
        <table:table-row table:style-name="ro1">
          <table:table-cell office:value-type="string">
            <text:p>Boon Rawd (Samsen)</text:p>
          </table:table-cell>
          <table:table-cell office:value-type="string">
            <text:p>Singha Gold</text:p>
          </table:table-cell>
        </table:table-row>
        <table:table-row table:style-name="ro1">
          <table:table-cell office:value-type="string">
            <text:p>Boon</text:p>
          </table:table-cell>
          <table:table-cell office:value-type="string">
            <text:p>Framboise 1997</text:p>
          </table:table-cell>
        </table:table-row>
        <table:table-row table:style-name="ro1">
          <table:table-cell office:value-type="string">
            <text:p>Boon</text:p>
          </table:table-cell>
          <table:table-cell office:value-type="string">
            <text:p>Geuze</text:p>
          </table:table-cell>
        </table:table-row>
        <table:table-row table:style-name="ro1">
          <table:table-cell office:value-type="string">
            <text:p>Boon</text:p>
          </table:table-cell>
          <table:table-cell office:value-type="string">
            <text:p>Kriek</text:p>
          </table:table-cell>
        </table:table-row>
        <table:table-row table:style-name="ro1">
          <table:table-cell office:value-type="string">
            <text:p>Boon</text:p>
          </table:table-cell>
          <table:table-cell office:value-type="string">
            <text:p>Mariage Parfait 1995</text:p>
          </table:table-cell>
        </table:table-row>
        <table:table-row table:style-name="ro1">
          <table:table-cell office:value-type="string">
            <text:p>Boon</text:p>
          </table:table-cell>
          <table:table-cell office:value-type="string">
            <text:p>Pertotale Faro</text:p>
          </table:table-cell>
        </table:table-row>
        <table:table-row table:style-name="ro1">
          <table:table-cell office:value-type="string">
            <text:p>Bootleggers (Bakersfield)</text:p>
          </table:table-cell>
          <table:table-cell office:value-type="string">
            <text:p>34th Street Porter</text:p>
          </table:table-cell>
        </table:table-row>
        <table:table-row table:style-name="ro1">
          <table:table-cell office:value-type="string">
            <text:p>Bootleggers (Bakersfield)</text:p>
          </table:table-cell>
          <table:table-cell office:value-type="string">
            <text:p>Big Red</text:p>
          </table:table-cell>
        </table:table-row>
        <table:table-row table:style-name="ro1">
          <table:table-cell office:value-type="string">
            <text:p>Bootleggers (Bakersfield)</text:p>
          </table:table-cell>
          <table:table-cell office:value-type="string">
            <text:p>Bourbon Street Stout</text:p>
          </table:table-cell>
        </table:table-row>
        <table:table-row table:style-name="ro1">
          <table:table-cell office:value-type="string">
            <text:p>Bootleggers (Bakersfield)</text:p>
          </table:table-cell>
          <table:table-cell office:value-type="string">
            <text:p>Double ZZ Raspberry Wheat</text:p>
          </table:table-cell>
        </table:table-row>
        <table:table-row table:style-name="ro1">
          <table:table-cell office:value-type="string">
            <text:p>Bootleggers (Bakersfield)</text:p>
          </table:table-cell>
          <table:table-cell office:value-type="string">
            <text:p>Fiesta Ale</text:p>
          </table:table-cell>
        </table:table-row>
        <table:table-row table:style-name="ro1">
          <table:table-cell office:value-type="string">
            <text:p>Bootleggers (Bakersfield)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Bootleggers (Bakersfield)</text:p>
          </table:table-cell>
          <table:table-cell office:value-type="string">
            <text:p>Snakebite Ale</text:p>
          </table:table-cell>
        </table:table-row>
        <table:table-row table:style-name="ro1">
          <table:table-cell office:value-type="string">
            <text:p>Bootleggers (Bakersfield)</text:p>
          </table:table-cell>
          <table:table-cell office:value-type="string">
            <text:p>Summer Wheat</text:p>
          </table:table-cell>
        </table:table-row>
        <table:table-row table:style-name="ro1">
          <table:table-cell office:value-type="string">
            <text:p>Bootleggers (Bakersfield)</text:p>
          </table:table-cell>
          <table:table-cell office:value-type="string">
            <text:p>Voluptuous Blonde</text:p>
          </table:table-cell>
        </table:table-row>
        <table:table-row table:style-name="ro1">
          <table:table-cell office:value-type="string">
            <text:p>Bootleggers (Casper)</text:p>
          </table:table-cell>
          <table:table-cell office:value-type="string">
            <text:p>Beartrap Brown</text:p>
          </table:table-cell>
        </table:table-row>
        <table:table-row table:style-name="ro1">
          <table:table-cell office:value-type="string">
            <text:p>Boscos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Boscos</text:p>
          </table:table-cell>
          <table:table-cell office:value-type="string">
            <text:p>Germantown Alt</text:p>
          </table:table-cell>
        </table:table-row>
        <table:table-row table:style-name="ro1">
          <table:table-cell office:value-type="string">
            <text:p>Bosque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Bosteels</text:p>
          </table:table-cell>
          <table:table-cell office:value-type="string">
            <text:p>Deus Brut des Flandres</text:p>
          </table:table-cell>
        </table:table-row>
        <table:table-row table:style-name="ro1">
          <table:table-cell office:value-type="string">
            <text:p>Bosteels</text:p>
          </table:table-cell>
          <table:table-cell office:value-type="string">
            <text:p>Pauwel Kwak</text:p>
          </table:table-cell>
        </table:table-row>
        <table:table-row table:style-name="ro1">
          <table:table-cell office:value-type="string">
            <text:p>Bosteels</text:p>
          </table:table-cell>
          <table:table-cell office:value-type="string">
            <text:p>Tripel Karmeliet</text:p>
          </table:table-cell>
        </table:table-row>
        <table:table-row table:style-name="ro1">
          <table:table-cell office:value-type="string">
            <text:p>Boston Beer Company (Cincinnati)</text:p>
          </table:table-cell>
          <table:table-cell office:value-type="string">
            <text:p>Samuel Adams Boston Lager</text:p>
          </table:table-cell>
        </table:table-row>
        <table:table-row table:style-name="ro1">
          <table:table-cell office:value-type="string">
            <text:p>Boston Beer Company (Cincinnati)</text:p>
          </table:table-cell>
          <table:table-cell office:value-type="string">
            <text:p>Samuel Adams Spring Ale</text:p>
          </table:table-cell>
        </table:table-row>
        <table:table-row table:style-name="ro1">
          <table:table-cell office:value-type="string">
            <text:p>Boston Beer Company (Cincinnati)</text:p>
          </table:table-cell>
          <table:table-cell office:value-type="string">
            <text:p>Samuel Adams White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Griffin's Bow Oaked Blonde Barleywine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Hard Core Crisp Apple Cider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Infinium 2010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Latitude 48 IPA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Longshot American Pale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Longshot Black Lager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Longshot Double IPA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Longshot Grape Pale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Longshot Hazelnut Brown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Longshot Traditional Bock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Longshot Weizenbock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ple A Pils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Black Lager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Boston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Boston Lager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Brown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Cherry Wheat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Chocolate Bock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Cream Stout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Double Bock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Golden Pilsner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Hallertau Imperial Pilsner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Holiday Porter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Honey Porter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Imperial Stout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Imperial Whit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Noble Pils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Norse Legend Sahti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Octoberfest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Old Fezziwig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Revolutionary Rye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Scotch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Summer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Triplebock 1994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Triplebock 1995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Triplebock 1997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Utopias MMIV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White Ale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White Christmas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Samuel Adams Winter Lager</text:p>
          </table:table-cell>
        </table:table-row>
        <table:table-row table:style-name="ro1">
          <table:table-cell office:value-type="string">
            <text:p>Boston Beer Company</text:p>
          </table:table-cell>
          <table:table-cell office:value-type="string">
            <text:p>Verloren Gose</text:p>
          </table:table-cell>
        </table:table-row>
        <table:table-row table:style-name="ro1">
          <table:table-cell office:value-type="string">
            <text:p>Boston Beer Works</text:p>
          </table:table-cell>
          <table:table-cell office:value-type="string">
            <text:p>Boston Red</text:p>
          </table:table-cell>
        </table:table-row>
        <table:table-row table:style-name="ro1">
          <table:table-cell office:value-type="string">
            <text:p>Boston Beer Works</text:p>
          </table:table-cell>
          <table:table-cell office:value-type="string">
            <text:p>Buckeye Oatmeal Stout</text:p>
          </table:table-cell>
        </table:table-row>
        <table:table-row table:style-name="ro1">
          <table:table-cell office:value-type="string">
            <text:p>Boston Beer Works</text:p>
          </table:table-cell>
          <table:table-cell office:value-type="string">
            <text:p>Curley's Irish Style Stout</text:p>
          </table:table-cell>
        </table:table-row>
        <table:table-row table:style-name="ro1">
          <table:table-cell office:value-type="string">
            <text:p>Boston Beer Works</text:p>
          </table:table-cell>
          <table:table-cell office:value-type="string">
            <text:p>Fenway American Pale Ale</text:p>
          </table:table-cell>
        </table:table-row>
        <table:table-row table:style-name="ro1">
          <table:table-cell office:value-type="string">
            <text:p>Boston Beer Works</text:p>
          </table:table-cell>
          <table:table-cell office:value-type="string">
            <text:p>Hercules Stong Ale</text:p>
          </table:table-cell>
        </table:table-row>
        <table:table-row table:style-name="ro1">
          <table:table-cell office:value-type="string">
            <text:p>Boston Beer Work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Boston Beer Works</text:p>
          </table:table-cell>
          <table:table-cell office:value-type="string">
            <text:p>Kenmore Kölsch</text:p>
          </table:table-cell>
        </table:table-row>
        <table:table-row table:style-name="ro1">
          <table:table-cell office:value-type="string">
            <text:p>Boulder Creek</text:p>
          </table:table-cell>
          <table:table-cell office:value-type="string">
            <text:p>Abbey Road</text:p>
          </table:table-cell>
        </table:table-row>
        <table:table-row table:style-name="ro1">
          <table:table-cell office:value-type="string">
            <text:p>Boulder Creek</text:p>
          </table:table-cell>
          <table:table-cell office:value-type="string">
            <text:p>Big Brown Ale</text:p>
          </table:table-cell>
        </table:table-row>
        <table:table-row table:style-name="ro1">
          <table:table-cell office:value-type="string">
            <text:p>Boulder Creek</text:p>
          </table:table-cell>
          <table:table-cell office:value-type="string">
            <text:p>Black Dragon Stout</text:p>
          </table:table-cell>
        </table:table-row>
        <table:table-row table:style-name="ro1">
          <table:table-cell office:value-type="string">
            <text:p>Boulder Creek</text:p>
          </table:table-cell>
          <table:table-cell office:value-type="string">
            <text:p>Blackberry Cooler</text:p>
          </table:table-cell>
        </table:table-row>
        <table:table-row table:style-name="ro1">
          <table:table-cell office:value-type="string">
            <text:p>Boulder Creek</text:p>
          </table:table-cell>
          <table:table-cell office:value-type="string">
            <text:p>Kingsley's Irish Stout</text:p>
          </table:table-cell>
        </table:table-row>
        <table:table-row table:style-name="ro1">
          <table:table-cell office:value-type="string">
            <text:p>Boulder Creek</text:p>
          </table:table-cell>
          <table:table-cell office:value-type="string">
            <text:p>Lompico Pride Ale</text:p>
          </table:table-cell>
        </table:table-row>
        <table:table-row table:style-name="ro1">
          <table:table-cell office:value-type="string">
            <text:p>Boulder Creek</text:p>
          </table:table-cell>
          <table:table-cell office:value-type="string">
            <text:p>Redwood Ale</text:p>
          </table:table-cell>
        </table:table-row>
        <table:table-row table:style-name="ro1">
          <table:table-cell office:value-type="string">
            <text:p>Boulder Creek</text:p>
          </table:table-cell>
          <table:table-cell office:value-type="string">
            <text:p>Summer Wheat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American Red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Beckett's Grizzly Amber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Beckett's Harvest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Beckett's Ram's Gold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Beckett's Red Dog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Beckett's Stout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Beckett's Taddy Porter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Buffalo Gold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Cold Hop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Dragonhösen Imperial Oktoberfest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Extra Pale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Flashback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Flatirons ESB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Fresh Tracks Wet Hop Copper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Fryed Fresh Hopped Rye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GABF 25th Year Beer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Hazed &amp; Infused Dry-Hopped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Hoopla Pale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Killer Penguin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MoJo India Pale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Mojo Risin'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Never Summer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Obovoid Empirical Stout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Pass Time Pale Ale / Boulder Pale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Planet Bluegrass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Planet Porter / Boulder Porter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Singletrack Copper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Sundance Amber Ale / Boulder Amber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Sweaty Betty Blonde Ale</text:p>
          </table:table-cell>
        </table:table-row>
        <table:table-row table:style-name="ro1">
          <table:table-cell office:value-type="string">
            <text:p>Boulder</text:p>
          </table:table-cell>
          <table:table-cell office:value-type="string">
            <text:p>Wrigley Red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21st Anniversary Fresh Hop Ale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Bob's 47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Boss Tom's Golden Bock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Bourbon Barrel Quad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Bully! Porter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Chocolate Ale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Collaboration #1 Imperial Pilsner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Collaboration #2 White IPA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Collaboration #3 Stingo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Dark Truth Stout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Double Wide I.P.A.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Dry Stout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Grainstorm Black Rye IPA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Harvest Dance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Imperial Stout 2011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Imperial Stout 2013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Irish Ale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Long Strange Tripel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Love Child #1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Love Child #2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Lunar Ale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Nommo Dubbel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Nut Cracker Ale 2008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Reverb Imperial Pilsener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Rye-on-Rye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Saison-Brett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Seeyoulator Doppelbock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Single-Wide IPA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Tank 7 Saison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Ten Penny American Bitter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The Sixth Glass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Two Jokers Double Wit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Unfiltered Wheat Beer</text:p>
          </table:table-cell>
        </table:table-row>
        <table:table-row table:style-name="ro1">
          <table:table-cell office:value-type="string">
            <text:p>Boulevard</text:p>
          </table:table-cell>
          <table:table-cell office:value-type="string">
            <text:p>Zōn</text:p>
          </table:table-cell>
        </table:table-row>
        <table:table-row table:style-name="ro1">
          <table:table-cell office:value-type="string">
            <text:p>Boundary Bay</text:p>
          </table:table-cell>
          <table:table-cell office:value-type="string">
            <text:p>Doppel Bock</text:p>
          </table:table-cell>
        </table:table-row>
        <table:table-row table:style-name="ro1">
          <table:table-cell office:value-type="string">
            <text:p>Bov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Box Office</text:p>
          </table:table-cell>
          <table:table-cell office:value-type="string">
            <text:p>Coal Porter</text:p>
          </table:table-cell>
        </table:table-row>
        <table:table-row table:style-name="ro1">
          <table:table-cell office:value-type="string">
            <text:p>Boxer</text:p>
          </table:table-cell>
          <table:table-cell office:value-type="string">
            <text:p>Brunette</text:p>
          </table:table-cell>
        </table:table-row>
        <table:table-row table:style-name="ro1">
          <table:table-cell office:value-type="string">
            <text:p>Boxer</text:p>
          </table:table-cell>
          <table:table-cell office:value-type="string">
            <text:p>La Biére du Demon</text:p>
          </table:table-cell>
        </table:table-row>
        <table:table-row table:style-name="ro1">
          <table:table-cell office:value-type="string">
            <text:p>Bradley's</text:p>
          </table:table-cell>
          <table:table-cell office:value-type="string">
            <text:p>Altbier</text:p>
          </table:table-cell>
        </table:table-row>
        <table:table-row table:style-name="ro1">
          <table:table-cell office:value-type="string">
            <text:p>Bradley's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Brains</text:p>
          </table:table-cell>
          <table:table-cell office:value-type="string">
            <text:p>Traditional Welsh Ale</text:p>
          </table:table-cell>
        </table:table-row>
        <table:table-row table:style-name="ro1">
          <table:table-cell office:value-type="string">
            <text:p>Brakspear</text:p>
          </table:table-cell>
          <table:table-cell office:value-type="string">
            <text:p>Coniston Bluebird Bitter</text:p>
          </table:table-cell>
        </table:table-row>
        <table:table-row table:style-name="ro1">
          <table:table-cell office:value-type="string">
            <text:p>Brakspear</text:p>
          </table:table-cell>
          <table:table-cell office:value-type="string">
            <text:p>Henley Ale</text:p>
          </table:table-cell>
        </table:table-row>
        <table:table-row table:style-name="ro1">
          <table:table-cell office:value-type="string">
            <text:p>Brandevor</text:p>
          </table:table-cell>
          <table:table-cell office:value-type="string">
            <text:p>Publick House</text:p>
          </table:table-cell>
        </table:table-row>
        <table:table-row table:style-name="ro1">
          <table:table-cell office:value-type="string">
            <text:p>Brasal</text:p>
          </table:table-cell>
          <table:table-cell office:value-type="string">
            <text:p>Special Amber Lager</text:p>
          </table:table-cell>
        </table:table-row>
        <table:table-row table:style-name="ro1">
          <table:table-cell office:value-type="string">
            <text:p>Brasileira</text:p>
          </table:table-cell>
          <table:table-cell office:value-type="string">
            <text:p>Xingu Black Beer</text:p>
          </table:table-cell>
        </table:table-row>
        <table:table-row table:style-name="ro1">
          <table:table-cell office:value-type="string">
            <text:p>Brau Brothers</text:p>
          </table:table-cell>
          <table:table-cell office:value-type="string">
            <text:p>Bàncreagie Peated Scotch Ale</text:p>
          </table:table-cell>
        </table:table-row>
        <table:table-row table:style-name="ro1">
          <table:table-cell office:value-type="string">
            <text:p>Brau Brothers</text:p>
          </table:table-cell>
          <table:table-cell office:value-type="string">
            <text:p>Barrel Aged Belgian Style Quad Ale</text:p>
          </table:table-cell>
        </table:table-row>
        <table:table-row table:style-name="ro1">
          <table:table-cell office:value-type="string">
            <text:p>Brau Brothers</text:p>
          </table:table-cell>
          <table:table-cell office:value-type="string">
            <text:p>Brau Light</text:p>
          </table:table-cell>
        </table:table-row>
        <table:table-row table:style-name="ro1">
          <table:table-cell office:value-type="string">
            <text:p>Brau Brothers</text:p>
          </table:table-cell>
          <table:table-cell office:value-type="string">
            <text:p>Moo Joos Oatmeal Milk Stout</text:p>
          </table:table-cell>
        </table:table-row>
        <table:table-row table:style-name="ro1">
          <table:table-cell office:value-type="string">
            <text:p>Brau Brothers</text:p>
          </table:table-cell>
          <table:table-cell office:value-type="string">
            <text:p>Rye Wyne Ale 2011</text:p>
          </table:table-cell>
        </table:table-row>
        <table:table-row table:style-name="ro1">
          <table:table-cell office:value-type="string">
            <text:p>Brau Brothers</text:p>
          </table:table-cell>
          <table:table-cell office:value-type="string">
            <text:p>Scotch Ale</text:p>
          </table:table-cell>
        </table:table-row>
        <table:table-row table:style-name="ro1">
          <table:table-cell office:value-type="string">
            <text:p>Brau Brothers</text:p>
          </table:table-cell>
          <table:table-cell office:value-type="string">
            <text:p>Sheep Head Ale</text:p>
          </table:table-cell>
        </table:table-row>
        <table:table-row table:style-name="ro1">
          <table:table-cell office:value-type="string">
            <text:p>Brau Brothers</text:p>
          </table:table-cell>
          <table:table-cell office:value-type="string">
            <text:p>The Ring Neck Braun Ale</text:p>
          </table:table-cell>
        </table:table-row>
        <table:table-row table:style-name="ro1">
          <table:table-cell office:value-type="string">
            <text:p>Braumeisters</text:p>
          </table:table-cell>
          <table:table-cell office:value-type="string">
            <text:p>Alf'n Alf</text:p>
          </table:table-cell>
        </table:table-row>
        <table:table-row table:style-name="ro1">
          <table:table-cell office:value-type="string">
            <text:p>Braustelle</text:p>
          </table:table-cell>
          <table:table-cell office:value-type="string">
            <text:p>Freigeist Bierkultur Abraxxxas Smoked Lichtenhainer Weisse</text:p>
          </table:table-cell>
        </table:table-row>
        <table:table-row table:style-name="ro1">
          <table:table-cell office:value-type="string">
            <text:p>Brazos</text:p>
          </table:table-cell>
          <table:table-cell office:value-type="string">
            <text:p>Texas Sunset Amber</text:p>
          </table:table-cell>
        </table:table-row>
        <table:table-row table:style-name="ro1">
          <table:table-cell office:value-type="string">
            <text:p>Breckenridge (Blake)</text:p>
          </table:table-cell>
          <table:table-cell office:value-type="string">
            <text:p>Autumn Ale</text:p>
          </table:table-cell>
        </table:table-row>
        <table:table-row table:style-name="ro1">
          <table:table-cell office:value-type="string">
            <text:p>Breckenridge (Blake)</text:p>
          </table:table-cell>
          <table:table-cell office:value-type="string">
            <text:p>Avalanche Amber</text:p>
          </table:table-cell>
        </table:table-row>
        <table:table-row table:style-name="ro1">
          <table:table-cell office:value-type="string">
            <text:p>Breckenridge (Blake)</text:p>
          </table:table-cell>
          <table:table-cell office:value-type="string">
            <text:p>Ballpark Brown Ale</text:p>
          </table:table-cell>
        </table:table-row>
        <table:table-row table:style-name="ro1">
          <table:table-cell office:value-type="string">
            <text:p>Breckenridge (Blake)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Breckenridge (Blake)</text:p>
          </table:table-cell>
          <table:table-cell office:value-type="string">
            <text:p>Mountain Wheat</text:p>
          </table:table-cell>
        </table:table-row>
        <table:table-row table:style-name="ro1">
          <table:table-cell office:value-type="string">
            <text:p>Breckenridge (Blake)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Breckenridge (Omaha)</text:p>
          </table:table-cell>
          <table:table-cell office:value-type="string">
            <text:p>Avalanche Amber</text:p>
          </table:table-cell>
        </table:table-row>
        <table:table-row table:style-name="ro1">
          <table:table-cell office:value-type="string">
            <text:p>Breckenridge (Omaha)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Breckenridge (Omaha)</text:p>
          </table:table-cell>
          <table:table-cell office:value-type="string">
            <text:p>Mountain Wheat</text:p>
          </table:table-cell>
        </table:table-row>
        <table:table-row table:style-name="ro1">
          <table:table-cell office:value-type="string">
            <text:p>Breckenridge (Omaha)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Breckenridge (Omaha)</text:p>
          </table:table-cell>
          <table:table-cell office:value-type="string">
            <text:p>Raspberry Porter</text:p>
          </table:table-cell>
        </table:table-row>
        <table:table-row table:style-name="ro1">
          <table:table-cell office:value-type="string">
            <text:p>Breckenridge (Omaha)</text:p>
          </table:table-cell>
          <table:table-cell office:value-type="string">
            <text:p>Ryan's Irish Red</text:p>
          </table:table-cell>
        </table:table-row>
        <table:table-row table:style-name="ro1">
          <table:table-cell office:value-type="string">
            <text:p>Breckenridge (Omaha)</text:p>
          </table:table-cell>
          <table:table-cell office:value-type="string">
            <text:p>Ryan's Irish Stout</text:p>
          </table:table-cell>
        </table:table-row>
        <table:table-row table:style-name="ro1">
          <table:table-cell office:value-type="string">
            <text:p>Breckenridge (Omaha)</text:p>
          </table:table-cell>
          <table:table-cell office:value-type="string">
            <text:p>Strong Scotch Ale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471 Double IPA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471 Extra ESB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471 Pilsner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Agave Wheat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Autumn Ale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Avalanche Amber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Christmas Ale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Hefe Proper Ale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Imperial Porter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Lucky U Denver Special Bitter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Lucky U IPA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Mighty Brown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Pandora's Bock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Regal Double Pilsner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Summer Bright Ale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Thunder Stout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Trademark English Pale</text:p>
          </table:table-cell>
        </table:table-row>
        <table:table-row table:style-name="ro1">
          <table:table-cell office:value-type="string">
            <text:p>Breckenridge</text:p>
          </table:table-cell>
          <table:table-cell office:value-type="string">
            <text:p>Vanilla Porter</text:p>
          </table:table-cell>
        </table:table-row>
        <table:table-row table:style-name="ro1">
          <table:table-cell office:value-type="string">
            <text:p>Brew Kettle</text:p>
          </table:table-cell>
          <table:table-cell office:value-type="string">
            <text:p>Big Woody Lager</text:p>
          </table:table-cell>
        </table:table-row>
        <table:table-row table:style-name="ro1">
          <table:table-cell office:value-type="string">
            <text:p>Brew Makers</text:p>
          </table:table-cell>
          <table:table-cell office:value-type="string">
            <text:p>Captain's Pale Ale</text:p>
          </table:table-cell>
        </table:table-row>
        <table:table-row table:style-name="ro1">
          <table:table-cell office:value-type="string">
            <text:p>Brew Makers</text:p>
          </table:table-cell>
          <table:table-cell office:value-type="string">
            <text:p>Doc's Ale</text:p>
          </table:table-cell>
        </table:table-row>
        <table:table-row table:style-name="ro1">
          <table:table-cell office:value-type="string">
            <text:p>Brew Makers</text:p>
          </table:table-cell>
          <table:table-cell office:value-type="string">
            <text:p>Rosed Porter</text:p>
          </table:table-cell>
        </table:table-row>
        <table:table-row table:style-name="ro1">
          <table:table-cell office:value-type="string">
            <text:p>Brew Moon (Boston)</text:p>
          </table:table-cell>
          <table:table-cell office:value-type="string">
            <text:p>Dusseldorf Alt</text:p>
          </table:table-cell>
        </table:table-row>
        <table:table-row table:style-name="ro1">
          <table:table-cell office:value-type="string">
            <text:p>BrewDog</text:p>
          </table:table-cell>
          <table:table-cell office:value-type="string">
            <text:p>Hardcore IPA</text:p>
          </table:table-cell>
        </table:table-row>
        <table:table-row table:style-name="ro1">
          <table:table-cell office:value-type="string">
            <text:p>BrewDog</text:p>
          </table:table-cell>
          <table:table-cell office:value-type="string">
            <text:p>Hop Rocker</text:p>
          </table:table-cell>
        </table:table-row>
        <table:table-row table:style-name="ro1">
          <table:table-cell office:value-type="string">
            <text:p>BrewDog</text:p>
          </table:table-cell>
          <table:table-cell office:value-type="string">
            <text:p>Paradox Glen Grant 1970</text:p>
          </table:table-cell>
        </table:table-row>
        <table:table-row table:style-name="ro1">
          <table:table-cell office:value-type="string">
            <text:p>BrewDog</text:p>
          </table:table-cell>
          <table:table-cell office:value-type="string">
            <text:p>Paradox Islay 1989</text:p>
          </table:table-cell>
        </table:table-row>
        <table:table-row table:style-name="ro1">
          <table:table-cell office:value-type="string">
            <text:p>BrewDog</text:p>
          </table:table-cell>
          <table:table-cell office:value-type="string">
            <text:p>Paradox Macallan 1987</text:p>
          </table:table-cell>
        </table:table-row>
        <table:table-row table:style-name="ro1">
          <table:table-cell office:value-type="string">
            <text:p>BrewDog</text:p>
          </table:table-cell>
          <table:table-cell office:value-type="string">
            <text:p>Paradox Speyside 1998</text:p>
          </table:table-cell>
        </table:table-row>
        <table:table-row table:style-name="ro1">
          <table:table-cell office:value-type="string">
            <text:p>BrewDog</text:p>
          </table:table-cell>
          <table:table-cell office:value-type="string">
            <text:p>Punk IPA</text:p>
          </table:table-cell>
        </table:table-row>
        <table:table-row table:style-name="ro1">
          <table:table-cell office:value-type="string">
            <text:p>BrewDog</text:p>
          </table:table-cell>
          <table:table-cell office:value-type="string">
            <text:p>Storm IPA Islay</text:p>
          </table:table-cell>
        </table:table-row>
        <table:table-row table:style-name="ro1">
          <table:table-cell office:value-type="string">
            <text:p>BrewDog</text:p>
          </table:table-cell>
          <table:table-cell office:value-type="string">
            <text:p>The Physics</text:p>
          </table:table-cell>
        </table:table-row>
        <table:table-row table:style-name="ro1">
          <table:table-cell office:value-type="string">
            <text:p>Brewery at Lake Tahoe</text:p>
          </table:table-cell>
          <table:table-cell office:value-type="string">
            <text:p>Alpine Amber</text:p>
          </table:table-cell>
        </table:table-row>
        <table:table-row table:style-name="ro1">
          <table:table-cell office:value-type="string">
            <text:p>Brewery at Lake Tahoe</text:p>
          </table:table-cell>
          <table:table-cell office:value-type="string">
            <text:p>Bad Ass Ale</text:p>
          </table:table-cell>
        </table:table-row>
        <table:table-row table:style-name="ro1">
          <table:table-cell office:value-type="string">
            <text:p>Brewery at Lake Tahoe</text:p>
          </table:table-cell>
          <table:table-cell office:value-type="string">
            <text:p>Indian Pale Ale</text:p>
          </table:table-cell>
        </table:table-row>
        <table:table-row table:style-name="ro1">
          <table:table-cell office:value-type="string">
            <text:p>Brewery at Lake Tahoe</text:p>
          </table:table-cell>
          <table:table-cell office:value-type="string">
            <text:p>Needle Peak Ale</text:p>
          </table:table-cell>
        </table:table-row>
        <table:table-row table:style-name="ro1">
          <table:table-cell office:value-type="string">
            <text:p>Brewery at Lake Tahoe</text:p>
          </table:table-cell>
          <table:table-cell office:value-type="string">
            <text:p>Paramount Porter</text:p>
          </table:table-cell>
        </table:table-row>
        <table:table-row table:style-name="ro1">
          <table:table-cell office:value-type="string">
            <text:p>Brewery at Lake Tahoe</text:p>
          </table:table-cell>
          <table:table-cell office:value-type="string">
            <text:p>Washoe Wheat</text:p>
          </table:table-cell>
        </table:table-row>
        <table:table-row table:style-name="ro1">
          <table:table-cell office:value-type="string">
            <text:p>Brewery Creek</text:p>
          </table:table-cell>
          <table:table-cell office:value-type="string">
            <text:p>American Blonde</text:p>
          </table:table-cell>
        </table:table-row>
        <table:table-row table:style-name="ro1">
          <table:table-cell office:value-type="string">
            <text:p>Brewery Creek</text:p>
          </table:table-cell>
          <table:table-cell office:value-type="string">
            <text:p>Belgian Wheat</text:p>
          </table:table-cell>
        </table:table-row>
        <table:table-row table:style-name="ro1">
          <table:table-cell office:value-type="string">
            <text:p>Brewery Creek</text:p>
          </table:table-cell>
          <table:table-cell office:value-type="string">
            <text:p>Dark Mild</text:p>
          </table:table-cell>
        </table:table-row>
        <table:table-row table:style-name="ro1">
          <table:table-cell office:value-type="string">
            <text:p>Brewery Creek</text:p>
          </table:table-cell>
          <table:table-cell office:value-type="string">
            <text:p>Dunkel Doppel Weizen Bock</text:p>
          </table:table-cell>
        </table:table-row>
        <table:table-row table:style-name="ro1">
          <table:table-cell office:value-type="string">
            <text:p>Brewery Creek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Brewery Creek</text:p>
          </table:table-cell>
          <table:table-cell office:value-type="string">
            <text:p>Mahogany Ale</text:p>
          </table:table-cell>
        </table:table-row>
        <table:table-row table:style-name="ro1">
          <table:table-cell office:value-type="string">
            <text:p>BrewFarm</text:p>
          </table:table-cell>
          <table:table-cell office:value-type="string">
            <text:p>Matacabras</text:p>
          </table:table-cell>
        </table:table-row>
        <table:table-row table:style-name="ro1">
          <table:table-cell office:value-type="string">
            <text:p>Brewmasters (South Kenosha)</text:p>
          </table:table-cell>
          <table:table-cell office:value-type="string">
            <text:p>Cherry Ice</text:p>
          </table:table-cell>
        </table:table-row>
        <table:table-row table:style-name="ro1">
          <table:table-cell office:value-type="string">
            <text:p>Brewmasters (South Kenosha)</text:p>
          </table:table-cell>
          <table:table-cell office:value-type="string">
            <text:p>Icemaster</text:p>
          </table:table-cell>
        </table:table-row>
        <table:table-row table:style-name="ro1">
          <table:table-cell office:value-type="string">
            <text:p>Brewmasters (South Kenosha)</text:p>
          </table:table-cell>
          <table:table-cell office:value-type="string">
            <text:p>Kenosha Gold</text:p>
          </table:table-cell>
        </table:table-row>
        <table:table-row table:style-name="ro1">
          <table:table-cell office:value-type="string">
            <text:p>Brewmasters (South Kenosha)</text:p>
          </table:table-cell>
          <table:table-cell office:value-type="string">
            <text:p>Nor'West Ale</text:p>
          </table:table-cell>
        </table:table-row>
        <table:table-row table:style-name="ro1">
          <table:table-cell office:value-type="string">
            <text:p>Brewmasters (South Kenosha)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Brewmasters (South Kenosha)</text:p>
          </table:table-cell>
          <table:table-cell office:value-type="string">
            <text:p>Olde St.Nick</text:p>
          </table:table-cell>
        </table:table-row>
        <table:table-row table:style-name="ro1">
          <table:table-cell office:value-type="string">
            <text:p>Brewmasters (South Kenosha)</text:p>
          </table:table-cell>
          <table:table-cell office:value-type="string">
            <text:p>Southport Amber</text:p>
          </table:table-cell>
        </table:table-row>
        <table:table-row table:style-name="ro1">
          <table:table-cell office:value-type="string">
            <text:p>Brewmasters (South Kenosha)</text:p>
          </table:table-cell>
          <table:table-cell office:value-type="string">
            <text:p>Weissenheimer Wheat</text:p>
          </table:table-cell>
        </table:table-row>
        <table:table-row table:style-name="ro1">
          <table:table-cell office:value-type="string">
            <text:p>Brewpub-on-the-Green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Brewpub-on-the-Green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Brewpub-on-the-Green</text:p>
          </table:table-cell>
          <table:table-cell office:value-type="string">
            <text:p>Independence Ale</text:p>
          </table:table-cell>
        </table:table-row>
        <table:table-row table:style-name="ro1">
          <table:table-cell office:value-type="string">
            <text:p>Brewpub-on-the-Green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Brewski (El Segundo)</text:p>
          </table:table-cell>
          <table:table-cell office:value-type="string">
            <text:p>Bar Room Ale</text:p>
          </table:table-cell>
        </table:table-row>
        <table:table-row table:style-name="ro1">
          <table:table-cell office:value-type="string">
            <text:p>Brewski's (Hermosa Beach)</text:p>
          </table:table-cell>
          <table:table-cell office:value-type="string">
            <text:p>Bar Room Ale</text:p>
          </table:table-cell>
        </table:table-row>
        <table:table-row table:style-name="ro1">
          <table:table-cell office:value-type="string">
            <text:p>Brewski's (Hermosa Beach)</text:p>
          </table:table-cell>
          <table:table-cell office:value-type="string">
            <text:p>Bar Room Blonde Lager</text:p>
          </table:table-cell>
        </table:table-row>
        <table:table-row table:style-name="ro1">
          <table:table-cell office:value-type="string">
            <text:p>Brewski's (Hermosa Beach)</text:p>
          </table:table-cell>
          <table:table-cell office:value-type="string">
            <text:p>Bar Room Honey Red Ale</text:p>
          </table:table-cell>
        </table:table-row>
        <table:table-row table:style-name="ro1">
          <table:table-cell office:value-type="string">
            <text:p>Brewski's (Hermosa Beach)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Brewski's (Hermosa Beach)</text:p>
          </table:table-cell>
          <table:table-cell office:value-type="string">
            <text:p>Holiday Salute</text:p>
          </table:table-cell>
        </table:table-row>
        <table:table-row table:style-name="ro1">
          <table:table-cell office:value-type="string">
            <text:p>Brewski's (Hermosa Beach)</text:p>
          </table:table-cell>
          <table:table-cell office:value-type="string">
            <text:p>Munich Helles</text:p>
          </table:table-cell>
        </table:table-row>
        <table:table-row table:style-name="ro1">
          <table:table-cell office:value-type="string">
            <text:p>Brewski's (Hermosa Beach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Brewsters</text:p>
          </table:table-cell>
          <table:table-cell office:value-type="string">
            <text:p>Jezebel</text:p>
          </table:table-cell>
        </table:table-row>
        <table:table-row table:style-name="ro1">
          <table:table-cell office:value-type="string">
            <text:p>Brewsters</text:p>
          </table:table-cell>
          <table:table-cell office:value-type="string">
            <text:p>Mata Hari</text:p>
          </table:table-cell>
        </table:table-row>
        <table:table-row table:style-name="ro1">
          <table:table-cell office:value-type="string">
            <text:p>Brick</text:p>
          </table:table-cell>
          <table:table-cell office:value-type="string">
            <text:p>Premium Lager</text:p>
          </table:table-cell>
        </table:table-row>
        <table:table-row table:style-name="ro1">
          <table:table-cell office:value-type="string">
            <text:p>Brickhouse</text:p>
          </table:table-cell>
          <table:table-cell office:value-type="string">
            <text:p>Get Fuggled</text:p>
          </table:table-cell>
        </table:table-row>
        <table:table-row table:style-name="ro1">
          <table:table-cell office:value-type="string">
            <text:p>Brickhouse</text:p>
          </table:table-cell>
          <table:table-cell office:value-type="string">
            <text:p>Laughing Ass</text:p>
          </table:table-cell>
        </table:table-row>
        <table:table-row table:style-name="ro1">
          <table:table-cell office:value-type="string">
            <text:p>Brickhouse</text:p>
          </table:table-cell>
          <table:table-cell office:value-type="string">
            <text:p>Munich Dunkel</text:p>
          </table:table-cell>
        </table:table-row>
        <table:table-row table:style-name="ro1">
          <table:table-cell office:value-type="string">
            <text:p>Brickhouse</text:p>
          </table:table-cell>
          <table:table-cell office:value-type="string">
            <text:p>Rudolph's Ale</text:p>
          </table:table-cell>
        </table:table-row>
        <table:table-row table:style-name="ro1">
          <table:table-cell office:value-type="string">
            <text:p>Brickhouse</text:p>
          </table:table-cell>
          <table:table-cell office:value-type="string">
            <text:p>Vanilla</text:p>
          </table:table-cell>
        </table:table-row>
        <table:table-row table:style-name="ro1">
          <table:table-cell office:value-type="string">
            <text:p>Brickhouse</text:p>
          </table:table-cell>
          <table:table-cell office:value-type="string">
            <text:p>Vanilla Berry Orange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Beer Town Brown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Black Strap Stout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Blue Heron Bitter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Blue Heron Pale Ale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Bottle Conditioned Porter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Coho Pacific Pale Ale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Ebenezer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Fallen Friar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Haymaker Extra Pale Ale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Hop Czar Imperial IPA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Hop Harvest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Old Knucklehead 1992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Old Knucklehead 1993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Old Knucklehead 1997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Old Knucklehead 1999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Old Knucklehead 2000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Old Knucklehead 2003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Old Knucklehead 2008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Original Ale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Pintail ESB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St.John's Wheat Ale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Sūpris</text:p>
          </table:table-cell>
        </table:table-row>
        <table:table-row table:style-name="ro1">
          <table:table-cell office:value-type="string">
            <text:p>BridgePort</text:p>
          </table:table-cell>
          <table:table-cell office:value-type="string">
            <text:p>XX Stout</text:p>
          </table:table-cell>
        </table:table-row>
        <table:table-row table:style-name="ro1">
          <table:table-cell office:value-type="string">
            <text:p>Bridger</text:p>
          </table:table-cell>
          <table:table-cell office:value-type="string">
            <text:p>Harvest</text:p>
          </table:table-cell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g Ale</text:p>
          </table:table-cell>
        </table:table-row>
        <table:table-row table:style-name="ro1">
          <table:table-cell office:value-type="string">
            <text:p>Brimstone</text:p>
          </table:table-cell>
          <table:table-cell office:value-type="string">
            <text:p>Stone Beer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string">
            <text:p>Laughing Lab Scottish Ale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string">
            <text:p>Red Rocket Pale Ale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string">
            <text:p>Winter Warlock Oatmeal Stout</text:p>
          </table:table-cell>
        </table:table-row>
        <table:table-row table:style-name="ro1">
          <table:table-cell office:value-type="string">
            <text:p>Broad Ripple</text:p>
          </table:table-cell>
          <table:table-cell office:value-type="string">
            <text:p>Extra Special Bitter</text:p>
          </table:table-cell>
        </table:table-row>
        <table:table-row table:style-name="ro1">
          <table:table-cell office:value-type="string">
            <text:p>Broad Ripple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Broad Ripple</text:p>
          </table:table-cell>
          <table:table-cell office:value-type="string">
            <text:p>Lawnmower Pale Ale</text:p>
          </table:table-cell>
        </table:table-row>
        <table:table-row table:style-name="ro1">
          <table:table-cell office:value-type="string">
            <text:p>Broad Ripple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Broad Rippl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Broad Ripple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Broad Ripple</text:p>
          </table:table-cell>
          <table:table-cell office:value-type="string">
            <text:p>Wheat Beer</text:p>
          </table:table-cell>
        </table:table-row>
        <table:table-row table:style-name="ro1">
          <table:table-cell office:value-type="string">
            <text:p>Brøckhouse</text:p>
          </table:table-cell>
          <table:table-cell office:value-type="string">
            <text:p>Draupnir</text:p>
          </table:table-cell>
        </table:table-row>
        <table:table-row table:style-name="ro1">
          <table:table-cell office:value-type="string">
            <text:p>Brøckhouse</text:p>
          </table:table-cell>
          <table:table-cell office:value-type="string">
            <text:p>Esrum Kloster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Black Chocolate Stout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East India Pale Ale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Local 1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string">
            <text:p>Summer Ale</text:p>
          </table:table-cell>
        </table:table-row>
        <table:table-row table:style-name="ro1">
          <table:table-cell office:value-type="string">
            <text:p>Broughton</text:p>
          </table:table-cell>
          <table:table-cell office:value-type="string">
            <text:p>Black Douglas</text:p>
          </table:table-cell>
        </table:table-row>
        <table:table-row table:style-name="ro1">
          <table:table-cell office:value-type="string">
            <text:p>Broughton</text:p>
          </table:table-cell>
          <table:table-cell office:value-type="string">
            <text:p>Kinmount Willie Stout</text:p>
          </table:table-cell>
        </table:table-row>
        <table:table-row table:style-name="ro1">
          <table:table-cell office:value-type="string">
            <text:p>Broughton</text:p>
          </table:table-cell>
          <table:table-cell office:value-type="string">
            <text:p>Merlin's Ale</text:p>
          </table:table-cell>
        </table:table-row>
        <table:table-row table:style-name="ro1">
          <table:table-cell office:value-type="string">
            <text:p>Broughton</text:p>
          </table:table-cell>
          <table:table-cell office:value-type="string">
            <text:p>The Reiver</text:p>
          </table:table-cell>
        </table:table-row>
        <table:table-row table:style-name="ro1">
          <table:table-cell office:value-type="string">
            <text:p>Brouwerij De Horste</text:p>
          </table:table-cell>
          <table:table-cell office:value-type="string">
            <text:p>Vermeer Traditional Dutch Ale</text:p>
          </table:table-cell>
        </table:table-row>
        <table:table-row table:style-name="ro1">
          <table:table-cell office:value-type="string">
            <text:p>Brown Street (Rhinelander)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Brown Street (Rhinelander)</text:p>
          </table:table-cell>
          <table:table-cell office:value-type="string">
            <text:p>Aussie Lager</text:p>
          </table:table-cell>
        </table:table-row>
        <table:table-row table:style-name="ro1">
          <table:table-cell office:value-type="string">
            <text:p>Brown Street (Rhinelander)</text:p>
          </table:table-cell>
          <table:table-cell office:value-type="string">
            <text:p>Czech Pilsner</text:p>
          </table:table-cell>
        </table:table-row>
        <table:table-row table:style-name="ro1">
          <table:table-cell office:value-type="string">
            <text:p>Brown Street (Rhinelander)</text:p>
          </table:table-cell>
          <table:table-cell office:value-type="string">
            <text:p>Munich Helle</text:p>
          </table:table-cell>
        </table:table-row>
        <table:table-row table:style-name="ro1">
          <table:table-cell office:value-type="string">
            <text:p>Brown Street (Rhinelander)</text:p>
          </table:table-cell>
          <table:table-cell office:value-type="string">
            <text:p>South of the Border Light</text:p>
          </table:table-cell>
        </table:table-row>
        <table:table-row table:style-name="ro1">
          <table:table-cell office:value-type="string">
            <text:p>Brown Street (Rhinelander)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Bruery</text:p>
          </table:table-cell>
          <table:table-cell office:value-type="string">
            <text:p>Mischief</text:p>
          </table:table-cell>
        </table:table-row>
        <table:table-row table:style-name="ro1">
          <table:table-cell office:value-type="string">
            <text:p>Bruery</text:p>
          </table:table-cell>
          <table:table-cell office:value-type="string">
            <text:p>Orchard White</text:p>
          </table:table-cell>
        </table:table-row>
        <table:table-row table:style-name="ro1">
          <table:table-cell office:value-type="string">
            <text:p>Bruery</text:p>
          </table:table-cell>
          <table:table-cell office:value-type="string">
            <text:p>Trade Winds Tripel</text:p>
          </table:table-cell>
        </table:table-row>
        <table:table-row table:style-name="ro1">
          <table:table-cell office:value-type="string">
            <text:p>Brugge</text:p>
          </table:table-cell>
          <table:table-cell office:value-type="string">
            <text:p>Voyager</text:p>
          </table:table-cell>
        </table:table-row>
        <table:table-row table:style-name="ro1">
          <table:table-cell office:value-type="string">
            <text:p>Brunehaut</text:p>
          </table:table-cell>
          <table:table-cell office:value-type="string">
            <text:p>Abdij van Saint-Martin Bière Blonde du Tournaisis</text:p>
          </table:table-cell>
        </table:table-row>
        <table:table-row table:style-name="ro1">
          <table:table-cell office:value-type="string">
            <text:p>BT McClintic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BT McClintic</text:p>
          </table:table-cell>
          <table:table-cell office:value-type="string">
            <text:p>McLennium</text:p>
          </table:table-cell>
        </table:table-row>
        <table:table-row table:style-name="ro1">
          <table:table-cell office:value-type="string">
            <text:p>Bucanero</text:p>
          </table:table-cell>
          <table:table-cell office:value-type="string">
            <text:p>Cubanero Fuerte</text:p>
          </table:table-cell>
        </table:table-row>
        <table:table-row table:style-name="ro1">
          <table:table-cell office:value-type="string">
            <text:p>BuckleDown</text:p>
          </table:table-cell>
          <table:table-cell office:value-type="string">
            <text:p>Belt &amp; Suspenders</text:p>
          </table:table-cell>
        </table:table-row>
        <table:table-row table:style-name="ro1">
          <table:table-cell office:value-type="string">
            <text:p>BuckleDown</text:p>
          </table:table-cell>
          <table:table-cell office:value-type="string">
            <text:p>Fiddlesticks</text:p>
          </table:table-cell>
        </table:table-row>
        <table:table-row table:style-name="ro1">
          <table:table-cell office:value-type="string">
            <text:p>Budějovický Měšťanský</text:p>
          </table:table-cell>
          <table:table-cell office:value-type="string">
            <text:p>Budweiser Bürgerbräu ležák</text:p>
          </table:table-cell>
        </table:table-row>
        <table:table-row table:style-name="ro1">
          <table:table-cell office:value-type="string">
            <text:p>Budějovický Měšťanský</text:p>
          </table:table-cell>
          <table:table-cell office:value-type="string">
            <text:p>Crystal Diplomat Dark Beer</text:p>
          </table:table-cell>
        </table:table-row>
        <table:table-row table:style-name="ro1">
          <table:table-cell office:value-type="string">
            <text:p>Budějovický Měšťanský</text:p>
          </table:table-cell>
          <table:table-cell office:value-type="string">
            <text:p>Crystal Lager Beer</text:p>
          </table:table-cell>
        </table:table-row>
        <table:table-row table:style-name="ro1">
          <table:table-cell office:value-type="string">
            <text:p>Budějovický Měšťanský</text:p>
          </table:table-cell>
          <table:table-cell office:value-type="string">
            <text:p>Dark / Tmavý Ležák 12°</text:p>
          </table:table-cell>
        </table:table-row>
        <table:table-row table:style-name="ro1">
          <table:table-cell office:value-type="string">
            <text:p>Budějovický Měšťanský</text:p>
          </table:table-cell>
          <table:table-cell office:value-type="string">
            <text:p>Praga Premium Pils</text:p>
          </table:table-cell>
        </table:table-row>
        <table:table-row table:style-name="ro1">
          <table:table-cell office:value-type="string">
            <text:p>Budějovický Měšťanský</text:p>
          </table:table-cell>
          <table:table-cell office:value-type="string">
            <text:p>Premium / Světlý Ležák 12°</text:p>
          </table:table-cell>
        </table:table-row>
        <table:table-row table:style-name="ro1">
          <table:table-cell office:value-type="string">
            <text:p>Budvar</text:p>
          </table:table-cell>
          <table:table-cell office:value-type="string">
            <text:p>Czechvar / Budvar světlý ležák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Alimony Ale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Belle Hop Porter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Buffalo Amber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Buffalo Brew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Buffalo Special Bitter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Buffalo Stout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Muddy Waters Brown Ale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Old Regular IPA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Pumpkin Ale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Tasmanian Devil</text:p>
          </table:table-cell>
        </table:table-row>
        <table:table-row table:style-name="ro1">
          <table:table-cell office:value-type="string">
            <text:p>Buffalo Bill's</text:p>
          </table:table-cell>
          <table:table-cell office:value-type="string">
            <text:p>White Buffalo Ale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Allgood Amber Ale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Big Ben Brown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Cream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Fall Fest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Fyfe's Highland Ale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Governor's Bitter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Hail Brau Hefeweizen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Kobee Irish Ale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Minister's Mild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Portsmouth Pale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Royal Arms IPA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Stonehenge Stout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The Tower ESB</text:p>
          </table:table-cell>
        </table:table-row>
        <table:table-row table:style-name="ro1">
          <table:table-cell office:value-type="string">
            <text:p>Bull &amp; Bush</text:p>
          </table:table-cell>
          <table:table-cell office:value-type="string">
            <text:p>Yuel Fuel</text:p>
          </table:table-cell>
        </table:table-row>
        <table:table-row table:style-name="ro1">
          <table:table-cell office:value-type="string">
            <text:p>Bull Falls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Bull Falls</text:p>
          </table:table-cell>
          <table:table-cell office:value-type="string">
            <text:p>Kolsch</text:p>
          </table:table-cell>
        </table:table-row>
        <table:table-row table:style-name="ro1">
          <table:table-cell office:value-type="string">
            <text:p>Bull Falls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Bull Falls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Bulldog</text:p>
          </table:table-cell>
          <table:table-cell office:value-type="string">
            <text:p>Aztec Amaranth Ale</text:p>
          </table:table-cell>
        </table:table-row>
        <table:table-row table:style-name="ro1">
          <table:table-cell office:value-type="string">
            <text:p>Burgdorfer</text:p>
          </table:table-cell>
          <table:table-cell office:value-type="string">
            <text:p>Ämme</text:p>
          </table:table-cell>
        </table:table-row>
        <table:table-row table:style-name="ro1">
          <table:table-cell office:value-type="string">
            <text:p>Burgdorfer</text:p>
          </table:table-cell>
          <table:table-cell office:value-type="string">
            <text:p>Helles</text:p>
          </table:table-cell>
        </table:table-row>
        <table:table-row table:style-name="ro1">
          <table:table-cell office:value-type="string">
            <text:p>Burgdorfer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Bombay Bomber IPA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Emerald Irish Ale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McFaddin's Irish Stout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Rye Gold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Ryzberry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Titanium Wheat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Uncle Fester Octoberfest Alt</text:p>
          </table:table-cell>
        </table:table-row>
        <table:table-row table:style-name="ro1">
          <table:table-cell office:value-type="string">
            <text:p>Burlingame Station</text:p>
          </table:table-cell>
          <table:table-cell office:value-type="string">
            <text:p>Zephyr Alt</text:p>
          </table:table-cell>
        </table:table-row>
        <table:table-row table:style-name="ro1">
          <table:table-cell office:value-type="string">
            <text:p>Burton Bridge</text:p>
          </table:table-cell>
          <table:table-cell office:value-type="string">
            <text:p>Burton Porter</text:p>
          </table:table-cell>
        </table:table-row>
        <table:table-row table:style-name="ro1">
          <table:table-cell office:value-type="string">
            <text:p>Burton Bridge</text:p>
          </table:table-cell>
          <table:table-cell office:value-type="string">
            <text:p>India Empire Ale</text:p>
          </table:table-cell>
        </table:table-row>
        <table:table-row table:style-name="ro1">
          <table:table-cell office:value-type="string">
            <text:p>Burton Bridge</text:p>
          </table:table-cell>
          <table:table-cell office:value-type="string">
            <text:p>Olde Expensive Ale</text:p>
          </table:table-cell>
        </table:table-row>
        <table:table-row table:style-name="ro1">
          <table:table-cell office:value-type="string">
            <text:p>Burton Bridge</text:p>
          </table:table-cell>
          <table:table-cell office:value-type="string">
            <text:p>Thomas Sykes Barleywine</text:p>
          </table:table-cell>
        </table:table-row>
        <table:table-row table:style-name="ro1">
          <table:table-cell office:value-type="string">
            <text:p>Butte Creek</text:p>
          </table:table-cell>
          <table:table-cell office:value-type="string">
            <text:p>MateVeza Yerba Mate Gold</text:p>
          </table:table-cell>
        </table:table-row>
        <table:table-row table:style-name="ro1">
          <table:table-cell office:value-type="string">
            <text:p>Butte Creek</text:p>
          </table:table-cell>
          <table:table-cell office:value-type="string">
            <text:p>Organic Porter</text:p>
          </table:table-cell>
        </table:table-row>
        <table:table-row table:style-name="ro1">
          <table:table-cell office:value-type="string">
            <text:p>Butte Creek</text:p>
          </table:table-cell>
          <table:table-cell office:value-type="string">
            <text:p>Organic Revolution XI</text:p>
          </table:table-cell>
        </table:table-row>
        <table:table-row table:style-name="ro1">
          <table:table-cell office:value-type="string">
            <text:p>Butte Creek</text:p>
          </table:table-cell>
          <table:table-cell office:value-type="string">
            <text:p>Roland's Red</text:p>
          </table:table-cell>
        </table:table-row>
        <table:table-row table:style-name="ro1">
          <table:table-cell office:value-type="string">
            <text:p>Butte Creek</text:p>
          </table:table-cell>
          <table:table-cell office:value-type="string">
            <text:p>Train Wreck Organic Barleywine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Anniversary Ale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Bavarian Dark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Bridal Veil Ale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Dunkelweizen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Grand Slam Ale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Independence Ale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Pale Bock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Raspberry Wheat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Riptide Red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San Joaquin Golden Ale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Scotch Ale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Tower Dark</text:p>
          </table:table-cell>
        </table:table-row>
        <table:table-row table:style-name="ro1">
          <table:table-cell office:value-type="string">
            <text:p>Butterfield #1</text:p>
          </table:table-cell>
          <table:table-cell office:value-type="string">
            <text:p>Willamette Pale</text:p>
          </table:table-cell>
        </table:table-row>
        <table:table-row table:style-name="ro1">
          <table:table-cell office:value-type="string">
            <text:p>C. Wiibroe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C.B. &amp; Potts (Cheyenne)</text:p>
          </table:table-cell>
          <table:table-cell office:value-type="string">
            <text:p>Big Horn Big Red Ale</text:p>
          </table:table-cell>
        </table:table-row>
        <table:table-row table:style-name="ro1">
          <table:table-cell office:value-type="string">
            <text:p>C.B. &amp; Potts (Cheyenne)</text:p>
          </table:table-cell>
          <table:table-cell office:value-type="string">
            <text:p>Big Horn Bluesberry</text:p>
          </table:table-cell>
        </table:table-row>
        <table:table-row table:style-name="ro1">
          <table:table-cell office:value-type="string">
            <text:p>C.B. &amp; Potts (Cheyenne)</text:p>
          </table:table-cell>
          <table:table-cell office:value-type="string">
            <text:p>Big Horn Buttface Amber</text:p>
          </table:table-cell>
        </table:table-row>
        <table:table-row table:style-name="ro1">
          <table:table-cell office:value-type="string">
            <text:p>C.B. &amp; Potts (Cheyenne)</text:p>
          </table:table-cell>
          <table:table-cell office:value-type="string">
            <text:p>Big Horn Fort Collins Stout</text:p>
          </table:table-cell>
        </table:table-row>
        <table:table-row table:style-name="ro1">
          <table:table-cell office:value-type="string">
            <text:p>C.B. &amp; Potts (Cheyenne)</text:p>
          </table:table-cell>
          <table:table-cell office:value-type="string">
            <text:p>Big Horn Hefeweizen</text:p>
          </table:table-cell>
        </table:table-row>
        <table:table-row table:style-name="ro1">
          <table:table-cell office:value-type="string">
            <text:p>C.B. &amp; Potts (Cheyenne)</text:p>
          </table:table-cell>
          <table:table-cell office:value-type="string">
            <text:p>Big Horn Light</text:p>
          </table:table-cell>
        </table:table-row>
        <table:table-row table:style-name="ro1">
          <table:table-cell office:value-type="string">
            <text:p>C.B. &amp; Potts (Cheyenne)</text:p>
          </table:table-cell>
          <table:table-cell office:value-type="string">
            <text:p>Big Horn Total Disorder Porter</text:p>
          </table:table-cell>
        </table:table-row>
        <table:table-row table:style-name="ro1">
          <table:table-cell office:value-type="string">
            <text:p>C.B. &amp; Potts (Cheyenne)</text:p>
          </table:table-cell>
          <table:table-cell office:value-type="string">
            <text:p>Big Horn Wyoming Blonde</text:p>
          </table:table-cell>
        </table:table-row>
        <table:table-row table:style-name="ro1">
          <table:table-cell office:value-type="string">
            <text:p>C.B. &amp; Potts (Englewood)</text:p>
          </table:table-cell>
          <table:table-cell office:value-type="string">
            <text:p>Big Horn Total Disorder Porter</text:p>
          </table:table-cell>
        </table:table-row>
        <table:table-row table:style-name="ro1">
          <table:table-cell office:value-type="string">
            <text:p>Ca l'Arenys</text:p>
          </table:table-cell>
          <table:table-cell office:value-type="string">
            <text:p>Guineu Sitges</text:p>
          </table:table-cell>
        </table:table-row>
        <table:table-row table:style-name="ro1">
          <table:table-cell office:value-type="string">
            <text:p>Calanda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Calanda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Caldera</text:p>
          </table:table-cell>
          <table:table-cell office:value-type="string">
            <text:p>Ashland Amber</text:p>
          </table:table-cell>
        </table:table-row>
        <table:table-row table:style-name="ro1">
          <table:table-cell office:value-type="string">
            <text:p>Caldera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Caldera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Caledonian</text:p>
          </table:table-cell>
          <table:table-cell office:value-type="string">
            <text:p>Double Dark</text:p>
          </table:table-cell>
        </table:table-row>
        <table:table-row table:style-name="ro1">
          <table:table-cell office:value-type="string">
            <text:p>Caledonian</text:p>
          </table:table-cell>
          <table:table-cell office:value-type="string">
            <text:p>Golden Promise Traditional Scottish Ale</text:p>
          </table:table-cell>
        </table:table-row>
        <table:table-row table:style-name="ro1">
          <table:table-cell office:value-type="string">
            <text:p>Caledonian</text:p>
          </table:table-cell>
          <table:table-cell office:value-type="string">
            <text:p>MacAndrew's Scotch Ale</text:p>
          </table:table-cell>
        </table:table-row>
        <table:table-row table:style-name="ro1">
          <table:table-cell office:value-type="string">
            <text:p>Calhoun's</text:p>
          </table:table-cell>
          <table:table-cell office:value-type="string">
            <text:p>Cherokee Red Ale</text:p>
          </table:table-cell>
        </table:table-row>
        <table:table-row table:style-name="ro1">
          <table:table-cell office:value-type="string">
            <text:p>California Cider</text:p>
          </table:table-cell>
          <table:table-cell office:value-type="string">
            <text:p>Ace Apple Cider</text:p>
          </table:table-cell>
        </table:table-row>
        <table:table-row table:style-name="ro1">
          <table:table-cell office:value-type="string">
            <text:p>California Cider</text:p>
          </table:table-cell>
          <table:table-cell office:value-type="string">
            <text:p>Ace Fermented Honey Cider</text:p>
          </table:table-cell>
        </table:table-row>
        <table:table-row table:style-name="ro1">
          <table:table-cell office:value-type="string">
            <text:p>California Cider</text:p>
          </table:table-cell>
          <table:table-cell office:value-type="string">
            <text:p>Ace Pear Cider</text:p>
          </table:table-cell>
        </table:table-row>
        <table:table-row table:style-name="ro1">
          <table:table-cell office:value-type="string">
            <text:p>Callahan's</text:p>
          </table:table-cell>
          <table:table-cell office:value-type="string">
            <text:p>Christmas Ale</text:p>
          </table:table-cell>
        </table:table-row>
        <table:table-row table:style-name="ro1">
          <table:table-cell office:value-type="string">
            <text:p>Callahan's</text:p>
          </table:table-cell>
          <table:table-cell office:value-type="string">
            <text:p>Mesa Pale Ale</text:p>
          </table:table-cell>
        </table:table-row>
        <table:table-row table:style-name="ro1">
          <table:table-cell office:value-type="string">
            <text:p>Callahan's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Calwer-Eck</text:p>
          </table:table-cell>
          <table:table-cell office:value-type="string">
            <text:p>Braumeisterbier</text:p>
          </table:table-cell>
        </table:table-row>
        <table:table-row table:style-name="ro1">
          <table:table-cell office:value-type="string">
            <text:p>Calwer-Eck</text:p>
          </table:table-cell>
          <table:table-cell office:value-type="string">
            <text:p>Helles Hefeweizen</text:p>
          </table:table-cell>
        </table:table-row>
        <table:table-row table:style-name="ro1">
          <table:table-cell office:value-type="string">
            <text:p>Calwer-Eck</text:p>
          </table:table-cell>
          <table:table-cell office:value-type="string">
            <text:p>Naturtrübes Pils</text:p>
          </table:table-cell>
        </table:table-row>
        <table:table-row table:style-name="ro1">
          <table:table-cell office:value-type="string">
            <text:p>Calwer-Eck</text:p>
          </table:table-cell>
          <table:table-cell office:value-type="string">
            <text:p>Weihnachtsbier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Charles River Porter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Regatta Golden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Tall Tale Pale Ale</text:p>
          </table:table-cell>
        </table:table-row>
        <table:table-row table:style-name="ro1">
          <table:table-cell office:value-type="string">
            <text:p>Cambridge</text:p>
          </table:table-cell>
          <table:table-cell office:value-type="string">
            <text:p>Wheaten Ale</text:p>
          </table:table-cell>
        </table:table-row>
        <table:table-row table:style-name="ro1">
          <table:table-cell office:value-type="string">
            <text:p>Cameron's</text:p>
          </table:table-cell>
          <table:table-cell office:value-type="string">
            <text:p>Auburn Ale</text:p>
          </table:table-cell>
        </table:table-row>
        <table:table-row table:style-name="ro1">
          <table:table-cell office:value-type="string">
            <text:p>Camerons</text:p>
          </table:table-cell>
          <table:table-cell office:value-type="string">
            <text:p>Long Leg English Fuggles Hop Ale</text:p>
          </table:table-cell>
        </table:table-row>
        <table:table-row table:style-name="ro1">
          <table:table-cell office:value-type="string">
            <text:p>Canadian</text:p>
          </table:table-cell>
          <table:table-cell office:value-type="string">
            <text:p>Listwin's Imported Kodiak Canadian Premium Lager</text:p>
          </table:table-cell>
        </table:table-row>
        <table:table-row table:style-name="ro1">
          <table:table-cell office:value-type="string">
            <text:p>Cantillon</text:p>
          </table:table-cell>
          <table:table-cell office:value-type="string">
            <text:p>Bruocsella 1900 Grand Cru</text:p>
          </table:table-cell>
        </table:table-row>
        <table:table-row table:style-name="ro1">
          <table:table-cell office:value-type="string">
            <text:p>Cantillon</text:p>
          </table:table-cell>
          <table:table-cell office:value-type="string">
            <text:p>Classic Gueuze</text:p>
          </table:table-cell>
        </table:table-row>
        <table:table-row table:style-name="ro1">
          <table:table-cell office:value-type="string">
            <text:p>Cantillon</text:p>
          </table:table-cell>
          <table:table-cell office:value-type="string">
            <text:p>Cuvée des Champions 2003-2004</text:p>
          </table:table-cell>
        </table:table-row>
        <table:table-row table:style-name="ro1">
          <table:table-cell office:value-type="string">
            <text:p>Cantillon</text:p>
          </table:table-cell>
          <table:table-cell office:value-type="string">
            <text:p>Gueuze Bio / Organic Gueuze</text:p>
          </table:table-cell>
        </table:table-row>
        <table:table-row table:style-name="ro1">
          <table:table-cell office:value-type="string">
            <text:p>Cantillon</text:p>
          </table:table-cell>
          <table:table-cell office:value-type="string">
            <text:p>Iris</text:p>
          </table:table-cell>
        </table:table-row>
        <table:table-row table:style-name="ro1">
          <table:table-cell office:value-type="string">
            <text:p>Cantillon</text:p>
          </table:table-cell>
          <table:table-cell office:value-type="string">
            <text:p>Iris 1996</text:p>
          </table:table-cell>
        </table:table-row>
        <table:table-row table:style-name="ro1">
          <table:table-cell office:value-type="string">
            <text:p>Cantillon</text:p>
          </table:table-cell>
          <table:table-cell office:value-type="string">
            <text:p>Kriek 100% Lambic</text:p>
          </table:table-cell>
        </table:table-row>
        <table:table-row table:style-name="ro1">
          <table:table-cell office:value-type="string">
            <text:p>Cantillon</text:p>
          </table:table-cell>
          <table:table-cell office:value-type="string">
            <text:p>Lambic 2002</text:p>
          </table:table-cell>
        </table:table-row>
        <table:table-row table:style-name="ro1">
          <table:table-cell office:value-type="string">
            <text:p>Cantillon</text:p>
          </table:table-cell>
          <table:table-cell office:value-type="string">
            <text:p>Rosé de Gambrinus</text:p>
          </table:table-cell>
        </table:table-row>
        <table:table-row table:style-name="ro1">
          <table:table-cell office:value-type="string">
            <text:p>Cape Ann</text:p>
          </table:table-cell>
          <table:table-cell office:value-type="string">
            <text:p>Fisherman's Brew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Autumnal Fire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Baltic Porter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Bavarian Lager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Blonde Doppelbock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Dark Doppelbock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Fest Beer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Garten Bräu Fest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Hop Bock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Kirby's Experimental Brew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Kloster Weizen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Munich Dark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Special Pilsner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Supper Club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Weizen Doppelbock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Wild Rice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Winter Skål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Wisconsin Amber</text:p>
          </table:table-cell>
        </table:table-row>
        <table:table-row table:style-name="ro1">
          <table:table-cell office:value-type="string">
            <text:p>Capitol City (Arlington)</text:p>
          </table:table-cell>
          <table:table-cell office:value-type="string">
            <text:p>Prohibition Porter</text:p>
          </table:table-cell>
        </table:table-row>
        <table:table-row table:style-name="ro1">
          <table:table-cell office:value-type="string">
            <text:p>Capitol City (New York Avenue)</text:p>
          </table:table-cell>
          <table:table-cell office:value-type="string">
            <text:p>Eleanor's Amber</text:p>
          </table:table-cell>
        </table:table-row>
        <table:table-row table:style-name="ro1">
          <table:table-cell office:value-type="string">
            <text:p>Capitol City (New York Avenue)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Capitol City (New York Avenue)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Capitol City (New York Avenue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Captains City</text:p>
          </table:table-cell>
          <table:table-cell office:value-type="string">
            <text:p>Skookum Stout</text:p>
          </table:table-cell>
        </table:table-row>
        <table:table-row table:style-name="ro1">
          <table:table-cell office:value-type="string">
            <text:p>Caracole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Caracole</text:p>
          </table:table-cell>
          <table:table-cell office:value-type="string">
            <text:p>Nostradamus</text:p>
          </table:table-cell>
        </table:table-row>
        <table:table-row table:style-name="ro1">
          <table:table-cell office:value-type="string">
            <text:p>Caracole</text:p>
          </table:table-cell>
          <table:table-cell office:value-type="string">
            <text:p>Saxo</text:p>
          </table:table-cell>
        </table:table-row>
        <table:table-row table:style-name="ro1">
          <table:table-cell office:value-type="string">
            <text:p>Caracole</text:p>
          </table:table-cell>
          <table:table-cell office:value-type="string">
            <text:p>Troublette</text:p>
          </table:table-cell>
        </table:table-row>
        <table:table-row table:style-name="ro1">
          <table:table-cell office:value-type="string">
            <text:p>Cardinal</text:p>
          </table:table-cell>
          <table:table-cell office:value-type="string">
            <text:p>Devil Anse Lager</text:p>
          </table:table-cell>
        </table:table-row>
        <table:table-row table:style-name="ro1">
          <table:table-cell office:value-type="string">
            <text:p>Carlow</text:p>
          </table:table-cell>
          <table:table-cell office:value-type="string">
            <text:p>Curim Gold Celtic Wheat Beer</text:p>
          </table:table-cell>
        </table:table-row>
        <table:table-row table:style-name="ro1">
          <table:table-cell office:value-type="string">
            <text:p>Carlow</text:p>
          </table:table-cell>
          <table:table-cell office:value-type="string">
            <text:p>Goods Store</text:p>
          </table:table-cell>
        </table:table-row>
        <table:table-row table:style-name="ro1">
          <table:table-cell office:value-type="string">
            <text:p>Carlow</text:p>
          </table:table-cell>
          <table:table-cell office:value-type="string">
            <text:p>Malty Bitches</text:p>
          </table:table-cell>
        </table:table-row>
        <table:table-row table:style-name="ro1">
          <table:table-cell office:value-type="string">
            <text:p>Carlow</text:p>
          </table:table-cell>
          <table:table-cell office:value-type="string">
            <text:p>O'Hara's Irish Pale Ale / IPA</text:p>
          </table:table-cell>
        </table:table-row>
        <table:table-row table:style-name="ro1">
          <table:table-cell office:value-type="string">
            <text:p>Carlow</text:p>
          </table:table-cell>
          <table:table-cell office:value-type="string">
            <text:p>O'Hara's Irish Stout (formerly O'Hara's Celtic Stout)</text:p>
          </table:table-cell>
        </table:table-row>
        <table:table-row table:style-name="ro1">
          <table:table-cell office:value-type="string">
            <text:p>Carlow</text:p>
          </table:table-cell>
          <table:table-cell office:value-type="string">
            <text:p>O'Hara's Leann Folláin</text:p>
          </table:table-cell>
        </table:table-row>
        <table:table-row table:style-name="ro1">
          <table:table-cell office:value-type="string">
            <text:p>Carlow</text:p>
          </table:table-cell>
          <table:table-cell office:value-type="string">
            <text:p>O'Hara's Traditional Red Ale (formerly Moling's)</text:p>
          </table:table-cell>
        </table:table-row>
        <table:table-row table:style-name="ro1">
          <table:table-cell office:value-type="string">
            <text:p>Carlsberg (Jacobsen)</text:p>
          </table:table-cell>
          <table:table-cell office:value-type="string">
            <text:p>47 Bryg</text:p>
          </table:table-cell>
        </table:table-row>
        <table:table-row table:style-name="ro1">
          <table:table-cell office:value-type="string">
            <text:p>Carlsberg (Jacobsen)</text:p>
          </table:table-cell>
          <table:table-cell office:value-type="string">
            <text:p>Elephant</text:p>
          </table:table-cell>
        </table:table-row>
        <table:table-row table:style-name="ro1">
          <table:table-cell office:value-type="string">
            <text:p>Carlsberg Sverige</text:p>
          </table:table-cell>
          <table:table-cell office:value-type="string">
            <text:p>Carnegie Stark-Porter</text:p>
          </table:table-cell>
        </table:table-row>
        <table:table-row table:style-name="ro1">
          <table:table-cell office:value-type="string">
            <text:p>Carlsberg Sverige</text:p>
          </table:table-cell>
          <table:table-cell office:value-type="string">
            <text:p>Falcon Lagrad Gammelbrygd</text:p>
          </table:table-cell>
        </table:table-row>
        <table:table-row table:style-name="ro1">
          <table:table-cell office:value-type="string">
            <text:p>Carlsberg UK</text:p>
          </table:table-cell>
          <table:table-cell office:value-type="string">
            <text:p>Tetley's English Ale</text:p>
          </table:table-cell>
        </table:table-row>
        <table:table-row table:style-name="ro1">
          <table:table-cell office:value-type="string">
            <text:p>Carlsberg</text:p>
          </table:table-cell>
          <table:table-cell office:value-type="string">
            <text:p>Premium Pilsner</text:p>
          </table:table-cell>
        </table:table-row>
        <table:table-row table:style-name="ro1">
          <table:table-cell office:value-type="string">
            <text:p>Carlton and United (Melbourne)</text:p>
          </table:table-cell>
          <table:table-cell office:value-type="string">
            <text:p>Foster's Lager</text:p>
          </table:table-cell>
        </table:table-row>
        <table:table-row table:style-name="ro1">
          <table:table-cell office:value-type="string">
            <text:p>Carlton and United (Melbourne)</text:p>
          </table:table-cell>
          <table:table-cell office:value-type="string">
            <text:p>Foster's Special Bitter</text:p>
          </table:table-cell>
        </table:table-row>
        <table:table-row table:style-name="ro1">
          <table:table-cell office:value-type="string">
            <text:p>Carlton and United (Sydney)</text:p>
          </table:table-cell>
          <table:table-cell office:value-type="string">
            <text:p>Sheaf Stout</text:p>
          </table:table-cell>
        </table:table-row>
        <table:table-row table:style-name="ro1">
          <table:table-cell office:value-type="string">
            <text:p>Carlyle</text:p>
          </table:table-cell>
          <table:table-cell office:value-type="string">
            <text:p>Scottish Ale</text:p>
          </table:table-cell>
        </table:table-row>
        <table:table-row table:style-name="ro1">
          <table:table-cell office:value-type="string">
            <text:p>Carmel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Carmel</text:p>
          </table:table-cell>
          <table:table-cell office:value-type="string">
            <text:p>Cypress Amber</text:p>
          </table:table-cell>
        </table:table-row>
        <table:table-row table:style-name="ro1">
          <table:table-cell office:value-type="string">
            <text:p>Carmel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Carolina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Carolina</text:p>
          </table:table-cell>
          <table:table-cell office:value-type="string">
            <text:p>Flagship IPA</text:p>
          </table:table-cell>
        </table:table-row>
        <table:table-row table:style-name="ro1">
          <table:table-cell office:value-type="string">
            <text:p>Carolina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Carolina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Carson Depot</text:p>
          </table:table-cell>
          <table:table-cell office:value-type="string">
            <text:p>Griz Ale</text:p>
          </table:table-cell>
        </table:table-row>
        <table:table-row table:style-name="ro1">
          <table:table-cell office:value-type="string">
            <text:p>Carson Depot</text:p>
          </table:table-cell>
          <table:table-cell office:value-type="string">
            <text:p>Kati Porter</text:p>
          </table:table-cell>
        </table:table-row>
        <table:table-row table:style-name="ro1">
          <table:table-cell office:value-type="string">
            <text:p>Carson Depot</text:p>
          </table:table-cell>
          <table:table-cell office:value-type="string">
            <text:p>Roundhouse Red</text:p>
          </table:table-cell>
        </table:table-row>
        <table:table-row table:style-name="ro1">
          <table:table-cell office:value-type="string">
            <text:p>Carson Depot</text:p>
          </table:table-cell>
          <table:table-cell office:value-type="string">
            <text:p>Wabuska Wheat</text:p>
          </table:table-cell>
        </table:table-row>
        <table:table-row table:style-name="ro1">
          <table:table-cell office:value-type="string">
            <text:p>Castle Springs</text:p>
          </table:table-cell>
          <table:table-cell office:value-type="string">
            <text:p>Lucknow India Pale Ale</text:p>
          </table:table-cell>
        </table:table-row>
        <table:table-row table:style-name="ro1">
          <table:table-cell office:value-type="string">
            <text:p>Castlemaine Perkins</text:p>
          </table:table-cell>
          <table:table-cell office:value-type="string">
            <text:p>XXXX Export Lager</text:p>
          </table:table-cell>
        </table:table-row>
        <table:table-row table:style-name="ro1">
          <table:table-cell office:value-type="string">
            <text:p>Catamount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Catamount</text:p>
          </table:table-cell>
          <table:table-cell office:value-type="string">
            <text:p>Xmas Ale</text:p>
          </table:table-cell>
        </table:table-row>
        <table:table-row table:style-name="ro1">
          <table:table-cell office:value-type="string">
            <text:p>Cathedral Square</text:p>
          </table:table-cell>
          <table:table-cell office:value-type="string">
            <text:p>Belgian Style White Ale</text:p>
          </table:table-cell>
        </table:table-row>
        <table:table-row table:style-name="ro1">
          <table:table-cell office:value-type="string">
            <text:p>Cathedral Square</text:p>
          </table:table-cell>
          <table:table-cell office:value-type="string">
            <text:p>Belgian-Style Abbey Ale</text:p>
          </table:table-cell>
        </table:table-row>
        <table:table-row table:style-name="ro1">
          <table:table-cell office:value-type="string">
            <text:p>Cathedral Square</text:p>
          </table:table-cell>
          <table:table-cell office:value-type="string">
            <text:p>Hail Mary Belgian-Style IPA</text:p>
          </table:table-cell>
        </table:table-row>
        <table:table-row table:style-name="ro1">
          <table:table-cell office:value-type="string">
            <text:p>Cathedral Square</text:p>
          </table:table-cell>
          <table:table-cell office:value-type="string">
            <text:p>Holy Moly!</text:p>
          </table:table-cell>
        </table:table-row>
        <table:table-row table:style-name="ro1">
          <table:table-cell office:value-type="string">
            <text:p>Caulier</text:p>
          </table:table-cell>
          <table:table-cell office:value-type="string">
            <text:p>Bon-Secours Ambrée / Bière Vivante!!</text:p>
          </table:table-cell>
        </table:table-row>
        <table:table-row table:style-name="ro1">
          <table:table-cell office:value-type="string">
            <text:p>Cazeau</text:p>
          </table:table-cell>
          <table:table-cell office:value-type="string">
            <text:p>Tournay Noire / Tournay Black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Black Cobra Stout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Dunkelweisse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Flying Aces Ale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Golden Hawk Wheat Beer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Helles Honey Bock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Pardon Me Porter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Red Rocket Amber Ale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Ribleymeister Light</text:p>
          </table:table-cell>
        </table:table-row>
        <table:table-row table:style-name="ro1">
          <table:table-cell office:value-type="string">
            <text:p>Cedar</text:p>
          </table:table-cell>
          <table:table-cell office:value-type="string">
            <text:p>Summer Alt</text:p>
          </table:table-cell>
        </table:table-row>
        <table:table-row table:style-name="ro1">
          <table:table-cell office:value-type="string">
            <text:p>Celis</text:p>
          </table:table-cell>
          <table:table-cell office:value-type="string">
            <text:p>Dubbel Ale</text:p>
          </table:table-cell>
        </table:table-row>
        <table:table-row table:style-name="ro1">
          <table:table-cell office:value-type="string">
            <text:p>Celis</text:p>
          </table:table-cell>
          <table:table-cell office:value-type="string">
            <text:p>Grand Cru</text:p>
          </table:table-cell>
        </table:table-row>
        <table:table-row table:style-name="ro1">
          <table:table-cell office:value-type="string">
            <text:p>Celis</text:p>
          </table:table-cell>
          <table:table-cell office:value-type="string">
            <text:p>Pale Bock</text:p>
          </table:table-cell>
        </table:table-row>
        <table:table-row table:style-name="ro1">
          <table:table-cell office:value-type="string">
            <text:p>Celis</text:p>
          </table:table-cell>
          <table:table-cell office:value-type="string">
            <text:p>Pale Rider</text:p>
          </table:table-cell>
        </table:table-row>
        <table:table-row table:style-name="ro1">
          <table:table-cell office:value-type="string">
            <text:p>Celis</text:p>
          </table:table-cell>
          <table:table-cell office:value-type="string">
            <text:p>Raspberry</text:p>
          </table:table-cell>
        </table:table-row>
        <table:table-row table:style-name="ro1">
          <table:table-cell office:value-type="string">
            <text:p>Celis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string">
            <text:p>Central City</text:p>
          </table:table-cell>
          <table:table-cell office:value-type="string">
            <text:p>Boomers Red Ale</text:p>
          </table:table-cell>
        </table:table-row>
        <table:table-row table:style-name="ro1">
          <table:table-cell office:value-type="string">
            <text:p>Central City</text:p>
          </table:table-cell>
          <table:table-cell office:value-type="string">
            <text:p>Iceberg Copper Bock</text:p>
          </table:table-cell>
        </table:table-row>
        <table:table-row table:style-name="ro1">
          <table:table-cell office:value-type="string">
            <text:p>Central City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Central City</text:p>
          </table:table-cell>
          <table:table-cell office:value-type="string">
            <text:p>Springboard Lager</text:p>
          </table:table-cell>
        </table:table-row>
        <table:table-row table:style-name="ro1">
          <table:table-cell office:value-type="string">
            <text:p>Central City</text:p>
          </table:table-cell>
          <table:table-cell office:value-type="string">
            <text:p>Steelhead Stout</text:p>
          </table:table-cell>
        </table:table-row>
        <table:table-row table:style-name="ro1">
          <table:table-cell office:value-type="string">
            <text:p>Central City</text:p>
          </table:table-cell>
          <table:table-cell office:value-type="string">
            <text:p>Wally's Wheat</text:p>
          </table:table-cell>
        </table:table-row>
        <table:table-row table:style-name="ro1">
          <table:table-cell office:value-type="string">
            <text:p>Central Coast</text:p>
          </table:table-cell>
          <table:table-cell office:value-type="string">
            <text:p>Scotch Ale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Bourbon Barrel Stout 2011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Glacial Trail IPA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Happy Heron Pale Ale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Illumination Double IPA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Kosmyk Charlie's Y2K Catastrophe Ale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Kosmyk Charlie's Y2K Catastrophe Ale 2011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Mudpuppy Porter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Peruvian Morning 2010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Peruvian Morning 2012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Satin Solstice Imperial Stout</text:p>
          </table:table-cell>
        </table:table-row>
        <table:table-row table:style-name="ro1">
          <table:table-cell office:value-type="string">
            <text:p>Central Waters</text:p>
          </table:table-cell>
          <table:table-cell office:value-type="string">
            <text:p>Shine On</text:p>
          </table:table-cell>
        </table:table-row>
        <table:table-row table:style-name="ro1">
          <table:table-cell office:value-type="string">
            <text:p>Centro Americana</text:p>
          </table:table-cell>
          <table:table-cell office:value-type="string">
            <text:p>Moza</text:p>
          </table:table-cell>
        </table:table-row>
        <table:table-row table:style-name="ro1">
          <table:table-cell office:value-type="string">
            <text:p>Centro Americana</text:p>
          </table:table-cell>
          <table:table-cell office:value-type="string">
            <text:p>Nacional Cabro Extra</text:p>
          </table:table-cell>
        </table:table-row>
        <table:table-row table:style-name="ro1">
          <table:table-cell office:value-type="string">
            <text:p>Ceylon</text:p>
          </table:table-cell>
          <table:table-cell office:value-type="string">
            <text:p>Lion Stout</text:p>
          </table:table-cell>
        </table:table-row>
        <table:table-row table:style-name="ro1">
          <table:table-cell office:value-type="string">
            <text:p>Chama River</text:p>
          </table:table-cell>
          <table:table-cell office:value-type="string">
            <text:p>Rye On</text:p>
          </table:table-cell>
        </table:table-row>
        <table:table-row table:style-name="ro1">
          <table:table-cell office:value-type="string">
            <text:p>Chameleon</text:p>
          </table:table-cell>
          <table:table-cell office:value-type="string">
            <text:p>Fire Light</text:p>
          </table:table-cell>
        </table:table-row>
        <table:table-row table:style-name="ro1">
          <table:table-cell office:value-type="string">
            <text:p>Chameleon</text:p>
          </table:table-cell>
          <table:table-cell office:value-type="string">
            <text:p>Hop on Top</text:p>
          </table:table-cell>
        </table:table-row>
        <table:table-row table:style-name="ro1">
          <table:table-cell office:value-type="string">
            <text:p>Chameleon</text:p>
          </table:table-cell>
          <table:table-cell office:value-type="string">
            <text:p>Ryediculous IPA</text:p>
          </table:table-cell>
        </table:table-row>
        <table:table-row table:style-name="ro1">
          <table:table-cell office:value-type="string">
            <text:p>Chameleon</text:p>
          </table:table-cell>
          <table:table-cell office:value-type="string">
            <text:p>Witty</text:p>
          </table:table-cell>
        </table:table-row>
        <table:table-row table:style-name="ro1">
          <table:table-cell office:value-type="string">
            <text:p>Champion</text:p>
          </table:table-cell>
          <table:table-cell office:value-type="string">
            <text:p>Home Run Brown Ale</text:p>
          </table:table-cell>
        </table:table-row>
        <table:table-row table:style-name="ro1">
          <table:table-cell office:value-type="string">
            <text:p>Champion</text:p>
          </table:table-cell>
          <table:table-cell office:value-type="string">
            <text:p>Legendary Lager</text:p>
          </table:table-cell>
        </table:table-row>
        <table:table-row table:style-name="ro1">
          <table:table-cell office:value-type="string">
            <text:p>Champion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Champion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Champion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Champion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Charlie and Jake's</text:p>
          </table:table-cell>
          <table:table-cell office:value-type="string">
            <text:p>Anniversary Ale</text:p>
          </table:table-cell>
        </table:table-row>
        <table:table-row table:style-name="ro1">
          <table:table-cell office:value-type="string">
            <text:p>Charly-Bräu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Charly-Bräu</text:p>
          </table:table-cell>
          <table:table-cell office:value-type="string">
            <text:p>Helles</text:p>
          </table:table-cell>
        </table:table-row>
        <table:table-row table:style-name="ro1">
          <table:table-cell office:value-type="string">
            <text:p>Charly-Bräu</text:p>
          </table:table-cell>
          <table:table-cell office:value-type="string">
            <text:p>Primus Weizen-Doppelbock</text:p>
          </table:table-cell>
        </table:table-row>
        <table:table-row table:style-name="ro1">
          <table:table-cell office:value-type="string">
            <text:p>Charly-Bräu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Chelsea</text:p>
          </table:table-cell>
          <table:table-cell office:value-type="string">
            <text:p>Blueberry Wheat</text:p>
          </table:table-cell>
        </table:table-row>
        <table:table-row table:style-name="ro1">
          <table:table-cell office:value-type="string">
            <text:p>Chelsea</text:p>
          </table:table-cell>
          <table:table-cell office:value-type="string">
            <text:p>Checker Cab Blonde Ale</text:p>
          </table:table-cell>
        </table:table-row>
        <table:table-row table:style-name="ro1">
          <table:table-cell office:value-type="string">
            <text:p>Chelsea</text:p>
          </table:table-cell>
          <table:table-cell office:value-type="string">
            <text:p>Frosty's Winter Wheat</text:p>
          </table:table-cell>
        </table:table-row>
        <table:table-row table:style-name="ro1">
          <table:table-cell office:value-type="string">
            <text:p>Chelsea</text:p>
          </table:table-cell>
          <table:table-cell office:value-type="string">
            <text:p>Henry Hudson IPA</text:p>
          </table:table-cell>
        </table:table-row>
        <table:table-row table:style-name="ro1">
          <table:table-cell office:value-type="string">
            <text:p>Chelsea</text:p>
          </table:table-cell>
          <table:table-cell office:value-type="string">
            <text:p>Sunset Red Ale</text:p>
          </table:table-cell>
        </table:table-row>
        <table:table-row table:style-name="ro1">
          <table:table-cell office:value-type="string">
            <text:p>Chelsea</text:p>
          </table:table-cell>
          <table:table-cell office:value-type="string">
            <text:p>The Tsar's Revenge Imperial Stout</text:p>
          </table:table-cell>
        </table:table-row>
        <table:table-row table:style-name="ro1">
          <table:table-cell office:value-type="string">
            <text:p>Chelsea</text:p>
          </table:table-cell>
          <table:table-cell office:value-type="string">
            <text:p>Westside Barleywine</text:p>
          </table:table-cell>
        </table:table-row>
        <table:table-row table:style-name="ro1">
          <table:table-cell office:value-type="string">
            <text:p>Cherryland</text:p>
          </table:table-cell>
          <table:table-cell office:value-type="string">
            <text:p>Apple Bach</text:p>
          </table:table-cell>
        </table:table-row>
        <table:table-row table:style-name="ro1">
          <table:table-cell office:value-type="string">
            <text:p>Cherryland</text:p>
          </table:table-cell>
          <table:table-cell office:value-type="string">
            <text:p>Cherry Rail</text:p>
          </table:table-cell>
        </table:table-row>
        <table:table-row table:style-name="ro1">
          <table:table-cell office:value-type="string">
            <text:p>Cherryland</text:p>
          </table:table-cell>
          <table:table-cell office:value-type="string">
            <text:p>Golden Rail</text:p>
          </table:table-cell>
        </table:table-row>
        <table:table-row table:style-name="ro1">
          <table:table-cell office:value-type="string">
            <text:p>Cherryland</text:p>
          </table:table-cell>
          <table:table-cell office:value-type="string">
            <text:p>Raspberry Beer</text:p>
          </table:table-cell>
        </table:table-row>
        <table:table-row table:style-name="ro1">
          <table:table-cell office:value-type="string">
            <text:p>Cheshire Cat</text:p>
          </table:table-cell>
          <table:table-cell office:value-type="string">
            <text:p>Arrogant Brit</text:p>
          </table:table-cell>
        </table:table-row>
        <table:table-row table:style-name="ro1">
          <table:table-cell office:value-type="string">
            <text:p>Cheshire Cat</text:p>
          </table:table-cell>
          <table:table-cell office:value-type="string">
            <text:p>Black Cat Stout</text:p>
          </table:table-cell>
        </table:table-row>
        <table:table-row table:style-name="ro1">
          <table:table-cell office:value-type="string">
            <text:p>Cheshire Cat</text:p>
          </table:table-cell>
          <table:table-cell office:value-type="string">
            <text:p>Fat Cat</text:p>
          </table:table-cell>
        </table:table-row>
        <table:table-row table:style-name="ro1">
          <table:table-cell office:value-type="string">
            <text:p>Cheshire Cat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Cheshire Cat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Cheval Blanc</text:p>
          </table:table-cell>
          <table:table-cell office:value-type="string">
            <text:p>Apocalypse Buckwheat Ale / Coup de Grisou</text:p>
          </table:table-cell>
        </table:table-row>
        <table:table-row table:style-name="ro1">
          <table:table-cell office:value-type="string">
            <text:p>Chicago (Chicago)</text:p>
          </table:table-cell>
          <table:table-cell office:value-type="string">
            <text:p>Heartland Weiss</text:p>
          </table:table-cell>
        </table:table-row>
        <table:table-row table:style-name="ro1">
          <table:table-cell office:value-type="string">
            <text:p>Chicago (Chicago)</text:p>
          </table:table-cell>
          <table:table-cell office:value-type="string">
            <text:p>Legacy Lager</text:p>
          </table:table-cell>
        </table:table-row>
        <table:table-row table:style-name="ro1">
          <table:table-cell office:value-type="string">
            <text:p>Chicago (Las Vegas)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Chimay</text:p>
          </table:table-cell>
          <table:table-cell office:value-type="string">
            <text:p>Grand Réserve (Blue)</text:p>
          </table:table-cell>
        </table:table-row>
        <table:table-row table:style-name="ro1">
          <table:table-cell office:value-type="string">
            <text:p>Chimay</text:p>
          </table:table-cell>
          <table:table-cell office:value-type="string">
            <text:p>Première (Red)</text:p>
          </table:table-cell>
        </table:table-row>
        <table:table-row table:style-name="ro1">
          <table:table-cell office:value-type="string">
            <text:p>Chimay</text:p>
          </table:table-cell>
          <table:table-cell office:value-type="string">
            <text:p>Tripel (White) (formerly Cinq Cents)</text:p>
          </table:table-cell>
        </table:table-row>
        <table:table-row table:style-name="ro1">
          <table:table-cell office:value-type="string">
            <text:p>Choc</text:p>
          </table:table-cell>
          <table:table-cell office:value-type="string">
            <text:p>American Lager</text:p>
          </table:table-cell>
        </table:table-row>
        <table:table-row table:style-name="ro1">
          <table:table-cell office:value-type="string">
            <text:p>Choc</text:p>
          </table:table-cell>
          <table:table-cell office:value-type="string">
            <text:p>Basement Batch</text:p>
          </table:table-cell>
        </table:table-row>
        <table:table-row table:style-name="ro1">
          <table:table-cell office:value-type="string">
            <text:p>Choc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CIB</text:p>
          </table:table-cell>
          <table:table-cell office:value-type="string">
            <text:p>Apehanger Tripel</text:p>
          </table:table-cell>
        </table:table-row>
        <table:table-row table:style-name="ro1">
          <table:table-cell office:value-type="string">
            <text:p>CIB</text:p>
          </table:table-cell>
          <table:table-cell office:value-type="string">
            <text:p>Countess</text:p>
          </table:table-cell>
        </table:table-row>
        <table:table-row table:style-name="ro1">
          <table:table-cell office:value-type="string">
            <text:p>CIB</text:p>
          </table:table-cell>
          <table:table-cell office:value-type="string">
            <text:p>Yola</text:p>
          </table:table-cell>
        </table:table-row>
        <table:table-row table:style-name="ro1">
          <table:table-cell office:value-type="string">
            <text:p>Circle V</text:p>
          </table:table-cell>
          <table:table-cell office:value-type="string">
            <text:p>Bullseye Bitter ESB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Earthquake High Gravity Lager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Festbier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Winter Porter</text:p>
          </table:table-cell>
        </table:table-row>
        <table:table-row table:style-name="ro1">
          <table:table-cell office:value-type="string">
            <text:p>Civil Life</text:p>
          </table:table-cell>
          <table:table-cell office:value-type="string">
            <text:p>American Brown</text:p>
          </table:table-cell>
        </table:table-row>
        <table:table-row table:style-name="ro1">
          <table:table-cell office:value-type="string">
            <text:p>CJ's (La Jolla)</text:p>
          </table:table-cell>
          <table:table-cell office:value-type="string">
            <text:p>Mocha Joe</text:p>
          </table:table-cell>
        </table:table-row>
        <table:table-row table:style-name="ro1">
          <table:table-cell office:value-type="string">
            <text:p>Clarysse</text:p>
          </table:table-cell>
          <table:table-cell office:value-type="string">
            <text:p>St.Hermes Abbey Ale</text:p>
          </table:table-cell>
        </table:table-row>
        <table:table-row table:style-name="ro1">
          <table:table-cell office:value-type="string">
            <text:p>Cleveland ChopHouse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Clipper City</text:p>
          </table:table-cell>
          <table:table-cell office:value-type="string">
            <text:p>Chesapeake Amber Ale</text:p>
          </table:table-cell>
        </table:table-row>
        <table:table-row table:style-name="ro1">
          <table:table-cell office:value-type="string">
            <text:p>Clipper City</text:p>
          </table:table-cell>
          <table:table-cell office:value-type="string">
            <text:p>Gold Ale</text:p>
          </table:table-cell>
        </table:table-row>
        <table:table-row table:style-name="ro1">
          <table:table-cell office:value-type="string">
            <text:p>Clipper City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Coache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Coast Range</text:p>
          </table:table-cell>
          <table:table-cell office:value-type="string">
            <text:p>Auld Lang Syne</text:p>
          </table:table-cell>
        </table:table-row>
        <table:table-row table:style-name="ro1">
          <table:table-cell office:value-type="string">
            <text:p>Coast Range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Coast Range</text:p>
          </table:table-cell>
          <table:table-cell office:value-type="string">
            <text:p>Blackberry Wheat</text:p>
          </table:table-cell>
        </table:table-row>
        <table:table-row table:style-name="ro1">
          <table:table-cell office:value-type="string">
            <text:p>Coast Range</text:p>
          </table:table-cell>
          <table:table-cell office:value-type="string">
            <text:p>California Blonde Ale</text:p>
          </table:table-cell>
        </table:table-row>
        <table:table-row table:style-name="ro1">
          <table:table-cell office:value-type="string">
            <text:p>Coast Range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Coast Range</text:p>
          </table:table-cell>
          <table:table-cell office:value-type="string">
            <text:p>Desperado Pale Ale</text:p>
          </table:table-cell>
        </table:table-row>
        <table:table-row table:style-name="ro1">
          <table:table-cell office:value-type="string">
            <text:p>Coast Range</text:p>
          </table:table-cell>
          <table:table-cell office:value-type="string">
            <text:p>Desperado Special Bitter</text:p>
          </table:table-cell>
        </table:table-row>
        <table:table-row table:style-name="ro1">
          <table:table-cell office:value-type="string">
            <text:p>Coast</text:p>
          </table:table-cell>
          <table:table-cell office:value-type="string">
            <text:p>Beau Rivage Bock</text:p>
          </table:table-cell>
        </table:table-row>
        <table:table-row table:style-name="ro1">
          <table:table-cell office:value-type="string">
            <text:p>Coast</text:p>
          </table:table-cell>
          <table:table-cell office:value-type="string">
            <text:p>Biloxi Blonde</text:p>
          </table:table-cell>
        </table:table-row>
        <table:table-row table:style-name="ro1">
          <table:table-cell office:value-type="string">
            <text:p>Coast</text:p>
          </table:table-cell>
          <table:table-cell office:value-type="string">
            <text:p>Biloxi Light</text:p>
          </table:table-cell>
        </table:table-row>
        <table:table-row table:style-name="ro1">
          <table:table-cell office:value-type="string">
            <text:p>Coast</text:p>
          </table:table-cell>
          <table:table-cell office:value-type="string">
            <text:p>Ruby Red Lager</text:p>
          </table:table-cell>
        </table:table-row>
        <table:table-row table:style-name="ro1">
          <table:table-cell office:value-type="string">
            <text:p>Coast</text:p>
          </table:table-cell>
          <table:table-cell office:value-type="string">
            <text:p>Steel Head Stout</text:p>
          </table:table-cell>
        </table:table-row>
        <table:table-row table:style-name="ro1">
          <table:table-cell office:value-type="string">
            <text:p>Coast</text:p>
          </table:table-cell>
          <table:table-cell office:value-type="string">
            <text:p>Sunset Amber</text:p>
          </table:table-cell>
        </table:table-row>
        <table:table-row table:style-name="ro1">
          <table:table-cell office:value-type="string">
            <text:p>Coastal Fog</text:p>
          </table:table-cell>
          <table:table-cell office:value-type="string">
            <text:p>Brandenburg Gate Märzen</text:p>
          </table:table-cell>
        </table:table-row>
        <table:table-row table:style-name="ro1">
          <table:table-cell office:value-type="string">
            <text:p>Coastal Fog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Coastal Fog</text:p>
          </table:table-cell>
          <table:table-cell office:value-type="string">
            <text:p>Pale</text:p>
          </table:table-cell>
        </table:table-row>
        <table:table-row table:style-name="ro1">
          <table:table-cell office:value-type="string">
            <text:p>Coeur D'Alene</text:p>
          </table:table-cell>
          <table:table-cell office:value-type="string">
            <text:p>Creme Ale</text:p>
          </table:table-cell>
        </table:table-row>
        <table:table-row table:style-name="ro1">
          <table:table-cell office:value-type="string">
            <text:p>Cold Spring</text:p>
          </table:table-cell>
          <table:table-cell office:value-type="string">
            <text:p>Aspen Meadow Black and Tan</text:p>
          </table:table-cell>
        </table:table-row>
        <table:table-row table:style-name="ro1">
          <table:table-cell office:value-type="string">
            <text:p>Cold Spring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Cold Spring</text:p>
          </table:table-cell>
          <table:table-cell office:value-type="string">
            <text:p>Hefe Weiss</text:p>
          </table:table-cell>
        </table:table-row>
        <table:table-row table:style-name="ro1">
          <table:table-cell office:value-type="string">
            <text:p>Cold Spring</text:p>
          </table:table-cell>
          <table:table-cell office:value-type="string">
            <text:p>John Henry 3 Lick Spiker Ale</text:p>
          </table:table-cell>
        </table:table-row>
        <table:table-row table:style-name="ro1">
          <table:table-cell office:value-type="string">
            <text:p>Cold Spring</text:p>
          </table:table-cell>
          <table:table-cell office:value-type="string">
            <text:p>Stite Golden Pilsner</text:p>
          </table:table-cell>
        </table:table-row>
        <table:table-row table:style-name="ro1">
          <table:table-cell office:value-type="string">
            <text:p>College Green</text:p>
          </table:table-cell>
          <table:table-cell office:value-type="string">
            <text:p>Molly's Chocolate Stout</text:p>
          </table:table-cell>
        </table:table-row>
        <table:table-row table:style-name="ro1">
          <table:table-cell office:value-type="string">
            <text:p>Collesi</text:p>
          </table:table-cell>
          <table:table-cell office:value-type="string">
            <text:p>Imper Ale Ambrata</text:p>
          </table:table-cell>
        </table:table-row>
        <table:table-row table:style-name="ro1">
          <table:table-cell office:value-type="string">
            <text:p>Collesi</text:p>
          </table:table-cell>
          <table:table-cell office:value-type="string">
            <text:p>Imper Ale Bionda</text:p>
          </table:table-cell>
        </table:table-row>
        <table:table-row table:style-name="ro1">
          <table:table-cell office:value-type="string">
            <text:p>Collesi</text:p>
          </table:table-cell>
          <table:table-cell office:value-type="string">
            <text:p>Imper Ale Chiara</text:p>
          </table:table-cell>
        </table:table-row>
        <table:table-row table:style-name="ro1">
          <table:table-cell office:value-type="string">
            <text:p>Collesi</text:p>
          </table:table-cell>
          <table:table-cell office:value-type="string">
            <text:p>Imper Ale Nera</text:p>
          </table:table-cell>
        </table:table-row>
        <table:table-row table:style-name="ro1">
          <table:table-cell office:value-type="string">
            <text:p>Collesi</text:p>
          </table:table-cell>
          <table:table-cell office:value-type="string">
            <text:p>Imper Ale Rossa</text:p>
          </table:table-cell>
        </table:table-row>
        <table:table-row table:style-name="ro1">
          <table:table-cell office:value-type="string">
            <text:p>Colorado Plus</text:p>
          </table:table-cell>
          <table:table-cell office:value-type="string">
            <text:p>Adam's Big Sticke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Angry Monk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Bison ESB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Guanabara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Stillwater Cream Stout</text:p>
          </table:table-cell>
        </table:table-row>
        <table:table-row table:style-name="ro1">
          <table:table-cell office:value-type="string">
            <text:p>Columbia Bay</text:p>
          </table:table-cell>
          <table:table-cell office:value-type="string">
            <text:p>Da Bier Altbier</text:p>
          </table:table-cell>
        </table:table-row>
        <table:table-row table:style-name="ro1">
          <table:table-cell office:value-type="string">
            <text:p>Columbia Bay</text:p>
          </table:table-cell>
          <table:table-cell office:value-type="string">
            <text:p>Emerick's Gold</text:p>
          </table:table-cell>
        </table:table-row>
        <table:table-row table:style-name="ro1">
          <table:table-cell office:value-type="string">
            <text:p>Columbine Mill</text:p>
          </table:table-cell>
          <table:table-cell office:value-type="string">
            <text:p>Jackass Oatmeal Stout</text:p>
          </table:table-cell>
        </table:table-row>
        <table:table-row table:style-name="ro1">
          <table:table-cell office:value-type="string">
            <text:p>Columbus</text:p>
          </table:table-cell>
          <table:table-cell office:value-type="string">
            <text:p>1492 Lager</text:p>
          </table:table-cell>
        </table:table-row>
        <table:table-row table:style-name="ro1">
          <table:table-cell office:value-type="string">
            <text:p>Commonwealth (Boston)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Commonwealth (Boston)</text:p>
          </table:table-cell>
          <table:table-cell office:value-type="string">
            <text:p>Boston Burton Ale</text:p>
          </table:table-cell>
        </table:table-row>
        <table:table-row table:style-name="ro1">
          <table:table-cell office:value-type="string">
            <text:p>Commonwealth (Boston)</text:p>
          </table:table-cell>
          <table:table-cell office:value-type="string">
            <text:p>Boston's Best Burton Bitter</text:p>
          </table:table-cell>
        </table:table-row>
        <table:table-row table:style-name="ro1">
          <table:table-cell office:value-type="string">
            <text:p>Commonwealth (Boston)</text:p>
          </table:table-cell>
          <table:table-cell office:value-type="string">
            <text:p>Classic Stout</text:p>
          </table:table-cell>
        </table:table-row>
        <table:table-row table:style-name="ro1">
          <table:table-cell office:value-type="string">
            <text:p>Commonwealth (Boston)</text:p>
          </table:table-cell>
          <table:table-cell office:value-type="string">
            <text:p>Famous Porter</text:p>
          </table:table-cell>
        </table:table-row>
        <table:table-row table:style-name="ro1">
          <table:table-cell office:value-type="string">
            <text:p>Commonwealth (Boston)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Commonwealth (Boston)</text:p>
          </table:table-cell>
          <table:table-cell office:value-type="string">
            <text:p>Special Old Ale</text:p>
          </table:table-cell>
        </table:table-row>
        <table:table-row table:style-name="ro1">
          <table:table-cell office:value-type="string">
            <text:p>Commonwealth (New York)</text:p>
          </table:table-cell>
          <table:table-cell office:value-type="string">
            <text:p>Hudson River Porter</text:p>
          </table:table-cell>
        </table:table-row>
        <table:table-row table:style-name="ro1">
          <table:table-cell office:value-type="string">
            <text:p>Confluence</text:p>
          </table:table-cell>
          <table:table-cell office:value-type="string">
            <text:p>Blue Corn Lager</text:p>
          </table:table-cell>
        </table:table-row>
        <table:table-row table:style-name="ro1">
          <table:table-cell office:value-type="string">
            <text:p>Confluence</text:p>
          </table:table-cell>
          <table:table-cell office:value-type="string">
            <text:p>Capital Gold</text:p>
          </table:table-cell>
        </table:table-row>
        <table:table-row table:style-name="ro1">
          <table:table-cell office:value-type="string">
            <text:p>Confluence</text:p>
          </table:table-cell>
          <table:table-cell office:value-type="string">
            <text:p>Des Moines IPA</text:p>
          </table:table-cell>
        </table:table-row>
        <table:table-row table:style-name="ro1">
          <table:table-cell office:value-type="string">
            <text:p>Confluence</text:p>
          </table:table-cell>
          <table:table-cell office:value-type="string">
            <text:p>Farmer John's Multi-Grain Ale</text:p>
          </table:table-cell>
        </table:table-row>
        <table:table-row table:style-name="ro1">
          <table:table-cell office:value-type="string">
            <text:p>Confluence</text:p>
          </table:table-cell>
          <table:table-cell office:value-type="string">
            <text:p>Imogene Red Irish Ale</text:p>
          </table:table-cell>
        </table:table-row>
        <table:table-row table:style-name="ro1">
          <table:table-cell office:value-type="string">
            <text:p>Confluence</text:p>
          </table:table-cell>
          <table:table-cell office:value-type="string">
            <text:p>Mayday Maibock</text:p>
          </table:table-cell>
        </table:table-row>
        <table:table-row table:style-name="ro1">
          <table:table-cell office:value-type="string">
            <text:p>Confluence</text:p>
          </table:table-cell>
          <table:table-cell office:value-type="string">
            <text:p>South Side Citra Blonde</text:p>
          </table:table-cell>
        </table:table-row>
        <table:table-row table:style-name="ro1">
          <table:table-cell office:value-type="string">
            <text:p>Confluence</text:p>
          </table:table-cell>
          <table:table-cell office:value-type="string">
            <text:p>Takedown Irish Stout</text:p>
          </table:table-cell>
        </table:table-row>
        <table:table-row table:style-name="ro1">
          <table:table-cell office:value-type="string">
            <text:p>Confluence</text:p>
          </table:table-cell>
          <table:table-cell office:value-type="string">
            <text:p>Thomas Beck Black IPA</text:p>
          </table:table-cell>
        </table:table-row>
        <table:table-row table:style-name="ro1">
          <table:table-cell office:value-type="string">
            <text:p>Coniston</text:p>
          </table:table-cell>
          <table:table-cell office:value-type="string">
            <text:p>Bluebird Bitter</text:p>
          </table:table-cell>
        </table:table-row>
        <table:table-row table:style-name="ro1">
          <table:table-cell office:value-type="string">
            <text:p>Coniston</text:p>
          </table:table-cell>
          <table:table-cell office:value-type="string">
            <text:p>Old Man Ale</text:p>
          </table:table-cell>
        </table:table-row>
        <table:table-row table:style-name="ro1">
          <table:table-cell office:value-type="string">
            <text:p>Coniston</text:p>
          </table:table-cell>
          <table:table-cell office:value-type="string">
            <text:p>Premium XB Bluebird Bitter</text:p>
          </table:table-cell>
        </table:table-row>
        <table:table-row table:style-name="ro1">
          <table:table-cell office:value-type="string">
            <text:p>Coopers</text:p>
          </table:table-cell>
          <table:table-cell office:value-type="string">
            <text:p>Best Extra Stout</text:p>
          </table:table-cell>
        </table:table-row>
        <table:table-row table:style-name="ro1">
          <table:table-cell office:value-type="string">
            <text:p>Coopers</text:p>
          </table:table-cell>
          <table:table-cell office:value-type="string">
            <text:p>Black Crow</text:p>
          </table:table-cell>
        </table:table-row>
        <table:table-row table:style-name="ro1">
          <table:table-cell office:value-type="string">
            <text:p>Coopers</text:p>
          </table:table-cell>
          <table:table-cell office:value-type="string">
            <text:p>Dark Ale</text:p>
          </table:table-cell>
        </table:table-row>
        <table:table-row table:style-name="ro1">
          <table:table-cell office:value-type="string">
            <text:p>Coopers</text:p>
          </table:table-cell>
          <table:table-cell office:value-type="string">
            <text:p>Original Pale Ale</text:p>
          </table:table-cell>
        </table:table-row>
        <table:table-row table:style-name="ro1">
          <table:table-cell office:value-type="string">
            <text:p>Coopers</text:p>
          </table:table-cell>
          <table:table-cell office:value-type="string">
            <text:p>Sparkling Ale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Albert Damm Bitter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Bohemian Pilsner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Horsetooth Stout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MacScooter's Ale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Mountain Avenue Wheat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Not Brown Ale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Pale Wheat Bock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Poudre Pale Ale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Punjabi IPA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Razzberry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Sigda's Green Chile</text:p>
          </table:table-cell>
        </table:table-row>
        <table:table-row table:style-name="ro1">
          <table:table-cell office:value-type="string">
            <text:p>CooperSmith's</text:p>
          </table:table-cell>
          <table:table-cell office:value-type="string">
            <text:p>Windsor Red</text:p>
          </table:table-cell>
        </table:table-row>
        <table:table-row table:style-name="ro1">
          <table:table-cell office:value-type="string">
            <text:p>Coors (Memphis)</text:p>
          </table:table-cell>
          <table:table-cell office:value-type="string">
            <text:p>Blue Moon Abbey Ale</text:p>
          </table:table-cell>
        </table:table-row>
        <table:table-row table:style-name="ro1">
          <table:table-cell office:value-type="string">
            <text:p>Coors (Memphis)</text:p>
          </table:table-cell>
          <table:table-cell office:value-type="string">
            <text:p>Blue Moon Belgian White</text:p>
          </table:table-cell>
        </table:table-row>
        <table:table-row table:style-name="ro1">
          <table:table-cell office:value-type="string">
            <text:p>Coors (Memphis)</text:p>
          </table:table-cell>
          <table:table-cell office:value-type="string">
            <text:p>Blue Moon Pumpkin</text:p>
          </table:table-cell>
        </table:table-row>
        <table:table-row table:style-name="ro1">
          <table:table-cell office:value-type="string">
            <text:p>Coors (Memphis)</text:p>
          </table:table-cell>
          <table:table-cell office:value-type="string">
            <text:p>Zima Clear</text:p>
          </table:table-cell>
        </table:table-row>
        <table:table-row table:style-name="ro1">
          <table:table-cell office:value-type="string">
            <text:p>Coors (Shenandoah)</text:p>
          </table:table-cell>
          <table:table-cell office:value-type="string">
            <text:p>Harvest Moon Pumpkin Ale</text:p>
          </table:table-cell>
        </table:table-row>
        <table:table-row table:style-name="ro1">
          <table:table-cell office:value-type="string">
            <text:p>Coors (Shenandoah)</text:p>
          </table:table-cell>
          <table:table-cell office:value-type="string">
            <text:p>Honey Moon Summer Ale</text:p>
          </table:table-cell>
        </table:table-row>
        <table:table-row table:style-name="ro1">
          <table:table-cell office:value-type="string">
            <text:p>Coors (Shenandoah)</text:p>
          </table:table-cell>
          <table:table-cell office:value-type="string">
            <text:p>Rising Moon Spring Ale</text:p>
          </table:table-cell>
        </table:table-row>
        <table:table-row table:style-name="ro1">
          <table:table-cell office:value-type="string">
            <text:p>Coors</text:p>
          </table:table-cell>
          <table:table-cell office:value-type="string">
            <text:p>AC Golden Colorado Native Lager</text:p>
          </table:table-cell>
        </table:table-row>
        <table:table-row table:style-name="ro1">
          <table:table-cell office:value-type="string">
            <text:p>Coors</text:p>
          </table:table-cell>
          <table:table-cell office:value-type="string">
            <text:p>Batch 19</text:p>
          </table:table-cell>
        </table:table-row>
        <table:table-row table:style-name="ro1">
          <table:table-cell office:value-type="string">
            <text:p>Coors</text:p>
          </table:table-cell>
          <table:table-cell office:value-type="string">
            <text:p>Blue Moon Grand Cru</text:p>
          </table:table-cell>
        </table:table-row>
        <table:table-row table:style-name="ro1">
          <table:table-cell office:value-type="string">
            <text:p>Coors</text:p>
          </table:table-cell>
          <table:table-cell office:value-type="string">
            <text:p>Eisbock</text:p>
          </table:table-cell>
        </table:table-row>
        <table:table-row table:style-name="ro1">
          <table:table-cell office:value-type="string">
            <text:p>Coors</text:p>
          </table:table-cell>
          <table:table-cell office:value-type="string">
            <text:p>George Killian's Irish Red</text:p>
          </table:table-cell>
        </table:table-row>
        <table:table-row table:style-name="ro1">
          <table:table-cell office:value-type="string">
            <text:p>Coors</text:p>
          </table:table-cell>
          <table:table-cell office:value-type="string">
            <text:p>George Killian's Irish Stout</text:p>
          </table:table-cell>
        </table:table-row>
        <table:table-row table:style-name="ro1">
          <table:table-cell office:value-type="string">
            <text:p>Coors</text:p>
          </table:table-cell>
          <table:table-cell office:value-type="string">
            <text:p>Herman Joseph's Private Reserve</text:p>
          </table:table-cell>
        </table:table-row>
        <table:table-row table:style-name="ro1">
          <table:table-cell office:value-type="string">
            <text:p>Coors</text:p>
          </table:table-cell>
          <table:table-cell office:value-type="string">
            <text:p>Original Banquet Beer</text:p>
          </table:table-cell>
        </table:table-row>
        <table:table-row table:style-name="ro1">
          <table:table-cell office:value-type="string">
            <text:p>Copper Creek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Copper Dragon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Copper Eagle</text:p>
          </table:table-cell>
          <table:table-cell office:value-type="string">
            <text:p>Copper Wheat</text:p>
          </table:table-cell>
        </table:table-row>
        <table:table-row table:style-name="ro1">
          <table:table-cell office:value-type="string">
            <text:p>Copper Eagle</text:p>
          </table:table-cell>
          <table:table-cell office:value-type="string">
            <text:p>Guinea Pig Amber Ale</text:p>
          </table:table-cell>
        </table:table-row>
        <table:table-row table:style-name="ro1">
          <table:table-cell office:value-type="string">
            <text:p>Copper Eagle</text:p>
          </table:table-cell>
          <table:table-cell office:value-type="string">
            <text:p>James' Evil Ale</text:p>
          </table:table-cell>
        </table:table-row>
        <table:table-row table:style-name="ro1">
          <table:table-cell office:value-type="string">
            <text:p>Copper Eagle</text:p>
          </table:table-cell>
          <table:table-cell office:value-type="string">
            <text:p>Red Rooster Pale Ale</text:p>
          </table:table-cell>
        </table:table-row>
        <table:table-row table:style-name="ro1">
          <table:table-cell office:value-type="string">
            <text:p>Copper Tank (Austin)</text:p>
          </table:table-cell>
          <table:table-cell office:value-type="string">
            <text:p>Cliffhanger Alt</text:p>
          </table:table-cell>
        </table:table-row>
        <table:table-row table:style-name="ro1">
          <table:table-cell office:value-type="string">
            <text:p>Copper Tank (Dallas)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Copperhead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Corner Pub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Corner Pub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Corner Pub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Coronado</text:p>
          </table:table-cell>
          <table:table-cell office:value-type="string">
            <text:p>Four Brothers Pale Ale</text:p>
          </table:table-cell>
        </table:table-row>
        <table:table-row table:style-name="ro1">
          <table:table-cell office:value-type="string">
            <text:p>Coronado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Coronado</text:p>
          </table:table-cell>
          <table:table-cell office:value-type="string">
            <text:p>Island Pale Ale</text:p>
          </table:table-cell>
        </table:table-row>
        <table:table-row table:style-name="ro1">
          <table:table-cell office:value-type="string">
            <text:p>Coronado</text:p>
          </table:table-cell>
          <table:table-cell office:value-type="string">
            <text:p>Mermaid Red</text:p>
          </table:table-cell>
        </table:table-row>
        <table:table-row table:style-name="ro1">
          <table:table-cell office:value-type="string">
            <text:p>Coronado</text:p>
          </table:table-cell>
          <table:table-cell office:value-type="string">
            <text:p>New Scot's Ale</text:p>
          </table:table-cell>
        </table:table-row>
        <table:table-row table:style-name="ro1">
          <table:table-cell office:value-type="string">
            <text:p>Coronado</text:p>
          </table:table-cell>
          <table:table-cell office:value-type="string">
            <text:p>Point Loma Porter</text:p>
          </table:table-cell>
        </table:table-row>
        <table:table-row table:style-name="ro1">
          <table:table-cell office:value-type="string">
            <text:p>Coronado</text:p>
          </table:table-cell>
          <table:table-cell office:value-type="string">
            <text:p>Uptown Brown</text:p>
          </table:table-cell>
        </table:table-row>
        <table:table-row table:style-name="ro1">
          <table:table-cell office:value-type="string">
            <text:p>Corsendonk</text:p>
          </table:table-cell>
          <table:table-cell office:value-type="string">
            <text:p>Abbey Brown Ale / Pater</text:p>
          </table:table-cell>
        </table:table-row>
        <table:table-row table:style-name="ro1">
          <table:table-cell office:value-type="string">
            <text:p>Corsendonk</text:p>
          </table:table-cell>
          <table:table-cell office:value-type="string">
            <text:p>Christmas Ale</text:p>
          </table:table-cell>
        </table:table-row>
        <table:table-row table:style-name="ro1">
          <table:table-cell office:value-type="string">
            <text:p>Corsendonk</text:p>
          </table:table-cell>
          <table:table-cell office:value-type="string">
            <text:p>Monk Brown Ale</text:p>
          </table:table-cell>
        </table:table-row>
        <table:table-row table:style-name="ro1">
          <table:table-cell office:value-type="string">
            <text:p>Corsendonk</text:p>
          </table:table-cell>
          <table:table-cell office:value-type="string">
            <text:p>Monk Pale Ale / Agnus Dei</text:p>
          </table:table-cell>
        </table:table-row>
        <table:table-row table:style-name="ro1">
          <table:table-cell office:value-type="string">
            <text:p>Cosmos</text:p>
          </table:table-cell>
          <table:table-cell office:value-type="string">
            <text:p>Chang Export</text:p>
          </table:table-cell>
        </table:table-row>
        <table:table-row table:style-name="ro1">
          <table:table-cell office:value-type="string">
            <text:p>Cottonwood</text:p>
          </table:table-cell>
          <table:table-cell office:value-type="string">
            <text:p>Belgian Black Framboise</text:p>
          </table:table-cell>
        </table:table-row>
        <table:table-row table:style-name="ro1">
          <table:table-cell office:value-type="string">
            <text:p>Court Avenue</text:p>
          </table:table-cell>
          <table:table-cell office:value-type="string">
            <text:p>Black Hawk Stout</text:p>
          </table:table-cell>
        </table:table-row>
        <table:table-row table:style-name="ro1">
          <table:table-cell office:value-type="string">
            <text:p>Court Avenue</text:p>
          </table:table-cell>
          <table:table-cell office:value-type="string">
            <text:p>Capital Raspberry Wheat</text:p>
          </table:table-cell>
        </table:table-row>
        <table:table-row table:style-name="ro1">
          <table:table-cell office:value-type="string">
            <text:p>Court Avenue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Court Avenue</text:p>
          </table:table-cell>
          <table:table-cell office:value-type="string">
            <text:p>O'Leary's Red</text:p>
          </table:table-cell>
        </table:table-row>
        <table:table-row table:style-name="ro1">
          <table:table-cell office:value-type="string">
            <text:p>Court Avenue</text:p>
          </table:table-cell>
          <table:table-cell office:value-type="string">
            <text:p>Pointer Brown Ale</text:p>
          </table:table-cell>
        </table:table-row>
        <table:table-row table:style-name="ro1">
          <table:table-cell office:value-type="string">
            <text:p>Court Avenue</text:p>
          </table:table-cell>
          <table:table-cell office:value-type="string">
            <text:p>Topping Pale Ale</text:p>
          </table:table-cell>
        </table:table-row>
        <table:table-row table:style-name="ro1">
          <table:table-cell office:value-type="string">
            <text:p>Court Avenue</text:p>
          </table:table-cell>
          <table:table-cell office:value-type="string">
            <text:p>Vimalt Wheat</text:p>
          </table:table-cell>
        </table:table-row>
        <table:table-row table:style-name="ro1">
          <table:table-cell office:value-type="string">
            <text:p>Courthouse</text:p>
          </table:table-cell>
          <table:table-cell office:value-type="string">
            <text:p>Canadian Light</text:p>
          </table:table-cell>
        </table:table-row>
        <table:table-row table:style-name="ro1">
          <table:table-cell office:value-type="string">
            <text:p>Courthouse</text:p>
          </table:table-cell>
          <table:table-cell office:value-type="string">
            <text:p>Courthouse Copper</text:p>
          </table:table-cell>
        </table:table-row>
        <table:table-row table:style-name="ro1">
          <table:table-cell office:value-type="string">
            <text:p>Courthouse</text:p>
          </table:table-cell>
          <table:table-cell office:value-type="string">
            <text:p>Munich Dunkel</text:p>
          </table:table-cell>
        </table:table-row>
        <table:table-row table:style-name="ro1">
          <table:table-cell office:value-type="string">
            <text:p>Courthouse</text:p>
          </table:table-cell>
          <table:table-cell office:value-type="string">
            <text:p>Munich Helles</text:p>
          </table:table-cell>
        </table:table-row>
        <table:table-row table:style-name="ro1">
          <table:table-cell office:value-type="string">
            <text:p>Courthouse</text:p>
          </table:table-cell>
          <table:table-cell office:value-type="string">
            <text:p>Willinger's Wheat</text:p>
          </table:table-cell>
        </table:table-row>
        <table:table-row table:style-name="ro1">
          <table:table-cell office:value-type="string">
            <text:p>Covany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Covany</text:p>
          </table:table-cell>
          <table:table-cell office:value-type="string">
            <text:p>Copper Penny Amber</text:p>
          </table:table-cell>
        </table:table-row>
        <table:table-row table:style-name="ro1">
          <table:table-cell office:value-type="string">
            <text:p>Covany</text:p>
          </table:table-cell>
          <table:table-cell office:value-type="string">
            <text:p>Grover Gold</text:p>
          </table:table-cell>
        </table:table-row>
        <table:table-row table:style-name="ro1">
          <table:table-cell office:value-type="string">
            <text:p>Covany</text:p>
          </table:table-cell>
          <table:table-cell office:value-type="string">
            <text:p>Pismo Porter</text:p>
          </table:table-cell>
        </table:table-row>
        <table:table-row table:style-name="ro1">
          <table:table-cell office:value-type="string">
            <text:p>Covany</text:p>
          </table:table-cell>
          <table:table-cell office:value-type="string">
            <text:p>Sandy Wheat</text:p>
          </table:table-cell>
        </table:table-row>
        <table:table-row table:style-name="ro1">
          <table:table-cell office:value-type="string">
            <text:p>Covany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Crabby Larry's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Crabby Larry's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Crabby Larry'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Crabby Larry's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Crabby Larry's</text:p>
          </table:table-cell>
          <table:table-cell office:value-type="string">
            <text:p>Summer Lager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Berliner Weisse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Boxcar Brown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Cézanne Saison Orange Blossom Honey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Eclipse Black IPA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Golden 8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Jeff's Pale Ale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Ménage á Trois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Serenity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Stephanie's Oatmeal Raisin Cookie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Twisted Creek Wheat</text:p>
          </table:table-cell>
        </table:table-row>
        <table:table-row table:style-name="ro1">
          <table:table-cell office:value-type="string">
            <text:p>Crabtree</text:p>
          </table:table-cell>
          <table:table-cell office:value-type="string">
            <text:p>Woody B</text:p>
          </table:table-cell>
        </table:table-row>
        <table:table-row table:style-name="ro1">
          <table:table-cell office:value-type="string">
            <text:p>Craftsman</text:p>
          </table:table-cell>
          <table:table-cell office:value-type="string">
            <text:p>Heavenly Hefe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Carhenge Wheat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Flaming Crane Chili Beer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Good Life Stout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Homestead Pale Ale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Oktoberfest Ale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Platte Valley ESB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Red Top Rye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Sod House Altbier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Whooping Wheat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Zlaté Pivo Golden Beer</text:p>
          </table:table-cell>
        </table:table-row>
        <table:table-row table:style-name="ro1">
          <table:table-cell office:value-type="string">
            <text:p>Crane River</text:p>
          </table:table-cell>
          <table:table-cell office:value-type="string">
            <text:p>Zoo Brew 25</text:p>
          </table:table-cell>
        </table:table-row>
        <table:table-row table:style-name="ro1">
          <table:table-cell office:value-type="string">
            <text:p>Crescent City</text:p>
          </table:table-cell>
          <table:table-cell office:value-type="string">
            <text:p>Black Forest</text:p>
          </table:table-cell>
        </table:table-row>
        <table:table-row table:style-name="ro1">
          <table:table-cell office:value-type="string">
            <text:p>Crescent City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Crescent City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Crescent City</text:p>
          </table:table-cell>
          <table:table-cell office:value-type="string">
            <text:p>Red Stallion</text:p>
          </table:table-cell>
        </table:table-row>
        <table:table-row table:style-name="ro1">
          <table:table-cell office:value-type="string">
            <text:p>Crescent City</text:p>
          </table:table-cell>
          <table:table-cell office:value-type="string">
            <text:p>Steam</text:p>
          </table:table-cell>
        </table:table-row>
        <table:table-row table:style-name="ro1">
          <table:table-cell office:value-type="string">
            <text:p>Crescent City</text:p>
          </table:table-cell>
          <table:table-cell office:value-type="string">
            <text:p>Weiss Beer</text:p>
          </table:table-cell>
        </table:table-row>
        <table:table-row table:style-name="ro1">
          <table:table-cell office:value-type="string">
            <text:p>Crested Butte</text:p>
          </table:table-cell>
          <table:table-cell office:value-type="string">
            <text:p>Red Lady Ale</text:p>
          </table:table-cell>
        </table:table-row>
        <table:table-row table:style-name="ro1">
          <table:table-cell office:value-type="string">
            <text:p>Crested Butte</text:p>
          </table:table-cell>
          <table:table-cell office:value-type="string">
            <text:p>Rodeo Stout</text:p>
          </table:table-cell>
        </table:table-row>
        <table:table-row table:style-name="ro1">
          <table:table-cell office:value-type="string">
            <text:p>Cricket Hill</text:p>
          </table:table-cell>
          <table:table-cell office:value-type="string">
            <text:p>Bourbon Barrel Aged Porter</text:p>
          </table:table-cell>
        </table:table-row>
        <table:table-row table:style-name="ro1">
          <table:table-cell office:value-type="string">
            <text:p>Cricket Hill</text:p>
          </table:table-cell>
          <table:table-cell office:value-type="string">
            <text:p>East Coast Lager</text:p>
          </table:table-cell>
        </table:table-row>
        <table:table-row table:style-name="ro1">
          <table:table-cell office:value-type="string">
            <text:p>Cricket Hill</text:p>
          </table:table-cell>
          <table:table-cell office:value-type="string">
            <text:p>Hopnotic IPA</text:p>
          </table:table-cell>
        </table:table-row>
        <table:table-row table:style-name="ro1">
          <table:table-cell office:value-type="string">
            <text:p>Cricket Hill</text:p>
          </table:table-cell>
          <table:table-cell office:value-type="string">
            <text:p>Jersey Summer Breakfast Ale</text:p>
          </table:table-cell>
        </table:table-row>
        <table:table-row table:style-name="ro1">
          <table:table-cell office:value-type="string">
            <text:p>Crooked River</text:p>
          </table:table-cell>
          <table:table-cell office:value-type="string">
            <text:p>Cool Mule Porter</text:p>
          </table:table-cell>
        </table:table-row>
        <table:table-row table:style-name="ro1">
          <table:table-cell office:value-type="string">
            <text:p>Crooked River</text:p>
          </table:table-cell>
          <table:table-cell office:value-type="string">
            <text:p>Original ESB</text:p>
          </table:table-cell>
        </table:table-row>
        <table:table-row table:style-name="ro1">
          <table:table-cell office:value-type="string">
            <text:p>Crooked Stave</text:p>
          </table:table-cell>
          <table:table-cell office:value-type="string">
            <text:p>Surette #10</text:p>
          </table:table-cell>
        </table:table-row>
        <table:table-row table:style-name="ro1">
          <table:table-cell office:value-type="string">
            <text:p>Crooked Stave</text:p>
          </table:table-cell>
          <table:table-cell office:value-type="string">
            <text:p>Vielle Saison Dry Hopped</text:p>
          </table:table-cell>
        </table:table-row>
        <table:table-row table:style-name="ro1">
          <table:table-cell office:value-type="string">
            <text:p>Crooked Waters</text:p>
          </table:table-cell>
          <table:table-cell office:value-type="string">
            <text:p>Steamboat Oatmeal Stout</text:p>
          </table:table-cell>
        </table:table-row>
        <table:table-row table:style-name="ro1">
          <table:table-cell office:value-type="string">
            <text:p>Cross Plains</text:p>
          </table:table-cell>
          <table:table-cell office:value-type="string">
            <text:p>Esser's Best</text:p>
          </table:table-cell>
        </table:table-row>
        <table:table-row table:style-name="ro1">
          <table:table-cell office:value-type="string">
            <text:p>Cross Plains</text:p>
          </table:table-cell>
          <table:table-cell office:value-type="string">
            <text:p>Esser's Cross Plains Special</text:p>
          </table:table-cell>
        </table:table-row>
        <table:table-row table:style-name="ro1">
          <table:table-cell office:value-type="string">
            <text:p>Crow Peak</text:p>
          </table:table-cell>
          <table:table-cell office:value-type="string">
            <text:p>11th Hour IPA</text:p>
          </table:table-cell>
        </table:table-row>
        <table:table-row table:style-name="ro1">
          <table:table-cell office:value-type="string">
            <text:p>Crow Peak</text:p>
          </table:table-cell>
          <table:table-cell office:value-type="string">
            <text:p>Old Crow</text:p>
          </table:table-cell>
        </table:table-row>
        <table:table-row table:style-name="ro1">
          <table:table-cell office:value-type="string">
            <text:p>Crow Peak</text:p>
          </table:table-cell>
          <table:table-cell office:value-type="string">
            <text:p>Pile-o-Dirt Porter</text:p>
          </table:table-cell>
        </table:table-row>
        <table:table-row table:style-name="ro1">
          <table:table-cell office:value-type="string">
            <text:p>Crow Peak</text:p>
          </table:table-cell>
          <table:table-cell office:value-type="string">
            <text:p>Spearbeer</text:p>
          </table:table-cell>
        </table:table-row>
        <table:table-row table:style-name="ro1">
          <table:table-cell office:value-type="string">
            <text:p>Crown City</text:p>
          </table:table-cell>
          <table:table-cell office:value-type="string">
            <text:p>Arroyo Amber Ale</text:p>
          </table:table-cell>
        </table:table-row>
        <table:table-row table:style-name="ro1">
          <table:table-cell office:value-type="string">
            <text:p>Crown City</text:p>
          </table:table-cell>
          <table:table-cell office:value-type="string">
            <text:p>Black Bear Stout</text:p>
          </table:table-cell>
        </table:table-row>
        <table:table-row table:style-name="ro1">
          <table:table-cell office:value-type="string">
            <text:p>Crown City</text:p>
          </table:table-cell>
          <table:table-cell office:value-type="string">
            <text:p>Mount Wilson Wheat</text:p>
          </table:table-cell>
        </table:table-row>
        <table:table-row table:style-name="ro1">
          <table:table-cell office:value-type="string">
            <text:p>Cuauhtémoc (Baja California)</text:p>
          </table:table-cell>
          <table:table-cell office:value-type="string">
            <text:p>Cerveza Tecate</text:p>
          </table:table-cell>
        </table:table-row>
        <table:table-row table:style-name="ro1">
          <table:table-cell office:value-type="string">
            <text:p>Cuauhtémoc (Nuevo Leon)</text:p>
          </table:table-cell>
          <table:table-cell office:value-type="string">
            <text:p>Bohemia Clásica</text:p>
          </table:table-cell>
        </table:table-row>
        <table:table-row table:style-name="ro1">
          <table:table-cell office:value-type="string">
            <text:p>Cuauhtémoc (Nuevo Leon)</text:p>
          </table:table-cell>
          <table:table-cell office:value-type="string">
            <text:p>Carta Blanca</text:p>
          </table:table-cell>
        </table:table-row>
        <table:table-row table:style-name="ro1">
          <table:table-cell office:value-type="string">
            <text:p>Cuauhtémoc (Nuevo Leon)</text:p>
          </table:table-cell>
          <table:table-cell office:value-type="string">
            <text:p>Cerveza Sol</text:p>
          </table:table-cell>
        </table:table-row>
        <table:table-row table:style-name="ro1">
          <table:table-cell office:value-type="string">
            <text:p>Cugino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Cugino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Cumberland</text:p>
          </table:table-cell>
          <table:table-cell office:value-type="string">
            <text:p>Export IPA</text:p>
          </table:table-cell>
        </table:table-row>
        <table:table-row table:style-name="ro1">
          <table:table-cell office:value-type="string">
            <text:p>DAB</text:p>
          </table:table-cell>
          <table:table-cell office:value-type="string">
            <text:p>Original</text:p>
          </table:table-cell>
        </table:table-row>
        <table:table-row table:style-name="ro1">
          <table:table-cell office:value-type="string">
            <text:p>DAB</text:p>
          </table:table-cell>
          <table:table-cell office:value-type="string">
            <text:p>Traditional</text:p>
          </table:table-cell>
        </table:table-row>
        <table:table-row table:style-name="ro1">
          <table:table-cell office:value-type="string">
            <text:p>Daleside</text:p>
          </table:table-cell>
          <table:table-cell office:value-type="string">
            <text:p>Monkey Wrench Dark Ale</text:p>
          </table:table-cell>
        </table:table-row>
        <table:table-row table:style-name="ro1">
          <table:table-cell office:value-type="string">
            <text:p>Daleside</text:p>
          </table:table-cell>
          <table:table-cell office:value-type="string">
            <text:p>Morocco Ale</text:p>
          </table:table-cell>
        </table:table-row>
        <table:table-row table:style-name="ro1">
          <table:table-cell office:value-type="string">
            <text:p>Daleside</text:p>
          </table:table-cell>
          <table:table-cell office:value-type="string">
            <text:p>Old Legover</text:p>
          </table:table-cell>
        </table:table-row>
        <table:table-row table:style-name="ro1">
          <table:table-cell office:value-type="string">
            <text:p>Daleside</text:p>
          </table:table-cell>
          <table:table-cell office:value-type="string">
            <text:p>Ripon Jewel Ale</text:p>
          </table:table-cell>
        </table:table-row>
        <table:table-row table:style-name="ro1">
          <table:table-cell office:value-type="string">
            <text:p>Dallas County</text:p>
          </table:table-cell>
          <table:table-cell office:value-type="string">
            <text:p>Old Depot Lager</text:p>
          </table:table-cell>
        </table:table-row>
        <table:table-row table:style-name="ro1">
          <table:table-cell office:value-type="string">
            <text:p>Dallas County</text:p>
          </table:table-cell>
          <table:table-cell office:value-type="string">
            <text:p>Old Depot Porter</text:p>
          </table:table-cell>
        </table:table-row>
        <table:table-row table:style-name="ro1">
          <table:table-cell office:value-type="string">
            <text:p>Damm</text:p>
          </table:table-cell>
          <table:table-cell office:value-type="string">
            <text:p>Estrella Damm</text:p>
          </table:table-cell>
        </table:table-row>
        <table:table-row table:style-name="ro1">
          <table:table-cell office:value-type="string">
            <text:p>Damm</text:p>
          </table:table-cell>
          <table:table-cell office:value-type="string">
            <text:p>Inedit</text:p>
          </table:table-cell>
        </table:table-row>
        <table:table-row table:style-name="ro1">
          <table:table-cell office:value-type="string">
            <text:p>Dark Horse</text:p>
          </table:table-cell>
          <table:table-cell office:value-type="string">
            <text:p>Barrel Aged Old Man</text:p>
          </table:table-cell>
        </table:table-row>
        <table:table-row table:style-name="ro1">
          <table:table-cell office:value-type="string">
            <text:p>Dark Horse</text:p>
          </table:table-cell>
          <table:table-cell office:value-type="string">
            <text:p>Crooked Tree IPA</text:p>
          </table:table-cell>
        </table:table-row>
        <table:table-row table:style-name="ro1">
          <table:table-cell office:value-type="string">
            <text:p>Dark Horse</text:p>
          </table:table-cell>
          <table:table-cell office:value-type="string">
            <text:p>Double Crooked Tree IPA</text:p>
          </table:table-cell>
        </table:table-row>
        <table:table-row table:style-name="ro1">
          <table:table-cell office:value-type="string">
            <text:p>Dark Horse</text:p>
          </table:table-cell>
          <table:table-cell office:value-type="string">
            <text:p>Fore Smoked Stout</text:p>
          </table:table-cell>
        </table:table-row>
        <table:table-row table:style-name="ro1">
          <table:table-cell office:value-type="string">
            <text:p>Dark Horse</text:p>
          </table:table-cell>
          <table:table-cell office:value-type="string">
            <text:p>Reserve Special Black Ale</text:p>
          </table:table-cell>
        </table:table-row>
        <table:table-row table:style-name="ro1">
          <table:table-cell office:value-type="string">
            <text:p>Dark Horse</text:p>
          </table:table-cell>
          <table:table-cell office:value-type="string">
            <text:p>Scotty Karate Scotch Ale</text:p>
          </table:table-cell>
        </table:table-row>
        <table:table-row table:style-name="ro1">
          <table:table-cell office:value-type="string">
            <text:p>Dave's Brewpub</text:p>
          </table:table-cell>
          <table:table-cell office:value-type="string">
            <text:p>Buffalo Brown</text:p>
          </table:table-cell>
        </table:table-row>
        <table:table-row table:style-name="ro1">
          <table:table-cell office:value-type="string">
            <text:p>David and Mark</text:p>
          </table:table-cell>
          <table:table-cell office:value-type="string">
            <text:p>Black Sheep Light Lager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Louisiana's Golden Lager</text:p>
          </table:table-cell>
        </table:table-row>
        <table:table-row table:style-name="ro1">
          <table:table-cell office:value-type="string">
            <text:p>De Block</text:p>
          </table:table-cell>
          <table:table-cell office:value-type="string">
            <text:p>Satan Gold</text:p>
          </table:table-cell>
        </table:table-row>
        <table:table-row table:style-name="ro1">
          <table:table-cell office:value-type="string">
            <text:p>De Block</text:p>
          </table:table-cell>
          <table:table-cell office:value-type="string">
            <text:p>Satan Red</text:p>
          </table:table-cell>
        </table:table-row>
        <table:table-row table:style-name="ro1">
          <table:table-cell office:value-type="string">
            <text:p>De Dolle</text:p>
          </table:table-cell>
          <table:table-cell office:value-type="string">
            <text:p>Arabier</text:p>
          </table:table-cell>
        </table:table-row>
        <table:table-row table:style-name="ro1">
          <table:table-cell office:value-type="string">
            <text:p>De Dolle</text:p>
          </table:table-cell>
          <table:table-cell office:value-type="string">
            <text:p>Boskeun</text:p>
          </table:table-cell>
        </table:table-row>
        <table:table-row table:style-name="ro1">
          <table:table-cell office:value-type="string">
            <text:p>De Dolle</text:p>
          </table:table-cell>
          <table:table-cell office:value-type="string">
            <text:p>Dulle Teve / Mad Bitch</text:p>
          </table:table-cell>
        </table:table-row>
        <table:table-row table:style-name="ro1">
          <table:table-cell office:value-type="string">
            <text:p>De Dolle</text:p>
          </table:table-cell>
          <table:table-cell office:value-type="string">
            <text:p>Oerbier</text:p>
          </table:table-cell>
        </table:table-row>
        <table:table-row table:style-name="ro1">
          <table:table-cell office:value-type="string">
            <text:p>De Dolle</text:p>
          </table:table-cell>
          <table:table-cell office:value-type="string">
            <text:p>Special Extra Export Stout</text:p>
          </table:table-cell>
        </table:table-row>
        <table:table-row table:style-name="ro1">
          <table:table-cell office:value-type="string">
            <text:p>De Dolle</text:p>
          </table:table-cell>
          <table:table-cell office:value-type="string">
            <text:p>Stille Nacht</text:p>
          </table:table-cell>
        </table:table-row>
        <table:table-row table:style-name="ro1">
          <table:table-cell office:value-type="string">
            <text:p>De Graal</text:p>
          </table:table-cell>
          <table:table-cell office:value-type="string">
            <text:p>Blond</text:p>
          </table:table-cell>
        </table:table-row>
        <table:table-row table:style-name="ro1">
          <table:table-cell office:value-type="string">
            <text:p>De Graal</text:p>
          </table:table-cell>
          <table:table-cell office:value-type="string">
            <text:p>Dubbel</text:p>
          </table:table-cell>
        </table:table-row>
        <table:table-row table:style-name="ro1">
          <table:table-cell office:value-type="string">
            <text:p>De Graal</text:p>
          </table:table-cell>
          <table:table-cell office:value-type="string">
            <text:p>Speciale</text:p>
          </table:table-cell>
        </table:table-row>
        <table:table-row table:style-name="ro1">
          <table:table-cell office:value-type="string">
            <text:p>De Graal</text:p>
          </table:table-cell>
          <table:table-cell office:value-type="string">
            <text:p>Tripel</text:p>
          </table:table-cell>
        </table:table-row>
        <table:table-row table:style-name="ro1">
          <table:table-cell office:value-type="string">
            <text:p>De Graal</text:p>
          </table:table-cell>
          <table:table-cell office:value-type="string">
            <text:p>Triverius</text:p>
          </table:table-cell>
        </table:table-row>
        <table:table-row table:style-name="ro1">
          <table:table-cell office:value-type="string">
            <text:p>De Hemel</text:p>
          </table:table-cell>
          <table:table-cell office:value-type="string">
            <text:p>Nieuw Ligt Grand Cru 2006</text:p>
          </table:table-cell>
        </table:table-row>
        <table:table-row table:style-name="ro1">
          <table:table-cell office:value-type="string">
            <text:p>De Hemel</text:p>
          </table:table-cell>
          <table:table-cell office:value-type="string">
            <text:p>Nijmegen</text:p>
          </table:table-cell>
        </table:table-row>
        <table:table-row table:style-name="ro1">
          <table:table-cell office:value-type="string">
            <text:p>De Koninck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 table:number-columns-repeated="2" office:value-type="string">
            <text:p>De Koninck</text:p>
          </table:table-cell>
        </table:table-row>
        <table:table-row table:style-name="ro1">
          <table:table-cell office:value-type="string">
            <text:p>De Leyerth</text:p>
          </table:table-cell>
          <table:table-cell office:value-type="string">
            <text:p>Urthel Hibernius Quentum Ale</text:p>
          </table:table-cell>
        </table:table-row>
        <table:table-row table:style-name="ro1">
          <table:table-cell office:value-type="string">
            <text:p>De Leyerth</text:p>
          </table:table-cell>
          <table:table-cell office:value-type="string">
            <text:p>Urthel Hop-It</text:p>
          </table:table-cell>
        </table:table-row>
        <table:table-row table:style-name="ro1">
          <table:table-cell office:value-type="string">
            <text:p>De Leyerth</text:p>
          </table:table-cell>
          <table:table-cell office:value-type="string">
            <text:p>Urthel Novicius Vertus</text:p>
          </table:table-cell>
        </table:table-row>
        <table:table-row table:style-name="ro1">
          <table:table-cell office:value-type="string">
            <text:p>De Leyerth</text:p>
          </table:table-cell>
          <table:table-cell office:value-type="string">
            <text:p>Urthel Samaranth Quadrium Ale</text:p>
          </table:table-cell>
        </table:table-row>
        <table:table-row table:style-name="ro1">
          <table:table-cell office:value-type="string">
            <text:p>De Leyerth</text:p>
          </table:table-cell>
          <table:table-cell office:value-type="string">
            <text:p>Urthel Tonicum Finiboldhus</text:p>
          </table:table-cell>
        </table:table-row>
        <table:table-row table:style-name="ro1">
          <table:table-cell office:value-type="string">
            <text:p>De Leyerth</text:p>
          </table:table-cell>
          <table:table-cell office:value-type="string">
            <text:p>Urthel Vlaemse Bock / Flamy Dark Ale</text:p>
          </table:table-cell>
        </table:table-row>
        <table:table-row table:style-name="ro1">
          <table:table-cell office:value-type="string">
            <text:p>De Molen</text:p>
          </table:table-cell>
          <table:table-cell office:value-type="string">
            <text:p>Disputin (formerly Rasputin)</text:p>
          </table:table-cell>
        </table:table-row>
        <table:table-row table:style-name="ro1">
          <table:table-cell office:value-type="string">
            <text:p>De Molen</text:p>
          </table:table-cell>
          <table:table-cell office:value-type="string">
            <text:p>Donder &amp; Bliksem USA</text:p>
          </table:table-cell>
        </table:table-row>
        <table:table-row table:style-name="ro1">
          <table:table-cell office:value-type="string">
            <text:p>De Molen</text:p>
          </table:table-cell>
          <table:table-cell office:value-type="string">
            <text:p>Hamer &amp; Sikkel</text:p>
          </table:table-cell>
        </table:table-row>
        <table:table-row table:style-name="ro1">
          <table:table-cell office:value-type="string">
            <text:p>De Molen</text:p>
          </table:table-cell>
          <table:table-cell office:value-type="string">
            <text:p>Hel &amp; Verdoemenis</text:p>
          </table:table-cell>
        </table:table-row>
        <table:table-row table:style-name="ro1">
          <table:table-cell office:value-type="string">
            <text:p>De Molen</text:p>
          </table:table-cell>
          <table:table-cell office:value-type="string">
            <text:p>Pek &amp; Veren</text:p>
          </table:table-cell>
        </table:table-row>
        <table:table-row table:style-name="ro1">
          <table:table-cell office:value-type="string">
            <text:p>De Molen</text:p>
          </table:table-cell>
          <table:table-cell office:value-type="string">
            <text:p>Porter 1914</text:p>
          </table:table-cell>
        </table:table-row>
        <table:table-row table:style-name="ro1">
          <table:table-cell office:value-type="string">
            <text:p>De Molen</text:p>
          </table:table-cell>
          <table:table-cell office:value-type="string">
            <text:p>SSS</text:p>
          </table:table-cell>
        </table:table-row>
        <table:table-row table:style-name="ro1">
          <table:table-cell office:value-type="string">
            <text:p>De Molen</text:p>
          </table:table-cell>
          <table:table-cell office:value-type="string">
            <text:p>Storm &amp; Averij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Andelot Cuvee Angelique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Andelot Cuvee Diabolique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Andelot Cuvee Euphorique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Andelot Cuvee Mystique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Brewmaster's Collaboration Signature Ale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Flemish Primitive Wild Ale (Demon Fish)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Flemish Primitive Wild Ale (Pig Nun)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Flemish Primitive Wild Ale (Pin Head)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Flemish Primitive Wild Ale (Rat Rider)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Flemish Primitive Wild Ale (Spoon Whacker)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Flemish Primitive Wild Ale (Surly Bird)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Green's Discovery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K-O Blond Beer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Lozen Boer Abt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Reinaert Flemish Wild Ale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Saison Imperiale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Sint Canarus Tripel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Slaapmutske Triple Nightcap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Tripel Krullekop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Van den Vern Grand Cru</text:p>
          </table:table-cell>
        </table:table-row>
        <table:table-row table:style-name="ro1">
          <table:table-cell office:value-type="string">
            <text:p>De Proef</text:p>
          </table:table-cell>
          <table:table-cell office:value-type="string">
            <text:p>Zoetzuur Flemish Ale</text:p>
          </table:table-cell>
        </table:table-row>
        <table:table-row table:style-name="ro1">
          <table:table-cell office:value-type="string">
            <text:p>De Ranke</text:p>
          </table:table-cell>
          <table:table-cell office:value-type="string">
            <text:p>Guldenberg</text:p>
          </table:table-cell>
        </table:table-row>
        <table:table-row table:style-name="ro1">
          <table:table-cell office:value-type="string">
            <text:p>De Ranke</text:p>
          </table:table-cell>
          <table:table-cell office:value-type="string">
            <text:p>Kriek</text:p>
          </table:table-cell>
        </table:table-row>
        <table:table-row table:style-name="ro1">
          <table:table-cell office:value-type="string">
            <text:p>De Ranke</text:p>
          </table:table-cell>
          <table:table-cell office:value-type="string">
            <text:p>Noir de Dottignies</text:p>
          </table:table-cell>
        </table:table-row>
        <table:table-row table:style-name="ro1">
          <table:table-cell office:value-type="string">
            <text:p>De Ranke</text:p>
          </table:table-cell>
          <table:table-cell office:value-type="string">
            <text:p>Père Noël</text:p>
          </table:table-cell>
        </table:table-row>
        <table:table-row table:style-name="ro1">
          <table:table-cell office:value-type="string">
            <text:p>De Ranke</text:p>
          </table:table-cell>
          <table:table-cell office:value-type="string">
            <text:p>XX Bitter</text:p>
          </table:table-cell>
        </table:table-row>
        <table:table-row table:style-name="ro1">
          <table:table-cell office:value-type="string">
            <text:p>De Struise</text:p>
          </table:table-cell>
          <table:table-cell office:value-type="string">
            <text:p>Aardmonnik / Earthmonk</text:p>
          </table:table-cell>
        </table:table-row>
        <table:table-row table:style-name="ro1">
          <table:table-cell office:value-type="string">
            <text:p>De Struise</text:p>
          </table:table-cell>
          <table:table-cell office:value-type="string">
            <text:p>Outblack</text:p>
          </table:table-cell>
        </table:table-row>
        <table:table-row table:style-name="ro1">
          <table:table-cell office:value-type="string">
            <text:p>De Struise</text:p>
          </table:table-cell>
          <table:table-cell office:value-type="string">
            <text:p>Pannepøt Danish Old Fisherman's Ale 2006</text:p>
          </table:table-cell>
        </table:table-row>
        <table:table-row table:style-name="ro1">
          <table:table-cell office:value-type="string">
            <text:p>De Struise</text:p>
          </table:table-cell>
          <table:table-cell office:value-type="string">
            <text:p>Pannepot Old Fisherman's Ale 2006</text:p>
          </table:table-cell>
        </table:table-row>
        <table:table-row table:style-name="ro1">
          <table:table-cell office:value-type="string">
            <text:p>De Struise</text:p>
          </table:table-cell>
          <table:table-cell office:value-type="string">
            <text:p>Witte</text:p>
          </table:table-cell>
        </table:table-row>
        <table:table-row table:style-name="ro1">
          <table:table-cell office:value-type="string">
            <text:p>De Troch</text:p>
          </table:table-cell>
          <table:table-cell office:value-type="string">
            <text:p>Chapeau Exotic Lambic</text:p>
          </table:table-cell>
        </table:table-row>
        <table:table-row table:style-name="ro1">
          <table:table-cell office:value-type="string">
            <text:p>De Troch</text:p>
          </table:table-cell>
          <table:table-cell office:value-type="string">
            <text:p>Chapeau Fraises Lambic</text:p>
          </table:table-cell>
        </table:table-row>
        <table:table-row table:style-name="ro1">
          <table:table-cell office:value-type="string">
            <text:p>De Troch</text:p>
          </table:table-cell>
          <table:table-cell office:value-type="string">
            <text:p>Chapeau Framboise Lambic</text:p>
          </table:table-cell>
        </table:table-row>
        <table:table-row table:style-name="ro1">
          <table:table-cell office:value-type="string">
            <text:p>De Troch</text:p>
          </table:table-cell>
          <table:table-cell office:value-type="string">
            <text:p>Chapeau Mirabelle Lambic</text:p>
          </table:table-cell>
        </table:table-row>
        <table:table-row table:style-name="ro1">
          <table:table-cell office:value-type="string">
            <text:p>De Troch</text:p>
          </table:table-cell>
          <table:table-cell office:value-type="string">
            <text:p>Chapeau Pêche Lambic</text:p>
          </table:table-cell>
        </table:table-row>
        <table:table-row table:style-name="ro1">
          <table:table-cell office:value-type="string">
            <text:p>De Troch</text:p>
          </table:table-cell>
          <table:table-cell office:value-type="string">
            <text:p>Chapeau Tropical Lambic</text:p>
          </table:table-cell>
        </table:table-row>
        <table:table-row table:style-name="ro1">
          <table:table-cell office:value-type="string">
            <text:p>Deep Creek</text:p>
          </table:table-cell>
          <table:table-cell office:value-type="string">
            <text:p>Big Bear Stout</text:p>
          </table:table-cell>
        </table:table-row>
        <table:table-row table:style-name="ro1">
          <table:table-cell office:value-type="string">
            <text:p>Del Norte</text:p>
          </table:table-cell>
          <table:table-cell office:value-type="string">
            <text:p>Mañana Cerveza Oscura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Dock Light Golden Ale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Doctor's Hop Tonic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Frühlingzeit Maibock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Hopfenstange Pils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Hopfenteufel Alt Bier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Hops and Glory American Ale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Noch Einmal Dunkel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Oats and Barley Stout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Old #27 Barleywine</text:p>
          </table:table-cell>
        </table:table-row>
        <table:table-row table:style-name="ro1">
          <table:table-cell office:value-type="string">
            <text:p>Delafield</text:p>
          </table:table-cell>
          <table:table-cell office:value-type="string">
            <text:p>Pewaukee Porter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Continental Pilsner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Valhalla Ale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Buffalo Gold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Honey Wheat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Honey Wheat Unfiltered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Lucky U Denver Special Bitter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Pilsner Lager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Redwing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Singletrack Copper Ale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Denver ChopHouse</text:p>
          </table:table-cell>
          <table:table-cell office:value-type="string">
            <text:p>Wild Turkey™ Barrel Conditioned Stout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20th Anniversary Black Butte XX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20th Anniversary Wit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Bachelor ESB (formerly Bachelor Bitter)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Black Butte Porter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Bond Street 19th Anniversary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Buzzsaw Brown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Cascade Golden Ale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Chainbreaker White IPA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Cinder Cone Red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Class of 88 Barleywine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Green Lakes Organic Ale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Hop Henge India Pale Ale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Hop Trip Fresh Hop Pale Ale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Inversion IPA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Jubel 2000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Jubelale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Jubelale 2009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Mirror Mirror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Mirror Pond Pale Ale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Obsidian Stout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Quail Springs IPA</text:p>
          </table:table-cell>
        </table:table-row>
        <table:table-row table:style-name="ro1">
          <table:table-cell office:value-type="string">
            <text:p>Deschutes</text:p>
          </table:table-cell>
          <table:table-cell office:value-type="string">
            <text:p>Twilight Summer Ale</text:p>
          </table:table-cell>
        </table:table-row>
        <table:table-row table:style-name="ro1">
          <table:table-cell office:value-type="string">
            <text:p>Desert Edge</text:p>
          </table:table-cell>
          <table:table-cell office:value-type="string">
            <text:p>Happy Valley Hefeweizen</text:p>
          </table:table-cell>
        </table:table-row>
        <table:table-row table:style-name="ro1">
          <table:table-cell office:value-type="string">
            <text:p>Desnoes &amp; Geddes</text:p>
          </table:table-cell>
          <table:table-cell office:value-type="string">
            <text:p>Dragon Stout</text:p>
          </table:table-cell>
        </table:table-row>
        <table:table-row table:style-name="ro1">
          <table:table-cell office:value-type="string">
            <text:p>Desnoes &amp; Geddes</text:p>
          </table:table-cell>
          <table:table-cell office:value-type="string">
            <text:p>Guinness Foreign Extra</text:p>
          </table:table-cell>
        </table:table-row>
        <table:table-row table:style-name="ro1">
          <table:table-cell office:value-type="string">
            <text:p>Desnoes &amp; Geddes</text:p>
          </table:table-cell>
          <table:table-cell office:value-type="string">
            <text:p>Red Stripe</text:p>
          </table:table-cell>
        </table:table-row>
        <table:table-row table:style-name="ro1">
          <table:table-cell office:value-type="string">
            <text:p>Devil Mountain (Benicia)</text:p>
          </table:table-cell>
          <table:table-cell office:value-type="string">
            <text:p>Devil's Brew</text:p>
          </table:table-cell>
        </table:table-row>
        <table:table-row table:style-name="ro1">
          <table:table-cell office:value-type="string">
            <text:p>Devil Mountain (Benicia)</text:p>
          </table:table-cell>
          <table:table-cell office:value-type="string">
            <text:p>Diablo Gold</text:p>
          </table:table-cell>
        </table:table-row>
        <table:table-row table:style-name="ro1">
          <table:table-cell office:value-type="string">
            <text:p>Devil Mountain (Benicia)</text:p>
          </table:table-cell>
          <table:table-cell office:value-type="string">
            <text:p>Dry Hop Cask Railroad Ale</text:p>
          </table:table-cell>
        </table:table-row>
        <table:table-row table:style-name="ro1">
          <table:table-cell office:value-type="string">
            <text:p>Devil Mountain (Benicia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Devil Mountain (Benicia)</text:p>
          </table:table-cell>
          <table:table-cell office:value-type="string">
            <text:p>Railroad Ale</text:p>
          </table:table-cell>
        </table:table-row>
        <table:table-row table:style-name="ro1">
          <table:table-cell office:value-type="string">
            <text:p>Devil Mountain (Benicia)</text:p>
          </table:table-cell>
          <table:table-cell office:value-type="string">
            <text:p>See-U-Later</text:p>
          </table:table-cell>
        </table:table-row>
        <table:table-row table:style-name="ro1">
          <table:table-cell office:value-type="string">
            <text:p>Devil Mountain (Cincinnati)</text:p>
          </table:table-cell>
          <table:table-cell office:value-type="string">
            <text:p>5 Malt Ale</text:p>
          </table:table-cell>
        </table:table-row>
        <table:table-row table:style-name="ro1">
          <table:table-cell office:value-type="string">
            <text:p>Devil Mountain (Cincinnati)</text:p>
          </table:table-cell>
          <table:table-cell office:value-type="string">
            <text:p>Black Honey Ale</text:p>
          </table:table-cell>
        </table:table-row>
        <table:table-row table:style-name="ro1">
          <table:table-cell office:value-type="string">
            <text:p>Devil Mountain (Cincinnati)</text:p>
          </table:table-cell>
          <table:table-cell office:value-type="string">
            <text:p>Devil's Brew</text:p>
          </table:table-cell>
        </table:table-row>
        <table:table-row table:style-name="ro1">
          <table:table-cell office:value-type="string">
            <text:p>Diamond Bear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Diamond Bear</text:p>
          </table:table-cell>
          <table:table-cell office:value-type="string">
            <text:p>Southern Blonde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E.S.B.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Hefe-Weizen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Icebreaker Barley Wine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Industrial IPA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Lighthouse Ale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Possession Porter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Slane's Irish Ale</text:p>
          </table:table-cell>
        </table:table-row>
        <table:table-row table:style-name="ro1">
          <table:table-cell office:value-type="string">
            <text:p>Diamond Knot</text:p>
          </table:table-cell>
          <table:table-cell office:value-type="string">
            <text:p>Steamer Glide Stout</text:p>
          </table:table-cell>
        </table:table-row>
        <table:table-row table:style-name="ro1">
          <table:table-cell office:value-type="string">
            <text:p>Diamondback</text:p>
          </table:table-cell>
          <table:table-cell office:value-type="string">
            <text:p>Dubbel</text:p>
          </table:table-cell>
        </table:table-row>
        <table:table-row table:style-name="ro1">
          <table:table-cell office:value-type="string">
            <text:p>Diamondback</text:p>
          </table:table-cell>
          <table:table-cell office:value-type="string">
            <text:p>Framboise</text:p>
          </table:table-cell>
        </table:table-row>
        <table:table-row table:style-name="ro1">
          <table:table-cell office:value-type="string">
            <text:p>Diamondback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Barley Wine Ale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Belgian Tripel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Best Bitter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Bottleworks IPA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Cream Stout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Danger Ale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Double Diamond Winter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Grand Cru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Irish Style Ale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Lava Rock Porter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Silk Lady</text:p>
          </table:table-cell>
        </table:table-row>
        <table:table-row table:style-name="ro1">
          <table:table-cell office:value-type="string">
            <text:p>Dick's</text:p>
          </table:table-cell>
          <table:table-cell office:value-type="string">
            <text:p>Working Man's Brown Ale</text:p>
          </table:table-cell>
        </table:table-row>
        <table:table-row table:style-name="ro1">
          <table:table-cell office:value-type="string">
            <text:p>Diebels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Diebels</text:p>
          </table:table-cell>
          <table:table-cell office:value-type="string">
            <text:p>German Premium Dark</text:p>
          </table:table-cell>
        </table:table-row>
        <table:table-row table:style-name="ro1">
          <table:table-cell office:value-type="string">
            <text:p>Dieu du Ciel!</text:p>
          </table:table-cell>
          <table:table-cell office:value-type="string">
            <text:p>Aphrodite</text:p>
          </table:table-cell>
        </table:table-row>
        <table:table-row table:style-name="ro1">
          <table:table-cell office:value-type="string">
            <text:p>Dieu du Ciel!</text:p>
          </table:table-cell>
          <table:table-cell office:value-type="string">
            <text:p>Corne du Diable</text:p>
          </table:table-cell>
        </table:table-row>
        <table:table-row table:style-name="ro1">
          <table:table-cell office:value-type="string">
            <text:p>Dieu du Ciel!</text:p>
          </table:table-cell>
          <table:table-cell office:value-type="string">
            <text:p>Dernière Volonté</text:p>
          </table:table-cell>
        </table:table-row>
        <table:table-row table:style-name="ro1">
          <table:table-cell office:value-type="string">
            <text:p>Dieu du Ciel!</text:p>
          </table:table-cell>
          <table:table-cell office:value-type="string">
            <text:p>Equinoxe du Printemps</text:p>
          </table:table-cell>
        </table:table-row>
        <table:table-row table:style-name="ro1">
          <table:table-cell office:value-type="string">
            <text:p>Dieu du Ciel!</text:p>
          </table:table-cell>
          <table:table-cell office:value-type="string">
            <text:p>Péché Mortel</text:p>
          </table:table-cell>
        </table:table-row>
        <table:table-row table:style-name="ro1">
          <table:table-cell office:value-type="string">
            <text:p>Dieu du Ciel!</text:p>
          </table:table-cell>
          <table:table-cell office:value-type="string">
            <text:p>Rigor Mortis</text:p>
          </table:table-cell>
        </table:table-row>
        <table:table-row table:style-name="ro1">
          <table:table-cell office:value-type="string">
            <text:p>Dieu du Ciel!</text:p>
          </table:table-cell>
          <table:table-cell office:value-type="string">
            <text:p>Rosée d'Hibiscus</text:p>
          </table:table-cell>
        </table:table-row>
        <table:table-row table:style-name="ro1">
          <table:table-cell office:value-type="string">
            <text:p>Dieu du Ciel!</text:p>
          </table:table-cell>
          <table:table-cell office:value-type="string">
            <text:p>Route des Épices</text:p>
          </table:table-cell>
        </table:table-row>
        <table:table-row table:style-name="ro1">
          <table:table-cell office:value-type="string">
            <text:p>Dilewyns</text:p>
          </table:table-cell>
          <table:table-cell office:value-type="string">
            <text:p>Vicaris Generaal</text:p>
          </table:table-cell>
        </table:table-row>
        <table:table-row table:style-name="ro1">
          <table:table-cell office:value-type="string">
            <text:p>Dilewyns</text:p>
          </table:table-cell>
          <table:table-cell office:value-type="string">
            <text:p>Vicaris Tripel</text:p>
          </table:table-cell>
        </table:table-row>
        <table:table-row table:style-name="ro1">
          <table:table-cell office:value-type="string">
            <text:p>Dillon Dam</text:p>
          </table:table-cell>
          <table:table-cell office:value-type="string">
            <text:p>Dam Straight Lager</text:p>
          </table:table-cell>
        </table:table-row>
        <table:table-row table:style-name="ro1">
          <table:table-cell office:value-type="string">
            <text:p>Dillon Dam</text:p>
          </table:table-cell>
          <table:table-cell office:value-type="string">
            <text:p>Extra Special Bitter</text:p>
          </table:table-cell>
        </table:table-row>
        <table:table-row table:style-name="ro1">
          <table:table-cell office:value-type="string">
            <text:p>Dilworth</text:p>
          </table:table-cell>
          <table:table-cell office:value-type="string">
            <text:p>Guy's Bagpipe Ale</text:p>
          </table:table-cell>
        </table:table-row>
        <table:table-row table:style-name="ro1">
          <table:table-cell office:value-type="string">
            <text:p>Dinkelacker</text:p>
          </table:table-cell>
          <table:table-cell office:value-type="string">
            <text:p>CD-Pils</text:p>
          </table:table-cell>
        </table:table-row>
        <table:table-row table:style-name="ro1">
          <table:table-cell office:value-type="string">
            <text:p>Dinkelacker</text:p>
          </table:table-cell>
          <table:table-cell office:value-type="string">
            <text:p>Das Schwarze / Dark</text:p>
          </table:table-cell>
        </table:table-row>
        <table:table-row table:style-name="ro1">
          <table:table-cell office:value-type="string">
            <text:p>Dinkelacker</text:p>
          </table:table-cell>
          <table:table-cell office:value-type="string">
            <text:p>Sanwald Hefe Weizen</text:p>
          </table:table-cell>
        </table:table-row>
        <table:table-row table:style-name="ro1">
          <table:table-cell office:value-type="string">
            <text:p>Dinkelacker</text:p>
          </table:table-cell>
          <table:table-cell office:value-type="string">
            <text:p>Sanwald Weizen Dunkel</text:p>
          </table:table-cell>
        </table:table-row>
        <table:table-row table:style-name="ro1">
          <table:table-cell office:value-type="string">
            <text:p>Dirt Cheap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Dix</text:p>
          </table:table-cell>
          <table:table-cell office:value-type="string">
            <text:p>Game Day</text:p>
          </table:table-cell>
        </table:table-row>
        <table:table-row table:style-name="ro1">
          <table:table-cell office:value-type="string">
            <text:p>Dix</text:p>
          </table:table-cell>
          <table:table-cell office:value-type="string">
            <text:p>Honey Brown</text:p>
          </table:table-cell>
        </table:table-row>
        <table:table-row table:style-name="ro1">
          <table:table-cell office:value-type="string">
            <text:p>Dix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Dix</text:p>
          </table:table-cell>
          <table:table-cell office:value-type="string">
            <text:p>Red Truck Ale</text:p>
          </table:table-cell>
        </table:table-row>
        <table:table-row table:style-name="ro1">
          <table:table-cell office:value-type="string">
            <text:p>Dix</text:p>
          </table:table-cell>
          <table:table-cell office:value-type="string">
            <text:p>Red Truck Lager</text:p>
          </table:table-cell>
        </table:table-row>
        <table:table-row table:style-name="ro1">
          <table:table-cell office:value-type="string">
            <text:p>Dix</text:p>
          </table:table-cell>
          <table:table-cell office:value-type="string">
            <text:p>Tropical Lager</text:p>
          </table:table-cell>
        </table:table-row>
        <table:table-row table:style-name="ro1">
          <table:table-cell office:value-type="string">
            <text:p>Dixie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Dixie</text:p>
          </table:table-cell>
          <table:table-cell office:value-type="string">
            <text:p>Blackened Voodoo Lager</text:p>
          </table:table-cell>
        </table:table-row>
        <table:table-row table:style-name="ro1">
          <table:table-cell office:value-type="string">
            <text:p>Dixie</text:p>
          </table:table-cell>
          <table:table-cell office:value-type="string">
            <text:p>Crimson Voodoo Ale</text:p>
          </table:table-cell>
        </table:table-row>
        <table:table-row table:style-name="ro1">
          <table:table-cell office:value-type="string">
            <text:p>Dixie</text:p>
          </table:table-cell>
          <table:table-cell office:value-type="string">
            <text:p>Jazz Amber Light</text:p>
          </table:table-cell>
        </table:table-row>
        <table:table-row table:style-name="ro1">
          <table:table-cell office:value-type="string">
            <text:p>Dixie</text:p>
          </table:table-cell>
          <table:table-cell office:value-type="string">
            <text:p>White Moose</text:p>
          </table:table-cell>
        </table:table-row>
        <table:table-row table:style-name="ro1">
          <table:table-cell office:value-type="string">
            <text:p>Dixon's</text:p>
          </table:table-cell>
          <table:table-cell office:value-type="string">
            <text:p>Angel Amber</text:p>
          </table:table-cell>
        </table:table-row>
        <table:table-row table:style-name="ro1">
          <table:table-cell office:value-type="string">
            <text:p>Dixon's</text:p>
          </table:table-cell>
          <table:table-cell office:value-type="string">
            <text:p>Platte Valley Pale Ale</text:p>
          </table:table-cell>
        </table:table-row>
        <table:table-row table:style-name="ro1">
          <table:table-cell office:value-type="string">
            <text:p>Dixon's</text:p>
          </table:table-cell>
          <table:table-cell office:value-type="string">
            <text:p>Solitaire Stout</text:p>
          </table:table-cell>
        </table:table-row>
        <table:table-row table:style-name="ro1">
          <table:table-cell office:value-type="string">
            <text:p>Dixon's</text:p>
          </table:table-cell>
          <table:table-cell office:value-type="string">
            <text:p>Uncle Dunkel</text:p>
          </table:table-cell>
        </table:table-row>
        <table:table-row table:style-name="ro1">
          <table:table-cell office:value-type="string">
            <text:p>Dixon's</text:p>
          </table:table-cell>
          <table:table-cell office:value-type="string">
            <text:p>Wazee Wheat</text:p>
          </table:table-cell>
        </table:table-row>
        <table:table-row table:style-name="ro1">
          <table:table-cell office:value-type="string">
            <text:p>Dock Street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Dock Street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Dock Street</text:p>
          </table:table-cell>
          <table:table-cell office:value-type="string">
            <text:p>Bohemian Pilsner Beer</text:p>
          </table:table-cell>
        </table:table-row>
        <table:table-row table:style-name="ro1">
          <table:table-cell office:value-type="string">
            <text:p>Dockside</text:p>
          </table:table-cell>
          <table:table-cell office:value-type="string">
            <text:p>Cartwright Pale Ale</text:p>
          </table:table-cell>
        </table:table-row>
        <table:table-row table:style-name="ro1">
          <table:table-cell office:value-type="string">
            <text:p>Dockside</text:p>
          </table:table-cell>
          <table:table-cell office:value-type="string">
            <text:p>Haupenthal Hefeweizen</text:p>
          </table:table-cell>
        </table:table-row>
        <table:table-row table:style-name="ro1">
          <table:table-cell office:value-type="string">
            <text:p>Dockside</text:p>
          </table:table-cell>
          <table:table-cell office:value-type="string">
            <text:p>Johnston Pilsener</text:p>
          </table:table-cell>
        </table:table-row>
        <table:table-row table:style-name="ro1">
          <table:table-cell office:value-type="string">
            <text:p>Dockside</text:p>
          </table:table-cell>
          <table:table-cell office:value-type="string">
            <text:p>Marina Light Lager</text:p>
          </table:table-cell>
        </table:table-row>
        <table:table-row table:style-name="ro1">
          <table:table-cell office:value-type="string">
            <text:p>Dockside</text:p>
          </table:table-cell>
          <table:table-cell office:value-type="string">
            <text:p>Old Bridge Dark Lager</text:p>
          </table:table-cell>
        </table:table-row>
        <table:table-row table:style-name="ro1">
          <table:table-cell office:value-type="string">
            <text:p>Dockside</text:p>
          </table:table-cell>
          <table:table-cell office:value-type="string">
            <text:p>Pelican Bay Brown</text:p>
          </table:table-cell>
        </table:table-row>
        <table:table-row table:style-name="ro1">
          <table:table-cell office:value-type="string">
            <text:p>Doemens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string">
            <text:p>Doemens</text:p>
          </table:table-cell>
          <table:table-cell office:value-type="string">
            <text:p>Grätzer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120 Minute IPA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60 Minute IPA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90 Minute IPA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Black and Blue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Burton Baton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Chateau Jiahu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Chicory Stout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Immort Ale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Indian Brown Ale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Midas Touch Golden Elixir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Olde School Barleywine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Palo Santo Marron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Pangaea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Raison D'Être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Shelter Pale Ale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Ta Henket</text:p>
          </table:table-cell>
        </table:table-row>
        <table:table-row table:style-name="ro1">
          <table:table-cell office:value-type="string">
            <text:p>Dogfish Head</text:p>
          </table:table-cell>
          <table:table-cell office:value-type="string">
            <text:p>World Wide Stout</text:p>
          </table:table-cell>
        </table:table-row>
        <table:table-row table:style-name="ro1">
          <table:table-cell office:value-type="string">
            <text:p>Dostal Alley</text:p>
          </table:table-cell>
          <table:table-cell office:value-type="string">
            <text:p>Powder Keg Raspberry Porter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Old Smokey Wee Heavy</text:p>
          </table:table-cell>
        </table:table-row>
        <table:table-row table:style-name="ro1">
          <table:table-cell office:value-type="string">
            <text:p>Dragonmead</text:p>
          </table:table-cell>
          <table:table-cell office:value-type="string">
            <text:p>Dubbel Dragon</text:p>
          </table:table-cell>
        </table:table-row>
        <table:table-row table:style-name="ro1">
          <table:table-cell office:value-type="string">
            <text:p>Dragonmead</text:p>
          </table:table-cell>
          <table:table-cell office:value-type="string">
            <text:p>Excalibur Barleywine</text:p>
          </table:table-cell>
        </table:table-row>
        <table:table-row table:style-name="ro1">
          <table:table-cell office:value-type="string">
            <text:p>Dragonmead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Dragonmead</text:p>
          </table:table-cell>
          <table:table-cell office:value-type="string">
            <text:p>Rev. Fred Oatmeal Stout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1500 Dry-Hopped Pale Ale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Bacchus Ale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Captain's Porter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Drake's Ale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Drake's Autumn Fest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Drake's Gold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Drake's IPA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Drake's Summer Wheat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Jolly Roger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Razzberry Wheat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Real Ale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Sir Francis Stout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Unfiltered IPA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Unfiltered Pale Ale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Unfiltered Wheat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Winter Nog</text:p>
          </table:table-cell>
        </table:table-row>
        <table:table-row table:style-name="ro1">
          <table:table-cell office:value-type="string">
            <text:p>Drake's</text:p>
          </table:table-cell>
          <table:table-cell office:value-type="string">
            <text:p>Zatec Ale</text:p>
          </table:table-cell>
        </table:table-row>
        <table:table-row table:style-name="ro1">
          <table:table-cell office:value-type="string">
            <text:p>Dreher</text:p>
          </table:table-cell>
          <table:table-cell office:value-type="string">
            <text:p>Bak</text:p>
          </table:table-cell>
        </table:table-row>
        <table:table-row table:style-name="ro1">
          <table:table-cell office:value-type="string">
            <text:p>Dry Gulch</text:p>
          </table:table-cell>
          <table:table-cell office:value-type="string">
            <text:p>Where The Helles Albuquerque</text:p>
          </table:table-cell>
        </table:table-row>
        <table:table-row table:style-name="ro1">
          <table:table-cell office:value-type="string">
            <text:p>Dublin</text:p>
          </table:table-cell>
          <table:table-cell office:value-type="string">
            <text:p>1798 Revolution</text:p>
          </table:table-cell>
        </table:table-row>
        <table:table-row table:style-name="ro1">
          <table:table-cell office:value-type="string">
            <text:p>Dubuisson</text:p>
          </table:table-cell>
          <table:table-cell office:value-type="string">
            <text:p>Clovis</text:p>
          </table:table-cell>
        </table:table-row>
        <table:table-row table:style-name="ro1">
          <table:table-cell office:value-type="string">
            <text:p>Dubuisson</text:p>
          </table:table-cell>
          <table:table-cell office:value-type="string">
            <text:p>Cuvée des Trolls</text:p>
          </table:table-cell>
        </table:table-row>
        <table:table-row table:style-name="ro1">
          <table:table-cell office:value-type="string">
            <text:p>Dubuisson</text:p>
          </table:table-cell>
          <table:table-cell office:value-type="string">
            <text:p>Scaldis / Bush Amber 12%</text:p>
          </table:table-cell>
        </table:table-row>
        <table:table-row table:style-name="ro1">
          <table:table-cell office:value-type="string">
            <text:p>Dubuisson</text:p>
          </table:table-cell>
          <table:table-cell office:value-type="string">
            <text:p>Scaldis Noël / Bush Noël</text:p>
          </table:table-cell>
        </table:table-row>
        <table:table-row table:style-name="ro1">
          <table:table-cell office:value-type="string">
            <text:p>Dubuisson</text:p>
          </table:table-cell>
          <table:table-cell office:value-type="string">
            <text:p>Scaldis Prestige</text:p>
          </table:table-cell>
        </table:table-row>
        <table:table-row table:style-name="ro1">
          <table:table-cell office:value-type="string">
            <text:p>Dubuque</text:p>
          </table:table-cell>
          <table:table-cell office:value-type="string">
            <text:p>Champions Clubhouse Classic</text:p>
          </table:table-cell>
        </table:table-row>
        <table:table-row table:style-name="ro1">
          <table:table-cell office:value-type="string">
            <text:p>Dubuque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Dubuque</text:p>
          </table:table-cell>
          <table:table-cell office:value-type="string">
            <text:p>Star Big Muddy Brown</text:p>
          </table:table-cell>
        </table:table-row>
        <table:table-row table:style-name="ro1">
          <table:table-cell office:value-type="string">
            <text:p>Dubuque</text:p>
          </table:table-cell>
          <table:table-cell office:value-type="string">
            <text:p>Wild Boar Wild Wheat</text:p>
          </table:table-cell>
        </table:table-row>
        <table:table-row table:style-name="ro1">
          <table:table-cell office:value-type="string">
            <text:p>Dunedin</text:p>
          </table:table-cell>
          <table:table-cell office:value-type="string">
            <text:p>Highland Game Smoked Ale</text:p>
          </table:table-cell>
        </table:table-row>
        <table:table-row table:style-name="ro1">
          <table:table-cell office:value-type="string">
            <text:p>Duneland</text:p>
          </table:table-cell>
          <table:table-cell office:value-type="string">
            <text:p>Salmon Tail Pale Ale</text:p>
          </table:table-cell>
        </table:table-row>
        <table:table-row table:style-name="ro1">
          <table:table-cell office:value-type="string">
            <text:p>Duneland</text:p>
          </table:table-cell>
          <table:table-cell office:value-type="string">
            <text:p>Shoreline Oatmeal Stout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Avec Les Bons Voeux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Bière de Beloeil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Bière de Miel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Forêt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Moinette Blonde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Moinette Brune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Monk's Stout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Posca Rustica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Saison Vielle Provision</text:p>
          </table:table-cell>
        </table:table-row>
        <table:table-row table:style-name="ro1">
          <table:table-cell office:value-type="string">
            <text:p>Dupont</text:p>
          </table:table-cell>
          <table:table-cell office:value-type="string">
            <text:p>Spéciale Belge</text:p>
          </table:table-cell>
        </table:table-row>
        <table:table-row table:style-name="ro1">
          <table:table-cell office:value-type="string">
            <text:p>Duvel Moortgat</text:p>
          </table:table-cell>
          <table:table-cell office:value-type="string">
            <text:p>Duvel</text:p>
          </table:table-cell>
        </table:table-row>
        <table:table-row table:style-name="ro1">
          <table:table-cell office:value-type="string">
            <text:p>Duvel Moortgat</text:p>
          </table:table-cell>
          <table:table-cell office:value-type="string">
            <text:p>Maredsous 10 / Maredsous Triple</text:p>
          </table:table-cell>
        </table:table-row>
        <table:table-row table:style-name="ro1">
          <table:table-cell office:value-type="string">
            <text:p>Duvel Moortgat</text:p>
          </table:table-cell>
          <table:table-cell office:value-type="string">
            <text:p>Maredsous 6 Blonde/Blond</text:p>
          </table:table-cell>
        </table:table-row>
        <table:table-row table:style-name="ro1">
          <table:table-cell office:value-type="string">
            <text:p>Duvel Moortgat</text:p>
          </table:table-cell>
          <table:table-cell office:value-type="string">
            <text:p>Maredsous 8 / Maredsous Dubbel</text:p>
          </table:table-cell>
        </table:table-row>
        <table:table-row table:style-name="ro1">
          <table:table-cell office:value-type="string">
            <text:p>Duyck</text:p>
          </table:table-cell>
          <table:table-cell office:value-type="string">
            <text:p>Jenlain Ambrée</text:p>
          </table:table-cell>
        </table:table-row>
        <table:table-row table:style-name="ro1">
          <table:table-cell office:value-type="string">
            <text:p>Duyck</text:p>
          </table:table-cell>
          <table:table-cell office:value-type="string">
            <text:p>Jenlain Bière de Noël</text:p>
          </table:table-cell>
        </table:table-row>
        <table:table-row table:style-name="ro1">
          <table:table-cell office:value-type="string">
            <text:p>Duyck</text:p>
          </table:table-cell>
          <table:table-cell office:value-type="string">
            <text:p>Jenlain Blonde</text:p>
          </table:table-cell>
        </table:table-row>
        <table:table-row table:style-name="ro1">
          <table:table-cell office:value-type="string">
            <text:p>Duyck</text:p>
          </table:table-cell>
          <table:table-cell office:value-type="string">
            <text:p>Jenlain St Druon de Sebourg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string">
            <text:p>Golden</text:p>
          </table:table-cell>
        </table:table-row>
        <table:table-row table:style-name="ro1">
          <table:table-cell office:value-type="string">
            <text:p>Eastern Rivers</text:p>
          </table:table-cell>
          <table:table-cell office:value-type="string">
            <text:p>Chattooga Porter</text:p>
          </table:table-cell>
        </table:table-row>
        <table:table-row table:style-name="ro1">
          <table:table-cell office:value-type="string">
            <text:p>Eble</text:p>
          </table:table-cell>
          <table:table-cell office:value-type="string">
            <text:p>Laupheimer Kronen Bock</text:p>
          </table:table-cell>
        </table:table-row>
        <table:table-row table:style-name="ro1">
          <table:table-cell office:value-type="string">
            <text:p>Eble</text:p>
          </table:table-cell>
          <table:table-cell office:value-type="string">
            <text:p>Laupheimer Kronen-Pils</text:p>
          </table:table-cell>
        </table:table-row>
        <table:table-row table:style-name="ro1">
          <table:table-cell office:value-type="string">
            <text:p>Eble</text:p>
          </table:table-cell>
          <table:table-cell office:value-type="string">
            <text:p>Laupheimer Kronen-Wirts' Dunkel</text:p>
          </table:table-cell>
        </table:table-row>
        <table:table-row table:style-name="ro1">
          <table:table-cell office:value-type="string">
            <text:p>Ecaussinnes</text:p>
          </table:table-cell>
          <table:table-cell office:value-type="string">
            <text:p>Ultra Ambrée</text:p>
          </table:table-cell>
        </table:table-row>
        <table:table-row table:style-name="ro1">
          <table:table-cell office:value-type="string">
            <text:p>Ecaussinnes</text:p>
          </table:table-cell>
          <table:table-cell office:value-type="string">
            <text:p>Ultrablonde</text:p>
          </table:table-cell>
        </table:table-row>
        <table:table-row table:style-name="ro1">
          <table:table-cell office:value-type="string">
            <text:p>Ecaussinnes</text:p>
          </table:table-cell>
          <table:table-cell office:value-type="string">
            <text:p>Ultrabrune</text:p>
          </table:table-cell>
        </table:table-row>
        <table:table-row table:style-name="ro1">
          <table:table-cell office:value-type="string">
            <text:p>Eddie McStiff's</text:p>
          </table:table-cell>
          <table:table-cell office:value-type="string">
            <text:p>Chestnut Brown Ale</text:p>
          </table:table-cell>
        </table:table-row>
        <table:table-row table:style-name="ro1">
          <table:table-cell office:value-type="string">
            <text:p>Eddie McStiff's</text:p>
          </table:table-cell>
          <table:table-cell office:value-type="string">
            <text:p>Moab Jalapeño Wheat</text:p>
          </table:table-cell>
        </table:table-row>
        <table:table-row table:style-name="ro1">
          <table:table-cell office:value-type="string">
            <text:p>Eel River</text:p>
          </table:table-cell>
          <table:table-cell office:value-type="string">
            <text:p>Certified Organic Amber Ale</text:p>
          </table:table-cell>
        </table:table-row>
        <table:table-row table:style-name="ro1">
          <table:table-cell office:value-type="string">
            <text:p>Eel River</text:p>
          </table:table-cell>
          <table:table-cell office:value-type="string">
            <text:p>Certified Organic Extra Pale Ale</text:p>
          </table:table-cell>
        </table:table-row>
        <table:table-row table:style-name="ro1">
          <table:table-cell office:value-type="string">
            <text:p>Eel River</text:p>
          </table:table-cell>
          <table:table-cell office:value-type="string">
            <text:p>Certified Organic India Pale Ale</text:p>
          </table:table-cell>
        </table:table-row>
        <table:table-row table:style-name="ro1">
          <table:table-cell office:value-type="string">
            <text:p>Eel River</text:p>
          </table:table-cell>
          <table:table-cell office:value-type="string">
            <text:p>Certified Organic Porter</text:p>
          </table:table-cell>
        </table:table-row>
        <table:table-row table:style-name="ro1">
          <table:table-cell office:value-type="string">
            <text:p>Eel River</text:p>
          </table:table-cell>
          <table:table-cell office:value-type="string">
            <text:p>Climax California Classic</text:p>
          </table:table-cell>
        </table:table-row>
        <table:table-row table:style-name="ro1">
          <table:table-cell office:value-type="string">
            <text:p>Eel River</text:p>
          </table:table-cell>
          <table:table-cell office:value-type="string">
            <text:p>Raven's Eye Imperial Stout</text:p>
          </table:table-cell>
        </table:table-row>
        <table:table-row table:style-name="ro1">
          <table:table-cell office:value-type="string">
            <text:p>Eel River</text:p>
          </table:table-cell>
          <table:table-cell office:value-type="string">
            <text:p>Triple Exultation Old Ale</text:p>
          </table:table-cell>
        </table:table-row>
        <table:table-row table:style-name="ro1">
          <table:table-cell office:value-type="string">
            <text:p>Efes (Moscow)</text:p>
          </table:table-cell>
          <table:table-cell office:value-type="string">
            <text:p>Stary Melnik Light / Старый Мельник Светлое</text:p>
          </table:table-cell>
        </table:table-row>
        <table:table-row table:style-name="ro1">
          <table:table-cell office:value-type="string">
            <text:p>Efes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1916 Irish Stout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Abbot Pennings Grand Cru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Abbot Pennings Trippel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Best Bull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'Bpósfaidh Scotch Ale 1999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heap Köln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huck's Famous 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huck's Famous Honey 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huck's Famous Nut Brown 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huck's Infamous Killer Bee Honey 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inco de Mayo Cerveza Jalapeño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ow Palace Scotch Ale 1998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ow Palace Scotch Ale 2000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ow Palace Scotch Ale 2001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Czech Out This Pils!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Eganator Doppelbock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Egan's Shillelagh Be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Enkel Bit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Freys Weizen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George Washington's Homebrew / Colonial Mild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Grandma Hilda's Hefeweizen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Harvey's Märzen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Irish 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J&amp;S Stout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Jillian's House Be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Massart's Glory Belgian Strong Ale 1999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Massart's Glory Belgian Strong Ale 2000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Moll Dubh Irish 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Monk's Memorial Munich Lag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Nitro P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old gak strong 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O-Tay Bockwheat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Paul's Liberty Pilsen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Pride of De Per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Princess of Darkness Port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Queen of Clubs Schwarzbi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Raspberry Ginger Mead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Rye I Oughta...!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Smokey the Be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Sod Off, Baldrick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Steinworthy Oktoberfest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Stüvenbräu Maibock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The Lonely Guy India Pale Ale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Thyme of the Saison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Toil and Trubbel Dubbel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Uncle Ivan's Dunkelweizen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White Fathers Witbier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Who The Helles Chuck?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Wilsteraner Altbier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Doppelbock Dunkel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Mac Queen's Nessie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Samichlaus Bier 2003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Samichlaus Bier 2005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Samichlaus Bier 2007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Samichlaus Bier 2009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Samichlaus Bier 2010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Samichlaus Helles 2007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Samichlaus Helles 2010</text:p>
          </table:table-cell>
        </table:table-row>
        <table:table-row table:style-name="ro1">
          <table:table-cell office:value-type="string">
            <text:p>Eggenberger</text:p>
          </table:table-cell>
          <table:table-cell office:value-type="string">
            <text:p>Urbock 23°</text:p>
          </table:table-cell>
        </table:table-row>
        <table:table-row table:style-name="ro1">
          <table:table-cell office:value-type="string">
            <text:p>Egger</text:p>
          </table:table-cell>
          <table:table-cell office:value-type="string">
            <text:p>Albertus Dunkel</text:p>
          </table:table-cell>
        </table:table-row>
        <table:table-row table:style-name="ro1">
          <table:table-cell office:value-type="string">
            <text:p>Egger</text:p>
          </table:table-cell>
          <table:table-cell office:value-type="string">
            <text:p>Galloper</text:p>
          </table:table-cell>
        </table:table-row>
        <table:table-row table:style-name="ro1">
          <table:table-cell office:value-type="string">
            <text:p>Eichhof</text:p>
          </table:table-cell>
          <table:table-cell office:value-type="string">
            <text:p>Hubertus</text:p>
          </table:table-cell>
        </table:table-row>
        <table:table-row table:style-name="ro1">
          <table:table-cell office:value-type="string">
            <text:p>Eichhof</text:p>
          </table:table-cell>
          <table:table-cell office:value-type="string">
            <text:p>Ziegel Hof Panache</text:p>
          </table:table-cell>
        </table:table-row>
        <table:table-row table:style-name="ro1">
          <table:table-cell office:value-type="string">
            <text:p>Eichhorn</text:p>
          </table:table-cell>
          <table:table-cell office:value-type="string">
            <text:p>Bockbier</text:p>
          </table:table-cell>
        </table:table-row>
        <table:table-row table:style-name="ro1">
          <table:table-cell office:value-type="string">
            <text:p>Einbecker</text:p>
          </table:table-cell>
          <table:table-cell office:value-type="string">
            <text:p>Brauherren Premium Pils</text:p>
          </table:table-cell>
        </table:table-row>
        <table:table-row table:style-name="ro1">
          <table:table-cell office:value-type="string">
            <text:p>Einbecker</text:p>
          </table:table-cell>
          <table:table-cell office:value-type="string">
            <text:p>Mai-Ur-Bock</text:p>
          </table:table-cell>
        </table:table-row>
        <table:table-row table:style-name="ro1">
          <table:table-cell office:value-type="string">
            <text:p>Einbecker</text:p>
          </table:table-cell>
          <table:table-cell office:value-type="string">
            <text:p>Schwarzbier / Dunkel</text:p>
          </table:table-cell>
        </table:table-row>
        <table:table-row table:style-name="ro1">
          <table:table-cell office:value-type="string">
            <text:p>Einbecker</text:p>
          </table:table-cell>
          <table:table-cell office:value-type="string">
            <text:p>Ur-Bock Dunkel</text:p>
          </table:table-cell>
        </table:table-row>
        <table:table-row table:style-name="ro1">
          <table:table-cell office:value-type="string">
            <text:p>Einbecker</text:p>
          </table:table-cell>
          <table:table-cell office:value-type="string">
            <text:p>Ur-Bock Hell</text:p>
          </table:table-cell>
        </table:table-row>
        <table:table-row table:style-name="ro1">
          <table:table-cell office:value-type="string">
            <text:p>EJ Phair (Pittsburg)</text:p>
          </table:table-cell>
          <table:table-cell office:value-type="string">
            <text:p>Marzen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Deuce Imperial IPA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Happy New Beer IPA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Herman's Hefe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Johnny Re-Blaze Beer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Kick Ace Barleywine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Lambic ET Faro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Mach Bock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Negro Oatmeal Stout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Old Nicolas Imperial Stout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Oro Golden Ale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Poppy Jasper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Poppy Jasper Amber Ale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's Team Beer</text:p>
          </table:table-cell>
        </table:table-row>
        <table:table-row table:style-name="ro1">
          <table:table-cell office:value-type="string">
            <text:p>El Toro</text:p>
          </table:table-cell>
          <table:table-cell office:value-type="string">
            <text:p>Yo Winter Brew 2004</text:p>
          </table:table-cell>
        </table:table-row>
        <table:table-row table:style-name="ro1">
          <table:table-cell office:value-type="string">
            <text:p>Eldorado Canyon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Eldridge Pope</text:p>
          </table:table-cell>
          <table:table-cell office:value-type="string">
            <text:p>Royal Oak Pale Ale</text:p>
          </table:table-cell>
        </table:table-row>
        <table:table-row table:style-name="ro1">
          <table:table-cell office:value-type="string">
            <text:p>Eldridge Pope</text:p>
          </table:table-cell>
          <table:table-cell office:value-type="string">
            <text:p>Thomas Hardy's Ale 1993</text:p>
          </table:table-cell>
        </table:table-row>
        <table:table-row table:style-name="ro1">
          <table:table-cell office:value-type="string">
            <text:p>Eldridge Pope</text:p>
          </table:table-cell>
          <table:table-cell office:value-type="string">
            <text:p>Thomas Hardy's Ale 1994</text:p>
          </table:table-cell>
        </table:table-row>
        <table:table-row table:style-name="ro1">
          <table:table-cell office:value-type="string">
            <text:p>Eldridge Pope</text:p>
          </table:table-cell>
          <table:table-cell office:value-type="string">
            <text:p>Thomas Hardy's Ale 1995</text:p>
          </table:table-cell>
        </table:table-row>
        <table:table-row table:style-name="ro1">
          <table:table-cell office:value-type="string">
            <text:p>Eldridge Pope</text:p>
          </table:table-cell>
          <table:table-cell office:value-type="string">
            <text:p>Thomas Hardy's Ale 1996</text:p>
          </table:table-cell>
        </table:table-row>
        <table:table-row table:style-name="ro1">
          <table:table-cell office:value-type="string">
            <text:p>Eldridge Pope</text:p>
          </table:table-cell>
          <table:table-cell office:value-type="string">
            <text:p>Thomas Hardy's Ale 1998</text:p>
          </table:table-cell>
        </table:table-row>
        <table:table-row table:style-name="ro1">
          <table:table-cell office:value-type="string">
            <text:p>Eldridge Pope</text:p>
          </table:table-cell>
          <table:table-cell office:value-type="string">
            <text:p>Thomas Hardy's Ale 1999</text:p>
          </table:table-cell>
        </table:table-row>
        <table:table-row table:style-name="ro1">
          <table:table-cell office:value-type="string">
            <text:p>Electric Dave's</text:p>
          </table:table-cell>
          <table:table-cell office:value-type="string">
            <text:p>Electric Beer</text:p>
          </table:table-cell>
        </table:table-row>
        <table:table-row table:style-name="ro1">
          <table:table-cell office:value-type="string">
            <text:p>Element</text:p>
          </table:table-cell>
          <table:table-cell office:value-type="string">
            <text:p>Extra Special Oak / ESO</text:p>
          </table:table-cell>
        </table:table-row>
        <table:table-row table:style-name="ro1">
          <table:table-cell office:value-type="string">
            <text:p>Elevation</text:p>
          </table:table-cell>
          <table:table-cell office:value-type="string">
            <text:p>8 Second Kölsch</text:p>
          </table:table-cell>
        </table:table-row>
        <table:table-row table:style-name="ro1">
          <table:table-cell office:value-type="string">
            <text:p>Elgood</text:p>
          </table:table-cell>
          <table:table-cell office:value-type="string">
            <text:p>Flag Porter 1825 Original</text:p>
          </table:table-cell>
        </table:table-row>
        <table:table-row table:style-name="ro1">
          <table:table-cell office:value-type="string">
            <text:p>Elgood</text:p>
          </table:table-cell>
          <table:table-cell office:value-type="string">
            <text:p>Norvig Ale</text:p>
          </table:table-cell>
        </table:table-row>
        <table:table-row table:style-name="ro1">
          <table:table-cell office:value-type="string">
            <text:p>Elk Grove</text:p>
          </table:table-cell>
          <table:table-cell office:value-type="string">
            <text:p>Otis Alt</text:p>
          </table:table-cell>
        </table:table-row>
        <table:table-row table:style-name="ro1">
          <table:table-cell office:value-type="string">
            <text:p>Ellicott Mills</text:p>
          </table:table-cell>
          <table:table-cell office:value-type="string">
            <text:p>Alpenhof Baltic Porter</text:p>
          </table:table-cell>
        </table:table-row>
        <table:table-row table:style-name="ro1">
          <table:table-cell office:value-type="string">
            <text:p>Elliott Bay (West Seattle)</text:p>
          </table:table-cell>
          <table:table-cell office:value-type="string">
            <text:p>Alembic Pale</text:p>
          </table:table-cell>
        </table:table-row>
        <table:table-row table:style-name="ro1">
          <table:table-cell office:value-type="string">
            <text:p>Elliott Bay (West Seattle)</text:p>
          </table:table-cell>
          <table:table-cell office:value-type="string">
            <text:p>Dry Hopped IPA</text:p>
          </table:table-cell>
        </table:table-row>
        <table:table-row table:style-name="ro1">
          <table:table-cell office:value-type="string">
            <text:p>Elliott Bay (West Seattle)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Elliott Bay (West Seattle)</text:p>
          </table:table-cell>
          <table:table-cell office:value-type="string">
            <text:p>Luna Weizen</text:p>
          </table:table-cell>
        </table:table-row>
        <table:table-row table:style-name="ro1">
          <table:table-cell office:value-type="string">
            <text:p>Elliott Bay (West Seattle)</text:p>
          </table:table-cell>
          <table:table-cell office:value-type="string">
            <text:p>No Doubt Stout</text:p>
          </table:table-cell>
        </table:table-row>
        <table:table-row table:style-name="ro1">
          <table:table-cell office:value-type="string">
            <text:p>Elliott Bay (West Seattle)</text:p>
          </table:table-cell>
          <table:table-cell office:value-type="string">
            <text:p>Riot Ale</text:p>
          </table:table-cell>
        </table:table-row>
        <table:table-row table:style-name="ro1">
          <table:table-cell office:value-type="string">
            <text:p>Elm City</text:p>
          </table:table-cell>
          <table:table-cell office:value-type="string">
            <text:p>Elm City Connecticut Ale</text:p>
          </table:table-cell>
        </table:table-row>
        <table:table-row table:style-name="ro1">
          <table:table-cell office:value-type="string">
            <text:p>Elvira's</text:p>
          </table:table-cell>
          <table:table-cell office:value-type="string">
            <text:p>Night Brew</text:p>
          </table:table-cell>
        </table:table-row>
        <table:table-row table:style-name="ro1">
          <table:table-cell office:value-type="string">
            <text:p>Elysian (TangleTown)</text:p>
          </table:table-cell>
          <table:table-cell office:value-type="string">
            <text:p>AK-47 Malt Liquor</text:p>
          </table:table-cell>
        </table:table-row>
        <table:table-row table:style-name="ro1">
          <table:table-cell office:value-type="string">
            <text:p>Elysian (TangleTown)</text:p>
          </table:table-cell>
          <table:table-cell office:value-type="string">
            <text:p>Foster Child Australian Lager</text:p>
          </table:table-cell>
        </table:table-row>
        <table:table-row table:style-name="ro1">
          <table:table-cell office:value-type="string">
            <text:p>Elysian (TangleTown)</text:p>
          </table:table-cell>
          <table:table-cell office:value-type="string">
            <text:p>Warminster Special Bitter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Ambrosia Maibock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Avatar Jasmine IPA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Bête Blanche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BiFröst Winter Ale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Cyclops Barleywine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Dragon's Tooth Stout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Elysian Fields Pale Ale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Loki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Pale Bock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Perseus Porter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The Immortal IPA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The Wise ESB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Whoville Weizenbock</text:p>
          </table:table-cell>
        </table:table-row>
        <table:table-row table:style-name="ro1">
          <table:table-cell office:value-type="string">
            <text:p>Elysian</text:p>
          </table:table-cell>
          <table:table-cell office:value-type="string">
            <text:p>Zephyrus Pilsner</text:p>
          </table:table-cell>
        </table:table-row>
        <table:table-row table:style-name="ro1">
          <table:table-cell office:value-type="string">
            <text:p>Emerson</text:p>
          </table:table-cell>
          <table:table-cell office:value-type="string">
            <text:p>Old 95</text:p>
          </table:table-cell>
        </table:table-row>
        <table:table-row table:style-name="ro1">
          <table:table-cell office:value-type="string">
            <text:p>Emerson</text:p>
          </table:table-cell>
          <table:table-cell office:value-type="string">
            <text:p>Taieri George</text:p>
          </table:table-cell>
        </table:table-row>
        <table:table-row table:style-name="ro1">
          <table:table-cell office:value-type="string">
            <text:p>Emery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Emery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Emmett's</text:p>
          </table:table-cell>
          <table:table-cell office:value-type="string">
            <text:p>Belgian Wit</text:p>
          </table:table-cell>
        </table:table-row>
        <table:table-row table:style-name="ro1">
          <table:table-cell office:value-type="string">
            <text:p>Emmett's</text:p>
          </table:table-cell>
          <table:table-cell office:value-type="string">
            <text:p>German Pilsner</text:p>
          </table:table-cell>
        </table:table-row>
        <table:table-row table:style-name="ro1">
          <table:table-cell office:value-type="string">
            <text:p>Empire (Armory Square)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Empire (Armory Square)</text:p>
          </table:table-cell>
          <table:table-cell office:value-type="string">
            <text:p>Smokin' Ale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Aries Märzen Oktoberfest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Better World Wheat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Black Jack Stout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Black Pepper Porter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Bourbon Barrel Black Pepper Porter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Burning Skye Scottish Ale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Chaco Canyon Honey Gold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Collapsar Oatmeal Stout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Dark German Lager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Dark Side Vanilla Porter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Domino Effect Transitional Ale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Eccentric Ale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Eccentric Belgian Wheat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Espresso Porter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Extra Hopped Honey Gold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Fall Fest Amber Ale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Fallen Angel Sweet Stout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Festive Ale 2000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Festive Ale 2006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Festive Ale 2007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Hop Ring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Lazlo's Limited Belgian Strong Golden Ale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Lazlo's Limited Imperial Pale Ale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Lougale's Gold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Luna Sea Amber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Maple Nut Brown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Phoenix IPA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Reckless Red's Special Amber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Simcoe IPA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Slow Your Roll Pale Ale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Solar Flare Summer Ale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Summer Common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Third Stone Brown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Watch Man IPA</text:p>
          </table:table-cell>
        </table:table-row>
        <table:table-row table:style-name="ro1">
          <table:table-cell office:value-type="string">
            <text:p>Empyrean</text:p>
          </table:table-cell>
          <table:table-cell office:value-type="string">
            <text:p>Winter Tilt FestiveAle</text:p>
          </table:table-cell>
        </table:table-row>
        <table:table-row table:style-name="ro1">
          <table:table-cell office:value-type="string">
            <text:p>EndeHouse</text:p>
          </table:table-cell>
          <table:table-cell office:value-type="string">
            <text:p>Dunkelweiss</text:p>
          </table:table-cell>
        </table:table-row>
        <table:table-row table:style-name="ro1">
          <table:table-cell office:value-type="string">
            <text:p>EndeHouse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Engel</text:p>
          </table:table-cell>
          <table:table-cell office:value-type="string">
            <text:p>Trompe La Mort</text:p>
          </table:table-cell>
        </table:table-row>
        <table:table-row table:style-name="ro1">
          <table:table-cell office:value-type="string">
            <text:p>Engelhardt</text:p>
          </table:table-cell>
          <table:table-cell office:value-type="string">
            <text:p>Bier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Belgian White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Firehouse Red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Imperial Pale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Ricardo's XXX Lager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Spring Bock</text:p>
          </table:table-cell>
        </table:table-row>
        <table:table-row table:style-name="ro1">
          <table:table-cell office:value-type="string">
            <text:p>Engine House #9</text:p>
          </table:table-cell>
          <table:table-cell office:value-type="string">
            <text:p>Tacoma Brew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Big Sur Golden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Black Hound Stout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Black Prince Porter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Dragon Slayer India Pale Ale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Ironside Best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Monk's Brown Ale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Monterey Bay Wheat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Ramsay's Fat Lip Amber Ale</text:p>
          </table:table-cell>
        </table:table-row>
        <table:table-row table:style-name="ro1">
          <table:table-cell office:value-type="string">
            <text:p>English Ales</text:p>
          </table:table-cell>
          <table:table-cell office:value-type="string">
            <text:p>Triple B Borthwick's Best Bitter</text:p>
          </table:table-cell>
        </table:table-row>
        <table:table-row table:style-name="ro1">
          <table:table-cell office:value-type="string">
            <text:p>Epic (Denver)</text:p>
          </table:table-cell>
          <table:table-cell office:value-type="string">
            <text:p>Barley Wine Ale</text:p>
          </table:table-cell>
        </table:table-row>
        <table:table-row table:style-name="ro1">
          <table:table-cell office:value-type="string">
            <text:p>Epic (Denver)</text:p>
          </table:table-cell>
          <table:table-cell office:value-type="string">
            <text:p>Blue Ski Lager</text:p>
          </table:table-cell>
        </table:table-row>
        <table:table-row table:style-name="ro1">
          <table:table-cell office:value-type="string">
            <text:p>Epic (Denver)</text:p>
          </table:table-cell>
          <table:table-cell office:value-type="string">
            <text:p>Escape to Colorado IPA</text:p>
          </table:table-cell>
        </table:table-row>
        <table:table-row table:style-name="ro1">
          <table:table-cell office:value-type="string">
            <text:p>Epic (Denver)</text:p>
          </table:table-cell>
          <table:table-cell office:value-type="string">
            <text:p>Hop Syndrome</text:p>
          </table:table-cell>
        </table:table-row>
        <table:table-row table:style-name="ro1">
          <table:table-cell office:value-type="string">
            <text:p>Epic (Denver)</text:p>
          </table:table-cell>
          <table:table-cell office:value-type="string">
            <text:p>Hopulent IPA</text:p>
          </table:table-cell>
        </table:table-row>
        <table:table-row table:style-name="ro1">
          <table:table-cell office:value-type="string">
            <text:p>Epic (Denver)</text:p>
          </table:table-cell>
          <table:table-cell office:value-type="string">
            <text:p>RiNo Pale Ale</text:p>
          </table:table-cell>
        </table:table-row>
        <table:table-row table:style-name="ro1">
          <table:table-cell office:value-type="string">
            <text:p>Epic (Denver)</text:p>
          </table:table-cell>
          <table:table-cell office:value-type="string">
            <text:p>Smoked Porter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Double Stout</text:p>
          </table:table-cell>
        </table:table-row>
        <table:table-row table:style-name="ro1">
          <table:table-cell office:value-type="string">
            <text:p>Epic</text:p>
          </table:table-cell>
          <table:table-cell office:value-type="string">
            <text:p>Epicurean Coffee &amp; Fig 2012</text:p>
          </table:table-cell>
        </table:table-row>
        <table:table-row table:style-name="ro1">
          <table:table-cell office:value-type="string">
            <text:p>Erdinger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Erdinger</text:p>
          </table:table-cell>
          <table:table-cell office:value-type="string">
            <text:p>Kristall</text:p>
          </table:table-cell>
        </table:table-row>
        <table:table-row table:style-name="ro1">
          <table:table-cell office:value-type="string">
            <text:p>Erdinger</text:p>
          </table:table-cell>
          <table:table-cell office:value-type="string">
            <text:p>Oktoberfest Weizen</text:p>
          </table:table-cell>
        </table:table-row>
        <table:table-row table:style-name="ro1">
          <table:table-cell office:value-type="string">
            <text:p>Erdinger</text:p>
          </table:table-cell>
          <table:table-cell office:value-type="string">
            <text:p>Preminger Weißbier Alkoholfrei</text:p>
          </table:table-cell>
        </table:table-row>
        <table:table-row table:style-name="ro1">
          <table:table-cell office:value-type="string">
            <text:p>Erdinger</text:p>
          </table:table-cell>
          <table:table-cell office:value-type="string">
            <text:p>Weißbier</text:p>
          </table:table-cell>
        </table:table-row>
        <table:table-row table:style-name="ro1">
          <table:table-cell office:value-type="string">
            <text:p>Erdinger</text:p>
          </table:table-cell>
          <table:table-cell office:value-type="string">
            <text:p>Weißbier Pikantus</text:p>
          </table:table-cell>
        </table:table-row>
        <table:table-row table:style-name="ro1">
          <table:table-cell office:value-type="string">
            <text:p>Erie</text:p>
          </table:table-cell>
          <table:table-cell office:value-type="string">
            <text:p>Misery Bay IPA</text:p>
          </table:table-cell>
        </table:table-row>
        <table:table-row table:style-name="ro1">
          <table:table-cell office:value-type="string">
            <text:p>Erie</text:p>
          </table:table-cell>
          <table:table-cell office:value-type="string">
            <text:p>Presque Isle Pilsner</text:p>
          </table:table-cell>
        </table:table-row>
        <table:table-row table:style-name="ro1">
          <table:table-cell office:value-type="string">
            <text:p>Erie</text:p>
          </table:table-cell>
          <table:table-cell office:value-type="string">
            <text:p>Railbender Ale</text:p>
          </table:table-cell>
        </table:table-row>
        <table:table-row table:style-name="ro1">
          <table:table-cell office:value-type="string">
            <text:p>Erie</text:p>
          </table:table-cell>
          <table:table-cell office:value-type="string">
            <text:p>Sunshine Wit</text:p>
          </table:table-cell>
        </table:table-row>
        <table:table-row table:style-name="ro1">
          <table:table-cell office:value-type="string">
            <text:p>Eschweger</text:p>
          </table:table-cell>
          <table:table-cell office:value-type="string">
            <text:p>Jacobinus Bierspezialität Classic</text:p>
          </table:table-cell>
        </table:table-row>
        <table:table-row table:style-name="ro1">
          <table:table-cell office:value-type="string">
            <text:p>Eske's</text:p>
          </table:table-cell>
          <table:table-cell office:value-type="string">
            <text:p>Green Chili Beer</text:p>
          </table:table-cell>
        </table:table-row>
        <table:table-row table:style-name="ro1">
          <table:table-cell office:value-type="string">
            <text:p>Estes Park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Etna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Ettaler</text:p>
          </table:table-cell>
          <table:table-cell office:value-type="string">
            <text:p>Curator Dunkler Doppelbock</text:p>
          </table:table-cell>
        </table:table-row>
        <table:table-row table:style-name="ro1">
          <table:table-cell office:value-type="string">
            <text:p>Ettaler</text:p>
          </table:table-cell>
          <table:table-cell office:value-type="string">
            <text:p>Kloster Dunkel</text:p>
          </table:table-cell>
        </table:table-row>
        <table:table-row table:style-name="ro1">
          <table:table-cell office:value-type="string">
            <text:p>Ettaler</text:p>
          </table:table-cell>
          <table:table-cell office:value-type="string">
            <text:p>Kloster Edel-Hell</text:p>
          </table:table-cell>
        </table:table-row>
        <table:table-row table:style-name="ro1">
          <table:table-cell office:value-type="string">
            <text:p>Eugene City</text:p>
          </table:table-cell>
          <table:table-cell office:value-type="string">
            <text:p>Red Tape Ale</text:p>
          </table:table-cell>
        </table:table-row>
        <table:table-row table:style-name="ro1">
          <table:table-cell office:value-type="string">
            <text:p>Eugene City</text:p>
          </table:table-cell>
          <table:table-cell office:value-type="string">
            <text:p>Track Town 100 Meter Ale</text:p>
          </table:table-cell>
        </table:table-row>
        <table:table-row table:style-name="ro1">
          <table:table-cell office:value-type="string">
            <text:p>Eugene City</text:p>
          </table:table-cell>
          <table:table-cell office:value-type="string">
            <text:p>Track Town 200 Meter Ale</text:p>
          </table:table-cell>
        </table:table-row>
        <table:table-row table:style-name="ro1">
          <table:table-cell office:value-type="string">
            <text:p>Eugene City</text:p>
          </table:table-cell>
          <table:table-cell office:value-type="string">
            <text:p>Track Town Triple Jump</text:p>
          </table:table-cell>
        </table:table-row>
        <table:table-row table:style-name="ro1">
          <table:table-cell office:value-type="string">
            <text:p>Evansville</text:p>
          </table:table-cell>
          <table:table-cell office:value-type="string">
            <text:p>Gerst Amber Lager</text:p>
          </table:table-cell>
        </table:table-row>
        <table:table-row table:style-name="ro1">
          <table:table-cell office:value-type="string">
            <text:p>Evil Twin</text:p>
          </table:table-cell>
          <table:table-cell office:value-type="string">
            <text:p>Auld Yin Imperial Taiji Stout</text:p>
          </table:table-cell>
        </table:table-row>
        <table:table-row table:style-name="ro1">
          <table:table-cell office:value-type="string">
            <text:p>Evil Twin</text:p>
          </table:table-cell>
          <table:table-cell office:value-type="string">
            <text:p>Black Out Imperial Porter</text:p>
          </table:table-cell>
        </table:table-row>
        <table:table-row table:style-name="ro1">
          <table:table-cell office:value-type="string">
            <text:p>Evil Twin</text:p>
          </table:table-cell>
          <table:table-cell office:value-type="string">
            <text:p>Falco IPA</text:p>
          </table:table-cell>
        </table:table-row>
        <table:table-row table:style-name="ro1">
          <table:table-cell office:value-type="string">
            <text:p>Evil Twin</text:p>
          </table:table-cell>
          <table:table-cell office:value-type="string">
            <text:p>Room Number 603</text:p>
          </table:table-cell>
        </table:table-row>
        <table:table-row table:style-name="ro1">
          <table:table-cell office:value-type="string">
            <text:p>Evil Twin</text:p>
          </table:table-cell>
          <table:table-cell office:value-type="string">
            <text:p>Ryan and the Beaster Bunny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Betty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Brigit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Gi Gi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Hannah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Heidi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Kristall Hannah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Mamie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Nadia</text:p>
          </table:table-cell>
        </table:table-row>
        <table:table-row table:style-name="ro1">
          <table:table-cell office:value-type="string">
            <text:p>Exile</text:p>
          </table:table-cell>
          <table:table-cell office:value-type="string">
            <text:p>Ruthie</text:p>
          </table:table-cell>
        </table:table-row>
        <table:table-row table:style-name="ro1">
          <table:table-cell office:value-type="string">
            <text:p>F.X. Matt</text:p>
          </table:table-cell>
          <table:table-cell office:value-type="string">
            <text:p>Brewmaster's Choice Big Flats 1901</text:p>
          </table:table-cell>
        </table:table-row>
        <table:table-row table:style-name="ro1">
          <table:table-cell office:value-type="string">
            <text:p>F.X. Matt</text:p>
          </table:table-cell>
          <table:table-cell office:value-type="string">
            <text:p>Fiddler's Green Amber Ale</text:p>
          </table:table-cell>
        </table:table-row>
        <table:table-row table:style-name="ro1">
          <table:table-cell office:value-type="string">
            <text:p>F.X. Matt</text:p>
          </table:table-cell>
          <table:table-cell office:value-type="string">
            <text:p>Fiddler's Green Blonde Ale</text:p>
          </table:table-cell>
        </table:table-row>
        <table:table-row table:style-name="ro1">
          <table:table-cell office:value-type="string">
            <text:p>F.X. Matt</text:p>
          </table:table-cell>
          <table:table-cell office:value-type="string">
            <text:p>Fiddler's Green IPA</text:p>
          </table:table-cell>
        </table:table-row>
        <table:table-row table:style-name="ro1">
          <table:table-cell office:value-type="string">
            <text:p>F.X. Matt</text:p>
          </table:table-cell>
          <table:table-cell office:value-type="string">
            <text:p>Kirkland Amber Ale</text:p>
          </table:table-cell>
        </table:table-row>
        <table:table-row table:style-name="ro1">
          <table:table-cell office:value-type="string">
            <text:p>F.X. Matt</text:p>
          </table:table-cell>
          <table:table-cell office:value-type="string">
            <text:p>Kirkland Hefeweizen</text:p>
          </table:table-cell>
        </table:table-row>
        <table:table-row table:style-name="ro1">
          <table:table-cell office:value-type="string">
            <text:p>F.X. Matt</text:p>
          </table:table-cell>
          <table:table-cell office:value-type="string">
            <text:p>Saranac Hefeweizen</text:p>
          </table:table-cell>
        </table:table-row>
        <table:table-row table:style-name="ro1">
          <table:table-cell office:value-type="string">
            <text:p>F.X. Matt</text:p>
          </table:table-cell>
          <table:table-cell office:value-type="string">
            <text:p>Saranac Winter Wassail</text:p>
          </table:table-cell>
        </table:table-row>
        <table:table-row table:style-name="ro1">
          <table:table-cell office:value-type="string">
            <text:p>F.X. Matt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Falken</text:p>
          </table:table-cell>
          <table:table-cell office:value-type="string">
            <text:p>Munot-Weizen</text:p>
          </table:table-cell>
        </table:table-row>
        <table:table-row table:style-name="ro1">
          <table:table-cell office:value-type="string">
            <text:p>Fantôme</text:p>
          </table:table-cell>
          <table:table-cell office:value-type="string">
            <text:p>Belgian Saison</text:p>
          </table:table-cell>
        </table:table-row>
        <table:table-row table:style-name="ro1">
          <table:table-cell office:value-type="string">
            <text:p>Fantôme</text:p>
          </table:table-cell>
          <table:table-cell office:value-type="string">
            <text:p>Black Ghost</text:p>
          </table:table-cell>
        </table:table-row>
        <table:table-row table:style-name="ro1">
          <table:table-cell office:value-type="string">
            <text:p>Fantôme</text:p>
          </table:table-cell>
          <table:table-cell office:value-type="string">
            <text:p>Brise-BonBons</text:p>
          </table:table-cell>
        </table:table-row>
        <table:table-row table:style-name="ro1">
          <table:table-cell office:value-type="string">
            <text:p>Fantôme</text:p>
          </table:table-cell>
          <table:table-cell office:value-type="string">
            <text:p>Chocolat</text:p>
          </table:table-cell>
        </table:table-row>
        <table:table-row table:style-name="ro1">
          <table:table-cell office:value-type="string">
            <text:p>Fantôme</text:p>
          </table:table-cell>
          <table:table-cell office:value-type="string">
            <text:p>Dark White</text:p>
          </table:table-cell>
        </table:table-row>
        <table:table-row table:style-name="ro1">
          <table:table-cell office:value-type="string">
            <text:p>Fantôme</text:p>
          </table:table-cell>
          <table:table-cell office:value-type="string">
            <text:p>Hiver</text:p>
          </table:table-cell>
        </table:table-row>
        <table:table-row table:style-name="ro1">
          <table:table-cell office:value-type="string">
            <text:p>Fantôme</text:p>
          </table:table-cell>
          <table:table-cell office:value-type="string">
            <text:p>La Dalmatienne Blonde</text:p>
          </table:table-cell>
        </table:table-row>
        <table:table-row table:style-name="ro1">
          <table:table-cell office:value-type="string">
            <text:p>Fantôme</text:p>
          </table:table-cell>
          <table:table-cell office:value-type="string">
            <text:p>Speciale Noël</text:p>
          </table:table-cell>
        </table:table-row>
        <table:table-row table:style-name="ro1">
          <table:table-cell office:value-type="string">
            <text:p>Fantôme</text:p>
          </table:table-cell>
          <table:table-cell office:value-type="string">
            <text:p>Strange Ghost</text:p>
          </table:table-cell>
        </table:table-row>
        <table:table-row table:style-name="ro1">
          <table:table-cell office:value-type="string">
            <text:p>Far West Ireland</text:p>
          </table:table-cell>
          <table:table-cell office:value-type="string">
            <text:p>Three Threads Porter</text:p>
          </table:table-cell>
        </table:table-row>
        <table:table-row table:style-name="ro1">
          <table:table-cell office:value-type="string">
            <text:p>Far West Ireland</text:p>
          </table:table-cell>
          <table:table-cell office:value-type="string">
            <text:p>Wild Banshee Barleywine</text:p>
          </table:table-cell>
        </table:table-row>
        <table:table-row table:style-name="ro1">
          <table:table-cell office:value-type="string">
            <text:p>Fargo</text:p>
          </table:table-cell>
          <table:table-cell office:value-type="string">
            <text:p>Stone's Throw Scottish Ale</text:p>
          </table:table-cell>
        </table:table-row>
        <table:table-row table:style-name="ro1">
          <table:table-cell office:value-type="string">
            <text:p>Fargo</text:p>
          </table:table-cell>
          <table:table-cell office:value-type="string">
            <text:p>Wood Chipper</text:p>
          </table:table-cell>
        </table:table-row>
        <table:table-row table:style-name="ro1">
          <table:table-cell office:value-type="string">
            <text:p>Farny</text:p>
          </table:table-cell>
          <table:table-cell office:value-type="string">
            <text:p>Alt-Dürrener-Weiße</text:p>
          </table:table-cell>
        </table:table-row>
        <table:table-row table:style-name="ro1">
          <table:table-cell office:value-type="string">
            <text:p>Farny</text:p>
          </table:table-cell>
          <table:table-cell office:value-type="string">
            <text:p>Hefe-Weizen (formerly Edelweiss)</text:p>
          </table:table-cell>
        </table:table-row>
        <table:table-row table:style-name="ro1">
          <table:table-cell office:value-type="string">
            <text:p>Farny</text:p>
          </table:table-cell>
          <table:table-cell office:value-type="string">
            <text:p>Hofgutsbier</text:p>
          </table:table-cell>
        </table:table-row>
        <table:table-row table:style-name="ro1">
          <table:table-cell office:value-type="string">
            <text:p>Farny</text:p>
          </table:table-cell>
          <table:table-cell office:value-type="string">
            <text:p>Humpis-Original Naturtrub</text:p>
          </table:table-cell>
        </table:table-row>
        <table:table-row table:style-name="ro1">
          <table:table-cell office:value-type="string">
            <text:p>Farny</text:p>
          </table:table-cell>
          <table:table-cell office:value-type="string">
            <text:p>Kristall-Weizen</text:p>
          </table:table-cell>
        </table:table-row>
        <table:table-row table:style-name="ro1">
          <table:table-cell office:value-type="string">
            <text:p>Fässla</text:p>
          </table:table-cell>
          <table:table-cell office:value-type="string">
            <text:p>Gold-Pils</text:p>
          </table:table-cell>
        </table:table-row>
        <table:table-row table:style-name="ro1">
          <table:table-cell office:value-type="string">
            <text:p>Fässla</text:p>
          </table:table-cell>
          <table:table-cell office:value-type="string">
            <text:p>Lagerbier</text:p>
          </table:table-cell>
        </table:table-row>
        <table:table-row table:style-name="ro1">
          <table:table-cell office:value-type="string">
            <text:p>Fässla</text:p>
          </table:table-cell>
          <table:table-cell office:value-type="string">
            <text:p>Weizla Hell</text:p>
          </table:table-cell>
        </table:table-row>
        <table:table-row table:style-name="ro1">
          <table:table-cell office:value-type="string">
            <text:p>Fässla</text:p>
          </table:table-cell>
          <table:table-cell office:value-type="string">
            <text:p>Zwergla</text:p>
          </table:table-cell>
        </table:table-row>
        <table:table-row table:style-name="ro1">
          <table:table-cell office:value-type="string">
            <text:p>Fat Head's</text:p>
          </table:table-cell>
          <table:table-cell office:value-type="string">
            <text:p>Collaborative Evil</text:p>
          </table:table-cell>
        </table:table-row>
        <table:table-row table:style-name="ro1">
          <table:table-cell office:value-type="string">
            <text:p>Fat Head's</text:p>
          </table:table-cell>
          <table:table-cell office:value-type="string">
            <text:p>Güdenhoppy Pils</text:p>
          </table:table-cell>
        </table:table-row>
        <table:table-row table:style-name="ro1">
          <table:table-cell office:value-type="string">
            <text:p>FATE</text:p>
          </table:table-cell>
          <table:table-cell office:value-type="string">
            <text:p>Norns Roggenbier</text:p>
          </table:table-cell>
        </table:table-row>
        <table:table-row table:style-name="ro1">
          <table:table-cell office:value-type="string">
            <text:p>Fauerbach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Belgian Abbey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Belgian Tripel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Best Bitter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Golden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India Pale Ale (IPA)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Faultline (Sunnyvale)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Faultline (Walnut Creek)</text:p>
          </table:table-cell>
          <table:table-cell office:value-type="string">
            <text:p>Alt Bier</text:p>
          </table:table-cell>
        </table:table-row>
        <table:table-row table:style-name="ro1">
          <table:table-cell office:value-type="string">
            <text:p>Faultline (Walnut Creek)</text:p>
          </table:table-cell>
          <table:table-cell office:value-type="string">
            <text:p>Best Bitter</text:p>
          </table:table-cell>
        </table:table-row>
        <table:table-row table:style-name="ro1">
          <table:table-cell office:value-type="string">
            <text:p>Faultline (Walnut Creek)</text:p>
          </table:table-cell>
          <table:table-cell office:value-type="string">
            <text:p>Burton Pale Ale</text:p>
          </table:table-cell>
        </table:table-row>
        <table:table-row table:style-name="ro1">
          <table:table-cell office:value-type="string">
            <text:p>Faultline (Walnut Creek)</text:p>
          </table:table-cell>
          <table:table-cell office:value-type="string">
            <text:p>Golden</text:p>
          </table:table-cell>
        </table:table-row>
        <table:table-row table:style-name="ro1">
          <table:table-cell office:value-type="string">
            <text:p>Faultline (Walnut Creek)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Faultline (Walnut Creek)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Faultline (Walnut Creek)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Faultline (Walnut Creek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Faultline (Walnut Creek)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Faust</text:p>
          </table:table-cell>
          <table:table-cell office:value-type="string">
            <text:p>Kräusen Naturtrüb</text:p>
          </table:table-cell>
        </table:table-row>
        <table:table-row table:style-name="ro1">
          <table:table-cell office:value-type="string">
            <text:p>Federal</text:p>
          </table:table-cell>
          <table:table-cell office:value-type="string">
            <text:p>Schneeflöckli-Winterbier</text:p>
          </table:table-cell>
        </table:table-row>
        <table:table-row table:style-name="ro1">
          <table:table-cell office:value-type="string">
            <text:p>Federation</text:p>
          </table:table-cell>
          <table:table-cell office:value-type="string">
            <text:p>Angel Ale</text:p>
          </table:table-cell>
        </table:table-row>
        <table:table-row table:style-name="ro1">
          <table:table-cell office:value-type="string">
            <text:p>Federation</text:p>
          </table:table-cell>
          <table:table-cell office:value-type="string">
            <text:p>Northumbrian Brown Ale</text:p>
          </table:table-cell>
        </table:table-row>
        <table:table-row table:style-name="ro1">
          <table:table-cell office:value-type="string">
            <text:p>Feierling</text:p>
          </table:table-cell>
          <table:table-cell office:value-type="string">
            <text:p>Inselhopf</text:p>
          </table:table-cell>
        </table:table-row>
        <table:table-row table:style-name="ro1">
          <table:table-cell office:value-type="string">
            <text:p>Feldschlösschen</text:p>
          </table:table-cell>
          <table:table-cell office:value-type="string">
            <text:p>Dunkle Perle</text:p>
          </table:table-cell>
        </table:table-row>
        <table:table-row table:style-name="ro1">
          <table:table-cell office:value-type="string">
            <text:p>Feldschlösschen</text:p>
          </table:table-cell>
          <table:table-cell office:value-type="string">
            <text:p>Hopfenperle</text:p>
          </table:table-cell>
        </table:table-row>
        <table:table-row table:style-name="ro1">
          <table:table-cell office:value-type="string">
            <text:p>Felinfoel</text:p>
          </table:table-cell>
          <table:table-cell office:value-type="string">
            <text:p>Double Dragon</text:p>
          </table:table-cell>
        </table:table-row>
        <table:table-row table:style-name="ro1">
          <table:table-cell office:value-type="string">
            <text:p>Felinfoel</text:p>
          </table:table-cell>
          <table:table-cell office:value-type="string">
            <text:p>Thames America Festive Ale</text:p>
          </table:table-cell>
        </table:table-row>
        <table:table-row table:style-name="ro1">
          <table:table-cell office:value-type="string">
            <text:p>Felinfoel</text:p>
          </table:table-cell>
          <table:table-cell office:value-type="string">
            <text:p>Thames Welsh Ale</text:p>
          </table:table-cell>
        </table:table-row>
        <table:table-row table:style-name="ro1">
          <table:table-cell office:value-type="string">
            <text:p>Felsenau</text:p>
          </table:table-cell>
          <table:table-cell office:value-type="string">
            <text:p>Bärner Weizenbier</text:p>
          </table:table-cell>
        </table:table-row>
        <table:table-row table:style-name="ro1">
          <table:table-cell office:value-type="string">
            <text:p>Felsenau</text:p>
          </table:table-cell>
          <table:table-cell office:value-type="string">
            <text:p>Bärni Dunkles Spezialbier</text:p>
          </table:table-cell>
        </table:table-row>
        <table:table-row table:style-name="ro1">
          <table:table-cell office:value-type="string">
            <text:p>Felsenau</text:p>
          </table:table-cell>
          <table:table-cell office:value-type="string">
            <text:p>Lager Hell</text:p>
          </table:table-cell>
        </table:table-row>
        <table:table-row table:style-name="ro1">
          <table:table-cell office:value-type="string">
            <text:p>Finch</text:p>
          </table:table-cell>
          <table:table-cell office:value-type="string">
            <text:p>Fascist Pig Red Ale</text:p>
          </table:table-cell>
        </table:table-row>
        <table:table-row table:style-name="ro1">
          <table:table-cell office:value-type="string">
            <text:p>Firehouse (Rapid City)</text:p>
          </table:table-cell>
          <table:table-cell office:value-type="string">
            <text:p>Barely Blond</text:p>
          </table:table-cell>
        </table:table-row>
        <table:table-row table:style-name="ro1">
          <table:table-cell office:value-type="string">
            <text:p>Firehouse (Rapid City)</text:p>
          </table:table-cell>
          <table:table-cell office:value-type="string">
            <text:p>Brown Cow Ale</text:p>
          </table:table-cell>
        </table:table-row>
        <table:table-row table:style-name="ro1">
          <table:table-cell office:value-type="string">
            <text:p>Firehouse (Rapid City)</text:p>
          </table:table-cell>
          <table:table-cell office:value-type="string">
            <text:p>Firehouse Red</text:p>
          </table:table-cell>
        </table:table-row>
        <table:table-row table:style-name="ro1">
          <table:table-cell office:value-type="string">
            <text:p>Firehouse (Rapid City)</text:p>
          </table:table-cell>
          <table:table-cell office:value-type="string">
            <text:p>Smoke Jumper Stout</text:p>
          </table:table-cell>
        </table:table-row>
        <table:table-row table:style-name="ro1">
          <table:table-cell office:value-type="string">
            <text:p>Firehouse (Rapid City)</text:p>
          </table:table-cell>
          <table:table-cell office:value-type="string">
            <text:p>Wilderness Wheat</text:p>
          </table:table-cell>
        </table:table-row>
        <table:table-row table:style-name="ro1">
          <table:table-cell office:value-type="string">
            <text:p>Firehouse (Red Oak)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Firehouse (Red Oak)</text:p>
          </table:table-cell>
          <table:table-cell office:value-type="string">
            <text:p>Lemon Wheat</text:p>
          </table:table-cell>
        </table:table-row>
        <table:table-row table:style-name="ro1">
          <table:table-cell office:value-type="string">
            <text:p>Firehouse (Red Oak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Firehouse (Red Oak)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Firehouse (Sunnyvale)</text:p>
          </table:table-cell>
          <table:table-cell office:value-type="string">
            <text:p>Bitter</text:p>
          </table:table-cell>
        </table:table-row>
        <table:table-row table:style-name="ro1">
          <table:table-cell office:value-type="string">
            <text:p>Firehouse (Sunnyvale)</text:p>
          </table:table-cell>
          <table:table-cell office:value-type="string">
            <text:p>Brendan's Irish Stout</text:p>
          </table:table-cell>
        </table:table-row>
        <table:table-row table:style-name="ro1">
          <table:table-cell office:value-type="string">
            <text:p>Firehouse (Sunnyvale)</text:p>
          </table:table-cell>
          <table:table-cell office:value-type="string">
            <text:p>Double IPA</text:p>
          </table:table-cell>
        </table:table-row>
        <table:table-row table:style-name="ro1">
          <table:table-cell office:value-type="string">
            <text:p>Firehouse (Sunnyvale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Firehouse (Sunnyvale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Firehouse (Sunnyvale)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Firestone Walker (Los Olivos)</text:p>
          </table:table-cell>
          <table:table-cell office:value-type="string">
            <text:p>Double Barrel Ale</text:p>
          </table:table-cell>
        </table:table-row>
        <table:table-row table:style-name="ro1">
          <table:table-cell office:value-type="string">
            <text:p>Firestone Walker (Los Olivos)</text:p>
          </table:table-cell>
          <table:table-cell office:value-type="string">
            <text:p>Walker's Reserve</text:p>
          </table:table-cell>
        </table:table-row>
        <table:table-row table:style-name="ro1">
          <table:table-cell office:value-type="string">
            <text:p>Firestone Walker</text:p>
          </table:table-cell>
          <table:table-cell office:value-type="string">
            <text:p>Double Barrel Ale / DBA</text:p>
          </table:table-cell>
        </table:table-row>
        <table:table-row table:style-name="ro1">
          <table:table-cell office:value-type="string">
            <text:p>Firestone Walker</text:p>
          </table:table-cell>
          <table:table-cell office:value-type="string">
            <text:p>Double Jack</text:p>
          </table:table-cell>
        </table:table-row>
        <table:table-row table:style-name="ro1">
          <table:table-cell office:value-type="string">
            <text:p>Firestone Walker</text:p>
          </table:table-cell>
          <table:table-cell office:value-type="string">
            <text:p>Pale 31</text:p>
          </table:table-cell>
        </table:table-row>
        <table:table-row table:style-name="ro1">
          <table:table-cell office:value-type="string">
            <text:p>Firestone Walker</text:p>
          </table:table-cell>
          <table:table-cell office:value-type="string">
            <text:p>Pivo</text:p>
          </table:table-cell>
        </table:table-row>
        <table:table-row table:style-name="ro1">
          <table:table-cell office:value-type="string">
            <text:p>Firestone Walker</text:p>
          </table:table-cell>
          <table:table-cell office:value-type="string">
            <text:p>Wookey Jack Black Rye IPA</text:p>
          </table:table-cell>
        </table:table-row>
        <table:table-row table:style-name="ro1">
          <table:table-cell office:value-type="string">
            <text:p>First Coast</text:p>
          </table:table-cell>
          <table:table-cell office:value-type="string">
            <text:p>Golden Lager</text:p>
          </table:table-cell>
        </table:table-row>
        <table:table-row table:style-name="ro1">
          <table:table-cell office:value-type="string">
            <text:p>Fischer (Greuth)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Fischer</text:p>
          </table:table-cell>
          <table:table-cell office:value-type="string">
            <text:p>Adelscott Malt Liquor</text:p>
          </table:table-cell>
        </table:table-row>
        <table:table-row table:style-name="ro1">
          <table:table-cell office:value-type="string">
            <text:p>Fischer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Fischer</text:p>
          </table:table-cell>
          <table:table-cell office:value-type="string">
            <text:p>Bitter</text:p>
          </table:table-cell>
        </table:table-row>
        <table:table-row table:style-name="ro1">
          <table:table-cell office:value-type="string">
            <text:p>Fischer</text:p>
          </table:table-cell>
          <table:table-cell office:value-type="string">
            <text:p>La Belle Strasbourgeoise</text:p>
          </table:table-cell>
        </table:table-row>
        <table:table-row table:style-name="ro1">
          <table:table-cell office:value-type="string">
            <text:p>Fischerstube</text:p>
          </table:table-cell>
          <table:table-cell office:value-type="string">
            <text:p>Lager Hell</text:p>
          </table:table-cell>
        </table:table-row>
        <table:table-row table:style-name="ro1">
          <table:table-cell office:value-type="string">
            <text:p>Fischerstube</text:p>
          </table:table-cell>
          <table:table-cell office:value-type="string">
            <text:p>Rubur Dunkel</text:p>
          </table:table-cell>
        </table:table-row>
        <table:table-row table:style-name="ro1">
          <table:table-cell office:value-type="string">
            <text:p>Fischerstube</text:p>
          </table:table-cell>
          <table:table-cell office:value-type="string">
            <text:p>Ueli Reverenz Spezial Hell</text:p>
          </table:table-cell>
        </table:table-row>
        <table:table-row table:style-name="ro1">
          <table:table-cell office:value-type="string">
            <text:p>Fischerstube</text:p>
          </table:table-cell>
          <table:table-cell office:value-type="string">
            <text:p>Ueli Weizen Obergärig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10 Squared (10²)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Blind Pig Dunkelweizen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Detonator Doppelbock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Hodgson's India Pale Ale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Keyser's Bière de Garde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Leavenworth Boulder Bend Dunkelweizen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Leavenworth Whistling Pig Hefeweizen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Leviathan 2004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Monkfish Tripel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Mudshark Porter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Old Woody 2005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Organic Amber Ale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Organic India Pale Ale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Poseidon Imperial Stout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Trout Stout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Wild Salmon Pale Ale</text:p>
          </table:table-cell>
        </table:table-row>
        <table:table-row table:style-name="ro1">
          <table:table-cell office:value-type="string">
            <text:p>Fish</text:p>
          </table:table-cell>
          <table:table-cell office:value-type="string">
            <text:p>WinterFish Ale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1100 Wheat Wine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9½ Wheats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Big Boat Oatmeal Stout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El Niño IPA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Farmhouse Reserve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Habañero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Lighthouse Ale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Santa's Reward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Starfire Pale Ale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Witchtree ESB</text:p>
          </table:table-cell>
        </table:table-row>
        <table:table-row table:style-name="ro1">
          <table:table-cell office:value-type="string">
            <text:p>Fitger's</text:p>
          </table:table-cell>
          <table:table-cell office:value-type="string">
            <text:p>XXX English Ale</text:p>
          </table:table-cell>
        </table:table-row>
        <table:table-row table:style-name="ro1">
          <table:table-cell office:value-type="string">
            <text:p>Fitzpatrick's</text:p>
          </table:table-cell>
          <table:table-cell office:value-type="string">
            <text:p>Celtic Stout</text:p>
          </table:table-cell>
        </table:table-row>
        <table:table-row table:style-name="ro1">
          <table:table-cell office:value-type="string">
            <text:p>Fitzpatrick's</text:p>
          </table:table-cell>
          <table:table-cell office:value-type="string">
            <text:p>Hawk Rye</text:p>
          </table:table-cell>
        </table:table-row>
        <table:table-row table:style-name="ro1">
          <table:table-cell office:value-type="string">
            <text:p>Fitzpatrick's</text:p>
          </table:table-cell>
          <table:table-cell office:value-type="string">
            <text:p>McBride Porter</text:p>
          </table:table-cell>
        </table:table-row>
        <table:table-row table:style-name="ro1">
          <table:table-cell office:value-type="string">
            <text:p>Fitzpatrick's</text:p>
          </table:table-cell>
          <table:table-cell office:value-type="string">
            <text:p>Prairie Thunder Pale Ale</text:p>
          </table:table-cell>
        </table:table-row>
        <table:table-row table:style-name="ro1">
          <table:table-cell office:value-type="string">
            <text:p>Flagstaff</text:p>
          </table:table-cell>
          <table:table-cell office:value-type="string">
            <text:p>Agassiz Amber</text:p>
          </table:table-cell>
        </table:table-row>
        <table:table-row table:style-name="ro1">
          <table:table-cell office:value-type="string">
            <text:p>Flagstaff</text:p>
          </table:table-cell>
          <table:table-cell office:value-type="string">
            <text:p>Blackbird Porter</text:p>
          </table:table-cell>
        </table:table-row>
        <table:table-row table:style-name="ro1">
          <table:table-cell office:value-type="string">
            <text:p>Flagstaff</text:p>
          </table:table-cell>
          <table:table-cell office:value-type="string">
            <text:p>Bubbaganoush Pale Ale</text:p>
          </table:table-cell>
        </table:table-row>
        <table:table-row table:style-name="ro1">
          <table:table-cell office:value-type="string">
            <text:p>Flagstaff</text:p>
          </table:table-cell>
          <table:table-cell office:value-type="string">
            <text:p>Sasquatch Stout</text:p>
          </table:table-cell>
        </table:table-row>
        <table:table-row table:style-name="ro1">
          <table:table-cell office:value-type="string">
            <text:p>Flatlander's</text:p>
          </table:table-cell>
          <table:table-cell office:value-type="string">
            <text:p>Abe's Honest Ale</text:p>
          </table:table-cell>
        </table:table-row>
        <table:table-row table:style-name="ro1">
          <table:table-cell office:value-type="string">
            <text:p>Flatlander's</text:p>
          </table:table-cell>
          <table:table-cell office:value-type="string">
            <text:p>Bockbier</text:p>
          </table:table-cell>
        </table:table-row>
        <table:table-row table:style-name="ro1">
          <table:table-cell office:value-type="string">
            <text:p>Flatlander's</text:p>
          </table:table-cell>
          <table:table-cell office:value-type="string">
            <text:p>Eighty Shilling Ale</text:p>
          </table:table-cell>
        </table:table-row>
        <table:table-row table:style-name="ro1">
          <table:table-cell office:value-type="string">
            <text:p>Flatlander's</text:p>
          </table:table-cell>
          <table:table-cell office:value-type="string">
            <text:p>Harvest Amber Ale</text:p>
          </table:table-cell>
        </table:table-row>
        <table:table-row table:style-name="ro1">
          <table:table-cell office:value-type="string">
            <text:p>Flatlander's</text:p>
          </table:table-cell>
          <table:table-cell office:value-type="string">
            <text:p>Locomotive Stout</text:p>
          </table:table-cell>
        </table:table-row>
        <table:table-row table:style-name="ro1">
          <table:table-cell office:value-type="string">
            <text:p>Flatlander's</text:p>
          </table:table-cell>
          <table:table-cell office:value-type="string">
            <text:p>Olde Orchard Ale</text:p>
          </table:table-cell>
        </table:table-row>
        <table:table-row table:style-name="ro1">
          <table:table-cell office:value-type="string">
            <text:p>Flatlander's</text:p>
          </table:table-cell>
          <table:table-cell office:value-type="string">
            <text:p>Prairie Wheat Beer</text:p>
          </table:table-cell>
        </table:table-row>
        <table:table-row table:style-name="ro1">
          <table:table-cell office:value-type="string">
            <text:p>Flatlander's</text:p>
          </table:table-cell>
          <table:table-cell office:value-type="string">
            <text:p>Winter Delight</text:p>
          </table:table-cell>
        </table:table-row>
        <table:table-row table:style-name="ro1">
          <table:table-cell office:value-type="string">
            <text:p>Fleetside</text:p>
          </table:table-cell>
          <table:table-cell office:value-type="string">
            <text:p>Bareback Barleywine</text:p>
          </table:table-cell>
        </table:table-row>
        <table:table-row table:style-name="ro1">
          <table:table-cell office:value-type="string">
            <text:p>Fleetside</text:p>
          </table:table-cell>
          <table:table-cell office:value-type="string">
            <text:p>Prairie Fire Rauch</text:p>
          </table:table-cell>
        </table:table-row>
        <table:table-row table:style-name="ro1">
          <table:table-cell office:value-type="string">
            <text:p>Flensburger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Flensburger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string">
            <text:p>Flensburger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Flensburger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Hurricane Reef Caribbean-Style Pilsner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Hurricane Reef Pale Ale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Hurricane Reef Raspberry Wheat Ale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Key West Southernmost Wheat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Key West Sunset Ale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string">
            <text:p>Ybor Gold Amber Lager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Bavarian Helles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Chessie Cherry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El Diablo Tripel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Imperial Eclipse Stout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Kilt Kicker Wee Heavy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Old 420 Wheat Wine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Panama Limited Red Ale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Pullman Brown Ale (formerly Pullman Nut Brown Ale)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Roundhouse Raspberry Wheat Ale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Station Master Wheat Ale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Todd &amp; Jeff's Excellent IPA</text:p>
          </table:table-cell>
        </table:table-row>
        <table:table-row table:style-name="ro1">
          <table:table-cell office:value-type="string">
            <text:p>Flossmoor Station</text:p>
          </table:table-cell>
          <table:table-cell office:value-type="string">
            <text:p>Zephyr Golden Ale</text:p>
          </table:table-cell>
        </table:table-row>
        <table:table-row table:style-name="ro1">
          <table:table-cell office:value-type="string">
            <text:p>Flour City</text:p>
          </table:table-cell>
          <table:table-cell office:value-type="string">
            <text:p>Ironhead Porter Old No. 3</text:p>
          </table:table-cell>
        </table:table-row>
        <table:table-row table:style-name="ro1">
          <table:table-cell office:value-type="string">
            <text:p>Flözlinger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Flözlinger</text:p>
          </table:table-cell>
          <table:table-cell office:value-type="string">
            <text:p>Spezial</text:p>
          </table:table-cell>
        </table:table-row>
        <table:table-row table:style-name="ro1">
          <table:table-cell office:value-type="string">
            <text:p>Flözlinger</text:p>
          </table:table-cell>
          <table:table-cell office:value-type="string">
            <text:p>Spezial unfiltriert</text:p>
          </table:table-cell>
        </table:table-row>
        <table:table-row table:style-name="ro1">
          <table:table-cell office:value-type="string">
            <text:p>Flying Aces</text:p>
          </table:table-cell>
          <table:table-cell office:value-type="string">
            <text:p>Growlin' Gator Lager</text:p>
          </table:table-cell>
        </table:table-row>
        <table:table-row table:style-name="ro1">
          <table:table-cell office:value-type="string">
            <text:p>Flying Bison</text:p>
          </table:table-cell>
          <table:table-cell office:value-type="string">
            <text:p>Blackbird Oatmeal Stout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Classic Pale Ale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Doggie Style Ale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Doggie Style Classic Pale Ale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Dogtoberfest Octoberfest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Double Dog Double India Pale Ale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Garde Dog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Gonzo Imperial Porter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Heller Hound Bock Beer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Horn Dog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Horn Dog 2010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In-Heat Wheat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K-9 Cruiser Winter Ale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Kolsch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Old Scratch Amber Lager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Old Scratch Lager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Peach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Railyard Ale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Road Dog Ale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Road Dog Porter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Roundhouse Barleywine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Snake Dog IPA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Tire Bite Golden Ale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Wild Dog Collaborator Doppelbock Open Source Beer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Wild Goose IPA</text:p>
          </table:table-cell>
        </table:table-row>
        <table:table-row table:style-name="ro1">
          <table:table-cell office:value-type="string">
            <text:p>Flying Dog</text:p>
          </table:table-cell>
          <table:table-cell office:value-type="string">
            <text:p>Woody Creek White</text:p>
          </table:table-cell>
        </table:table-row>
        <table:table-row table:style-name="ro1">
          <table:table-cell office:value-type="string">
            <text:p>Flying Monkey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FMI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Föhr</text:p>
          </table:table-cell>
          <table:table-cell office:value-type="string">
            <text:p>Edel-Pils</text:p>
          </table:table-cell>
        </table:table-row>
        <table:table-row table:style-name="ro1">
          <table:table-cell office:value-type="string">
            <text:p>Föhr</text:p>
          </table:table-cell>
          <table:table-cell office:value-type="string">
            <text:p>Hefe-Weizen</text:p>
          </table:table-cell>
        </table:table-row>
        <table:table-row table:style-name="ro1">
          <table:table-cell office:value-type="string">
            <text:p>Föhr</text:p>
          </table:table-cell>
          <table:table-cell office:value-type="string">
            <text:p>Schalander Bier</text:p>
          </table:table-cell>
        </table:table-row>
        <table:table-row table:style-name="ro1">
          <table:table-cell office:value-type="string">
            <text:p>Folx-les-Caves</text:p>
          </table:table-cell>
          <table:table-cell office:value-type="string">
            <text:p>Grottenbier</text:p>
          </table:table-cell>
        </table:table-row>
        <table:table-row table:style-name="ro1">
          <table:table-cell office:value-type="string">
            <text:p>Fordham</text:p>
          </table:table-cell>
          <table:table-cell office:value-type="string">
            <text:p>Blue Point Oyster Stout</text:p>
          </table:table-cell>
        </table:table-row>
        <table:table-row table:style-name="ro1">
          <table:table-cell office:value-type="string">
            <text:p>Fordham</text:p>
          </table:table-cell>
          <table:table-cell office:value-type="string">
            <text:p>Copperhead Ale</text:p>
          </table:table-cell>
        </table:table-row>
        <table:table-row table:style-name="ro1">
          <table:table-cell office:value-type="string">
            <text:p>Föroya</text:p>
          </table:table-cell>
          <table:table-cell office:value-type="string">
            <text:p>Green Islands Stout</text:p>
          </table:table-cell>
        </table:table-row>
        <table:table-row table:style-name="ro1">
          <table:table-cell office:value-type="string">
            <text:p>Föroya</text:p>
          </table:table-cell>
          <table:table-cell office:value-type="string">
            <text:p>Rockall Brown Ale</text:p>
          </table:table-cell>
        </table:table-row>
        <table:table-row table:style-name="ro1">
          <table:table-cell office:value-type="string">
            <text:p>Forst</text:p>
          </table:table-cell>
          <table:table-cell office:value-type="string">
            <text:p>Sixtus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1900 Amber Lager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Big Shot Seasonal Ale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Chocolate Stout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Double Chocolate Stout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Major Tom's Pomegranate Wheat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Red Banshee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Retro Red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Rocky Mountain IPA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The Kidd Lager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Wheat Wine Ale</text:p>
          </table:table-cell>
        </table:table-row>
        <table:table-row table:style-name="ro1">
          <table:table-cell office:value-type="string">
            <text:p>Fort Collins</text:p>
          </table:table-cell>
          <table:table-cell office:value-type="string">
            <text:p>Z Lager</text:p>
          </table:table-cell>
        </table:table-row>
        <table:table-row table:style-name="ro1">
          <table:table-cell office:value-type="string">
            <text:p>Fosters Tien Gang</text:p>
          </table:table-cell>
          <table:table-cell office:value-type="string">
            <text:p>Ba M'Ba 33 Export</text:p>
          </table:table-cell>
        </table:table-row>
        <table:table-row table:style-name="ro1">
          <table:table-cell office:value-type="string">
            <text:p>Founders Hill</text:p>
          </table:table-cell>
          <table:table-cell office:value-type="string">
            <text:p>Blackburn Doppelbock</text:p>
          </table:table-cell>
        </table:table-row>
        <table:table-row table:style-name="ro1">
          <table:table-cell office:value-type="string">
            <text:p>Founders Hill</text:p>
          </table:table-cell>
          <table:table-cell office:value-type="string">
            <text:p>Blacksmith Stout</text:p>
          </table:table-cell>
        </table:table-row>
        <table:table-row table:style-name="ro1">
          <table:table-cell office:value-type="string">
            <text:p>Founders Hill</text:p>
          </table:table-cell>
          <table:table-cell office:value-type="string">
            <text:p>Founders Light</text:p>
          </table:table-cell>
        </table:table-row>
        <table:table-row table:style-name="ro1">
          <table:table-cell office:value-type="string">
            <text:p>Founders Hill</text:p>
          </table:table-cell>
          <table:table-cell office:value-type="string">
            <text:p>Heritage Wheat</text:p>
          </table:table-cell>
        </table:table-row>
        <table:table-row table:style-name="ro1">
          <table:table-cell office:value-type="string">
            <text:p>Founders Hill</text:p>
          </table:table-cell>
          <table:table-cell office:value-type="string">
            <text:p>Hidden River Red Ale</text:p>
          </table:table-cell>
        </table:table-row>
        <table:table-row table:style-name="ro1">
          <table:table-cell office:value-type="string">
            <text:p>Founders Hill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Founders Hill</text:p>
          </table:table-cell>
          <table:table-cell office:value-type="string">
            <text:p>Pierce's Pale Ale</text:p>
          </table:table-cell>
        </table:table-row>
        <table:table-row table:style-name="ro1">
          <table:table-cell office:value-type="string">
            <text:p>Founders Hill</text:p>
          </table:table-cell>
          <table:table-cell office:value-type="string">
            <text:p>Scarlett's Raspberry Wheat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All Day IPA Session Ale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Backwoods Bastard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Breakfast Stout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Centennial IPA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Curmudgeon Old Ale</text:p>
          </table:table-cell>
        </table:table-row>
        <table:table-row table:style-name="ro1">
          <table:table-cell office:value-type="string">
            <text:p>Founder's</text:p>
          </table:table-cell>
          <table:table-cell office:value-type="string">
            <text:p>Dick's Kolsch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Dirty Bastard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Double Trouble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Dry Hopped Pale Ale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Red's Rye PA</text:p>
          </table:table-cell>
        </table:table-row>
        <table:table-row table:style-name="ro1">
          <table:table-cell office:value-type="string">
            <text:p>Founders</text:p>
          </table:table-cell>
          <table:table-cell office:value-type="string">
            <text:p>Smoked Porter</text:p>
          </table:table-cell>
        </table:table-row>
        <table:table-row table:style-name="ro1">
          <table:table-cell office:value-type="string">
            <text:p>Four Peaks</text:p>
          </table:table-cell>
          <table:table-cell office:value-type="string">
            <text:p>8th Street Ale</text:p>
          </table:table-cell>
        </table:table-row>
        <table:table-row table:style-name="ro1">
          <table:table-cell office:value-type="string">
            <text:p>Four Peaks</text:p>
          </table:table-cell>
          <table:table-cell office:value-type="string">
            <text:p>Kilt Lifter</text:p>
          </table:table-cell>
        </table:table-row>
        <table:table-row table:style-name="ro1">
          <table:table-cell office:value-type="string">
            <text:p>Fox Bay</text:p>
          </table:table-cell>
          <table:table-cell office:value-type="string">
            <text:p>Ah! Bock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Buzzin' Honey Ale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Caber Tossing Scottish Ale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Fox Light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Fox Tail Amber Ale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Paine's Lumberyard Pilsner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Titan Porter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Trolleycar Stout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Über-Sticke Altbier</text:p>
          </table:table-cell>
        </table:table-row>
        <table:table-row table:style-name="ro1">
          <table:table-cell office:value-type="string">
            <text:p>Fox River (Oshkosh)</text:p>
          </table:table-cell>
          <table:table-cell office:value-type="string">
            <text:p>Winnebago Wheat</text:p>
          </table:table-cell>
        </table:table-row>
        <table:table-row table:style-name="ro1">
          <table:table-cell office:value-type="string">
            <text:p>Franciscan Well</text:p>
          </table:table-cell>
          <table:table-cell office:value-type="string">
            <text:p>Blarney Blonde</text:p>
          </table:table-cell>
        </table:table-row>
        <table:table-row table:style-name="ro1">
          <table:table-cell office:value-type="string">
            <text:p>Franciscan Well</text:p>
          </table:table-cell>
          <table:table-cell office:value-type="string">
            <text:p>Friar Weisse</text:p>
          </table:table-cell>
        </table:table-row>
        <table:table-row table:style-name="ro1">
          <table:table-cell office:value-type="string">
            <text:p>Franciscan Well</text:p>
          </table:table-cell>
          <table:table-cell office:value-type="string">
            <text:p>Rebel Red</text:p>
          </table:table-cell>
        </table:table-row>
        <table:table-row table:style-name="ro1">
          <table:table-cell office:value-type="string">
            <text:p>Frankenheim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Frankenmuth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Frankenwälder</text:p>
          </table:table-cell>
          <table:table-cell office:value-type="string">
            <text:p>Dunkler Bock</text:p>
          </table:table-cell>
        </table:table-row>
        <table:table-row table:style-name="ro1">
          <table:table-cell office:value-type="string">
            <text:p>Frankenwälder</text:p>
          </table:table-cell>
          <table:table-cell office:value-type="string">
            <text:p>Heller Bock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Buzzin' Honey Ale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Caber Tossing Scottish Ale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Fox Light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Fox River Golden Ale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Fox Tail Amber Ale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Foxtoberfest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Paine's Lumberyard Pilsner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Rye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Sesquicentennial Light Ale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Titan Porter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Trolleycar Stout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What the Helles Bock</text:p>
          </table:table-cell>
        </table:table-row>
        <table:table-row table:style-name="ro1">
          <table:table-cell office:value-type="string">
            <text:p>Fratellos (Appleton)</text:p>
          </table:table-cell>
          <table:table-cell office:value-type="string">
            <text:p>Winnebago Wheat</text:p>
          </table:table-cell>
        </table:table-row>
        <table:table-row table:style-name="ro1">
          <table:table-cell office:value-type="string">
            <text:p>Frederick</text:p>
          </table:table-cell>
          <table:table-cell office:value-type="string">
            <text:p>Blue Ridge Porter</text:p>
          </table:table-cell>
        </table:table-row>
        <table:table-row table:style-name="ro1">
          <table:table-cell office:value-type="string">
            <text:p>Frederick</text:p>
          </table:table-cell>
          <table:table-cell office:value-type="string">
            <text:p>Blue Ridge Subliminator Doppelbock</text:p>
          </table:table-cell>
        </table:table-row>
        <table:table-row table:style-name="ro1">
          <table:table-cell office:value-type="string">
            <text:p>Frederick</text:p>
          </table:table-cell>
          <table:table-cell office:value-type="string">
            <text:p>Hempen Ale</text:p>
          </table:table-cell>
        </table:table-row>
        <table:table-row table:style-name="ro1">
          <table:table-cell office:value-type="string">
            <text:p>Fredericksburg</text:p>
          </table:table-cell>
          <table:table-cell office:value-type="string">
            <text:p>Pedernales Pilsner</text:p>
          </table:table-cell>
        </table:table-row>
        <table:table-row table:style-name="ro1">
          <table:table-cell office:value-type="string">
            <text:p>Fredimo</text:p>
          </table:table-cell>
          <table:table-cell office:value-type="string">
            <text:p>Morechamp International Lager Beer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Ad Astra Ale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Bleeding Kansas Lager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Brightwater Saison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Brinkley's Maibock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Cloud Hopper Imperial IPA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Copperhead IPA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Copperhead Pale Ale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Eutiner Lager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Lovejoy IPA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Old Backus Barleywine 1997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Paper Moon Pils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Smoke on the Wheat Beer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Stormchaser IPA</text:p>
          </table:table-cell>
        </table:table-row>
        <table:table-row table:style-name="ro1">
          <table:table-cell office:value-type="string">
            <text:p>Free State</text:p>
          </table:table-cell>
          <table:table-cell office:value-type="string">
            <text:p>Wheat State Golden</text:p>
          </table:table-cell>
        </table:table-row>
        <table:table-row table:style-name="ro1">
          <table:table-cell office:value-type="string">
            <text:p>Freeminer</text:p>
          </table:table-cell>
          <table:table-cell office:value-type="string">
            <text:p>Deep Shaft Stout</text:p>
          </table:table-cell>
        </table:table-row>
        <table:table-row table:style-name="ro1">
          <table:table-cell office:value-type="string">
            <text:p>Freeminer</text:p>
          </table:table-cell>
          <table:table-cell office:value-type="string">
            <text:p>Trafalgar IPA</text:p>
          </table:table-cell>
        </table:table-row>
        <table:table-row table:style-name="ro1">
          <table:table-cell office:value-type="string">
            <text:p>Fremont</text:p>
          </table:table-cell>
          <table:table-cell office:value-type="string">
            <text:p>Black Cow Stout</text:p>
          </table:table-cell>
        </table:table-row>
        <table:table-row table:style-name="ro1">
          <table:table-cell office:value-type="string">
            <text:p>Fremont</text:p>
          </table:table-cell>
          <table:table-cell office:value-type="string">
            <text:p>California Amber</text:p>
          </table:table-cell>
        </table:table-row>
        <table:table-row table:style-name="ro1">
          <table:table-cell office:value-type="string">
            <text:p>Fremont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Fremont</text:p>
          </table:table-cell>
          <table:table-cell office:value-type="string">
            <text:p>Great Full Red Ale</text:p>
          </table:table-cell>
        </table:table-row>
        <table:table-row table:style-name="ro1">
          <table:table-cell office:value-type="string">
            <text:p>Fremont</text:p>
          </table:table-cell>
          <table:table-cell office:value-type="string">
            <text:p>Mission Peak Porter</text:p>
          </table:table-cell>
        </table:table-row>
        <table:table-row table:style-name="ro1">
          <table:table-cell office:value-type="string">
            <text:p>Fremont</text:p>
          </table:table-cell>
          <table:table-cell office:value-type="string">
            <text:p>Mission Wheat</text:p>
          </table:table-cell>
        </table:table-row>
        <table:table-row table:style-name="ro1">
          <table:table-cell office:value-type="string">
            <text:p>Fremont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Helenboch Oktoberfest</text:p>
          </table:table-cell>
        </table:table-row>
        <table:table-row table:style-name="ro1">
          <table:table-cell office:value-type="string">
            <text:p>Frog &amp; Rosbif</text:p>
          </table:table-cell>
          <table:table-cell office:value-type="string">
            <text:p>Dark de Triomphe</text:p>
          </table:table-cell>
        </table:table-row>
        <table:table-row table:style-name="ro1">
          <table:table-cell office:value-type="string">
            <text:p>Frog &amp; Rosbif</text:p>
          </table:table-cell>
          <table:table-cell office:value-type="string">
            <text:p>Inseine</text:p>
          </table:table-cell>
        </table:table-row>
        <table:table-row table:style-name="ro1">
          <table:table-cell office:value-type="string">
            <text:p>Frog &amp; Rosbif</text:p>
          </table:table-cell>
          <table:table-cell office:value-type="string">
            <text:p>Maison Blanche</text:p>
          </table:table-cell>
        </table:table-row>
        <table:table-row table:style-name="ro1">
          <table:table-cell office:value-type="string">
            <text:p>Frog &amp; Rosbif</text:p>
          </table:table-cell>
          <table:table-cell office:value-type="string">
            <text:p>Natural Blonde</text:p>
          </table:table-cell>
        </table:table-row>
        <table:table-row table:style-name="ro1">
          <table:table-cell office:value-type="string">
            <text:p>Frog &amp; Rosbif</text:p>
          </table:table-cell>
          <table:table-cell office:value-type="string">
            <text:p>Parislytic</text:p>
          </table:table-cell>
        </table:table-row>
        <table:table-row table:style-name="ro1">
          <table:table-cell office:value-type="string">
            <text:p>Frohsinn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Frohsinn</text:p>
          </table:table-cell>
          <table:table-cell office:value-type="string">
            <text:p>Hell</text:p>
          </table:table-cell>
        </table:table-row>
        <table:table-row table:style-name="ro1">
          <table:table-cell office:value-type="string">
            <text:p>Frohsinn</text:p>
          </table:table-cell>
          <table:table-cell office:value-type="string">
            <text:p>Maisbier</text:p>
          </table:table-cell>
        </table:table-row>
        <table:table-row table:style-name="ro1">
          <table:table-cell office:value-type="string">
            <text:p>Frohsinn</text:p>
          </table:table-cell>
          <table:table-cell office:value-type="string">
            <text:p>Weizenbier</text:p>
          </table:table-cell>
        </table:table-row>
        <table:table-row table:style-name="ro1">
          <table:table-cell office:value-type="string">
            <text:p>Front Street (Davenport)</text:p>
          </table:table-cell>
          <table:table-cell office:value-type="string">
            <text:p>Bucktown Stout</text:p>
          </table:table-cell>
        </table:table-row>
        <table:table-row table:style-name="ro1">
          <table:table-cell office:value-type="string">
            <text:p>Front Street (Davenport)</text:p>
          </table:table-cell>
          <table:table-cell office:value-type="string">
            <text:p>Cherry Ale</text:p>
          </table:table-cell>
        </table:table-row>
        <table:table-row table:style-name="ro1">
          <table:table-cell office:value-type="string">
            <text:p>Front Street (Davenport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Front Street (Davenport)</text:p>
          </table:table-cell>
          <table:table-cell office:value-type="string">
            <text:p>Old Davenport Gold</text:p>
          </table:table-cell>
        </table:table-row>
        <table:table-row table:style-name="ro1">
          <table:table-cell office:value-type="string">
            <text:p>Front Street (Davenport)</text:p>
          </table:table-cell>
          <table:table-cell office:value-type="string">
            <text:p>Raging River Ale</text:p>
          </table:table-cell>
        </table:table-row>
        <table:table-row table:style-name="ro1">
          <table:table-cell office:value-type="string">
            <text:p>Frontwaters</text:p>
          </table:table-cell>
          <table:table-cell office:value-type="string">
            <text:p>Port Clinton Porter</text:p>
          </table:table-cell>
        </table:table-row>
        <table:table-row table:style-name="ro1">
          <table:table-cell office:value-type="string">
            <text:p>Früh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Füchschen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Full Sail (Portland)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Full Sail (Portland)</text:p>
          </table:table-cell>
          <table:table-cell office:value-type="string">
            <text:p>Best Bitter</text:p>
          </table:table-cell>
        </table:table-row>
        <table:table-row table:style-name="ro1">
          <table:table-cell office:value-type="string">
            <text:p>Full Sail (Portland)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Full Sail (Portland)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Full Sail (Portland)</text:p>
          </table:table-cell>
          <table:table-cell office:value-type="string">
            <text:p>M &amp; C Pilsner</text:p>
          </table:table-cell>
        </table:table-row>
        <table:table-row table:style-name="ro1">
          <table:table-cell office:value-type="string">
            <text:p>Full Sail (Portland)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Full Sail (Portland)</text:p>
          </table:table-cell>
          <table:table-cell office:value-type="string">
            <text:p>Main Sail Stout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LTD 02 Lager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LTD 03 Pilsner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Main Sail Stout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Mercator Doppelbock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Nugget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Old Boardhead 1999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Old Boardhead 2006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Old Boardhead 2007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Pale Bock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Session Black Premium Dark Lager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Session Premium Lager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Slip Knot Imperial IPA 2006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Very Special Pale Golden Ale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Wassail Winter Ale</text:p>
          </table:table-cell>
        </table:table-row>
        <table:table-row table:style-name="ro1">
          <table:table-cell office:value-type="string">
            <text:p>Full Sail</text:p>
          </table:table-cell>
          <table:table-cell office:value-type="string">
            <text:p>Wreck the Halls 2007</text:p>
          </table:table-cell>
        </table:table-row>
        <table:table-row table:style-name="ro1">
          <table:table-cell office:value-type="string">
            <text:p>Fullers</text:p>
          </table:table-cell>
          <table:table-cell office:value-type="string">
            <text:p>1845 Celebration Ale</text:p>
          </table:table-cell>
        </table:table-row>
        <table:table-row table:style-name="ro1">
          <table:table-cell office:value-type="string">
            <text:p>Fullers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Fullers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Fullers</text:p>
          </table:table-cell>
          <table:table-cell office:value-type="string">
            <text:p>London Porter</text:p>
          </table:table-cell>
        </table:table-row>
        <table:table-row table:style-name="ro1">
          <table:table-cell office:value-type="string">
            <text:p>Fullers</text:p>
          </table:table-cell>
          <table:table-cell office:value-type="string">
            <text:p>London Pride</text:p>
          </table:table-cell>
        </table:table-row>
        <table:table-row table:style-name="ro1">
          <table:table-cell office:value-type="string">
            <text:p>Fullers</text:p>
          </table:table-cell>
          <table:table-cell office:value-type="string">
            <text:p>Refreshing Summer Ale</text:p>
          </table:table-cell>
        </table:table-row>
        <table:table-row table:style-name="ro1">
          <table:table-cell office:value-type="string">
            <text:p>Fullers</text:p>
          </table:table-cell>
          <table:table-cell office:value-type="string">
            <text:p>Vintage Ale 1999</text:p>
          </table:table-cell>
        </table:table-row>
        <table:table-row table:style-name="ro1">
          <table:table-cell office:value-type="string">
            <text:p>Fullerton Hofbrau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Fullerton Hofbrau</text:p>
          </table:table-cell>
          <table:table-cell office:value-type="string">
            <text:p>Golden Lager</text:p>
          </table:table-cell>
        </table:table-row>
        <table:table-row table:style-name="ro1">
          <table:table-cell office:value-type="string">
            <text:p>Fullerton Hofbrau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Funkwerks</text:p>
          </table:table-cell>
          <table:table-cell office:value-type="string">
            <text:p>Bourbon Barrel Aged Quad</text:p>
          </table:table-cell>
        </table:table-row>
        <table:table-row table:style-name="ro1">
          <table:table-cell office:value-type="string">
            <text:p>Funkwerks</text:p>
          </table:table-cell>
          <table:table-cell office:value-type="string">
            <text:p>Dark Prophet</text:p>
          </table:table-cell>
        </table:table-row>
        <table:table-row table:style-name="ro1">
          <table:table-cell office:value-type="string">
            <text:p>Funkwerks</text:p>
          </table:table-cell>
          <table:table-cell office:value-type="string">
            <text:p>Provincial Ale</text:p>
          </table:table-cell>
        </table:table-row>
        <table:table-row table:style-name="ro1">
          <table:table-cell office:value-type="string">
            <text:p>Funkwerks</text:p>
          </table:table-cell>
          <table:table-cell office:value-type="string">
            <text:p>Quad</text:p>
          </table:table-cell>
        </table:table-row>
        <table:table-row table:style-name="ro1">
          <table:table-cell office:value-type="string">
            <text:p>Funkwerks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Funkwerks</text:p>
          </table:table-cell>
          <table:table-cell office:value-type="string">
            <text:p>Tropic King Imperial Saison (formerly Maori King)</text:p>
          </table:table-cell>
        </table:table-row>
        <table:table-row table:style-name="ro1">
          <table:table-cell office:value-type="string">
            <text:p>Fürstenberg</text:p>
          </table:table-cell>
          <table:table-cell office:value-type="string">
            <text:p>Edelbräu Josef Münz</text:p>
          </table:table-cell>
        </table:table-row>
        <table:table-row table:style-name="ro1">
          <table:table-cell office:value-type="string">
            <text:p>Fürstenberg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Fürstenberg</text:p>
          </table:table-cell>
          <table:table-cell office:value-type="string">
            <text:p>Frei</text:p>
          </table:table-cell>
        </table:table-row>
        <table:table-row table:style-name="ro1">
          <table:table-cell office:value-type="string">
            <text:p>Fürstenberg</text:p>
          </table:table-cell>
          <table:table-cell office:value-type="string">
            <text:p>Hefeweizen Hell</text:p>
          </table:table-cell>
        </table:table-row>
        <table:table-row table:style-name="ro1">
          <table:table-cell office:value-type="string">
            <text:p>Fürstenberg</text:p>
          </table:table-cell>
          <table:table-cell office:value-type="string">
            <text:p>Premium Pilsener</text:p>
          </table:table-cell>
        </table:table-row>
        <table:table-row table:style-name="ro1">
          <table:table-cell office:value-type="string">
            <text:p>Fürstenberg</text:p>
          </table:table-cell>
          <table:table-cell office:value-type="string">
            <text:p>Schmucker</text:p>
          </table:table-cell>
        </table:table-row>
        <table:table-row table:style-name="ro1">
          <table:table-cell office:value-type="string">
            <text:p>Furthermore</text:p>
          </table:table-cell>
          <table:table-cell office:value-type="string">
            <text:p>Knot Stock</text:p>
          </table:table-cell>
        </table:table-row>
        <table:table-row table:style-name="ro1">
          <table:table-cell office:value-type="string">
            <text:p>Furthermore</text:p>
          </table:table-cell>
          <table:table-cell office:value-type="string">
            <text:p>Proper</text:p>
          </table:table-cell>
        </table:table-row>
        <table:table-row table:style-name="ro1">
          <table:table-cell office:value-type="string">
            <text:p>Furthermore</text:p>
          </table:table-cell>
          <table:table-cell office:value-type="string">
            <text:p>Three Feet Deep</text:p>
          </table:table-cell>
        </table:table-row>
        <table:table-row table:style-name="ro1">
          <table:table-cell office:value-type="string">
            <text:p>Gaffel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Gaissmaier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Gaissmaier</text:p>
          </table:table-cell>
          <table:table-cell office:value-type="string">
            <text:p>Helles</text:p>
          </table:table-cell>
        </table:table-row>
        <table:table-row table:style-name="ro1">
          <table:table-cell office:value-type="string">
            <text:p>Gale</text:p>
          </table:table-cell>
          <table:table-cell office:value-type="string">
            <text:p>Conquest Ale 2001</text:p>
          </table:table-cell>
        </table:table-row>
        <table:table-row table:style-name="ro1">
          <table:table-cell office:value-type="string">
            <text:p>Gale</text:p>
          </table:table-cell>
          <table:table-cell office:value-type="string">
            <text:p>Horndean Special Bitter / HSB</text:p>
          </table:table-cell>
        </table:table-row>
        <table:table-row table:style-name="ro1">
          <table:table-cell office:value-type="string">
            <text:p>Gale</text:p>
          </table:table-cell>
          <table:table-cell office:value-type="string">
            <text:p>Millennium Brew</text:p>
          </table:table-cell>
        </table:table-row>
        <table:table-row table:style-name="ro1">
          <table:table-cell office:value-type="string">
            <text:p>Gale</text:p>
          </table:table-cell>
          <table:table-cell office:value-type="string">
            <text:p>Prize Old Ale</text:p>
          </table:table-cell>
        </table:table-row>
        <table:table-row table:style-name="ro1">
          <table:table-cell office:value-type="string">
            <text:p>Gale</text:p>
          </table:table-cell>
          <table:table-cell office:value-type="string">
            <text:p>Prize Old Ale 1997</text:p>
          </table:table-cell>
        </table:table-row>
        <table:table-row table:style-name="ro1">
          <table:table-cell office:value-type="string">
            <text:p>Galena</text:p>
          </table:table-cell>
          <table:table-cell office:value-type="string">
            <text:p>Annabelle's IPA</text:p>
          </table:table-cell>
        </table:table-row>
        <table:table-row table:style-name="ro1">
          <table:table-cell office:value-type="string">
            <text:p>Galena</text:p>
          </table:table-cell>
          <table:table-cell office:value-type="string">
            <text:p>Farmer's Cream Ale</text:p>
          </table:table-cell>
        </table:table-row>
        <table:table-row table:style-name="ro1">
          <table:table-cell office:value-type="string">
            <text:p>Galena</text:p>
          </table:table-cell>
          <table:table-cell office:value-type="string">
            <text:p>Fevre River Ale</text:p>
          </table:table-cell>
        </table:table-row>
        <table:table-row table:style-name="ro1">
          <table:table-cell office:value-type="string">
            <text:p>Galena</text:p>
          </table:table-cell>
          <table:table-cell office:value-type="string">
            <text:p>Köln Blonde</text:p>
          </table:table-cell>
        </table:table-row>
        <table:table-row table:style-name="ro1">
          <table:table-cell office:value-type="string">
            <text:p>Galena</text:p>
          </table:table-cell>
          <table:table-cell office:value-type="string">
            <text:p>Miner's Treasure</text:p>
          </table:table-cell>
        </table:table-row>
        <table:table-row table:style-name="ro1">
          <table:table-cell office:value-type="string">
            <text:p>Galena</text:p>
          </table:table-cell>
          <table:table-cell office:value-type="string">
            <text:p>Rye-Rish Red Ale</text:p>
          </table:table-cell>
        </table:table-row>
        <table:table-row table:style-name="ro1">
          <table:table-cell office:value-type="string">
            <text:p>Galena</text:p>
          </table:table-cell>
          <table:table-cell office:value-type="string">
            <text:p>Uly's Dark</text:p>
          </table:table-cell>
        </table:table-row>
        <table:table-row table:style-name="ro1">
          <table:table-cell office:value-type="string">
            <text:p>Galveston</text:p>
          </table:table-cell>
          <table:table-cell office:value-type="string">
            <text:p>Big John's Oatmeal Stout</text:p>
          </table:table-cell>
        </table:table-row>
        <table:table-row table:style-name="ro1">
          <table:table-cell office:value-type="string">
            <text:p>Galway Hooker</text:p>
          </table:table-cell>
          <table:table-cell office:value-type="string">
            <text:p>Irish Pale Ale</text:p>
          </table:table-cell>
        </table:table-row>
        <table:table-row table:style-name="ro1">
          <table:table-cell office:value-type="string">
            <text:p>Ganter</text:p>
          </table:table-cell>
          <table:table-cell office:value-type="string">
            <text:p>Badisch Weizen Hefedunkel</text:p>
          </table:table-cell>
        </table:table-row>
        <table:table-row table:style-name="ro1">
          <table:table-cell office:value-type="string">
            <text:p>Ganter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Gardens Amagase</text:p>
          </table:table-cell>
          <table:table-cell office:value-type="string">
            <text:p>Busby Stout</text:p>
          </table:table-cell>
        </table:table-row>
        <table:table-row table:style-name="ro1">
          <table:table-cell office:value-type="string">
            <text:p>Gaslamp</text:p>
          </table:table-cell>
          <table:table-cell office:value-type="string">
            <text:p>Blowfish ESB</text:p>
          </table:table-cell>
        </table:table-row>
        <table:table-row table:style-name="ro1">
          <table:table-cell office:value-type="string">
            <text:p>Gaslamp</text:p>
          </table:table-cell>
          <table:table-cell office:value-type="string">
            <text:p>Makanudo Porter</text:p>
          </table:table-cell>
        </table:table-row>
        <table:table-row table:style-name="ro1">
          <table:table-cell office:value-type="string">
            <text:p>Gaslight</text:p>
          </table:table-cell>
          <table:table-cell office:value-type="string">
            <text:p>80 Shilling</text:p>
          </table:table-cell>
        </table:table-row>
        <table:table-row table:style-name="ro1">
          <table:table-cell office:value-type="string">
            <text:p>Gaslight</text:p>
          </table:table-cell>
          <table:table-cell office:value-type="string">
            <text:p>Bison Brown</text:p>
          </table:table-cell>
        </table:table-row>
        <table:table-row table:style-name="ro1">
          <table:table-cell office:value-type="string">
            <text:p>Gaslight</text:p>
          </table:table-cell>
          <table:table-cell office:value-type="string">
            <text:p>Bulldog Blonde</text:p>
          </table:table-cell>
        </table:table-row>
        <table:table-row table:style-name="ro1">
          <table:table-cell office:value-type="string">
            <text:p>Gaslight</text:p>
          </table:table-cell>
          <table:table-cell office:value-type="string">
            <text:p>Harvest Ale</text:p>
          </table:table-cell>
        </table:table-row>
        <table:table-row table:style-name="ro1">
          <table:table-cell office:value-type="string">
            <text:p>Gaslight</text:p>
          </table:table-cell>
          <table:table-cell office:value-type="string">
            <text:p>Perfect Stout</text:p>
          </table:table-cell>
        </table:table-row>
        <table:table-row table:style-name="ro1">
          <table:table-cell office:value-type="string">
            <text:p>Gaslight</text:p>
          </table:table-cell>
          <table:table-cell office:value-type="string">
            <text:p>Pirate Pale</text:p>
          </table:table-cell>
        </table:table-row>
        <table:table-row table:style-name="ro1">
          <table:table-cell office:value-type="string">
            <text:p>Gaslight</text:p>
          </table:table-cell>
          <table:table-cell office:value-type="string">
            <text:p>Steam Beer</text:p>
          </table:table-cell>
        </table:table-row>
        <table:table-row table:style-name="ro1">
          <table:table-cell office:value-type="string">
            <text:p>Gatz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Gatz</text:p>
          </table:table-cell>
          <table:table-cell office:value-type="string">
            <text:p>Helles Naturtrub</text:p>
          </table:table-cell>
        </table:table-row>
        <table:table-row table:style-name="ro1">
          <table:table-cell office:value-type="string">
            <text:p>Gatz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Gayant</text:p>
          </table:table-cell>
          <table:table-cell office:value-type="string">
            <text:p>Amadeus</text:p>
          </table:table-cell>
        </table:table-row>
        <table:table-row table:style-name="ro1">
          <table:table-cell office:value-type="string">
            <text:p>Gayant</text:p>
          </table:table-cell>
          <table:table-cell office:value-type="string">
            <text:p>La Divine St Landelin</text:p>
          </table:table-cell>
        </table:table-row>
        <table:table-row table:style-name="ro1">
          <table:table-cell office:value-type="string">
            <text:p>Gayant</text:p>
          </table:table-cell>
          <table:table-cell office:value-type="string">
            <text:p>La Goudale</text:p>
          </table:table-cell>
        </table:table-row>
        <table:table-row table:style-name="ro1">
          <table:table-cell office:value-type="string">
            <text:p>Géants</text:p>
          </table:table-cell>
          <table:table-cell office:value-type="string">
            <text:p>Gouyasse / Goliath</text:p>
          </table:table-cell>
        </table:table-row>
        <table:table-row table:style-name="ro1">
          <table:table-cell office:value-type="string">
            <text:p>Géants</text:p>
          </table:table-cell>
          <table:table-cell office:value-type="string">
            <text:p>Noël des Géants</text:p>
          </table:table-cell>
        </table:table-row>
        <table:table-row table:style-name="ro1">
          <table:table-cell office:value-type="string">
            <text:p>Géants</text:p>
          </table:table-cell>
          <table:table-cell office:value-type="string">
            <text:p>Saison Voisin</text:p>
          </table:table-cell>
        </table:table-row>
        <table:table-row table:style-name="ro1">
          <table:table-cell office:value-type="string">
            <text:p>Geary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Dundee Honey Brown (formerly J.W. Dundee's Honey Brown)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Dundee Pale Ale (formerly J.W. Dundee's American Pale Ale)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Dundee Pale Bock Lager (formerly J.W. Dundee's Pale Bock)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Dundee Porter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Dundee Summer Wheat Beer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Indiaman Trader India Pale Export Ale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J.W. Dundee's Festive Ale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Michael Shea's Irish Amber Brand Pub Style Lager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Michael Shea's Porter and Lager Black and Tan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Walker Brown Amber Ale</text:p>
          </table:table-cell>
        </table:table-row>
        <table:table-row table:style-name="ro1">
          <table:table-cell office:value-type="string">
            <text:p>Genesee</text:p>
          </table:table-cell>
          <table:table-cell office:value-type="string">
            <text:p>Walker Brown Pale Ale</text:p>
          </table:table-cell>
        </table:table-row>
        <table:table-row table:style-name="ro1">
          <table:table-cell office:value-type="string">
            <text:p>Gilde</text:p>
          </table:table-cell>
          <table:table-cell office:value-type="string">
            <text:p>Lindener Spezial</text:p>
          </table:table-cell>
        </table:table-row>
        <table:table-row table:style-name="ro1">
          <table:table-cell office:value-type="string">
            <text:p>Gilde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Gilde</text:p>
          </table:table-cell>
          <table:table-cell office:value-type="string">
            <text:p>Ratskeller</text:p>
          </table:table-cell>
        </table:table-row>
        <table:table-row table:style-name="ro1">
          <table:table-cell office:value-type="string">
            <text:p>Girardin</text:p>
          </table:table-cell>
          <table:table-cell office:value-type="string">
            <text:p>Gueuze 1882</text:p>
          </table:table-cell>
        </table:table-row>
        <table:table-row table:style-name="ro1">
          <table:table-cell office:value-type="string">
            <text:p>Glacial Lakes</text:p>
          </table:table-cell>
          <table:table-cell office:value-type="string">
            <text:p>Pale</text:p>
          </table:table-cell>
        </table:table-row>
        <table:table-row table:style-name="ro1">
          <table:table-cell office:value-type="string">
            <text:p>Glacial Lakes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Glazen Toren</text:p>
          </table:table-cell>
          <table:table-cell office:value-type="string">
            <text:p>Canaster Winter Scotch</text:p>
          </table:table-cell>
        </table:table-row>
        <table:table-row table:style-name="ro1">
          <table:table-cell office:value-type="string">
            <text:p>Glazen Toren</text:p>
          </table:table-cell>
          <table:table-cell office:value-type="string">
            <text:p>Jan de Lichte</text:p>
          </table:table-cell>
        </table:table-row>
        <table:table-row table:style-name="ro1">
          <table:table-cell office:value-type="string">
            <text:p>Glazen Toren</text:p>
          </table:table-cell>
          <table:table-cell office:value-type="string">
            <text:p>Ondineke Oilsjtersen Tripel</text:p>
          </table:table-cell>
        </table:table-row>
        <table:table-row table:style-name="ro1">
          <table:table-cell office:value-type="string">
            <text:p>Glazen Toren</text:p>
          </table:table-cell>
          <table:table-cell office:value-type="string">
            <text:p>Saison d'Erpe-Meer</text:p>
          </table:table-cell>
        </table:table-row>
        <table:table-row table:style-name="ro1">
          <table:table-cell office:value-type="string">
            <text:p>Glen Ellyn</text:p>
          </table:table-cell>
          <table:table-cell office:value-type="string">
            <text:p>Black Forest Dunkelweizen</text:p>
          </table:table-cell>
        </table:table-row>
        <table:table-row table:style-name="ro1">
          <table:table-cell office:value-type="string">
            <text:p>Glen Ellyn</text:p>
          </table:table-cell>
          <table:table-cell office:value-type="string">
            <text:p>Equinox E.S.B.</text:p>
          </table:table-cell>
        </table:table-row>
        <table:table-row table:style-name="ro1">
          <table:table-cell office:value-type="string">
            <text:p>Glen Ellyn</text:p>
          </table:table-cell>
          <table:table-cell office:value-type="string">
            <text:p>Evolutionary IPA</text:p>
          </table:table-cell>
        </table:table-row>
        <table:table-row table:style-name="ro1">
          <table:table-cell office:value-type="string">
            <text:p>Glen Ellyn</text:p>
          </table:table-cell>
          <table:table-cell office:value-type="string">
            <text:p>G.E. Lite</text:p>
          </table:table-cell>
        </table:table-row>
        <table:table-row table:style-name="ro1">
          <table:table-cell office:value-type="string">
            <text:p>Glen Ellyn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Glen Ellyn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Glen Ellyn</text:p>
          </table:table-cell>
          <table:table-cell office:value-type="string">
            <text:p>Smoked Porter</text:p>
          </table:table-cell>
        </table:table-row>
        <table:table-row table:style-name="ro1">
          <table:table-cell office:value-type="string">
            <text:p>Glen Ellyn</text:p>
          </table:table-cell>
          <table:table-cell office:value-type="string">
            <text:p>St. Paddy's Irish Stout</text:p>
          </table:table-cell>
        </table:table-row>
        <table:table-row table:style-name="ro1">
          <table:table-cell office:value-type="string">
            <text:p>Glenwood Canyon</text:p>
          </table:table-cell>
          <table:table-cell office:value-type="string">
            <text:p>Dos Rios Vienna Lager</text:p>
          </table:table-cell>
        </table:table-row>
        <table:table-row table:style-name="ro1">
          <table:table-cell office:value-type="string">
            <text:p>Gold Coast</text:p>
          </table:table-cell>
          <table:table-cell office:value-type="string">
            <text:p>Golden Harvest Weizenbier</text:p>
          </table:table-cell>
        </table:table-row>
        <table:table-row table:style-name="ro1">
          <table:table-cell office:value-type="string">
            <text:p>Gold Crown</text:p>
          </table:table-cell>
          <table:table-cell office:value-type="string">
            <text:p>Kings Pilsener</text:p>
          </table:table-cell>
        </table:table-row>
        <table:table-row table:style-name="ro1">
          <table:table-cell office:value-type="string">
            <text:p>Gold Crown</text:p>
          </table:table-cell>
          <table:table-cell office:value-type="string">
            <text:p>Premium Lager</text:p>
          </table:table-cell>
        </table:table-row>
        <table:table-row table:style-name="ro1">
          <table:table-cell office:value-type="string">
            <text:p>Gold Ochsen</text:p>
          </table:table-cell>
          <table:table-cell office:value-type="string">
            <text:p>Drei Kannen Spezial</text:p>
          </table:table-cell>
        </table:table-row>
        <table:table-row table:style-name="ro1">
          <table:table-cell office:value-type="string">
            <text:p>Gold Ochsen</text:p>
          </table:table-cell>
          <table:table-cell office:value-type="string">
            <text:p>Premium Pils</text:p>
          </table:table-cell>
        </table:table-row>
        <table:table-row table:style-name="ro1">
          <table:table-cell office:value-type="string">
            <text:p>Golden City</text:p>
          </table:table-cell>
          <table:table-cell office:value-type="string">
            <text:p>Brain Damage</text:p>
          </table:table-cell>
        </table:table-row>
        <table:table-row table:style-name="ro1">
          <table:table-cell office:value-type="string">
            <text:p>Golden City</text:p>
          </table:table-cell>
          <table:table-cell office:value-type="string">
            <text:p>Centurion Barleywine</text:p>
          </table:table-cell>
        </table:table-row>
        <table:table-row table:style-name="ro1">
          <table:table-cell office:value-type="string">
            <text:p>Golden City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Golden City</text:p>
          </table:table-cell>
          <table:table-cell office:value-type="string">
            <text:p>Legendary Red Ale</text:p>
          </table:table-cell>
        </table:table-row>
        <table:table-row table:style-name="ro1">
          <table:table-cell office:value-type="string">
            <text:p>Golden Gate Park</text:p>
          </table:table-cell>
          <table:table-cell office:value-type="string">
            <text:p>Buffalo Nutty Brown</text:p>
          </table:table-cell>
        </table:table-row>
        <table:table-row table:style-name="ro1">
          <table:table-cell office:value-type="string">
            <text:p>Golden Gate Park</text:p>
          </table:table-cell>
          <table:table-cell office:value-type="string">
            <text:p>Celebration Red</text:p>
          </table:table-cell>
        </table:table-row>
        <table:table-row table:style-name="ro1">
          <table:table-cell office:value-type="string">
            <text:p>Golden Gate Park</text:p>
          </table:table-cell>
          <table:table-cell office:value-type="string">
            <text:p>Four Sheets Cream Ale</text:p>
          </table:table-cell>
        </table:table-row>
        <table:table-row table:style-name="ro1">
          <table:table-cell office:value-type="string">
            <text:p>Golden Gate Park</text:p>
          </table:table-cell>
          <table:table-cell office:value-type="string">
            <text:p>Frambosia</text:p>
          </table:table-cell>
        </table:table-row>
        <table:table-row table:style-name="ro1">
          <table:table-cell office:value-type="string">
            <text:p>Golden Gate Park</text:p>
          </table:table-cell>
          <table:table-cell office:value-type="string">
            <text:p>McLaren's Wee Heavy Stout</text:p>
          </table:table-cell>
        </table:table-row>
        <table:table-row table:style-name="ro1">
          <table:table-cell office:value-type="string">
            <text:p>Golden Pacific</text:p>
          </table:table-cell>
          <table:table-cell office:value-type="string">
            <text:p>Bittersweet</text:p>
          </table:table-cell>
        </table:table-row>
        <table:table-row table:style-name="ro1">
          <table:table-cell office:value-type="string">
            <text:p>Golden Pacific</text:p>
          </table:table-cell>
          <table:table-cell office:value-type="string">
            <text:p>Black Beer</text:p>
          </table:table-cell>
        </table:table-row>
        <table:table-row table:style-name="ro1">
          <table:table-cell office:value-type="string">
            <text:p>Golden Pacific</text:p>
          </table:table-cell>
          <table:table-cell office:value-type="string">
            <text:p>Golden Bear Lager</text:p>
          </table:table-cell>
        </table:table-row>
        <table:table-row table:style-name="ro1">
          <table:table-cell office:value-type="string">
            <text:p>Golden Pacific</text:p>
          </table:table-cell>
          <table:table-cell office:value-type="string">
            <text:p>Golden Gate Amber Ale</text:p>
          </table:table-cell>
        </table:table-row>
        <table:table-row table:style-name="ro1">
          <table:table-cell office:value-type="string">
            <text:p>Golden Pacific</text:p>
          </table:table-cell>
          <table:table-cell office:value-type="string">
            <text:p>Golden Gate Copper Ale</text:p>
          </table:table-cell>
        </table:table-row>
        <table:table-row table:style-name="ro1">
          <table:table-cell office:value-type="string">
            <text:p>Golden Pacific</text:p>
          </table:table-cell>
          <table:table-cell office:value-type="string">
            <text:p>Golden Gate Original Ale</text:p>
          </table:table-cell>
        </table:table-row>
        <table:table-row table:style-name="ro1">
          <table:table-cell office:value-type="string">
            <text:p>Golden Pacific</text:p>
          </table:table-cell>
          <table:table-cell office:value-type="string">
            <text:p>Hibernator Winter Ale</text:p>
          </table:table-cell>
        </table:table-row>
        <table:table-row table:style-name="ro1">
          <table:table-cell office:value-type="string">
            <text:p>Golden Pacific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Golden Prairie</text:p>
          </table:table-cell>
          <table:table-cell office:value-type="string">
            <text:p>Sheffield's Pale Ale</text:p>
          </table:table-cell>
        </table:table-row>
        <table:table-row table:style-name="ro1">
          <table:table-cell office:value-type="string">
            <text:p>Golden Prairie</text:p>
          </table:table-cell>
          <table:table-cell office:value-type="string">
            <text:p>Sheffield's Stout</text:p>
          </table:table-cell>
        </table:table-row>
        <table:table-row table:style-name="ro1">
          <table:table-cell office:value-type="string">
            <text:p>Golden Valley</text:p>
          </table:table-cell>
          <table:table-cell office:value-type="string">
            <text:p>Chehalem Mountain IPA</text:p>
          </table:table-cell>
        </table:table-row>
        <table:table-row table:style-name="ro1">
          <table:table-cell office:value-type="string">
            <text:p>Golden Valley</text:p>
          </table:table-cell>
          <table:table-cell office:value-type="string">
            <text:p>Dundee Porter</text:p>
          </table:table-cell>
        </table:table-row>
        <table:table-row table:style-name="ro1">
          <table:table-cell office:value-type="string">
            <text:p>Golden Valley</text:p>
          </table:table-cell>
          <table:table-cell office:value-type="string">
            <text:p>Geist Bock</text:p>
          </table:table-cell>
        </table:table-row>
        <table:table-row table:style-name="ro1">
          <table:table-cell office:value-type="string">
            <text:p>Golden Valley</text:p>
          </table:table-cell>
          <table:table-cell office:value-type="string">
            <text:p>Red Thistle Ale</text:p>
          </table:table-cell>
        </table:table-row>
        <table:table-row table:style-name="ro1">
          <table:table-cell office:value-type="string">
            <text:p>Golden Valley</text:p>
          </table:table-cell>
          <table:table-cell office:value-type="string">
            <text:p>Tannen Bomb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American Pale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Aviator Doppelbock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Bad Oscar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Bourbon County Stout 1996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Christmas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Dublin Stout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Geordie Brown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Hex Nut Brown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Honest Stout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Honker's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Kilgubbin Irish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Kriek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Maduro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PMD Mild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Ruby Mild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Rye Stout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Smooth India Pale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Smooth Oatmeal Stout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SPF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Strong Brown Ale</text:p>
          </table:table-cell>
        </table:table-row>
        <table:table-row table:style-name="ro1">
          <table:table-cell office:value-type="string">
            <text:p>Goose Island (Clybourn)</text:p>
          </table:table-cell>
          <table:table-cell office:value-type="string">
            <text:p>XXX Porter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312 Urban Wheat Ale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Baderbräu Pilsener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Bourbon County Brand Coffee Stout 2010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Bourbon County Brand Coffee Stout 2013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Bourbon County Brand Stout 2007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Bourbon County Brand Stout 2008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Bourbon County Brand Stout 2009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Bourbon County Brand Stout 2012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Christmas Ale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Demolition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Endless IPA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Fleur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Harvest Ale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Honker's Ale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Imperial IPA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King Henry Barleywine Ale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Lolita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Matilda 2007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Matilda Lambicus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Mild Winter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Naughty Goose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Night Stalker Imperial Stout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Nut Brown Ale (formerly Hex Nut Brown)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Oatmeal Stout (discontinued)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Pepe Nero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Pere Jacques 2005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Pere Jacques 2011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Sofie 2009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Sofie 2010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Sofie 2011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Summertime Kölsch</text:p>
          </table:table-cell>
        </table:table-row>
        <table:table-row table:style-name="ro1">
          <table:table-cell office:value-type="string">
            <text:p>Goose Island</text:p>
          </table:table-cell>
          <table:table-cell office:value-type="string">
            <text:p>Ten Hills Pale Ale</text:p>
          </table:table-cell>
        </table:table-row>
        <table:table-row table:style-name="ro1">
          <table:table-cell office:value-type="string">
            <text:p>Gordon Biersch (Emeryville)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Gordon Biersch (Emeryville)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Gordon Biersch (Emeryville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Gordon Biersch (Emeryville)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Gordon Biersch (Honolulu)</text:p>
          </table:table-cell>
          <table:table-cell office:value-type="string">
            <text:p>Blonde Bock</text:p>
          </table:table-cell>
        </table:table-row>
        <table:table-row table:style-name="ro1">
          <table:table-cell office:value-type="string">
            <text:p>Gordon Biersch (Honolulu)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Gordon Biersch (Honolulu)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Gordon Biersch (Honolulu)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Gordon Biersch (Honolulu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Gordon Biersch (New Orleans)</text:p>
          </table:table-cell>
          <table:table-cell office:value-type="string">
            <text:p>Czech Lager</text:p>
          </table:table-cell>
        </table:table-row>
        <table:table-row table:style-name="ro1">
          <table:table-cell office:value-type="string">
            <text:p>Gordon Biersch (New Orleans)</text:p>
          </table:table-cell>
          <table:table-cell office:value-type="string">
            <text:p>Festbier</text:p>
          </table:table-cell>
        </table:table-row>
        <table:table-row table:style-name="ro1">
          <table:table-cell office:value-type="string">
            <text:p>Gordon Biersch (New Orleans)</text:p>
          </table:table-cell>
          <table:table-cell office:value-type="string">
            <text:p>Golden Export</text:p>
          </table:table-cell>
        </table:table-row>
        <table:table-row table:style-name="ro1">
          <table:table-cell office:value-type="string">
            <text:p>Gordon Biersch (New Orleans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Gordon Biersch (New Orleans)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Gordon Biersch (New Orleans)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Gordon Biersch (Palo Alto)</text:p>
          </table:table-cell>
          <table:table-cell office:value-type="string">
            <text:p>Blonde Bock</text:p>
          </table:table-cell>
        </table:table-row>
        <table:table-row table:style-name="ro1">
          <table:table-cell office:value-type="string">
            <text:p>Gordon Biersch (Palo Alto)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Gordon Biersch (Palo Alto)</text:p>
          </table:table-cell>
          <table:table-cell office:value-type="string">
            <text:p>Czech Lager</text:p>
          </table:table-cell>
        </table:table-row>
        <table:table-row table:style-name="ro1">
          <table:table-cell office:value-type="string">
            <text:p>Gordon Biersch (Palo Alto)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Gordon Biersch (Palo Alto)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Gordon Biersch (Palo Alto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Gordon Biersch (Palo Alto)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Gordon Biersch (Palo Alto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Gordon Biersch (Palo Alto)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Gordon Biersch (Pasadena)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Gordon Biersch (Pasadena)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Gordon Biersch (Pasadena)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Gordon Biersch (San Diego)</text:p>
          </table:table-cell>
          <table:table-cell office:value-type="string">
            <text:p>Blonde Bock</text:p>
          </table:table-cell>
        </table:table-row>
        <table:table-row table:style-name="ro1">
          <table:table-cell office:value-type="string">
            <text:p>Gordon Biersch (San Diego)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Gordon Biersch (San Diego)</text:p>
          </table:table-cell>
          <table:table-cell office:value-type="string">
            <text:p>Golden Export</text:p>
          </table:table-cell>
        </table:table-row>
        <table:table-row table:style-name="ro1">
          <table:table-cell office:value-type="string">
            <text:p>Gordon Biersch (San Diego)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Gordon Biersch (San Diego)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Gordon Biersch (San Diego)</text:p>
          </table:table-cell>
          <table:table-cell office:value-type="string">
            <text:p>Premium Light Lager</text:p>
          </table:table-cell>
        </table:table-row>
        <table:table-row table:style-name="ro1">
          <table:table-cell office:value-type="string">
            <text:p>Gordon Biersch (San Jose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Gordon Biersch (San Jose)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Gordon Biersch</text:p>
          </table:table-cell>
          <table:table-cell office:value-type="string">
            <text:p>Blonde Bock</text:p>
          </table:table-cell>
        </table:table-row>
        <table:table-row table:style-name="ro1">
          <table:table-cell office:value-type="string">
            <text:p>Gordon Biersch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Gordon Biersch</text:p>
          </table:table-cell>
          <table:table-cell office:value-type="string">
            <text:p>FestBier</text:p>
          </table:table-cell>
        </table:table-row>
        <table:table-row table:style-name="ro1">
          <table:table-cell office:value-type="string">
            <text:p>Gordon Biersch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Gordon Biersch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Gordon Biersch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Gore Range</text:p>
          </table:table-cell>
          <table:table-cell office:value-type="string">
            <text:p>Fly Fisher Red</text:p>
          </table:table-cell>
        </table:table-row>
        <table:table-row table:style-name="ro1">
          <table:table-cell office:value-type="string">
            <text:p>Gösser (Graz)</text:p>
          </table:table-cell>
          <table:table-cell office:value-type="string">
            <text:p>Spezial</text:p>
          </table:table-cell>
        </table:table-row>
        <table:table-row table:style-name="ro1">
          <table:table-cell office:value-type="string">
            <text:p>Gösser (Graz)</text:p>
          </table:table-cell>
          <table:table-cell office:value-type="string">
            <text:p>Stiftsbräu</text:p>
          </table:table-cell>
        </table:table-row>
        <table:table-row table:style-name="ro1">
          <table:table-cell office:value-type="string">
            <text:p>Gösser (Leoben)</text:p>
          </table:table-cell>
          <table:table-cell office:value-type="string">
            <text:p>Stiftsbräu / Dark Beer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1916 Irish Stout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Abtskelder Tripel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All-American Gold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All-American Lager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Belgian Ale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Bugeater Brown Ale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Charles Bremer's Sesquicentennial Ale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Cow Palace Scotch Ale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Doppelbock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Double Gueuze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DSB / Dusters Special Bitter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Eighty-Shilling Scottish Ale (80/-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English Brown Ale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Fire in the Hole!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Harvey's Märzen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Haymaker Wheat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Heavenly Helles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Impromptu Pale Ale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Irish Porter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Jack of Spades Schwarzbier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Model-A-Tor Doppelbock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Octoberfest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Old Powerhouse Lager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Pioneer Pale Ale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Platte River Pale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Poor Richard's Ale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Powerhouse Pils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Princess of Darkness Porter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Rumble Seat Stout (discontinued)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Steinworthy Oktoberfest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Stüvenbräu Maibock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Tin Lizzie Hefeweizen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Toil &amp; Trubbel Dubbel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Uncle Ivan's Dunkelweizen</text:p>
          </table:table-cell>
        </table:table-row>
        <table:table-row table:style-name="ro1">
          <table:table-cell office:value-type="string">
            <text:p>Gottberg</text:p>
          </table:table-cell>
          <table:table-cell office:value-type="string">
            <text:p>Wilsteraner Altbier</text:p>
          </table:table-cell>
        </table:table-row>
        <table:table-row table:style-name="ro1">
          <table:table-cell office:value-type="string">
            <text:p>Gouden Boom</text:p>
          </table:table-cell>
          <table:table-cell office:value-type="string">
            <text:p>Blanche de Bruges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2 Brothers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American Cream Ale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Black Forest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Celtic Cream Ale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Dingle Dubbel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Dublin Dunkelweizenbock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Fomharfest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Leprechaun Light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Shamrock Stout</text:p>
          </table:table-cell>
        </table:table-row>
        <table:table-row table:style-name="ro1">
          <table:table-cell office:value-type="string">
            <text:p>Govnor's</text:p>
          </table:table-cell>
          <table:table-cell office:value-type="string">
            <text:p>Veronica's APA</text:p>
          </table:table-cell>
        </table:table-row>
        <table:table-row table:style-name="ro1">
          <table:table-cell office:value-type="string">
            <text:p>Grain d'Orge</text:p>
          </table:table-cell>
          <table:table-cell office:value-type="string">
            <text:p>Belzebuth 13% Extra Forte</text:p>
          </table:table-cell>
        </table:table-row>
        <table:table-row table:style-name="ro1">
          <table:table-cell office:value-type="string">
            <text:p>Grand Lake</text:p>
          </table:table-cell>
          <table:table-cell office:value-type="string">
            <text:p>Plaid Bastard</text:p>
          </table:table-cell>
        </table:table-row>
        <table:table-row table:style-name="ro1">
          <table:table-cell office:value-type="string">
            <text:p>Grand Rapids</text:p>
          </table:table-cell>
          <table:table-cell office:value-type="string">
            <text:p>Lumberman's Dark</text:p>
          </table:table-cell>
        </table:table-row>
        <table:table-row table:style-name="ro1">
          <table:table-cell office:value-type="string">
            <text:p>Grand Teton (Wilson)</text:p>
          </table:table-cell>
          <table:table-cell office:value-type="string">
            <text:p>Moose Juice Stout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5 O'Clock Shadow Double Black Lager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Au Naturale Original Blonde Ale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Bitch Creek ESB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Black Cauldron Imperial Stout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Coming Home Holiday Ale 2011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Lost Continent Double IPA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Old Faithful Ale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Pursuit of Hoppiness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Snarling Badger Berliner Weisse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Sweetgrass IPA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Teton Ale</text:p>
          </table:table-cell>
        </table:table-row>
        <table:table-row table:style-name="ro1">
          <table:table-cell office:value-type="string">
            <text:p>Grand Teton</text:p>
          </table:table-cell>
          <table:table-cell office:value-type="string">
            <text:p>Wake Up Call Imperial Coffee Porter</text:p>
          </table:table-cell>
        </table:table-row>
        <table:table-row table:style-name="ro1">
          <table:table-cell office:value-type="string">
            <text:p>Granite City (Omaha)</text:p>
          </table:table-cell>
          <table:table-cell office:value-type="string">
            <text:p>Broad Axe Stout</text:p>
          </table:table-cell>
        </table:table-row>
        <table:table-row table:style-name="ro1">
          <table:table-cell office:value-type="string">
            <text:p>Granite City (Omaha)</text:p>
          </table:table-cell>
          <table:table-cell office:value-type="string">
            <text:p>Brother Benedict's Bock</text:p>
          </table:table-cell>
        </table:table-row>
        <table:table-row table:style-name="ro1">
          <table:table-cell office:value-type="string">
            <text:p>Granite City (Omaha)</text:p>
          </table:table-cell>
          <table:table-cell office:value-type="string">
            <text:p>Duke IPA</text:p>
          </table:table-cell>
        </table:table-row>
        <table:table-row table:style-name="ro1">
          <table:table-cell office:value-type="string">
            <text:p>Granite City (Omaha)</text:p>
          </table:table-cell>
          <table:table-cell office:value-type="string">
            <text:p>Northern Light Lager</text:p>
          </table:table-cell>
        </table:table-row>
        <table:table-row table:style-name="ro1">
          <table:table-cell office:value-type="string">
            <text:p>Granite City (Omaha)</text:p>
          </table:table-cell>
          <table:table-cell office:value-type="string">
            <text:p>Wag's Wheat Beer</text:p>
          </table:table-cell>
        </table:table-row>
        <table:table-row table:style-name="ro1">
          <table:table-cell office:value-type="string">
            <text:p>Granite City (Saint Cloud)</text:p>
          </table:table-cell>
          <table:table-cell office:value-type="string">
            <text:p>Broad Ax Stout</text:p>
          </table:table-cell>
        </table:table-row>
        <table:table-row table:style-name="ro1">
          <table:table-cell office:value-type="string">
            <text:p>Granite City (Saint Cloud)</text:p>
          </table:table-cell>
          <table:table-cell office:value-type="string">
            <text:p>Brother Benedict's Maibock</text:p>
          </table:table-cell>
        </table:table-row>
        <table:table-row table:style-name="ro1">
          <table:table-cell office:value-type="string">
            <text:p>Granite City (Saint Cloud)</text:p>
          </table:table-cell>
          <table:table-cell office:value-type="string">
            <text:p>Duke of Wellington IPA</text:p>
          </table:table-cell>
        </table:table-row>
        <table:table-row table:style-name="ro1">
          <table:table-cell office:value-type="string">
            <text:p>Granite City (Saint Cloud)</text:p>
          </table:table-cell>
          <table:table-cell office:value-type="string">
            <text:p>London Banker ESB</text:p>
          </table:table-cell>
        </table:table-row>
        <table:table-row table:style-name="ro1">
          <table:table-cell office:value-type="string">
            <text:p>Granite City (Saint Cloud)</text:p>
          </table:table-cell>
          <table:table-cell office:value-type="string">
            <text:p>Northern Light</text:p>
          </table:table-cell>
        </table:table-row>
        <table:table-row table:style-name="ro1">
          <table:table-cell office:value-type="string">
            <text:p>Granite City (Saint Cloud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Granite City (Saint Cloud)</text:p>
          </table:table-cell>
          <table:table-cell office:value-type="string">
            <text:p>Pride of Pilsen</text:p>
          </table:table-cell>
        </table:table-row>
        <table:table-row table:style-name="ro1">
          <table:table-cell office:value-type="string">
            <text:p>Granite City (Saint Cloud)</text:p>
          </table:table-cell>
          <table:table-cell office:value-type="string">
            <text:p>Victory Lager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Apple Honey Ale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Bert Grant's HefeWeizen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Bert Grant's Scottish Style Ale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Bert Grant's Summer Ale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Deep Powder Winter Ale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Perfect Porter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Spiced Ale</text:p>
          </table:table-cell>
        </table:table-row>
        <table:table-row table:style-name="ro1">
          <table:table-cell office:value-type="string">
            <text:p>Grant's</text:p>
          </table:table-cell>
          <table:table-cell office:value-type="string">
            <text:p>Weis Beer</text:p>
          </table:table-cell>
        </table:table-row>
        <table:table-row table:style-name="ro1">
          <table:table-cell office:value-type="string">
            <text:p>Granville Island (Kelowna)</text:p>
          </table:table-cell>
          <table:table-cell office:value-type="string">
            <text:p>Brockton Black Lager</text:p>
          </table:table-cell>
        </table:table-row>
        <table:table-row table:style-name="ro1">
          <table:table-cell office:value-type="string">
            <text:p>Granville Island</text:p>
          </table:table-cell>
          <table:table-cell office:value-type="string">
            <text:p>Cypress Honey Lager</text:p>
          </table:table-cell>
        </table:table-row>
        <table:table-row table:style-name="ro1">
          <table:table-cell office:value-type="string">
            <text:p>Granville Island</text:p>
          </table:table-cell>
          <table:table-cell office:value-type="string">
            <text:p>English Bay Pale Ale</text:p>
          </table:table-cell>
        </table:table-row>
        <table:table-row table:style-name="ro1">
          <table:table-cell office:value-type="string">
            <text:p>Granville Island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Granville Island</text:p>
          </table:table-cell>
          <table:table-cell office:value-type="string">
            <text:p>Island Lager</text:p>
          </table:table-cell>
        </table:table-row>
        <table:table-row table:style-name="ro1">
          <table:table-cell office:value-type="string">
            <text:p>Granville Island</text:p>
          </table:table-cell>
          <table:table-cell office:value-type="string">
            <text:p>Kitsilano Maple Cream Ale</text:p>
          </table:table-cell>
        </table:table-row>
        <table:table-row table:style-name="ro1">
          <table:table-cell office:value-type="string">
            <text:p>Grasser</text:p>
          </table:table-cell>
          <table:table-cell office:value-type="string">
            <text:p>Huppendorfer Heller Kathrein-Bock</text:p>
          </table:table-cell>
        </table:table-row>
        <table:table-row table:style-name="ro1">
          <table:table-cell office:value-type="string">
            <text:p>Grasser</text:p>
          </table:table-cell>
          <table:table-cell office:value-type="string">
            <text:p>Huppendorfer Josefi-Bock</text:p>
          </table:table-cell>
        </table:table-row>
        <table:table-row table:style-name="ro1">
          <table:table-cell office:value-type="string">
            <text:p>Grasser</text:p>
          </table:table-cell>
          <table:table-cell office:value-type="string">
            <text:p>Huppendorfer Weizenbier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Autumn Ale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Black and Tan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Bower City Pale Ale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Classic American Pale Ale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Classic Oatmeal Stout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Honey Ale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Irish Style Ale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Pre-Prohibition Lager</text:p>
          </table:table-cell>
        </table:table-row>
        <table:table-row table:style-name="ro1">
          <table:table-cell office:value-type="string">
            <text:p>Gray</text:p>
          </table:table-cell>
          <table:table-cell office:value-type="string">
            <text:p>Witbier</text:p>
          </table:table-cell>
        </table:table-row>
        <table:table-row table:style-name="ro1">
          <table:table-cell office:value-type="string">
            <text:p>Great Basin</text:p>
          </table:table-cell>
          <table:table-cell office:value-type="string">
            <text:p>Cerveza Chilebeso</text:p>
          </table:table-cell>
        </table:table-row>
        <table:table-row table:style-name="ro1">
          <table:table-cell office:value-type="string">
            <text:p>Great Basin</text:p>
          </table:table-cell>
          <table:table-cell office:value-type="string">
            <text:p>Ichthyosaur ("Icky") IPA</text:p>
          </table:table-cell>
        </table:table-row>
        <table:table-row table:style-name="ro1">
          <table:table-cell office:value-type="string">
            <text:p>Great Basin</text:p>
          </table:table-cell>
          <table:table-cell office:value-type="string">
            <text:p>Jackpot Porter</text:p>
          </table:table-cell>
        </table:table-row>
        <table:table-row table:style-name="ro1">
          <table:table-cell office:value-type="string">
            <text:p>Great Basin</text:p>
          </table:table-cell>
          <table:table-cell office:value-type="string">
            <text:p>Nevada Gold</text:p>
          </table:table-cell>
        </table:table-row>
        <table:table-row table:style-name="ro1">
          <table:table-cell office:value-type="string">
            <text:p>Great Basin</text:p>
          </table:table-cell>
          <table:table-cell office:value-type="string">
            <text:p>Wheeler Peak Wheat</text:p>
          </table:table-cell>
        </table:table-row>
        <table:table-row table:style-name="ro1">
          <table:table-cell office:value-type="string">
            <text:p>Great Basin</text:p>
          </table:table-cell>
          <table:table-cell office:value-type="string">
            <text:p>Wild Horse Ale</text:p>
          </table:table-cell>
        </table:table-row>
        <table:table-row table:style-name="ro1">
          <table:table-cell office:value-type="string">
            <text:p>Great Bear</text:p>
          </table:table-cell>
          <table:table-cell office:value-type="string">
            <text:p>Pioneer Peak Porter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Black Earth Porter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Black Wolf Ale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Bourbon Barleywine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Brewer's Stock Ale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Crop Circle Wheat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Devil's Lake Red Lager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Drop Anchor Steam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Landmark Gold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Old Glory American Pale Ale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Old Kentucky Stout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Old Scratch Barleywine 1996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Old Scratch Barleywine 2000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Old Scratch Barleywine 2002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Peck's Pilsner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Pro-Tel Memorial Malt Liquor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Raspberry Ale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Stone of Scone Scotch Ale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Uber APA</text:p>
          </table:table-cell>
        </table:table-row>
        <table:table-row table:style-name="ro1">
          <table:table-cell office:value-type="string">
            <text:p>Great Dane (Downtown)</text:p>
          </table:table-cell>
          <table:table-cell office:value-type="string">
            <text:p>Wooden Ships ESB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Black Earth Porter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Coffee Ale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Crop Circle Wheat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Foxy Brown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John Stoner's Oatmeal Stout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Landmark Light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New Peculier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Old Glory American Pale Ale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Old Scratch Barleywine 1997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Peck's Pilsner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Potter's Run IPA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Stone of Scone Scotch Ale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Sugar River ESB</text:p>
          </table:table-cell>
        </table:table-row>
        <table:table-row table:style-name="ro1">
          <table:table-cell office:value-type="string">
            <text:p>Great Dane (Fitchburg)</text:p>
          </table:table-cell>
          <table:table-cell office:value-type="string">
            <text:p>Verrückte Stadt Pilsner</text:p>
          </table:table-cell>
        </table:table-row>
        <table:table-row table:style-name="ro1">
          <table:table-cell office:value-type="string">
            <text:p>Great Dane (Hilldale)</text:p>
          </table:table-cell>
          <table:table-cell office:value-type="string">
            <text:p>Black Earth Porter</text:p>
          </table:table-cell>
        </table:table-row>
        <table:table-row table:style-name="ro1">
          <table:table-cell office:value-type="string">
            <text:p>Great Dane (Hilldale)</text:p>
          </table:table-cell>
          <table:table-cell office:value-type="string">
            <text:p>Imperial IPA</text:p>
          </table:table-cell>
        </table:table-row>
        <table:table-row table:style-name="ro1">
          <table:table-cell office:value-type="string">
            <text:p>Great Dane (Hilldale)</text:p>
          </table:table-cell>
          <table:table-cell office:value-type="string">
            <text:p>Notoberfest</text:p>
          </table:table-cell>
        </table:table-row>
        <table:table-row table:style-name="ro1">
          <table:table-cell office:value-type="string">
            <text:p>Great Dane (Hilldale)</text:p>
          </table:table-cell>
          <table:table-cell office:value-type="string">
            <text:p>Pine Marten Red Ale</text:p>
          </table:table-cell>
        </table:table-row>
        <table:table-row table:style-name="ro1">
          <table:table-cell office:value-type="string">
            <text:p>Great Dane (Hilldale)</text:p>
          </table:table-cell>
          <table:table-cell office:value-type="string">
            <text:p>Texas Speedbump IPA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15th Anniversary Wood Aged Double IPA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16th Anniversary Wood Aged Double IPA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17th Anniversary Wood Aged Double IPA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18th Anniversary Wood Aged Double IPA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19th Anniversary Al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Arapahoe Amber Al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Bee Sting Honey Al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Belgian Style Yeti Imperial Stout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Chocolate Oak Aged Yeti Imperial Stout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Claymore Scotch Al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Colett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Denver Pale Ale / DPA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Dunkel Weiss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Espresso Oak Aged Yeti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Fresh Hop Pale Al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Hades Al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Hercules Double IPA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Heyday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Hibernation Ale 2000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Hibernation Ale 2006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Hibernation Ale 2008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Hoss Rye Lager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Hot Shot ESB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Nomad Pilsner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Oak Aged Yeti Imperial Stout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Oatmeal Yeti Imperial Stout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Old Ruffian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Orabell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Ridgeline Amber Al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Rumble IPA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Saint Bridget's Porter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Samurai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Smoked Baltic Porter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Titan IPA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Whitewater Wheat Ale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Wolfgang Doppelbock</text:p>
          </table:table-cell>
        </table:table-row>
        <table:table-row table:style-name="ro1">
          <table:table-cell office:value-type="string">
            <text:p>Great Divide</text:p>
          </table:table-cell>
          <table:table-cell office:value-type="string">
            <text:p>Yeti Imperial Stout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Barrel Select Pils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Burning River Pale Ale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Class of '88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Conway's Irish Ale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Dortmunder Gold Lager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Edmund Fitzgerald Porter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Eliot Ness Amber Lager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Holy Moses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Ohio City Oatmeal Stout</text:p>
          </table:table-cell>
        </table:table-row>
        <table:table-row table:style-name="ro1">
          <table:table-cell office:value-type="string">
            <text:p>Great Lakes</text:p>
          </table:table-cell>
          <table:table-cell office:value-type="string">
            <text:p>Traditional Lager</text:p>
          </table:table-cell>
        </table:table-row>
        <table:table-row table:style-name="ro1">
          <table:table-cell office:value-type="string">
            <text:p>Great Northern (Keystone)</text:p>
          </table:table-cell>
          <table:table-cell office:value-type="string">
            <text:p>Empire Builder Stout</text:p>
          </table:table-cell>
        </table:table-row>
        <table:table-row table:style-name="ro1">
          <table:table-cell office:value-type="string">
            <text:p>Great Northern (Whitefish)</text:p>
          </table:table-cell>
          <table:table-cell office:value-type="string">
            <text:p>Black Star Black Lager</text:p>
          </table:table-cell>
        </table:table-row>
        <table:table-row table:style-name="ro1">
          <table:table-cell office:value-type="string">
            <text:p>Great Northern (Whitefish)</text:p>
          </table:table-cell>
          <table:table-cell office:value-type="string">
            <text:p>Minott's Black Star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483 Pale Ale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Arsenal Amber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Big Cock IPA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Dos Pistolas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Farmer Brown Ale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Hop-A-Potamus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Redband Coffee Stout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Roller Dam Red Ale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The Nothing</text:p>
          </table:table-cell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Wee Heavy Scotch Ale</text:p>
          </table:table-cell>
        </table:table-row>
        <table:table-row table:style-name="ro1">
          <table:table-cell office:value-type="string">
            <text:p>Great Waters</text:p>
          </table:table-cell>
          <table:table-cell office:value-type="string">
            <text:p>Brown Trout Brown</text:p>
          </table:table-cell>
        </table:table-row>
        <table:table-row table:style-name="ro1">
          <table:table-cell office:value-type="string">
            <text:p>Great Waters</text:p>
          </table:table-cell>
          <table:table-cell office:value-type="string">
            <text:p>Capitol ESB</text:p>
          </table:table-cell>
        </table:table-row>
        <table:table-row table:style-name="ro1">
          <table:table-cell office:value-type="string">
            <text:p>Great Waters</text:p>
          </table:table-cell>
          <table:table-cell office:value-type="string">
            <text:p>Golden Prairie Blond</text:p>
          </table:table-cell>
        </table:table-row>
        <table:table-row table:style-name="ro1">
          <table:table-cell office:value-type="string">
            <text:p>Great Waters</text:p>
          </table:table-cell>
          <table:table-cell office:value-type="string">
            <text:p>Honey Wheat</text:p>
          </table:table-cell>
        </table:table-row>
        <table:table-row table:style-name="ro1">
          <table:table-cell office:value-type="string">
            <text:p>Great Waters</text:p>
          </table:table-cell>
          <table:table-cell office:value-type="string">
            <text:p>McHugh's Stout</text:p>
          </table:table-cell>
        </table:table-row>
        <table:table-row table:style-name="ro1">
          <table:table-cell office:value-type="string">
            <text:p>Great Waters</text:p>
          </table:table-cell>
          <table:table-cell office:value-type="string">
            <text:p>Old Bastard</text:p>
          </table:table-cell>
        </table:table-row>
        <table:table-row table:style-name="ro1">
          <table:table-cell office:value-type="string">
            <text:p>Great Waters</text:p>
          </table:table-cell>
          <table:table-cell office:value-type="string">
            <text:p>Saint Peter Pale Ale</text:p>
          </table:table-cell>
        </table:table-row>
        <table:table-row table:style-name="ro1">
          <table:table-cell office:value-type="string">
            <text:p>Great Yorkshire</text:p>
          </table:table-cell>
          <table:table-cell office:value-type="string">
            <text:p>Cropton Monkman's Slaughter</text:p>
          </table:table-cell>
        </table:table-row>
        <table:table-row table:style-name="ro1">
          <table:table-cell office:value-type="string">
            <text:p>Great Yorkshire</text:p>
          </table:table-cell>
          <table:table-cell office:value-type="string">
            <text:p>Rudolph's Revenge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Black IPA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Double Stout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First Anniversary Ale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Fizzy Yellow Beer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Hop Head Red Ale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Imperial India Pale Ale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La Freak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Linch Pin White IPA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Palate Wrecker Hamilton's Ale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Parkwest Porter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Rayon Vert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Saison Diego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Trippel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West Coast IPA</text:p>
          </table:table-cell>
        </table:table-row>
        <table:table-row table:style-name="ro1">
          <table:table-cell office:value-type="string">
            <text:p>Green Flash</text:p>
          </table:table-cell>
          <table:table-cell office:value-type="string">
            <text:p>West Coast IPA — Simcoe Dry-Hop</text:p>
          </table:table-cell>
        </table:table-row>
        <table:table-row table:style-name="ro1">
          <table:table-cell office:value-type="string">
            <text:p>Green Mill (Saint Paul)</text:p>
          </table:table-cell>
          <table:table-cell office:value-type="string">
            <text:p>Big Island Porter</text:p>
          </table:table-cell>
        </table:table-row>
        <table:table-row table:style-name="ro1">
          <table:table-cell office:value-type="string">
            <text:p>Green Mill (Saint Paul)</text:p>
          </table:table-cell>
          <table:table-cell office:value-type="string">
            <text:p>Grand Marais Pale Ale</text:p>
          </table:table-cell>
        </table:table-row>
        <table:table-row table:style-name="ro1">
          <table:table-cell office:value-type="string">
            <text:p>Green Mill (Saint Paul)</text:p>
          </table:table-cell>
          <table:table-cell office:value-type="string">
            <text:p>Gunflint Gold Ale</text:p>
          </table:table-cell>
        </table:table-row>
        <table:table-row table:style-name="ro1">
          <table:table-cell office:value-type="string">
            <text:p>Green Mill (Saint Paul)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Green Mill (Saint Paul)</text:p>
          </table:table-cell>
          <table:table-cell office:value-type="string">
            <text:p>Kabeelo Lodge Lager</text:p>
          </table:table-cell>
        </table:table-row>
        <table:table-row table:style-name="ro1">
          <table:table-cell office:value-type="string">
            <text:p>Green Mill (Saint Paul)</text:p>
          </table:table-cell>
          <table:table-cell office:value-type="string">
            <text:p>Knockadoon Irish Ale</text:p>
          </table:table-cell>
        </table:table-row>
        <table:table-row table:style-name="ro1">
          <table:table-cell office:value-type="string">
            <text:p>Greenbush</text:p>
          </table:table-cell>
          <table:table-cell office:value-type="string">
            <text:p>Distorter Porter</text:p>
          </table:table-cell>
        </table:table-row>
        <table:table-row table:style-name="ro1">
          <table:table-cell office:value-type="string">
            <text:p>Greene King</text:p>
          </table:table-cell>
          <table:table-cell office:value-type="string">
            <text:p>Abbot Ale</text:p>
          </table:table-cell>
        </table:table-row>
        <table:table-row table:style-name="ro1">
          <table:table-cell office:value-type="string">
            <text:p>Greene King</text:p>
          </table:table-cell>
          <table:table-cell office:value-type="string">
            <text:p>Export IPA</text:p>
          </table:table-cell>
        </table:table-row>
        <table:table-row table:style-name="ro1">
          <table:table-cell office:value-type="string">
            <text:p>Greene King</text:p>
          </table:table-cell>
          <table:table-cell office:value-type="string">
            <text:p>Olde Suffolk</text:p>
          </table:table-cell>
        </table:table-row>
        <table:table-row table:style-name="ro1">
          <table:table-cell office:value-type="string">
            <text:p>Greene King</text:p>
          </table:table-cell>
          <table:table-cell office:value-type="string">
            <text:p>St. Edmund English Ale</text:p>
          </table:table-cell>
        </table:table-row>
        <table:table-row table:style-name="ro1">
          <table:table-cell office:value-type="string">
            <text:p>Greene King</text:p>
          </table:table-cell>
          <table:table-cell office:value-type="string">
            <text:p>Wexford Irish Style Cream Ale</text:p>
          </table:table-cell>
        </table:table-row>
        <table:table-row table:style-name="ro1">
          <table:table-cell office:value-type="string">
            <text:p>Greenshields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Greenshields</text:p>
          </table:table-cell>
          <table:table-cell office:value-type="string">
            <text:p>Munich Summer Fest</text:p>
          </table:table-cell>
        </table:table-row>
        <table:table-row table:style-name="ro1">
          <table:table-cell office:value-type="string">
            <text:p>Greenshields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Greenshield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Greenshields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Greenshields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Greifenklau</text:p>
          </table:table-cell>
          <table:table-cell office:value-type="string">
            <text:p>Lagerbier</text:p>
          </table:table-cell>
        </table:table-row>
        <table:table-row table:style-name="ro1">
          <table:table-cell office:value-type="string">
            <text:p>Greifenklau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Grieskirchn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Grieskirchner</text:p>
          </table:table-cell>
          <table:table-cell office:value-type="string">
            <text:p>Weisse Hell (formerly Jörger Weiße Hell)</text:p>
          </table:table-cell>
        </table:table-row>
        <table:table-row table:style-name="ro1">
          <table:table-cell office:value-type="string">
            <text:p>Grimm Brothers</text:p>
          </table:table-cell>
          <table:table-cell office:value-type="string">
            <text:p>Little Red Cap</text:p>
          </table:table-cell>
        </table:table-row>
        <table:table-row table:style-name="ro1">
          <table:table-cell office:value-type="string">
            <text:p>Grizzly Bay</text:p>
          </table:table-cell>
          <table:table-cell office:value-type="string">
            <text:p>Hammerhead Red</text:p>
          </table:table-cell>
        </table:table-row>
        <table:table-row table:style-name="ro1">
          <table:table-cell office:value-type="string">
            <text:p>Grizzly Bay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Grizzly Bay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Grizzly Peak</text:p>
          </table:table-cell>
          <table:table-cell office:value-type="string">
            <text:p>Iambic Lambic</text:p>
          </table:table-cell>
        </table:table-row>
        <table:table-row table:style-name="ro1">
          <table:table-cell office:value-type="string">
            <text:p>Grolsche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Grolsche</text:p>
          </table:table-cell>
          <table:table-cell office:value-type="string">
            <text:p>Premium Lager</text:p>
          </table:table-cell>
        </table:table-row>
        <table:table-row table:style-name="ro1">
          <table:table-cell office:value-type="string">
            <text:p>Grolsche</text:p>
          </table:table-cell>
          <table:table-cell office:value-type="string">
            <text:p>Summer Blond</text:p>
          </table:table-cell>
        </table:table-row>
        <table:table-row table:style-name="ro1">
          <table:table-cell office:value-type="string">
            <text:p>Grumpy Troll</text:p>
          </table:table-cell>
          <table:table-cell office:value-type="string">
            <text:p>2nd Street Amber</text:p>
          </table:table-cell>
        </table:table-row>
        <table:table-row table:style-name="ro1">
          <table:table-cell office:value-type="string">
            <text:p>Grumpy Troll</text:p>
          </table:table-cell>
          <table:table-cell office:value-type="string">
            <text:p>Grumpy Two</text:p>
          </table:table-cell>
        </table:table-row>
        <table:table-row table:style-name="ro1">
          <table:table-cell office:value-type="string">
            <text:p>Grumpy Troll</text:p>
          </table:table-cell>
          <table:table-cell office:value-type="string">
            <text:p>How Now</text:p>
          </table:table-cell>
        </table:table-row>
        <table:table-row table:style-name="ro1">
          <table:table-cell office:value-type="string">
            <text:p>Grumpy Troll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Grumpy Troll</text:p>
          </table:table-cell>
          <table:table-cell office:value-type="string">
            <text:p>Liberty Pale Ale</text:p>
          </table:table-cell>
        </table:table-row>
        <table:table-row table:style-name="ro1">
          <table:table-cell office:value-type="string">
            <text:p>Grumpy Troll</text:p>
          </table:table-cell>
          <table:table-cell office:value-type="string">
            <text:p>Rye Bock</text:p>
          </table:table-cell>
        </table:table-row>
        <table:table-row table:style-name="ro1">
          <table:table-cell office:value-type="string">
            <text:p>Grumpy Troll</text:p>
          </table:table-cell>
          <table:table-cell office:value-type="string">
            <text:p>Trailside Wheat</text:p>
          </table:table-cell>
        </table:table-row>
        <table:table-row table:style-name="ro1">
          <table:table-cell office:value-type="string">
            <text:p>Guinness</text:p>
          </table:table-cell>
          <table:table-cell office:value-type="string">
            <text:p>Black Lager</text:p>
          </table:table-cell>
        </table:table-row>
        <table:table-row table:style-name="ro1">
          <table:table-cell office:value-type="string">
            <text:p>Guinness</text:p>
          </table:table-cell>
          <table:table-cell office:value-type="string">
            <text:p>Draught</text:p>
          </table:table-cell>
        </table:table-row>
        <table:table-row table:style-name="ro1">
          <table:table-cell office:value-type="string">
            <text:p>Guinness</text:p>
          </table:table-cell>
          <table:table-cell office:value-type="string">
            <text:p>Extra Stout</text:p>
          </table:table-cell>
        </table:table-row>
        <table:table-row table:style-name="ro1">
          <table:table-cell office:value-type="string">
            <text:p>Guinness</text:p>
          </table:table-cell>
          <table:table-cell office:value-type="string">
            <text:p>Foreign Extra Stout</text:p>
          </table:table-cell>
        </table:table-row>
        <table:table-row table:style-name="ro1">
          <table:table-cell office:value-type="string">
            <text:p>Guinness</text:p>
          </table:table-cell>
          <table:table-cell office:value-type="string">
            <text:p>Harp Lager</text:p>
          </table:table-cell>
        </table:table-row>
        <table:table-row table:style-name="ro1">
          <table:table-cell office:value-type="string">
            <text:p>Guinness</text:p>
          </table:table-cell>
          <table:table-cell office:value-type="string">
            <text:p>Pub Draught</text:p>
          </table:table-cell>
        </table:table-row>
        <table:table-row table:style-name="ro1">
          <table:table-cell office:value-type="string">
            <text:p>Guinness</text:p>
          </table:table-cell>
          <table:table-cell office:value-type="string">
            <text:p>Red Harvest Stout</text:p>
          </table:table-cell>
        </table:table-row>
        <table:table-row table:style-name="ro1">
          <table:table-cell office:value-type="string">
            <text:p>Guinness</text:p>
          </table:table-cell>
          <table:table-cell office:value-type="string">
            <text:p>Smithwick's Irish Ale</text:p>
          </table:table-cell>
        </table:table-row>
        <table:table-row table:style-name="ro1">
          <table:table-cell office:value-type="string">
            <text:p>Guinness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Gulpener</text:p>
          </table:table-cell>
          <table:table-cell office:value-type="string">
            <text:p>Dort</text:p>
          </table:table-cell>
        </table:table-row>
        <table:table-row table:style-name="ro1">
          <table:table-cell office:value-type="string">
            <text:p>Gulpener</text:p>
          </table:table-cell>
          <table:table-cell office:value-type="string">
            <text:p>Mestreechs Aajt</text:p>
          </table:table-cell>
        </table:table-row>
        <table:table-row table:style-name="ro1">
          <table:table-cell office:value-type="string">
            <text:p>Günther</text:p>
          </table:table-cell>
          <table:table-cell office:value-type="string">
            <text:p>Bockbier</text:p>
          </table:table-cell>
        </table:table-row>
        <table:table-row table:style-name="ro1">
          <table:table-cell office:value-type="string">
            <text:p>Haand</text:p>
          </table:table-cell>
          <table:table-cell office:value-type="string">
            <text:p>Dark Force</text:p>
          </table:table-cell>
        </table:table-row>
        <table:table-row table:style-name="ro1">
          <table:table-cell office:value-type="string">
            <text:p>Haand</text:p>
          </table:table-cell>
          <table:table-cell office:value-type="string">
            <text:p>Dobbel Dram</text:p>
          </table:table-cell>
        </table:table-row>
        <table:table-row table:style-name="ro1">
          <table:table-cell office:value-type="string">
            <text:p>Haand</text:p>
          </table:table-cell>
          <table:table-cell office:value-type="string">
            <text:p>Haandbakk</text:p>
          </table:table-cell>
        </table:table-row>
        <table:table-row table:style-name="ro1">
          <table:table-cell office:value-type="string">
            <text:p>Haand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Haand</text:p>
          </table:table-cell>
          <table:table-cell office:value-type="string">
            <text:p>Nissefar</text:p>
          </table:table-cell>
        </table:table-row>
        <table:table-row table:style-name="ro1">
          <table:table-cell office:value-type="string">
            <text:p>Haand</text:p>
          </table:table-cell>
          <table:table-cell office:value-type="string">
            <text:p>Norse Porter</text:p>
          </table:table-cell>
        </table:table-row>
        <table:table-row table:style-name="ro1">
          <table:table-cell office:value-type="string">
            <text:p>Haand</text:p>
          </table:table-cell>
          <table:table-cell office:value-type="string">
            <text:p>Norwegian Wood</text:p>
          </table:table-cell>
        </table:table-row>
        <table:table-row table:style-name="ro1">
          <table:table-cell office:value-type="string">
            <text:p>Haand</text:p>
          </table:table-cell>
          <table:table-cell office:value-type="string">
            <text:p>Odin's Tipple</text:p>
          </table:table-cell>
        </table:table-row>
        <table:table-row table:style-name="ro1">
          <table:table-cell office:value-type="string">
            <text:p>Hacker-Pschorr</text:p>
          </table:table-cell>
          <table:table-cell office:value-type="string">
            <text:p>Alt Munich Dark</text:p>
          </table:table-cell>
        </table:table-row>
        <table:table-row table:style-name="ro1">
          <table:table-cell office:value-type="string">
            <text:p>Hacker-Pschorr</text:p>
          </table:table-cell>
          <table:table-cell office:value-type="string">
            <text:p>Hackerbräu Edelhell</text:p>
          </table:table-cell>
        </table:table-row>
        <table:table-row table:style-name="ro1">
          <table:table-cell office:value-type="string">
            <text:p>Hacker-Pschorr</text:p>
          </table:table-cell>
          <table:table-cell office:value-type="string">
            <text:p>Original Oktoberfest</text:p>
          </table:table-cell>
        </table:table-row>
        <table:table-row table:style-name="ro1">
          <table:table-cell office:value-type="string">
            <text:p>Hacker-Pschorr</text:p>
          </table:table-cell>
          <table:table-cell office:value-type="string">
            <text:p>Weisse</text:p>
          </table:table-cell>
        </table:table-row>
        <table:table-row table:style-name="ro1">
          <table:table-cell office:value-type="string">
            <text:p>Hacker-Pschorr</text:p>
          </table:table-cell>
          <table:table-cell office:value-type="string">
            <text:p>Weisse Dark</text:p>
          </table:table-cell>
        </table:table-row>
        <table:table-row table:style-name="ro1">
          <table:table-cell office:value-type="string">
            <text:p>Hacklberger</text:p>
          </table:table-cell>
          <table:table-cell office:value-type="string">
            <text:p>Humerator</text:p>
          </table:table-cell>
        </table:table-row>
        <table:table-row table:style-name="ro1">
          <table:table-cell office:value-type="string">
            <text:p>Hair of the Dog</text:p>
          </table:table-cell>
          <table:table-cell office:value-type="string">
            <text:p>Adam</text:p>
          </table:table-cell>
        </table:table-row>
        <table:table-row table:style-name="ro1">
          <table:table-cell office:value-type="string">
            <text:p>Hair of the Dog</text:p>
          </table:table-cell>
          <table:table-cell office:value-type="string">
            <text:p>Blue Dot Double India Pale Ale</text:p>
          </table:table-cell>
        </table:table-row>
        <table:table-row table:style-name="ro1">
          <table:table-cell office:value-type="string">
            <text:p>Hair of the Dog</text:p>
          </table:table-cell>
          <table:table-cell office:value-type="string">
            <text:p>Doggie Claws 2004</text:p>
          </table:table-cell>
        </table:table-row>
        <table:table-row table:style-name="ro1">
          <table:table-cell office:value-type="string">
            <text:p>Hair of the Dog</text:p>
          </table:table-cell>
          <table:table-cell office:value-type="string">
            <text:p>Fred</text:p>
          </table:table-cell>
        </table:table-row>
        <table:table-row table:style-name="ro1">
          <table:table-cell office:value-type="string">
            <text:p>Hair of the Dog</text:p>
          </table:table-cell>
          <table:table-cell office:value-type="string">
            <text:p>Golden Rose</text:p>
          </table:table-cell>
        </table:table-row>
        <table:table-row table:style-name="ro1">
          <table:table-cell office:value-type="string">
            <text:p>Hair of the Dog</text:p>
          </table:table-cell>
          <table:table-cell office:value-type="string">
            <text:p>Rose</text:p>
          </table:table-cell>
        </table:table-row>
        <table:table-row table:style-name="ro1">
          <table:table-cell office:value-type="string">
            <text:p>Haldengut</text:p>
          </table:table-cell>
          <table:table-cell office:value-type="string">
            <text:p>Original Ittinger Klosterbräu</text:p>
          </table:table-cell>
        </table:table-row>
        <table:table-row table:style-name="ro1">
          <table:table-cell office:value-type="string">
            <text:p>Hale's (Kirkland)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Hale's (Kirkland)</text:p>
          </table:table-cell>
          <table:table-cell office:value-type="string">
            <text:p>Moss Bay Amber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Aftermath Imperial IPA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Drawbridge Blonde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El Jefe Weizen Ale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Mongoose IPA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Moss Bay Extra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O'Brien's Harvest Ale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Pikop Andropov's Rushin' Imperial Stout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Red Menace Big Amber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Troll Porter</text:p>
          </table:table-cell>
        </table:table-row>
        <table:table-row table:style-name="ro1">
          <table:table-cell office:value-type="string">
            <text:p>Hale's</text:p>
          </table:table-cell>
          <table:table-cell office:value-type="string">
            <text:p>Wee Heavy Winter Ale</text:p>
          </table:table-cell>
        </table:table-row>
        <table:table-row table:style-name="ro1">
          <table:table-cell office:value-type="string">
            <text:p>Half Acre</text:p>
          </table:table-cell>
          <table:table-cell office:value-type="string">
            <text:p>Akari Shogun</text:p>
          </table:table-cell>
        </table:table-row>
        <table:table-row table:style-name="ro1">
          <table:table-cell office:value-type="string">
            <text:p>Half Acre</text:p>
          </table:table-cell>
          <table:table-cell office:value-type="string">
            <text:p>Daisy Cutter</text:p>
          </table:table-cell>
        </table:table-row>
        <table:table-row table:style-name="ro1">
          <table:table-cell office:value-type="string">
            <text:p>Half Acre</text:p>
          </table:table-cell>
          <table:table-cell office:value-type="string">
            <text:p>Gossamer</text:p>
          </table:table-cell>
        </table:table-row>
        <table:table-row table:style-name="ro1">
          <table:table-cell office:value-type="string">
            <text:p>Half Acre</text:p>
          </table:table-cell>
          <table:table-cell office:value-type="string">
            <text:p>Navaja</text:p>
          </table:table-cell>
        </table:table-row>
        <table:table-row table:style-name="ro1">
          <table:table-cell office:value-type="string">
            <text:p>Half Acre</text:p>
          </table:table-cell>
          <table:table-cell office:value-type="string">
            <text:p>Pony</text:p>
          </table:table-cell>
        </table:table-row>
        <table:table-row table:style-name="ro1">
          <table:table-cell office:value-type="string">
            <text:p>Half Acre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Half Moon Bay</text:p>
          </table:table-cell>
          <table:table-cell office:value-type="string">
            <text:p>Harbor Light Ale</text:p>
          </table:table-cell>
        </table:table-row>
        <table:table-row table:style-name="ro1">
          <table:table-cell office:value-type="string">
            <text:p>Half Moon Bay</text:p>
          </table:table-cell>
          <table:table-cell office:value-type="string">
            <text:p>Illuminator Doppelbock</text:p>
          </table:table-cell>
        </table:table-row>
        <table:table-row table:style-name="ro1">
          <table:table-cell office:value-type="string">
            <text:p>Half Moon Bay</text:p>
          </table:table-cell>
          <table:table-cell office:value-type="string">
            <text:p>Mavericks Amber Ale</text:p>
          </table:table-cell>
        </table:table-row>
        <table:table-row table:style-name="ro1">
          <table:table-cell office:value-type="string">
            <text:p>Half Moon Bay</text:p>
          </table:table-cell>
          <table:table-cell office:value-type="string">
            <text:p>Old Princeton Landing IPA</text:p>
          </table:table-cell>
        </table:table-row>
        <table:table-row table:style-name="ro1">
          <table:table-cell office:value-type="string">
            <text:p>Half Moon Bay</text:p>
          </table:table-cell>
          <table:table-cell office:value-type="string">
            <text:p>Paddle Out Stout</text:p>
          </table:table-cell>
        </table:table-row>
        <table:table-row table:style-name="ro1">
          <table:table-cell office:value-type="string">
            <text:p>Half Moon Bay</text:p>
          </table:table-cell>
          <table:table-cell office:value-type="string">
            <text:p>Pillar Point Pale Ale</text:p>
          </table:table-cell>
        </table:table-row>
        <table:table-row table:style-name="ro1">
          <table:table-cell office:value-type="string">
            <text:p>Half Moon Bay</text:p>
          </table:table-cell>
          <table:table-cell office:value-type="string">
            <text:p>Sandy Beach Blonde Hefeweizen</text:p>
          </table:table-cell>
        </table:table-row>
        <table:table-row table:style-name="ro1">
          <table:table-cell office:value-type="string">
            <text:p>Halve Maan</text:p>
          </table:table-cell>
          <table:table-cell office:value-type="string">
            <text:p>Brugse Zot</text:p>
          </table:table-cell>
        </table:table-row>
        <table:table-row table:style-name="ro1">
          <table:table-cell office:value-type="string">
            <text:p>Halve Maan</text:p>
          </table:table-cell>
          <table:table-cell office:value-type="string">
            <text:p>Straffe Hendrik Bruges Triple Ale 9</text:p>
          </table:table-cell>
        </table:table-row>
        <table:table-row table:style-name="ro1">
          <table:table-cell office:value-type="string">
            <text:p>Halve Maan</text:p>
          </table:table-cell>
          <table:table-cell office:value-type="string">
            <text:p>Straffe Hendrik Brugse</text:p>
          </table:table-cell>
        </table:table-row>
        <table:table-row table:style-name="ro1">
          <table:table-cell office:value-type="string">
            <text:p>Halve Maan</text:p>
          </table:table-cell>
          <table:table-cell office:value-type="string">
            <text:p>Straffe Hendrik Bruin</text:p>
          </table:table-cell>
        </table:table-row>
        <table:table-row table:style-name="ro1">
          <table:table-cell office:value-type="string">
            <text:p>Halve Maan</text:p>
          </table:table-cell>
          <table:table-cell office:value-type="string">
            <text:p>Straffe Hendrik Quadrupel</text:p>
          </table:table-cell>
        </table:table-row>
        <table:table-row table:style-name="ro1">
          <table:table-cell office:value-type="string">
            <text:p>Hambleton</text:p>
          </table:table-cell>
          <table:table-cell office:value-type="string">
            <text:p>Nightmare</text:p>
          </table:table-cell>
        </table:table-row>
        <table:table-row table:style-name="ro1">
          <table:table-cell office:value-type="string">
            <text:p>Hambleton</text:p>
          </table:table-cell>
          <table:table-cell office:value-type="string">
            <text:p>Toleration Gluten-Free Beer</text:p>
          </table:table-cell>
        </table:table-row>
        <table:table-row table:style-name="ro1">
          <table:table-cell office:value-type="string">
            <text:p>Hamburger Mary's</text:p>
          </table:table-cell>
          <table:table-cell office:value-type="string">
            <text:p>Blonde Bombshell</text:p>
          </table:table-cell>
        </table:table-row>
        <table:table-row table:style-name="ro1">
          <table:table-cell office:value-type="string">
            <text:p>Hamburger Mary's</text:p>
          </table:table-cell>
          <table:table-cell office:value-type="string">
            <text:p>Gangster Hopped-Up Amber Ale</text:p>
          </table:table-cell>
        </table:table-row>
        <table:table-row table:style-name="ro1">
          <table:table-cell office:value-type="string">
            <text:p>Hamburger Mary's</text:p>
          </table:table-cell>
          <table:table-cell office:value-type="string">
            <text:p>Grand Cru Belgian Wit</text:p>
          </table:table-cell>
        </table:table-row>
        <table:table-row table:style-name="ro1">
          <table:table-cell office:value-type="string">
            <text:p>Hamburger Mary's</text:p>
          </table:table-cell>
          <table:table-cell office:value-type="string">
            <text:p>Hippity Hoppety</text:p>
          </table:table-cell>
        </table:table-row>
        <table:table-row table:style-name="ro1">
          <table:table-cell office:value-type="string">
            <text:p>Hamburger Mary's</text:p>
          </table:table-cell>
          <table:table-cell office:value-type="string">
            <text:p>Mary Hoppins</text:p>
          </table:table-cell>
        </table:table-row>
        <table:table-row table:style-name="ro1">
          <table:table-cell office:value-type="string">
            <text:p>Hamburger Mary's</text:p>
          </table:table-cell>
          <table:table-cell office:value-type="string">
            <text:p>Sour Barrel-Aged Russian Imperial Stout</text:p>
          </table:table-cell>
        </table:table-row>
        <table:table-row table:style-name="ro1">
          <table:table-cell office:value-type="string">
            <text:p>Hamburger Mary's</text:p>
          </table:table-cell>
          <table:table-cell office:value-type="string">
            <text:p>Speakeasy Saison</text:p>
          </table:table-cell>
        </table:table-row>
        <table:table-row table:style-name="ro1">
          <table:table-cell office:value-type="string">
            <text:p>Hampshire</text:p>
          </table:table-cell>
          <table:table-cell office:value-type="string">
            <text:p>Pride of Romsey IPA</text:p>
          </table:table-cell>
        </table:table-row>
        <table:table-row table:style-name="ro1">
          <table:table-cell office:value-type="string">
            <text:p>Ham's</text:p>
          </table:table-cell>
          <table:table-cell office:value-type="string">
            <text:p>Buccaneer Brown Ale</text:p>
          </table:table-cell>
        </table:table-row>
        <table:table-row table:style-name="ro1">
          <table:table-cell office:value-type="string">
            <text:p>Hangzhou Qiandaohu</text:p>
          </table:table-cell>
          <table:table-cell office:value-type="string">
            <text:p>Lucky Buddha</text:p>
          </table:table-cell>
        </table:table-row>
        <table:table-row table:style-name="ro1">
          <table:table-cell office:value-type="string">
            <text:p>Hannen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Hansa</text:p>
          </table:table-cell>
          <table:table-cell office:value-type="string">
            <text:p>Fatøl</text:p>
          </table:table-cell>
        </table:table-row>
        <table:table-row table:style-name="ro1">
          <table:table-cell office:value-type="string">
            <text:p>Hansa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Hansa</text:p>
          </table:table-cell>
          <table:table-cell office:value-type="string">
            <text:p>Premium</text:p>
          </table:table-cell>
        </table:table-row>
        <table:table-row table:style-name="ro1">
          <table:table-cell office:value-type="string">
            <text:p>Hanssens</text:p>
          </table:table-cell>
          <table:table-cell office:value-type="string">
            <text:p>Oudbeitje</text:p>
          </table:table-cell>
        </table:table-row>
        <table:table-row table:style-name="ro1">
          <table:table-cell office:value-type="string">
            <text:p>Hanssens</text:p>
          </table:table-cell>
          <table:table-cell office:value-type="string">
            <text:p>Oude Gueuze</text:p>
          </table:table-cell>
        </table:table-row>
        <table:table-row table:style-name="ro1">
          <table:table-cell office:value-type="string">
            <text:p>Hanssens</text:p>
          </table:table-cell>
          <table:table-cell office:value-type="string">
            <text:p>Oude Kriek</text:p>
          </table:table-cell>
        </table:table-row>
        <table:table-row table:style-name="ro1">
          <table:table-cell office:value-type="string">
            <text:p>Hapa*s</text:p>
          </table:table-cell>
          <table:table-cell office:value-type="string">
            <text:p>Black Lava Lager</text:p>
          </table:table-cell>
        </table:table-row>
        <table:table-row table:style-name="ro1">
          <table:table-cell office:value-type="string">
            <text:p>Hapa*s</text:p>
          </table:table-cell>
          <table:table-cell office:value-type="string">
            <text:p>El Niño Pale Ale</text:p>
          </table:table-cell>
        </table:table-row>
        <table:table-row table:style-name="ro1">
          <table:table-cell office:value-type="string">
            <text:p>Hapa*s</text:p>
          </table:table-cell>
          <table:table-cell office:value-type="string">
            <text:p>Moonset Lager</text:p>
          </table:table-cell>
        </table:table-row>
        <table:table-row table:style-name="ro1">
          <table:table-cell office:value-type="string">
            <text:p>Hapa*s</text:p>
          </table:table-cell>
          <table:table-cell office:value-type="string">
            <text:p>Paradise Pale Lager</text:p>
          </table:table-cell>
        </table:table-row>
        <table:table-row table:style-name="ro1">
          <table:table-cell office:value-type="string">
            <text:p>Hapa*s</text:p>
          </table:table-cell>
          <table:table-cell office:value-type="string">
            <text:p>Red Eye Amber</text:p>
          </table:table-cell>
        </table:table-row>
        <table:table-row table:style-name="ro1">
          <table:table-cell office:value-type="string">
            <text:p>Hapa*s</text:p>
          </table:table-cell>
          <table:table-cell office:value-type="string">
            <text:p>Red Sky Amber Lager</text:p>
          </table:table-cell>
        </table:table-row>
        <table:table-row table:style-name="ro1">
          <table:table-cell office:value-type="string">
            <text:p>Hapa*s</text:p>
          </table:table-cell>
          <table:table-cell office:value-type="string">
            <text:p>Stealth Dark Ale</text:p>
          </table:table-cell>
        </table:table-row>
        <table:table-row table:style-name="ro1">
          <table:table-cell office:value-type="string">
            <text:p>Harbor City</text:p>
          </table:table-cell>
          <table:table-cell office:value-type="string">
            <text:p>Full Tilt IPA</text:p>
          </table:table-cell>
        </table:table-row>
        <table:table-row table:style-name="ro1">
          <table:table-cell office:value-type="string">
            <text:p>Harbor City</text:p>
          </table:table-cell>
          <table:table-cell office:value-type="string">
            <text:p>Main Street Brown Ale</text:p>
          </table:table-cell>
        </table:table-row>
        <table:table-row table:style-name="ro1">
          <table:table-cell office:value-type="string">
            <text:p>Harbor City</text:p>
          </table:table-cell>
          <table:table-cell office:value-type="string">
            <text:p>Mile Rock Amber Ale</text:p>
          </table:table-cell>
        </table:table-row>
        <table:table-row table:style-name="ro1">
          <table:table-cell office:value-type="string">
            <text:p>Harbor Lights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Harbor Lights</text:p>
          </table:table-cell>
          <table:table-cell office:value-type="string">
            <text:p>White Fox</text:p>
          </table:table-cell>
        </table:table-row>
        <table:table-row table:style-name="ro1">
          <table:table-cell office:value-type="string">
            <text:p>Härle</text:p>
          </table:table-cell>
          <table:table-cell office:value-type="string">
            <text:p>Dunkle Weisse</text:p>
          </table:table-cell>
        </table:table-row>
        <table:table-row table:style-name="ro1">
          <table:table-cell office:value-type="string">
            <text:p>Harmon</text:p>
          </table:table-cell>
          <table:table-cell office:value-type="string">
            <text:p>Point Defiance IPA</text:p>
          </table:table-cell>
        </table:table-row>
        <table:table-row table:style-name="ro1">
          <table:table-cell office:value-type="string">
            <text:p>Harp</text:p>
          </table:table-cell>
          <table:table-cell office:value-type="string">
            <text:p>Macardles</text:p>
          </table:table-cell>
        </table:table-row>
        <table:table-row table:style-name="ro1">
          <table:table-cell office:value-type="string">
            <text:p>Harpoon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Harpoon</text:p>
          </table:table-cell>
          <table:table-cell office:value-type="string">
            <text:p>Leviathan Imperial IPA</text:p>
          </table:table-cell>
        </table:table-row>
        <table:table-row table:style-name="ro1">
          <table:table-cell office:value-type="string">
            <text:p>Harrison Hollow (Boise)</text:p>
          </table:table-cell>
          <table:table-cell office:value-type="string">
            <text:p>Ginger Wheat</text:p>
          </table:table-cell>
        </table:table-row>
        <table:table-row table:style-name="ro1">
          <table:table-cell office:value-type="string">
            <text:p>Harrison's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Harvest Moon</text:p>
          </table:table-cell>
          <table:table-cell office:value-type="string">
            <text:p>Altruistic American Ale</text:p>
          </table:table-cell>
        </table:table-row>
        <table:table-row table:style-name="ro1">
          <table:table-cell office:value-type="string">
            <text:p>Harvest Moon</text:p>
          </table:table-cell>
          <table:table-cell office:value-type="string">
            <text:p>Beltian White</text:p>
          </table:table-cell>
        </table:table-row>
        <table:table-row table:style-name="ro1">
          <table:table-cell office:value-type="string">
            <text:p>Harvest Moon</text:p>
          </table:table-cell>
          <table:table-cell office:value-type="string">
            <text:p>British Nut Brown</text:p>
          </table:table-cell>
        </table:table-row>
        <table:table-row table:style-name="ro1">
          <table:table-cell office:value-type="string">
            <text:p>Harvest Moon</text:p>
          </table:table-cell>
          <table:table-cell office:value-type="string">
            <text:p>Golden Blonde</text:p>
          </table:table-cell>
        </table:table-row>
        <table:table-row table:style-name="ro1">
          <table:table-cell office:value-type="string">
            <text:p>Harvest Moon</text:p>
          </table:table-cell>
          <table:table-cell office:value-type="string">
            <text:p>McCord's India Pale Ale</text:p>
          </table:table-cell>
        </table:table-row>
        <table:table-row table:style-name="ro1">
          <table:table-cell office:value-type="string">
            <text:p>Harvest Moon</text:p>
          </table:table-cell>
          <table:table-cell office:value-type="string">
            <text:p>Prince William's Mild Manor</text:p>
          </table:table-cell>
        </table:table-row>
        <table:table-row table:style-name="ro1">
          <table:table-cell office:value-type="string">
            <text:p>Harvest Moon</text:p>
          </table:table-cell>
          <table:table-cell office:value-type="string">
            <text:p>Sully's Oatmeal Stout</text:p>
          </table:table-cell>
        </table:table-row>
        <table:table-row table:style-name="ro1">
          <table:table-cell office:value-type="string">
            <text:p>Harvey</text:p>
          </table:table-cell>
          <table:table-cell office:value-type="string">
            <text:p>A. LeCoq Imperial Extra Double Stout 1999</text:p>
          </table:table-cell>
        </table:table-row>
        <table:table-row table:style-name="ro1">
          <table:table-cell office:value-type="string">
            <text:p>Harvey</text:p>
          </table:table-cell>
          <table:table-cell office:value-type="string">
            <text:p>A. LeCoq Imperial Extra Double Stout 2000</text:p>
          </table:table-cell>
        </table:table-row>
        <table:table-row table:style-name="ro1">
          <table:table-cell office:value-type="string">
            <text:p>Harvey</text:p>
          </table:table-cell>
          <table:table-cell office:value-type="string">
            <text:p>A. LeCoq Imperial Extra Double Stout 2003</text:p>
          </table:table-cell>
        </table:table-row>
        <table:table-row table:style-name="ro1">
          <table:table-cell office:value-type="string">
            <text:p>Harvey</text:p>
          </table:table-cell>
          <table:table-cell office:value-type="string">
            <text:p>Christmas Ale</text:p>
          </table:table-cell>
        </table:table-row>
        <table:table-row table:style-name="ro1">
          <table:table-cell office:value-type="string">
            <text:p>Harvey</text:p>
          </table:table-cell>
          <table:table-cell office:value-type="string">
            <text:p>Elizabethan Ale</text:p>
          </table:table-cell>
        </table:table-row>
        <table:table-row table:style-name="ro1">
          <table:table-cell office:value-type="string">
            <text:p>Harviestoun</text:p>
          </table:table-cell>
          <table:table-cell office:value-type="string">
            <text:p>Bitter and Twisted</text:p>
          </table:table-cell>
        </table:table-row>
        <table:table-row table:style-name="ro1">
          <table:table-cell office:value-type="string">
            <text:p>Harviestoun</text:p>
          </table:table-cell>
          <table:table-cell office:value-type="string">
            <text:p>Ola Dubh 12 Year</text:p>
          </table:table-cell>
        </table:table-row>
        <table:table-row table:style-name="ro1">
          <table:table-cell office:value-type="string">
            <text:p>Harviestoun</text:p>
          </table:table-cell>
          <table:table-cell office:value-type="string">
            <text:p>Ola Dubh 16 Year</text:p>
          </table:table-cell>
        </table:table-row>
        <table:table-row table:style-name="ro1">
          <table:table-cell office:value-type="string">
            <text:p>Harviestoun</text:p>
          </table:table-cell>
          <table:table-cell office:value-type="string">
            <text:p>Ola Dubh 30 Year</text:p>
          </table:table-cell>
        </table:table-row>
        <table:table-row table:style-name="ro1">
          <table:table-cell office:value-type="string">
            <text:p>Harviestoun</text:p>
          </table:table-cell>
          <table:table-cell office:value-type="string">
            <text:p>Old Engine Oil</text:p>
          </table:table-cell>
        </table:table-row>
        <table:table-row table:style-name="ro1">
          <table:table-cell office:value-type="string">
            <text:p>Harviestoun</text:p>
          </table:table-cell>
          <table:table-cell office:value-type="string">
            <text:p>Old Engine Oil Special Reserve (aged in malt whisky casks)</text:p>
          </table:table-cell>
        </table:table-row>
        <table:table-row table:style-name="ro1">
          <table:table-cell office:value-type="string">
            <text:p>Hasen-Bräu</text:p>
          </table:table-cell>
          <table:table-cell office:value-type="string">
            <text:p>Extra</text:p>
          </table:table-cell>
        </table:table-row>
        <table:table-row table:style-name="ro1">
          <table:table-cell office:value-type="string">
            <text:p>Hasseröder</text:p>
          </table:table-cell>
          <table:table-cell office:value-type="string">
            <text:p>Premium Pils</text:p>
          </table:table-cell>
        </table:table-row>
        <table:table-row table:style-name="ro1">
          <table:table-cell office:value-type="string">
            <text:p>Hawai'i Nui</text:p>
          </table:table-cell>
          <table:table-cell office:value-type="string">
            <text:p>Mehana Beer</text:p>
          </table:table-cell>
        </table:table-row>
        <table:table-row table:style-name="ro1">
          <table:table-cell office:value-type="string">
            <text:p>Hawai'i Nui</text:p>
          </table:table-cell>
          <table:table-cell office:value-type="string">
            <text:p>Mehana Red Ale</text:p>
          </table:table-cell>
        </table:table-row>
        <table:table-row table:style-name="ro1">
          <table:table-cell office:value-type="string">
            <text:p>Hawks</text:p>
          </table:table-cell>
          <table:table-cell office:value-type="string">
            <text:p>D.M.'s Imperial Stout</text:p>
          </table:table-cell>
        </table:table-row>
        <table:table-row table:style-name="ro1">
          <table:table-cell office:value-type="string">
            <text:p>Hawks</text:p>
          </table:table-cell>
          <table:table-cell office:value-type="string">
            <text:p>Imperial Gold Malt Liquor</text:p>
          </table:table-cell>
        </table:table-row>
        <table:table-row table:style-name="ro1">
          <table:table-cell office:value-type="string">
            <text:p>Hawks</text:p>
          </table:table-cell>
          <table:table-cell office:value-type="string">
            <text:p>Super Natural ESB</text:p>
          </table:table-cell>
        </table:table-row>
        <table:table-row table:style-name="ro1">
          <table:table-cell office:value-type="string">
            <text:p>Hawks</text:p>
          </table:table-cell>
          <table:table-cell office:value-type="string">
            <text:p>Super Natural IPA</text:p>
          </table:table-cell>
        </table:table-row>
        <table:table-row table:style-name="ro1">
          <table:table-cell office:value-type="string">
            <text:p>Hawks</text:p>
          </table:table-cell>
          <table:table-cell office:value-type="string">
            <text:p>Super Natural Oatmeal Stout</text:p>
          </table:table-cell>
        </table:table-row>
        <table:table-row table:style-name="ro1">
          <table:table-cell office:value-type="string">
            <text:p>Haymarket</text:p>
          </table:table-cell>
          <table:table-cell office:value-type="string">
            <text:p>Banana Hammock</text:p>
          </table:table-cell>
        </table:table-row>
        <table:table-row table:style-name="ro1">
          <table:table-cell office:value-type="string">
            <text:p>Haymarket</text:p>
          </table:table-cell>
          <table:table-cell office:value-type="string">
            <text:p>Girl and the Goatee IV</text:p>
          </table:table-cell>
        </table:table-row>
        <table:table-row table:style-name="ro1">
          <table:table-cell office:value-type="string">
            <text:p>Haymarket</text:p>
          </table:table-cell>
          <table:table-cell office:value-type="string">
            <text:p>Herkules IPA</text:p>
          </table:table-cell>
        </table:table-row>
        <table:table-row table:style-name="ro1">
          <table:table-cell office:value-type="string">
            <text:p>Haymarket</text:p>
          </table:table-cell>
          <table:table-cell office:value-type="string">
            <text:p>Kerouac Kolsch</text:p>
          </table:table-cell>
        </table:table-row>
        <table:table-row table:style-name="ro1">
          <table:table-cell office:value-type="string">
            <text:p>Haymarket</text:p>
          </table:table-cell>
          <table:table-cell office:value-type="string">
            <text:p>Lucy's Belgian Tripel</text:p>
          </table:table-cell>
        </table:table-row>
        <table:table-row table:style-name="ro1">
          <table:table-cell office:value-type="string">
            <text:p>Haymarket</text:p>
          </table:table-cell>
          <table:table-cell office:value-type="string">
            <text:p>The Defender American Stout</text:p>
          </table:table-cell>
        </table:table-row>
        <table:table-row table:style-name="ro1">
          <table:table-cell office:value-type="string">
            <text:p>Hazel Dell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HC Berger</text:p>
          </table:table-cell>
          <table:table-cell office:value-type="string">
            <text:p>Chocolate Stout</text:p>
          </table:table-cell>
        </table:table-row>
        <table:table-row table:style-name="ro1">
          <table:table-cell office:value-type="string">
            <text:p>HC Berger</text:p>
          </table:table-cell>
          <table:table-cell office:value-type="string">
            <text:p>Colorado Kölsch Ale</text:p>
          </table:table-cell>
        </table:table-row>
        <table:table-row table:style-name="ro1">
          <table:table-cell office:value-type="string">
            <text:p>HC Berger</text:p>
          </table:table-cell>
          <table:table-cell office:value-type="string">
            <text:p>Rauchbier</text:p>
          </table:table-cell>
        </table:table-row>
        <table:table-row table:style-name="ro1">
          <table:table-cell office:value-type="string">
            <text:p>HC Berger</text:p>
          </table:table-cell>
          <table:table-cell office:value-type="string">
            <text:p>Red Raspberry</text:p>
          </table:table-cell>
        </table:table-row>
        <table:table-row table:style-name="ro1">
          <table:table-cell office:value-type="string">
            <text:p>Heartland (Union Square)</text:p>
          </table:table-cell>
          <table:table-cell office:value-type="string">
            <text:p>Cornhusker Lager</text:p>
          </table:table-cell>
        </table:table-row>
        <table:table-row table:style-name="ro1">
          <table:table-cell office:value-type="string">
            <text:p>Heartland (Union Square)</text:p>
          </table:table-cell>
          <table:table-cell office:value-type="string">
            <text:p>Farmer Jon's Oatmeal Stout</text:p>
          </table:table-cell>
        </table:table-row>
        <table:table-row table:style-name="ro1">
          <table:table-cell office:value-type="string">
            <text:p>Heartland (Union Square)</text:p>
          </table:table-cell>
          <table:table-cell office:value-type="string">
            <text:p>Full Moon Barley Wine Ale</text:p>
          </table:table-cell>
        </table:table-row>
        <table:table-row table:style-name="ro1">
          <table:table-cell office:value-type="string">
            <text:p>Heartland (Union Square)</text:p>
          </table:table-cell>
          <table:table-cell office:value-type="string">
            <text:p>Harvest Wheat Beer</text:p>
          </table:table-cell>
        </table:table-row>
        <table:table-row table:style-name="ro1">
          <table:table-cell office:value-type="string">
            <text:p>Heartland (Union Square)</text:p>
          </table:table-cell>
          <table:table-cell office:value-type="string">
            <text:p>Indiana Pale Ale</text:p>
          </table:table-cell>
        </table:table-row>
        <table:table-row table:style-name="ro1">
          <table:table-cell office:value-type="string">
            <text:p>Heartland (Union Square)</text:p>
          </table:table-cell>
          <table:table-cell office:value-type="string">
            <text:p>Kelly's Irish Red Ale</text:p>
          </table:table-cell>
        </table:table-row>
        <table:table-row table:style-name="ro1">
          <table:table-cell office:value-type="string">
            <text:p>Heartland (Union Square)</text:p>
          </table:table-cell>
          <table:table-cell office:value-type="string">
            <text:p>Not Tonight Honey Porter</text:p>
          </table:table-cell>
        </table:table-row>
        <table:table-row table:style-name="ro1">
          <table:table-cell office:value-type="string">
            <text:p>Heartland (Union Square)</text:p>
          </table:table-cell>
          <table:table-cell office:value-type="string">
            <text:p>Red Rooster Ale</text:p>
          </table:table-cell>
        </table:table-row>
        <table:table-row table:style-name="ro1">
          <table:table-cell office:value-type="string">
            <text:p>Heavenly Daze (Denver)</text:p>
          </table:table-cell>
          <table:table-cell office:value-type="string">
            <text:p>Amber Daze</text:p>
          </table:table-cell>
        </table:table-row>
        <table:table-row table:style-name="ro1">
          <table:table-cell office:value-type="string">
            <text:p>Heavenly Daze (Denver)</text:p>
          </table:table-cell>
          <table:table-cell office:value-type="string">
            <text:p>Backpacker IPA</text:p>
          </table:table-cell>
        </table:table-row>
        <table:table-row table:style-name="ro1">
          <table:table-cell office:value-type="string">
            <text:p>Heavenly Daze (Denver)</text:p>
          </table:table-cell>
          <table:table-cell office:value-type="string">
            <text:p>Daze Scottish Ale</text:p>
          </table:table-cell>
        </table:table-row>
        <table:table-row table:style-name="ro1">
          <table:table-cell office:value-type="string">
            <text:p>Heavenly Daze (Denver)</text:p>
          </table:table-cell>
          <table:table-cell office:value-type="string">
            <text:p>Derailer ESB</text:p>
          </table:table-cell>
        </table:table-row>
        <table:table-row table:style-name="ro1">
          <table:table-cell office:value-type="string">
            <text:p>Heavenly Daze (Denver)</text:p>
          </table:table-cell>
          <table:table-cell office:value-type="string">
            <text:p>Dog's Breath Brown Ale</text:p>
          </table:table-cell>
        </table:table-row>
        <table:table-row table:style-name="ro1">
          <table:table-cell office:value-type="string">
            <text:p>Heavenly Daze (Denver)</text:p>
          </table:table-cell>
          <table:table-cell office:value-type="string">
            <text:p>El Rey Cerveza</text:p>
          </table:table-cell>
        </table:table-row>
        <table:table-row table:style-name="ro1">
          <table:table-cell office:value-type="string">
            <text:p>Heavenly Daze (Denver)</text:p>
          </table:table-cell>
          <table:table-cell office:value-type="string">
            <text:p>Heavenly Hefeweizen</text:p>
          </table:table-cell>
        </table:table-row>
        <table:table-row table:style-name="ro1">
          <table:table-cell office:value-type="string">
            <text:p>Heavenly Daze (Denver)</text:p>
          </table:table-cell>
          <table:table-cell office:value-type="string">
            <text:p>Porcupine Porter</text:p>
          </table:table-cell>
        </table:table-row>
        <table:table-row table:style-name="ro1">
          <table:table-cell office:value-type="string">
            <text:p>Heavenly Daze (Denver)</text:p>
          </table:table-cell>
          <table:table-cell office:value-type="string">
            <text:p>Rainbow Trout Stout</text:p>
          </table:table-cell>
        </table:table-row>
        <table:table-row table:style-name="ro1">
          <table:table-cell office:value-type="string">
            <text:p>Heavenly Daze (Steamboat Springs)</text:p>
          </table:table-cell>
          <table:table-cell office:value-type="string">
            <text:p>Steamboat Scottish Ale</text:p>
          </table:table-cell>
        </table:table-row>
        <table:table-row table:style-name="ro1">
          <table:table-cell office:value-type="string">
            <text:p>Heavyweight</text:p>
          </table:table-cell>
          <table:table-cell office:value-type="string">
            <text:p>Perkuno's Hammer Imperial Porter</text:p>
          </table:table-cell>
        </table:table-row>
        <table:table-row table:style-name="ro1">
          <table:table-cell office:value-type="string">
            <text:p>Heileman (Baltimore)</text:p>
          </table:table-cell>
          <table:table-cell office:value-type="string">
            <text:p>McSorley's Ale</text:p>
          </table:table-cell>
        </table:table-row>
        <table:table-row table:style-name="ro1">
          <table:table-cell office:value-type="string">
            <text:p>Heileman (La Crosse)</text:p>
          </table:table-cell>
          <table:table-cell office:value-type="string">
            <text:p>Old Style</text:p>
          </table:table-cell>
        </table:table-row>
        <table:table-row table:style-name="ro1">
          <table:table-cell office:value-type="string">
            <text:p>Heileman (La Crosse)</text:p>
          </table:table-cell>
          <table:table-cell office:value-type="string">
            <text:p>Special Export</text:p>
          </table:table-cell>
        </table:table-row>
        <table:table-row table:style-name="ro1">
          <table:table-cell office:value-type="string">
            <text:p>Heineken (Marseille)</text:p>
          </table:table-cell>
          <table:table-cell office:value-type="string">
            <text:p>Pelforth Brune</text:p>
          </table:table-cell>
        </table:table-row>
        <table:table-row table:style-name="ro1">
          <table:table-cell office:value-type="string">
            <text:p>Heineken Ireland</text:p>
          </table:table-cell>
          <table:table-cell office:value-type="string">
            <text:p>Murphy's Genuine Pub Draught Irish Stout</text:p>
          </table:table-cell>
        </table:table-row>
        <table:table-row table:style-name="ro1">
          <table:table-cell office:value-type="string">
            <text:p>Heineken Ireland</text:p>
          </table:table-cell>
          <table:table-cell office:value-type="string">
            <text:p>Murphy's Irish Amber</text:p>
          </table:table-cell>
        </table:table-row>
        <table:table-row table:style-name="ro1">
          <table:table-cell office:value-type="string">
            <text:p>Heineken Ireland</text:p>
          </table:table-cell>
          <table:table-cell office:value-type="string">
            <text:p>Murphy's Irish Stout</text:p>
          </table:table-cell>
        </table:table-row>
        <table:table-row table:style-name="ro1">
          <table:table-cell office:value-type="string">
            <text:p>Heineken Ireland</text:p>
          </table:table-cell>
          <table:table-cell office:value-type="string">
            <text:p>Murphy's Red Beer</text:p>
          </table:table-cell>
        </table:table-row>
        <table:table-row table:style-name="ro1">
          <table:table-cell office:value-type="string">
            <text:p>Heineken UK</text:p>
          </table:table-cell>
          <table:table-cell office:value-type="string">
            <text:p>McEwan's India Pale Ale</text:p>
          </table:table-cell>
        </table:table-row>
        <table:table-row table:style-name="ro1">
          <table:table-cell office:value-type="string">
            <text:p>Heineken UK</text:p>
          </table:table-cell>
          <table:table-cell office:value-type="string">
            <text:p>McEwan's Scotch Ale</text:p>
          </table:table-cell>
        </table:table-row>
        <table:table-row table:style-name="ro1">
          <table:table-cell office:value-type="string">
            <text:p>Heineken UK</text:p>
          </table:table-cell>
          <table:table-cell office:value-type="string">
            <text:p>McEwan's Scottish Ale</text:p>
          </table:table-cell>
        </table:table-row>
        <table:table-row table:style-name="ro1">
          <table:table-cell office:value-type="string">
            <text:p>Heineken</text:p>
          </table:table-cell>
          <table:table-cell office:value-type="string">
            <text:p>Amberley</text:p>
          </table:table-cell>
        </table:table-row>
        <table:table-row table:style-name="ro1">
          <table:table-cell office:value-type="string">
            <text:p>Heineken</text:p>
          </table:table-cell>
          <table:table-cell office:value-type="string">
            <text:p>Dark Lager</text:p>
          </table:table-cell>
        </table:table-row>
        <table:table-row table:style-name="ro1">
          <table:table-cell office:value-type="string">
            <text:p>Heineken</text:p>
          </table:table-cell>
          <table:table-cell office:value-type="string">
            <text:p>Lager Beer</text:p>
          </table:table-cell>
        </table:table-row>
        <table:table-row table:style-name="ro1">
          <table:table-cell office:value-type="string">
            <text:p>Heineken</text:p>
          </table:table-cell>
          <table:table-cell office:value-type="string">
            <text:p>Premium Light Lager Beer</text:p>
          </table:table-cell>
        </table:table-row>
        <table:table-row table:style-name="ro1">
          <table:table-cell office:value-type="string">
            <text:p>Heineken</text:p>
          </table:table-cell>
          <table:table-cell office:value-type="string">
            <text:p>Tarwebok</text:p>
          </table:table-cell>
        </table:table-row>
        <table:table-row table:style-name="ro1">
          <table:table-cell office:value-type="string">
            <text:p>Heller</text:p>
          </table:table-cell>
          <table:table-cell office:value-type="string">
            <text:p>Aecht Schlenkerla Fastenbier</text:p>
          </table:table-cell>
        </table:table-row>
        <table:table-row table:style-name="ro1">
          <table:table-cell office:value-type="string">
            <text:p>Heller</text:p>
          </table:table-cell>
          <table:table-cell office:value-type="string">
            <text:p>Aecht Schlenkerla Rauchbier Eiche</text:p>
          </table:table-cell>
        </table:table-row>
        <table:table-row table:style-name="ro1">
          <table:table-cell office:value-type="string">
            <text:p>Heller</text:p>
          </table:table-cell>
          <table:table-cell office:value-type="string">
            <text:p>Aecht Schlenkerla Rauchbier Märzen</text:p>
          </table:table-cell>
        </table:table-row>
        <table:table-row table:style-name="ro1">
          <table:table-cell office:value-type="string">
            <text:p>Heller</text:p>
          </table:table-cell>
          <table:table-cell office:value-type="string">
            <text:p>Aecht Schlenkerla Rauchbier Urbock</text:p>
          </table:table-cell>
        </table:table-row>
        <table:table-row table:style-name="ro1">
          <table:table-cell office:value-type="string">
            <text:p>Heller</text:p>
          </table:table-cell>
          <table:table-cell office:value-type="string">
            <text:p>Aecht Schlenkerla Rauchweizen</text:p>
          </table:table-cell>
        </table:table-row>
        <table:table-row table:style-name="ro1">
          <table:table-cell office:value-type="string">
            <text:p>Heller</text:p>
          </table:table-cell>
          <table:table-cell office:value-type="string">
            <text:p>Helles Schlenkerla Lagerbier</text:p>
          </table:table-cell>
        </table:table-row>
        <table:table-row table:style-name="ro1">
          <table:table-cell office:value-type="string">
            <text:p>Hereford &amp; Hops (Escanaba)</text:p>
          </table:table-cell>
          <table:table-cell office:value-type="string">
            <text:p>Cleary Red</text:p>
          </table:table-cell>
        </table:table-row>
        <table:table-row table:style-name="ro1">
          <table:table-cell office:value-type="string">
            <text:p>Hereford &amp; Hops (Escanaba)</text:p>
          </table:table-cell>
          <table:table-cell office:value-type="string">
            <text:p>Lichthaus Lager</text:p>
          </table:table-cell>
        </table:table-row>
        <table:table-row table:style-name="ro1">
          <table:table-cell office:value-type="string">
            <text:p>Hereford &amp; Hops (Escanaba)</text:p>
          </table:table-cell>
          <table:table-cell office:value-type="string">
            <text:p>Peninsula Porter</text:p>
          </table:table-cell>
        </table:table-row>
        <table:table-row table:style-name="ro1">
          <table:table-cell office:value-type="string">
            <text:p>Hereford &amp; Hops (Escanaba)</text:p>
          </table:table-cell>
          <table:table-cell office:value-type="string">
            <text:p>Stump Sitter Stout</text:p>
          </table:table-cell>
        </table:table-row>
        <table:table-row table:style-name="ro1">
          <table:table-cell office:value-type="string">
            <text:p>Hereford &amp; Hops (Escanaba)</text:p>
          </table:table-cell>
          <table:table-cell office:value-type="string">
            <text:p>Whitetail Ale</text:p>
          </table:table-cell>
        </table:table-row>
        <table:table-row table:style-name="ro1">
          <table:table-cell office:value-type="string">
            <text:p>Hereford &amp; Hops (Escanaba)</text:p>
          </table:table-cell>
          <table:table-cell office:value-type="string">
            <text:p>Wolverine Wheat Beer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Christmas Ale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Cleary Red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Doppelbock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Lichthouse Lager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Piva Bohemia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St. Edmunds Strong Porter</text:p>
          </table:table-cell>
        </table:table-row>
        <table:table-row table:style-name="ro1">
          <table:table-cell office:value-type="string">
            <text:p>Hereford and Hops (Wausau)</text:p>
          </table:table-cell>
          <table:table-cell office:value-type="string">
            <text:p>Whitetail Ale</text:p>
          </table:table-cell>
        </table:table-row>
        <table:table-row table:style-name="ro1">
          <table:table-cell office:value-type="string">
            <text:p>Heretic</text:p>
          </table:table-cell>
          <table:table-cell office:value-type="string">
            <text:p>Shallow Grave Porter</text:p>
          </table:table-cell>
        </table:table-row>
        <table:table-row table:style-name="ro1">
          <table:table-cell office:value-type="string">
            <text:p>Herkimer</text:p>
          </table:table-cell>
          <table:table-cell office:value-type="string">
            <text:p>High Point Dunkel</text:p>
          </table:table-cell>
        </table:table-row>
        <table:table-row table:style-name="ro1">
          <table:table-cell office:value-type="string">
            <text:p>Herkimer</text:p>
          </table:table-cell>
          <table:table-cell office:value-type="string">
            <text:p>Kolsch</text:p>
          </table:table-cell>
        </table:table-row>
        <table:table-row table:style-name="ro1">
          <table:table-cell office:value-type="string">
            <text:p>Hermitage</text:p>
          </table:table-cell>
          <table:table-cell office:value-type="string">
            <text:p>Citra</text:p>
          </table:table-cell>
        </table:table-row>
        <table:table-row table:style-name="ro1">
          <table:table-cell office:value-type="string">
            <text:p>Hermitage</text:p>
          </table:table-cell>
          <table:table-cell office:value-type="string">
            <text:p>Hoptopia</text:p>
          </table:table-cell>
        </table:table-row>
        <table:table-row table:style-name="ro1">
          <table:table-cell office:value-type="string">
            <text:p>Hermitage</text:p>
          </table:table-cell>
          <table:table-cell office:value-type="string">
            <text:p>Maltopia</text:p>
          </table:table-cell>
        </table:table-row>
        <table:table-row table:style-name="ro1">
          <table:table-cell office:value-type="string">
            <text:p>Hermitage</text:p>
          </table:table-cell>
          <table:table-cell office:value-type="string">
            <text:p>Sorachi Ace</text:p>
          </table:table-cell>
        </table:table-row>
        <table:table-row table:style-name="ro1">
          <table:table-cell office:value-type="string">
            <text:p>Hermitage</text:p>
          </table:table-cell>
          <table:table-cell office:value-type="string">
            <text:p>Tied House Cascade Amber</text:p>
          </table:table-cell>
        </table:table-row>
        <table:table-row table:style-name="ro1">
          <table:table-cell office:value-type="string">
            <text:p>Herold</text:p>
          </table:table-cell>
          <table:table-cell office:value-type="string">
            <text:p>Černý Ležák / Bohemian Black Lager</text:p>
          </table:table-cell>
        </table:table-row>
        <table:table-row table:style-name="ro1">
          <table:table-cell office:value-type="string">
            <text:p>Herold</text:p>
          </table:table-cell>
          <table:table-cell office:value-type="string">
            <text:p>Speciální Pšeničné Pivo / Bohemian Wheat Lager</text:p>
          </table:table-cell>
        </table:table-row>
        <table:table-row table:style-name="ro1">
          <table:table-cell office:value-type="string">
            <text:p>Herrenhäuser</text:p>
          </table:table-cell>
          <table:table-cell office:value-type="string">
            <text:p>Premium Pilsener</text:p>
          </table:table-cell>
        </table:table-row>
        <table:table-row table:style-name="ro1">
          <table:table-cell office:value-type="string">
            <text:p>Herrenhäuser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Hersbrucker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Herslev</text:p>
          </table:table-cell>
          <table:table-cell office:value-type="string">
            <text:p>Maj Bock</text:p>
          </table:table-cell>
        </table:table-row>
        <table:table-row table:style-name="ro1">
          <table:table-cell office:value-type="string">
            <text:p>Hess (Miramar)</text:p>
          </table:table-cell>
          <table:table-cell office:value-type="string">
            <text:p>Restauro Rye Weizen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Ambrio 1471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Classic / Carolus D'Or Classic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Cuvee van de Keizer (Blauw) 2008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Cuvee van de Keizer (Blauw) 2009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Cuvee van de Keizer (Blauw) 2010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Cuvee van de Keizer (Blauw) 2011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Cuvee van de Keizer (Blauw) 2012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Cuvee van de Keizer (Rood) 2008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Cuvee van de Keizer (Rood) 2010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Easter Ale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Grand Cru of the Emperor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Hopsinjoor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Noël / Gouden Carolus Christmas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Gouden Carolus Tripel</text:p>
          </table:table-cell>
        </table:table-row>
        <table:table-row table:style-name="ro1">
          <table:table-cell office:value-type="string">
            <text:p>Het Anker</text:p>
          </table:table-cell>
          <table:table-cell office:value-type="string">
            <text:p>Lucifer</text:p>
          </table:table-cell>
        </table:table-row>
        <table:table-row table:style-name="ro1">
          <table:table-cell office:value-type="string">
            <text:p>Hida Takayama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High Noon</text:p>
          </table:table-cell>
          <table:table-cell office:value-type="string">
            <text:p>Tonganoxie Honey Wheat Beer</text:p>
          </table:table-cell>
        </table:table-row>
        <table:table-row table:style-name="ro1">
          <table:table-cell office:value-type="string">
            <text:p>High Point</text:p>
          </table:table-cell>
          <table:table-cell office:value-type="string">
            <text:p>ESB Ale</text:p>
          </table:table-cell>
        </table:table-row>
        <table:table-row table:style-name="ro1">
          <table:table-cell office:value-type="string">
            <text:p>Hilden</text:p>
          </table:table-cell>
          <table:table-cell office:value-type="string">
            <text:p>Cathedral Quarter</text:p>
          </table:table-cell>
        </table:table-row>
        <table:table-row table:style-name="ro1">
          <table:table-cell office:value-type="string">
            <text:p>Hilden</text:p>
          </table:table-cell>
          <table:table-cell office:value-type="string">
            <text:p>Headless Dog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Barley Wine 2001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Framboise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Helles Bock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Honey Wheat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Luna Stout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Maple Bock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Marzenbier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Mild Cask Ale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Packerland Pilsner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Pub Draught</text:p>
          </table:table-cell>
        </table:table-row>
        <table:table-row table:style-name="ro1">
          <table:table-cell office:value-type="string">
            <text:p>Hinterland</text:p>
          </table:table-cell>
          <table:table-cell office:value-type="string">
            <text:p>Weizen Bier</text:p>
          </table:table-cell>
        </table:table-row>
        <table:table-row table:style-name="ro1">
          <table:table-cell office:value-type="string">
            <text:p>Hoegaarden</text:p>
          </table:table-cell>
          <table:table-cell office:value-type="string">
            <text:p>De Verboden Frucht</text:p>
          </table:table-cell>
        </table:table-row>
        <table:table-row table:style-name="ro1">
          <table:table-cell office:value-type="string">
            <text:p>Hoegaarden</text:p>
          </table:table-cell>
          <table:table-cell office:value-type="string">
            <text:p>Original White Ale (formerly Wit Blanche)</text:p>
          </table:table-cell>
        </table:table-row>
        <table:table-row table:style-name="ro1">
          <table:table-cell office:value-type="string">
            <text:p>Hoepfner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Hofbräuhaus Chicago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Hofbräuhaus Chicago</text:p>
          </table:table-cell>
          <table:table-cell office:value-type="string">
            <text:p>Premium Lager</text:p>
          </table:table-cell>
        </table:table-row>
        <table:table-row table:style-name="ro1">
          <table:table-cell office:value-type="string">
            <text:p>Hofbräuhaus München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Hofbräuhaus München</text:p>
          </table:table-cell>
          <table:table-cell office:value-type="string">
            <text:p>Münchner Kindl Weissbier</text:p>
          </table:table-cell>
        </table:table-row>
        <table:table-row table:style-name="ro1">
          <table:table-cell office:value-type="string">
            <text:p>Hofbräuhaus München</text:p>
          </table:table-cell>
          <table:table-cell office:value-type="string">
            <text:p>Münchner Weisse</text:p>
          </table:table-cell>
        </table:table-row>
        <table:table-row table:style-name="ro1">
          <table:table-cell office:value-type="string">
            <text:p>Hofbräuhaus München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Hofbräuhaus München</text:p>
          </table:table-cell>
          <table:table-cell office:value-type="string">
            <text:p>Original</text:p>
          </table:table-cell>
        </table:table-row>
        <table:table-row table:style-name="ro1">
          <table:table-cell office:value-type="string">
            <text:p>Hofbräuhaus München</text:p>
          </table:table-cell>
          <table:table-cell office:value-type="string">
            <text:p>Starkbier</text:p>
          </table:table-cell>
        </table:table-row>
        <table:table-row table:style-name="ro1">
          <table:table-cell office:value-type="string">
            <text:p>Hofbrouwerijke</text:p>
          </table:table-cell>
          <table:table-cell office:value-type="string">
            <text:p>Bosprotter</text:p>
          </table:table-cell>
        </table:table-row>
        <table:table-row table:style-name="ro1">
          <table:table-cell office:value-type="string">
            <text:p>Hofbrouwerijke</text:p>
          </table:table-cell>
          <table:table-cell office:value-type="string">
            <text:p>Hofblues</text:p>
          </table:table-cell>
        </table:table-row>
        <table:table-row table:style-name="ro1">
          <table:table-cell office:value-type="string">
            <text:p>Hoffbrau (Addison)</text:p>
          </table:table-cell>
          <table:table-cell office:value-type="string">
            <text:p>Black Rock Bock</text:p>
          </table:table-cell>
        </table:table-row>
        <table:table-row table:style-name="ro1">
          <table:table-cell office:value-type="string">
            <text:p>Hoffbrau (Addison)</text:p>
          </table:table-cell>
          <table:table-cell office:value-type="string">
            <text:p>Buffalo Ale</text:p>
          </table:table-cell>
        </table:table-row>
        <table:table-row table:style-name="ro1">
          <table:table-cell office:value-type="string">
            <text:p>Hoffbrau (Addison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Hoffbrau (Addison)</text:p>
          </table:table-cell>
          <table:table-cell office:value-type="string">
            <text:p>Rodeo Red</text:p>
          </table:table-cell>
        </table:table-row>
        <table:table-row table:style-name="ro1">
          <table:table-cell office:value-type="string">
            <text:p>Hoffbrau (Addison)</text:p>
          </table:table-cell>
          <table:table-cell office:value-type="string">
            <text:p>Shawnee Amber Ale</text:p>
          </table:table-cell>
        </table:table-row>
        <table:table-row table:style-name="ro1">
          <table:table-cell office:value-type="string">
            <text:p>Hoffbrau (Addison)</text:p>
          </table:table-cell>
          <table:table-cell office:value-type="string">
            <text:p>Texas Special 101 Porter</text:p>
          </table:table-cell>
        </table:table-row>
        <table:table-row table:style-name="ro1">
          <table:table-cell office:value-type="string">
            <text:p>Hoffbrau (Addison)</text:p>
          </table:table-cell>
          <table:table-cell office:value-type="string">
            <text:p>Windmill Wheat Ale</text:p>
          </table:table-cell>
        </table:table-row>
        <table:table-row table:style-name="ro1">
          <table:table-cell office:value-type="string">
            <text:p>Hoffbrau (Addison)</text:p>
          </table:table-cell>
          <table:table-cell office:value-type="string">
            <text:p>Yellow Rose Cream Ale</text:p>
          </table:table-cell>
        </table:table-row>
        <table:table-row table:style-name="ro1">
          <table:table-cell office:value-type="string">
            <text:p>Hoffbrau (Dallas)</text:p>
          </table:table-cell>
          <table:table-cell office:value-type="string">
            <text:p>Buffalo Ale</text:p>
          </table:table-cell>
        </table:table-row>
        <table:table-row table:style-name="ro1">
          <table:table-cell office:value-type="string">
            <text:p>Hoffbrau (Dallas)</text:p>
          </table:table-cell>
          <table:table-cell office:value-type="string">
            <text:p>Dunkel Weizen</text:p>
          </table:table-cell>
        </table:table-row>
        <table:table-row table:style-name="ro1">
          <table:table-cell office:value-type="string">
            <text:p>Hoffbrau (Dallas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Hoffbrau (Dallas)</text:p>
          </table:table-cell>
          <table:table-cell office:value-type="string">
            <text:p>Red Lager</text:p>
          </table:table-cell>
        </table:table-row>
        <table:table-row table:style-name="ro1">
          <table:table-cell office:value-type="string">
            <text:p>Hoffbrau (Dallas)</text:p>
          </table:table-cell>
          <table:table-cell office:value-type="string">
            <text:p>Rodeo Red</text:p>
          </table:table-cell>
        </table:table-row>
        <table:table-row table:style-name="ro1">
          <table:table-cell office:value-type="string">
            <text:p>Hoffbrau (Dallas)</text:p>
          </table:table-cell>
          <table:table-cell office:value-type="string">
            <text:p>Scottish Ale</text:p>
          </table:table-cell>
        </table:table-row>
        <table:table-row table:style-name="ro1">
          <table:table-cell office:value-type="string">
            <text:p>Hoffbrau (Dallas)</text:p>
          </table:table-cell>
          <table:table-cell office:value-type="string">
            <text:p>Shawnee Amber Ale</text:p>
          </table:table-cell>
        </table:table-row>
        <table:table-row table:style-name="ro1">
          <table:table-cell office:value-type="string">
            <text:p>Hoffbrau (Dallas)</text:p>
          </table:table-cell>
          <table:table-cell office:value-type="string">
            <text:p>Windmill Wheat Ale</text:p>
          </table:table-cell>
        </table:table-row>
        <table:table-row table:style-name="ro1">
          <table:table-cell office:value-type="string">
            <text:p>Hoffbrau (Dallas)</text:p>
          </table:table-cell>
          <table:table-cell office:value-type="string">
            <text:p>Yellow Rose Cream Ale</text:p>
          </table:table-cell>
        </table:table-row>
        <table:table-row table:style-name="ro1">
          <table:table-cell office:value-type="string">
            <text:p>Hofmark</text:p>
          </table:table-cell>
          <table:table-cell office:value-type="string">
            <text:p>Original Pils</text:p>
          </table:table-cell>
        </table:table-row>
        <table:table-row table:style-name="ro1">
          <table:table-cell office:value-type="string">
            <text:p>Hofmühl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Hofstettner</text:p>
          </table:table-cell>
          <table:table-cell office:value-type="string">
            <text:p>Granitbock</text:p>
          </table:table-cell>
        </table:table-row>
        <table:table-row table:style-name="ro1">
          <table:table-cell office:value-type="string">
            <text:p>Hofstettner</text:p>
          </table:table-cell>
          <table:table-cell office:value-type="string">
            <text:p>Kübelbier</text:p>
          </table:table-cell>
        </table:table-row>
        <table:table-row table:style-name="ro1">
          <table:table-cell office:value-type="string">
            <text:p>Hogshead 54</text:p>
          </table:table-cell>
          <table:table-cell office:value-type="string">
            <text:p>Divine Right Imperial Stout</text:p>
          </table:table-cell>
        </table:table-row>
        <table:table-row table:style-name="ro1">
          <table:table-cell office:value-type="string">
            <text:p>Hogshead 54</text:p>
          </table:table-cell>
          <table:table-cell office:value-type="string">
            <text:p>Gilpin Black Gold London Porter</text:p>
          </table:table-cell>
        </table:table-row>
        <table:table-row table:style-name="ro1">
          <table:table-cell office:value-type="string">
            <text:p>Hogshead</text:p>
          </table:table-cell>
          <table:table-cell office:value-type="string">
            <text:p>Dark Ale</text:p>
          </table:table-cell>
        </table:table-row>
        <table:table-row table:style-name="ro1">
          <table:table-cell office:value-type="string">
            <text:p>Hogshead</text:p>
          </table:table-cell>
          <table:table-cell office:value-type="string">
            <text:p>Light Lager</text:p>
          </table:table-cell>
        </table:table-row>
        <table:table-row table:style-name="ro1">
          <table:table-cell office:value-type="string">
            <text:p>Hogshead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Holsten</text:p>
          </table:table-cell>
          <table:table-cell office:value-type="string">
            <text:p>Astra Urtyp</text:p>
          </table:table-cell>
        </table:table-row>
        <table:table-row table:style-name="ro1">
          <table:table-cell office:value-type="string">
            <text:p>Holsten</text:p>
          </table:table-cell>
          <table:table-cell office:value-type="string">
            <text:p>Duckstein Original</text:p>
          </table:table-cell>
        </table:table-row>
        <table:table-row table:style-name="ro1">
          <table:table-cell office:value-type="string">
            <text:p>Holsten</text:p>
          </table:table-cell>
          <table:table-cell office:value-type="string">
            <text:p>Holsten Edel</text:p>
          </table:table-cell>
        </table:table-row>
        <table:table-row table:style-name="ro1">
          <table:table-cell office:value-type="string">
            <text:p>Holy Cow!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Holy Cow!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Hondureña</text:p>
          </table:table-cell>
          <table:table-cell office:value-type="string">
            <text:p>Port Royal Export</text:p>
          </table:table-cell>
        </table:table-row>
        <table:table-row table:style-name="ro1">
          <table:table-cell office:value-type="string">
            <text:p>Honer</text:p>
          </table:table-cell>
          <table:table-cell office:value-type="string">
            <text:p>Dunkle Hefe Weisse</text:p>
          </table:table-cell>
        </table:table-row>
        <table:table-row table:style-name="ro1">
          <table:table-cell office:value-type="string">
            <text:p>Honer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string">
            <text:p>Honer</text:p>
          </table:table-cell>
          <table:table-cell office:value-type="string">
            <text:p>Hefe Weisse</text:p>
          </table:table-cell>
        </table:table-row>
        <table:table-row table:style-name="ro1">
          <table:table-cell office:value-type="string">
            <text:p>Hon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Honer</text:p>
          </table:table-cell>
          <table:table-cell office:value-type="string">
            <text:p>Sport Weisse</text:p>
          </table:table-cell>
        </table:table-row>
        <table:table-row table:style-name="ro1">
          <table:table-cell office:value-type="string">
            <text:p>Hook Norton</text:p>
          </table:table-cell>
          <table:table-cell office:value-type="string">
            <text:p>Best Bitter</text:p>
          </table:table-cell>
        </table:table-row>
        <table:table-row table:style-name="ro1">
          <table:table-cell office:value-type="string">
            <text:p>Hook Norton</text:p>
          </table:table-cell>
          <table:table-cell office:value-type="string">
            <text:p>Double Stout</text:p>
          </table:table-cell>
        </table:table-row>
        <table:table-row table:style-name="ro1">
          <table:table-cell office:value-type="string">
            <text:p>Hook Norton</text:p>
          </table:table-cell>
          <table:table-cell office:value-type="string">
            <text:p>Generation</text:p>
          </table:table-cell>
        </table:table-row>
        <table:table-row table:style-name="ro1">
          <table:table-cell office:value-type="string">
            <text:p>Hook Norton</text:p>
          </table:table-cell>
          <table:table-cell office:value-type="string">
            <text:p>Hooky Bitter</text:p>
          </table:table-cell>
        </table:table-row>
        <table:table-row table:style-name="ro1">
          <table:table-cell office:value-type="string">
            <text:p>Hook Norton</text:p>
          </table:table-cell>
          <table:table-cell office:value-type="string">
            <text:p>Hooky Gold</text:p>
          </table:table-cell>
        </table:table-row>
        <table:table-row table:style-name="ro1">
          <table:table-cell office:value-type="string">
            <text:p>Hook Norton</text:p>
          </table:table-cell>
          <table:table-cell office:value-type="string">
            <text:p>Old Hooky</text:p>
          </table:table-cell>
        </table:table-row>
        <table:table-row table:style-name="ro1">
          <table:table-cell office:value-type="string">
            <text:p>Hook Norton</text:p>
          </table:table-cell>
          <table:table-cell office:value-type="string">
            <text:p>Twelve Days</text:p>
          </table:table-cell>
        </table:table-row>
        <table:table-row table:style-name="ro1">
          <table:table-cell office:value-type="string">
            <text:p>Hop Back</text:p>
          </table:table-cell>
          <table:table-cell office:value-type="string">
            <text:p>Entire Stout</text:p>
          </table:table-cell>
        </table:table-row>
        <table:table-row table:style-name="ro1">
          <table:table-cell office:value-type="string">
            <text:p>Hop Back</text:p>
          </table:table-cell>
          <table:table-cell office:value-type="string">
            <text:p>Pickled Santa</text:p>
          </table:table-cell>
        </table:table-row>
        <table:table-row table:style-name="ro1">
          <table:table-cell office:value-type="string">
            <text:p>Hop Back</text:p>
          </table:table-cell>
          <table:table-cell office:value-type="string">
            <text:p>Summer Lightning</text:p>
          </table:table-cell>
        </table:table-row>
        <table:table-row table:style-name="ro1">
          <table:table-cell office:value-type="string">
            <text:p>Hop Back</text:p>
          </table:table-cell>
          <table:table-cell office:value-type="string">
            <text:p>Thunder Storm</text:p>
          </table:table-cell>
        </table:table-row>
        <table:table-row table:style-name="ro1">
          <table:table-cell office:value-type="string">
            <text:p>Hopf</text:p>
          </table:table-cell>
          <table:table-cell office:value-type="string">
            <text:p>Dunkle Weiße</text:p>
          </table:table-cell>
        </table:table-row>
        <table:table-row table:style-name="ro1">
          <table:table-cell office:value-type="string">
            <text:p>Hopf</text:p>
          </table:table-cell>
          <table:table-cell office:value-type="string">
            <text:p>Helle Weiße / Weiße Export</text:p>
          </table:table-cell>
        </table:table-row>
        <table:table-row table:style-name="ro1">
          <table:table-cell office:value-type="string">
            <text:p>Hoppers (Midvale)</text:p>
          </table:table-cell>
          <table:table-cell office:value-type="string">
            <text:p>Uno Mas</text:p>
          </table:table-cell>
        </table:table-row>
        <table:table-row table:style-name="ro1">
          <table:table-cell office:value-type="string">
            <text:p>Hoppers (Palm Harbor)</text:p>
          </table:table-cell>
          <table:table-cell office:value-type="string">
            <text:p>Flying Gator Ale</text:p>
          </table:table-cell>
        </table:table-row>
        <table:table-row table:style-name="ro1">
          <table:table-cell office:value-type="string">
            <text:p>Hoppy</text:p>
          </table:table-cell>
          <table:table-cell office:value-type="string">
            <text:p>Hoppy Claus Holiday Ale</text:p>
          </table:table-cell>
        </table:table-row>
        <table:table-row table:style-name="ro1">
          <table:table-cell office:value-type="string">
            <text:p>Hoppy</text:p>
          </table:table-cell>
          <table:table-cell office:value-type="string">
            <text:p>Hoppy Face Amber Ale</text:p>
          </table:table-cell>
        </table:table-row>
        <table:table-row table:style-name="ro1">
          <table:table-cell office:value-type="string">
            <text:p>Hoppy</text:p>
          </table:table-cell>
          <table:table-cell office:value-type="string">
            <text:p>Liquid Sunshine Blonde Ale</text:p>
          </table:table-cell>
        </table:table-row>
        <table:table-row table:style-name="ro1">
          <table:table-cell office:value-type="string">
            <text:p>Hoppy</text:p>
          </table:table-cell>
          <table:table-cell office:value-type="string">
            <text:p>Stony Face Red Ale</text:p>
          </table:table-cell>
        </table:table-row>
        <table:table-row table:style-name="ro1">
          <table:table-cell office:value-type="string">
            <text:p>Hoppy</text:p>
          </table:table-cell>
          <table:table-cell office:value-type="string">
            <text:p>Total Eclipse Black Ale</text:p>
          </table:table-cell>
        </table:table-row>
        <table:table-row table:style-name="ro1">
          <table:table-cell office:value-type="string">
            <text:p>Hops (Cherry Creek)</text:p>
          </table:table-cell>
          <table:table-cell office:value-type="string">
            <text:p>Alligator Ale</text:p>
          </table:table-cell>
        </table:table-row>
        <table:table-row table:style-name="ro1">
          <table:table-cell office:value-type="string">
            <text:p>Hops (Cherry Creek)</text:p>
          </table:table-cell>
          <table:table-cell office:value-type="string">
            <text:p>Clearwater Light</text:p>
          </table:table-cell>
        </table:table-row>
        <table:table-row table:style-name="ro1">
          <table:table-cell office:value-type="string">
            <text:p>Hops (Cherry Creek)</text:p>
          </table:table-cell>
          <table:table-cell office:value-type="string">
            <text:p>Hoptoberfest</text:p>
          </table:table-cell>
        </table:table-row>
        <table:table-row table:style-name="ro1">
          <table:table-cell office:value-type="string">
            <text:p>Hops (Cherry Creek)</text:p>
          </table:table-cell>
          <table:table-cell office:value-type="string">
            <text:p>Lightning Bold Gold</text:p>
          </table:table-cell>
        </table:table-row>
        <table:table-row table:style-name="ro1">
          <table:table-cell office:value-type="string">
            <text:p>Hops (Cherry Creek)</text:p>
          </table:table-cell>
          <table:table-cell office:value-type="string">
            <text:p>Thoroughbred Red</text:p>
          </table:table-cell>
        </table:table-row>
        <table:table-row table:style-name="ro1">
          <table:table-cell office:value-type="string">
            <text:p>Hops Haven</text:p>
          </table:table-cell>
          <table:table-cell office:value-type="string">
            <text:p>Maslifter Oktoberfest</text:p>
          </table:table-cell>
        </table:table-row>
        <table:table-row table:style-name="ro1">
          <table:table-cell office:value-type="string">
            <text:p>Hops Haven</text:p>
          </table:table-cell>
          <table:table-cell office:value-type="string">
            <text:p>Port Washington Amber Ale</text:p>
          </table:table-cell>
        </table:table-row>
        <table:table-row table:style-name="ro1">
          <table:table-cell office:value-type="string">
            <text:p>Hops Haven</text:p>
          </table:table-cell>
          <table:table-cell office:value-type="string">
            <text:p>Port Washington Old Port Porter</text:p>
          </table:table-cell>
        </table:table-row>
        <table:table-row table:style-name="ro1">
          <table:table-cell office:value-type="string">
            <text:p>Hops Haven</text:p>
          </table:table-cell>
          <table:table-cell office:value-type="string">
            <text:p>Port Washington Pier 96 Lager</text:p>
          </table:table-cell>
        </table:table-row>
        <table:table-row table:style-name="ro1">
          <table:table-cell office:value-type="string">
            <text:p>Hops Haven</text:p>
          </table:table-cell>
          <table:table-cell office:value-type="string">
            <text:p>Pumpkin Ale</text:p>
          </table:table-cell>
        </table:table-row>
        <table:table-row table:style-name="ro1">
          <table:table-cell office:value-type="string">
            <text:p>Hops Haven</text:p>
          </table:table-cell>
          <table:table-cell office:value-type="string">
            <text:p>Triple "H"</text:p>
          </table:table-cell>
        </table:table-row>
        <table:table-row table:style-name="ro1">
          <table:table-cell office:value-type="string">
            <text:p>Hops! (San Diego)</text:p>
          </table:table-cell>
          <table:table-cell office:value-type="string">
            <text:p>Eisbock</text:p>
          </table:table-cell>
        </table:table-row>
        <table:table-row table:style-name="ro1">
          <table:table-cell office:value-type="string">
            <text:p>HopTown</text:p>
          </table:table-cell>
          <table:table-cell office:value-type="string">
            <text:p>Copper Wheat</text:p>
          </table:table-cell>
        </table:table-row>
        <table:table-row table:style-name="ro1">
          <table:table-cell office:value-type="string">
            <text:p>HopTown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HopTown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HopTown</text:p>
          </table:table-cell>
          <table:table-cell office:value-type="string">
            <text:p>Paint the Town Red</text:p>
          </table:table-cell>
        </table:table-row>
        <table:table-row table:style-name="ro1">
          <table:table-cell office:value-type="string">
            <text:p>HopTown</text:p>
          </table:table-cell>
          <table:table-cell office:value-type="string">
            <text:p>Summer Peach</text:p>
          </table:table-cell>
        </table:table-row>
        <table:table-row table:style-name="ro1">
          <table:table-cell office:value-type="string">
            <text:p>Horny Goat</text:p>
          </table:table-cell>
          <table:table-cell office:value-type="string">
            <text:p>Hopped Up 'N Horny</text:p>
          </table:table-cell>
        </table:table-row>
        <table:table-row table:style-name="ro1">
          <table:table-cell office:value-type="string">
            <text:p>Horny Goat</text:p>
          </table:table-cell>
          <table:table-cell office:value-type="string">
            <text:p>Stacked Milk Stout</text:p>
          </table:table-cell>
        </table:table-row>
        <table:table-row table:style-name="ro1">
          <table:table-cell office:value-type="string">
            <text:p>Horse Thief Hollow</text:p>
          </table:table-cell>
          <table:table-cell office:value-type="string">
            <text:p>18th Rebellion</text:p>
          </table:table-cell>
        </table:table-row>
        <table:table-row table:style-name="ro1">
          <table:table-cell office:value-type="string">
            <text:p>Horse Thief Hollow</text:p>
          </table:table-cell>
          <table:table-cell office:value-type="string">
            <text:p>773 Stout</text:p>
          </table:table-cell>
        </table:table-row>
        <table:table-row table:style-name="ro1">
          <table:table-cell office:value-type="string">
            <text:p>Horse Thief Hollow</text:p>
          </table:table-cell>
          <table:table-cell office:value-type="string">
            <text:p>Hefewestern</text:p>
          </table:table-cell>
        </table:table-row>
        <table:table-row table:style-name="ro1">
          <table:table-cell office:value-type="string">
            <text:p>Horse Thief Hollow</text:p>
          </table:table-cell>
          <table:table-cell office:value-type="string">
            <text:p>Hilltop Weizenbock</text:p>
          </table:table-cell>
        </table:table-row>
        <table:table-row table:style-name="ro1">
          <table:table-cell office:value-type="string">
            <text:p>Horse Thief Hollow</text:p>
          </table:table-cell>
          <table:table-cell office:value-type="string">
            <text:p>Kitchen Sink</text:p>
          </table:table-cell>
        </table:table-row>
        <table:table-row table:style-name="ro1">
          <table:table-cell office:value-type="string">
            <text:p>Horse Thief Hollow</text:p>
          </table:table-cell>
          <table:table-cell office:value-type="string">
            <text:p>Roscoe Red</text:p>
          </table:table-cell>
        </table:table-row>
        <table:table-row table:style-name="ro1">
          <table:table-cell office:value-type="string">
            <text:p>Horse Thief Hollow</text:p>
          </table:table-cell>
          <table:table-cell office:value-type="string">
            <text:p>Speakerswagon Pilsner</text:p>
          </table:table-cell>
        </table:table-row>
        <table:table-row table:style-name="ro1">
          <table:table-cell office:value-type="string">
            <text:p>Höss</text:p>
          </table:table-cell>
          <table:table-cell office:value-type="string">
            <text:p>Bavarian-Weissbier Hefeweisse / Weisser Hirsch</text:p>
          </table:table-cell>
        </table:table-row>
        <table:table-row table:style-name="ro1">
          <table:table-cell office:value-type="string">
            <text:p>Höss</text:p>
          </table:table-cell>
          <table:table-cell office:value-type="string">
            <text:p>Doppel-Hirsch Bavarian-Doppelbock</text:p>
          </table:table-cell>
        </table:table-row>
        <table:table-row table:style-name="ro1">
          <table:table-cell office:value-type="string">
            <text:p>Höss</text:p>
          </table:table-cell>
          <table:table-cell office:value-type="string">
            <text:p>Neuschwansteiner Bavarian Lager</text:p>
          </table:table-cell>
        </table:table-row>
        <table:table-row table:style-name="ro1">
          <table:table-cell office:value-type="string">
            <text:p>House of Brews</text:p>
          </table:table-cell>
          <table:table-cell office:value-type="string">
            <text:p>Toppled Stones Bourbon Barrel Scotch</text:p>
          </table:table-cell>
        </table:table-row>
        <table:table-row table:style-name="ro1">
          <table:table-cell office:value-type="string">
            <text:p>House of Brews</text:p>
          </table:table-cell>
          <table:table-cell office:value-type="string">
            <text:p>Warehouse Strong Ale</text:p>
          </table:table-cell>
        </table:table-row>
        <table:table-row table:style-name="ro1">
          <table:table-cell office:value-type="string">
            <text:p>Hradec Králové</text:p>
          </table:table-cell>
          <table:table-cell office:value-type="string">
            <text:p>Black Lion Lev Czech Premium Dark Beer</text:p>
          </table:table-cell>
        </table:table-row>
        <table:table-row table:style-name="ro1">
          <table:table-cell office:value-type="string">
            <text:p>Hradec Králové</text:p>
          </table:table-cell>
          <table:table-cell office:value-type="string">
            <text:p>Lion Lev Export Lager</text:p>
          </table:table-cell>
        </table:table-row>
        <table:table-row table:style-name="ro1">
          <table:table-cell office:value-type="string">
            <text:p>Hradec Králové</text:p>
          </table:table-cell>
          <table:table-cell office:value-type="string">
            <text:p>Lion Lev Export Lager Beer Double Bock</text:p>
          </table:table-cell>
        </table:table-row>
        <table:table-row table:style-name="ro1">
          <table:table-cell office:value-type="string">
            <text:p>Hub City (Stanley)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Hub City (Stanley)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Hub City (Stanley)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Hub City (Stanley)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Hub City (Stanley)</text:p>
          </table:table-cell>
          <table:table-cell office:value-type="string">
            <text:p>Olde Browne Porter</text:p>
          </table:table-cell>
        </table:table-row>
        <table:table-row table:style-name="ro1">
          <table:table-cell office:value-type="string">
            <text:p>Hub City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Hubcap (Dallas)</text:p>
          </table:table-cell>
          <table:table-cell office:value-type="string">
            <text:p>Downtown Brown</text:p>
          </table:table-cell>
        </table:table-row>
        <table:table-row table:style-name="ro1">
          <table:table-cell office:value-type="string">
            <text:p>Hubcap (Dallas)</text:p>
          </table:table-cell>
          <table:table-cell office:value-type="string">
            <text:p>Dunkelweizen</text:p>
          </table:table-cell>
        </table:table-row>
        <table:table-row table:style-name="ro1">
          <table:table-cell office:value-type="string">
            <text:p>Hubcap (Dallas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Hubcap (Dallas)</text:p>
          </table:table-cell>
          <table:table-cell office:value-type="string">
            <text:p>Pegasus Pilsner</text:p>
          </table:table-cell>
        </table:table-row>
        <table:table-row table:style-name="ro1">
          <table:table-cell office:value-type="string">
            <text:p>Hubcap (Dallas)</text:p>
          </table:table-cell>
          <table:table-cell office:value-type="string">
            <text:p>Rainbow Trout Stout</text:p>
          </table:table-cell>
        </table:table-row>
        <table:table-row table:style-name="ro1">
          <table:table-cell office:value-type="string">
            <text:p>Hubcap (Dallas)</text:p>
          </table:table-cell>
          <table:table-cell office:value-type="string">
            <text:p>Ranger Red</text:p>
          </table:table-cell>
        </table:table-row>
        <table:table-row table:style-name="ro1">
          <table:table-cell office:value-type="string">
            <text:p>Hubcap (Dallas)</text:p>
          </table:table-cell>
          <table:table-cell office:value-type="string">
            <text:p>Vail Pale Ale</text:p>
          </table:table-cell>
        </table:table-row>
        <table:table-row table:style-name="ro1">
          <table:table-cell office:value-type="string">
            <text:p>Hubcap (Vail)</text:p>
          </table:table-cell>
          <table:table-cell office:value-type="string">
            <text:p>Beaver Tail Brown Ale</text:p>
          </table:table-cell>
        </table:table-row>
        <table:table-row table:style-name="ro1">
          <table:table-cell office:value-type="string">
            <text:p>Hubcap (Vail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Hubcap (Vail)</text:p>
          </table:table-cell>
          <table:table-cell office:value-type="string">
            <text:p>Rainbow Trout Stout</text:p>
          </table:table-cell>
        </table:table-row>
        <table:table-row table:style-name="ro1">
          <table:table-cell office:value-type="string">
            <text:p>Hübner</text:p>
          </table:table-cell>
          <table:table-cell office:value-type="string">
            <text:p>Landbier</text:p>
          </table:table-cell>
        </table:table-row>
        <table:table-row table:style-name="ro1">
          <table:table-cell office:value-type="string">
            <text:p>Hudepohl-Schoenling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Hudepohl-Schoenling</text:p>
          </table:table-cell>
          <table:table-cell office:value-type="string">
            <text:p>Little Kings Cream Ale</text:p>
          </table:table-cell>
        </table:table-row>
        <table:table-row table:style-name="ro1">
          <table:table-cell office:value-type="string">
            <text:p>Huế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Gold Nectar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Gold Rush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Hemp Ale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Honey and Ginger Ale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Red Nectar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Redwood Amber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Storm Cellar Porter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Humboldt</text:p>
          </table:table-cell>
          <table:table-cell office:value-type="string">
            <text:p>Summer Nectar Wheat Ale</text:p>
          </table:table-cell>
        </table:table-row>
        <table:table-row table:style-name="ro1">
          <table:table-cell office:value-type="string">
            <text:p>Humes</text:p>
          </table:table-cell>
          <table:table-cell office:value-type="string">
            <text:p>Cave Dale Ale</text:p>
          </table:table-cell>
        </table:table-row>
        <table:table-row table:style-name="ro1">
          <table:table-cell office:value-type="string">
            <text:p>Hume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Humpback</text:p>
          </table:table-cell>
          <table:table-cell office:value-type="string">
            <text:p>Humpback Ale</text:p>
          </table:table-cell>
        </table:table-row>
        <table:table-row table:style-name="ro1">
          <table:table-cell office:value-type="string">
            <text:p>Humpback</text:p>
          </table:table-cell>
          <table:table-cell office:value-type="string">
            <text:p>Premium Ale</text:p>
          </table:table-cell>
        </table:table-row>
        <table:table-row table:style-name="ro1">
          <table:table-cell office:value-type="string">
            <text:p>Huntington Beach</text:p>
          </table:table-cell>
          <table:table-cell office:value-type="string">
            <text:p>Black Gold Porter</text:p>
          </table:table-cell>
        </table:table-row>
        <table:table-row table:style-name="ro1">
          <table:table-cell office:value-type="string">
            <text:p>Huntington Beach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Huntington Beach</text:p>
          </table:table-cell>
          <table:table-cell office:value-type="string">
            <text:p>Bolsa Chica Reserve Bitter</text:p>
          </table:table-cell>
        </table:table-row>
        <table:table-row table:style-name="ro1">
          <table:table-cell office:value-type="string">
            <text:p>Huntington Beach</text:p>
          </table:table-cell>
          <table:table-cell office:value-type="string">
            <text:p>Brickshot Red</text:p>
          </table:table-cell>
        </table:table-row>
        <table:table-row table:style-name="ro1">
          <table:table-cell office:value-type="string">
            <text:p>Huntington Beach</text:p>
          </table:table-cell>
          <table:table-cell office:value-type="string">
            <text:p>Droozenberry "Farewell" Ale</text:p>
          </table:table-cell>
        </table:table-row>
        <table:table-row table:style-name="ro1">
          <table:table-cell office:value-type="string">
            <text:p>Huntington Beach</text:p>
          </table:table-cell>
          <table:table-cell office:value-type="string">
            <text:p>Hefe-Weizen</text:p>
          </table:table-cell>
        </table:table-row>
        <table:table-row table:style-name="ro1">
          <table:table-cell office:value-type="string">
            <text:p>Hurbanovo</text:p>
          </table:table-cell>
          <table:table-cell office:value-type="string">
            <text:p>Zlatý Bažant / Golden Pheasant</text:p>
          </table:table-cell>
        </table:table-row>
        <table:table-row table:style-name="ro1">
          <table:table-cell office:value-type="string">
            <text:p>Hürlimann</text:p>
          </table:table-cell>
          <table:table-cell office:value-type="string">
            <text:p>Hammer</text:p>
          </table:table-cell>
        </table:table-row>
        <table:table-row table:style-name="ro1">
          <table:table-cell office:value-type="string">
            <text:p>Hürlimann</text:p>
          </table:table-cell>
          <table:table-cell office:value-type="string">
            <text:p>Hexen Bräu</text:p>
          </table:table-cell>
        </table:table-row>
        <table:table-row table:style-name="ro1">
          <table:table-cell office:value-type="string">
            <text:p>Hürlimann</text:p>
          </table:table-cell>
          <table:table-cell office:value-type="string">
            <text:p>Samichlaus Brown 1995</text:p>
          </table:table-cell>
        </table:table-row>
        <table:table-row table:style-name="ro1">
          <table:table-cell office:value-type="string">
            <text:p>Hütt</text:p>
          </table:table-cell>
          <table:table-cell office:value-type="string">
            <text:p>Luxus Pils</text:p>
          </table:table-cell>
        </table:table-row>
        <table:table-row table:style-name="ro1">
          <table:table-cell office:value-type="string">
            <text:p>Huvila</text:p>
          </table:table-cell>
          <table:table-cell office:value-type="string">
            <text:p>Arctic Circle Ale</text:p>
          </table:table-cell>
        </table:table-row>
        <table:table-row table:style-name="ro1">
          <table:table-cell office:value-type="string">
            <text:p>Huvila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Huvila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Huyghe</text:p>
          </table:table-cell>
          <table:table-cell office:value-type="string">
            <text:p>Delirium Nocturnum</text:p>
          </table:table-cell>
        </table:table-row>
        <table:table-row table:style-name="ro1">
          <table:table-cell office:value-type="string">
            <text:p>Huyghe</text:p>
          </table:table-cell>
          <table:table-cell office:value-type="string">
            <text:p>Delirium Noël</text:p>
          </table:table-cell>
        </table:table-row>
        <table:table-row table:style-name="ro1">
          <table:table-cell office:value-type="string">
            <text:p>Huyghe</text:p>
          </table:table-cell>
          <table:table-cell office:value-type="string">
            <text:p>Delirium Tremens</text:p>
          </table:table-cell>
        </table:table-row>
        <table:table-row table:style-name="ro1">
          <table:table-cell office:value-type="string">
            <text:p>Huyghe</text:p>
          </table:table-cell>
          <table:table-cell office:value-type="string">
            <text:p>Duinen Dubbel</text:p>
          </table:table-cell>
        </table:table-row>
        <table:table-row table:style-name="ro1">
          <table:table-cell office:value-type="string">
            <text:p>Huyghe</text:p>
          </table:table-cell>
          <table:table-cell office:value-type="string">
            <text:p>Duinen Tripel</text:p>
          </table:table-cell>
        </table:table-row>
        <table:table-row table:style-name="ro1">
          <table:table-cell office:value-type="string">
            <text:p>Huyghe</text:p>
          </table:table-cell>
          <table:table-cell office:value-type="string">
            <text:p>Floris Framboise</text:p>
          </table:table-cell>
        </table:table-row>
        <table:table-row table:style-name="ro1">
          <table:table-cell office:value-type="string">
            <text:p>Huyghe</text:p>
          </table:table-cell>
          <table:table-cell office:value-type="string">
            <text:p>Floris Pommes / Floris Apple</text:p>
          </table:table-cell>
        </table:table-row>
        <table:table-row table:style-name="ro1">
          <table:table-cell office:value-type="string">
            <text:p>Huyghe</text:p>
          </table:table-cell>
          <table:table-cell office:value-type="string">
            <text:p>La Guillotine</text:p>
          </table:table-cell>
        </table:table-row>
        <table:table-row table:style-name="ro1">
          <table:table-cell office:value-type="string">
            <text:p>Hydro Street</text:p>
          </table:table-cell>
          <table:table-cell office:value-type="string">
            <text:p>Columbus Cream Ale</text:p>
          </table:table-cell>
        </table:table-row>
        <table:table-row table:style-name="ro1">
          <table:table-cell office:value-type="string">
            <text:p>Hydro Street</text:p>
          </table:table-cell>
          <table:table-cell office:value-type="string">
            <text:p>Crawfish River Brown IPA</text:p>
          </table:table-cell>
        </table:table-row>
        <table:table-row table:style-name="ro1">
          <table:table-cell office:value-type="string">
            <text:p>Hydro Street</text:p>
          </table:table-cell>
          <table:table-cell office:value-type="string">
            <text:p>Gruit with Yarrow</text:p>
          </table:table-cell>
        </table:table-row>
        <table:table-row table:style-name="ro1">
          <table:table-cell office:value-type="string">
            <text:p>Hydro Street</text:p>
          </table:table-cell>
          <table:table-cell office:value-type="string">
            <text:p>R&amp;D Dry Porter</text:p>
          </table:table-cell>
        </table:table-row>
        <table:table-row table:style-name="ro1">
          <table:table-cell office:value-type="string">
            <text:p>Hydro Street</text:p>
          </table:table-cell>
          <table:table-cell office:value-type="string">
            <text:p>Schwartz Be With You</text:p>
          </table:table-cell>
        </table:table-row>
        <table:table-row table:style-name="ro1">
          <table:table-cell office:value-type="string">
            <text:p>Hydro Street</text:p>
          </table:table-cell>
          <table:table-cell office:value-type="string">
            <text:p>Seven Sisters Scotch Ale</text:p>
          </table:table-cell>
        </table:table-row>
        <table:table-row table:style-name="ro1">
          <table:table-cell office:value-type="string">
            <text:p>Hydro Street</text:p>
          </table:table-cell>
          <table:table-cell office:value-type="string">
            <text:p>The Distinguished Citizen</text:p>
          </table:table-cell>
        </table:table-row>
        <table:table-row table:style-name="ro1">
          <table:table-cell office:value-type="string">
            <text:p>Hydro Street</text:p>
          </table:table-cell>
          <table:table-cell office:value-type="string">
            <text:p>Throwback Pale Ale</text:p>
          </table:table-cell>
        </table:table-row>
        <table:table-row table:style-name="ro1">
          <table:table-cell office:value-type="string">
            <text:p>Hydro Street</text:p>
          </table:table-cell>
          <table:table-cell office:value-type="string">
            <text:p>Vanilla Twist-Shout Stout</text:p>
          </table:table-cell>
        </table:table-row>
        <table:table-row table:style-name="ro1">
          <table:table-cell office:value-type="string">
            <text:p>Idaho</text:p>
          </table:table-cell>
          <table:table-cell office:value-type="string">
            <text:p>Dr. Hops Amber Ale</text:p>
          </table:table-cell>
        </table:table-row>
        <table:table-row table:style-name="ro1">
          <table:table-cell office:value-type="string">
            <text:p>Idaho</text:p>
          </table:table-cell>
          <table:table-cell office:value-type="string">
            <text:p>Dr. Hops Pale Ale</text:p>
          </table:table-cell>
        </table:table-row>
        <table:table-row table:style-name="ro1">
          <table:table-cell office:value-type="string">
            <text:p>Idaho</text:p>
          </table:table-cell>
          <table:table-cell office:value-type="string">
            <text:p>Maggie's Dog Slobber Brown Ale</text:p>
          </table:table-cell>
        </table:table-row>
        <table:table-row table:style-name="ro1">
          <table:table-cell office:value-type="string">
            <text:p>Il Vicino (Nob Hill)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Il Vicino (Salida)</text:p>
          </table:table-cell>
          <table:table-cell office:value-type="string">
            <text:p>Loyal Duke Scotch Ale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string">
            <text:p>Amber Plus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string">
            <text:p>Newmarket Pale Ale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string">
            <text:p>Porter From Hell</text:p>
          </table:table-cell>
        </table:table-row>
        <table:table-row table:style-name="ro1">
          <table:table-cell office:value-type="string">
            <text:p>Inch's</text:p>
          </table:table-cell>
          <table:table-cell office:value-type="string">
            <text:p>Stonehouse Dry Cider</text:p>
          </table:table-cell>
        </table:table-row>
        <table:table-row table:style-name="ro1">
          <table:table-cell office:value-type="string">
            <text:p>Independence (Fort Lauderdale)</text:p>
          </table:table-cell>
          <table:table-cell office:value-type="string">
            <text:p>Union Stout</text:p>
          </table:table-cell>
        </table:table-row>
        <table:table-row table:style-name="ro1">
          <table:table-cell office:value-type="string">
            <text:p>Independence (Philadelphia)</text:p>
          </table:table-cell>
          <table:table-cell office:value-type="string">
            <text:p>Franklinfest</text:p>
          </table:table-cell>
        </table:table-row>
        <table:table-row table:style-name="ro1">
          <table:table-cell office:value-type="string">
            <text:p>Independence</text:p>
          </table:table-cell>
          <table:table-cell office:value-type="string">
            <text:p>Belgian Singel</text:p>
          </table:table-cell>
        </table:table-row>
        <table:table-row table:style-name="ro1">
          <table:table-cell office:value-type="string">
            <text:p>Independence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Independence</text:p>
          </table:table-cell>
          <table:table-cell office:value-type="string">
            <text:p>Kolsch</text:p>
          </table:table-cell>
        </table:table-row>
        <table:table-row table:style-name="ro1">
          <table:table-cell office:value-type="string">
            <text:p>Independence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Independence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Indian Wells</text:p>
          </table:table-cell>
          <table:table-cell office:value-type="string">
            <text:p>Desert Pale Ale</text:p>
          </table:table-cell>
        </table:table-row>
        <table:table-row table:style-name="ro1">
          <table:table-cell office:value-type="string">
            <text:p>Indian Wells</text:p>
          </table:table-cell>
          <table:table-cell office:value-type="string">
            <text:p>Eastern Sierra Lager</text:p>
          </table:table-cell>
        </table:table-row>
        <table:table-row table:style-name="ro1">
          <table:table-cell office:value-type="string">
            <text:p>Indian Wells</text:p>
          </table:table-cell>
          <table:table-cell office:value-type="string">
            <text:p>Mojave Gold</text:p>
          </table:table-cell>
        </table:table-row>
        <table:table-row table:style-name="ro1">
          <table:table-cell office:value-type="string">
            <text:p>Indian Wells</text:p>
          </table:table-cell>
          <table:table-cell office:value-type="string">
            <text:p>Mojave Red</text:p>
          </table:table-cell>
        </table:table-row>
        <table:table-row table:style-name="ro1">
          <table:table-cell office:value-type="string">
            <text:p>Indianapolis</text:p>
          </table:table-cell>
          <table:table-cell office:value-type="string">
            <text:p>Düsseldorfer Amber Ale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Anything Goes Blonde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Anything Goes Blonde with Vanilla Bean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Bedford Park Black IPA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Butcher Block Brown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Joel Porter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Maiden Voyage Stout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Olson's Amber Ale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Pale Rider White IPA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Puddle Jumper Stout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Pulleyman Pale Ale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Radial IPA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Russian Imperial Stout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Second Base IPA</text:p>
          </table:table-cell>
        </table:table-row>
        <table:table-row table:style-name="ro1">
          <table:table-cell office:value-type="string">
            <text:p>Infusion</text:p>
          </table:table-cell>
          <table:table-cell office:value-type="string">
            <text:p>Unclearly Wheat</text:p>
          </table:table-cell>
        </table:table-row>
        <table:table-row table:style-name="ro1">
          <table:table-cell office:value-type="string">
            <text:p>Innis &amp; Gunn</text:p>
          </table:table-cell>
          <table:table-cell office:value-type="string">
            <text:p>Original Oak Aged Beer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Bock Weisse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d'Inn'Staade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Doppel Bock Extra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Extra Schwarze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Neues Helles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Original Edelsud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Original-Hell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Passauer Weiße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Innstadt</text:p>
          </table:table-cell>
          <table:table-cell office:value-type="string">
            <text:p>Stadl-Bier</text:p>
          </table:table-cell>
        </table:table-row>
        <table:table-row table:style-name="ro1">
          <table:table-cell office:value-type="string">
            <text:p>Ipswich</text:p>
          </table:table-cell>
          <table:table-cell office:value-type="string">
            <text:p>1084 Barleywine</text:p>
          </table:table-cell>
        </table:table-row>
        <table:table-row table:style-name="ro1">
          <table:table-cell office:value-type="string">
            <text:p>Ipswich</text:p>
          </table:table-cell>
          <table:table-cell office:value-type="string">
            <text:p>Brash Item 9</text:p>
          </table:table-cell>
        </table:table-row>
        <table:table-row table:style-name="ro1">
          <table:table-cell office:value-type="string">
            <text:p>Ipswich</text:p>
          </table:table-cell>
          <table:table-cell office:value-type="string">
            <text:p>Clown Shoes Hoppy Feet 1.5</text:p>
          </table:table-cell>
        </table:table-row>
        <table:table-row table:style-name="ro1">
          <table:table-cell office:value-type="string">
            <text:p>Irish Times</text:p>
          </table:table-cell>
          <table:table-cell office:value-type="string">
            <text:p>Finn McCool Red</text:p>
          </table:table-cell>
        </table:table-row>
        <table:table-row table:style-name="ro1">
          <table:table-cell office:value-type="string">
            <text:p>Irish</text:p>
          </table:table-cell>
          <table:table-cell office:value-type="string">
            <text:p>Behan's Brew No. 1</text:p>
          </table:table-cell>
        </table:table-row>
        <table:table-row table:style-name="ro1">
          <table:table-cell office:value-type="string">
            <text:p>Iron City</text:p>
          </table:table-cell>
          <table:table-cell office:value-type="string">
            <text:p>Augustiner Premium Amber Lager</text:p>
          </table:table-cell>
        </table:table-row>
        <table:table-row table:style-name="ro1">
          <table:table-cell office:value-type="string">
            <text:p>Iron Hill (Newark)</text:p>
          </table:table-cell>
          <table:table-cell office:value-type="string">
            <text:p>Pig Iron Porter</text:p>
          </table:table-cell>
        </table:table-row>
        <table:table-row table:style-name="ro1">
          <table:table-cell office:value-type="string">
            <text:p>Iron Hill (Wilmington)</text:p>
          </table:table-cell>
          <table:table-cell office:value-type="string">
            <text:p>Anvil Ale</text:p>
          </table:table-cell>
        </table:table-row>
        <table:table-row table:style-name="ro1">
          <table:table-cell office:value-type="string">
            <text:p>Iron Hill (Wilmington)</text:p>
          </table:table-cell>
          <table:table-cell office:value-type="string">
            <text:p>Belgian Tripel</text:p>
          </table:table-cell>
        </table:table-row>
        <table:table-row table:style-name="ro1">
          <table:table-cell office:value-type="string">
            <text:p>Iron Hill (Wilmington)</text:p>
          </table:table-cell>
          <table:table-cell office:value-type="string">
            <text:p>Irish Red Ale</text:p>
          </table:table-cell>
        </table:table-row>
        <table:table-row table:style-name="ro1">
          <table:table-cell office:value-type="string">
            <text:p>Iron Hill (Wilmington)</text:p>
          </table:table-cell>
          <table:table-cell office:value-type="string">
            <text:p>Ironbound Ale</text:p>
          </table:table-cell>
        </table:table-row>
        <table:table-row table:style-name="ro1">
          <table:table-cell office:value-type="string">
            <text:p>Iron Hill (Wilmington)</text:p>
          </table:table-cell>
          <table:table-cell office:value-type="string">
            <text:p>Light Lager</text:p>
          </table:table-cell>
        </table:table-row>
        <table:table-row table:style-name="ro1">
          <table:table-cell office:value-type="string">
            <text:p>Iron Hill (Wilmington)</text:p>
          </table:table-cell>
          <table:table-cell office:value-type="string">
            <text:p>Lodestone Lager</text:p>
          </table:table-cell>
        </table:table-row>
        <table:table-row table:style-name="ro1">
          <table:table-cell office:value-type="string">
            <text:p>Iron Hill (Wilmington)</text:p>
          </table:table-cell>
          <table:table-cell office:value-type="string">
            <text:p>Pig Iron Porter</text:p>
          </table:table-cell>
        </table:table-row>
        <table:table-row table:style-name="ro1">
          <table:table-cell office:value-type="string">
            <text:p>Iron Hill (Wilmington)</text:p>
          </table:table-cell>
          <table:table-cell office:value-type="string">
            <text:p>Russian Imperial Stout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Anne Marie's Amber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Casey Jones Imperial IPA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Chazz Cat Rye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Epiphany Ale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Fairfax Coffee Porter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Honey Bunny Blonde Ale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JC Flyer IPA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Kent Lake Kolsch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MacLean's Scotch Ale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Shining Star Pale Ale</text:p>
          </table:table-cell>
        </table:table-row>
        <table:table-row table:style-name="ro1">
          <table:table-cell office:value-type="string">
            <text:p>Iron Springs</text:p>
          </table:table-cell>
          <table:table-cell office:value-type="string">
            <text:p>Sless' Stimulating Stout</text:p>
          </table:table-cell>
        </table:table-row>
        <table:table-row table:style-name="ro1">
          <table:table-cell office:value-type="string">
            <text:p>Irons</text:p>
          </table:table-cell>
          <table:table-cell office:value-type="string">
            <text:p>Iron Heart Stout</text:p>
          </table:table-cell>
        </table:table-row>
        <table:table-row table:style-name="ro1">
          <table:table-cell office:value-type="string">
            <text:p>Isarbräu</text:p>
          </table:table-cell>
          <table:table-cell office:value-type="string">
            <text:p>Stationsweizen</text:p>
          </table:table-cell>
        </table:table-row>
        <table:table-row table:style-name="ro2">
          <table:table-cell office:value-type="string">
            <text:p>Ise Kadoya</text:p>
          </table:table-cell>
          <table:table-cell office:value-type="string">
            <text:p>Brown Ale / ブラウンエール</text:p>
          </table:table-cell>
        </table:table-row>
        <table:table-row table:style-name="ro2">
          <table:table-cell office:value-type="string">
            <text:p>Ise Kadoya</text:p>
          </table:table-cell>
          <table:table-cell office:value-type="string">
            <text:p>Genmai Ale / 玄米エール</text:p>
          </table:table-cell>
        </table:table-row>
        <table:table-row table:style-name="ro1">
          <table:table-cell office:value-type="string">
            <text:p>Ise Kadoya</text:p>
          </table:table-cell>
          <table:table-cell office:value-type="string">
            <text:p>India Pale Ale</text:p>
          </table:table-cell>
        </table:table-row>
        <table:table-row table:style-name="ro2">
          <table:table-cell office:value-type="string">
            <text:p>Ise Kadoya</text:p>
          </table:table-cell>
          <table:table-cell office:value-type="string">
            <text:p>Pale Ale / ペールエール</text:p>
          </table:table-cell>
        </table:table-row>
        <table:table-row table:style-name="ro2">
          <table:table-cell office:value-type="string">
            <text:p>Ise Kadoya</text:p>
          </table:table-cell>
          <table:table-cell office:value-type="string">
            <text:p>Stout / スタウト</text:p>
          </table:table-cell>
        </table:table-row>
        <table:table-row table:style-name="ro2">
          <table:table-cell office:value-type="string">
            <text:p>Ise Kadoya</text:p>
          </table:table-cell>
          <table:table-cell office:value-type="string">
            <text:p>Triple Hop Ale / トリプルホシプ ペールエール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Jubilee Ale</text:p>
          </table:table-cell>
        </table:table-row>
        <table:table-row table:style-name="ro1">
          <table:table-cell office:value-type="string">
            <text:p>Isle of Arran</text:p>
          </table:table-cell>
          <table:table-cell office:value-type="string">
            <text:p>Dark Premium Beer</text:p>
          </table:table-cell>
        </table:table-row>
        <table:table-row table:style-name="ro1">
          <table:table-cell office:value-type="string">
            <text:p>Isle of Skye</text:p>
          </table:table-cell>
          <table:table-cell office:value-type="string">
            <text:p>Wee Beast</text:p>
          </table:table-cell>
        </table:table-row>
        <table:table-row table:style-name="ro1">
          <table:table-cell office:value-type="string">
            <text:p>Issaquah</text:p>
          </table:table-cell>
          <table:table-cell office:value-type="string">
            <text:p>Bourbon Barrel Stout</text:p>
          </table:table-cell>
        </table:table-row>
        <table:table-row table:style-name="ro1">
          <table:table-cell office:value-type="string">
            <text:p>Issaquah</text:p>
          </table:table-cell>
          <table:table-cell office:value-type="string">
            <text:p>Farm Frog</text:p>
          </table:table-cell>
        </table:table-row>
        <table:table-row table:style-name="ro1">
          <table:table-cell office:value-type="string">
            <text:p>Issaquah</text:p>
          </table:table-cell>
          <table:table-cell office:value-type="string">
            <text:p>Frosty Frog</text:p>
          </table:table-cell>
        </table:table-row>
        <table:table-row table:style-name="ro1">
          <table:table-cell office:value-type="string">
            <text:p>Issaquah</text:p>
          </table:table-cell>
          <table:table-cell office:value-type="string">
            <text:p>Oak Stout</text:p>
          </table:table-cell>
        </table:table-row>
        <table:table-row table:style-name="ro1">
          <table:table-cell office:value-type="string">
            <text:p>Issaquah</text:p>
          </table:table-cell>
          <table:table-cell office:value-type="string">
            <text:p>Two Frog Dubbel</text:p>
          </table:table-cell>
        </table:table-row>
        <table:table-row table:style-name="ro1">
          <table:table-cell office:value-type="string">
            <text:p>Italiano</text:p>
          </table:table-cell>
          <table:table-cell office:value-type="string">
            <text:p>Cassissona</text:p>
          </table:table-cell>
        </table:table-row>
        <table:table-row table:style-name="ro1">
          <table:table-cell office:value-type="string">
            <text:p>Ithaca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Jack Daniel's</text:p>
          </table:table-cell>
          <table:table-cell office:value-type="string">
            <text:p>1866 Classic Amber Lager</text:p>
          </table:table-cell>
        </table:table-row>
        <table:table-row table:style-name="ro1">
          <table:table-cell office:value-type="string">
            <text:p>Jack Russell</text:p>
          </table:table-cell>
          <table:table-cell office:value-type="string">
            <text:p>Best Bitter Ale</text:p>
          </table:table-cell>
        </table:table-row>
        <table:table-row table:style-name="ro1">
          <table:table-cell office:value-type="string">
            <text:p>Jack Russell</text:p>
          </table:table-cell>
          <table:table-cell office:value-type="string">
            <text:p>Farm House Ale</text:p>
          </table:table-cell>
        </table:table-row>
        <table:table-row table:style-name="ro1">
          <table:table-cell office:value-type="string">
            <text:p>Jack Russell</text:p>
          </table:table-cell>
          <table:table-cell office:value-type="string">
            <text:p>Jack's London Porter</text:p>
          </table:table-cell>
        </table:table-row>
        <table:table-row table:style-name="ro1">
          <table:table-cell office:value-type="string">
            <text:p>Jack's</text:p>
          </table:table-cell>
          <table:table-cell office:value-type="string">
            <text:p>Boys of Summer Wheat</text:p>
          </table:table-cell>
        </table:table-row>
        <table:table-row table:style-name="ro1">
          <table:table-cell office:value-type="string">
            <text:p>Jack's</text:p>
          </table:table-cell>
          <table:table-cell office:value-type="string">
            <text:p>Grid Iron Amber Ale</text:p>
          </table:table-cell>
        </table:table-row>
        <table:table-row table:style-name="ro1">
          <table:table-cell office:value-type="string">
            <text:p>Jack's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Jack's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Jack's</text:p>
          </table:table-cell>
          <table:table-cell office:value-type="string">
            <text:p>Penalty Shot Porter</text:p>
          </table:table-cell>
        </table:table-row>
        <table:table-row table:style-name="ro1">
          <table:table-cell office:value-type="string">
            <text:p>Jack's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Jagged Mountain</text:p>
          </table:table-cell>
          <table:table-cell office:value-type="string">
            <text:p>Zero Gravity Session Saison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string">
            <text:p>British Mild Ale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string">
            <text:p>Gold Ale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string">
            <text:p>Jalapeño Wheat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string">
            <text:p>Raspberry Wheat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James Page</text:p>
          </table:table-cell>
          <table:table-cell office:value-type="string">
            <text:p>Burly Brown Ale</text:p>
          </table:table-cell>
        </table:table-row>
        <table:table-row table:style-name="ro1">
          <table:table-cell office:value-type="string">
            <text:p>James Page</text:p>
          </table:table-cell>
          <table:table-cell office:value-type="string">
            <text:p>Iron Range Amber Lager</text:p>
          </table:table-cell>
        </table:table-row>
        <table:table-row table:style-name="ro1">
          <table:table-cell office:value-type="string">
            <text:p>James Page</text:p>
          </table:table-cell>
          <table:table-cell office:value-type="string">
            <text:p>Voyageur Extra Pale Ale</text:p>
          </table:table-cell>
        </table:table-row>
        <table:table-row table:style-name="ro1">
          <table:table-cell office:value-type="string">
            <text:p>James Squire</text:p>
          </table:table-cell>
          <table:table-cell office:value-type="string">
            <text:p>James Squire Australian Best Ale Limited Release</text:p>
          </table:table-cell>
        </table:table-row>
        <table:table-row table:style-name="ro1">
          <table:table-cell office:value-type="string">
            <text:p>James Squire</text:p>
          </table:table-cell>
          <table:table-cell office:value-type="string">
            <text:p>James Squire India Pale Ale</text:p>
          </table:table-cell>
        </table:table-row>
        <table:table-row table:style-name="ro1">
          <table:table-cell office:value-type="string">
            <text:p>James Squire</text:p>
          </table:table-cell>
          <table:table-cell office:value-type="string">
            <text:p>James Squire Porter</text:p>
          </table:table-cell>
        </table:table-row>
        <table:table-row table:style-name="ro1">
          <table:table-cell office:value-type="string">
            <text:p>Jamestown</text:p>
          </table:table-cell>
          <table:table-cell office:value-type="string">
            <text:p>Special Ale</text:p>
          </table:table-cell>
        </table:table-row>
        <table:table-row table:style-name="ro1">
          <table:table-cell office:value-type="string">
            <text:p>Jandrain-Jandrenouille</text:p>
          </table:table-cell>
          <table:table-cell office:value-type="string">
            <text:p>IV Saison</text:p>
          </table:table-cell>
        </table:table-row>
        <table:table-row table:style-name="ro1">
          <table:table-cell office:value-type="string">
            <text:p>Jarre Creek Ranch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Jasper Ridge</text:p>
          </table:table-cell>
          <table:table-cell office:value-type="string">
            <text:p>Irish Gallagher's Stout</text:p>
          </table:table-cell>
        </table:table-row>
        <table:table-row table:style-name="ro1">
          <table:table-cell office:value-type="string">
            <text:p>Jasper Ridge</text:p>
          </table:table-cell>
          <table:table-cell office:value-type="string">
            <text:p>Iron Red Ale</text:p>
          </table:table-cell>
        </table:table-row>
        <table:table-row table:style-name="ro1">
          <table:table-cell office:value-type="string">
            <text:p>Jasper Ridge</text:p>
          </table:table-cell>
          <table:table-cell office:value-type="string">
            <text:p>Jasper Brown Ale</text:p>
          </table:table-cell>
        </table:table-row>
        <table:table-row table:style-name="ro1">
          <table:table-cell office:value-type="string">
            <text:p>Jasper Ridge</text:p>
          </table:table-cell>
          <table:table-cell office:value-type="string">
            <text:p>Jasper Lyte</text:p>
          </table:table-cell>
        </table:table-row>
        <table:table-row table:style-name="ro1">
          <table:table-cell office:value-type="string">
            <text:p>Jasper Ridge</text:p>
          </table:table-cell>
          <table:table-cell office:value-type="string">
            <text:p>Red Earth Pale Ale</text:p>
          </table:table-cell>
        </table:table-row>
        <table:table-row table:style-name="ro1">
          <table:table-cell office:value-type="string">
            <text:p>Jasper Ridge</text:p>
          </table:table-cell>
          <table:table-cell office:value-type="string">
            <text:p>Rope's Golden Wheat</text:p>
          </table:table-cell>
        </table:table-row>
        <table:table-row table:style-name="ro1">
          <table:table-cell office:value-type="string">
            <text:p>Jeanne D'Arc</text:p>
          </table:table-cell>
          <table:table-cell office:value-type="string">
            <text:p>Belzebuth</text:p>
          </table:table-cell>
        </table:table-row>
        <table:table-row table:style-name="ro1">
          <table:table-cell office:value-type="string">
            <text:p>Jerome</text:p>
          </table:table-cell>
          <table:table-cell office:value-type="string">
            <text:p>Cerveza Diablo</text:p>
          </table:table-cell>
        </table:table-row>
        <table:table-row table:style-name="ro1">
          <table:table-cell office:value-type="string">
            <text:p>Jerome</text:p>
          </table:table-cell>
          <table:table-cell office:value-type="string">
            <text:p>Cerveza Negra</text:p>
          </table:table-cell>
        </table:table-row>
        <table:table-row table:style-name="ro1">
          <table:table-cell office:value-type="string">
            <text:p>Jerome</text:p>
          </table:table-cell>
          <table:table-cell office:value-type="string">
            <text:p>Cerveza Roja</text:p>
          </table:table-cell>
        </table:table-row>
        <table:table-row table:style-name="ro1">
          <table:table-cell office:value-type="string">
            <text:p>Jerome</text:p>
          </table:table-cell>
          <table:table-cell office:value-type="string">
            <text:p>Golden Archangel</text:p>
          </table:table-cell>
        </table:table-row>
        <table:table-row table:style-name="ro1">
          <table:table-cell office:value-type="string">
            <text:p>Jerome</text:p>
          </table:table-cell>
          <table:table-cell office:value-type="string">
            <text:p>Rubia</text:p>
          </table:table-cell>
        </table:table-row>
        <table:table-row table:style-name="ro1">
          <table:table-cell office:value-type="string">
            <text:p>Jet City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Jever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Jinro Coors</text:p>
          </table:table-cell>
          <table:table-cell office:value-type="string">
            <text:p>Cass Fresh</text:p>
          </table:table-cell>
        </table:table-row>
        <table:table-row table:style-name="ro1">
          <table:table-cell office:value-type="string">
            <text:p>JJ Bitting</text:p>
          </table:table-cell>
          <table:table-cell office:value-type="string">
            <text:p>Bad Boy Oktoberfest</text:p>
          </table:table-cell>
        </table:table-row>
        <table:table-row table:style-name="ro1">
          <table:table-cell office:value-type="string">
            <text:p>JJ Bitting</text:p>
          </table:table-cell>
          <table:table-cell office:value-type="string">
            <text:p>Cali "Steam" Locomotive</text:p>
          </table:table-cell>
        </table:table-row>
        <table:table-row table:style-name="ro1">
          <table:table-cell office:value-type="string">
            <text:p>JJ Bitting</text:p>
          </table:table-cell>
          <table:table-cell office:value-type="string">
            <text:p>Cappa Cappa Crusher</text:p>
          </table:table-cell>
        </table:table-row>
        <table:table-row table:style-name="ro1">
          <table:table-cell office:value-type="string">
            <text:p>JJ Bitting</text:p>
          </table:table-cell>
          <table:table-cell office:value-type="string">
            <text:p>Hop Garden Pale Ale</text:p>
          </table:table-cell>
        </table:table-row>
        <table:table-row table:style-name="ro1">
          <table:table-cell office:value-type="string">
            <text:p>JJ Bitting</text:p>
          </table:table-cell>
          <table:table-cell office:value-type="string">
            <text:p>O'Halloran's Irish Red</text:p>
          </table:table-cell>
        </table:table-row>
        <table:table-row table:style-name="ro1">
          <table:table-cell office:value-type="string">
            <text:p>JJ Bitting</text:p>
          </table:table-cell>
          <table:table-cell office:value-type="string">
            <text:p>Victoria's Golden Ale</text:p>
          </table:table-cell>
        </table:table-row>
        <table:table-row table:style-name="ro1">
          <table:table-cell office:value-type="string">
            <text:p>Jobber's Canyon</text:p>
          </table:table-cell>
          <table:table-cell office:value-type="string">
            <text:p>Anna's Diamond Wheat</text:p>
          </table:table-cell>
        </table:table-row>
        <table:table-row table:style-name="ro1">
          <table:table-cell office:value-type="string">
            <text:p>Jobber's Canyon</text:p>
          </table:table-cell>
          <table:table-cell office:value-type="string">
            <text:p>Doc's Brown Ale</text:p>
          </table:table-cell>
        </table:table-row>
        <table:table-row table:style-name="ro1">
          <table:table-cell office:value-type="string">
            <text:p>Jobber's Canyon</text:p>
          </table:table-cell>
          <table:table-cell office:value-type="string">
            <text:p>Fatty's Stout</text:p>
          </table:table-cell>
        </table:table-row>
        <table:table-row table:style-name="ro1">
          <table:table-cell office:value-type="string">
            <text:p>Jobber's Canyon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Jobber's Canyon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Jobber's Canyon</text:p>
          </table:table-cell>
          <table:table-cell office:value-type="string">
            <text:p>Tip Top Pale Ale</text:p>
          </table:table-cell>
        </table:table-row>
        <table:table-row table:style-name="ro1">
          <table:table-cell office:value-type="string">
            <text:p>Joh. Albrecht (Düsseldorf)</text:p>
          </table:table-cell>
          <table:table-cell office:value-type="string">
            <text:p>Kupfer</text:p>
          </table:table-cell>
        </table:table-row>
        <table:table-row table:style-name="ro1">
          <table:table-cell office:value-type="string">
            <text:p>Joh. Albrecht (Düsseldorf)</text:p>
          </table:table-cell>
          <table:table-cell office:value-type="string">
            <text:p>Messing</text:p>
          </table:table-cell>
        </table:table-row>
        <table:table-row table:style-name="ro1">
          <table:table-cell office:value-type="string">
            <text:p>Joh. Albrecht (Konstanz)</text:p>
          </table:table-cell>
          <table:table-cell office:value-type="string">
            <text:p>Herbstbeer</text:p>
          </table:table-cell>
        </table:table-row>
        <table:table-row table:style-name="ro1">
          <table:table-cell office:value-type="string">
            <text:p>Joh. Albrecht (Konstanz)</text:p>
          </table:table-cell>
          <table:table-cell office:value-type="string">
            <text:p>Kupfer</text:p>
          </table:table-cell>
        </table:table-row>
        <table:table-row table:style-name="ro1">
          <table:table-cell office:value-type="string">
            <text:p>Joh. Albrecht (Konstanz)</text:p>
          </table:table-cell>
          <table:table-cell office:value-type="string">
            <text:p>Messing</text:p>
          </table:table-cell>
        </table:table-row>
        <table:table-row table:style-name="ro1">
          <table:table-cell office:value-type="string">
            <text:p>Joh. Albrecht (Konstanz)</text:p>
          </table:table-cell>
          <table:table-cell office:value-type="string">
            <text:p>Nickelbier</text:p>
          </table:table-cell>
        </table:table-row>
        <table:table-row table:style-name="ro1">
          <table:table-cell office:value-type="string">
            <text:p>Joh. Albrecht (Konstanz)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John Harvard's (Cambridge)</text:p>
          </table:table-cell>
          <table:table-cell office:value-type="string">
            <text:p>Framingham Maibock</text:p>
          </table:table-cell>
        </table:table-row>
        <table:table-row table:style-name="ro1">
          <table:table-cell office:value-type="string">
            <text:p>John Harvard's (Framingham)</text:p>
          </table:table-cell>
          <table:table-cell office:value-type="string">
            <text:p>Wilmington Roggen Beer</text:p>
          </table:table-cell>
        </table:table-row>
        <table:table-row table:style-name="ro1">
          <table:table-cell office:value-type="string">
            <text:p>John Harvard's (Wilmington)</text:p>
          </table:table-cell>
          <table:table-cell office:value-type="string">
            <text:p>Half Again Bock</text:p>
          </table:table-cell>
        </table:table-row>
        <table:table-row table:style-name="ro1">
          <table:table-cell office:value-type="string">
            <text:p>John Harvard's (Wilmington)</text:p>
          </table:table-cell>
          <table:table-cell office:value-type="string">
            <text:p>Light Lager</text:p>
          </table:table-cell>
        </table:table-row>
        <table:table-row table:style-name="ro1">
          <table:table-cell office:value-type="string">
            <text:p>John Harvard's (Wilmington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John Harvard's (Wilmington)</text:p>
          </table:table-cell>
          <table:table-cell office:value-type="string">
            <text:p>Pilgrim's Porter</text:p>
          </table:table-cell>
        </table:table-row>
        <table:table-row table:style-name="ro1">
          <table:table-cell office:value-type="string">
            <text:p>John Harvard's (Wilmington)</text:p>
          </table:table-cell>
          <table:table-cell office:value-type="string">
            <text:p>Scottish Ale</text:p>
          </table:table-cell>
        </table:table-row>
        <table:table-row table:style-name="ro1">
          <table:table-cell office:value-type="string">
            <text:p>John Harvard's (Wilmington)</text:p>
          </table:table-cell>
          <table:table-cell office:value-type="string">
            <text:p>Winterfest Lager</text:p>
          </table:table-cell>
        </table:table-row>
        <table:table-row table:style-name="ro1">
          <table:table-cell office:value-type="string">
            <text:p>John Smith's</text:p>
          </table:table-cell>
          <table:table-cell office:value-type="string">
            <text:p>John Courage Amber</text:p>
          </table:table-cell>
        </table:table-row>
        <table:table-row table:style-name="ro1">
          <table:table-cell office:value-type="string">
            <text:p>Johnson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Bam Bière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Bam Noire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Biere de Mars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Calabaza Blanca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De Vienta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Fuego del Otoño / Autumn Fire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La Roja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Luciérnaga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Madrugada Obscura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Maracaibo Especial Special Brown Ale</text:p>
          </table:table-cell>
        </table:table-row>
        <table:table-row table:style-name="ro1">
          <table:table-cell office:value-type="string">
            <text:p>Jolly Pumpkin</text:p>
          </table:table-cell>
          <table:table-cell office:value-type="string">
            <text:p>Oro de Calabaza</text:p>
          </table:table-cell>
        </table:table-row>
        <table:table-row table:style-name="ro1">
          <table:table-cell office:value-type="string">
            <text:p>Jones Street</text:p>
          </table:table-cell>
          <table:table-cell office:value-type="string">
            <text:p>Bolt Nut and Screw Golden Ale</text:p>
          </table:table-cell>
        </table:table-row>
        <table:table-row table:style-name="ro1">
          <table:table-cell office:value-type="string">
            <text:p>Jones Street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Jones Street</text:p>
          </table:table-cell>
          <table:table-cell office:value-type="string">
            <text:p>Grand Slam Amber</text:p>
          </table:table-cell>
        </table:table-row>
        <table:table-row table:style-name="ro1">
          <table:table-cell office:value-type="string">
            <text:p>Jones Street</text:p>
          </table:table-cell>
          <table:table-cell office:value-type="string">
            <text:p>Harvester Wheat</text:p>
          </table:table-cell>
        </table:table-row>
        <table:table-row table:style-name="ro1">
          <table:table-cell office:value-type="string">
            <text:p>Jones Street</text:p>
          </table:table-cell>
          <table:table-cell office:value-type="string">
            <text:p>My Old Ale</text:p>
          </table:table-cell>
        </table:table-row>
        <table:table-row table:style-name="ro1">
          <table:table-cell office:value-type="string">
            <text:p>Jones Street</text:p>
          </table:table-cell>
          <table:table-cell office:value-type="string">
            <text:p>Patch Pale Ale</text:p>
          </table:table-cell>
        </table:table-row>
        <table:table-row table:style-name="ro1">
          <table:table-cell office:value-type="string">
            <text:p>Jones Street</text:p>
          </table:table-cell>
          <table:table-cell office:value-type="string">
            <text:p>Raspberry Wheat</text:p>
          </table:table-cell>
        </table:table-row>
        <table:table-row table:style-name="ro1">
          <table:table-cell office:value-type="string">
            <text:p>Jones Street</text:p>
          </table:table-cell>
          <table:table-cell office:value-type="string">
            <text:p>Ryan's Irish Stout</text:p>
          </table:table-cell>
        </table:table-row>
        <table:table-row table:style-name="ro1">
          <table:table-cell office:value-type="string">
            <text:p>Jopen</text:p>
          </table:table-cell>
          <table:table-cell office:value-type="string">
            <text:p>Adriaan</text:p>
          </table:table-cell>
        </table:table-row>
        <table:table-row table:style-name="ro1">
          <table:table-cell office:value-type="string">
            <text:p>Jopen</text:p>
          </table:table-cell>
          <table:table-cell office:value-type="string">
            <text:p>Koyt Gruit Beer</text:p>
          </table:table-cell>
        </table:table-row>
        <table:table-row table:style-name="ro1">
          <table:table-cell office:value-type="string">
            <text:p>Joshua Huddy's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Joshua Huddy'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Joshua Huddy's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Badger Red Ale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Black Diamond Porter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Dunkle Weiss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Frozen Tundra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Goldenshine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Heartland Weiss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Köln Kolsch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Mad Badger Barley Wine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Pinckney Street Pale Ale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Raspy Raspberry Weiss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Rauch Ale</text:p>
          </table:table-cell>
        </table:table-row>
        <table:table-row table:style-name="ro1">
          <table:table-cell office:value-type="string">
            <text:p>JT Whitney's</text:p>
          </table:table-cell>
          <table:table-cell office:value-type="string">
            <text:p>Triple Treat</text:p>
          </table:table-cell>
        </table:table-row>
        <table:table-row table:style-name="ro1">
          <table:table-cell office:value-type="string">
            <text:p>Judge Baldwin's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Judge Baldwin's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Judge Baldwin'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Judge Baldwin's</text:p>
          </table:table-cell>
          <table:table-cell office:value-type="string">
            <text:p>Raspberry Ale</text:p>
          </table:table-cell>
        </table:table-row>
        <table:table-row table:style-name="ro1">
          <table:table-cell office:value-type="string">
            <text:p>Judge Baldwin's</text:p>
          </table:table-cell>
          <table:table-cell office:value-type="string">
            <text:p>Wheat Ale</text:p>
          </table:table-cell>
        </table:table-row>
        <table:table-row table:style-name="ro1">
          <table:table-cell office:value-type="string">
            <text:p>Junge</text:p>
          </table:table-cell>
          <table:table-cell office:value-type="string">
            <text:p>Gordon's Finest Scotch Highland Ale</text:p>
          </table:table-cell>
        </table:table-row>
        <table:table-row table:style-name="ro1">
          <table:table-cell office:value-type="string">
            <text:p>Jurupa Valley</text:p>
          </table:table-cell>
          <table:table-cell office:value-type="string">
            <text:p>Double Chocolate Stout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1997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1998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1999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0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1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2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5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5 (Calvados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5 (Port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5 (Sherry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5 (Whisky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6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8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8 (Lagavulin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8 (Port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8 (Sherry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09 (Sherry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10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10 (Calvados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10 (Port)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Harvest Ale 2011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Manchester Star Ale</text:p>
          </table:table-cell>
        </table:table-row>
        <table:table-row table:style-name="ro1">
          <table:table-cell office:value-type="string">
            <text:p>JW Lees</text:p>
          </table:table-cell>
          <table:table-cell office:value-type="string">
            <text:p>Moonraker</text:p>
          </table:table-cell>
        </table:table-row>
        <table:table-row table:style-name="ro1">
          <table:table-cell office:value-type="string">
            <text:p>Kaiser (Jacareí)</text:p>
          </table:table-cell>
          <table:table-cell office:value-type="string">
            <text:p>Palma Louca</text:p>
          </table:table-cell>
        </table:table-row>
        <table:table-row table:style-name="ro1">
          <table:table-cell office:value-type="string">
            <text:p>Kaiser (Jacareí)</text:p>
          </table:table-cell>
          <table:table-cell office:value-type="string">
            <text:p>Xingu</text:p>
          </table:table-cell>
        </table:table-row>
        <table:table-row table:style-name="ro1">
          <table:table-cell office:value-type="string">
            <text:p>Kaiser (Neuhaus)</text:p>
          </table:table-cell>
          <table:table-cell office:value-type="string">
            <text:p>Original Lager</text:p>
          </table:table-cell>
        </table:table-row>
        <table:table-row table:style-name="ro1">
          <table:table-cell office:value-type="string">
            <text:p>Kaiser (Ponta Grossa)</text:p>
          </table:table-cell>
          <table:table-cell office:value-type="string">
            <text:p>Xingu Black Beer</text:p>
          </table:table-cell>
        </table:table-row>
        <table:table-row table:style-name="ro1">
          <table:table-cell office:value-type="string">
            <text:p>Kaiserdom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Kaiserdom</text:p>
          </table:table-cell>
          <table:table-cell office:value-type="string">
            <text:p>Meranier Schwarzbier</text:p>
          </table:table-cell>
        </table:table-row>
        <table:table-row table:style-name="ro1">
          <table:table-cell office:value-type="string">
            <text:p>Kaiserdom</text:p>
          </table:table-cell>
          <table:table-cell office:value-type="string">
            <text:p>Premium Pilsener</text:p>
          </table:table-cell>
        </table:table-row>
        <table:table-row table:style-name="ro1">
          <table:table-cell office:value-type="string">
            <text:p>Kaiserdom</text:p>
          </table:table-cell>
          <table:table-cell office:value-type="string">
            <text:p>Rauchbier</text:p>
          </table:table-cell>
        </table:table-row>
        <table:table-row table:style-name="ro1">
          <table:table-cell office:value-type="string">
            <text:p>Kalnapilis</text:p>
          </table:table-cell>
          <table:table-cell table:style-name="ce1" office:value-type="string">
            <text:p>7.30</text:p>
          </table:table-cell>
        </table:table-row>
        <table:table-row table:style-name="ro1">
          <table:table-cell office:value-type="string">
            <text:p>Kalnapilis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Kalnapilis</text:p>
          </table:table-cell>
          <table:table-cell office:value-type="string">
            <text:p>Original</text:p>
          </table:table-cell>
        </table:table-row>
        <table:table-row table:style-name="ro1">
          <table:table-cell office:value-type="string">
            <text:p>Kaltenhauser</text:p>
          </table:table-cell>
          <table:table-cell office:value-type="string">
            <text:p>Edelweiss Dunkel Weissbier</text:p>
          </table:table-cell>
        </table:table-row>
        <table:table-row table:style-name="ro1">
          <table:table-cell office:value-type="string">
            <text:p>Kaltenhauser</text:p>
          </table:table-cell>
          <table:table-cell office:value-type="string">
            <text:p>Edelweiss Hefetrüb</text:p>
          </table:table-cell>
        </table:table-row>
        <table:table-row table:style-name="ro1">
          <table:table-cell office:value-type="string">
            <text:p>Karbacher</text:p>
          </table:table-cell>
          <table:table-cell office:value-type="string">
            <text:p>Bier</text:p>
          </table:table-cell>
        </table:table-row>
        <table:table-row table:style-name="ro1">
          <table:table-cell office:value-type="string">
            <text:p>Karbacher</text:p>
          </table:table-cell>
          <table:table-cell office:value-type="string">
            <text:p>Köhler</text:p>
          </table:table-cell>
        </table:table-row>
        <table:table-row table:style-name="ro1">
          <table:table-cell office:value-type="string">
            <text:p>Karbacher</text:p>
          </table:table-cell>
          <table:table-cell office:value-type="string">
            <text:p>Speuzer</text:p>
          </table:table-cell>
        </table:table-row>
        <table:table-row table:style-name="ro1">
          <table:table-cell office:value-type="string">
            <text:p>Karl Strauss (Downtown)</text:p>
          </table:table-cell>
          <table:table-cell office:value-type="string">
            <text:p>Jeff and Jer's Hootch Doppelbock</text:p>
          </table:table-cell>
        </table:table-row>
        <table:table-row table:style-name="ro1">
          <table:table-cell office:value-type="string">
            <text:p>Karl Strauss Brewery Gardens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Karl Strauss Brewery Gardens</text:p>
          </table:table-cell>
          <table:table-cell office:value-type="string">
            <text:p>Balboa's Vintage Barleywine</text:p>
          </table:table-cell>
        </table:table-row>
        <table:table-row table:style-name="ro1">
          <table:table-cell office:value-type="string">
            <text:p>Karl Strauss Brewery Gardens</text:p>
          </table:table-cell>
          <table:table-cell office:value-type="string">
            <text:p>Belgian Abbey Red</text:p>
          </table:table-cell>
        </table:table-row>
        <table:table-row table:style-name="ro1">
          <table:table-cell office:value-type="string">
            <text:p>Karl Strauss Brewery Gardens</text:p>
          </table:table-cell>
          <table:table-cell office:value-type="string">
            <text:p>Downtown After Dark</text:p>
          </table:table-cell>
        </table:table-row>
        <table:table-row table:style-name="ro1">
          <table:table-cell office:value-type="string">
            <text:p>Karl Strauss Brewery Gardens</text:p>
          </table:table-cell>
          <table:table-cell office:value-type="string">
            <text:p>Endless Summer Gold</text:p>
          </table:table-cell>
        </table:table-row>
        <table:table-row table:style-name="ro1">
          <table:table-cell office:value-type="string">
            <text:p>Karl Strauss Brewery Gardens</text:p>
          </table:table-cell>
          <table:table-cell office:value-type="string">
            <text:p>Red Trolley Ale</text:p>
          </table:table-cell>
        </table:table-row>
        <table:table-row table:style-name="ro1">
          <table:table-cell office:value-type="string">
            <text:p>Karl Strauss Brewery Gardens</text:p>
          </table:table-cell>
          <table:table-cell office:value-type="string">
            <text:p>Star of India Pale Ale</text:p>
          </table:table-cell>
        </table:table-row>
        <table:table-row table:style-name="ro1">
          <table:table-cell office:value-type="string">
            <text:p>Karl Strauss</text:p>
          </table:table-cell>
          <table:table-cell office:value-type="string">
            <text:p>San Diego Pale Ale / 2012 Symposium Double IPA</text:p>
          </table:table-cell>
        </table:table-row>
        <table:table-row table:style-name="ro1">
          <table:table-cell office:value-type="string">
            <text:p>Karlovačko</text:p>
          </table:table-cell>
          <table:table-cell office:value-type="string">
            <text:p>Crno Pivo</text:p>
          </table:table-cell>
        </table:table-row>
        <table:table-row table:style-name="ro1">
          <table:table-cell office:value-type="string">
            <text:p>Kaufbeuren</text:p>
          </table:table-cell>
          <table:table-cell office:value-type="string">
            <text:p>Jubiläums Pils</text:p>
          </table:table-cell>
        </table:table-row>
        <table:table-row table:style-name="ro1">
          <table:table-cell office:value-type="string">
            <text:p>Kaufbeuren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Kaufbeuren</text:p>
          </table:table-cell>
          <table:table-cell office:value-type="string">
            <text:p>St. Martin Doppelbock</text:p>
          </table:table-cell>
        </table:table-row>
        <table:table-row table:style-name="ro1">
          <table:table-cell office:value-type="string">
            <text:p>Keesmann</text:p>
          </table:table-cell>
          <table:table-cell office:value-type="string">
            <text:p>Bamberger Herren Pils</text:p>
          </table:table-cell>
        </table:table-row>
        <table:table-row table:style-name="ro1">
          <table:table-cell office:value-type="string">
            <text:p>Keesmann</text:p>
          </table:table-cell>
          <table:table-cell office:value-type="string">
            <text:p>Weissbier</text:p>
          </table:table-cell>
        </table:table-row>
        <table:table-row table:style-name="ro1">
          <table:table-cell office:value-type="string">
            <text:p>Keg Creek</text:p>
          </table:table-cell>
          <table:table-cell office:value-type="string">
            <text:p>Sharp Street Stout</text:p>
          </table:table-cell>
        </table:table-row>
        <table:table-row table:style-name="ro1">
          <table:table-cell office:value-type="string">
            <text:p>Kelmer's</text:p>
          </table:table-cell>
          <table:table-cell office:value-type="string">
            <text:p>Independence Ale</text:p>
          </table:table-cell>
        </table:table-row>
        <table:table-row table:style-name="ro1">
          <table:table-cell office:value-type="string">
            <text:p>Kelmer's</text:p>
          </table:table-cell>
          <table:table-cell office:value-type="string">
            <text:p>Klassic</text:p>
          </table:table-cell>
        </table:table-row>
        <table:table-row table:style-name="ro1">
          <table:table-cell office:value-type="string">
            <text:p>Kelmer's</text:p>
          </table:table-cell>
          <table:table-cell office:value-type="string">
            <text:p>Klout</text:p>
          </table:table-cell>
        </table:table-row>
        <table:table-row table:style-name="ro1">
          <table:table-cell office:value-type="string">
            <text:p>Kelmer's</text:p>
          </table:table-cell>
          <table:table-cell office:value-type="string">
            <text:p>Krystal</text:p>
          </table:table-cell>
        </table:table-row>
        <table:table-row table:style-name="ro1">
          <table:table-cell office:value-type="string">
            <text:p>Kentucky Hemp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Tusker Premium Lager</text:p>
          </table:table-cell>
        </table:table-row>
        <table:table-row table:style-name="ro1">
          <table:table-cell office:value-type="string">
            <text:p>Kerkom</text:p>
          </table:table-cell>
          <table:table-cell office:value-type="string">
            <text:p>Bink Bruin</text:p>
          </table:table-cell>
        </table:table-row>
        <table:table-row table:style-name="ro1">
          <table:table-cell office:value-type="string">
            <text:p>Kerkom</text:p>
          </table:table-cell>
          <table:table-cell office:value-type="string">
            <text:p>Bloesem Bink</text:p>
          </table:table-cell>
        </table:table-row>
        <table:table-row table:style-name="ro1">
          <table:table-cell office:value-type="string">
            <text:p>Kerkom</text:p>
          </table:table-cell>
          <table:table-cell office:value-type="string">
            <text:p>Winterkoninkse</text:p>
          </table:table-cell>
        </table:table-row>
        <table:table-row table:style-name="ro1">
          <table:table-cell office:value-type="string">
            <text:p>Kessler</text:p>
          </table:table-cell>
          <table:table-cell office:value-type="string">
            <text:p>Doppelbock</text:p>
          </table:table-cell>
        </table:table-row>
        <table:table-row table:style-name="ro1">
          <table:table-cell office:value-type="string">
            <text:p>Kessler</text:p>
          </table:table-cell>
          <table:table-cell office:value-type="string">
            <text:p>Wild West Beer</text:p>
          </table:table-cell>
        </table:table-row>
        <table:table-row table:style-name="ro1">
          <table:table-cell office:value-type="string">
            <text:p>Ketterer (Pforzheim)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KettleHouse</text:p>
          </table:table-cell>
          <table:table-cell office:value-type="string">
            <text:p>Cold Smoke Scotch Ale</text:p>
          </table:table-cell>
        </table:table-row>
        <table:table-row table:style-name="ro1">
          <table:table-cell office:value-type="string">
            <text:p>KettleHouse</text:p>
          </table:table-cell>
          <table:table-cell office:value-type="string">
            <text:p>Double Haul IPA</text:p>
          </table:table-cell>
        </table:table-row>
        <table:table-row table:style-name="ro1">
          <table:table-cell office:value-type="string">
            <text:p>King and Barnes</text:p>
          </table:table-cell>
          <table:table-cell office:value-type="string">
            <text:p>Bottle Conditioned Festive Ale</text:p>
          </table:table-cell>
        </table:table-row>
        <table:table-row table:style-name="ro1">
          <table:table-cell office:value-type="string">
            <text:p>King and Barnes</text:p>
          </table:table-cell>
          <table:table-cell office:value-type="string">
            <text:p>Old Porter</text:p>
          </table:table-cell>
        </table:table-row>
        <table:table-row table:style-name="ro1">
          <table:table-cell office:value-type="string">
            <text:p>King and Barnes</text:p>
          </table:table-cell>
          <table:table-cell office:value-type="string">
            <text:p>Worthington White Shield</text:p>
          </table:table-cell>
        </table:table-row>
        <table:table-row table:style-name="ro1">
          <table:table-cell office:value-type="string">
            <text:p>Kirin</text:p>
          </table:table-cell>
          <table:table-cell office:value-type="string">
            <text:p>Ichiban Shibori</text:p>
          </table:table-cell>
        </table:table-row>
        <table:table-row table:style-name="ro1">
          <table:table-cell office:value-type="string">
            <text:p>Kirin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Kissmeyer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Beer Weizen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Beer XH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Celebration Ale 2006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Commemorative Ale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Espresso Stout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Japanese Classic Ale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Real Ginger Brew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Red Rice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Sweet Stout</text:p>
          </table:table-cell>
        </table:table-row>
        <table:table-row table:style-name="ro1">
          <table:table-cell office:value-type="string">
            <text:p>Kiuchi</text:p>
          </table:table-cell>
          <table:table-cell office:value-type="string">
            <text:p>Hitachino Nest White Ale</text:p>
          </table:table-cell>
        </table:table-row>
        <table:table-row table:style-name="ro1">
          <table:table-cell office:value-type="string">
            <text:p>Klášter Hradiště</text:p>
          </table:table-cell>
          <table:table-cell office:value-type="string">
            <text:p>Premium Winter Lager</text:p>
          </table:table-cell>
        </table:table-row>
        <table:table-row table:style-name="ro1">
          <table:table-cell office:value-type="string">
            <text:p>Klášter Hradiště</text:p>
          </table:table-cell>
          <table:table-cell office:value-type="string">
            <text:p>Tmavé 10% / Dark Beer</text:p>
          </table:table-cell>
        </table:table-row>
        <table:table-row table:style-name="ro1">
          <table:table-cell office:value-type="string">
            <text:p>Klein Duimpje</text:p>
          </table:table-cell>
          <table:table-cell office:value-type="string">
            <text:p>Erik de Noorman</text:p>
          </table:table-cell>
        </table:table-row>
        <table:table-row table:style-name="ro1">
          <table:table-cell office:value-type="string">
            <text:p>Klein Duimpje</text:p>
          </table:table-cell>
          <table:table-cell office:value-type="string">
            <text:p>Imperial Russian Stout</text:p>
          </table:table-cell>
        </table:table-row>
        <table:table-row table:style-name="ro1">
          <table:table-cell office:value-type="string">
            <text:p>Klein Duimpje</text:p>
          </table:table-cell>
          <table:table-cell office:value-type="string">
            <text:p>Kerstbier</text:p>
          </table:table-cell>
        </table:table-row>
        <table:table-row table:style-name="ro1">
          <table:table-cell office:value-type="string">
            <text:p>Klein Duimpje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Klosterbräu Bamberg</text:p>
          </table:table-cell>
          <table:table-cell office:value-type="string">
            <text:p>Bamberger Gold</text:p>
          </table:table-cell>
        </table:table-row>
        <table:table-row table:style-name="ro1">
          <table:table-cell office:value-type="string">
            <text:p>Klosterbräu Bamberg</text:p>
          </table:table-cell>
          <table:table-cell office:value-type="string">
            <text:p>Bamberger Schwärzla</text:p>
          </table:table-cell>
        </table:table-row>
        <table:table-row table:style-name="ro1">
          <table:table-cell office:value-type="string">
            <text:p>Klosterbräu Bamberg</text:p>
          </table:table-cell>
          <table:table-cell office:value-type="string">
            <text:p>Bockbier</text:p>
          </table:table-cell>
        </table:table-row>
        <table:table-row table:style-name="ro1">
          <table:table-cell office:value-type="string">
            <text:p>Klosterbräu Bamberg</text:p>
          </table:table-cell>
          <table:table-cell office:value-type="string">
            <text:p>Braunbier</text:p>
          </table:table-cell>
        </table:table-row>
        <table:table-row table:style-name="ro1">
          <table:table-cell office:value-type="string">
            <text:p>Klosterbräu Bamberg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København</text:p>
          </table:table-cell>
          <table:table-cell office:value-type="string">
            <text:p>Coltrane Stout</text:p>
          </table:table-cell>
        </table:table-row>
        <table:table-row table:style-name="ro1">
          <table:table-cell office:value-type="string">
            <text:p>København</text:p>
          </table:table-cell>
          <table:table-cell office:value-type="string">
            <text:p>Ellhorn Pale</text:p>
          </table:table-cell>
        </table:table-row>
        <table:table-row table:style-name="ro1">
          <table:table-cell office:value-type="string">
            <text:p>København</text:p>
          </table:table-cell>
          <table:table-cell office:value-type="string">
            <text:p>Monroe Special</text:p>
          </table:table-cell>
        </table:table-row>
        <table:table-row table:style-name="ro1">
          <table:table-cell office:value-type="string">
            <text:p>København</text:p>
          </table:table-cell>
          <table:table-cell office:value-type="string">
            <text:p>Pacific US IPA</text:p>
          </table:table-cell>
        </table:table-row>
        <table:table-row table:style-name="ro1">
          <table:table-cell office:value-type="string">
            <text:p>København</text:p>
          </table:table-cell>
          <table:table-cell office:value-type="string">
            <text:p>Stevie Ray Lager</text:p>
          </table:table-cell>
        </table:table-row>
        <table:table-row table:style-name="ro1">
          <table:table-cell office:value-type="string">
            <text:p>København</text:p>
          </table:table-cell>
          <table:table-cell office:value-type="string">
            <text:p>VesterWeisse</text:p>
          </table:table-cell>
        </table:table-row>
        <table:table-row table:style-name="ro1">
          <table:table-cell office:value-type="string">
            <text:p>København</text:p>
          </table:table-cell>
          <table:table-cell office:value-type="string">
            <text:p>Virginia Brown</text:p>
          </table:table-cell>
        </table:table-row>
        <table:table-row table:style-name="ro1">
          <table:table-cell office:value-type="string">
            <text:p>Koblenz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Kona</text:p>
          </table:table-cell>
          <table:table-cell office:value-type="string">
            <text:p>Big Wave Golden Ale</text:p>
          </table:table-cell>
        </table:table-row>
        <table:table-row table:style-name="ro1">
          <table:table-cell office:value-type="string">
            <text:p>Kona</text:p>
          </table:table-cell>
          <table:table-cell office:value-type="string">
            <text:p>Black Sand Porter</text:p>
          </table:table-cell>
        </table:table-row>
        <table:table-row table:style-name="ro1">
          <table:table-cell office:value-type="string">
            <text:p>Kona</text:p>
          </table:table-cell>
          <table:table-cell office:value-type="string">
            <text:p>Fire Rock Pale Ale</text:p>
          </table:table-cell>
        </table:table-row>
        <table:table-row table:style-name="ro1">
          <table:table-cell office:value-type="string">
            <text:p>Kona</text:p>
          </table:table-cell>
          <table:table-cell office:value-type="string">
            <text:p>Lilikoi Wheat Ale</text:p>
          </table:table-cell>
        </table:table-row>
        <table:table-row table:style-name="ro1">
          <table:table-cell office:value-type="string">
            <text:p>Kona</text:p>
          </table:table-cell>
          <table:table-cell office:value-type="string">
            <text:p>Longboard Island Lager</text:p>
          </table:table-cell>
        </table:table-row>
        <table:table-row table:style-name="ro1">
          <table:table-cell office:value-type="string">
            <text:p>Kona</text:p>
          </table:table-cell>
          <table:table-cell office:value-type="string">
            <text:p>Pacific Golden Ale</text:p>
          </table:table-cell>
        </table:table-row>
        <table:table-row table:style-name="ro1">
          <table:table-cell office:value-type="string">
            <text:p>Kona</text:p>
          </table:table-cell>
          <table:table-cell office:value-type="string">
            <text:p>Pipeline Porter</text:p>
          </table:table-cell>
        </table:table-row>
        <table:table-row table:style-name="ro1">
          <table:table-cell office:value-type="string">
            <text:p>Kona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König Ludwig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König Ludwig</text:p>
          </table:table-cell>
          <table:table-cell office:value-type="string">
            <text:p>Weissbier Dunkel</text:p>
          </table:table-cell>
        </table:table-row>
        <table:table-row table:style-name="ro1">
          <table:table-cell office:value-type="string">
            <text:p>König Ludwig</text:p>
          </table:table-cell>
          <table:table-cell office:value-type="string">
            <text:p>Weissbier Hell</text:p>
          </table:table-cell>
        </table:table-row>
        <table:table-row table:style-name="ro1">
          <table:table-cell office:value-type="string">
            <text:p>König von Flandern</text:p>
          </table:table-cell>
          <table:table-cell office:value-type="string">
            <text:p>Alligator</text:p>
          </table:table-cell>
        </table:table-row>
        <table:table-row table:style-name="ro1">
          <table:table-cell office:value-type="string">
            <text:p>König von Flandern</text:p>
          </table:table-cell>
          <table:table-cell office:value-type="string">
            <text:p>Drei-Heller-Bier Dunkel</text:p>
          </table:table-cell>
        </table:table-row>
        <table:table-row table:style-name="ro1">
          <table:table-cell office:value-type="string">
            <text:p>König von Flandern</text:p>
          </table:table-cell>
          <table:table-cell office:value-type="string">
            <text:p>Drei-Heller-Bier Hell</text:p>
          </table:table-cell>
        </table:table-row>
        <table:table-row table:style-name="ro1">
          <table:table-cell office:value-type="string">
            <text:p>König von Flandern</text:p>
          </table:table-cell>
          <table:table-cell office:value-type="string">
            <text:p>Drei-Heller-Weisse</text:p>
          </table:table-cell>
        </table:table-row>
        <table:table-row table:style-name="ro1">
          <table:table-cell office:value-type="string">
            <text:p>König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Königsegger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Königsegger</text:p>
          </table:table-cell>
          <table:table-cell office:value-type="string">
            <text:p>WalderBräu Export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Dubbel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La Trappe Dubbel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La Trappe Enkel / La Trappe Blond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La Trappe Isid'or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La Trappe Quadrupel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La Trappe Tripel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Quadrupel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Tilburg's Dutch Brown Ale</text:p>
          </table:table-cell>
        </table:table-row>
        <table:table-row table:style-name="ro1">
          <table:table-cell office:value-type="string">
            <text:p>Koningshoeven</text:p>
          </table:table-cell>
          <table:table-cell office:value-type="string">
            <text:p>Tripel</text:p>
          </table:table-cell>
        </table:table-row>
        <table:table-row table:style-name="ro1">
          <table:table-cell office:value-type="string">
            <text:p>Konstancin</text:p>
          </table:table-cell>
          <table:table-cell office:value-type="string">
            <text:p>Dawne Niepasteryzowane</text:p>
          </table:table-cell>
        </table:table-row>
        <table:table-row table:style-name="ro1">
          <table:table-cell office:value-type="string">
            <text:p>Köstritzer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Köstritzer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Köstritzer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Krogh's</text:p>
          </table:table-cell>
          <table:table-cell office:value-type="string">
            <text:p>Alpine Glow Red Ale</text:p>
          </table:table-cell>
        </table:table-row>
        <table:table-row table:style-name="ro1">
          <table:table-cell office:value-type="string">
            <text:p>Krogh's</text:p>
          </table:table-cell>
          <table:table-cell office:value-type="string">
            <text:p>Brogden Meadow Pale Ale</text:p>
          </table:table-cell>
        </table:table-row>
        <table:table-row table:style-name="ro1">
          <table:table-cell office:value-type="string">
            <text:p>Krogh's</text:p>
          </table:table-cell>
          <table:table-cell office:value-type="string">
            <text:p>Gold</text:p>
          </table:table-cell>
        </table:table-row>
        <table:table-row table:style-name="ro1">
          <table:table-cell office:value-type="string">
            <text:p>Krogh's</text:p>
          </table:table-cell>
          <table:table-cell office:value-type="string">
            <text:p>Log Cabin Nut Brown</text:p>
          </table:table-cell>
        </table:table-row>
        <table:table-row table:style-name="ro1">
          <table:table-cell office:value-type="string">
            <text:p>Krogh's</text:p>
          </table:table-cell>
          <table:table-cell office:value-type="string">
            <text:p>Old Krogh Oatmeal Stout</text:p>
          </table:table-cell>
        </table:table-row>
        <table:table-row table:style-name="ro1">
          <table:table-cell office:value-type="string">
            <text:p>Krogh's</text:p>
          </table:table-cell>
          <table:table-cell office:value-type="string">
            <text:p>Packs A Punch Porter</text:p>
          </table:table-cell>
        </table:table-row>
        <table:table-row table:style-name="ro1">
          <table:table-cell office:value-type="string">
            <text:p>Krogh's</text:p>
          </table:table-cell>
          <table:table-cell office:value-type="string">
            <text:p>Three Sisters Golden Wheat</text:p>
          </table:table-cell>
        </table:table-row>
        <table:table-row table:style-name="ro1">
          <table:table-cell office:value-type="string">
            <text:p>Krone</text:p>
          </table:table-cell>
          <table:table-cell office:value-type="string">
            <text:p>Coronator Helle Doppelbock</text:p>
          </table:table-cell>
        </table:table-row>
        <table:table-row table:style-name="ro1">
          <table:table-cell office:value-type="string">
            <text:p>Krone</text:p>
          </table:table-cell>
          <table:table-cell office:value-type="string">
            <text:p>Kronenbier</text:p>
          </table:table-cell>
        </table:table-row>
        <table:table-row table:style-name="ro1">
          <table:table-cell office:value-type="string">
            <text:p>Krone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Krone</text:p>
          </table:table-cell>
          <table:table-cell office:value-type="string">
            <text:p>See-Weizen Bio-Hefeweizen</text:p>
          </table:table-cell>
        </table:table-row>
        <table:table-row table:style-name="ro1">
          <table:table-cell office:value-type="string">
            <text:p>Krone</text:p>
          </table:table-cell>
          <table:table-cell office:value-type="string">
            <text:p>Tettnanger Keller-Pils Bio</text:p>
          </table:table-cell>
        </table:table-row>
        <table:table-row table:style-name="ro1">
          <table:table-cell office:value-type="string">
            <text:p>Kronenbourg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string">
            <text:p>Kronenbourg</text:p>
          </table:table-cell>
          <table:table-cell office:value-type="string">
            <text:p>1664 Blanc</text:p>
          </table:table-cell>
        </table:table-row>
        <table:table-row table:style-name="ro1">
          <table:table-cell office:value-type="string">
            <text:p>Kross</text:p>
          </table:table-cell>
          <table:table-cell office:value-type="string">
            <text:p>#58 Blonde</text:p>
          </table:table-cell>
        </table:table-row>
        <table:table-row table:style-name="ro1">
          <table:table-cell office:value-type="string">
            <text:p>Kross</text:p>
          </table:table-cell>
          <table:table-cell office:value-type="string">
            <text:p>2B Brueghel Blonde Ale</text:p>
          </table:table-cell>
        </table:table-row>
        <table:table-row table:style-name="ro1">
          <table:table-cell office:value-type="string">
            <text:p>Ksiazecy</text:p>
          </table:table-cell>
          <table:table-cell office:value-type="string">
            <text:p>Tyskie Gronie</text:p>
          </table:table-cell>
        </table:table-row>
        <table:table-row table:style-name="ro1">
          <table:table-cell office:value-type="string">
            <text:p>Kuether</text:p>
          </table:table-cell>
          <table:table-cell office:value-type="string">
            <text:p>Princess of Darkness Porter</text:p>
          </table:table-cell>
        </table:table-row>
        <table:table-row table:style-name="ro1">
          <table:table-cell office:value-type="string">
            <text:p>Kuether</text:p>
          </table:table-cell>
          <table:table-cell office:value-type="string">
            <text:p>'Sconnie Badger Brown Ale</text:p>
          </table:table-cell>
        </table:table-row>
        <table:table-row table:style-name="ro1">
          <table:table-cell office:value-type="string">
            <text:p>Kuether</text:p>
          </table:table-cell>
          <table:table-cell office:value-type="string">
            <text:p>'Sconnie Harvest Moon Oktoberfest</text:p>
          </table:table-cell>
        </table:table-row>
        <table:table-row table:style-name="ro1">
          <table:table-cell office:value-type="string">
            <text:p>Kuether</text:p>
          </table:table-cell>
          <table:table-cell office:value-type="string">
            <text:p>'Sconnie Pale Ale</text:p>
          </table:table-cell>
        </table:table-row>
        <table:table-row table:style-name="ro1">
          <table:table-cell office:value-type="string">
            <text:p>Kuether</text:p>
          </table:table-cell>
          <table:table-cell office:value-type="string">
            <text:p>'Sconnie Rustic Trail Amber Ale</text:p>
          </table:table-cell>
        </table:table-row>
        <table:table-row table:style-name="ro1">
          <table:table-cell office:value-type="string">
            <text:p>Kuether</text:p>
          </table:table-cell>
          <table:table-cell office:value-type="string">
            <text:p>'Sconnie Tall Blonde Ale</text:p>
          </table:table-cell>
        </table:table-row>
        <table:table-row table:style-name="ro1">
          <table:table-cell office:value-type="string">
            <text:p>Kuhnhenn</text:p>
          </table:table-cell>
          <table:table-cell office:value-type="string">
            <text:p>120 Shilling Scotch Ale</text:p>
          </table:table-cell>
        </table:table-row>
        <table:table-row table:style-name="ro1">
          <table:table-cell office:value-type="string">
            <text:p>Kulmbacher Mönchshof</text:p>
          </table:table-cell>
          <table:table-cell office:value-type="string">
            <text:p>Original Pils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Edelherb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Eisbock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EKU 28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EKU Pils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Kapuziner Gold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Kapuziner Weißbier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Kapuziner Weißbier Kristall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Kapuziner Weißbier Schwarz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Mönchshof Kellerbier / Kellerbräu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Mönchshof Original Pils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Mönchshof Urtypisches Schwarzbier (formerly Mönchshof Premium Schwarzbier)</text:p>
          </table:table-cell>
        </table:table-row>
        <table:table-row table:style-name="ro1">
          <table:table-cell office:value-type="string">
            <text:p>Kulmbacher</text:p>
          </table:table-cell>
          <table:table-cell office:value-type="string">
            <text:p>Reichelbräu Eisbock</text:p>
          </table:table-cell>
        </table:table-row>
        <table:table-row table:style-name="ro1">
          <table:table-cell office:value-type="string">
            <text:p>La Botteresse</text:p>
          </table:table-cell>
          <table:table-cell office:value-type="string">
            <text:p>Brune</text:p>
          </table:table-cell>
        </table:table-row>
        <table:table-row table:style-name="ro1">
          <table:table-cell office:value-type="string">
            <text:p>La Choulette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La Choulette</text:p>
          </table:table-cell>
          <table:table-cell office:value-type="string">
            <text:p>Framboise</text:p>
          </table:table-cell>
        </table:table-row>
        <table:table-row table:style-name="ro1">
          <table:table-cell office:value-type="string">
            <text:p>La Choulette</text:p>
          </table:table-cell>
          <table:table-cell office:value-type="string">
            <text:p>Les Sans Culottes</text:p>
          </table:table-cell>
        </table:table-row>
        <table:table-row table:style-name="ro1">
          <table:table-cell office:value-type="string">
            <text:p>La Constancia</text:p>
          </table:table-cell>
          <table:table-cell office:value-type="string">
            <text:p>Pilsner of El Salvador</text:p>
          </table:table-cell>
        </table:table-row>
        <table:table-row table:style-name="ro1">
          <table:table-cell office:value-type="string">
            <text:p>La Constancia</text:p>
          </table:table-cell>
          <table:table-cell office:value-type="string">
            <text:p>Premier</text:p>
          </table:table-cell>
        </table:table-row>
        <table:table-row table:style-name="ro1">
          <table:table-cell office:value-type="string">
            <text:p>La Constancia</text:p>
          </table:table-cell>
          <table:table-cell office:value-type="string">
            <text:p>Regia Extra</text:p>
          </table:table-cell>
        </table:table-row>
        <table:table-row table:style-name="ro1">
          <table:table-cell office:value-type="string">
            <text:p>La Constancia</text:p>
          </table:table-cell>
          <table:table-cell office:value-type="string">
            <text:p>Suprema</text:p>
          </table:table-cell>
        </table:table-row>
        <table:table-row table:style-name="ro1">
          <table:table-cell office:value-type="string">
            <text:p>La Jolla</text:p>
          </table:table-cell>
          <table:table-cell office:value-type="string">
            <text:p>Blitzen</text:p>
          </table:table-cell>
        </table:table-row>
        <table:table-row table:style-name="ro1">
          <table:table-cell office:value-type="string">
            <text:p>La Jolla</text:p>
          </table:table-cell>
          <table:table-cell office:value-type="string">
            <text:p>Little Point Pale</text:p>
          </table:table-cell>
        </table:table-row>
        <table:table-row table:style-name="ro1">
          <table:table-cell office:value-type="string">
            <text:p>La Jolla</text:p>
          </table:table-cell>
          <table:table-cell office:value-type="string">
            <text:p>Red Roost Ale</text:p>
          </table:table-cell>
        </table:table-row>
        <table:table-row table:style-name="ro1">
          <table:table-cell office:value-type="string">
            <text:p>La Jolla</text:p>
          </table:table-cell>
          <table:table-cell office:value-type="string">
            <text:p>Sealane Steam</text:p>
          </table:table-cell>
        </table:table-row>
        <table:table-row table:style-name="ro1">
          <table:table-cell office:value-type="string">
            <text:p>Labatt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string">
            <text:p>Labatt</text:p>
          </table:table-cell>
          <table:table-cell office:value-type="string">
            <text:p>Canadian Ale</text:p>
          </table:table-cell>
        </table:table-row>
        <table:table-row table:style-name="ro1">
          <table:table-cell office:value-type="string">
            <text:p>Labatt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string">
            <text:p>LaConner</text:p>
          </table:table-cell>
          <table:table-cell office:value-type="string">
            <text:p>Belgain</text:p>
          </table:table-cell>
        </table:table-row>
        <table:table-row table:style-name="ro1">
          <table:table-cell office:value-type="string">
            <text:p>LaConner</text:p>
          </table:table-cell>
          <table:table-cell office:value-type="string">
            <text:p>Extra Special Bitter</text:p>
          </table:table-cell>
        </table:table-row>
        <table:table-row table:style-name="ro1">
          <table:table-cell office:value-type="string">
            <text:p>LaConner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Lafayette</text:p>
          </table:table-cell>
          <table:table-cell office:value-type="string">
            <text:p>Big Boris Barleywine</text:p>
          </table:table-cell>
        </table:table-row>
        <table:table-row table:style-name="ro1">
          <table:table-cell office:value-type="string">
            <text:p>Lafayette</text:p>
          </table:table-cell>
          <table:table-cell office:value-type="string">
            <text:p>Bill Old Ale</text:p>
          </table:table-cell>
        </table:table-row>
        <table:table-row table:style-name="ro1">
          <table:table-cell office:value-type="string">
            <text:p>Lafayette</text:p>
          </table:table-cell>
          <table:table-cell office:value-type="string">
            <text:p>Black Angus Oatmeal Stout</text:p>
          </table:table-cell>
        </table:table-row>
        <table:table-row table:style-name="ro1">
          <table:table-cell office:value-type="string">
            <text:p>Lafayette</text:p>
          </table:table-cell>
          <table:table-cell office:value-type="string">
            <text:p>Smokehouse Porter</text:p>
          </table:table-cell>
        </table:table-row>
        <table:table-row table:style-name="ro1">
          <table:table-cell office:value-type="string">
            <text:p>Laguna Beach</text:p>
          </table:table-cell>
          <table:table-cell office:value-type="string">
            <text:p>1000 Steps Stout</text:p>
          </table:table-cell>
        </table:table-row>
        <table:table-row table:style-name="ro1">
          <table:table-cell office:value-type="string">
            <text:p>Laguna Beach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Laguna Beach</text:p>
          </table:table-cell>
          <table:table-cell office:value-type="string">
            <text:p>Divers Hole Dunkelweizen</text:p>
          </table:table-cell>
        </table:table-row>
        <table:table-row table:style-name="ro1">
          <table:table-cell office:value-type="string">
            <text:p>Laguna Beach</text:p>
          </table:table-cell>
          <table:table-cell office:value-type="string">
            <text:p>Festival Light Ale</text:p>
          </table:table-cell>
        </table:table-row>
        <table:table-row table:style-name="ro1">
          <table:table-cell office:value-type="string">
            <text:p>Laguna Beach</text:p>
          </table:table-cell>
          <table:table-cell office:value-type="string">
            <text:p>Heisler Hefeweizen</text:p>
          </table:table-cell>
        </table:table-row>
        <table:table-row table:style-name="ro1">
          <table:table-cell office:value-type="string">
            <text:p>Laguna Beach</text:p>
          </table:table-cell>
          <table:table-cell office:value-type="string">
            <text:p>Main Beach Brown</text:p>
          </table:table-cell>
        </table:table-row>
        <table:table-row table:style-name="ro1">
          <table:table-cell office:value-type="string">
            <text:p>Laguna Beach</text:p>
          </table:table-cell>
          <table:table-cell office:value-type="string">
            <text:p>Renaissance Red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#10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Brown Shugga' Sweet Release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Bug Town Stout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Cappuccino Stout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Censored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Dog Town Pale Ale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Hairy Eyeball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Hop Stoopid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Lagunator Solstice Ale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Little Sumpin' Sumpin' Ale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Lucky 13 Anniversary Release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Maximus Ale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Oat-Brewed Equinox Pale Bock Style Ale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Sirius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Sucks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Undercover Investigation Shut-Down Ale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Lagunitas</text:p>
          </table:table-cell>
          <table:table-cell office:value-type="string">
            <text:p>Wilco Tango Foxtrot / WTF</text:p>
          </table:table-cell>
        </table:table-row>
        <table:table-row table:style-name="ro1">
          <table:table-cell office:value-type="string">
            <text:p>Lake Louie</text:p>
          </table:table-cell>
          <table:table-cell office:value-type="string">
            <text:p>Dino's Dark</text:p>
          </table:table-cell>
        </table:table-row>
        <table:table-row table:style-name="ro1">
          <table:table-cell office:value-type="string">
            <text:p>Lake Louie</text:p>
          </table:table-cell>
          <table:table-cell office:value-type="string">
            <text:p>Louie's Reserve</text:p>
          </table:table-cell>
        </table:table-row>
        <table:table-row table:style-name="ro1">
          <table:table-cell office:value-type="string">
            <text:p>Lake Louie</text:p>
          </table:table-cell>
          <table:table-cell office:value-type="string">
            <text:p>Premium Ale</text:p>
          </table:table-cell>
        </table:table-row>
        <table:table-row table:style-name="ro1">
          <table:table-cell office:value-type="string">
            <text:p>Lake Louie</text:p>
          </table:table-cell>
          <table:table-cell office:value-type="string">
            <text:p>Tommy's Porter</text:p>
          </table:table-cell>
        </table:table-row>
        <table:table-row table:style-name="ro1">
          <table:table-cell office:value-type="string">
            <text:p>Lake Louie</text:p>
          </table:table-cell>
          <table:table-cell office:value-type="string">
            <text:p>Warped Speed Scotch Ale</text:p>
          </table:table-cell>
        </table:table-row>
        <table:table-row table:style-name="ro1">
          <table:table-cell office:value-type="string">
            <text:p>Lake Superior (Duluth)</text:p>
          </table:table-cell>
          <table:table-cell office:value-type="string">
            <text:p>Kayak Kölsch</text:p>
          </table:table-cell>
        </table:table-row>
        <table:table-row table:style-name="ro1">
          <table:table-cell office:value-type="string">
            <text:p>Lake Superior (Duluth)</text:p>
          </table:table-cell>
          <table:table-cell office:value-type="string">
            <text:p>Old Man Winter Warmer 2000</text:p>
          </table:table-cell>
        </table:table-row>
        <table:table-row table:style-name="ro1">
          <table:table-cell office:value-type="string">
            <text:p>Lake Superior (Duluth)</text:p>
          </table:table-cell>
          <table:table-cell office:value-type="string">
            <text:p>Old Man Winter Warmer 2001</text:p>
          </table:table-cell>
        </table:table-row>
        <table:table-row table:style-name="ro1">
          <table:table-cell office:value-type="string">
            <text:p>Lake Superior (Duluth)</text:p>
          </table:table-cell>
          <table:table-cell office:value-type="string">
            <text:p>Old Man Winter Warmer 2002</text:p>
          </table:table-cell>
        </table:table-row>
        <table:table-row table:style-name="ro1">
          <table:table-cell office:value-type="string">
            <text:p>Lake Superior (Duluth)</text:p>
          </table:table-cell>
          <table:table-cell office:value-type="string">
            <text:p>Sir Duluth Oatmeal Stout</text:p>
          </table:table-cell>
        </table:table-row>
        <table:table-row table:style-name="ro1">
          <table:table-cell office:value-type="string">
            <text:p>Lake Tahoe</text:p>
          </table:table-cell>
          <table:table-cell office:value-type="string">
            <text:p>Crystal Bay Red Ale</text:p>
          </table:table-cell>
        </table:table-row>
        <table:table-row table:style-name="ro1">
          <table:table-cell office:value-type="string">
            <text:p>Lake Tahoe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25th Anniversary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Beer Line 2000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Big Easy Be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Bridge Burn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Broke Spoke Pilsn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Cattail Ale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Cherry Lag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Cream City Pale Ale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Eastside Dark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Fixed Gear American Red Ale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Fuel Cafe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Holiday Spice Lager Be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Klisch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Luther Helles Rauchbier Lag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New Grist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Old 3rd Street XXX Belgian Strong Ale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Organic Extra Special Bitt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Pumpkin Lager Be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Rendezvous Bière de Garde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Riverwest Stein Be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Snake Chaser</text:p>
          </table:table-cell>
        </table:table-row>
        <table:table-row table:style-name="ro1">
          <table:table-cell office:value-type="string">
            <text:p>Lakefront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string">
            <text:p>Lammin</text:p>
          </table:table-cell>
          <table:table-cell office:value-type="string">
            <text:p>Kataja Olut IVB</text:p>
          </table:table-cell>
        </table:table-row>
        <table:table-row table:style-name="ro1">
          <table:table-cell office:value-type="string">
            <text:p>Lamppost Pizza (Corona)</text:p>
          </table:table-cell>
          <table:table-cell office:value-type="string">
            <text:p>Hop Daddy IPA</text:p>
          </table:table-cell>
        </table:table-row>
        <table:table-row table:style-name="ro1">
          <table:table-cell office:value-type="string">
            <text:p>Lancaster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string">
            <text:p>Lancaster</text:p>
          </table:table-cell>
          <table:table-cell office:value-type="string">
            <text:p>Milk Stout</text:p>
          </table:table-cell>
        </table:table-row>
        <table:table-row table:style-name="ro1">
          <table:table-cell office:value-type="string">
            <text:p>Lanchester</text:p>
          </table:table-cell>
          <table:table-cell office:value-type="string">
            <text:p>Storm Super Premium Malt Liquor</text:p>
          </table:table-cell>
        </table:table-row>
        <table:table-row table:style-name="ro1">
          <table:table-cell office:value-type="string">
            <text:p>Lasser</text:p>
          </table:table-cell>
          <table:table-cell office:value-type="string">
            <text:p>Dunkle</text:p>
          </table:table-cell>
        </table:table-row>
        <table:table-row table:style-name="ro1">
          <table:table-cell office:value-type="string">
            <text:p>Lasser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Lasser</text:p>
          </table:table-cell>
          <table:table-cell office:value-type="string">
            <text:p>Maisel's Weisse</text:p>
          </table:table-cell>
        </table:table-row>
        <table:table-row table:style-name="ro1">
          <table:table-cell office:value-type="string">
            <text:p>Lasser</text:p>
          </table:table-cell>
          <table:table-cell office:value-type="string">
            <text:p>Premium-Pils</text:p>
          </table:table-cell>
        </table:table-row>
        <table:table-row table:style-name="ro1">
          <table:table-cell office:value-type="string">
            <text:p>Latrobe</text:p>
          </table:table-cell>
          <table:table-cell office:value-type="string">
            <text:p>Bavarian Black</text:p>
          </table:table-cell>
        </table:table-row>
        <table:table-row table:style-name="ro1">
          <table:table-cell office:value-type="string">
            <text:p>Latrobe</text:p>
          </table:table-cell>
          <table:table-cell office:value-type="string">
            <text:p>Rolling Rock</text:p>
          </table:table-cell>
        </table:table-row>
        <table:table-row table:style-name="ro1">
          <table:table-cell office:value-type="string">
            <text:p>Laughing Dog</text:p>
          </table:table-cell>
          <table:table-cell office:value-type="string">
            <text:p>Alpha Dog</text:p>
          </table:table-cell>
        </table:table-row>
        <table:table-row table:style-name="ro1">
          <table:table-cell office:value-type="string">
            <text:p>Laughing Dog</text:p>
          </table:table-cell>
          <table:table-cell office:value-type="string">
            <text:p>Cold Nose Winter Ale</text:p>
          </table:table-cell>
        </table:table-row>
        <table:table-row table:style-name="ro1">
          <table:table-cell office:value-type="string">
            <text:p>Laughing Dog</text:p>
          </table:table-cell>
          <table:table-cell office:value-type="string">
            <text:p>CSB / Crotch Sniffing Bastard</text:p>
          </table:table-cell>
        </table:table-row>
        <table:table-row table:style-name="ro1">
          <table:table-cell office:value-type="string">
            <text:p>Laughing Dog</text:p>
          </table:table-cell>
          <table:table-cell office:value-type="string">
            <text:p>Dogzilla Black IPA</text:p>
          </table:table-cell>
        </table:table-row>
        <table:table-row table:style-name="ro1">
          <table:table-cell office:value-type="string">
            <text:p>Laughing Dog</text:p>
          </table:table-cell>
          <table:table-cell office:value-type="string">
            <text:p>Rocket Dog Rye IPA</text:p>
          </table:table-cell>
        </table:table-row>
        <table:table-row table:style-name="ro1">
          <table:table-cell office:value-type="string">
            <text:p>Laughing Dog</text:p>
          </table:table-cell>
          <table:table-cell office:value-type="string">
            <text:p>Sneaky Pete</text:p>
          </table:table-cell>
        </table:table-row>
        <table:table-row table:style-name="ro1">
          <table:table-cell office:value-type="string">
            <text:p>Laughing Dog</text:p>
          </table:table-cell>
          <table:table-cell office:value-type="string">
            <text:p>The Dogfather</text:p>
          </table:table-cell>
        </table:table-row>
        <table:table-row table:style-name="ro1">
          <table:table-cell office:value-type="string">
            <text:p>Laughing Sun</text:p>
          </table:table-cell>
          <table:table-cell office:value-type="string">
            <text:p>Shallow Mud Rye Stout</text:p>
          </table:table-cell>
        </table:table-row>
        <table:table-row table:style-name="ro1">
          <table:table-cell office:value-type="string">
            <text:p>Laughing Sun</text:p>
          </table:table-cell>
          <table:table-cell office:value-type="string">
            <text:p>Sultan's Revenge</text:p>
          </table:table-cell>
        </table:table-row>
        <table:table-row table:style-name="ro1">
          <table:table-cell office:value-type="string">
            <text:p>Laurelwood</text:p>
          </table:table-cell>
          <table:table-cell office:value-type="string">
            <text:p>Boss IPA</text:p>
          </table:table-cell>
        </table:table-row>
        <table:table-row table:style-name="ro1">
          <table:table-cell office:value-type="string">
            <text:p>Laurelwood</text:p>
          </table:table-cell>
          <table:table-cell office:value-type="string">
            <text:p>Green Elephant IPA</text:p>
          </table:table-cell>
        </table:table-row>
        <table:table-row table:style-name="ro1">
          <table:table-cell office:value-type="string">
            <text:p>Laurelwood</text:p>
          </table:table-cell>
          <table:table-cell office:value-type="string">
            <text:p>Mother Lode Golden</text:p>
          </table:table-cell>
        </table:table-row>
        <table:table-row table:style-name="ro1">
          <table:table-cell office:value-type="string">
            <text:p>Laurelwood</text:p>
          </table:table-cell>
          <table:table-cell office:value-type="string">
            <text:p>Vinter Varmer</text:p>
          </table:table-cell>
        </table:table-row>
        <table:table-row table:style-name="ro1">
          <table:table-cell office:value-type="string">
            <text:p>Lawler</text:p>
          </table:table-cell>
          <table:table-cell office:value-type="string">
            <text:p>American Pale Ale</text:p>
          </table:table-cell>
        </table:table-row>
        <table:table-row table:style-name="ro1">
          <table:table-cell office:value-type="string">
            <text:p>Lazy Boy</text:p>
          </table:table-cell>
          <table:table-cell office:value-type="string">
            <text:p>Belgian</text:p>
          </table:table-cell>
        </table:table-row>
        <table:table-row table:style-name="ro1">
          <table:table-cell office:value-type="string">
            <text:p>Lazy Boy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Lazy Boy</text:p>
          </table:table-cell>
          <table:table-cell office:value-type="string">
            <text:p>Mistletoe Bliss</text:p>
          </table:table-cell>
        </table:table-row>
        <table:table-row table:style-name="ro1">
          <table:table-cell office:value-type="string">
            <text:p>Lazy Boy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Lazy Magnolia</text:p>
          </table:table-cell>
          <table:table-cell office:value-type="string">
            <text:p>Indian Summer Spiced Ale</text:p>
          </table:table-cell>
        </table:table-row>
        <table:table-row table:style-name="ro1">
          <table:table-cell office:value-type="string">
            <text:p>Lazy Magnolia</text:p>
          </table:table-cell>
          <table:table-cell office:value-type="string">
            <text:p>Jefferson Sweet Potato Cream Stout</text:p>
          </table:table-cell>
        </table:table-row>
        <table:table-row table:style-name="ro1">
          <table:table-cell office:value-type="string">
            <text:p>Lazy Magnolia</text:p>
          </table:table-cell>
          <table:table-cell office:value-type="string">
            <text:p>Southern Pecan Nut Brown Ale</text:p>
          </table:table-cell>
        </table:table-row>
        <table:table-row table:style-name="ro1">
          <table:table-cell office:value-type="string">
            <text:p>Leardi</text:p>
          </table:table-cell>
          <table:table-cell office:value-type="string">
            <text:p>Fatina Nera</text:p>
          </table:table-cell>
        </table:table-row>
        <table:table-row table:style-name="ro1">
          <table:table-cell office:value-type="string">
            <text:p>Leavenworth</text:p>
          </table:table-cell>
          <table:table-cell office:value-type="string">
            <text:p>Eight Mile Alt</text:p>
          </table:table-cell>
        </table:table-row>
        <table:table-row table:style-name="ro1">
          <table:table-cell office:value-type="string">
            <text:p>Leavenworth</text:p>
          </table:table-cell>
          <table:table-cell office:value-type="string">
            <text:p>Hodgson's IPA</text:p>
          </table:table-cell>
        </table:table-row>
        <table:table-row table:style-name="ro1">
          <table:table-cell office:value-type="string">
            <text:p>Lefebvre</text:p>
          </table:table-cell>
          <table:table-cell office:value-type="string">
            <text:p>Blanche de Bruxelles Mannekin Pis</text:p>
          </table:table-cell>
        </table:table-row>
        <table:table-row table:style-name="ro1">
          <table:table-cell office:value-type="string">
            <text:p>Lefebvre</text:p>
          </table:table-cell>
          <table:table-cell office:value-type="string">
            <text:p>Floreffe Double</text:p>
          </table:table-cell>
        </table:table-row>
        <table:table-row table:style-name="ro1">
          <table:table-cell office:value-type="string">
            <text:p>Lefebvre</text:p>
          </table:table-cell>
          <table:table-cell office:value-type="string">
            <text:p>Floreffe Prima Melior</text:p>
          </table:table-cell>
        </table:table-row>
        <table:table-row table:style-name="ro1">
          <table:table-cell office:value-type="string">
            <text:p>Lefebvre</text:p>
          </table:table-cell>
          <table:table-cell office:value-type="string">
            <text:p>Floreffe Triple</text:p>
          </table:table-cell>
        </table:table-row>
        <table:table-row table:style-name="ro1">
          <table:table-cell office:value-type="string">
            <text:p>Lefebvre</text:p>
          </table:table-cell>
          <table:table-cell office:value-type="string">
            <text:p>Saison 1900</text:p>
          </table:table-cell>
        </table:table-row>
        <table:table-row table:style-name="ro1">
          <table:table-cell office:value-type="string">
            <text:p>Leffe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Leffe</text:p>
          </table:table-cell>
          <table:table-cell office:value-type="string">
            <text:p>Brown</text:p>
          </table:table-cell>
        </table:table-row>
        <table:table-row table:style-name="ro1">
          <table:table-cell office:value-type="string">
            <text:p>Left Coast</text:p>
          </table:table-cell>
          <table:table-cell office:value-type="string">
            <text:p>Hop Juice</text:p>
          </table:table-cell>
        </table:table-row>
        <table:table-row table:style-name="ro1">
          <table:table-cell office:value-type="string">
            <text:p>Left Coast</text:p>
          </table:table-cell>
          <table:table-cell office:value-type="string">
            <text:p>Pale</text:p>
          </table:table-cell>
        </table:table-row>
        <table:table-row table:style-name="ro1">
          <table:table-cell office:value-type="string">
            <text:p>Left Coast</text:p>
          </table:table-cell>
          <table:table-cell office:value-type="string">
            <text:p>Voo Doo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400 Pound Monkey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Bard's Ale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Black Jack Porter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Chainsaw Ale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Fade to Black Volume 2: Smoked Porter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Good JuJu (formerly JuJu Ginger)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Goosinator Smoked Doppelbock 2007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Haystack Wheat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Milk Stout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Oak Aged Imperial Stout 2009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Pole Star Pilsner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Sawtooth Ale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Snow Bound Winter Ale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St. Vrain Tripel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Stranger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Twin Sisters Double IPA Ale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Wake Up Dead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Warrior IPA</text:p>
          </table:table-cell>
        </table:table-row>
        <table:table-row table:style-name="ro1">
          <table:table-cell office:value-type="string">
            <text:p>Left Hand</text:p>
          </table:table-cell>
          <table:table-cell office:value-type="string">
            <text:p>Widdershins Barleywine</text:p>
          </table:table-cell>
        </table:table-row>
        <table:table-row table:style-name="ro1">
          <table:table-cell office:value-type="string">
            <text:p>Legend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Legend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Legend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Legend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Legendes</text:p>
          </table:table-cell>
          <table:table-cell office:value-type="string">
            <text:p>Hercule Stout</text:p>
          </table:table-cell>
        </table:table-row>
        <table:table-row table:style-name="ro1">
          <table:table-cell office:value-type="string">
            <text:p>Legendes</text:p>
          </table:table-cell>
          <table:table-cell office:value-type="string">
            <text:p>La Bière des Collines van de Saisis</text:p>
          </table:table-cell>
        </table:table-row>
        <table:table-row table:style-name="ro1">
          <table:table-cell office:value-type="string">
            <text:p>Legendes</text:p>
          </table:table-cell>
          <table:table-cell office:value-type="string">
            <text:p>La Quintine Ambrée / Amber</text:p>
          </table:table-cell>
        </table:table-row>
        <table:table-row table:style-name="ro1">
          <table:table-cell office:value-type="string">
            <text:p>Legendes</text:p>
          </table:table-cell>
          <table:table-cell office:value-type="string">
            <text:p>La Quintine Blonde</text:p>
          </table:table-cell>
        </table:table-row>
        <table:table-row table:style-name="ro1">
          <table:table-cell office:value-type="string">
            <text:p>Legends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Legends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Legends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Leibinger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Leibinger</text:p>
          </table:table-cell>
          <table:table-cell office:value-type="string">
            <text:p>Edel-Pils</text:p>
          </table:table-cell>
        </table:table-row>
        <table:table-row table:style-name="ro1">
          <table:table-cell office:value-type="string">
            <text:p>Leibinger</text:p>
          </table:table-cell>
          <table:table-cell office:value-type="string">
            <text:p>Edel-Spezial</text:p>
          </table:table-cell>
        </table:table-row>
        <table:table-row table:style-name="ro1">
          <table:table-cell office:value-type="string">
            <text:p>Leibinger</text:p>
          </table:table-cell>
          <table:table-cell office:value-type="string">
            <text:p>Hefe-Weizen (discontinued)</text:p>
          </table:table-cell>
        </table:table-row>
        <table:table-row table:style-name="ro1">
          <table:table-cell office:value-type="string">
            <text:p>Leikeim</text:p>
          </table:table-cell>
          <table:table-cell office:value-type="string">
            <text:p>Dunkle Weisse</text:p>
          </table:table-cell>
        </table:table-row>
        <table:table-row table:style-name="ro1">
          <table:table-cell office:value-type="string">
            <text:p>Leikeim</text:p>
          </table:table-cell>
          <table:table-cell office:value-type="string">
            <text:p>Feines Schwarzes (formerly Schwarzbier)</text:p>
          </table:table-cell>
        </table:table-row>
        <table:table-row table:style-name="ro1">
          <table:table-cell office:value-type="string">
            <text:p>Leikeim</text:p>
          </table:table-cell>
          <table:table-cell office:value-type="string">
            <text:p>Helle Weisse</text:p>
          </table:table-cell>
        </table:table-row>
        <table:table-row table:style-name="ro1">
          <table:table-cell office:value-type="string">
            <text:p>Leikeim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Leikeim</text:p>
          </table:table-cell>
          <table:table-cell office:value-type="string">
            <text:p>Landbier (formerly Original Landbier)</text:p>
          </table:table-cell>
        </table:table-row>
        <table:table-row table:style-name="ro1">
          <table:table-cell office:value-type="string">
            <text:p>Leikeim</text:p>
          </table:table-cell>
          <table:table-cell office:value-type="string">
            <text:p>Premium</text:p>
          </table:table-cell>
        </table:table-row>
        <table:table-row table:style-name="ro1">
          <table:table-cell office:value-type="string">
            <text:p>Leikeim</text:p>
          </table:table-cell>
          <table:table-cell office:value-type="string">
            <text:p>Schwarze-Weiße</text:p>
          </table:table-cell>
        </table:table-row>
        <table:table-row table:style-name="ro1">
          <table:table-cell office:value-type="string">
            <text:p>Leikeim</text:p>
          </table:table-cell>
          <table:table-cell office:value-type="string">
            <text:p>Steinbier</text:p>
          </table:table-cell>
        </table:table-row>
        <table:table-row table:style-name="ro1">
          <table:table-cell office:value-type="string">
            <text:p>Leikeim</text:p>
          </table:table-cell>
          <table:table-cell office:value-type="string">
            <text:p>Wintertraum</text:p>
          </table:table-cell>
        </table:table-row>
        <table:table-row table:style-name="ro1">
          <table:table-cell office:value-type="string">
            <text:p>Leinenkugel (Milwaukee)</text:p>
          </table:table-cell>
          <table:table-cell office:value-type="string">
            <text:p>Auburn Ale</text:p>
          </table:table-cell>
        </table:table-row>
        <table:table-row table:style-name="ro1">
          <table:table-cell office:value-type="string">
            <text:p>Leinenkugel (Milwaukee)</text:p>
          </table:table-cell>
          <table:table-cell office:value-type="string">
            <text:p>Big Butt Doppelbock</text:p>
          </table:table-cell>
        </table:table-row>
        <table:table-row table:style-name="ro1">
          <table:table-cell office:value-type="string">
            <text:p>Leinenkugel (Milwaukee)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Leinenkugel (Milwaukee)</text:p>
          </table:table-cell>
          <table:table-cell office:value-type="string">
            <text:p>Damon's Phantom Brew</text:p>
          </table:table-cell>
        </table:table-row>
        <table:table-row table:style-name="ro1">
          <table:table-cell office:value-type="string">
            <text:p>Leinenkugel (Milwaukee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Leinenkugel (Milwaukee)</text:p>
          </table:table-cell>
          <table:table-cell office:value-type="string">
            <text:p>Honey Weiss</text:p>
          </table:table-cell>
        </table:table-row>
        <table:table-row table:style-name="ro1">
          <table:table-cell office:value-type="string">
            <text:p>Leinenkugel (Milwaukee)</text:p>
          </table:table-cell>
          <table:table-cell office:value-type="string">
            <text:p>Northwoods Lager</text:p>
          </table:table-cell>
        </table:table-row>
        <table:table-row table:style-name="ro1">
          <table:table-cell office:value-type="string">
            <text:p>Leinenkugel (Phoenix)</text:p>
          </table:table-cell>
          <table:table-cell office:value-type="string">
            <text:p>Splitfinger Stout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1888 Bock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Berry Weiss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Big Eddy Baltic Porter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Big Eddy Imperial IPA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Big Eddy Russian Imperial Stout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Big Eddy Wee Heavy Scotch Ale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Classic Amber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Creamy Dark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Fireside Nut Brown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Honey Weiss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Limited (formerly Northwoods Lager)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Original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Red Lager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Summer Shandy</text:p>
          </table:table-cell>
        </table:table-row>
        <table:table-row table:style-name="ro1">
          <table:table-cell office:value-type="string">
            <text:p>Leinenkugel</text:p>
          </table:table-cell>
          <table:table-cell office:value-type="string">
            <text:p>Sunset Wheat</text:p>
          </table:table-cell>
        </table:table-row>
        <table:table-row table:style-name="ro1">
          <table:table-cell office:value-type="string">
            <text:p>Lexington</text:p>
          </table:table-cell>
          <table:table-cell office:value-type="string">
            <text:p>Kentucky Ale</text:p>
          </table:table-cell>
        </table:table-row>
        <table:table-row table:style-name="ro1">
          <table:table-cell office:value-type="string">
            <text:p>Lexington</text:p>
          </table:table-cell>
          <table:table-cell office:value-type="string">
            <text:p>Kentucky Bourbon Barrel Ale</text:p>
          </table:table-cell>
        </table:table-row>
        <table:table-row table:style-name="ro1">
          <table:table-cell office:value-type="string">
            <text:p>Lexington</text:p>
          </table:table-cell>
          <table:table-cell office:value-type="string">
            <text:p>Limestone 1897 Original Amber Ale (discontinued)</text:p>
          </table:table-cell>
        </table:table-row>
        <table:table-row table:style-name="ro1">
          <table:table-cell office:value-type="string">
            <text:p>Lexington</text:p>
          </table:table-cell>
          <table:table-cell office:value-type="string">
            <text:p>Limestone Bavarian Style Bock (discontinued)</text:p>
          </table:table-cell>
        </table:table-row>
        <table:table-row table:style-name="ro1">
          <table:table-cell office:value-type="string">
            <text:p>Lexington</text:p>
          </table:table-cell>
          <table:table-cell office:value-type="string">
            <text:p>Limestone Crisp-Hoppy Pale Ale (discontinued)</text:p>
          </table:table-cell>
        </table:table-row>
        <table:table-row table:style-name="ro1">
          <table:table-cell office:value-type="string">
            <text:p>Lexington</text:p>
          </table:table-cell>
          <table:table-cell office:value-type="string">
            <text:p>Limestone English Style Porter (discontinued)</text:p>
          </table:table-cell>
        </table:table-row>
        <table:table-row table:style-name="ro1">
          <table:table-cell office:value-type="string">
            <text:p>Licher</text:p>
          </table:table-cell>
          <table:table-cell office:value-type="string">
            <text:p>Export Premium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All Saints Belgian Golden Ale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All Saints Belgian White Ale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Cuvée-Brut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Gluhkriek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Goudenband 1996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Goudenband 1999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Goudenband 2002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Goudenband 2006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Goudenband 2011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Kriekbier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Lucifer</text:p>
          </table:table-cell>
        </table:table-row>
        <table:table-row table:style-name="ro1">
          <table:table-cell office:value-type="string">
            <text:p>Liefmans</text:p>
          </table:table-cell>
          <table:table-cell office:value-type="string">
            <text:p>Vondel</text:p>
          </table:table-cell>
        </table:table-row>
        <table:table-row table:style-name="ro1">
          <table:table-cell office:value-type="string">
            <text:p>Lift Bridge</text:p>
          </table:table-cell>
          <table:table-cell office:value-type="string">
            <text:p>Farm Girl</text:p>
          </table:table-cell>
        </table:table-row>
        <table:table-row table:style-name="ro1">
          <table:table-cell office:value-type="string">
            <text:p>Lighthouse</text:p>
          </table:table-cell>
          <table:table-cell office:value-type="string">
            <text:p>Beacon IPA</text:p>
          </table:table-cell>
        </table:table-row>
        <table:table-row table:style-name="ro1">
          <table:table-cell office:value-type="string">
            <text:p>Lightning Boy</text:p>
          </table:table-cell>
          <table:table-cell office:value-type="string">
            <text:p>Thunder Pup Pa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Electrostatic A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Elemental Pilsner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Old Tempest A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Sauerstrom A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Thunderweizen Ale</text:p>
          </table:table-cell>
        </table:table-row>
        <table:table-row table:style-name="ro1">
          <table:table-cell office:value-type="string">
            <text:p>Limburg</text:p>
          </table:table-cell>
          <table:table-cell office:value-type="string">
            <text:p>Witbier</text:p>
          </table:table-cell>
        </table:table-row>
        <table:table-row table:style-name="ro1">
          <table:table-cell office:value-type="string">
            <text:p>Lindemans</text:p>
          </table:table-cell>
          <table:table-cell office:value-type="string">
            <text:p>Cassis</text:p>
          </table:table-cell>
        </table:table-row>
        <table:table-row table:style-name="ro1">
          <table:table-cell office:value-type="string">
            <text:p>Lindemans</text:p>
          </table:table-cell>
          <table:table-cell office:value-type="string">
            <text:p>Cuvée René Grand Cru Gueuze Lambic</text:p>
          </table:table-cell>
        </table:table-row>
        <table:table-row table:style-name="ro1">
          <table:table-cell office:value-type="string">
            <text:p>Lindemans</text:p>
          </table:table-cell>
          <table:table-cell office:value-type="string">
            <text:p>Faro</text:p>
          </table:table-cell>
        </table:table-row>
        <table:table-row table:style-name="ro1">
          <table:table-cell office:value-type="string">
            <text:p>Lindemans</text:p>
          </table:table-cell>
          <table:table-cell office:value-type="string">
            <text:p>Framboise</text:p>
          </table:table-cell>
        </table:table-row>
        <table:table-row table:style-name="ro1">
          <table:table-cell office:value-type="string">
            <text:p>Lindemans</text:p>
          </table:table-cell>
          <table:table-cell office:value-type="string">
            <text:p>Geuze</text:p>
          </table:table-cell>
        </table:table-row>
        <table:table-row table:style-name="ro1">
          <table:table-cell office:value-type="string">
            <text:p>Lindemans</text:p>
          </table:table-cell>
          <table:table-cell office:value-type="string">
            <text:p>Gueuze Foudroyante</text:p>
          </table:table-cell>
        </table:table-row>
        <table:table-row table:style-name="ro1">
          <table:table-cell office:value-type="string">
            <text:p>Lindemans</text:p>
          </table:table-cell>
          <table:table-cell office:value-type="string">
            <text:p>Kriek</text:p>
          </table:table-cell>
        </table:table-row>
        <table:table-row table:style-name="ro1">
          <table:table-cell office:value-type="string">
            <text:p>Lindemans</text:p>
          </table:table-cell>
          <table:table-cell office:value-type="string">
            <text:p>Pêche / Pecheresse</text:p>
          </table:table-cell>
        </table:table-row>
        <table:table-row table:style-name="ro1">
          <table:table-cell office:value-type="string">
            <text:p>Lindemans</text:p>
          </table:table-cell>
          <table:table-cell office:value-type="string">
            <text:p>Pomme / Apple</text:p>
          </table:table-cell>
        </table:table-row>
        <table:table-row table:style-name="ro1">
          <table:table-cell office:value-type="string">
            <text:p>Linden-Bräu</text:p>
          </table:table-cell>
          <table:table-cell office:value-type="string">
            <text:p>Vollbier</text:p>
          </table:table-cell>
        </table:table-row>
        <table:table-row table:style-name="ro1">
          <table:table-cell office:value-type="string">
            <text:p>Lion Nathan</text:p>
          </table:table-cell>
          <table:table-cell office:value-type="string">
            <text:p>Hahn Special Vintage 2000</text:p>
          </table:table-cell>
        </table:table-row>
        <table:table-row table:style-name="ro1">
          <table:table-cell office:value-type="string">
            <text:p>Lion</text:p>
          </table:table-cell>
          <table:table-cell office:value-type="string">
            <text:p>1857 Lager (discontinued)</text:p>
          </table:table-cell>
        </table:table-row>
        <table:table-row table:style-name="ro1">
          <table:table-cell office:value-type="string">
            <text:p>Lion</text:p>
          </table:table-cell>
          <table:table-cell office:value-type="string">
            <text:p>C. Stegmaier Porter</text:p>
          </table:table-cell>
        </table:table-row>
        <table:table-row table:style-name="ro1">
          <table:table-cell office:value-type="string">
            <text:p>Little Apple</text:p>
          </table:table-cell>
          <table:table-cell office:value-type="string">
            <text:p>Big 12 Barleywine</text:p>
          </table:table-cell>
        </table:table-row>
        <table:table-row table:style-name="ro1">
          <table:table-cell office:value-type="string">
            <text:p>Little Apple</text:p>
          </table:table-cell>
          <table:table-cell office:value-type="string">
            <text:p>Bison Brown Ale</text:p>
          </table:table-cell>
        </table:table-row>
        <table:table-row table:style-name="ro1">
          <table:table-cell office:value-type="string">
            <text:p>Little Apple</text:p>
          </table:table-cell>
          <table:table-cell office:value-type="string">
            <text:p>Blarney's Irish Stout</text:p>
          </table:table-cell>
        </table:table-row>
        <table:table-row table:style-name="ro1">
          <table:table-cell office:value-type="string">
            <text:p>Little Apple</text:p>
          </table:table-cell>
          <table:table-cell office:value-type="string">
            <text:p>Bovine Belgian Winter Ale</text:p>
          </table:table-cell>
        </table:table-row>
        <table:table-row table:style-name="ro1">
          <table:table-cell office:value-type="string">
            <text:p>Little Apple</text:p>
          </table:table-cell>
          <table:table-cell office:value-type="string">
            <text:p>Prairie Pale</text:p>
          </table:table-cell>
        </table:table-row>
        <table:table-row table:style-name="ro1">
          <table:table-cell office:value-type="string">
            <text:p>Little Apple</text:p>
          </table:table-cell>
          <table:table-cell office:value-type="string">
            <text:p>Riley's Red Ale</text:p>
          </table:table-cell>
        </table:table-row>
        <table:table-row table:style-name="ro1">
          <table:table-cell office:value-type="string">
            <text:p>Little Apple</text:p>
          </table:table-cell>
          <table:table-cell office:value-type="string">
            <text:p>Wildcat Wheat Ale</text:p>
          </table:table-cell>
        </table:table-row>
        <table:table-row table:style-name="ro1">
          <table:table-cell office:value-type="string">
            <text:p>Little Apple</text:p>
          </table:table-cell>
          <table:table-cell office:value-type="string">
            <text:p>XX Black Angus Stout</text:p>
          </table:table-cell>
        </table:table-row>
        <table:table-row table:style-name="ro1">
          <table:table-cell office:value-type="string">
            <text:p>Live Oak</text:p>
          </table:table-cell>
          <table:table-cell office:value-type="string">
            <text:p>Big Bark Amber Lager</text:p>
          </table:table-cell>
        </table:table-row>
        <table:table-row table:style-name="ro1">
          <table:table-cell office:value-type="string">
            <text:p>Live Soup</text:p>
          </table:table-cell>
          <table:table-cell office:value-type="string">
            <text:p>Hefeweiss</text:p>
          </table:table-cell>
        </table:table-row>
        <table:table-row table:style-name="ro1">
          <table:table-cell office:value-type="string">
            <text:p>Live Soup</text:p>
          </table:table-cell>
          <table:table-cell office:value-type="string">
            <text:p>Kim's Summer Amber</text:p>
          </table:table-cell>
        </table:table-row>
        <table:table-row table:style-name="ro1">
          <table:table-cell office:value-type="string">
            <text:p>Live Soup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Live Soup</text:p>
          </table:table-cell>
          <table:table-cell office:value-type="string">
            <text:p>Wheat Soup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BA Maillot Jaune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Dixie O'Flynn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Half Truth Black Rye IPA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McGilligan's IPA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Paris-Roubaix Pale Ale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Red Canoe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Rusty Ale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Sisyphus Twist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SMaSH Cascade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SMaSH Chinook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SMaSH Summit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SMaSH Warrior</text:p>
          </table:table-cell>
        </table:table-row>
        <table:table-row table:style-name="ro1">
          <table:table-cell office:value-type="string">
            <text:p>Livery</text:p>
          </table:table-cell>
          <table:table-cell office:value-type="string">
            <text:p>Steep Canyon</text:p>
          </table:table-cell>
        </table:table-row>
        <table:table-row table:style-name="ro1">
          <table:table-cell office:value-type="string">
            <text:p>Loaf and Stein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Loaf and Stein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Loaf and Stein</text:p>
          </table:table-cell>
          <table:table-cell office:value-type="string">
            <text:p>Railroad Street Porter</text:p>
          </table:table-cell>
        </table:table-row>
        <table:table-row table:style-name="ro1">
          <table:table-cell office:value-type="string">
            <text:p>Loaf and Stein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Local Option</text:p>
          </table:table-cell>
          <table:table-cell office:value-type="string">
            <text:p>American Muscle</text:p>
          </table:table-cell>
        </table:table-row>
        <table:table-row table:style-name="ro1">
          <table:table-cell office:value-type="string">
            <text:p>Local Option</text:p>
          </table:table-cell>
          <table:table-cell office:value-type="string">
            <text:p>La Petit Mort</text:p>
          </table:table-cell>
        </table:table-row>
        <table:table-row table:style-name="ro1">
          <table:table-cell office:value-type="string">
            <text:p>Local Option</text:p>
          </table:table-cell>
          <table:table-cell office:value-type="string">
            <text:p>Militiagan</text:p>
          </table:table-cell>
        </table:table-row>
        <table:table-row table:style-name="ro1">
          <table:table-cell office:value-type="string">
            <text:p>Locher</text:p>
          </table:table-cell>
          <table:table-cell office:value-type="string">
            <text:p>Appenzeller Quöllfrisch Hell</text:p>
          </table:table-cell>
        </table:table-row>
        <table:table-row table:style-name="ro1">
          <table:table-cell office:value-type="string">
            <text:p>Locher</text:p>
          </table:table-cell>
          <table:table-cell office:value-type="string">
            <text:p>Appenzeller Schwarzer Kristall</text:p>
          </table:table-cell>
        </table:table-row>
        <table:table-row table:style-name="ro1">
          <table:table-cell office:value-type="string">
            <text:p>Locher</text:p>
          </table:table-cell>
          <table:table-cell office:value-type="string">
            <text:p>Castégna</text:p>
          </table:table-cell>
        </table:table-row>
        <table:table-row table:style-name="ro1">
          <table:table-cell office:value-type="string">
            <text:p>Locher</text:p>
          </table:table-cell>
          <table:table-cell office:value-type="string">
            <text:p>Leermond Bier</text:p>
          </table:table-cell>
        </table:table-row>
        <table:table-row table:style-name="ro1">
          <table:table-cell office:value-type="string">
            <text:p>Logjam</text:p>
          </table:table-cell>
          <table:table-cell office:value-type="string">
            <text:p>Ax Handle Ale</text:p>
          </table:table-cell>
        </table:table-row>
        <table:table-row table:style-name="ro1">
          <table:table-cell office:value-type="string">
            <text:p>Logjam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Logjam</text:p>
          </table:table-cell>
          <table:table-cell office:value-type="string">
            <text:p>Swede Saw Red Ale</text:p>
          </table:table-cell>
        </table:table-row>
        <table:table-row table:style-name="ro1">
          <table:table-cell office:value-type="string">
            <text:p>Łomża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Łomża</text:p>
          </table:table-cell>
          <table:table-cell office:value-type="string">
            <text:p>Pełne</text:p>
          </table:table-cell>
        </table:table-row>
        <table:table-row table:style-name="ro1">
          <table:table-cell office:value-type="string">
            <text:p>Lonetree</text:p>
          </table:table-cell>
          <table:table-cell office:value-type="string">
            <text:p>Iron Horse Dark Ale</text:p>
          </table:table-cell>
        </table:table-row>
        <table:table-row table:style-name="ro1">
          <table:table-cell office:value-type="string">
            <text:p>Long Valley</text:p>
          </table:table-cell>
          <table:table-cell office:value-type="string">
            <text:p>Black River Brown</text:p>
          </table:table-cell>
        </table:table-row>
        <table:table-row table:style-name="ro1">
          <table:table-cell office:value-type="string">
            <text:p>Long Valley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Long Valley</text:p>
          </table:table-cell>
          <table:table-cell office:value-type="string">
            <text:p>German Valley Amber</text:p>
          </table:table-cell>
        </table:table-row>
        <table:table-row table:style-name="ro1">
          <table:table-cell office:value-type="string">
            <text:p>Long Valley</text:p>
          </table:table-cell>
          <table:table-cell office:value-type="string">
            <text:p>Grist Mill Golden Ale</text:p>
          </table:table-cell>
        </table:table-row>
        <table:table-row table:style-name="ro1">
          <table:table-cell office:value-type="string">
            <text:p>Long Valley</text:p>
          </table:table-cell>
          <table:table-cell office:value-type="string">
            <text:p>Hookerman's Light</text:p>
          </table:table-cell>
        </table:table-row>
        <table:table-row table:style-name="ro1">
          <table:table-cell office:value-type="string">
            <text:p>Long Valley</text:p>
          </table:table-cell>
          <table:table-cell office:value-type="string">
            <text:p>Lazy Jake Porter</text:p>
          </table:table-cell>
        </table:table-row>
        <table:table-row table:style-name="ro1">
          <table:table-cell office:value-type="string">
            <text:p>Long Valley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Los Gatos</text:p>
          </table:table-cell>
          <table:table-cell office:value-type="string">
            <text:p>Classic Pale Ale</text:p>
          </table:table-cell>
        </table:table-row>
        <table:table-row table:style-name="ro1">
          <table:table-cell office:value-type="string">
            <text:p>Los Gatos</text:p>
          </table:table-cell>
          <table:table-cell office:value-type="string">
            <text:p>Doppelbock</text:p>
          </table:table-cell>
        </table:table-row>
        <table:table-row table:style-name="ro1">
          <table:table-cell office:value-type="string">
            <text:p>Los Gatos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Los Gatos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Los Gatos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Lost Coast</text:p>
          </table:table-cell>
          <table:table-cell office:value-type="string">
            <text:p>8-Ball Stout</text:p>
          </table:table-cell>
        </table:table-row>
        <table:table-row table:style-name="ro1">
          <table:table-cell office:value-type="string">
            <text:p>Lost Coast</text:p>
          </table:table-cell>
          <table:table-cell office:value-type="string">
            <text:p>Alleycat Amber Ale</text:p>
          </table:table-cell>
        </table:table-row>
        <table:table-row table:style-name="ro1">
          <table:table-cell office:value-type="string">
            <text:p>Lost Coast</text:p>
          </table:table-cell>
          <table:table-cell office:value-type="string">
            <text:p>Downtown Brown</text:p>
          </table:table-cell>
        </table:table-row>
        <table:table-row table:style-name="ro1">
          <table:table-cell office:value-type="string">
            <text:p>Lost Coast</text:p>
          </table:table-cell>
          <table:table-cell office:value-type="string">
            <text:p>Dunkel Hefeweizen</text:p>
          </table:table-cell>
        </table:table-row>
        <table:table-row table:style-name="ro1">
          <table:table-cell office:value-type="string">
            <text:p>Lost Coast</text:p>
          </table:table-cell>
          <table:table-cell office:value-type="string">
            <text:p>Great White Beer</text:p>
          </table:table-cell>
        </table:table-row>
        <table:table-row table:style-name="ro1">
          <table:table-cell office:value-type="string">
            <text:p>Lost Coast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Lost Coast</text:p>
          </table:table-cell>
          <table:table-cell office:value-type="string">
            <text:p>Indica India Pale Ale</text:p>
          </table:table-cell>
        </table:table-row>
        <table:table-row table:style-name="ro1">
          <table:table-cell office:value-type="string">
            <text:p>Lost Coast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Lost Coast</text:p>
          </table:table-cell>
          <table:table-cell office:value-type="string">
            <text:p>Raspberry Brown</text:p>
          </table:table-cell>
        </table:table-row>
        <table:table-row table:style-name="ro1">
          <table:table-cell office:value-type="string">
            <text:p>Lost Lake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Loterbol</text:p>
          </table:table-cell>
          <table:table-cell office:value-type="string">
            <text:p>Loterbol Brown 8°</text:p>
          </table:table-cell>
        </table:table-row>
        <table:table-row table:style-name="ro1">
          <table:table-cell office:value-type="string">
            <text:p>Louisiana Jack's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Lowell</text:p>
          </table:table-cell>
          <table:table-cell office:value-type="string">
            <text:p>Mill City Amber Ale</text:p>
          </table:table-cell>
        </table:table-row>
        <table:table-row table:style-name="ro1">
          <table:table-cell office:value-type="string">
            <text:p>Lowell</text:p>
          </table:table-cell>
          <table:table-cell office:value-type="string">
            <text:p>Mill City Octoberfest</text:p>
          </table:table-cell>
        </table:table-row>
        <table:table-row table:style-name="ro1">
          <table:table-cell office:value-type="string">
            <text:p>Löwenbräu Buttenheim</text:p>
          </table:table-cell>
          <table:table-cell office:value-type="string">
            <text:p>Bockbier</text:p>
          </table:table-cell>
        </table:table-row>
        <table:table-row table:style-name="ro1">
          <table:table-cell office:value-type="string">
            <text:p>Löwenbräu Buttenheim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Löwenbräu München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Löwenbräu München</text:p>
          </table:table-cell>
          <table:table-cell office:value-type="string">
            <text:p>Original</text:p>
          </table:table-cell>
        </table:table-row>
        <table:table-row table:style-name="ro1">
          <table:table-cell office:value-type="string">
            <text:p>Löwenbräu München</text:p>
          </table:table-cell>
          <table:table-cell office:value-type="string">
            <text:p>Premium Pils</text:p>
          </table:table-cell>
        </table:table-row>
        <table:table-row table:style-name="ro1">
          <table:table-cell office:value-type="string">
            <text:p>Löwenbräu München</text:p>
          </table:table-cell>
          <table:table-cell office:value-type="string">
            <text:p>Schwarze Weisse</text:p>
          </table:table-cell>
        </table:table-row>
        <table:table-row table:style-name="ro1">
          <table:table-cell office:value-type="string">
            <text:p>Löwenbräu München</text:p>
          </table:table-cell>
          <table:table-cell office:value-type="string">
            <text:p>Triumphator</text:p>
          </table:table-cell>
        </table:table-row>
        <table:table-row table:style-name="ro1">
          <table:table-cell office:value-type="string">
            <text:p>Löwenbräu Zürich</text:p>
          </table:table-cell>
          <table:table-cell office:value-type="string">
            <text:p>Löwen Weisse</text:p>
          </table:table-cell>
        </table:table-row>
        <table:table-row table:style-name="ro1">
          <table:table-cell office:value-type="string">
            <text:p>Löwenbräu Zürich</text:p>
          </table:table-cell>
          <table:table-cell office:value-type="string">
            <text:p>Swiss Export</text:p>
          </table:table-cell>
        </table:table-row>
        <table:table-row table:style-name="ro1">
          <table:table-cell office:value-type="string">
            <text:p>Lucky Bucket</text:p>
          </table:table-cell>
          <table:table-cell office:value-type="string">
            <text:p>Beyond the Pail</text:p>
          </table:table-cell>
        </table:table-row>
        <table:table-row table:style-name="ro1">
          <table:table-cell office:value-type="string">
            <text:p>Lucky Bucket</text:p>
          </table:table-cell>
          <table:table-cell office:value-type="string">
            <text:p>Certified Evil</text:p>
          </table:table-cell>
        </table:table-row>
        <table:table-row table:style-name="ro1">
          <table:table-cell office:value-type="string">
            <text:p>Lucky Bucket</text:p>
          </table:table-cell>
          <table:table-cell office:value-type="string">
            <text:p>Certified Evil Bourbon Aged</text:p>
          </table:table-cell>
        </table:table-row>
        <table:table-row table:style-name="ro1">
          <table:table-cell office:value-type="string">
            <text:p>Lucky Bucket</text:p>
          </table:table-cell>
          <table:table-cell office:value-type="string">
            <text:p>El Mastodon</text:p>
          </table:table-cell>
        </table:table-row>
        <table:table-row table:style-name="ro1">
          <table:table-cell office:value-type="string">
            <text:p>Lucky Bucket</text:p>
          </table:table-cell>
          <table:table-cell office:value-type="string">
            <text:p>Heartland Wheat</text:p>
          </table:table-cell>
        </table:table-row>
        <table:table-row table:style-name="ro1">
          <table:table-cell office:value-type="string">
            <text:p>Lucky Bucket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Lucky Bucket</text:p>
          </table:table-cell>
          <table:table-cell office:value-type="string">
            <text:p>Pre-Prohibition Pilsner</text:p>
          </table:table-cell>
        </table:table-row>
        <table:table-row table:style-name="ro1">
          <table:table-cell office:value-type="string">
            <text:p>M.T. Barrels</text:p>
          </table:table-cell>
          <table:table-cell office:value-type="string">
            <text:p>Belgian Blonde</text:p>
          </table:table-cell>
        </table:table-row>
        <table:table-row table:style-name="ro1">
          <table:table-cell office:value-type="string">
            <text:p>M.T. Barrels</text:p>
          </table:table-cell>
          <table:table-cell office:value-type="string">
            <text:p>I.P.A.</text:p>
          </table:table-cell>
        </table:table-row>
        <table:table-row table:style-name="ro1">
          <table:table-cell office:value-type="string">
            <text:p>M.T. Barrels</text:p>
          </table:table-cell>
          <table:table-cell office:value-type="string">
            <text:p>Kolsch</text:p>
          </table:table-cell>
        </table:table-row>
        <table:table-row table:style-name="ro1">
          <table:table-cell office:value-type="string">
            <text:p>Macau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Macedonian Thrace</text:p>
          </table:table-cell>
          <table:table-cell office:value-type="string">
            <text:p>Hillas</text:p>
          </table:table-cell>
        </table:table-row>
        <table:table-row table:style-name="ro1">
          <table:table-cell office:value-type="string">
            <text:p>Maclay</text:p>
          </table:table-cell>
          <table:table-cell office:value-type="string">
            <text:p>Eighty Shilling Export Ale</text:p>
          </table:table-cell>
        </table:table-row>
        <table:table-row table:style-name="ro1">
          <table:table-cell office:value-type="string">
            <text:p>Maclay</text:p>
          </table:table-cell>
          <table:table-cell office:value-type="string">
            <text:p>Scotch Ale</text:p>
          </table:table-cell>
        </table:table-row>
        <table:table-row table:style-name="ro1">
          <table:table-cell office:value-type="string">
            <text:p>Maclay</text:p>
          </table:table-cell>
          <table:table-cell office:value-type="string">
            <text:p>The Only Oat Malt Stout In The World</text:p>
          </table:table-cell>
        </table:table-row>
        <table:table-row table:style-name="ro1">
          <table:table-cell office:value-type="string">
            <text:p>Maclay</text:p>
          </table:table-cell>
          <table:table-cell office:value-type="string">
            <text:p>Wallace</text:p>
          </table:table-cell>
        </table:table-row>
        <table:table-row table:style-name="ro1">
          <table:table-cell office:value-type="string">
            <text:p>Mad Anthony</text:p>
          </table:table-cell>
          <table:table-cell office:value-type="string">
            <text:p>Auburn</text:p>
          </table:table-cell>
        </table:table-row>
        <table:table-row table:style-name="ro1">
          <table:table-cell office:value-type="string">
            <text:p>Mad Anthony</text:p>
          </table:table-cell>
          <table:table-cell office:value-type="string">
            <text:p>Big Daddy Brown</text:p>
          </table:table-cell>
        </table:table-row>
        <table:table-row table:style-name="ro1">
          <table:table-cell office:value-type="string">
            <text:p>Mad Anthony</text:p>
          </table:table-cell>
          <table:table-cell office:value-type="string">
            <text:p>Harry Baals Stout</text:p>
          </table:table-cell>
        </table:table-row>
        <table:table-row table:style-name="ro1">
          <table:table-cell office:value-type="string">
            <text:p>Mad Anthony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Mad Anthony</text:p>
          </table:table-cell>
          <table:table-cell office:value-type="string">
            <text:p>Old Fort Porter</text:p>
          </table:table-cell>
        </table:table-row>
        <table:table-row table:style-name="ro1">
          <table:table-cell office:value-type="string">
            <text:p>Mad Anthony</text:p>
          </table:table-cell>
          <table:table-cell office:value-type="string">
            <text:p>Old Woody Pale Ale</text:p>
          </table:table-cell>
        </table:table-row>
        <table:table-row table:style-name="ro1">
          <table:table-cell office:value-type="string">
            <text:p>Mad Anthony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Mad Crab</text:p>
          </table:table-cell>
          <table:table-cell office:value-type="string">
            <text:p>Buzz Beer</text:p>
          </table:table-cell>
        </table:table-row>
        <table:table-row table:style-name="ro1">
          <table:table-cell office:value-type="string">
            <text:p>Mad Crab</text:p>
          </table:table-cell>
          <table:table-cell office:value-type="string">
            <text:p>Pirates Pilsner</text:p>
          </table:table-cell>
        </table:table-row>
        <table:table-row table:style-name="ro1">
          <table:table-cell office:value-type="string">
            <text:p>Mad Crab</text:p>
          </table:table-cell>
          <table:table-cell office:value-type="string">
            <text:p>Sturgeon Stout</text:p>
          </table:table-cell>
        </table:table-row>
        <table:table-row table:style-name="ro1">
          <table:table-cell office:value-type="string">
            <text:p>Mad Crab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Mad Crab</text:p>
          </table:table-cell>
          <table:table-cell office:value-type="string">
            <text:p>Winter Ale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Jamaica Brand Red Ale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Jamaica Brand Sunset IPA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John Barleycorn Barleywine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Mad Belgian Golden Ale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Serious Madness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Steelhead Double India Pale Ale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Steelhead Extra Pale Ale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Steelhead Extra Stout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Steelhead Porter</text:p>
          </table:table-cell>
        </table:table-row>
        <table:table-row table:style-name="ro1">
          <table:table-cell office:value-type="string">
            <text:p>Mad River</text:p>
          </table:table-cell>
          <table:table-cell office:value-type="string">
            <text:p>Steelhead Scotch Porter</text:p>
          </table:table-cell>
        </table:table-row>
        <table:table-row table:style-name="ro1">
          <table:table-cell office:value-type="string">
            <text:p>Madhouse</text:p>
          </table:table-cell>
          <table:table-cell office:value-type="string">
            <text:p>American Wheat</text:p>
          </table:table-cell>
        </table:table-row>
        <table:table-row table:style-name="ro1">
          <table:table-cell office:value-type="string">
            <text:p>Madhouse</text:p>
          </table:table-cell>
          <table:table-cell office:value-type="string">
            <text:p>Coffee Stout</text:p>
          </table:table-cell>
        </table:table-row>
        <table:table-row table:style-name="ro1">
          <table:table-cell office:value-type="string">
            <text:p>Madhouse</text:p>
          </table:table-cell>
          <table:table-cell office:value-type="string">
            <text:p>Hopburst IPA</text:p>
          </table:table-cell>
        </table:table-row>
        <table:table-row table:style-name="ro1">
          <table:table-cell office:value-type="string">
            <text:p>Madhouse</text:p>
          </table:table-cell>
          <table:table-cell office:value-type="string">
            <text:p>Madhaus Dunkelweizen</text:p>
          </table:table-cell>
        </table:table-row>
        <table:table-row table:style-name="ro1">
          <table:table-cell office:value-type="string">
            <text:p>Madhouse</text:p>
          </table:table-cell>
          <table:table-cell office:value-type="string">
            <text:p>Pastime Pale Ale</text:p>
          </table:table-cell>
        </table:table-row>
        <table:table-row table:style-name="ro1">
          <table:table-cell office:value-type="string">
            <text:p>Magic Hat</text:p>
          </table:table-cell>
          <table:table-cell office:value-type="string">
            <text:p>#9 Not Quite Pale Ale</text:p>
          </table:table-cell>
        </table:table-row>
        <table:table-row table:style-name="ro1">
          <table:table-cell office:value-type="string">
            <text:p>Magnolia</text:p>
          </table:table-cell>
          <table:table-cell office:value-type="string">
            <text:p>Blue Bell Bitter</text:p>
          </table:table-cell>
        </table:table-row>
        <table:table-row table:style-name="ro1">
          <table:table-cell office:value-type="string">
            <text:p>Magnolia</text:p>
          </table:table-cell>
          <table:table-cell office:value-type="string">
            <text:p>Cole Porter</text:p>
          </table:table-cell>
        </table:table-row>
        <table:table-row table:style-name="ro1">
          <table:table-cell office:value-type="string">
            <text:p>Magnolia</text:p>
          </table:table-cell>
          <table:table-cell office:value-type="string">
            <text:p>Golden Bitter</text:p>
          </table:table-cell>
        </table:table-row>
        <table:table-row table:style-name="ro1">
          <table:table-cell office:value-type="string">
            <text:p>Magnolia</text:p>
          </table:table-cell>
          <table:table-cell office:value-type="string">
            <text:p>Krölsch</text:p>
          </table:table-cell>
        </table:table-row>
        <table:table-row table:style-name="ro1">
          <table:table-cell office:value-type="string">
            <text:p>Magnolia</text:p>
          </table:table-cell>
          <table:table-cell office:value-type="string">
            <text:p>Prescription Pale</text:p>
          </table:table-cell>
        </table:table-row>
        <table:table-row table:style-name="ro1">
          <table:table-cell office:value-type="string">
            <text:p>Magnolia</text:p>
          </table:table-cell>
          <table:table-cell office:value-type="string">
            <text:p>Stout of Circumstance</text:p>
          </table:table-cell>
        </table:table-row>
        <table:table-row table:style-name="ro1">
          <table:table-cell office:value-type="string">
            <text:p>Magnolia</text:p>
          </table:table-cell>
          <table:table-cell office:value-type="string">
            <text:p>Willie's Brown</text:p>
          </table:table-cell>
        </table:table-row>
        <table:table-row table:style-name="ro1">
          <table:table-cell office:value-type="string">
            <text:p>Mahr's</text:p>
          </table:table-cell>
          <table:table-cell office:value-type="string">
            <text:p>Christmas Bock</text:p>
          </table:table-cell>
        </table:table-row>
        <table:table-row table:style-name="ro1">
          <table:table-cell office:value-type="string">
            <text:p>Mahr's</text:p>
          </table:table-cell>
          <table:table-cell office:value-type="string">
            <text:p>Der Weisse Bock</text:p>
          </table:table-cell>
        </table:table-row>
        <table:table-row table:style-name="ro1">
          <table:table-cell office:value-type="string">
            <text:p>Mahr's</text:p>
          </table:table-cell>
          <table:table-cell office:value-type="string">
            <text:p>Hefeweißbier</text:p>
          </table:table-cell>
        </table:table-row>
        <table:table-row table:style-name="ro1">
          <table:table-cell office:value-type="string">
            <text:p>Mahr's</text:p>
          </table:table-cell>
          <table:table-cell office:value-type="string">
            <text:p>Hell</text:p>
          </table:table-cell>
        </table:table-row>
        <table:table-row table:style-name="ro1">
          <table:table-cell office:value-type="string">
            <text:p>Mahr's</text:p>
          </table:table-cell>
          <table:table-cell office:value-type="string">
            <text:p>Jubelfest Bier</text:p>
          </table:table-cell>
        </table:table-row>
        <table:table-row table:style-name="ro1">
          <table:table-cell office:value-type="string">
            <text:p>Mahr's</text:p>
          </table:table-cell>
          <table:table-cell office:value-type="string">
            <text:p>Kellerbier Ungespundet-Hefetrüb</text:p>
          </table:table-cell>
        </table:table-row>
        <table:table-row table:style-name="ro1">
          <table:table-cell office:value-type="string">
            <text:p>Mahr's</text:p>
          </table:table-cell>
          <table:table-cell office:value-type="string">
            <text:p>Mastodon</text:p>
          </table:table-cell>
        </table:table-row>
        <table:table-row table:style-name="ro1">
          <table:table-cell office:value-type="string">
            <text:p>Mahr's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Mahr's</text:p>
          </table:table-cell>
          <table:table-cell office:value-type="string">
            <text:p>Weisse</text:p>
          </table:table-cell>
        </table:table-row>
        <table:table-row table:style-name="ro1">
          <table:table-cell office:value-type="string">
            <text:p>Main Line</text:p>
          </table:table-cell>
          <table:table-cell office:value-type="string">
            <text:p>Bruin Blonde</text:p>
          </table:table-cell>
        </table:table-row>
        <table:table-row table:style-name="ro1">
          <table:table-cell office:value-type="string">
            <text:p>Main Line</text:p>
          </table:table-cell>
          <table:table-cell office:value-type="string">
            <text:p>Honey Bear Ale</text:p>
          </table:table-cell>
        </table:table-row>
        <table:table-row table:style-name="ro1">
          <table:table-cell office:value-type="string">
            <text:p>Main Line</text:p>
          </table:table-cell>
          <table:table-cell office:value-type="string">
            <text:p>Lunch Pail Ale</text:p>
          </table:table-cell>
        </table:table-row>
        <table:table-row table:style-name="ro1">
          <table:table-cell office:value-type="string">
            <text:p>Main Lin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Main Line</text:p>
          </table:table-cell>
          <table:table-cell office:value-type="string">
            <text:p>Twelve-Step Bock</text:p>
          </table:table-cell>
        </table:table-row>
        <table:table-row table:style-name="ro1">
          <table:table-cell office:value-type="string">
            <text:p>Main Line</text:p>
          </table:table-cell>
          <table:table-cell office:value-type="string">
            <text:p>Westwood Wheat</text:p>
          </table:table-cell>
        </table:table-row>
        <table:table-row table:style-name="ro1">
          <table:table-cell office:value-type="string">
            <text:p>Main Street (Cincinnati)</text:p>
          </table:table-cell>
          <table:table-cell office:value-type="string">
            <text:p>Steamboat Stout</text:p>
          </table:table-cell>
        </table:table-row>
        <table:table-row table:style-name="ro1">
          <table:table-cell office:value-type="string">
            <text:p>Main Street (Cortez)</text:p>
          </table:table-cell>
          <table:table-cell office:value-type="string">
            <text:p>Mesa Cerveza Schnorzenboomer</text:p>
          </table:table-cell>
        </table:table-row>
        <table:table-row table:style-name="ro1">
          <table:table-cell office:value-type="string">
            <text:p>Main Street (Dallas)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Main Street (Dallas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Main Street (Richmond)</text:p>
          </table:table-cell>
          <table:table-cell office:value-type="string">
            <text:p>Stubborn Mule Barleywine</text:p>
          </table:table-cell>
        </table:table-row>
        <table:table-row table:style-name="ro1">
          <table:table-cell office:value-type="string">
            <text:p>Main Street (Richmond)</text:p>
          </table:table-cell>
          <table:table-cell office:value-type="string">
            <text:p>Sweet Stout</text:p>
          </table:table-cell>
        </table:table-row>
        <table:table-row table:style-name="ro1">
          <table:table-cell office:value-type="string">
            <text:p>Maisel</text:p>
          </table:table-cell>
          <table:table-cell office:value-type="string">
            <text:p>Benediktiner Dunkel</text:p>
          </table:table-cell>
        </table:table-row>
        <table:table-row table:style-name="ro1">
          <table:table-cell office:value-type="string">
            <text:p>Maisel</text:p>
          </table:table-cell>
          <table:table-cell office:value-type="string">
            <text:p>Eine Bamberger Weisse Hell</text:p>
          </table:table-cell>
        </table:table-row>
        <table:table-row table:style-name="ro1">
          <table:table-cell office:value-type="string">
            <text:p>Maisel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Maisel</text:p>
          </table:table-cell>
          <table:table-cell office:value-type="string">
            <text:p>St. Michaelsberg Kellerbier</text:p>
          </table:table-cell>
        </table:table-row>
        <table:table-row table:style-name="ro1">
          <table:table-cell office:value-type="string">
            <text:p>Maisel</text:p>
          </table:table-cell>
          <table:table-cell office:value-type="string">
            <text:p>Weisse Kristall</text:p>
          </table:table-cell>
        </table:table-row>
        <table:table-row table:style-name="ro1">
          <table:table-cell office:value-type="string">
            <text:p>Maisel</text:p>
          </table:table-cell>
          <table:table-cell office:value-type="string">
            <text:p>Weisse Original</text:p>
          </table:table-cell>
        </table:table-row>
        <table:table-row table:style-name="ro1">
          <table:table-cell office:value-type="string">
            <text:p>Malheu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lheur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alheur</text:p>
          </table:table-cell>
          <table:table-cell office:value-type="string">
            <text:p>Black Chocolate 2003</text:p>
          </table:table-cell>
        </table:table-row>
        <table:table-row table:style-name="ro1">
          <table:table-cell office:value-type="string">
            <text:p>Malheur</text:p>
          </table:table-cell>
          <table:table-cell office:value-type="string">
            <text:p>Brut Reserve</text:p>
          </table:table-cell>
        </table:table-row>
        <table:table-row table:style-name="ro1">
          <table:table-cell office:value-type="string">
            <text:p>Malheur</text:p>
          </table:table-cell>
          <table:table-cell office:value-type="string">
            <text:p>Dark Brut</text:p>
          </table:table-cell>
        </table:table-row>
        <table:table-row table:style-name="ro1">
          <table:table-cell office:value-type="string">
            <text:p>Malheur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Mambo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Mammoth</text:p>
          </table:table-cell>
          <table:table-cell office:value-type="string">
            <text:p>McNerney's Stout</text:p>
          </table:table-cell>
        </table:table-row>
        <table:table-row table:style-name="ro1">
          <table:table-cell office:value-type="string">
            <text:p>Mammoth</text:p>
          </table:table-cell>
          <table:table-cell office:value-type="string">
            <text:p>Real McCoy Amber</text:p>
          </table:table-cell>
        </table:table-row>
        <table:table-row table:style-name="ro1">
          <table:table-cell office:value-type="string">
            <text:p>Manayunk</text:p>
          </table:table-cell>
          <table:table-cell office:value-type="string">
            <text:p>Bohemian Blonde</text:p>
          </table:table-cell>
        </table:table-row>
        <table:table-row table:style-name="ro1">
          <table:table-cell office:value-type="string">
            <text:p>Manayunk</text:p>
          </table:table-cell>
          <table:table-cell office:value-type="string">
            <text:p>Brilliant Barstool</text:p>
          </table:table-cell>
        </table:table-row>
        <table:table-row table:style-name="ro1">
          <table:table-cell office:value-type="string">
            <text:p>Manayunk</text:p>
          </table:table-cell>
          <table:table-cell office:value-type="string">
            <text:p>California Dreaming</text:p>
          </table:table-cell>
        </table:table-row>
        <table:table-row table:style-name="ro1">
          <table:table-cell office:value-type="string">
            <text:p>Manayunk</text:p>
          </table:table-cell>
          <table:table-cell office:value-type="string">
            <text:p>Krooks Mill</text:p>
          </table:table-cell>
        </table:table-row>
        <table:table-row table:style-name="ro1">
          <table:table-cell office:value-type="string">
            <text:p>Manayunk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Manayunk</text:p>
          </table:table-cell>
          <table:table-cell office:value-type="string">
            <text:p>Nokdechiloff</text:p>
          </table:table-cell>
        </table:table-row>
        <table:table-row table:style-name="ro1">
          <table:table-cell office:value-type="string">
            <text:p>Manayunk</text:p>
          </table:table-cell>
          <table:table-cell office:value-type="string">
            <text:p>Schuylkill Punch</text:p>
          </table:table-cell>
        </table:table-row>
        <table:table-row table:style-name="ro1">
          <table:table-cell office:value-type="string">
            <text:p>Manayunk</text:p>
          </table:table-cell>
          <table:table-cell office:value-type="string">
            <text:p>Slam Dunkel</text:p>
          </table:table-cell>
        </table:table-row>
        <table:table-row table:style-name="ro1">
          <table:table-cell office:value-type="string">
            <text:p>Manayunk</text:p>
          </table:table-cell>
          <table:table-cell office:value-type="string">
            <text:p>Summer Gold</text:p>
          </table:table-cell>
        </table:table-row>
        <table:table-row table:style-name="ro1">
          <table:table-cell office:value-type="string">
            <text:p>Manhattan Beach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Manhattan Beach</text:p>
          </table:table-cell>
          <table:table-cell office:value-type="string">
            <text:p>James Brown Ale</text:p>
          </table:table-cell>
        </table:table-row>
        <table:table-row table:style-name="ro1">
          <table:table-cell office:value-type="string">
            <text:p>Manhattan Beach</text:p>
          </table:table-cell>
          <table:table-cell office:value-type="string">
            <text:p>Live Oak Gold</text:p>
          </table:table-cell>
        </table:table-row>
        <table:table-row table:style-name="ro1">
          <table:table-cell office:value-type="string">
            <text:p>Manhattan Beach</text:p>
          </table:table-cell>
          <table:table-cell office:value-type="string">
            <text:p>Pier Pale Ale</text:p>
          </table:table-cell>
        </table:table-row>
        <table:table-row table:style-name="ro1">
          <table:table-cell office:value-type="string">
            <text:p>Manhattan Beach</text:p>
          </table:table-cell>
          <table:table-cell office:value-type="string">
            <text:p>Rat Beach Red Al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Albion Amber Al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Bluebeery Al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Eldridge Grade White Knuckle Al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Hefe Doppelbock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Hefe Weiss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Holy Smoke Harvest Al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Hoppy Holidaz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I.P.A.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Mt. Tam Pale Al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Old Dipsea Barleywin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Point Reyes Porter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San Quentin's Breakout Stout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St.Brendan's Day Strong Al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Stinson Beach Peach Ale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Tripel Dipsea Belgian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Weiss</text:p>
          </table:table-cell>
        </table:table-row>
        <table:table-row table:style-name="ro1">
          <table:table-cell office:value-type="string">
            <text:p>Marin</text:p>
          </table:table-cell>
          <table:table-cell office:value-type="string">
            <text:p>Weizenbock</text:p>
          </table:table-cell>
        </table:table-row>
        <table:table-row table:style-name="ro1">
          <table:table-cell office:value-type="string">
            <text:p>Marine Pub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Marine Pub</text:p>
          </table:table-cell>
          <table:table-cell office:value-type="string">
            <text:p>Premium Gold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Cape Lager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Clipper Gold Hefeweizen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Firkin IPA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Flagship Red Alt Ale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Islander Pale Ale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Nightwatch Dark Ale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Old Seattle Lager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Portage Bay Pilsener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Salmon Bay E.S.B.</text:p>
          </table:table-cell>
        </table:table-row>
        <table:table-row table:style-name="ro1">
          <table:table-cell office:value-type="string">
            <text:p>Maritime Pacific</text:p>
          </table:table-cell>
          <table:table-cell office:value-type="string">
            <text:p>Yo Ho Ho Christmas Ale 2001</text:p>
          </table:table-cell>
        </table:table-row>
        <table:table-row table:style-name="ro1">
          <table:table-cell office:value-type="string">
            <text:p>Marquette Harbor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Marquette Harbor</text:p>
          </table:table-cell>
          <table:table-cell office:value-type="string">
            <text:p>Canadian Blonde Ale</text:p>
          </table:table-cell>
        </table:table-row>
        <table:table-row table:style-name="ro1">
          <table:table-cell office:value-type="string">
            <text:p>Marquette Harbor</text:p>
          </table:table-cell>
          <table:table-cell office:value-type="string">
            <text:p>Captain Ripley's Red Ale</text:p>
          </table:table-cell>
        </table:table-row>
        <table:table-row table:style-name="ro1">
          <table:table-cell office:value-type="string">
            <text:p>Marquette Harbor</text:p>
          </table:table-cell>
          <table:table-cell office:value-type="string">
            <text:p>Gaine's Rock Bock</text:p>
          </table:table-cell>
        </table:table-row>
        <table:table-row table:style-name="ro1">
          <table:table-cell office:value-type="string">
            <text:p>Marquette Harbor</text:p>
          </table:table-cell>
          <table:table-cell office:value-type="string">
            <text:p>Plank Road Pale Ale</text:p>
          </table:table-cell>
        </table:table-row>
        <table:table-row table:style-name="ro1">
          <table:table-cell office:value-type="string">
            <text:p>Marquette Harbor</text:p>
          </table:table-cell>
          <table:table-cell office:value-type="string">
            <text:p>Spear's Tug Stout</text:p>
          </table:table-cell>
        </table:table-row>
        <table:table-row table:style-name="ro1">
          <table:table-cell office:value-type="string">
            <text:p>Martha's Exchange</text:p>
          </table:table-cell>
          <table:table-cell office:value-type="string">
            <text:p>Untouchable Scotch Ale</text:p>
          </table:table-cell>
        </table:table-row>
        <table:table-row table:style-name="ro1">
          <table:table-cell office:value-type="string">
            <text:p>Martha's Vineyard</text:p>
          </table:table-cell>
          <table:table-cell office:value-type="string">
            <text:p>Extra Stout</text:p>
          </table:table-cell>
        </table:table-row>
        <table:table-row table:style-name="ro1">
          <table:table-cell office:value-type="string">
            <text:p>Martini</text:p>
          </table:table-cell>
          <table:table-cell office:value-type="string">
            <text:p>Kasseler Premium Pils</text:p>
          </table:table-cell>
        </table:table-row>
        <table:table-row table:style-name="ro1">
          <table:table-cell office:value-type="string">
            <text:p>Martini</text:p>
          </table:table-cell>
          <table:table-cell office:value-type="string">
            <text:p>Meister Pilsener</text:p>
          </table:table-cell>
        </table:table-row>
        <table:table-row table:style-name="ro1">
          <table:table-cell office:value-type="string">
            <text:p>Martini</text:p>
          </table:table-cell>
          <table:table-cell office:value-type="string">
            <text:p>Weissbier Dunkel</text:p>
          </table:table-cell>
        </table:table-row>
        <table:table-row table:style-name="ro1">
          <table:table-cell office:value-type="string">
            <text:p>Martini</text:p>
          </table:table-cell>
          <table:table-cell office:value-type="string">
            <text:p>Weissbier Hell</text:p>
          </table:table-cell>
        </table:table-row>
        <table:table-row table:style-name="ro1">
          <table:table-cell office:value-type="string">
            <text:p>Martin's</text:p>
          </table:table-cell>
          <table:table-cell office:value-type="string">
            <text:p>Dunkel Export</text:p>
          </table:table-cell>
        </table:table-row>
        <table:table-row table:style-name="ro1">
          <table:table-cell office:value-type="string">
            <text:p>Martin's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Martin's</text:p>
          </table:table-cell>
          <table:table-cell office:value-type="string">
            <text:p>Würziges Hefeweizen</text:p>
          </table:table-cell>
        </table:table-row>
        <table:table-row table:style-name="ro1">
          <table:table-cell office:value-type="string">
            <text:p>Mash House</text:p>
          </table:table-cell>
          <table:table-cell office:value-type="string">
            <text:p>Hoppy Hour IPA</text:p>
          </table:table-cell>
        </table:table-row>
        <table:table-row table:style-name="ro1">
          <table:table-cell office:value-type="string">
            <text:p>Matilda Bay</text:p>
          </table:table-cell>
          <table:table-cell office:value-type="string">
            <text:p>Redback Original Wheat Beer</text:p>
          </table:table-cell>
        </table:table-row>
        <table:table-row table:style-name="ro1">
          <table:table-cell office:value-type="string">
            <text:p>Maui</text:p>
          </table:table-cell>
          <table:table-cell office:value-type="string">
            <text:p>Big Swell IPA</text:p>
          </table:table-cell>
        </table:table-row>
        <table:table-row table:style-name="ro1">
          <table:table-cell office:value-type="string">
            <text:p>Maui</text:p>
          </table:table-cell>
          <table:table-cell office:value-type="string">
            <text:p>Whale Ale</text:p>
          </table:table-cell>
        </table:table-row>
        <table:table-row table:style-name="ro1">
          <table:table-cell office:value-type="string">
            <text:p>Maumee Bay</text:p>
          </table:table-cell>
          <table:table-cell office:value-type="string">
            <text:p>Belgian Trippel</text:p>
          </table:table-cell>
        </table:table-row>
        <table:table-row table:style-name="ro1">
          <table:table-cell office:value-type="string">
            <text:p>Maumee Bay</text:p>
          </table:table-cell>
          <table:table-cell office:value-type="string">
            <text:p>Major Oliver's Pale Ale</text:p>
          </table:table-cell>
        </table:table-row>
        <table:table-row table:style-name="ro1">
          <table:table-cell office:value-type="string">
            <text:p>Max &amp; Moritz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Max &amp; Moritz</text:p>
          </table:table-cell>
          <table:table-cell office:value-type="string">
            <text:p>Kellerpils</text:p>
          </table:table-cell>
        </table:table-row>
        <table:table-row table:style-name="ro1">
          <table:table-cell office:value-type="string">
            <text:p>Max &amp; Moritz</text:p>
          </table:table-cell>
          <table:table-cell office:value-type="string">
            <text:p>Spezial</text:p>
          </table:table-cell>
        </table:table-row>
        <table:table-row table:style-name="ro1">
          <table:table-cell office:value-type="string">
            <text:p>McAuslan</text:p>
          </table:table-cell>
          <table:table-cell office:value-type="string">
            <text:p>Griffon Brown Ale</text:p>
          </table:table-cell>
        </table:table-row>
        <table:table-row table:style-name="ro1">
          <table:table-cell office:value-type="string">
            <text:p>McAuslan</text:p>
          </table:table-cell>
          <table:table-cell office:value-type="string">
            <text:p>St-Ambroise Apricot Wheat Ale / Bière de Blé à l'Abricot</text:p>
          </table:table-cell>
        </table:table-row>
        <table:table-row table:style-name="ro1">
          <table:table-cell office:value-type="string">
            <text:p>McAuslan</text:p>
          </table:table-cell>
          <table:table-cell office:value-type="string">
            <text:p>St-Ambroise Oatmeal Stout / Bière Noire À L'Avoine</text:p>
          </table:table-cell>
        </table:table-row>
        <table:table-row table:style-name="ro1">
          <table:table-cell office:value-type="string">
            <text:p>McAuslan</text:p>
          </table:table-cell>
          <table:table-cell office:value-type="string">
            <text:p>St-Ambroise Pale Ale / Bière Blonde</text:p>
          </table:table-cell>
        </table:table-row>
        <table:table-row table:style-name="ro1">
          <table:table-cell office:value-type="string">
            <text:p>McCashin's</text:p>
          </table:table-cell>
          <table:table-cell office:value-type="string">
            <text:p>Malt Mac Winter Ale</text:p>
          </table:table-cell>
        </table:table-row>
        <table:table-row table:style-name="ro1">
          <table:table-cell office:value-type="string">
            <text:p>McCoy's</text:p>
          </table:table-cell>
          <table:table-cell office:value-type="string">
            <text:p>Deluxe Cream Stout</text:p>
          </table:table-cell>
        </table:table-row>
        <table:table-row table:style-name="ro1">
          <table:table-cell office:value-type="string">
            <text:p>McCoy's</text:p>
          </table:table-cell>
          <table:table-cell office:value-type="string">
            <text:p>Good Farmhouse Ale</text:p>
          </table:table-cell>
        </table:table-row>
        <table:table-row table:style-name="ro1">
          <table:table-cell office:value-type="string">
            <text:p>McCoy's</text:p>
          </table:table-cell>
          <table:table-cell office:value-type="string">
            <text:p>Gose</text:p>
          </table:table-cell>
        </table:table-row>
        <table:table-row table:style-name="ro1">
          <table:table-cell office:value-type="string">
            <text:p>McCoy's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McCoy's</text:p>
          </table:table-cell>
          <table:table-cell office:value-type="string">
            <text:p>Milk Stout</text:p>
          </table:table-cell>
        </table:table-row>
        <table:table-row table:style-name="ro1">
          <table:table-cell office:value-type="string">
            <text:p>McCoy's</text:p>
          </table:table-cell>
          <table:table-cell office:value-type="string">
            <text:p>Newcom's IPA</text:p>
          </table:table-cell>
        </table:table-row>
        <table:table-row table:style-name="ro1">
          <table:table-cell office:value-type="string">
            <text:p>McCoy's</text:p>
          </table:table-cell>
          <table:table-cell office:value-type="string">
            <text:p>Summer Cerveza</text:p>
          </table:table-cell>
        </table:table-row>
        <table:table-row table:style-name="ro1">
          <table:table-cell office:value-type="string">
            <text:p>McCoy's</text:p>
          </table:table-cell>
          <table:table-cell office:value-type="string">
            <text:p>Unfiltered Wheat</text:p>
          </table:table-cell>
        </table:table-row>
        <table:table-row table:style-name="ro1">
          <table:table-cell office:value-type="string">
            <text:p>McFarlane</text:p>
          </table:table-cell>
          <table:table-cell office:value-type="string">
            <text:p>Hefe-Weizen</text:p>
          </table:table-cell>
        </table:table-row>
        <table:table-row table:style-name="ro1">
          <table:table-cell office:value-type="string">
            <text:p>McGuire's (Pensacola)</text:p>
          </table:table-cell>
          <table:table-cell office:value-type="string">
            <text:p>What the Gent on the Floor is Having</text:p>
          </table:table-cell>
        </table:table-row>
        <table:table-row table:style-name="ro1">
          <table:table-cell office:value-type="string">
            <text:p>McGuire's (Pensacola)</text:p>
          </table:table-cell>
          <table:table-cell office:value-type="string">
            <text:p>What the Gent on the Floor is Having 1997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5 Czars Imperial Stout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Abbey 8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Black Lab Stout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East Kent IPA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Farmhouse Saison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French Country Spring Beer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Irish Red Ale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Light Lager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Old Rogue Pale Ale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Shane's Gold</text:p>
          </table:table-cell>
        </table:table-row>
        <table:table-row table:style-name="ro1">
          <table:table-cell office:value-type="string">
            <text:p>McKenzie (Glen Mills)</text:p>
          </table:table-cell>
          <table:table-cell office:value-type="string">
            <text:p>Unicorn Amber Ale</text:p>
          </table:table-cell>
        </table:table-row>
        <table:table-row table:style-name="ro1">
          <table:table-cell office:value-type="string">
            <text:p>McMenamins (Edgefield)</text:p>
          </table:table-cell>
          <table:table-cell office:value-type="string">
            <text:p>Black Rabbit Porter</text:p>
          </table:table-cell>
        </table:table-row>
        <table:table-row table:style-name="ro1">
          <table:table-cell office:value-type="string">
            <text:p>McMenamins (Fulton)</text:p>
          </table:table-cell>
          <table:table-cell office:value-type="string">
            <text:p>Copperhead Pale Ale</text:p>
          </table:table-cell>
        </table:table-row>
        <table:table-row table:style-name="ro1">
          <table:table-cell office:value-type="string">
            <text:p>McMenamins (Fulton)</text:p>
          </table:table-cell>
          <table:table-cell office:value-type="string">
            <text:p>Nebraska Bitter</text:p>
          </table:table-cell>
        </table:table-row>
        <table:table-row table:style-name="ro1">
          <table:table-cell office:value-type="string">
            <text:p>McMenamins (Fulton)</text:p>
          </table:table-cell>
          <table:table-cell office:value-type="string">
            <text:p>Terminator Stout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Golden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Hammerhead Ale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I.M. Pale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Nebraska Bitter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Terminator Stout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Wheat Beer</text:p>
          </table:table-cell>
        </table:table-row>
        <table:table-row table:style-name="ro1">
          <table:table-cell office:value-type="string">
            <text:p>McMenamins (Mill Creek)</text:p>
          </table:table-cell>
          <table:table-cell office:value-type="string">
            <text:p>Working Man's Red</text:p>
          </table:table-cell>
        </table:table-row>
        <table:table-row table:style-name="ro1">
          <table:table-cell office:value-type="string">
            <text:p>McMullen</text:p>
          </table:table-cell>
          <table:table-cell office:value-type="string">
            <text:p>AK Original Bitter</text:p>
          </table:table-cell>
        </table:table-row>
        <table:table-row table:style-name="ro1">
          <table:table-cell office:value-type="string">
            <text:p>McMullen</text:p>
          </table:table-cell>
          <table:table-cell office:value-type="string">
            <text:p>Special Reserve Anniversary Porter</text:p>
          </table:table-cell>
        </table:table-row>
        <table:table-row table:style-name="ro1">
          <table:table-cell office:value-type="string">
            <text:p>McMullen</text:p>
          </table:table-cell>
          <table:table-cell office:value-type="string">
            <text:p>Special Reserve Oatmeal Ale</text:p>
          </table:table-cell>
        </table:table-row>
        <table:table-row table:style-name="ro1">
          <table:table-cell office:value-type="string">
            <text:p>McNeill's</text:p>
          </table:table-cell>
          <table:table-cell office:value-type="string">
            <text:p>Exterminator Doppelbock</text:p>
          </table:table-cell>
        </table:table-row>
        <table:table-row table:style-name="ro1">
          <table:table-cell office:value-type="string">
            <text:p>Meantime</text:p>
          </table:table-cell>
          <table:table-cell office:value-type="string">
            <text:p>Coffee Porter</text:p>
          </table:table-cell>
        </table:table-row>
        <table:table-row table:style-name="ro1">
          <table:table-cell office:value-type="string">
            <text:p>Meantime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Meantime</text:p>
          </table:table-cell>
          <table:table-cell office:value-type="string">
            <text:p>London Porter</text:p>
          </table:table-cell>
        </table:table-row>
        <table:table-row table:style-name="ro1">
          <table:table-cell office:value-type="string">
            <text:p>Meantime</text:p>
          </table:table-cell>
          <table:table-cell office:value-type="string">
            <text:p>Scotch Ale</text:p>
          </table:table-cell>
        </table:table-row>
        <table:table-row table:style-name="ro1">
          <table:table-cell office:value-type="string">
            <text:p>Meckatz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Meckatzer</text:p>
          </table:table-cell>
          <table:table-cell office:value-type="string">
            <text:p>Urweizen</text:p>
          </table:table-cell>
        </table:table-row>
        <table:table-row table:style-name="ro1">
          <table:table-cell office:value-type="string">
            <text:p>Meckatzer</text:p>
          </table:table-cell>
          <table:table-cell office:value-type="string">
            <text:p>Weiss-Gold</text:p>
          </table:table-cell>
        </table:table-row>
        <table:table-row table:style-name="ro1">
          <table:table-cell office:value-type="string">
            <text:p>Meckatzer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Menabrea</text:p>
          </table:table-cell>
          <table:table-cell office:value-type="string">
            <text:p>Birra Ambrata</text:p>
          </table:table-cell>
        </table:table-row>
        <table:table-row table:style-name="ro1">
          <table:table-cell office:value-type="string">
            <text:p>Menabrea</text:p>
          </table:table-cell>
          <table:table-cell office:value-type="string">
            <text:p>Italia</text:p>
          </table:table-cell>
        </table:table-row>
        <table:table-row table:style-name="ro1">
          <table:table-cell office:value-type="string">
            <text:p>Mendocino (Hopland)</text:p>
          </table:table-cell>
          <table:table-cell office:value-type="string">
            <text:p>Black Hawk Stout</text:p>
          </table:table-cell>
        </table:table-row>
        <table:table-row table:style-name="ro1">
          <table:table-cell office:value-type="string">
            <text:p>Mendocino (Hopland)</text:p>
          </table:table-cell>
          <table:table-cell office:value-type="string">
            <text:p>Blue Heron Pale Ale</text:p>
          </table:table-cell>
        </table:table-row>
        <table:table-row table:style-name="ro1">
          <table:table-cell office:value-type="string">
            <text:p>Mendocino (Hopland)</text:p>
          </table:table-cell>
          <table:table-cell office:value-type="string">
            <text:p>Eye of the Hawk</text:p>
          </table:table-cell>
        </table:table-row>
        <table:table-row table:style-name="ro1">
          <table:table-cell office:value-type="string">
            <text:p>Mendocino (Hopland)</text:p>
          </table:table-cell>
          <table:table-cell office:value-type="string">
            <text:p>Frolic Shipwreck 1850 Ale</text:p>
          </table:table-cell>
        </table:table-row>
        <table:table-row table:style-name="ro1">
          <table:table-cell office:value-type="string">
            <text:p>Mendocino (Hopland)</text:p>
          </table:table-cell>
          <table:table-cell office:value-type="string">
            <text:p>Peregrine Pale Ale</text:p>
          </table:table-cell>
        </table:table-row>
        <table:table-row table:style-name="ro1">
          <table:table-cell office:value-type="string">
            <text:p>Mendocino (Hopland)</text:p>
          </table:table-cell>
          <table:table-cell office:value-type="string">
            <text:p>Red Tail Ale</text:p>
          </table:table-cell>
        </table:table-row>
        <table:table-row table:style-name="ro1">
          <table:table-cell office:value-type="string">
            <text:p>Mendocino (Hopland)</text:p>
          </table:table-cell>
          <table:table-cell office:value-type="string">
            <text:p>Yuletide Porter</text:p>
          </table:table-cell>
        </table:table-row>
        <table:table-row table:style-name="ro1">
          <table:table-cell office:value-type="string">
            <text:p>Mendocino</text:p>
          </table:table-cell>
          <table:table-cell office:value-type="string">
            <text:p>Black Hawk Stout</text:p>
          </table:table-cell>
        </table:table-row>
        <table:table-row table:style-name="ro1">
          <table:table-cell office:value-type="string">
            <text:p>Mendocino</text:p>
          </table:table-cell>
          <table:table-cell office:value-type="string">
            <text:p>Blue Heron Pale Ale</text:p>
          </table:table-cell>
        </table:table-row>
        <table:table-row table:style-name="ro1">
          <table:table-cell office:value-type="string">
            <text:p>Mendocino</text:p>
          </table:table-cell>
          <table:table-cell office:value-type="string">
            <text:p>Red Tail Ale</text:p>
          </table:table-cell>
        </table:table-row>
        <table:table-row table:style-name="ro1">
          <table:table-cell office:value-type="string">
            <text:p>Mendocino</text:p>
          </table:table-cell>
          <table:table-cell office:value-type="string">
            <text:p>Talon</text:p>
          </table:table-cell>
        </table:table-row>
        <table:table-row table:style-name="ro1">
          <table:table-cell office:value-type="string">
            <text:p>Messrs Maguire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Messrs Maguire</text:p>
          </table:table-cell>
          <table:table-cell office:value-type="string">
            <text:p>Haus</text:p>
          </table:table-cell>
        </table:table-row>
        <table:table-row table:style-name="ro1">
          <table:table-cell office:value-type="string">
            <text:p>Messrs Maguire</text:p>
          </table:table-cell>
          <table:table-cell office:value-type="string">
            <text:p>Munich</text:p>
          </table:table-cell>
        </table:table-row>
        <table:table-row table:style-name="ro1">
          <table:table-cell office:value-type="string">
            <text:p>Messrs Maguire</text:p>
          </table:table-cell>
          <table:table-cell office:value-type="string">
            <text:p>Plain</text:p>
          </table:table-cell>
        </table:table-row>
        <table:table-row table:style-name="ro1">
          <table:table-cell office:value-type="string">
            <text:p>Messrs Maguire</text:p>
          </table:table-cell>
          <table:table-cell office:value-type="string">
            <text:p>Rusty</text:p>
          </table:table-cell>
        </table:table-row>
        <table:table-row table:style-name="ro1">
          <table:table-cell office:value-type="string">
            <text:p>Messrs Maguire</text:p>
          </table:table-cell>
          <table:table-cell office:value-type="string">
            <text:p>Weiss</text:p>
          </table:table-cell>
        </table:table-row>
        <table:table-row table:style-name="ro1">
          <table:table-cell office:value-type="string">
            <text:p>Metropolitan</text:p>
          </table:table-cell>
          <table:table-cell office:value-type="string">
            <text:p>Arc Welder</text:p>
          </table:table-cell>
        </table:table-row>
        <table:table-row table:style-name="ro1">
          <table:table-cell office:value-type="string">
            <text:p>Metropolitan</text:p>
          </table:table-cell>
          <table:table-cell office:value-type="string">
            <text:p>Kränkshaft Kölsch</text:p>
          </table:table-cell>
        </table:table-row>
        <table:table-row table:style-name="ro1">
          <table:table-cell office:value-type="string">
            <text:p>Mia and Pia's</text:p>
          </table:table-cell>
          <table:table-cell office:value-type="string">
            <text:p>Kalamath Basin IPA</text:p>
          </table:table-cell>
        </table:table-row>
        <table:table-row table:style-name="ro1">
          <table:table-cell office:value-type="string">
            <text:p>Michigan</text:p>
          </table:table-cell>
          <table:table-cell office:value-type="string">
            <text:p>Celis White</text:p>
          </table:table-cell>
        </table:table-row>
        <table:table-row table:style-name="ro1">
          <table:table-cell office:value-type="string">
            <text:p>Michigan</text:p>
          </table:table-cell>
          <table:table-cell office:value-type="string">
            <text:p>High Seas IPA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Abana Amber Ale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Five Springs Oatmeal Stout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Güdenkrisp Kölsch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Imperial Delusion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Main Street Raz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Old Roundout Pale Ale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Santa's Magic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Scapegoat Bock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Scapegoat Doppelbock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St. Pat's Irish Ale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Wee Heavy</text:p>
          </table:table-cell>
        </table:table-row>
        <table:table-row table:style-name="ro1">
          <table:table-cell office:value-type="string">
            <text:p>Mickey Finn's</text:p>
          </table:table-cell>
          <table:table-cell office:value-type="string">
            <text:p>Wheat Ale</text:p>
          </table:table-cell>
        </table:table-row>
        <table:table-row table:style-name="ro1">
          <table:table-cell office:value-type="string">
            <text:p>Mid-Coast</text:p>
          </table:table-cell>
          <table:table-cell office:value-type="string">
            <text:p>Munich Gold</text:p>
          </table:table-cell>
        </table:table-row>
        <table:table-row table:style-name="ro1">
          <table:table-cell office:value-type="string">
            <text:p>Middle Ages</text:p>
          </table:table-cell>
          <table:table-cell office:value-type="string">
            <text:p>Beast Bitter</text:p>
          </table:table-cell>
        </table:table-row>
        <table:table-row table:style-name="ro1">
          <table:table-cell office:value-type="string">
            <text:p>Middle Ages</text:p>
          </table:table-cell>
          <table:table-cell office:value-type="string">
            <text:p>Dragonslayer</text:p>
          </table:table-cell>
        </table:table-row>
        <table:table-row table:style-name="ro1">
          <table:table-cell office:value-type="string">
            <text:p>Middle Ages</text:p>
          </table:table-cell>
          <table:table-cell office:value-type="string">
            <text:p>Grail Ale</text:p>
          </table:table-cell>
        </table:table-row>
        <table:table-row table:style-name="ro1">
          <table:table-cell office:value-type="string">
            <text:p>Middle Ages</text:p>
          </table:table-cell>
          <table:table-cell office:value-type="string">
            <text:p>Im Paled Ale</text:p>
          </table:table-cell>
        </table:table-row>
        <table:table-row table:style-name="ro1">
          <table:table-cell office:value-type="string">
            <text:p>Middle Ages</text:p>
          </table:table-cell>
          <table:table-cell office:value-type="string">
            <text:p>Tripel Crown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Arctic Devil Barley Wine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Arctic Rhino Coffee Porter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CoHoHo Imperial IPA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Conspiracy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Épluche-Culotte Trippel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Kodiak Brown Nut Brown Ale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La Mâitresse du Moine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Mammoth Extra Stout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Obliteration II</text:p>
          </table:table-cell>
        </table:table-row>
        <table:table-row table:style-name="ro1">
          <table:table-cell office:value-type="string">
            <text:p>Midnight Sun</text:p>
          </table:table-cell>
          <table:table-cell office:value-type="string">
            <text:p>Sockeye Red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Beer Geek Breakfast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Big Worse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Big Worst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Black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Black Hole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Cascade Single Hop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Centennial Single Hop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Chinook Single Hop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Draft Bear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East Kent Golding Single Hop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It's Alive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It's Alright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Jackie Brown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Koppi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Monk's Brew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Nelson Sauvin Single Hop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Not Just Another Wit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Nugget Single Hop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Santa's Little Helper 2007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Santa's Little Helper 2010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Simcoe Single Hop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Stateside IPA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Struise Mikkeller (Elliot Brew)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Til: Fra: / To: From:</text:p>
          </table:table-cell>
        </table:table-row>
        <table:table-row table:style-name="ro1">
          <table:table-cell office:value-type="string">
            <text:p>Mikkeller</text:p>
          </table:table-cell>
          <table:table-cell office:value-type="string">
            <text:p>Warrior Single Hop IPA</text:p>
          </table:table-cell>
        </table:table-row>
        <table:table-row table:style-name="ro1">
          <table:table-cell office:value-type="string">
            <text:p>Milagro</text:p>
          </table:table-cell>
          <table:table-cell office:value-type="string">
            <text:p>Silver</text:p>
          </table:table-cell>
        </table:table-row>
        <table:table-row table:style-name="ro1">
          <table:table-cell office:value-type="string">
            <text:p>Mile High</text:p>
          </table:table-cell>
          <table:table-cell office:value-type="string">
            <text:p>Timberline Tripel</text:p>
          </table:table-cell>
        </table:table-row>
        <table:table-row table:style-name="ro1">
          <table:table-cell office:value-type="string">
            <text:p>Mill Steakhouse</text:p>
          </table:table-cell>
          <table:table-cell office:value-type="string">
            <text:p>5280 Roadhouse Ghost Town Brown</text:p>
          </table:table-cell>
        </table:table-row>
        <table:table-row table:style-name="ro1">
          <table:table-cell office:value-type="string">
            <text:p>Miller (Fort Worth)</text:p>
          </table:table-cell>
          <table:table-cell office:value-type="string">
            <text:p>Foster's Premium Ale</text:p>
          </table:table-cell>
        </table:table-row>
        <table:table-row table:style-name="ro1">
          <table:table-cell office:value-type="string">
            <text:p>Miller (Milwaukee)</text:p>
          </table:table-cell>
          <table:table-cell office:value-type="string">
            <text:p>Genuine Draft</text:p>
          </table:table-cell>
        </table:table-row>
        <table:table-row table:style-name="ro1">
          <table:table-cell office:value-type="string">
            <text:p>Miller (Milwaukee)</text:p>
          </table:table-cell>
          <table:table-cell office:value-type="string">
            <text:p>Hamm's</text:p>
          </table:table-cell>
        </table:table-row>
        <table:table-row table:style-name="ro1">
          <table:table-cell office:value-type="string">
            <text:p>Miller (Milwaukee)</text:p>
          </table:table-cell>
          <table:table-cell office:value-type="string">
            <text:p>High Life</text:p>
          </table:table-cell>
        </table:table-row>
        <table:table-row table:style-name="ro1">
          <table:table-cell office:value-type="string">
            <text:p>Miller (Milwaukee)</text:p>
          </table:table-cell>
          <table:table-cell office:value-type="string">
            <text:p>Lite</text:p>
          </table:table-cell>
        </table:table-row>
        <table:table-row table:style-name="ro1">
          <table:table-cell office:value-type="string">
            <text:p>Miller (Milwaukee)</text:p>
          </table:table-cell>
          <table:table-cell office:value-type="string">
            <text:p>Mickey's Malt Liquor</text:p>
          </table:table-cell>
        </table:table-row>
        <table:table-row table:style-name="ro1">
          <table:table-cell office:value-type="string">
            <text:p>Miller (Milwaukee)</text:p>
          </table:table-cell>
          <table:table-cell office:value-type="string">
            <text:p>Reserve Amber Ale</text:p>
          </table:table-cell>
        </table:table-row>
        <table:table-row table:style-name="ro1">
          <table:table-cell office:value-type="string">
            <text:p>Miller (Milwaukee)</text:p>
          </table:table-cell>
          <table:table-cell office:value-type="string">
            <text:p>Reserve Velvet Stout</text:p>
          </table:table-cell>
        </table:table-row>
        <table:table-row table:style-name="ro1">
          <table:table-cell office:value-type="string">
            <text:p>Miller (Milwaukee)</text:p>
          </table:table-cell>
          <table:table-cell office:value-type="string">
            <text:p>Stag Beer</text:p>
          </table:table-cell>
        </table:table-row>
        <table:table-row table:style-name="ro1">
          <table:table-cell office:value-type="string">
            <text:p>Miller (Tumwater)</text:p>
          </table:table-cell>
          <table:table-cell office:value-type="string">
            <text:p>Henry Weinhard's Ale</text:p>
          </table:table-cell>
        </table:table-row>
        <table:table-row table:style-name="ro1">
          <table:table-cell office:value-type="string">
            <text:p>Millrose</text:p>
          </table:table-cell>
          <table:table-cell office:value-type="string">
            <text:p>Country Ale</text:p>
          </table:table-cell>
        </table:table-row>
        <table:table-row table:style-name="ro1">
          <table:table-cell office:value-type="string">
            <text:p>Millrose</text:p>
          </table:table-cell>
          <table:table-cell office:value-type="string">
            <text:p>Dark Star</text:p>
          </table:table-cell>
        </table:table-row>
        <table:table-row table:style-name="ro1">
          <table:table-cell office:value-type="string">
            <text:p>Millrose</text:p>
          </table:table-cell>
          <table:table-cell office:value-type="string">
            <text:p>General's Ale</text:p>
          </table:table-cell>
        </table:table-row>
        <table:table-row table:style-name="ro1">
          <table:table-cell office:value-type="string">
            <text:p>Millrose</text:p>
          </table:table-cell>
          <table:table-cell office:value-type="string">
            <text:p>Panther Ale</text:p>
          </table:table-cell>
        </table:table-row>
        <table:table-row table:style-name="ro1">
          <table:table-cell office:value-type="string">
            <text:p>Millrose</text:p>
          </table:table-cell>
          <table:table-cell office:value-type="string">
            <text:p>Prairie Inn Pilsner</text:p>
          </table:table-cell>
        </table:table-row>
        <table:table-row table:style-name="ro1">
          <table:table-cell office:value-type="string">
            <text:p>Millrose</text:p>
          </table:table-cell>
          <table:table-cell office:value-type="string">
            <text:p>South Barrington Stout</text:p>
          </table:table-cell>
        </table:table-row>
        <table:table-row table:style-name="ro1">
          <table:table-cell office:value-type="string">
            <text:p>Millrose</text:p>
          </table:table-cell>
          <table:table-cell office:value-type="string">
            <text:p>Wheat Honey Ale</text:p>
          </table:table-cell>
        </table:table-row>
        <table:table-row table:style-name="ro1">
          <table:table-cell office:value-type="string">
            <text:p>Millstream</text:p>
          </table:table-cell>
          <table:table-cell office:value-type="string">
            <text:p>Back Road Stout</text:p>
          </table:table-cell>
        </table:table-row>
        <table:table-row table:style-name="ro1">
          <table:table-cell office:value-type="string">
            <text:p>Millstream</text:p>
          </table:table-cell>
          <table:table-cell office:value-type="string">
            <text:p>Colony Oatmeal Stout</text:p>
          </table:table-cell>
        </table:table-row>
        <table:table-row table:style-name="ro1">
          <table:table-cell office:value-type="string">
            <text:p>Millstream</text:p>
          </table:table-cell>
          <table:table-cell office:value-type="string">
            <text:p>German Pilsner</text:p>
          </table:table-cell>
        </table:table-row>
        <table:table-row table:style-name="ro1">
          <table:table-cell office:value-type="string">
            <text:p>Millstream</text:p>
          </table:table-cell>
          <table:table-cell office:value-type="string">
            <text:p>Hoppy Feaster</text:p>
          </table:table-cell>
        </table:table-row>
        <table:table-row table:style-name="ro1">
          <table:table-cell office:value-type="string">
            <text:p>Millstream</text:p>
          </table:table-cell>
          <table:table-cell office:value-type="string">
            <text:p>Iowa Pale Ale</text:p>
          </table:table-cell>
        </table:table-row>
        <table:table-row table:style-name="ro1">
          <table:table-cell office:value-type="string">
            <text:p>Millstream</text:p>
          </table:table-cell>
          <table:table-cell office:value-type="string">
            <text:p>Maifest</text:p>
          </table:table-cell>
        </table:table-row>
        <table:table-row table:style-name="ro1">
          <table:table-cell office:value-type="string">
            <text:p>Millstream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Millstream</text:p>
          </table:table-cell>
          <table:table-cell office:value-type="string">
            <text:p>Schild Brau Amber</text:p>
          </table:table-cell>
        </table:table-row>
        <table:table-row table:style-name="ro1">
          <table:table-cell office:value-type="string">
            <text:p>Millstream</text:p>
          </table:table-cell>
          <table:table-cell office:value-type="string">
            <text:p>Schokolade Bock</text:p>
          </table:table-cell>
        </table:table-row>
        <table:table-row table:style-name="ro1">
          <table:table-cell office:value-type="string">
            <text:p>Milly's</text:p>
          </table:table-cell>
          <table:table-cell office:value-type="string">
            <text:p>Weathertop Doppelbock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Belgian Wit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Bock Bier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Booyah Farmhouse Ale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Dark Belgian Wit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Downtown Lites Honey Ale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Duggie Meyer Wee Heavy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Hop Happy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Louie's Demise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Louie's Demise Amber Ale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Love Rock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Polish Moon Milk Stout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Pull Chain Pail Ale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Pull Chain Pale Ale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Rye I Oughta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Session Ale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string">
            <text:p>Sheepshead Stout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1845 Pils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Boxer Lager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Fighting Billy Bock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Huber Berghoff Genuine Dark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Huber Berghoff Hefeweizen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Huber Berghoff Oktoberfest Beer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Huber Berghoff Original Lager Beer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Huber Bock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Huber Dempsey Stout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Huber Dempsey's Pale Ale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Lazy Mutt Farmhouse Ale</text:p>
          </table:table-cell>
        </table:table-row>
        <table:table-row table:style-name="ro1">
          <table:table-cell office:value-type="string">
            <text:p>Minhas</text:p>
          </table:table-cell>
          <table:table-cell office:value-type="string">
            <text:p>Swiss Amber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Black H2O Oatmeal Stout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Bright Spot Golden Ale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Hope &amp; King Scotch Ale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Masala Mama IPA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Oak Aged Single Malt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Ol' Mick Porter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Smoked Hefe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Smoked Porter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Tripel Vision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West Bank Pub Ale</text:p>
          </table:table-cell>
        </table:table-row>
        <table:table-row table:style-name="ro1">
          <table:table-cell office:value-type="string">
            <text:p>Minneapolis Town Hall</text:p>
          </table:table-cell>
          <table:table-cell office:value-type="string">
            <text:p>WPA (Wheat Pale Ale)</text:p>
          </table:table-cell>
        </table:table-row>
        <table:table-row table:style-name="ro1">
          <table:table-cell office:value-type="string">
            <text:p>Minnesota</text:p>
          </table:table-cell>
          <table:table-cell office:value-type="string">
            <text:p>McMahon's Irish-Style Potato Ale</text:p>
          </table:table-cell>
        </table:table-row>
        <table:table-row table:style-name="ro1">
          <table:table-cell office:value-type="string">
            <text:p>Minnesota</text:p>
          </table:table-cell>
          <table:table-cell office:value-type="string">
            <text:p>Roasted Black Barley Ale</text:p>
          </table:table-cell>
        </table:table-row>
        <table:table-row table:style-name="ro1">
          <table:table-cell office:value-type="string">
            <text:p>Minocqua</text:p>
          </table:table-cell>
          <table:table-cell office:value-type="string">
            <text:p>#40 Golden Lager</text:p>
          </table:table-cell>
        </table:table-row>
        <table:table-row table:style-name="ro1">
          <table:table-cell office:value-type="string">
            <text:p>Minocqua</text:p>
          </table:table-cell>
          <table:table-cell office:value-type="string">
            <text:p>Beekeepers Honey Ale</text:p>
          </table:table-cell>
        </table:table-row>
        <table:table-row table:style-name="ro1">
          <table:table-cell office:value-type="string">
            <text:p>Minocqua</text:p>
          </table:table-cell>
          <table:table-cell office:value-type="string">
            <text:p>Bohemian Pilsner</text:p>
          </table:table-cell>
        </table:table-row>
        <table:table-row table:style-name="ro1">
          <table:table-cell office:value-type="string">
            <text:p>Minocqua</text:p>
          </table:table-cell>
          <table:table-cell office:value-type="string">
            <text:p>Firestarter Smoked Lager</text:p>
          </table:table-cell>
        </table:table-row>
        <table:table-row table:style-name="ro1">
          <table:table-cell office:value-type="string">
            <text:p>Minocqua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Minocqua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Minocqua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Minocqua</text:p>
          </table:table-cell>
          <table:table-cell office:value-type="string">
            <text:p>Rye Porter</text:p>
          </table:table-cell>
        </table:table-row>
        <table:table-row table:style-name="ro1">
          <table:table-cell office:value-type="string">
            <text:p>Minocqua</text:p>
          </table:table-cell>
          <table:table-cell office:value-type="string">
            <text:p>Wild Rice Lager</text:p>
          </table:table-cell>
        </table:table-row>
        <table:table-row table:style-name="ro1">
          <table:table-cell office:value-type="string">
            <text:p>Miracle</text:p>
          </table:table-cell>
          <table:table-cell office:value-type="string">
            <text:p>Purgatory Porter</text:p>
          </table:table-cell>
        </table:table-row>
        <table:table-row table:style-name="ro1">
          <table:table-cell office:value-type="string">
            <text:p>Mishawaka</text:p>
          </table:table-cell>
          <table:table-cell office:value-type="string">
            <text:p>Founder's Stout</text:p>
          </table:table-cell>
        </table:table-row>
        <table:table-row table:style-name="ro1">
          <table:table-cell office:value-type="string">
            <text:p>Mishawaka</text:p>
          </table:table-cell>
          <table:table-cell office:value-type="string">
            <text:p>Four Horsemen Ale</text:p>
          </table:table-cell>
        </table:table-row>
        <table:table-row table:style-name="ro1">
          <table:table-cell office:value-type="string">
            <text:p>Mishawaka</text:p>
          </table:table-cell>
          <table:table-cell office:value-type="string">
            <text:p>Grumpy's Oatmeal Stout</text:p>
          </table:table-cell>
        </table:table-row>
        <table:table-row table:style-name="ro1">
          <table:table-cell office:value-type="string">
            <text:p>Mishawaka</text:p>
          </table:table-cell>
          <table:table-cell office:value-type="string">
            <text:p>INDIAna Pale Ale</text:p>
          </table:table-cell>
        </table:table-row>
        <table:table-row table:style-name="ro1">
          <table:table-cell office:value-type="string">
            <text:p>Mishawaka</text:p>
          </table:table-cell>
          <table:table-cell office:value-type="string">
            <text:p>Kolsch</text:p>
          </table:table-cell>
        </table:table-row>
        <table:table-row table:style-name="ro1">
          <table:table-cell office:value-type="string">
            <text:p>Mishawaka</text:p>
          </table:table-cell>
          <table:table-cell office:value-type="string">
            <text:p>Lake Effect Pale Ale</text:p>
          </table:table-cell>
        </table:table-row>
        <table:table-row table:style-name="ro1">
          <table:table-cell office:value-type="string">
            <text:p>Mishawaka</text:p>
          </table:table-cell>
          <table:table-cell office:value-type="string">
            <text:p>Raspberry Wheat Ale</text:p>
          </table:table-cell>
        </table:table-row>
        <table:table-row table:style-name="ro1">
          <table:table-cell office:value-type="string">
            <text:p>Mishawaka</text:p>
          </table:table-cell>
          <table:table-cell office:value-type="string">
            <text:p>Umphrey's Ale</text:p>
          </table:table-cell>
        </table:table-row>
        <table:table-row table:style-name="ro1">
          <table:table-cell office:value-type="string">
            <text:p>Mishawaka</text:p>
          </table:table-cell>
          <table:table-cell office:value-type="string">
            <text:p>Wall Street Wheat Ale</text:p>
          </table:table-cell>
        </table:table-row>
        <table:table-row table:style-name="ro1">
          <table:table-cell office:value-type="string">
            <text:p>Mission Springs</text:p>
          </table:table-cell>
          <table:table-cell office:value-type="string">
            <text:p>Blonde Draft</text:p>
          </table:table-cell>
        </table:table-row>
        <table:table-row table:style-name="ro1">
          <table:table-cell office:value-type="string">
            <text:p>Mission Springs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Mission Springs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Mission Springs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Mississippi</text:p>
          </table:table-cell>
          <table:table-cell office:value-type="string">
            <text:p>Mississippi Mud Black and Tan</text:p>
          </table:table-cell>
        </table:table-row>
        <table:table-row table:style-name="ro1">
          <table:table-cell office:value-type="string">
            <text:p>Mitchell's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Moab</text:p>
          </table:table-cell>
          <table:table-cell office:value-type="string">
            <text:p>Dead Horse Ale</text:p>
          </table:table-cell>
        </table:table-row>
        <table:table-row table:style-name="ro1">
          <table:table-cell office:value-type="string">
            <text:p>Moab</text:p>
          </table:table-cell>
          <table:table-cell office:value-type="string">
            <text:p>Scorpion Pale Ale</text:p>
          </table:table-cell>
        </table:table-row>
        <table:table-row table:style-name="ro1">
          <table:table-cell office:value-type="string">
            <text:p>Moctezuma</text:p>
          </table:table-cell>
          <table:table-cell office:value-type="string">
            <text:p>Dos Equis Amber Lager</text:p>
          </table:table-cell>
        </table:table-row>
        <table:table-row table:style-name="ro1">
          <table:table-cell office:value-type="string">
            <text:p>Moctezuma</text:p>
          </table:table-cell>
          <table:table-cell office:value-type="string">
            <text:p>Dos Equis Special Lager</text:p>
          </table:table-cell>
        </table:table-row>
        <table:table-row table:style-name="ro1">
          <table:table-cell office:value-type="string">
            <text:p>Moctezuma</text:p>
          </table:table-cell>
          <table:table-cell office:value-type="string">
            <text:p>Noche Buena Special Holiday Amber Beer</text:p>
          </table:table-cell>
        </table:table-row>
        <table:table-row table:style-name="ro1">
          <table:table-cell office:value-type="string">
            <text:p>Modelo</text:p>
          </table:table-cell>
          <table:table-cell office:value-type="string">
            <text:p>Especial</text:p>
          </table:table-cell>
        </table:table-row>
        <table:table-row table:style-name="ro1">
          <table:table-cell office:value-type="string">
            <text:p>Modelo</text:p>
          </table:table-cell>
          <table:table-cell office:value-type="string">
            <text:p>Negra Modelo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Belgian Blonde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Belgian Dubbel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Belgian IPA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MacManus's Red Shoes Altbier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Old Ale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Robust Porter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Smoked Bock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St. Meinrads Belgian Quadrupel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Stone to the Bone Dunkelweizen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Stonehenge Orange Wheat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Transdermal Celebration Ale</text:p>
          </table:table-cell>
        </table:table-row>
        <table:table-row table:style-name="ro1">
          <table:table-cell office:value-type="string">
            <text:p>Modern Monks</text:p>
          </table:table-cell>
          <table:table-cell office:value-type="string">
            <text:p>You Shook Me All Night Long Espresso Porter</text:p>
          </table:table-cell>
        </table:table-row>
        <table:table-row table:style-name="ro1">
          <table:table-cell office:value-type="string">
            <text:p>Mohan Goldwater</text:p>
          </table:table-cell>
          <table:table-cell office:value-type="string">
            <text:p>Guru Extra Special Beer</text:p>
          </table:table-cell>
        </table:table-row>
        <table:table-row table:style-name="ro1">
          <table:table-cell office:value-type="string">
            <text:p>Mohan Meakin (Ghaziabad)</text:p>
          </table:table-cell>
          <table:table-cell office:value-type="string">
            <text:p>Old Monk 10000 Super Beer</text:p>
          </table:table-cell>
        </table:table-row>
        <table:table-row table:style-name="ro1">
          <table:table-cell office:value-type="string">
            <text:p>Mohren</text:p>
          </table:table-cell>
          <table:table-cell office:value-type="string">
            <text:p>Gambrinus</text:p>
          </table:table-cell>
        </table:table-row>
        <table:table-row table:style-name="ro1">
          <table:table-cell office:value-type="string">
            <text:p>Mohren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Mohren</text:p>
          </table:table-cell>
          <table:table-cell office:value-type="string">
            <text:p>Spezial</text:p>
          </table:table-cell>
        </table:table-row>
        <table:table-row table:style-name="ro1">
          <table:table-cell office:value-type="string">
            <text:p>Molson</text:p>
          </table:table-cell>
          <table:table-cell office:value-type="string">
            <text:p>Canadian Lager</text:p>
          </table:table-cell>
        </table:table-row>
        <table:table-row table:style-name="ro1">
          <table:table-cell office:value-type="string">
            <text:p>Molson</text:p>
          </table:table-cell>
          <table:table-cell office:value-type="string">
            <text:p>Full Moon Winter Ale</text:p>
          </table:table-cell>
        </table:table-row>
        <table:table-row table:style-name="ro1">
          <table:table-cell office:value-type="string">
            <text:p>Molson</text:p>
          </table:table-cell>
          <table:table-cell office:value-type="string">
            <text:p>Golden</text:p>
          </table:table-cell>
        </table:table-row>
        <table:table-row table:style-name="ro1">
          <table:table-cell office:value-type="string">
            <text:p>Molson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string">
            <text:p>Molson</text:p>
          </table:table-cell>
          <table:table-cell office:value-type="string">
            <text:p>Red Jack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Billings IPA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Custer's Last Stout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Espresso Porter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Fat Belly Amber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Harvest Ale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Sandbagger Gold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Sharptail Pale Ale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Stillwater Rye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Whitetail Wheat</text:p>
          </table:table-cell>
        </table:table-row>
        <table:table-row table:style-name="ro1">
          <table:table-cell office:value-type="string">
            <text:p>Monte Carlo</text:p>
          </table:table-cell>
          <table:table-cell office:value-type="string">
            <text:p>Jackpot Pale</text:p>
          </table:table-cell>
        </table:table-row>
        <table:table-row table:style-name="ro1">
          <table:table-cell office:value-type="string">
            <text:p>Montegioco</text:p>
          </table:table-cell>
          <table:table-cell office:value-type="string">
            <text:p>Demon Hunter</text:p>
          </table:table-cell>
        </table:table-row>
        <table:table-row table:style-name="ro1">
          <table:table-cell office:value-type="string">
            <text:p>Monterey Coast</text:p>
          </table:table-cell>
          <table:table-cell office:value-type="string">
            <text:p>Chocolate Porter</text:p>
          </table:table-cell>
        </table:table-row>
        <table:table-row table:style-name="ro1">
          <table:table-cell office:value-type="string">
            <text:p>Monterey Coast</text:p>
          </table:table-cell>
          <table:table-cell office:value-type="string">
            <text:p>Harvest Wheat</text:p>
          </table:table-cell>
        </table:table-row>
        <table:table-row table:style-name="ro1">
          <table:table-cell office:value-type="string">
            <text:p>Monterey Coast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Monterey Coast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Monterey Coast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Monterey Coast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Monterey Coast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Montseny</text:p>
          </table:table-cell>
          <table:table-cell office:value-type="string">
            <text:p>Lupulus</text:p>
          </table:table-cell>
        </table:table-row>
        <table:table-row table:style-name="ro1">
          <table:table-cell office:value-type="string">
            <text:p>Montseny</text:p>
          </table:table-cell>
          <table:table-cell office:value-type="string">
            <text:p>Malta Pale Ale</text:p>
          </table:table-cell>
        </table:table-row>
        <table:table-row table:style-name="ro1">
          <table:table-cell office:value-type="string">
            <text:p>Montseny</text:p>
          </table:table-cell>
          <table:table-cell office:value-type="string">
            <text:p>Negra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4868 Dark Wheat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Baritone Red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Bombay by Boat IPA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Death and Taxes Black Beer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Full Moon Light Ale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Golden Thistle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Mandolin Red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Old Combine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Pale Lager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Rising Tides Amber Lager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Santa's Tipple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Toast (Slightly Burned) Malt Liquor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Trick or Treat</text:p>
          </table:table-cell>
        </table:table-row>
        <table:table-row table:style-name="ro1">
          <table:table-cell office:value-type="string">
            <text:p>Moonlight</text:p>
          </table:table-cell>
          <table:table-cell office:value-type="string">
            <text:p>Twist of Fate Bitter</text:p>
          </table:table-cell>
        </table:table-row>
        <table:table-row table:style-name="ro1">
          <table:table-cell office:value-type="string">
            <text:p>Moorhouse</text:p>
          </table:table-cell>
          <table:table-cell office:value-type="string">
            <text:p>Black Cat</text:p>
          </table:table-cell>
        </table:table-row>
        <table:table-row table:style-name="ro1">
          <table:table-cell office:value-type="string">
            <text:p>Moorhouse</text:p>
          </table:table-cell>
          <table:table-cell office:value-type="string">
            <text:p>Pendle Witches Brew</text:p>
          </table:table-cell>
        </table:table-row>
        <table:table-row table:style-name="ro1">
          <table:table-cell office:value-type="string">
            <text:p>Moosehead</text:p>
          </table:table-cell>
          <table:table-cell office:value-type="string">
            <text:p>Moosehead Lager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Blonde Bock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Chief Amber Ale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Dunkel Lager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Light Ale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New Hops Ale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North of the Border Porter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Schmitz Pale Ale No. 5</text:p>
          </table:table-cell>
        </table:table-row>
        <table:table-row table:style-name="ro1">
          <table:table-cell office:value-type="string">
            <text:p>Moosejaw</text:p>
          </table:table-cell>
          <table:table-cell office:value-type="string">
            <text:p>Weissbier</text:p>
          </table:table-cell>
        </table:table-row>
        <table:table-row table:style-name="ro1">
          <table:table-cell office:value-type="string">
            <text:p>Mordue</text:p>
          </table:table-cell>
          <table:table-cell office:value-type="string">
            <text:p>Radgie Gadgie</text:p>
          </table:table-cell>
        </table:table-row>
        <table:table-row table:style-name="ro1">
          <table:table-cell office:value-type="string">
            <text:p>Moretti</text:p>
          </table:table-cell>
          <table:table-cell office:value-type="string">
            <text:p>Birra Friulana</text:p>
          </table:table-cell>
        </table:table-row>
        <table:table-row table:style-name="ro1">
          <table:table-cell office:value-type="string">
            <text:p>Moretti</text:p>
          </table:table-cell>
          <table:table-cell office:value-type="string">
            <text:p>Doppiomalto</text:p>
          </table:table-cell>
        </table:table-row>
        <table:table-row table:style-name="ro1">
          <table:table-cell office:value-type="string">
            <text:p>Moretti</text:p>
          </table:table-cell>
          <table:table-cell office:value-type="string">
            <text:p>La Rossa</text:p>
          </table:table-cell>
        </table:table-row>
        <table:table-row table:style-name="ro1">
          <table:table-cell office:value-type="string">
            <text:p>Morgan Street</text:p>
          </table:table-cell>
          <table:table-cell office:value-type="string">
            <text:p>Altbier</text:p>
          </table:table-cell>
        </table:table-row>
        <table:table-row table:style-name="ro1">
          <table:table-cell office:value-type="string">
            <text:p>Morland</text:p>
          </table:table-cell>
          <table:table-cell office:value-type="string">
            <text:p>Hen's Tooth</text:p>
          </table:table-cell>
        </table:table-row>
        <table:table-row table:style-name="ro1">
          <table:table-cell office:value-type="string">
            <text:p>Morland</text:p>
          </table:table-cell>
          <table:table-cell office:value-type="string">
            <text:p>Old Speckled Hen</text:p>
          </table:table-cell>
        </table:table-row>
        <table:table-row table:style-name="ro1">
          <table:table-cell office:value-type="string">
            <text:p>Morland</text:p>
          </table:table-cell>
          <table:table-cell office:value-type="string">
            <text:p>Tanners Jack</text:p>
          </table:table-cell>
        </table:table-row>
        <table:table-row table:style-name="ro1">
          <table:table-cell office:value-type="string">
            <text:p>Mort Subite</text:p>
          </table:table-cell>
          <table:table-cell office:value-type="string">
            <text:p>Mort Subite Gueuze Lambic</text:p>
          </table:table-cell>
        </table:table-row>
        <table:table-row table:style-name="ro1">
          <table:table-cell office:value-type="string">
            <text:p>Mount Horeb</text:p>
          </table:table-cell>
          <table:table-cell office:value-type="string">
            <text:p>Rye Bock</text:p>
          </table:table-cell>
        </table:table-row>
        <table:table-row table:style-name="ro1">
          <table:table-cell office:value-type="string">
            <text:p>Mountain Sun</text:p>
          </table:table-cell>
          <table:table-cell office:value-type="string">
            <text:p>Altmans Alt</text:p>
          </table:table-cell>
        </table:table-row>
        <table:table-row table:style-name="ro1">
          <table:table-cell office:value-type="string">
            <text:p>Mountain Sun</text:p>
          </table:table-cell>
          <table:table-cell office:value-type="string">
            <text:p>Chazz Cat Rye</text:p>
          </table:table-cell>
        </table:table-row>
        <table:table-row table:style-name="ro1">
          <table:table-cell office:value-type="string">
            <text:p>Mountain Sun</text:p>
          </table:table-cell>
          <table:table-cell office:value-type="string">
            <text:p>Colorado Kind Ale</text:p>
          </table:table-cell>
        </table:table-row>
        <table:table-row table:style-name="ro1">
          <table:table-cell office:value-type="string">
            <text:p>Mountain Sun</text:p>
          </table:table-cell>
          <table:table-cell office:value-type="string">
            <text:p>Java Porter</text:p>
          </table:table-cell>
        </table:table-row>
        <table:table-row table:style-name="ro1">
          <table:table-cell office:value-type="string">
            <text:p>Mountain Sun</text:p>
          </table:table-cell>
          <table:table-cell office:value-type="string">
            <text:p>Quinn's Golden Ale</text:p>
          </table:table-cell>
        </table:table-row>
        <table:table-row table:style-name="ro1">
          <table:table-cell office:value-type="string">
            <text:p>Mountain Sun</text:p>
          </table:table-cell>
          <table:table-cell office:value-type="string">
            <text:p>Springfest</text:p>
          </table:table-cell>
        </table:table-row>
        <table:table-row table:style-name="ro1">
          <table:table-cell office:value-type="string">
            <text:p>Mountain Sun</text:p>
          </table:table-cell>
          <table:table-cell office:value-type="string">
            <text:p>Thunderhead Stout</text:p>
          </table:table-cell>
        </table:table-row>
        <table:table-row table:style-name="ro1">
          <table:table-cell office:value-type="string">
            <text:p>Mountain Sun</text:p>
          </table:table-cell>
          <table:table-cell office:value-type="string">
            <text:p>XXX Pale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Celts Ale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Dragoons Dry Irish Stout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Hopsickle Imperial Ale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Kilt Lifter Scottish Ale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Moylander Double IPA Ale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Moylannium Ale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Old Blarney Barleywine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Paddy's Irish Red Ale</text:p>
          </table:table-cell>
        </table:table-row>
        <table:table-row table:style-name="ro1">
          <table:table-cell office:value-type="string">
            <text:p>Moylan's</text:p>
          </table:table-cell>
          <table:table-cell office:value-type="string">
            <text:p>White Christmas</text:p>
          </table:table-cell>
        </table:table-row>
        <table:table-row table:style-name="ro1">
          <table:table-cell office:value-type="string">
            <text:p>Mudbug's</text:p>
          </table:table-cell>
          <table:table-cell office:value-type="string">
            <text:p>Red Bug Ale</text:p>
          </table:table-cell>
        </table:table-row>
        <table:table-row table:style-name="ro1">
          <table:table-cell office:value-type="string">
            <text:p>Mudshark</text:p>
          </table:table-cell>
          <table:table-cell office:value-type="string">
            <text:p>Full Moon Belgian White Ale</text:p>
          </table:table-cell>
        </table:table-row>
        <table:table-row table:style-name="ro1">
          <table:table-cell office:value-type="string">
            <text:p>Murphys Creek</text:p>
          </table:table-cell>
          <table:table-cell office:value-type="string">
            <text:p>Black Bart</text:p>
          </table:table-cell>
        </table:table-row>
        <table:table-row table:style-name="ro1">
          <table:table-cell office:value-type="string">
            <text:p>Murphys Creek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Murphys Creek</text:p>
          </table:table-cell>
          <table:table-cell office:value-type="string">
            <text:p>Golden Wheat</text:p>
          </table:table-cell>
        </table:table-row>
        <table:table-row table:style-name="ro1">
          <table:table-cell office:value-type="string">
            <text:p>Murphys Creek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Murphys Creek</text:p>
          </table:table-cell>
          <table:table-cell office:value-type="string">
            <text:p>Raspberry Wheat</text:p>
          </table:table-cell>
        </table:table-row>
        <table:table-row table:style-name="ro1">
          <table:table-cell office:value-type="string">
            <text:p>Murphys Creek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Murphys Creek</text:p>
          </table:table-cell>
          <table:table-cell office:value-type="string">
            <text:p>Redrum</text:p>
          </table:table-cell>
        </table:table-row>
        <table:table-row table:style-name="ro1">
          <table:table-cell office:value-type="string">
            <text:p>Murphys Creek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Murray's</text:p>
          </table:table-cell>
          <table:table-cell office:value-type="string">
            <text:p>Bohemian Pilsner</text:p>
          </table:table-cell>
        </table:table-row>
        <table:table-row table:style-name="ro1">
          <table:table-cell office:value-type="string">
            <text:p>Musketeers</text:p>
          </table:table-cell>
          <table:table-cell office:value-type="string">
            <text:p>Troubadour Blond</text:p>
          </table:table-cell>
        </table:table-row>
        <table:table-row table:style-name="ro1">
          <table:table-cell office:value-type="string">
            <text:p>Musketeers</text:p>
          </table:table-cell>
          <table:table-cell office:value-type="string">
            <text:p>Troubadour Obscura</text:p>
          </table:table-cell>
        </table:table-row>
        <table:table-row table:style-name="ro1">
          <table:table-cell office:value-type="string">
            <text:p>Muskie Capital</text:p>
          </table:table-cell>
          <table:table-cell office:value-type="string">
            <text:p>Red Lager</text:p>
          </table:table-cell>
        </table:table-row>
        <table:table-row table:style-name="ro1">
          <table:table-cell office:value-type="string">
            <text:p>Mussel Inn</text:p>
          </table:table-cell>
          <table:table-cell office:value-type="string">
            <text:p>Strong Ox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string">
            <text:p>Lager Beer</text:p>
          </table:table-cell>
        </table:table-row>
        <table:table-row table:style-name="ro1">
          <table:table-cell office:value-type="string">
            <text:p>Náchod</text:p>
          </table:table-cell>
          <table:table-cell office:value-type="string">
            <text:p>Primátor Blonde Bock Beer</text:p>
          </table:table-cell>
        </table:table-row>
        <table:table-row table:style-name="ro1">
          <table:table-cell office:value-type="string">
            <text:p>Náchod</text:p>
          </table:table-cell>
          <table:table-cell office:value-type="string">
            <text:p>Primátor Double 24% / Primátor Double Bock Beer</text:p>
          </table:table-cell>
        </table:table-row>
        <table:table-row table:style-name="ro1">
          <table:table-cell office:value-type="string">
            <text:p>Náchod</text:p>
          </table:table-cell>
          <table:table-cell office:value-type="string">
            <text:p>Primátor Světlý Ležák / Primátor Premium Lager</text:p>
          </table:table-cell>
        </table:table-row>
        <table:table-row table:style-name="ro1">
          <table:table-cell office:value-type="string">
            <text:p>Nacional (Panamá)</text:p>
          </table:table-cell>
          <table:table-cell office:value-type="string">
            <text:p>Atlas Lager</text:p>
          </table:table-cell>
        </table:table-row>
        <table:table-row table:style-name="ro1">
          <table:table-cell office:value-type="string">
            <text:p>Nacional (Panamá)</text:p>
          </table:table-cell>
          <table:table-cell office:value-type="string">
            <text:p>Balboa Cerveza Pilsner</text:p>
          </table:table-cell>
        </table:table-row>
        <table:table-row table:style-name="ro1">
          <table:table-cell office:value-type="string">
            <text:p>Naisbitt's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Naisbitt's</text:p>
          </table:table-cell>
          <table:table-cell office:value-type="string">
            <text:p>Bridger Ale</text:p>
          </table:table-cell>
        </table:table-row>
        <table:table-row table:style-name="ro1">
          <table:table-cell office:value-type="string">
            <text:p>Naisbitt's</text:p>
          </table:table-cell>
          <table:table-cell office:value-type="string">
            <text:p>Crystal Wheat</text:p>
          </table:table-cell>
        </table:table-row>
        <table:table-row table:style-name="ro1">
          <table:table-cell office:value-type="string">
            <text:p>Naisbitt's</text:p>
          </table:table-cell>
          <table:table-cell office:value-type="string">
            <text:p>Porter Ale</text:p>
          </table:table-cell>
        </table:table-row>
        <table:table-row table:style-name="ro1">
          <table:table-cell office:value-type="string">
            <text:p>Naisbitt's</text:p>
          </table:table-cell>
          <table:table-cell office:value-type="string">
            <text:p>Raspberry Ale</text:p>
          </table:table-cell>
        </table:table-row>
        <table:table-row table:style-name="ro1">
          <table:table-cell office:value-type="string">
            <text:p>Naisbitt's</text:p>
          </table:table-cell>
          <table:table-cell office:value-type="string">
            <text:p>Snowbock Ale</text:p>
          </table:table-cell>
        </table:table-row>
        <table:table-row table:style-name="ro1">
          <table:table-cell office:value-type="string">
            <text:p>Naked Aspen</text:p>
          </table:table-cell>
          <table:table-cell office:value-type="string">
            <text:p>Raspberry Wheat</text:p>
          </table:table-cell>
        </table:table-row>
        <table:table-row table:style-name="ro1">
          <table:table-cell office:value-type="string">
            <text:p>Namaqua</text:p>
          </table:table-cell>
          <table:table-cell office:value-type="string">
            <text:p>Seamus' Irish Red Ale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Urbock</text:p>
          </table:table-cell>
        </table:table-row>
        <table:table-row table:style-name="ro1">
          <table:table-cell office:value-type="string">
            <text:p>Namysłów</text:p>
          </table:table-cell>
          <table:table-cell office:value-type="string">
            <text:p>Rycerskie</text:p>
          </table:table-cell>
        </table:table-row>
        <table:table-row table:style-name="ro1">
          <table:table-cell office:value-type="string">
            <text:p>Narragansett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11th Hour Rye IPA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Apricot au Poivre Saison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Belgian Blond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Belgian Pale Al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Black Betty Imperial Stout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Brunette Nut Brown Al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Cardinal Pale Al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Central Standard Amber Al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Chilli Vanilli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Double Hopicid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Dubbel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EOS Hefeweizen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Farrell's Irish Red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Fathead 140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Fathead Aged in Whiskey Barrels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German Alt Bier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Hop God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Infinite Wit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Love Me Bitter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Mélange à Trois (formerly Chardonnay Blonde)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Midnight Ry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Mock Bock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Nebraskadian Black IPA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Oaked Hop God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Red Sled Winter Al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Red Wheat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Romancing the Con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Serebrianka Belgian Al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Sexy Betty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Smoked Porter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Sticarus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Summertime Rye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Toasted Barn Smoked Porter</text:p>
          </table:table-cell>
        </table:table-row>
        <table:table-row table:style-name="ro1">
          <table:table-cell office:value-type="string">
            <text:p>Nebraska (Papillion)</text:p>
          </table:table-cell>
          <table:table-cell office:value-type="string">
            <text:p>Wick For Brains Pumpkin Ale</text:p>
          </table:table-cell>
        </table:table-row>
        <table:table-row table:style-name="ro1">
          <table:table-cell office:value-type="string">
            <text:p>Nelson</text:p>
          </table:table-cell>
          <table:table-cell office:value-type="string">
            <text:p>Paddywhack IPA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Nethergate</text:p>
          </table:table-cell>
          <table:table-cell office:value-type="string">
            <text:p>1248 Augustinian Ale</text:p>
          </table:table-cell>
        </table:table-row>
        <table:table-row table:style-name="ro1">
          <table:table-cell office:value-type="string">
            <text:p>Nethergate</text:p>
          </table:table-cell>
          <table:table-cell office:value-type="string">
            <text:p>Old Growler</text:p>
          </table:table-cell>
        </table:table-row>
        <table:table-row table:style-name="ro1">
          <table:table-cell office:value-type="string">
            <text:p>Neuweiler</text:p>
          </table:table-cell>
          <table:table-cell office:value-type="string">
            <text:p>Brewed Porter</text:p>
          </table:table-cell>
        </table:table-row>
        <table:table-row table:style-name="ro1">
          <table:table-cell office:value-type="string">
            <text:p>Neuzeller Klosterbräu</text:p>
          </table:table-cell>
          <table:table-cell office:value-type="string">
            <text:p>Black Abbot / Schwarzer Abt</text:p>
          </table:table-cell>
        </table:table-row>
        <table:table-row table:style-name="ro1">
          <table:table-cell office:value-type="string">
            <text:p>Neuzeller Klosterbräu</text:p>
          </table:table-cell>
          <table:table-cell office:value-type="string">
            <text:p>Golden Abbot Lager</text:p>
          </table:table-cell>
        </table:table-row>
        <table:table-row table:style-name="ro1">
          <table:table-cell office:value-type="string">
            <text:p>Neuzeller Klosterbräu</text:p>
          </table:table-cell>
          <table:table-cell office:value-type="string">
            <text:p>Original Badebier / Original Bathbeer Monastery Fun</text:p>
          </table:table-cell>
        </table:table-row>
        <table:table-row table:style-name="ro1">
          <table:table-cell office:value-type="string">
            <text:p>Neuzeller Klosterbräu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Nevada City</text:p>
          </table:table-cell>
          <table:table-cell office:value-type="string">
            <text:p>Dark Lager</text:p>
          </table:table-cell>
        </table:table-row>
        <table:table-row table:style-name="ro1">
          <table:table-cell office:value-type="string">
            <text:p>Nevada City</text:p>
          </table:table-cell>
          <table:table-cell office:value-type="string">
            <text:p>Golden Lager</text:p>
          </table:table-cell>
        </table:table-row>
        <table:table-row table:style-name="ro1">
          <table:table-cell office:value-type="string">
            <text:p>Nevada City</text:p>
          </table:table-cell>
          <table:table-cell office:value-type="string">
            <text:p>Stout Lager</text:p>
          </table:table-cell>
        </table:table-row>
        <table:table-row table:style-name="ro1">
          <table:table-cell office:value-type="string">
            <text:p>New Albanian</text:p>
          </table:table-cell>
          <table:table-cell office:value-type="string">
            <text:p>Solidarity</text:p>
          </table:table-cell>
        </table:table-row>
        <table:table-row table:style-name="ro1">
          <table:table-cell office:value-type="string">
            <text:p>New Amsterdam</text:p>
          </table:table-cell>
          <table:table-cell office:value-type="string">
            <text:p>New York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1554 Brussels-Style Black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2° Below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Abbey Belgian Style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Abbey Grand Cru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Accumulation White IPA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Belgian Style Blond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Belgo India Pale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Biere de Mars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Blue Paddle Pilsener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Brett Beer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Clutch Sour Stout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Dandelion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Dark Heather Saison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Dig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Fat Tire Amber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Felix (Love)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Frambozen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Fresh Hop India Pale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Giddy Up!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Heavenly Feijoa Tripel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Hop Kitchen French Aramis IPA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Hop Kitchen Hoppy Bock Lager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Hop Kitchen Rye IPA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Hoptober Golden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Imperial Berliner Style Weiss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Kick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La Foli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La Folie Falling Rock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Le Fleur, Misseur?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Le Terroir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Metric 10/10/10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Mighty Arrow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Mothership Wit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Rampant Imperial India Pale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Ranger IPA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ahti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hift Pale Lager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kinny Dip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now Day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omersault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pring Blond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pringboard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unshine Wheat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Super India Pale Ale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Transatlantique Kriek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Trippel</text:p>
          </table:table-cell>
        </table:table-row>
        <table:table-row table:style-name="ro1">
          <table:table-cell office:value-type="string">
            <text:p>New Belgium</text:p>
          </table:table-cell>
          <table:table-cell office:value-type="string">
            <text:p>Vrienden</text:p>
          </table:table-cell>
        </table:table-row>
        <table:table-row table:style-name="ro1">
          <table:table-cell office:value-type="string">
            <text:p>New Century</text:p>
          </table:table-cell>
          <table:table-cell office:value-type="string">
            <text:p>Edison Light Beer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Apple Ale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Back 40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Cabin Fever Honey Bock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Coffee Stout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Copper Kettle Weiss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Crack'd Wheat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Edel-Pils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Fat Squirrel Nut Brown Ale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Home Town Blonde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Hop Hearty IPA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Moon Man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Native Ale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Norski Honey Bock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Old English Porter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Smoked Rye Bock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Snowshoe Ale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Solstice Wheat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Spotted Cow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Staghorn Oktoberfest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Stone Soup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Symposium Eisbock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Tail Wagger 2005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Totally Naked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Tripel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Uff-Da Bock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Wisconsin Belgian Red Brand</text:p>
          </table:table-cell>
        </table:table-row>
        <table:table-row table:style-name="ro1">
          <table:table-cell office:value-type="string">
            <text:p>New Glarus (Riverside)</text:p>
          </table:table-cell>
          <table:table-cell office:value-type="string">
            <text:p>Zwickel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Barley Wine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Black Top IPA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Cabin Fever Honey Bock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Chocolate Abbey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Dancing Man Wheat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Fat Squirrel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IIPA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Imperial Weizen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Moon Man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Snowshoe Ale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Spotted Cow</text:p>
          </table:table-cell>
        </table:table-row>
        <table:table-row table:style-name="ro1">
          <table:table-cell office:value-type="string">
            <text:p>New Glarus</text:p>
          </table:table-cell>
          <table:table-cell office:value-type="string">
            <text:p>Two Women Lager</text:p>
          </table:table-cell>
        </table:table-row>
        <table:table-row table:style-name="ro1">
          <table:table-cell office:value-type="string">
            <text:p>New Holland Pub</text:p>
          </table:table-cell>
          <table:table-cell office:value-type="string">
            <text:p>Mad Hatter IPA</text:p>
          </table:table-cell>
        </table:table-row>
        <table:table-row table:style-name="ro1">
          <table:table-cell office:value-type="string">
            <text:p>New Holland</text:p>
          </table:table-cell>
          <table:table-cell office:value-type="string">
            <text:p>Black Tulip</text:p>
          </table:table-cell>
        </table:table-row>
        <table:table-row table:style-name="ro1">
          <table:table-cell office:value-type="string">
            <text:p>New Holland</text:p>
          </table:table-cell>
          <table:table-cell office:value-type="string">
            <text:p>Dragon's Milk</text:p>
          </table:table-cell>
        </table:table-row>
        <table:table-row table:style-name="ro1">
          <table:table-cell office:value-type="string">
            <text:p>New Holland</text:p>
          </table:table-cell>
          <table:table-cell office:value-type="string">
            <text:p>Full Circle Kölsch</text:p>
          </table:table-cell>
        </table:table-row>
        <table:table-row table:style-name="ro1">
          <table:table-cell office:value-type="string">
            <text:p>New Holland</text:p>
          </table:table-cell>
          <table:table-cell office:value-type="string">
            <text:p>Imperial Hatter IPA</text:p>
          </table:table-cell>
        </table:table-row>
        <table:table-row table:style-name="ro1">
          <table:table-cell office:value-type="string">
            <text:p>New Holland</text:p>
          </table:table-cell>
          <table:table-cell office:value-type="string">
            <text:p>Paleooza</text:p>
          </table:table-cell>
        </table:table-row>
        <table:table-row table:style-name="ro1">
          <table:table-cell office:value-type="string">
            <text:p>New River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New Road</text:p>
          </table:table-cell>
          <table:table-cell office:value-type="string">
            <text:p>Peckiomen Pils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Lion Red Beer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Steinlager</text:p>
          </table:table-cell>
        </table:table-row>
        <table:table-row table:style-name="ro1">
          <table:table-cell office:value-type="string">
            <text:p>Newport Beach</text:p>
          </table:table-cell>
          <table:table-cell office:value-type="string">
            <text:p>Bisbee's ESB</text:p>
          </table:table-cell>
        </table:table-row>
        <table:table-row table:style-name="ro1">
          <table:table-cell office:value-type="string">
            <text:p>Newport Beach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Newport Beach</text:p>
          </table:table-cell>
          <table:table-cell office:value-type="string">
            <text:p>Gold Eagle Premium</text:p>
          </table:table-cell>
        </table:table-row>
        <table:table-row table:style-name="ro1">
          <table:table-cell office:value-type="string">
            <text:p>Newport Beach</text:p>
          </table:table-cell>
          <table:table-cell office:value-type="string">
            <text:p>Orange Blossom Honey Ale</text:p>
          </table:table-cell>
        </table:table-row>
        <table:table-row table:style-name="ro1">
          <table:table-cell office:value-type="string">
            <text:p>Newport Beach</text:p>
          </table:table-cell>
          <table:table-cell office:value-type="string">
            <text:p>The Duke Dark</text:p>
          </table:table-cell>
        </table:table-row>
        <table:table-row table:style-name="ro1">
          <table:table-cell office:value-type="string">
            <text:p>Newport Beach</text:p>
          </table:table-cell>
          <table:table-cell office:value-type="string">
            <text:p>The Wedge Weizen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Apple Ale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Best Bitter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Brock's Extra Stout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Eisbock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Gritstone Premium Ale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Kriek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Maple Wheat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Old Jack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Premium Light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Saaz Pilsner</text:p>
          </table:table-cell>
        </table:table-row>
        <table:table-row table:style-name="ro1">
          <table:table-cell office:value-type="string">
            <text:p>Niagara Falls</text:p>
          </table:table-cell>
          <table:table-cell office:value-type="string">
            <text:p>Weisse Beer</text:p>
          </table:table-cell>
        </table:table-row>
        <table:table-row table:style-name="ro1">
          <table:table-cell office:value-type="string">
            <text:p>Nicolet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Nicolet</text:p>
          </table:table-cell>
          <table:table-cell office:value-type="string">
            <text:p>Classic Pilsener</text:p>
          </table:table-cell>
        </table:table-row>
        <table:table-row table:style-name="ro1">
          <table:table-cell office:value-type="string">
            <text:p>Nicolet</text:p>
          </table:table-cell>
          <table:table-cell office:value-type="string">
            <text:p>Dark Pilsener</text:p>
          </table:table-cell>
        </table:table-row>
        <table:table-row table:style-name="ro1">
          <table:table-cell office:value-type="string">
            <text:p>Nicolet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Nicolet</text:p>
          </table:table-cell>
          <table:table-cell office:value-type="string">
            <text:p>Prostrator Doppelbock</text:p>
          </table:table-cell>
        </table:table-row>
        <table:table-row table:style-name="ro1">
          <table:table-cell office:value-type="string">
            <text:p>Nicolet</text:p>
          </table:table-cell>
          <table:table-cell office:value-type="string">
            <text:p>Winter Fest Beer</text:p>
          </table:table-cell>
        </table:table-row>
        <table:table-row table:style-name="ro1">
          <table:table-cell office:value-type="string">
            <text:p>Nigerian</text:p>
          </table:table-cell>
          <table:table-cell office:value-type="string">
            <text:p>Star</text:p>
          </table:table-cell>
        </table:table-row>
        <table:table-row table:style-name="ro1">
          <table:table-cell office:value-type="string">
            <text:p>Nikšicko</text:p>
          </table:table-cell>
          <table:table-cell office:value-type="string">
            <text:p>Nikšićko Pivo</text:p>
          </table:table-cell>
        </table:table-row>
        <table:table-row table:style-name="ro1">
          <table:table-cell office:value-type="string">
            <text:p>Nils Oscar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Nils Oscar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Nils Oscar</text:p>
          </table:table-cell>
          <table:table-cell office:value-type="string">
            <text:p>Kalasöl</text:p>
          </table:table-cell>
        </table:table-row>
        <table:table-row table:style-name="ro1">
          <table:table-cell office:value-type="string">
            <text:p>Nils Oscar</text:p>
          </table:table-cell>
          <table:table-cell office:value-type="string">
            <text:p>Swedish Barley Wine</text:p>
          </table:table-cell>
        </table:table-row>
        <table:table-row table:style-name="ro1">
          <table:table-cell office:value-type="string">
            <text:p>Ninkasi</text:p>
          </table:table-cell>
          <table:table-cell office:value-type="string">
            <text:p>Total Domination IPA</text:p>
          </table:table-cell>
        </table:table-row>
        <table:table-row table:style-name="ro1">
          <table:table-cell office:value-type="string">
            <text:p>Ninkasi</text:p>
          </table:table-cell>
          <table:table-cell office:value-type="string">
            <text:p>Tricerahops Double IPA</text:p>
          </table:table-cell>
        </table:table-row>
        <table:table-row table:style-name="ro1">
          <table:table-cell office:value-type="string">
            <text:p>Ninkasi</text:p>
          </table:table-cell>
          <table:table-cell office:value-type="string">
            <text:p>Wünderbier</text:p>
          </table:table-cell>
        </table:table-row>
        <table:table-row table:style-name="ro1">
          <table:table-cell office:value-type="string">
            <text:p>Nodding Head</text:p>
          </table:table-cell>
          <table:table-cell office:value-type="string">
            <text:p>3C Extreme</text:p>
          </table:table-cell>
        </table:table-row>
        <table:table-row table:style-name="ro1">
          <table:table-cell office:value-type="string">
            <text:p>Nodding Head</text:p>
          </table:table-cell>
          <table:table-cell office:value-type="string">
            <text:p>Bill Payer Ale / BPA</text:p>
          </table:table-cell>
        </table:table-row>
        <table:table-row table:style-name="ro1">
          <table:table-cell office:value-type="string">
            <text:p>Nodding Head</text:p>
          </table:table-cell>
          <table:table-cell office:value-type="string">
            <text:p>Ich Bin Ein Berliner Weisse</text:p>
          </table:table-cell>
        </table:table-row>
        <table:table-row table:style-name="ro1">
          <table:table-cell office:value-type="string">
            <text:p>Nodding Head</text:p>
          </table:table-cell>
          <table:table-cell office:value-type="string">
            <text:p>Robust Porter</text:p>
          </table:table-cell>
        </table:table-row>
        <table:table-row table:style-name="ro1">
          <table:table-cell office:value-type="string">
            <text:p>Nodding Head</text:p>
          </table:table-cell>
          <table:table-cell office:value-type="string">
            <text:p>Spring Ale</text:p>
          </table:table-cell>
        </table:table-row>
        <table:table-row table:style-name="ro1">
          <table:table-cell office:value-type="string">
            <text:p>Nodding Head</text:p>
          </table:table-cell>
          <table:table-cell office:value-type="string">
            <text:p>Tart</text:p>
          </table:table-cell>
        </table:table-row>
        <table:table-row table:style-name="ro1">
          <table:table-cell office:value-type="string">
            <text:p>Nodding Head</text:p>
          </table:table-cell>
          <table:table-cell office:value-type="string">
            <text:p>Wee Heavier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#100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Andhrimnir Barley Wine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Dobbel IPA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Dugges Sahti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Peculiar Yule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Special Holiday Ale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Sunturnbrew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Tiger Tripel</text:p>
          </table:table-cell>
        </table:table-row>
        <table:table-row table:style-name="ro1">
          <table:table-cell office:value-type="string">
            <text:p>Nøgne Ø</text:p>
          </table:table-cell>
          <table:table-cell office:value-type="string">
            <text:p>Winter Ale</text:p>
          </table:table-cell>
        </table:table-row>
        <table:table-row table:style-name="ro1">
          <table:table-cell office:value-type="string">
            <text:p>NOLA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NOLA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Nordsjö</text:p>
          </table:table-cell>
          <table:table-cell office:value-type="string">
            <text:p>Östgöta Blåbärs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Balders Blid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Bombay Pale Ale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Brugge Honning Blonde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Çeske Böhmer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Golden Spike IPA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King's County Brown Ale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La Granja Stout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Little Korkny Ale 2006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New York Lager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North Bridge Extreme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Old Odense Ale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Oostende Orange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Pacific Summer Ale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Ravnsborg Rød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Skärgaards Porter</text:p>
          </table:table-cell>
        </table:table-row>
        <table:table-row table:style-name="ro1">
          <table:table-cell office:value-type="string">
            <text:p>Nørrebro</text:p>
          </table:table-cell>
          <table:table-cell office:value-type="string">
            <text:p>Stuykman Witt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Acme California Brown Ale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Acme California IPA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Acme California Pale Ale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Barrel-Aged Old Rasputin XII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Barrel-Aged Old Rasputin XIV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Barrel-Aged Old Rasputin XV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Blue Star Great American Wheat Beer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Brother Thelonious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Centennial Ale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Grand Cru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Hefeweiss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Le Merle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No.38 Stout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Rasputin Russian Imperial Stout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Stock Ale 2001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Stock Ale 2002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Stock Ale 2004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Stock Ale 2007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Stock Ale 2008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Stock Ale 2009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Stock Ale 2009 Cellar Reserve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Stock Ale 2010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Old Stock Ale 2011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PranQster Belgian Ale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Ruedrich's Red Seal Ale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Scrimshaw Pilsner Style Beer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Traditional Bock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Wintertime Ale</text:p>
          </table:table-cell>
        </table:table-row>
        <table:table-row table:style-name="ro1">
          <table:table-cell office:value-type="string">
            <text:p>North Coast</text:p>
          </table:table-cell>
          <table:table-cell office:value-type="string">
            <text:p>Wintertime Ale 1992</text:p>
          </table:table-cell>
        </table:table-row>
        <table:table-row table:style-name="ro1">
          <table:table-cell office:value-type="string">
            <text:p>Northwest Brewwërks</text:p>
          </table:table-cell>
          <table:table-cell office:value-type="string">
            <text:p>Kirkland Ale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Bandit Brown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Birch Wood Ale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Bubba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Dark Walnut Stout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Half Moon Gold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Poplar Porter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Red Cedar Red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White Weasel Beer</text:p>
          </table:table-cell>
        </table:table-row>
        <table:table-row table:style-name="ro1">
          <table:table-cell office:value-type="string">
            <text:p>Northwoods</text:p>
          </table:table-cell>
          <table:table-cell office:value-type="string">
            <text:p>Whitetail Wheat</text:p>
          </table:table-cell>
        </table:table-row>
        <table:table-row table:style-name="ro1">
          <table:table-cell office:value-type="string">
            <text:p>Nor'Wester</text:p>
          </table:table-cell>
          <table:table-cell office:value-type="string">
            <text:p>Blacksmith Porter</text:p>
          </table:table-cell>
        </table:table-row>
        <table:table-row table:style-name="ro1">
          <table:table-cell office:value-type="string">
            <text:p>Nor'Wester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Nor'Wester</text:p>
          </table:table-cell>
          <table:table-cell office:value-type="string">
            <text:p>Honey Weizen</text:p>
          </table:table-cell>
        </table:table-row>
        <table:table-row table:style-name="ro1">
          <table:table-cell office:value-type="string">
            <text:p>Nor'Wester</text:p>
          </table:table-cell>
          <table:table-cell office:value-type="string">
            <text:p>Raspberry Weizen</text:p>
          </table:table-cell>
        </table:table-row>
        <table:table-row table:style-name="ro1">
          <table:table-cell office:value-type="string">
            <text:p>Oak Creek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Oaken Barrel</text:p>
          </table:table-cell>
          <table:table-cell office:value-type="string">
            <text:p>Gnaw Bone Pale Ale</text:p>
          </table:table-cell>
        </table:table-row>
        <table:table-row table:style-name="ro1">
          <table:table-cell office:value-type="string">
            <text:p>Oaken Barrel</text:p>
          </table:table-cell>
          <table:table-cell office:value-type="string">
            <text:p>Indiana Amber</text:p>
          </table:table-cell>
        </table:table-row>
        <table:table-row table:style-name="ro1">
          <table:table-cell office:value-type="string">
            <text:p>Oaken Barrel</text:p>
          </table:table-cell>
          <table:table-cell office:value-type="string">
            <text:p>Meridian Street Premium Lager</text:p>
          </table:table-cell>
        </table:table-row>
        <table:table-row table:style-name="ro1">
          <table:table-cell office:value-type="string">
            <text:p>Oaken Barrel</text:p>
          </table:table-cell>
          <table:table-cell office:value-type="string">
            <text:p>Old Gnarley Barleywine</text:p>
          </table:table-cell>
        </table:table-row>
        <table:table-row table:style-name="ro1">
          <table:table-cell office:value-type="string">
            <text:p>Oaken Barrel</text:p>
          </table:table-cell>
          <table:table-cell office:value-type="string">
            <text:p>Razz-Wheat</text:p>
          </table:table-cell>
        </table:table-row>
        <table:table-row table:style-name="ro1">
          <table:table-cell office:value-type="string">
            <text:p>Oaken Barrel</text:p>
          </table:table-cell>
          <table:table-cell office:value-type="string">
            <text:p>Snake Pit Porter</text:p>
          </table:table-cell>
        </table:table-row>
        <table:table-row table:style-name="ro1">
          <table:table-cell office:value-type="string">
            <text:p>Oakham</text:p>
          </table:table-cell>
          <table:table-cell office:value-type="string">
            <text:p>Jeffrey Hudson Bitter / JHB</text:p>
          </table:table-cell>
        </table:table-row>
        <table:table-row table:style-name="ro1">
          <table:table-cell office:value-type="string">
            <text:p>Oasis (Annex)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Oasis (Annex)</text:p>
          </table:table-cell>
          <table:table-cell office:value-type="string">
            <text:p>Extra Special Bitter Ale</text:p>
          </table:table-cell>
        </table:table-row>
        <table:table-row table:style-name="ro1">
          <table:table-cell office:value-type="string">
            <text:p>Oasis</text:p>
          </table:table-cell>
          <table:table-cell office:value-type="string">
            <text:p>Capstone ESB</text:p>
          </table:table-cell>
        </table:table-row>
        <table:table-row table:style-name="ro1">
          <table:table-cell office:value-type="string">
            <text:p>Oasis</text:p>
          </table:table-cell>
          <table:table-cell office:value-type="string">
            <text:p>Festivale</text:p>
          </table:table-cell>
        </table:table-row>
        <table:table-row table:style-name="ro1">
          <table:table-cell office:value-type="string">
            <text:p>Oasi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Oasis</text:p>
          </table:table-cell>
          <table:table-cell office:value-type="string">
            <text:p>Scarab Red</text:p>
          </table:table-cell>
        </table:table-row>
        <table:table-row table:style-name="ro1">
          <table:table-cell office:value-type="string">
            <text:p>Oasis</text:p>
          </table:table-cell>
          <table:table-cell office:value-type="string">
            <text:p>Tut Brown Ale</text:p>
          </table:table-cell>
        </table:table-row>
        <table:table-row table:style-name="ro1">
          <table:table-cell office:value-type="string">
            <text:p>Oasis</text:p>
          </table:table-cell>
          <table:table-cell office:value-type="string">
            <text:p>Zoser Oatmeal Stout</text:p>
          </table:table-cell>
        </table:table-row>
        <table:table-row table:style-name="ro1">
          <table:table-cell office:value-type="string">
            <text:p>Obed &amp; Isaac's</text:p>
          </table:table-cell>
          <table:table-cell office:value-type="string">
            <text:p>Barrel Aged Smoked Porter</text:p>
          </table:table-cell>
        </table:table-row>
        <table:table-row table:style-name="ro1">
          <table:table-cell office:value-type="string">
            <text:p>Obed &amp; Isaac's</text:p>
          </table:table-cell>
          <table:table-cell office:value-type="string">
            <text:p>Hefenator Hefe Weiss</text:p>
          </table:table-cell>
        </table:table-row>
        <table:table-row table:style-name="ro1">
          <table:table-cell office:value-type="string">
            <text:p>Obolon (Kiev)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Obolon (Kiev)</text:p>
          </table:table-cell>
          <table:table-cell office:value-type="string">
            <text:p>Premium</text:p>
          </table:table-cell>
        </table:table-row>
        <table:table-row table:style-name="ro1">
          <table:table-cell office:value-type="string">
            <text:p>Obolon</text:p>
          </table:table-cell>
          <table:table-cell office:value-type="string">
            <text:p>Bile / Биале</text:p>
          </table:table-cell>
        </table:table-row>
        <table:table-row table:style-name="ro1">
          <table:table-cell office:value-type="string">
            <text:p>Obolon</text:p>
          </table:table-cell>
          <table:table-cell office:value-type="string">
            <text:p>Magnat Ale</text:p>
          </table:table-cell>
        </table:table-row>
        <table:table-row table:style-name="ro1">
          <table:table-cell office:value-type="string">
            <text:p>Obolon</text:p>
          </table:table-cell>
          <table:table-cell office:value-type="string">
            <text:p>Oksamytove</text:p>
          </table:table-cell>
        </table:table-row>
        <table:table-row table:style-name="ro1">
          <table:table-cell office:value-type="string">
            <text:p>Obolon</text:p>
          </table:table-cell>
          <table:table-cell office:value-type="string">
            <text:p>Pshenychne</text:p>
          </table:table-cell>
        </table:table-row>
        <table:table-row table:style-name="ro1">
          <table:table-cell office:value-type="string">
            <text:p>Ocean Avenue</text:p>
          </table:table-cell>
          <table:table-cell office:value-type="string">
            <text:p>237 ESB</text:p>
          </table:table-cell>
        </table:table-row>
        <table:table-row table:style-name="ro1">
          <table:table-cell office:value-type="string">
            <text:p>Ocean Avenue</text:p>
          </table:table-cell>
          <table:table-cell office:value-type="string">
            <text:p>Fatbock</text:p>
          </table:table-cell>
        </table:table-row>
        <table:table-row table:style-name="ro1">
          <table:table-cell office:value-type="string">
            <text:p>Ocean Avenue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Ocean Avenue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Ocean Avenue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Ocean Avenue</text:p>
          </table:table-cell>
          <table:table-cell office:value-type="string">
            <text:p>Red Sunshine</text:p>
          </table:table-cell>
        </table:table-row>
        <table:table-row table:style-name="ro1">
          <table:table-cell office:value-type="string">
            <text:p>Ocean Avenue</text:p>
          </table:table-cell>
          <table:table-cell office:value-type="string">
            <text:p>Rye</text:p>
          </table:table-cell>
        </table:table-row>
        <table:table-row table:style-name="ro1">
          <table:table-cell office:value-type="string">
            <text:p>Ocean Avenue</text:p>
          </table:table-cell>
          <table:table-cell office:value-type="string">
            <text:p>Scotch</text:p>
          </table:table-cell>
        </table:table-row>
        <table:table-row table:style-name="ro1">
          <table:table-cell office:value-type="string">
            <text:p>Oconomowoc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Oconomowoc</text:p>
          </table:table-cell>
          <table:table-cell office:value-type="string">
            <text:p>Amber Rye Lager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5 Barrel Pale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90 Shilling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Avant Pêche Imperial Porter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Bobby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Bourbon Barrel Stout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Celastrina Saison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Cutthroat Porter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Deconstruction Golden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Double Pilsner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Dr. Acula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Easy Street Wheat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Extra Special Red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India Barleywin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Isolation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Levity Amber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Meddler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Mountain Standard Double Black India Pale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Mountain Standard Reserve '09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Myrcenary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Perle White IPA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Pond Hopper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Runoff Red IPA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Saboteur Brett Barrel Brown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St. Lupulin Extra Pale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Woodcut #2 Oak Aged Golden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Woodcut #3 Oak Aged Crimson Ale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Woodcut #4 Oak Aged Lager</text:p>
          </table:table-cell>
        </table:table-row>
        <table:table-row table:style-name="ro1">
          <table:table-cell office:value-type="string">
            <text:p>Odell</text:p>
          </table:table-cell>
          <table:table-cell office:value-type="string">
            <text:p>Woodcut #5 Belgian Quad</text:p>
          </table:table-cell>
        </table:table-row>
        <table:table-row table:style-name="ro1">
          <table:table-cell office:value-type="string">
            <text:p>O'Dempsey's</text:p>
          </table:table-cell>
          <table:table-cell office:value-type="string">
            <text:p>Big Red Ale</text:p>
          </table:table-cell>
        </table:table-row>
        <table:table-row table:style-name="ro1">
          <table:table-cell office:value-type="string">
            <text:p>O'Dempsey's</text:p>
          </table:table-cell>
          <table:table-cell office:value-type="string">
            <text:p>Your Black Heart Russian Imperial Stout</text:p>
          </table:table-cell>
        </table:table-row>
        <table:table-row table:style-name="ro1">
          <table:table-cell office:value-type="string">
            <text:p>Odyssey</text:p>
          </table:table-cell>
          <table:table-cell office:value-type="string">
            <text:p>Heliocentric Hefeweizen (formerly Helios Hefeweizen)</text:p>
          </table:table-cell>
        </table:table-row>
        <table:table-row table:style-name="ro1">
          <table:table-cell office:value-type="string">
            <text:p>Odyssey</text:p>
          </table:table-cell>
          <table:table-cell office:value-type="string">
            <text:p>Perpetual Darkness (formerly Nebula Belgian Black Double IPA)</text:p>
          </table:table-cell>
        </table:table-row>
        <table:table-row table:style-name="ro1">
          <table:table-cell office:value-type="string">
            <text:p>O'Fallon</text:p>
          </table:table-cell>
          <table:table-cell office:value-type="string">
            <text:p>Griesendiech Pilsner</text:p>
          </table:table-cell>
        </table:table-row>
        <table:table-row table:style-name="ro1">
          <table:table-cell office:value-type="string">
            <text:p>O'Fallon</text:p>
          </table:table-cell>
          <table:table-cell office:value-type="string">
            <text:p>Smoked Porter</text:p>
          </table:table-cell>
        </table:table-row>
        <table:table-row table:style-name="ro1">
          <table:table-cell office:value-type="string">
            <text:p>O'Gara's</text:p>
          </table:table-cell>
          <table:table-cell office:value-type="string">
            <text:p>Amber Bock</text:p>
          </table:table-cell>
        </table:table-row>
        <table:table-row table:style-name="ro1">
          <table:table-cell office:value-type="string">
            <text:p>O'Gara's</text:p>
          </table:table-cell>
          <table:table-cell office:value-type="string">
            <text:p>Cork Brown Ale</text:p>
          </table:table-cell>
        </table:table-row>
        <table:table-row table:style-name="ro1">
          <table:table-cell office:value-type="string">
            <text:p>O'Gara's</text:p>
          </table:table-cell>
          <table:table-cell office:value-type="string">
            <text:p>Honey Brown</text:p>
          </table:table-cell>
        </table:table-row>
        <table:table-row table:style-name="ro1">
          <table:table-cell office:value-type="string">
            <text:p>O'Gara's</text:p>
          </table:table-cell>
          <table:table-cell office:value-type="string">
            <text:p>Irish Gold</text:p>
          </table:table-cell>
        </table:table-row>
        <table:table-row table:style-name="ro1">
          <table:table-cell office:value-type="string">
            <text:p>O'Gara's</text:p>
          </table:table-cell>
          <table:table-cell office:value-type="string">
            <text:p>Light Amber Ale</text:p>
          </table:table-cell>
        </table:table-row>
        <table:table-row table:style-name="ro1">
          <table:table-cell office:value-type="string">
            <text:p>O'Gara's</text:p>
          </table:table-cell>
          <table:table-cell office:value-type="string">
            <text:p>Sligo Red</text:p>
          </table:table-cell>
        </table:table-row>
        <table:table-row table:style-name="ro1">
          <table:table-cell office:value-type="string">
            <text:p>Oggi's (Vista)</text:p>
          </table:table-cell>
          <table:table-cell office:value-type="string">
            <text:p>California Gold</text:p>
          </table:table-cell>
        </table:table-row>
        <table:table-row table:style-name="ro1">
          <table:table-cell office:value-type="string">
            <text:p>Oggi's (Vista)</text:p>
          </table:table-cell>
          <table:table-cell office:value-type="string">
            <text:p>Ding Ding Double IPA</text:p>
          </table:table-cell>
        </table:table-row>
        <table:table-row table:style-name="ro1">
          <table:table-cell office:value-type="string">
            <text:p>Oggi's (Vista)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Oggi's (Vista)</text:p>
          </table:table-cell>
          <table:table-cell office:value-type="string">
            <text:p>McGarvey's Scottish Ale</text:p>
          </table:table-cell>
        </table:table-row>
        <table:table-row table:style-name="ro1">
          <table:table-cell office:value-type="string">
            <text:p>Oggi's (Vista)</text:p>
          </table:table-cell>
          <table:table-cell office:value-type="string">
            <text:p>Paradise Pale Ale</text:p>
          </table:table-cell>
        </table:table-row>
        <table:table-row table:style-name="ro1">
          <table:table-cell office:value-type="string">
            <text:p>Oggi's (Vista)</text:p>
          </table:table-cell>
          <table:table-cell office:value-type="string">
            <text:p>Sunset Amber Ale</text:p>
          </table:table-cell>
        </table:table-row>
        <table:table-row table:style-name="ro1">
          <table:table-cell office:value-type="string">
            <text:p>Oggi's (Vista)</text:p>
          </table:table-cell>
          <table:table-cell office:value-type="string">
            <text:p>Sweet Spot Hefe</text:p>
          </table:table-cell>
        </table:table-row>
        <table:table-row table:style-name="ro1">
          <table:table-cell office:value-type="string">
            <text:p>Oggi's (Vista)</text:p>
          </table:table-cell>
          <table:table-cell office:value-type="string">
            <text:p>Torrey Pines IPA</text:p>
          </table:table-cell>
        </table:table-row>
        <table:table-row table:style-name="ro1">
          <table:table-cell office:value-type="string">
            <text:p>O'Grady's</text:p>
          </table:table-cell>
          <table:table-cell office:value-type="string">
            <text:p>Blacksmith Bitter Ale</text:p>
          </table:table-cell>
        </table:table-row>
        <table:table-row table:style-name="ro1">
          <table:table-cell office:value-type="string">
            <text:p>O'Grady's</text:p>
          </table:table-cell>
          <table:table-cell office:value-type="string">
            <text:p>Chicago Fire</text:p>
          </table:table-cell>
        </table:table-row>
        <table:table-row table:style-name="ro1">
          <table:table-cell office:value-type="string">
            <text:p>O'Grady's</text:p>
          </table:table-cell>
          <table:table-cell office:value-type="string">
            <text:p>Haymarket Pilsner</text:p>
          </table:table-cell>
        </table:table-row>
        <table:table-row table:style-name="ro1">
          <table:table-cell office:value-type="string">
            <text:p>O'Grady's</text:p>
          </table:table-cell>
          <table:table-cell office:value-type="string">
            <text:p>Magnificent Mild</text:p>
          </table:table-cell>
        </table:table-row>
        <table:table-row table:style-name="ro1">
          <table:table-cell office:value-type="string">
            <text:p>O'Grady's</text:p>
          </table:table-cell>
          <table:table-cell office:value-type="string">
            <text:p>Old St. Pat's Ale</text:p>
          </table:table-cell>
        </table:table-row>
        <table:table-row table:style-name="ro1">
          <table:table-cell office:value-type="string">
            <text:p>O'Grady's</text:p>
          </table:table-cell>
          <table:table-cell office:value-type="string">
            <text:p>Prohibition Smokehouse Porter</text:p>
          </table:table-cell>
        </table:table-row>
        <table:table-row table:style-name="ro1">
          <table:table-cell office:value-type="string">
            <text:p>O'Grady's</text:p>
          </table:table-cell>
          <table:table-cell office:value-type="string">
            <text:p>St. Brigid's Strong Ale</text:p>
          </table:table-cell>
        </table:table-row>
        <table:table-row table:style-name="ro1">
          <table:table-cell office:value-type="string">
            <text:p>O'Grady's</text:p>
          </table:table-cell>
          <table:table-cell office:value-type="string">
            <text:p>Stockyard Stout</text:p>
          </table:table-cell>
        </table:table-row>
        <table:table-row table:style-name="ro1">
          <table:table-cell office:value-type="string">
            <text:p>O'Hanlon's</text:p>
          </table:table-cell>
          <table:table-cell office:value-type="string">
            <text:p>Thomas Hardy's Ale 2004</text:p>
          </table:table-cell>
        </table:table-row>
        <table:table-row table:style-name="ro1">
          <table:table-cell office:value-type="string">
            <text:p>O'Hanlon's</text:p>
          </table:table-cell>
          <table:table-cell office:value-type="string">
            <text:p>Thomas Hardy's Ale 2006</text:p>
          </table:table-cell>
        </table:table-row>
        <table:table-row table:style-name="ro1">
          <table:table-cell office:value-type="string">
            <text:p>O'Hara's</text:p>
          </table:table-cell>
          <table:table-cell office:value-type="string">
            <text:p>Golden Honey Wheat</text:p>
          </table:table-cell>
        </table:table-row>
        <table:table-row table:style-name="ro1">
          <table:table-cell office:value-type="string">
            <text:p>O'Hara's</text:p>
          </table:table-cell>
          <table:table-cell office:value-type="string">
            <text:p>Pantown Pale Ale</text:p>
          </table:table-cell>
        </table:table-row>
        <table:table-row table:style-name="ro1">
          <table:table-cell office:value-type="string">
            <text:p>O'Hara's</text:p>
          </table:table-cell>
          <table:table-cell office:value-type="string">
            <text:p>Quarry Rock Red</text:p>
          </table:table-cell>
        </table:table-row>
        <table:table-row table:style-name="ro1">
          <table:table-cell office:value-type="string">
            <text:p>O'Hara's</text:p>
          </table:table-cell>
          <table:table-cell office:value-type="string">
            <text:p>Sid's Irish Stout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string">
            <text:p>Alt-ernative Amber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string">
            <text:p>Buckeye Brown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string">
            <text:p>Fest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string">
            <text:p>O'Hoppy IPA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string">
            <text:p>Verich Gold</text:p>
          </table:table-cell>
        </table:table-row>
        <table:table-row table:style-name="ro1">
          <table:table-cell office:value-type="string">
            <text:p>Okanagan Spring</text:p>
          </table:table-cell>
          <table:table-cell office:value-type="string">
            <text:p>Premium Lager</text:p>
          </table:table-cell>
        </table:table-row>
        <table:table-row table:style-name="ro1">
          <table:table-cell office:value-type="string">
            <text:p>Okoboji</text:p>
          </table:table-cell>
          <table:table-cell office:value-type="string">
            <text:p>33 Select Brown Ale</text:p>
          </table:table-cell>
        </table:table-row>
        <table:table-row table:style-name="ro1">
          <table:table-cell office:value-type="string">
            <text:p>Okoboji</text:p>
          </table:table-cell>
          <table:table-cell office:value-type="string">
            <text:p>Midwest Charm Farmhouse Ale</text:p>
          </table:table-cell>
        </table:table-row>
        <table:table-row table:style-name="ro1">
          <table:table-cell office:value-type="string">
            <text:p>Okocim</text:p>
          </table:table-cell>
          <table:table-cell office:value-type="string">
            <text:p>O.K. Beer</text:p>
          </table:table-cell>
        </table:table-row>
        <table:table-row table:style-name="ro1">
          <table:table-cell office:value-type="string">
            <text:p>Okocim</text:p>
          </table:table-cell>
          <table:table-cell office:value-type="string">
            <text:p>Palone</text:p>
          </table:table-cell>
        </table:table-row>
        <table:table-row table:style-name="ro1">
          <table:table-cell office:value-type="string">
            <text:p>Okocim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Okocim</text:p>
          </table:table-cell>
          <table:table-cell office:value-type="string">
            <text:p>Zagłoba</text:p>
          </table:table-cell>
        </table:table-row>
        <table:table-row table:style-name="ro1">
          <table:table-cell office:value-type="string">
            <text:p>Oland</text:p>
          </table:table-cell>
          <table:table-cell office:value-type="string">
            <text:p>Alexander Keith's India Pale Ale</text:p>
          </table:table-cell>
        </table:table-row>
        <table:table-row table:style-name="ro1">
          <table:table-cell office:value-type="string">
            <text:p>Old Baldy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Old Baldy</text:p>
          </table:table-cell>
          <table:table-cell office:value-type="string">
            <text:p>Broken Brick Pale Ale</text:p>
          </table:table-cell>
        </table:table-row>
        <table:table-row table:style-name="ro1">
          <table:table-cell office:value-type="string">
            <text:p>Old Baldy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Old Baldy</text:p>
          </table:table-cell>
          <table:table-cell office:value-type="string">
            <text:p>Dry Stout</text:p>
          </table:table-cell>
        </table:table-row>
        <table:table-row table:style-name="ro1">
          <table:table-cell office:value-type="string">
            <text:p>Old Baldy</text:p>
          </table:table-cell>
          <table:table-cell office:value-type="string">
            <text:p>Jalapeño</text:p>
          </table:table-cell>
        </table:table-row>
        <table:table-row table:style-name="ro1">
          <table:table-cell office:value-type="string">
            <text:p>Old Baldy</text:p>
          </table:table-cell>
          <table:table-cell office:value-type="string">
            <text:p>Mom's Peach Ale</text:p>
          </table:table-cell>
        </table:table-row>
        <table:table-row table:style-name="ro1">
          <table:table-cell office:value-type="string">
            <text:p>Old Baldy</text:p>
          </table:table-cell>
          <table:table-cell office:value-type="string">
            <text:p>Raspberry Ale</text:p>
          </table:table-cell>
        </table:table-row>
        <table:table-row table:style-name="ro1">
          <table:table-cell office:value-type="string">
            <text:p>Old Bavarian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Old Bavarian</text:p>
          </table:table-cell>
          <table:table-cell office:value-type="string">
            <text:p>Munich Helles Lager</text:p>
          </table:table-cell>
        </table:table-row>
        <table:table-row table:style-name="ro1">
          <table:table-cell office:value-type="string">
            <text:p>Old Bavarian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Old Bavarian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Old Bavarian</text:p>
          </table:table-cell>
          <table:table-cell office:value-type="string">
            <text:p>Tanjanator</text:p>
          </table:table-cell>
        </table:table-row>
        <table:table-row table:style-name="ro1">
          <table:table-cell office:value-type="string">
            <text:p>Old City</text:p>
          </table:table-cell>
          <table:table-cell office:value-type="string">
            <text:p>Pecan Street Lager</text:p>
          </table:table-cell>
        </table:table-row>
        <table:table-row table:style-name="ro1">
          <table:table-cell office:value-type="string">
            <text:p>Old Dominion</text:p>
          </table:table-cell>
          <table:table-cell office:value-type="string">
            <text:p>Millennium</text:p>
          </table:table-cell>
        </table:table-row>
        <table:table-row table:style-name="ro1">
          <table:table-cell office:value-type="string">
            <text:p>Old Dominion</text:p>
          </table:table-cell>
          <table:table-cell office:value-type="string">
            <text:p>Summer Wheat</text:p>
          </table:table-cell>
        </table:table-row>
        <table:table-row table:style-name="ro1">
          <table:table-cell office:value-type="string">
            <text:p>Old Dominion</text:p>
          </table:table-cell>
          <table:table-cell office:value-type="string">
            <text:p>Wheat Bock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Apple Ale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Caramel Rye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Depot Pils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Red Lager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Stubbins Stout</text:p>
          </table:table-cell>
        </table:table-row>
        <table:table-row table:style-name="ro1">
          <table:table-cell office:value-type="string">
            <text:p>Old Hat</text:p>
          </table:table-cell>
          <table:table-cell office:value-type="string">
            <text:p>Tripel</text:p>
          </table:table-cell>
        </table:table-row>
        <table:table-row table:style-name="ro1">
          <table:table-cell office:value-type="string">
            <text:p>Old Man River</text:p>
          </table:table-cell>
          <table:table-cell office:value-type="string">
            <text:p>Gold Coin Helles</text:p>
          </table:table-cell>
        </table:table-row>
        <table:table-row table:style-name="ro1">
          <table:table-cell office:value-type="string">
            <text:p>Old Man River</text:p>
          </table:table-cell>
          <table:table-cell office:value-type="string">
            <text:p>Jackknife German Pale Ale</text:p>
          </table:table-cell>
        </table:table-row>
        <table:table-row table:style-name="ro1">
          <table:table-cell office:value-type="string">
            <text:p>Old Man River</text:p>
          </table:table-cell>
          <table:table-cell office:value-type="string">
            <text:p>Penny Whistle Wheat</text:p>
          </table:table-cell>
        </table:table-row>
        <table:table-row table:style-name="ro1">
          <table:table-cell office:value-type="string">
            <text:p>Old Man River</text:p>
          </table:table-cell>
          <table:table-cell office:value-type="string">
            <text:p>Slingshot Dunkel</text:p>
          </table:table-cell>
        </table:table-row>
        <table:table-row table:style-name="ro1">
          <table:table-cell office:value-type="string">
            <text:p>Old Man River</text:p>
          </table:table-cell>
          <table:table-cell office:value-type="string">
            <text:p>Wooden Nickel Scottish Peated Lager</text:p>
          </table:table-cell>
        </table:table-row>
        <table:table-row table:style-name="ro1">
          <table:table-cell office:value-type="string">
            <text:p>Old West (Las Cruces)</text:p>
          </table:table-cell>
          <table:table-cell office:value-type="string">
            <text:p>Famous Amber Beer</text:p>
          </table:table-cell>
        </table:table-row>
        <table:table-row table:style-name="ro1">
          <table:table-cell table:number-columns-repeated="2" office:value-type="string">
            <text:p>Olde Heurich</text:p>
          </table:table-cell>
        </table:table-row>
        <table:table-row table:style-name="ro1">
          <table:table-cell office:value-type="string">
            <text:p>Olde Main</text:p>
          </table:table-cell>
          <table:table-cell office:value-type="string">
            <text:p>Caramel Apple Ale</text:p>
          </table:table-cell>
        </table:table-row>
        <table:table-row table:style-name="ro1">
          <table:table-cell office:value-type="string">
            <text:p>Olde Main</text:p>
          </table:table-cell>
          <table:table-cell office:value-type="string">
            <text:p>'Clone Pale Ale</text:p>
          </table:table-cell>
        </table:table-row>
        <table:table-row table:style-name="ro1">
          <table:table-cell office:value-type="string">
            <text:p>Olde Main</text:p>
          </table:table-cell>
          <table:table-cell office:value-type="string">
            <text:p>Long Face Amber</text:p>
          </table:table-cell>
        </table:table-row>
        <table:table-row table:style-name="ro1">
          <table:table-cell office:value-type="string">
            <text:p>Olde Main</text:p>
          </table:table-cell>
          <table:table-cell office:value-type="string">
            <text:p>Marzen Lager</text:p>
          </table:table-cell>
        </table:table-row>
        <table:table-row table:style-name="ro1">
          <table:table-cell office:value-type="string">
            <text:p>Olde Main</text:p>
          </table:table-cell>
          <table:table-cell office:value-type="string">
            <text:p>Mild Brown</text:p>
          </table:table-cell>
        </table:table-row>
        <table:table-row table:style-name="ro1">
          <table:table-cell office:value-type="string">
            <text:p>Olde Main</text:p>
          </table:table-cell>
          <table:table-cell office:value-type="string">
            <text:p>Off KILTer Scottish Ale</text:p>
          </table:table-cell>
        </table:table-row>
        <table:table-row table:style-name="ro1">
          <table:table-cell office:value-type="string">
            <text:p>Olde Main</text:p>
          </table:table-cell>
          <table:table-cell office:value-type="string">
            <text:p>Stout "To Be Named Later"</text:p>
          </table:table-cell>
        </table:table-row>
        <table:table-row table:style-name="ro1">
          <table:table-cell office:value-type="string">
            <text:p>Olde Peninsula</text:p>
          </table:table-cell>
          <table:table-cell office:value-type="string">
            <text:p>1,2,3 Ale</text:p>
          </table:table-cell>
        </table:table-row>
        <table:table-row table:style-name="ro1">
          <table:table-cell office:value-type="string">
            <text:p>Olde Peninsula</text:p>
          </table:table-cell>
          <table:table-cell office:value-type="string">
            <text:p>Double Cream Oatmeal Stout</text:p>
          </table:table-cell>
        </table:table-row>
        <table:table-row table:style-name="ro1">
          <table:table-cell office:value-type="string">
            <text:p>Olde Peninsula</text:p>
          </table:table-cell>
          <table:table-cell office:value-type="string">
            <text:p>Haymarket Ale</text:p>
          </table:table-cell>
        </table:table-row>
        <table:table-row table:style-name="ro1">
          <table:table-cell office:value-type="string">
            <text:p>Olde Peninsula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Olde Peninsula</text:p>
          </table:table-cell>
          <table:table-cell office:value-type="string">
            <text:p>Midnight Stout</text:p>
          </table:table-cell>
        </table:table-row>
        <table:table-row table:style-name="ro1">
          <table:table-cell office:value-type="string">
            <text:p>Olde Peninsula</text:p>
          </table:table-cell>
          <table:table-cell office:value-type="string">
            <text:p>Sunset Red</text:p>
          </table:table-cell>
        </table:table-row>
        <table:table-row table:style-name="ro1">
          <table:table-cell office:value-type="string">
            <text:p>Olde Peninsula</text:p>
          </table:table-cell>
          <table:table-cell office:value-type="string">
            <text:p>Tornado Ale</text:p>
          </table:table-cell>
        </table:table-row>
        <table:table-row table:style-name="ro1">
          <table:table-cell office:value-type="string">
            <text:p>Olde Peninsula</text:p>
          </table:table-cell>
          <table:table-cell office:value-type="string">
            <text:p>Winter Wheat</text:p>
          </table:table-cell>
        </table:table-row>
        <table:table-row table:style-name="ro1">
          <table:table-cell office:value-type="string">
            <text:p>Olde Time</text:p>
          </table:table-cell>
          <table:table-cell office:value-type="string">
            <text:p>Ironside Ale</text:p>
          </table:table-cell>
        </table:table-row>
        <table:table-row table:style-name="ro1">
          <table:table-cell office:value-type="string">
            <text:p>Olde Towne Tavern</text:p>
          </table:table-cell>
          <table:table-cell office:value-type="string">
            <text:p>MacAaronsen's Scotch Ale</text:p>
          </table:table-cell>
        </table:table-row>
        <table:table-row table:style-name="ro1">
          <table:table-cell office:value-type="string">
            <text:p>Oldenberg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Oldenberg</text:p>
          </table:table-cell>
          <table:table-cell office:value-type="string">
            <text:p>Premium Verum</text:p>
          </table:table-cell>
        </table:table-row>
        <table:table-row table:style-name="ro1">
          <table:table-cell office:value-type="string">
            <text:p>Ølfabrikken</text:p>
          </table:table-cell>
          <table:table-cell office:value-type="string">
            <text:p>100 Gram IPA</text:p>
          </table:table-cell>
        </table:table-row>
        <table:table-row table:style-name="ro1">
          <table:table-cell office:value-type="string">
            <text:p>Ølfabrikken</text:p>
          </table:table-cell>
          <table:table-cell office:value-type="string">
            <text:p>Abbey Ale</text:p>
          </table:table-cell>
        </table:table-row>
        <table:table-row table:style-name="ro1">
          <table:table-cell office:value-type="string">
            <text:p>Ølfabrikken</text:p>
          </table:table-cell>
          <table:table-cell office:value-type="string">
            <text:p>Jule Ale</text:p>
          </table:table-cell>
        </table:table-row>
        <table:table-row table:style-name="ro1">
          <table:table-cell office:value-type="string">
            <text:p>Ølfabrikken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Oliver's</text:p>
          </table:table-cell>
          <table:table-cell office:value-type="string">
            <text:p>Best Bitter</text:p>
          </table:table-cell>
        </table:table-row>
        <table:table-row table:style-name="ro1">
          <table:table-cell office:value-type="string">
            <text:p>Oliver's</text:p>
          </table:table-cell>
          <table:table-cell office:value-type="string">
            <text:p>Coventry Cream Ale</text:p>
          </table:table-cell>
        </table:table-row>
        <table:table-row table:style-name="ro1">
          <table:table-cell office:value-type="string">
            <text:p>Oliver's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Oliver's</text:p>
          </table:table-cell>
          <table:table-cell office:value-type="string">
            <text:p>Light Ale</text:p>
          </table:table-cell>
        </table:table-row>
        <table:table-row table:style-name="ro1">
          <table:table-cell office:value-type="string">
            <text:p>Oliver's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Oliver's</text:p>
          </table:table-cell>
          <table:table-cell office:value-type="string">
            <text:p>SW1 London Amber</text:p>
          </table:table-cell>
        </table:table-row>
        <table:table-row table:style-name="ro1">
          <table:table-cell office:value-type="string">
            <text:p>Ölvisholt</text:p>
          </table:table-cell>
          <table:table-cell office:value-type="string">
            <text:p>Lava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Abbey Ale (formerly Abbey Dubbel)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Art of Darkness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Chocolate Indulgence Stout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Glimmerglass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Gnomegang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Hennepin Farmhouse Ale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Iron Throne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Ommegeddon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Rare Vos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Scythe and Sickle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Three Philosophers</text:p>
          </table:table-cell>
        </table:table-row>
        <table:table-row table:style-name="ro1">
          <table:table-cell office:value-type="string">
            <text:p>Ommegang</text:p>
          </table:table-cell>
          <table:table-cell office:value-type="string">
            <text:p>Witte</text:p>
          </table:table-cell>
        </table:table-row>
        <table:table-row table:style-name="ro1">
          <table:table-cell office:value-type="string">
            <text:p>On Tap</text:p>
          </table:table-cell>
          <table:table-cell office:value-type="string">
            <text:p>Alt-Er-Ego Amber</text:p>
          </table:table-cell>
        </table:table-row>
        <table:table-row table:style-name="ro1">
          <table:table-cell office:value-type="string">
            <text:p>On Tap</text:p>
          </table:table-cell>
          <table:table-cell office:value-type="string">
            <text:p>Belgian Double</text:p>
          </table:table-cell>
        </table:table-row>
        <table:table-row table:style-name="ro1">
          <table:table-cell office:value-type="string">
            <text:p>On Tap</text:p>
          </table:table-cell>
          <table:table-cell office:value-type="string">
            <text:p>Brewer's Blonde Ale</text:p>
          </table:table-cell>
        </table:table-row>
        <table:table-row table:style-name="ro1">
          <table:table-cell office:value-type="string">
            <text:p>On Tap</text:p>
          </table:table-cell>
          <table:table-cell office:value-type="string">
            <text:p>Golden Triangle Triple</text:p>
          </table:table-cell>
        </table:table-row>
        <table:table-row table:style-name="ro1">
          <table:table-cell office:value-type="string">
            <text:p>On Tap</text:p>
          </table:table-cell>
          <table:table-cell office:value-type="string">
            <text:p>Hazy Daze Hefeweizen</text:p>
          </table:table-cell>
        </table:table-row>
        <table:table-row table:style-name="ro1">
          <table:table-cell office:value-type="string">
            <text:p>On Tap</text:p>
          </table:table-cell>
          <table:table-cell office:value-type="string">
            <text:p>Hop Maniac IPA</text:p>
          </table:table-cell>
        </table:table-row>
        <table:table-row table:style-name="ro1">
          <table:table-cell office:value-type="string">
            <text:p>On Tap</text:p>
          </table:table-cell>
          <table:table-cell office:value-type="string">
            <text:p>Patriot Pale Ale</text:p>
          </table:table-cell>
        </table:table-row>
        <table:table-row table:style-name="ro1">
          <table:table-cell office:value-type="string">
            <text:p>On Tap</text:p>
          </table:table-cell>
          <table:table-cell office:value-type="string">
            <text:p>Steamroller Stout</text:p>
          </table:table-cell>
        </table:table-row>
        <table:table-row table:style-name="ro1">
          <table:table-cell office:value-type="string">
            <text:p>Onalaska</text:p>
          </table:table-cell>
          <table:table-cell office:value-type="string">
            <text:p>Red Dawg ESB</text:p>
          </table:table-cell>
        </table:table-row>
        <table:table-row table:style-name="ro1">
          <table:table-cell office:value-type="string">
            <text:p>Onopa</text:p>
          </table:table-cell>
          <table:table-cell office:value-type="string">
            <text:p>American Pale Ale</text:p>
          </table:table-cell>
        </table:table-row>
        <table:table-row table:style-name="ro1">
          <table:table-cell office:value-type="string">
            <text:p>Onopa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Onopa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Onopa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Onuma</text:p>
          </table:table-cell>
          <table:table-cell office:value-type="string">
            <text:p>Kolsch</text:p>
          </table:table-cell>
        </table:table-row>
        <table:table-row table:style-name="ro1">
          <table:table-cell office:value-type="string">
            <text:p>Oppigårds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Oppigårds</text:p>
          </table:table-cell>
          <table:table-cell office:value-type="string">
            <text:p>Well Hopped Lager</text:p>
          </table:table-cell>
        </table:table-row>
        <table:table-row table:style-name="ro1">
          <table:table-cell office:value-type="string">
            <text:p>Oppigårds</text:p>
          </table:table-cell>
          <table:table-cell office:value-type="string">
            <text:p>Winter Ale</text:p>
          </table:table-cell>
        </table:table-row>
        <table:table-row table:style-name="ro1">
          <table:table-cell office:value-type="string">
            <text:p>Oranjeboom</text:p>
          </table:table-cell>
          <table:table-cell office:value-type="string">
            <text:p>Premium Lager</text:p>
          </table:table-cell>
        </table:table-row>
        <table:table-row table:style-name="ro1">
          <table:table-cell office:value-type="string">
            <text:p>Orchard Street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Oregon Ale and Beer Company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Oregon Ale and Beer Company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Oregon Trader</text:p>
          </table:table-cell>
          <table:table-cell office:value-type="string">
            <text:p>Russian Imperial Stout</text:p>
          </table:table-cell>
        </table:table-row>
        <table:table-row table:style-name="ro1">
          <table:table-cell office:value-type="string">
            <text:p>Oregon Trail</text:p>
          </table:table-cell>
          <table:table-cell office:value-type="string">
            <text:p>Bourbon Barrel Porter</text:p>
          </table:table-cell>
        </table:table-row>
        <table:table-row table:style-name="ro1">
          <table:table-cell office:value-type="string">
            <text:p>Oregon Trail</text:p>
          </table:table-cell>
          <table:table-cell office:value-type="string">
            <text:p>Wit</text:p>
          </table:table-cell>
        </table:table-row>
        <table:table-row table:style-name="ro1">
          <table:table-cell office:value-type="string">
            <text:p>Orkney</text:p>
          </table:table-cell>
          <table:table-cell office:value-type="string">
            <text:p>Dark Island</text:p>
          </table:table-cell>
        </table:table-row>
        <table:table-row table:style-name="ro1">
          <table:table-cell office:value-type="string">
            <text:p>Orkney</text:p>
          </table:table-cell>
          <table:table-cell office:value-type="string">
            <text:p>Dragonhead Stout</text:p>
          </table:table-cell>
        </table:table-row>
        <table:table-row table:style-name="ro1">
          <table:table-cell office:value-type="string">
            <text:p>Orkney</text:p>
          </table:table-cell>
          <table:table-cell office:value-type="string">
            <text:p>Red MacGregor</text:p>
          </table:table-cell>
        </table:table-row>
        <table:table-row table:style-name="ro1">
          <table:table-cell office:value-type="string">
            <text:p>Orkney</text:p>
          </table:table-cell>
          <table:table-cell office:value-type="string">
            <text:p>Skull Splitter Ale</text:p>
          </table:table-cell>
        </table:table-row>
        <table:table-row table:style-name="ro1">
          <table:table-cell office:value-type="string">
            <text:p>Orval</text:p>
          </table:table-cell>
          <table:table-cell office:value-type="string">
            <text:p>Trappist Ale</text:p>
          </table:table-cell>
        </table:table-row>
        <table:table-row table:style-name="ro1">
          <table:table-cell office:value-type="string">
            <text:p>O'Ryan's</text:p>
          </table:table-cell>
          <table:table-cell office:value-type="string">
            <text:p>Red Dog Pale</text:p>
          </table:table-cell>
        </table:table-row>
        <table:table-row table:style-name="ro1">
          <table:table-cell office:value-type="string">
            <text:p>Oskar Blues</text:p>
          </table:table-cell>
          <table:table-cell office:value-type="string">
            <text:p>Chaka</text:p>
          </table:table-cell>
        </table:table-row>
        <table:table-row table:style-name="ro1">
          <table:table-cell office:value-type="string">
            <text:p>Oskar Blues</text:p>
          </table:table-cell>
          <table:table-cell office:value-type="string">
            <text:p>Dale's Pale Ale</text:p>
          </table:table-cell>
        </table:table-row>
        <table:table-row table:style-name="ro1">
          <table:table-cell office:value-type="string">
            <text:p>Oskar Blues</text:p>
          </table:table-cell>
          <table:table-cell office:value-type="string">
            <text:p>Old Chub</text:p>
          </table:table-cell>
        </table:table-row>
        <table:table-row table:style-name="ro1">
          <table:table-cell office:value-type="string">
            <text:p>O'So</text:p>
          </table:table-cell>
          <table:table-cell office:value-type="string">
            <text:p>Hop Whoopin</text:p>
          </table:table-cell>
        </table:table-row>
        <table:table-row table:style-name="ro1">
          <table:table-cell office:value-type="string">
            <text:p>O'So</text:p>
          </table:table-cell>
          <table:table-cell office:value-type="string">
            <text:p>Hopdinger</text:p>
          </table:table-cell>
        </table:table-row>
        <table:table-row table:style-name="ro1">
          <table:table-cell office:value-type="string">
            <text:p>O'So</text:p>
          </table:table-cell>
          <table:table-cell office:value-type="string">
            <text:p>Lupulin Maximus</text:p>
          </table:table-cell>
        </table:table-row>
        <table:table-row table:style-name="ro1">
          <table:table-cell office:value-type="string">
            <text:p>O'So</text:p>
          </table:table-cell>
          <table:table-cell office:value-type="string">
            <text:p>Night Train</text:p>
          </table:table-cell>
        </table:table-row>
        <table:table-row table:style-name="ro1">
          <table:table-cell office:value-type="string">
            <text:p>O'So</text:p>
          </table:table-cell>
          <table:table-cell office:value-type="string">
            <text:p>The Big O</text:p>
          </table:table-cell>
        </table:table-row>
        <table:table-row table:style-name="ro1">
          <table:table-cell office:value-type="string">
            <text:p>Ostankinskij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Otter Creek</text:p>
          </table:table-cell>
          <table:table-cell office:value-type="string">
            <text:p>Copper Ale</text:p>
          </table:table-cell>
        </table:table-row>
        <table:table-row table:style-name="ro1">
          <table:table-cell office:value-type="string">
            <text:p>Otter Creek</text:p>
          </table:table-cell>
          <table:table-cell office:value-type="string">
            <text:p>Helles Alt Beer</text:p>
          </table:table-cell>
        </table:table-row>
        <table:table-row table:style-name="ro1">
          <table:table-cell office:value-type="string">
            <text:p>Otter Creek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Otter Creek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Otter Creek</text:p>
          </table:table-cell>
          <table:table-cell office:value-type="string">
            <text:p>Stovepipe Porter</text:p>
          </table:table-cell>
        </table:table-row>
        <table:table-row table:style-name="ro1">
          <table:table-cell office:value-type="string">
            <text:p>Otter Creek</text:p>
          </table:table-cell>
          <table:table-cell office:value-type="string">
            <text:p>Wolaver's Organic Farmhouse Ale</text:p>
          </table:table-cell>
        </table:table-row>
        <table:table-row table:style-name="ro1">
          <table:table-cell office:value-type="string">
            <text:p>Otter Creek</text:p>
          </table:table-cell>
          <table:table-cell office:value-type="string">
            <text:p>Wolaver's Organic India Pale Ale</text:p>
          </table:table-cell>
        </table:table-row>
        <table:table-row table:style-name="ro1">
          <table:table-cell office:value-type="string">
            <text:p>Otter Creek</text:p>
          </table:table-cell>
          <table:table-cell office:value-type="string">
            <text:p>Wolaver's Organic Pale Ale</text:p>
          </table:table-cell>
        </table:table-row>
        <table:table-row table:style-name="ro1">
          <table:table-cell office:value-type="string">
            <text:p>Oud Beersel</text:p>
          </table:table-cell>
          <table:table-cell office:value-type="string">
            <text:p>Kriek</text:p>
          </table:table-cell>
        </table:table-row>
        <table:table-row table:style-name="ro1">
          <table:table-cell office:value-type="string">
            <text:p>Oud Beersel</text:p>
          </table:table-cell>
          <table:table-cell office:value-type="string">
            <text:p>Oude Geuze Vielle</text:p>
          </table:table-cell>
        </table:table-row>
        <table:table-row table:style-name="ro1">
          <table:table-cell office:value-type="string">
            <text:p>Overland Stage Stop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string">
            <text:p>Oyster Bar</text:p>
          </table:table-cell>
          <table:table-cell office:value-type="string">
            <text:p>Belgian Style Wit</text:p>
          </table:table-cell>
        </table:table-row>
        <table:table-row table:style-name="ro1">
          <table:table-cell office:value-type="string">
            <text:p>Oyster Bar</text:p>
          </table:table-cell>
          <table:table-cell office:value-type="string">
            <text:p>Lighthouse Ale</text:p>
          </table:table-cell>
        </table:table-row>
        <table:table-row table:style-name="ro1">
          <table:table-cell office:value-type="string">
            <text:p>Oyster Bar</text:p>
          </table:table-cell>
          <table:table-cell office:value-type="string">
            <text:p>Oyster Stout</text:p>
          </table:table-cell>
        </table:table-row>
        <table:table-row table:style-name="ro1">
          <table:table-cell office:value-type="string">
            <text:p>Oyster Bar</text:p>
          </table:table-cell>
          <table:table-cell office:value-type="string">
            <text:p>Pumpkin Ale</text:p>
          </table:table-cell>
        </table:table-row>
        <table:table-row table:style-name="ro1">
          <table:table-cell office:value-type="string">
            <text:p>Oyster Bar</text:p>
          </table:table-cell>
          <table:table-cell office:value-type="string">
            <text:p>Stock Ale #2</text:p>
          </table:table-cell>
        </table:table-row>
        <table:table-row table:style-name="ro1">
          <table:table-cell office:value-type="string">
            <text:p>Ozark</text:p>
          </table:table-cell>
          <table:table-cell office:value-type="string">
            <text:p>Frisian Black Lager</text:p>
          </table:table-cell>
        </table:table-row>
        <table:table-row table:style-name="ro1">
          <table:table-cell office:value-type="string">
            <text:p>Ozark</text:p>
          </table:table-cell>
          <table:table-cell office:value-type="string">
            <text:p>Milligan's Wee Heavy</text:p>
          </table:table-cell>
        </table:table-row>
        <table:table-row table:style-name="ro1">
          <table:table-cell office:value-type="string">
            <text:p>Pabst</text:p>
          </table:table-cell>
          <table:table-cell office:value-type="string">
            <text:p>Blue Ribbon Beer</text:p>
          </table:table-cell>
        </table:table-row>
        <table:table-row table:style-name="ro1">
          <table:table-cell office:value-type="string">
            <text:p>Pabst</text:p>
          </table:table-cell>
          <table:table-cell office:value-type="string">
            <text:p>Colt 45</text:p>
          </table:table-cell>
        </table:table-row>
        <table:table-row table:style-name="ro1">
          <table:table-cell office:value-type="string">
            <text:p>Pabst</text:p>
          </table:table-cell>
          <table:table-cell office:value-type="string">
            <text:p>Falstaff Ballantine IPA</text:p>
          </table:table-cell>
        </table:table-row>
        <table:table-row table:style-name="ro1">
          <table:table-cell office:value-type="string">
            <text:p>Pabst</text:p>
          </table:table-cell>
          <table:table-cell office:value-type="string">
            <text:p>Old Milwaukee</text:p>
          </table:table-cell>
        </table:table-row>
        <table:table-row table:style-name="ro1">
          <table:table-cell office:value-type="string">
            <text:p>Pabst</text:p>
          </table:table-cell>
          <table:table-cell office:value-type="string">
            <text:p>Old Style</text:p>
          </table:table-cell>
        </table:table-row>
        <table:table-row table:style-name="ro1">
          <table:table-cell office:value-type="string">
            <text:p>Pabst</text:p>
          </table:table-cell>
          <table:table-cell office:value-type="string">
            <text:p>Specialty Old Tankard Ale</text:p>
          </table:table-cell>
        </table:table-row>
        <table:table-row table:style-name="ro1">
          <table:table-cell office:value-type="string">
            <text:p>Pacific Beach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Pacific Beach</text:p>
          </table:table-cell>
          <table:table-cell office:value-type="string">
            <text:p>Crystal Pier Pale Ale</text:p>
          </table:table-cell>
        </table:table-row>
        <table:table-row table:style-name="ro1">
          <table:table-cell office:value-type="string">
            <text:p>Pacific Beach</text:p>
          </table:table-cell>
          <table:table-cell office:value-type="string">
            <text:p>Over The Line Stout</text:p>
          </table:table-cell>
        </table:table-row>
        <table:table-row table:style-name="ro1">
          <table:table-cell office:value-type="string">
            <text:p>Pacific Beach</text:p>
          </table:table-cell>
          <table:table-cell office:value-type="string">
            <text:p>Rudolf Red Barleywine</text:p>
          </table:table-cell>
        </table:table-row>
        <table:table-row table:style-name="ro1">
          <table:table-cell office:value-type="string">
            <text:p>Pacific Beach</text:p>
          </table:table-cell>
          <table:table-cell office:value-type="string">
            <text:p>Sunset Red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(Name Deleted By Pilgrim's Pride Lawyers)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Acorn IPA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Amethyst Ale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Belgian Triple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Blue Whale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Cask ESB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Code Blue Barleywine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Emerald Ale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Gray Whale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Hammerhead Barleywine 1990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Harpoon ESB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Harvest Wheat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Holiday IPA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Holiday Scottish Strong Ale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Humpback Alt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Killer Whale Stout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Mariner's Mild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Orca Porter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Rejuvenator Doppelbock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Temptation Cider</text:p>
          </table:table-cell>
        </table:table-row>
        <table:table-row table:style-name="ro1">
          <table:table-cell office:value-type="string">
            <text:p>Pacific Coast</text:p>
          </table:table-cell>
          <table:table-cell office:value-type="string">
            <text:p>Yellowjacket</text:p>
          </table:table-cell>
        </table:table-row>
        <table:table-row table:style-name="ro1">
          <table:table-cell office:value-type="string">
            <text:p>Pacific Hop Exchange</text:p>
          </table:table-cell>
          <table:table-cell office:value-type="string">
            <text:p>'06 Stout</text:p>
          </table:table-cell>
        </table:table-row>
        <table:table-row table:style-name="ro1">
          <table:table-cell office:value-type="string">
            <text:p>Pacific Hop Exchange</text:p>
          </table:table-cell>
          <table:table-cell office:value-type="string">
            <text:p>Gas Light Pale Ale</text:p>
          </table:table-cell>
        </table:table-row>
        <table:table-row table:style-name="ro1">
          <table:table-cell office:value-type="string">
            <text:p>Pacific Hop Exchange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Pacific Hop Exchange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Pacific Hop Exchange</text:p>
          </table:table-cell>
          <table:table-cell office:value-type="string">
            <text:p>Wheat Wine</text:p>
          </table:table-cell>
        </table:table-row>
        <table:table-row table:style-name="ro1">
          <table:table-cell office:value-type="string">
            <text:p>Pacific Rim</text:p>
          </table:table-cell>
          <table:table-cell office:value-type="string">
            <text:p>Admiral ESB</text:p>
          </table:table-cell>
        </table:table-row>
        <table:table-row table:style-name="ro1">
          <table:table-cell office:value-type="string">
            <text:p>Pacific Rim</text:p>
          </table:table-cell>
          <table:table-cell office:value-type="string">
            <text:p>Alki Ale</text:p>
          </table:table-cell>
        </table:table-row>
        <table:table-row table:style-name="ro1">
          <table:table-cell office:value-type="string">
            <text:p>Pacific Rim</text:p>
          </table:table-cell>
          <table:table-cell office:value-type="string">
            <text:p>Blacktop Porter</text:p>
          </table:table-cell>
        </table:table-row>
        <table:table-row table:style-name="ro1">
          <table:table-cell office:value-type="string">
            <text:p>Pacific Rim</text:p>
          </table:table-cell>
          <table:table-cell office:value-type="string">
            <text:p>Castaway Barley Wine Winter Ale</text:p>
          </table:table-cell>
        </table:table-row>
        <table:table-row table:style-name="ro1">
          <table:table-cell office:value-type="string">
            <text:p>Pacific Rim</text:p>
          </table:table-cell>
          <table:table-cell office:value-type="string">
            <text:p>Driftwood Ale</text:p>
          </table:table-cell>
        </table:table-row>
        <table:table-row table:style-name="ro1">
          <table:table-cell office:value-type="string">
            <text:p>Pacific Rim</text:p>
          </table:table-cell>
          <table:table-cell office:value-type="string">
            <text:p>Fauntleroy Stout</text:p>
          </table:table-cell>
        </table:table-row>
        <table:table-row table:style-name="ro1">
          <table:table-cell office:value-type="string">
            <text:p>Pacific Rim</text:p>
          </table:table-cell>
          <table:table-cell office:value-type="string">
            <text:p>Puget Porter</text:p>
          </table:table-cell>
        </table:table-row>
        <table:table-row table:style-name="ro1">
          <table:table-cell office:value-type="string">
            <text:p>Pacific Rim</text:p>
          </table:table-cell>
          <table:table-cell office:value-type="string">
            <text:p>Rat City IPA</text:p>
          </table:table-cell>
        </table:table-row>
        <table:table-row table:style-name="ro1">
          <table:table-cell office:value-type="string">
            <text:p>Pacific Rim</text:p>
          </table:table-cell>
          <table:table-cell office:value-type="string">
            <text:p>Vashon Old Stock Ale</text:p>
          </table:table-cell>
        </table:table-row>
        <table:table-row table:style-name="ro1">
          <table:table-cell office:value-type="string">
            <text:p>Pacific Tap and Grill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Pacific Tap and Grill</text:p>
          </table:table-cell>
          <table:table-cell office:value-type="string">
            <text:p>Bootjack Amber</text:p>
          </table:table-cell>
        </table:table-row>
        <table:table-row table:style-name="ro1">
          <table:table-cell office:value-type="string">
            <text:p>Pacific Tap and Grill</text:p>
          </table:table-cell>
          <table:table-cell office:value-type="string">
            <text:p>Brewberry Pale</text:p>
          </table:table-cell>
        </table:table-row>
        <table:table-row table:style-name="ro1">
          <table:table-cell office:value-type="string">
            <text:p>Pacific Tap and Grill</text:p>
          </table:table-cell>
          <table:table-cell office:value-type="string">
            <text:p>Fourth Street Wheat</text:p>
          </table:table-cell>
        </table:table-row>
        <table:table-row table:style-name="ro1">
          <table:table-cell office:value-type="string">
            <text:p>Pacific Tap and Grill</text:p>
          </table:table-cell>
          <table:table-cell office:value-type="string">
            <text:p>McKinley Stout</text:p>
          </table:table-cell>
        </table:table-row>
        <table:table-row table:style-name="ro1">
          <table:table-cell office:value-type="string">
            <text:p>Pacific Tap and Grill</text:p>
          </table:table-cell>
          <table:table-cell office:value-type="string">
            <text:p>Mission Gold</text:p>
          </table:table-cell>
        </table:table-row>
        <table:table-row table:style-name="ro1">
          <table:table-cell office:value-type="string">
            <text:p>Pacific Tap and Grill</text:p>
          </table:table-cell>
          <table:table-cell office:value-type="string">
            <text:p>Noah's Dark</text:p>
          </table:table-cell>
        </table:table-row>
        <table:table-row table:style-name="ro1">
          <table:table-cell office:value-type="string">
            <text:p>Pacific Tap and Grill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Pacific</text:p>
          </table:table-cell>
          <table:table-cell office:value-type="string">
            <text:p>India-pendence Pale Ale</text:p>
          </table:table-cell>
        </table:table-row>
        <table:table-row table:style-name="ro1">
          <table:table-cell office:value-type="string">
            <text:p>Pacífico</text:p>
          </table:table-cell>
          <table:table-cell office:value-type="string">
            <text:p>Pacifico Clara</text:p>
          </table:table-cell>
        </table:table-row>
        <table:table-row table:style-name="ro1">
          <table:table-cell office:value-type="string">
            <text:p>Paderborner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Pale Ale</text:p>
          </table:table-cell>
          <table:table-cell office:value-type="string">
            <text:p>Tomcat Lionheart Scottish Ale</text:p>
          </table:table-cell>
        </table:table-row>
        <table:table-row table:style-name="ro1">
          <table:table-cell office:value-type="string">
            <text:p>Palm</text:p>
          </table:table-cell>
          <table:table-cell office:value-type="string">
            <text:p>Steenbrugge Dubbel Brune</text:p>
          </table:table-cell>
        </table:table-row>
        <table:table-row table:style-name="ro1">
          <table:table-cell office:value-type="string">
            <text:p>Palmetto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Panther</text:p>
          </table:table-cell>
          <table:table-cell office:value-type="string">
            <text:p>Three Stooges Beer</text:p>
          </table:table-cell>
        </table:table-row>
        <table:table-row table:style-name="ro1">
          <table:table-cell office:value-type="string">
            <text:p>Panther</text:p>
          </table:table-cell>
          <table:table-cell office:value-type="string">
            <text:p>Ziggy Socky Premium Lager Beer</text:p>
          </table:table-cell>
        </table:table-row>
        <table:table-row table:style-name="ro1">
          <table:table-cell office:value-type="string">
            <text:p>Pardubice</text:p>
          </table:table-cell>
          <table:table-cell office:value-type="string">
            <text:p>Porter Boom</text:p>
          </table:table-cell>
        </table:table-row>
        <table:table-row table:style-name="ro1">
          <table:table-cell office:value-type="string">
            <text:p>Park City</text:p>
          </table:table-cell>
          <table:table-cell office:value-type="string">
            <text:p>Steamer</text:p>
          </table:table-cell>
        </table:table-row>
        <table:table-row table:style-name="ro1">
          <table:table-cell office:value-type="string">
            <text:p>Park City</text:p>
          </table:table-cell>
          <table:table-cell office:value-type="string">
            <text:p>Tie Die Red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1634 Urtyp Hell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Bavarian Alpine Extreme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Hacker-Pschorr Dunkel Weisse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Hacker-Pschorr Hubertus Bock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Hacker-Pschorr Maibock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Hacker-Pschorr Münchener Gold / Munich Gold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Hacker-Pschorr Original Oktoberfest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Hacker-Pschorr Sternweisse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Hacker-Pschorr Weisse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Hacker-Pschorr Weisse Bock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Hefe-Weißbier Naturtrüb / Hefe-Weizen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Oktoberfest Bier / Oktoberfest-Märzen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Original Münchner Hell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Original Munich Premium Lager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Premium Pils (formerly Pilsner)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Salvator</text:p>
          </table:table-cell>
        </table:table-row>
        <table:table-row table:style-name="ro1">
          <table:table-cell office:value-type="string">
            <text:p>Paulaner</text:p>
          </table:table-cell>
          <table:table-cell office:value-type="string">
            <text:p>Wiesn Bier</text:p>
          </table:table-cell>
        </table:table-row>
        <table:table-row table:style-name="ro1">
          <table:table-cell office:value-type="string">
            <text:p>Pavichevich</text:p>
          </table:table-cell>
          <table:table-cell office:value-type="string">
            <text:p>Baderbräu Pilsner</text:p>
          </table:table-cell>
        </table:table-row>
        <table:table-row table:style-name="ro1">
          <table:table-cell office:value-type="string">
            <text:p>Peace Tree</text:p>
          </table:table-cell>
          <table:table-cell office:value-type="string">
            <text:p>Black River Gumbo</text:p>
          </table:table-cell>
        </table:table-row>
        <table:table-row table:style-name="ro1">
          <table:table-cell office:value-type="string">
            <text:p>Peace Tree</text:p>
          </table:table-cell>
          <table:table-cell office:value-type="string">
            <text:p>Blonde Fatale</text:p>
          </table:table-cell>
        </table:table-row>
        <table:table-row table:style-name="ro1">
          <table:table-cell office:value-type="string">
            <text:p>Peace Tree</text:p>
          </table:table-cell>
          <table:table-cell office:value-type="string">
            <text:p>Double IPA</text:p>
          </table:table-cell>
        </table:table-row>
        <table:table-row table:style-name="ro1">
          <table:table-cell office:value-type="string">
            <text:p>Peace Tree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Peace Tree</text:p>
          </table:table-cell>
          <table:table-cell office:value-type="string">
            <text:p>Rye Porter</text:p>
          </table:table-cell>
        </table:table-row>
        <table:table-row table:style-name="ro1">
          <table:table-cell office:value-type="string">
            <text:p>Peace Tree</text:p>
          </table:table-cell>
          <table:table-cell office:value-type="string">
            <text:p>Templeton Red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Pearl Street</text:p>
          </table:table-cell>
          <table:table-cell office:value-type="string">
            <text:p>DTB Brown Ale</text:p>
          </table:table-cell>
        </table:table-row>
        <table:table-row table:style-name="ro1">
          <table:table-cell office:value-type="string">
            <text:p>Pearl Street</text:p>
          </table:table-cell>
          <table:table-cell office:value-type="string">
            <text:p>Old Skeezer Barley Wine</text:p>
          </table:table-cell>
        </table:table-row>
        <table:table-row table:style-name="ro1">
          <table:table-cell office:value-type="string">
            <text:p>Pearl Street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Pearl Street</text:p>
          </table:table-cell>
          <table:table-cell office:value-type="string">
            <text:p>That’s What I’m Talkin’ ’Bout Organic Rolled Oat Stout!</text:p>
          </table:table-cell>
        </table:table-row>
        <table:table-row table:style-name="ro1">
          <table:table-cell office:value-type="string">
            <text:p>Pelican</text:p>
          </table:table-cell>
          <table:table-cell office:value-type="string">
            <text:p>Bridal Ale 2005</text:p>
          </table:table-cell>
        </table:table-row>
        <table:table-row table:style-name="ro1">
          <table:table-cell office:value-type="string">
            <text:p>Pelican</text:p>
          </table:table-cell>
          <table:table-cell office:value-type="string">
            <text:p>India Pelican Ale</text:p>
          </table:table-cell>
        </table:table-row>
        <table:table-row table:style-name="ro1">
          <table:table-cell office:value-type="string">
            <text:p>Penn</text:p>
          </table:table-cell>
          <table:table-cell office:value-type="string">
            <text:p>Oktoberfest Bier</text:p>
          </table:table-cell>
        </table:table-row>
        <table:table-row table:style-name="ro1">
          <table:table-cell office:value-type="string">
            <text:p>Penn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Perennial</text:p>
          </table:table-cell>
          <table:table-cell office:value-type="string">
            <text:p>Hommel Bier</text:p>
          </table:table-cell>
        </table:table-row>
        <table:table-row table:style-name="ro1">
          <table:table-cell office:value-type="string">
            <text:p>Perennial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Peroni</text:p>
          </table:table-cell>
          <table:table-cell office:value-type="string">
            <text:p>Birra</text:p>
          </table:table-cell>
        </table:table-row>
        <table:table-row table:style-name="ro1">
          <table:table-cell office:value-type="string">
            <text:p>Peroni</text:p>
          </table:table-cell>
          <table:table-cell office:value-type="string">
            <text:p>Nastro Azzurro</text:p>
          </table:table-cell>
        </table:table-row>
        <table:table-row table:style-name="ro1">
          <table:table-cell office:value-type="string">
            <text:p>Peter B's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Peter B's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Peter B'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Peter B's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Peter B's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Pete's</text:p>
          </table:table-cell>
          <table:table-cell office:value-type="string">
            <text:p>Bohemian Pilsner</text:p>
          </table:table-cell>
        </table:table-row>
        <table:table-row table:style-name="ro1">
          <table:table-cell office:value-type="string">
            <text:p>Pete's</text:p>
          </table:table-cell>
          <table:table-cell office:value-type="string">
            <text:p>Honey Wheat</text:p>
          </table:table-cell>
        </table:table-row>
        <table:table-row table:style-name="ro1">
          <table:table-cell office:value-type="string">
            <text:p>Pete's</text:p>
          </table:table-cell>
          <table:table-cell office:value-type="string">
            <text:p>Wicked Ale</text:p>
          </table:table-cell>
        </table:table-row>
        <table:table-row table:style-name="ro1">
          <table:table-cell office:value-type="string">
            <text:p>Pete's</text:p>
          </table:table-cell>
          <table:table-cell office:value-type="string">
            <text:p>Wicked Lager</text:p>
          </table:table-cell>
        </table:table-row>
        <table:table-row table:style-name="ro1">
          <table:table-cell office:value-type="string">
            <text:p>Pete's</text:p>
          </table:table-cell>
          <table:table-cell office:value-type="string">
            <text:p>Wicked Red</text:p>
          </table:table-cell>
        </table:table-row>
        <table:table-row table:style-name="ro1">
          <table:table-cell office:value-type="string">
            <text:p>Pete's</text:p>
          </table:table-cell>
          <table:table-cell office:value-type="string">
            <text:p>Wicked Springfest</text:p>
          </table:table-cell>
        </table:table-row>
        <table:table-row table:style-name="ro1">
          <table:table-cell office:value-type="string">
            <text:p>Pete's</text:p>
          </table:table-cell>
          <table:table-cell office:value-type="string">
            <text:p>Wicked Summer Brew</text:p>
          </table:table-cell>
        </table:table-row>
        <table:table-row table:style-name="ro1">
          <table:table-cell office:value-type="string">
            <text:p>Pete's</text:p>
          </table:table-cell>
          <table:table-cell office:value-type="string">
            <text:p>Wicked Winter Brew</text:p>
          </table:table-cell>
        </table:table-row>
        <table:table-row table:style-name="ro1">
          <table:table-cell office:value-type="string">
            <text:p>Pflug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Pflug</text:p>
          </table:table-cell>
          <table:table-cell office:value-type="string">
            <text:p>Helles</text:p>
          </table:table-cell>
        </table:table-row>
        <table:table-row table:style-name="ro1">
          <table:table-cell office:value-type="string">
            <text:p>Pflug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PH Woods</text:p>
          </table:table-cell>
          <table:table-cell office:value-type="string">
            <text:p>Hard Woods Pale</text:p>
          </table:table-cell>
        </table:table-row>
        <table:table-row table:style-name="ro1">
          <table:table-cell office:value-type="string">
            <text:p>Phantom Canyon</text:p>
          </table:table-cell>
          <table:table-cell office:value-type="string">
            <text:p>Alpenglow Hefeweizen</text:p>
          </table:table-cell>
        </table:table-row>
        <table:table-row table:style-name="ro1">
          <table:table-cell office:value-type="string">
            <text:p>Phantom Canyon</text:p>
          </table:table-cell>
          <table:table-cell office:value-type="string">
            <text:p>Cascade Amber Ale</text:p>
          </table:table-cell>
        </table:table-row>
        <table:table-row table:style-name="ro1">
          <table:table-cell office:value-type="string">
            <text:p>Phantom Canyon</text:p>
          </table:table-cell>
          <table:table-cell office:value-type="string">
            <text:p>Queen's Blonde Ale</text:p>
          </table:table-cell>
        </table:table-row>
        <table:table-row table:style-name="ro1">
          <table:table-cell office:value-type="string">
            <text:p>Phantom Canyon</text:p>
          </table:table-cell>
          <table:table-cell office:value-type="string">
            <text:p>The Phantom IPA</text:p>
          </table:table-cell>
        </table:table-row>
        <table:table-row table:style-name="ro1">
          <table:table-cell office:value-type="string">
            <text:p>Phantom Canyon</text:p>
          </table:table-cell>
          <table:table-cell office:value-type="string">
            <text:p>Zebulon's Peated Porter</text:p>
          </table:table-cell>
        </table:table-row>
        <table:table-row table:style-name="ro1">
          <table:table-cell office:value-type="string">
            <text:p>Piece</text:p>
          </table:table-cell>
          <table:table-cell office:value-type="string">
            <text:p>4 Reverends Imperial Stout</text:p>
          </table:table-cell>
        </table:table-row>
        <table:table-row table:style-name="ro1">
          <table:table-cell office:value-type="string">
            <text:p>Piece</text:p>
          </table:table-cell>
          <table:table-cell office:value-type="string">
            <text:p>Beer In Progress</text:p>
          </table:table-cell>
        </table:table-row>
        <table:table-row table:style-name="ro1">
          <table:table-cell office:value-type="string">
            <text:p>Piece</text:p>
          </table:table-cell>
          <table:table-cell office:value-type="string">
            <text:p>Big Black Mariah</text:p>
          </table:table-cell>
        </table:table-row>
        <table:table-row table:style-name="ro1">
          <table:table-cell office:value-type="string">
            <text:p>Piece</text:p>
          </table:table-cell>
          <table:table-cell office:value-type="string">
            <text:p>Cold and Wet</text:p>
          </table:table-cell>
        </table:table-row>
        <table:table-row table:style-name="ro1">
          <table:table-cell office:value-type="string">
            <text:p>Piece</text:p>
          </table:table-cell>
          <table:table-cell office:value-type="string">
            <text:p>Dark-n-Curvy Dunkelweizen</text:p>
          </table:table-cell>
        </table:table-row>
        <table:table-row table:style-name="ro1">
          <table:table-cell office:value-type="string">
            <text:p>Piece</text:p>
          </table:table-cell>
          <table:table-cell office:value-type="string">
            <text:p>Dysfunctonale</text:p>
          </table:table-cell>
        </table:table-row>
        <table:table-row table:style-name="ro1">
          <table:table-cell office:value-type="string">
            <text:p>Piece</text:p>
          </table:table-cell>
          <table:table-cell office:value-type="string">
            <text:p>Golden Arm</text:p>
          </table:table-cell>
        </table:table-row>
        <table:table-row table:style-name="ro1">
          <table:table-cell office:value-type="string">
            <text:p>Piece</text:p>
          </table:table-cell>
          <table:table-cell office:value-type="string">
            <text:p>Surrender</text:p>
          </table:table-cell>
        </table:table-row>
        <table:table-row table:style-name="ro1">
          <table:table-cell office:value-type="string">
            <text:p>Piece</text:p>
          </table:table-cell>
          <table:table-cell office:value-type="string">
            <text:p>Top Heavy Hefeweizen</text:p>
          </table:table-cell>
        </table:table-row>
        <table:table-row table:style-name="ro1">
          <table:table-cell office:value-type="string">
            <text:p>Pietra</text:p>
          </table:table-cell>
          <table:table-cell office:value-type="string">
            <text:p>Ambrée / Chestnut Beer</text:p>
          </table:table-cell>
        </table:table-row>
        <table:table-row table:style-name="ro1">
          <table:table-cell office:value-type="string">
            <text:p>Pike Place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Auld Acquaintance Spiced Ale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Kilt Lifter Scotch Ale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Naughty Nellie's Ale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Old Bawdy 2006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Old Bawdy 2007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Tandem Double Ale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Weisse</text:p>
          </table:table-cell>
        </table:table-row>
        <table:table-row table:style-name="ro1">
          <table:table-cell office:value-type="string">
            <text:p>Pike</text:p>
          </table:table-cell>
          <table:table-cell office:value-type="string">
            <text:p>XXXXX Stout</text:p>
          </table:table-cell>
        </table:table-row>
        <table:table-row table:style-name="ro1">
          <table:table-cell office:value-type="string">
            <text:p>Pine Street</text:p>
          </table:table-cell>
          <table:table-cell office:value-type="string">
            <text:p>Lazy Lizard</text:p>
          </table:table-cell>
        </table:table-row>
        <table:table-row table:style-name="ro1">
          <table:table-cell office:value-type="string">
            <text:p>Pinehurst Village</text:p>
          </table:table-cell>
          <table:table-cell office:value-type="string">
            <text:p>Double Eagle "High-Test" Scotch Ale</text:p>
          </table:table-cell>
        </table:table-row>
        <table:table-row table:style-name="ro1">
          <table:table-cell office:value-type="string">
            <text:p>Pinehurst Village</text:p>
          </table:table-cell>
          <table:table-cell office:value-type="string">
            <text:p>Double Eagle Brown Ale</text:p>
          </table:table-cell>
        </table:table-row>
        <table:table-row table:style-name="ro1">
          <table:table-cell office:value-type="string">
            <text:p>Pinehurst Village</text:p>
          </table:table-cell>
          <table:table-cell office:value-type="string">
            <text:p>Double Eagle Golden Ale</text:p>
          </table:table-cell>
        </table:table-row>
        <table:table-row table:style-name="ro1">
          <table:table-cell office:value-type="string">
            <text:p>Pinehurst Village</text:p>
          </table:table-cell>
          <table:table-cell office:value-type="string">
            <text:p>Double Eagle Scotch Ale</text:p>
          </table:table-cell>
        </table:table-row>
        <table:table-row table:style-name="ro1">
          <table:table-cell office:value-type="string">
            <text:p>Pinkus Müller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Pinkus Müller</text:p>
          </table:table-cell>
          <table:table-cell office:value-type="string">
            <text:p>Jubilate Special Reserve Anniversary Ale</text:p>
          </table:table-cell>
        </table:table-row>
        <table:table-row table:style-name="ro1">
          <table:table-cell office:value-type="string">
            <text:p>Pinkus Müller</text:p>
          </table:table-cell>
          <table:table-cell office:value-type="string">
            <text:p>Obergärig / Münster Alt</text:p>
          </table:table-cell>
        </table:table-row>
        <table:table-row table:style-name="ro1">
          <table:table-cell office:value-type="string">
            <text:p>Pinkus Müller</text:p>
          </table:table-cell>
          <table:table-cell office:value-type="string">
            <text:p>Organic Ur Pils</text:p>
          </table:table-cell>
        </table:table-row>
        <table:table-row table:style-name="ro1">
          <table:table-cell office:value-type="string">
            <text:p>Pinnacle Peak</text:p>
          </table:table-cell>
          <table:table-cell office:value-type="string">
            <text:p>Gunslinger Imperial Stout</text:p>
          </table:table-cell>
        </table:table-row>
        <table:table-row table:style-name="ro1">
          <table:table-cell office:value-type="string">
            <text:p>Pint's</text:p>
          </table:table-cell>
          <table:table-cell office:value-type="string">
            <text:p>Black Ajax Stout</text:p>
          </table:table-cell>
        </table:table-row>
        <table:table-row table:style-name="ro1">
          <table:table-cell office:value-type="string">
            <text:p>Pint's</text:p>
          </table:table-cell>
          <table:table-cell office:value-type="string">
            <text:p>Dark Star ESB</text:p>
          </table:table-cell>
        </table:table-row>
        <table:table-row table:style-name="ro1">
          <table:table-cell office:value-type="string">
            <text:p>Pint's</text:p>
          </table:table-cell>
          <table:table-cell office:value-type="string">
            <text:p>Gael Force Scottish Export</text:p>
          </table:table-cell>
        </table:table-row>
        <table:table-row table:style-name="ro1">
          <table:table-cell office:value-type="string">
            <text:p>Pint's</text:p>
          </table:table-cell>
          <table:table-cell office:value-type="string">
            <text:p>Lancer IPA</text:p>
          </table:table-cell>
        </table:table-row>
        <table:table-row table:style-name="ro1">
          <table:table-cell office:value-type="string">
            <text:p>Pioneer</text:p>
          </table:table-cell>
          <table:table-cell office:value-type="string">
            <text:p>Groovy Beer</text:p>
          </table:table-cell>
        </table:table-row>
        <table:table-row table:style-name="ro1">
          <table:table-cell office:value-type="string">
            <text:p>Pioneer</text:p>
          </table:table-cell>
          <table:table-cell office:value-type="string">
            <text:p>Oderbolz Bock</text:p>
          </table:table-cell>
        </table:table-row>
        <table:table-row table:style-name="ro1">
          <table:table-cell office:value-type="string">
            <text:p>Pioneer</text:p>
          </table:table-cell>
          <table:table-cell office:value-type="string">
            <text:p>Oscar's Chocolate Oatmeal Stout</text:p>
          </table:table-cell>
        </table:table-row>
        <table:table-row table:style-name="ro1">
          <table:table-cell office:value-type="string">
            <text:p>Pioneer</text:p>
          </table:table-cell>
          <table:table-cell office:value-type="string">
            <text:p>Whiskey Barrel Whitetail Cream Ale</text:p>
          </table:table-cell>
        </table:table-row>
        <table:table-row table:style-name="ro1">
          <table:table-cell office:value-type="string">
            <text:p>Pittsburgh</text:p>
          </table:table-cell>
          <table:table-cell office:value-type="string">
            <text:p>Iron City</text:p>
          </table:table-cell>
        </table:table-row>
        <table:table-row table:style-name="ro1">
          <table:table-cell office:value-type="string">
            <text:p>Pizza Beer</text:p>
          </table:table-cell>
          <table:table-cell office:value-type="string">
            <text:p>Mamma Mia!</text:p>
          </table:table-cell>
        </table:table-row>
        <table:table-row table:style-name="ro1">
          <table:table-cell office:value-type="string">
            <text:p>Pizza Port (Carlsbad)</text:p>
          </table:table-cell>
          <table:table-cell office:value-type="string">
            <text:p>Bombshell Barleywine</text:p>
          </table:table-cell>
        </table:table-row>
        <table:table-row table:style-name="ro1">
          <table:table-cell office:value-type="string">
            <text:p>Pizza Port (Carlsbad)</text:p>
          </table:table-cell>
          <table:table-cell office:value-type="string">
            <text:p>Broken Keg Ice Bock</text:p>
          </table:table-cell>
        </table:table-row>
        <table:table-row table:style-name="ro1">
          <table:table-cell office:value-type="string">
            <text:p>Pizza Port (Carlsbad)</text:p>
          </table:table-cell>
          <table:table-cell office:value-type="string">
            <text:p>Frank Double IPA</text:p>
          </table:table-cell>
        </table:table-row>
        <table:table-row table:style-name="ro1">
          <table:table-cell office:value-type="string">
            <text:p>Pizza Port (Carlsbad)</text:p>
          </table:table-cell>
          <table:table-cell office:value-type="string">
            <text:p>Red Square</text:p>
          </table:table-cell>
        </table:table-row>
        <table:table-row table:style-name="ro1">
          <table:table-cell office:value-type="string">
            <text:p>Pizza Port (Carlsbad)</text:p>
          </table:table-cell>
          <table:table-cell office:value-type="string">
            <text:p>Skye Strong Ale</text:p>
          </table:table-cell>
        </table:table-row>
        <table:table-row table:style-name="ro1">
          <table:table-cell office:value-type="string">
            <text:p>Pizza Port (Carlsbad)</text:p>
          </table:table-cell>
          <table:table-cell office:value-type="string">
            <text:p>Wipeout IPA</text:p>
          </table:table-cell>
        </table:table-row>
        <table:table-row table:style-name="ro1">
          <table:table-cell office:value-type="string">
            <text:p>Pizza Port (Carlsbad)</text:p>
          </table:table-cell>
          <table:table-cell office:value-type="string">
            <text:p>Z-U-Later Doppelbock</text:p>
          </table:table-cell>
        </table:table-row>
        <table:table-row table:style-name="ro1">
          <table:table-cell office:value-type="string">
            <text:p>Pizza Port (Solana Beach)</text:p>
          </table:table-cell>
          <table:table-cell office:value-type="string">
            <text:p>Cuvee de Tomme</text:p>
          </table:table-cell>
        </table:table-row>
        <table:table-row table:style-name="ro1">
          <table:table-cell office:value-type="string">
            <text:p>Pizza Port (Solana Beach)</text:p>
          </table:table-cell>
          <table:table-cell office:value-type="string">
            <text:p>Mother of All Beers</text:p>
          </table:table-cell>
        </table:table-row>
        <table:table-row table:style-name="ro1">
          <table:table-cell office:value-type="string">
            <text:p>Pizza Port (Solana Beach)</text:p>
          </table:table-cell>
          <table:table-cell office:value-type="string">
            <text:p>Swami's IPA</text:p>
          </table:table-cell>
        </table:table-row>
        <table:table-row table:style-name="ro1">
          <table:table-cell office:value-type="string">
            <text:p>Pizzeria Uno (Metuchen)</text:p>
          </table:table-cell>
          <table:table-cell office:value-type="string">
            <text:p>32 Inning Ale</text:p>
          </table:table-cell>
        </table:table-row>
        <table:table-row table:style-name="ro1">
          <table:table-cell office:value-type="string">
            <text:p>Pizzeria Uno (Metuchen)</text:p>
          </table:table-cell>
          <table:table-cell office:value-type="string">
            <text:p>Bootlegger Blonde Ale</text:p>
          </table:table-cell>
        </table:table-row>
        <table:table-row table:style-name="ro1">
          <table:table-cell office:value-type="string">
            <text:p>Pizzeria Uno (Metuchen)</text:p>
          </table:table-cell>
          <table:table-cell office:value-type="string">
            <text:p>Gust-N-Gale Porter</text:p>
          </table:table-cell>
        </table:table-row>
        <table:table-row table:style-name="ro1">
          <table:table-cell office:value-type="string">
            <text:p>Pizzeria Uno (Metuchen)</text:p>
          </table:table-cell>
          <table:table-cell office:value-type="string">
            <text:p>Ike's India Pale Ale</text:p>
          </table:table-cell>
        </table:table-row>
        <table:table-row table:style-name="ro1">
          <table:table-cell office:value-type="string">
            <text:p>Pizzeria Uno (Metuchen)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Pizzeria Uno (Metuchen)</text:p>
          </table:table-cell>
          <table:table-cell office:value-type="string">
            <text:p>Station House Red Ale</text:p>
          </table:table-cell>
        </table:table-row>
        <table:table-row table:style-name="ro1">
          <table:table-cell office:value-type="string">
            <text:p>Platte Valley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Pleasanton</text:p>
          </table:table-cell>
          <table:table-cell office:value-type="string">
            <text:p>Atta Boy IPA</text:p>
          </table:table-cell>
        </table:table-row>
        <table:table-row table:style-name="ro1">
          <table:table-cell office:value-type="string">
            <text:p>Pleasanton</text:p>
          </table:table-cell>
          <table:table-cell office:value-type="string">
            <text:p>Honey Wheat</text:p>
          </table:table-cell>
        </table:table-row>
        <table:table-row table:style-name="ro1">
          <table:table-cell office:value-type="string">
            <text:p>Pleasanton</text:p>
          </table:table-cell>
          <table:table-cell office:value-type="string">
            <text:p>Island Wheat</text:p>
          </table:table-cell>
        </table:table-row>
        <table:table-row table:style-name="ro1">
          <table:table-cell office:value-type="string">
            <text:p>Pleasanton</text:p>
          </table:table-cell>
          <table:table-cell office:value-type="string">
            <text:p>Pleasanton Pale</text:p>
          </table:table-cell>
        </table:table-row>
        <table:table-row table:style-name="ro1">
          <table:table-cell office:value-type="string">
            <text:p>Pleasanton</text:p>
          </table:table-cell>
          <table:table-cell office:value-type="string">
            <text:p>Train Wreck IPA</text:p>
          </table:table-cell>
        </table:table-row>
        <table:table-row table:style-name="ro1">
          <table:table-cell office:value-type="string">
            <text:p>Pleasanton</text:p>
          </table:table-cell>
          <table:table-cell office:value-type="string">
            <text:p>Zone 7 Porter</text:p>
          </table:table-cell>
        </table:table-row>
        <table:table-row table:style-name="ro1">
          <table:table-cell office:value-type="string">
            <text:p>Plzeňský Prazdroj</text:p>
          </table:table-cell>
          <table:table-cell office:value-type="string">
            <text:p>Pilsner Urquell</text:p>
          </table:table-cell>
        </table:table-row>
        <table:table-row table:style-name="ro1">
          <table:table-cell office:value-type="string">
            <text:p>Podkováň</text:p>
          </table:table-cell>
          <table:table-cell office:value-type="string">
            <text:p>České Podkováňské Pivo 10% Tmavé / Dark</text:p>
          </table:table-cell>
        </table:table-row>
        <table:table-row table:style-name="ro1">
          <table:table-cell office:value-type="string">
            <text:p>Podkováň</text:p>
          </table:table-cell>
          <table:table-cell office:value-type="string">
            <text:p>Světlý Ležák / Lager</text:p>
          </table:table-cell>
        </table:table-row>
        <table:table-row table:style-name="ro1">
          <table:table-cell office:value-type="string">
            <text:p>Poka</text:p>
          </table:table-cell>
          <table:table-cell office:value-type="string">
            <text:p>Beer Works Ale Golden</text:p>
          </table:table-cell>
        </table:table-row>
        <table:table-row table:style-name="ro1">
          <table:table-cell office:value-type="string">
            <text:p>Pony Express</text:p>
          </table:table-cell>
          <table:table-cell office:value-type="string">
            <text:p>Tornado Ale</text:p>
          </table:table-cell>
        </table:table-row>
        <table:table-row table:style-name="ro1">
          <table:table-cell office:value-type="string">
            <text:p>Port City</text:p>
          </table:table-cell>
          <table:table-cell office:value-type="string">
            <text:p>Azalea City Steamer</text:p>
          </table:table-cell>
        </table:table-row>
        <table:table-row table:style-name="ro1">
          <table:table-cell office:value-type="string">
            <text:p>Port Washington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Port Washington</text:p>
          </table:table-cell>
          <table:table-cell office:value-type="string">
            <text:p>Octoberfest</text:p>
          </table:table-cell>
        </table:table-row>
        <table:table-row table:style-name="ro1">
          <table:table-cell office:value-type="string">
            <text:p>Port Washington</text:p>
          </table:table-cell>
          <table:table-cell office:value-type="string">
            <text:p>Old Port Porter</text:p>
          </table:table-cell>
        </table:table-row>
        <table:table-row table:style-name="ro1">
          <table:table-cell office:value-type="string">
            <text:p>Port Washington</text:p>
          </table:table-cell>
          <table:table-cell office:value-type="string">
            <text:p>Pier 96 Lager</text:p>
          </table:table-cell>
        </table:table-row>
        <table:table-row table:style-name="ro1">
          <table:table-cell office:value-type="string">
            <text:p>Port Washington</text:p>
          </table:table-cell>
          <table:table-cell office:value-type="string">
            <text:p>Transcendental Wheat Beer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Hot Rocks Lager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Lost Abbey Avant Garde Ale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Lost Abbey Inferno Ale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Old Viscosity 2007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An Brainblásta / Brain Blaster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Chiller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Chocolate Truffle Stout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Hersbrucker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Hop Hazard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Hop Head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Indian Red Ale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Oyster Stout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Plain Porter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Special Ale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Temple Bräu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TSB / Turner's Sticklebract Bitter</text:p>
          </table:table-cell>
        </table:table-row>
        <table:table-row table:style-name="ro1">
          <table:table-cell office:value-type="string">
            <text:p>Porterhouse</text:p>
          </table:table-cell>
          <table:table-cell office:value-type="string">
            <text:p>Wrasslers XXXX Stout</text:p>
          </table:table-cell>
        </table:table-row>
        <table:table-row table:style-name="ro1">
          <table:table-cell office:value-type="string">
            <text:p>Portland (Flanders)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Portland (Flanders)</text:p>
          </table:table-cell>
          <table:table-cell office:value-type="string">
            <text:p>Mt.Hood Beer</text:p>
          </table:table-cell>
        </table:table-row>
        <table:table-row table:style-name="ro1">
          <table:table-cell office:value-type="string">
            <text:p>Portland (Flanders)</text:p>
          </table:table-cell>
          <table:table-cell office:value-type="string">
            <text:p>Oregon Honey Beer</text:p>
          </table:table-cell>
        </table:table-row>
        <table:table-row table:style-name="ro1">
          <table:table-cell office:value-type="string">
            <text:p>Portland (Flanders)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Benchmark Old Ale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Haystack Black Beer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Icicle Creek Winter Ale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MacTarnahan's Ale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MacTarnahan's Blackwatch Cream Porter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MacTarnahan's Bourbon Cask Aged Blackwatch Cream Porter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MacTarnahans Lip Stinger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MacTarnahan's Scottish-Style Amber Ale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MacTarnahan's Sling Shot Extra Pale Ale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MacTarnahan's Spine Tingler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Malarkey's Wild Irish Ale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Oregon Honey Beer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Portland Ale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Uncle Otto's Oktoberfest Märzen Beer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Wheat Berry Brew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string">
            <text:p>Zig Zag Lager</text:p>
          </table:table-cell>
        </table:table-row>
        <table:table-row table:style-name="ro1">
          <table:table-cell office:value-type="string">
            <text:p>Portsmouth</text:p>
          </table:table-cell>
          <table:table-cell office:value-type="string">
            <text:p>Wheat Wine</text:p>
          </table:table-cell>
        </table:table-row>
        <table:table-row table:style-name="ro1">
          <table:table-cell office:value-type="string">
            <text:p>Potosi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Potosi</text:p>
          </table:table-cell>
          <table:table-cell office:value-type="string">
            <text:p>Cave Ale</text:p>
          </table:table-cell>
        </table:table-row>
        <table:table-row table:style-name="ro1">
          <table:table-cell office:value-type="string">
            <text:p>Potosi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Potosi</text:p>
          </table:table-cell>
          <table:table-cell office:value-type="string">
            <text:p>Fiddler Oatmeal Stout</text:p>
          </table:table-cell>
        </table:table-row>
        <table:table-row table:style-name="ro1">
          <table:table-cell office:value-type="string">
            <text:p>Potosi</text:p>
          </table:table-cell>
          <table:table-cell office:value-type="string">
            <text:p>Good Old Beer</text:p>
          </table:table-cell>
        </table:table-row>
        <table:table-row table:style-name="ro1">
          <table:table-cell office:value-type="string">
            <text:p>Potosi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Potosi</text:p>
          </table:table-cell>
          <table:table-cell office:value-type="string">
            <text:p>Snake Hollow IPA</text:p>
          </table:table-cell>
        </table:table-row>
        <table:table-row table:style-name="ro1">
          <table:table-cell office:value-type="string">
            <text:p>Powers</text:p>
          </table:table-cell>
          <table:table-cell office:value-type="string">
            <text:p>Royal Mahogany Brown Ale</text:p>
          </table:table-cell>
        </table:table-row>
        <table:table-row table:style-name="ro1">
          <table:table-cell office:value-type="string">
            <text:p>Prairie Rock (Elgin)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Prairie Rock (Elgin)</text:p>
          </table:table-cell>
          <table:table-cell office:value-type="string">
            <text:p>Honey Brown Ale</text:p>
          </table:table-cell>
        </table:table-row>
        <table:table-row table:style-name="ro1">
          <table:table-cell office:value-type="string">
            <text:p>Prairie Rock (Elgin)</text:p>
          </table:table-cell>
          <table:table-cell office:value-type="string">
            <text:p>Old Glory American Pale</text:p>
          </table:table-cell>
        </table:table-row>
        <table:table-row table:style-name="ro1">
          <table:table-cell office:value-type="string">
            <text:p>Prairie Rock (Elgin)</text:p>
          </table:table-cell>
          <table:table-cell office:value-type="string">
            <text:p>Prairie Light</text:p>
          </table:table-cell>
        </table:table-row>
        <table:table-row table:style-name="ro1">
          <table:table-cell office:value-type="string">
            <text:p>Prairie Rock (Elgin)</text:p>
          </table:table-cell>
          <table:table-cell office:value-type="string">
            <text:p>Rock 'N Red Ale</text:p>
          </table:table-cell>
        </table:table-row>
        <table:table-row table:style-name="ro1">
          <table:table-cell office:value-type="string">
            <text:p>Prairie Rock (Elgin)</text:p>
          </table:table-cell>
          <table:table-cell office:value-type="string">
            <text:p>Triple Nickel Irish Stout</text:p>
          </table:table-cell>
        </table:table-row>
        <table:table-row table:style-name="ro1">
          <table:table-cell office:value-type="string">
            <text:p>Prairie Rock (Elgin)</text:p>
          </table:table-cell>
          <table:table-cell office:value-type="string">
            <text:p>Vanilla Creme Ale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Birra</text:p>
          </table:table-cell>
        </table:table-row>
        <table:table-row table:style-name="ro1">
          <table:table-cell office:value-type="string">
            <text:p>Prescott</text:p>
          </table:table-cell>
          <table:table-cell office:value-type="string">
            <text:p>Petrified Porter</text:p>
          </table:table-cell>
        </table:table-row>
        <table:table-row table:style-name="ro1">
          <table:table-cell office:value-type="string">
            <text:p>Prescott</text:p>
          </table:table-cell>
          <table:table-cell office:value-type="string">
            <text:p>Raven Maniac Stout</text:p>
          </table:table-cell>
        </table:table-row>
        <table:table-row table:style-name="ro1">
          <table:table-cell office:value-type="string">
            <text:p>Pripps</text:p>
          </table:table-cell>
          <table:table-cell office:value-type="string">
            <text:p>D. Carnegie &amp; Co. Stark-Porter</text:p>
          </table:table-cell>
        </table:table-row>
        <table:table-row table:style-name="ro1">
          <table:table-cell office:value-type="string">
            <text:p>Prost</text:p>
          </table:table-cell>
          <table:table-cell office:value-type="string">
            <text:p>Altfränkisches Dunkel Bier</text:p>
          </table:table-cell>
        </table:table-row>
        <table:table-row table:style-name="ro1">
          <table:table-cell office:value-type="string">
            <text:p>Prost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Prost</text:p>
          </table:table-cell>
          <table:table-cell office:value-type="string">
            <text:p>Weißbier</text:p>
          </table:table-cell>
        </table:table-row>
        <table:table-row table:style-name="ro1">
          <table:table-cell office:value-type="string">
            <text:p>Pug Ryan's</text:p>
          </table:table-cell>
          <table:table-cell office:value-type="string">
            <text:p>Pallavicini Pilsner</text:p>
          </table:table-cell>
        </table:table-row>
        <table:table-row table:style-name="ro1">
          <table:table-cell office:value-type="string">
            <text:p>Pumphouse (Longmont)</text:p>
          </table:table-cell>
          <table:table-cell office:value-type="string">
            <text:p>Four Alarm Alt</text:p>
          </table:table-cell>
        </table:table-row>
        <table:table-row table:style-name="ro1">
          <table:table-cell office:value-type="string">
            <text:p>Pumphouse (Longmont)</text:p>
          </table:table-cell>
          <table:table-cell office:value-type="string">
            <text:p>Red Alert Ale</text:p>
          </table:table-cell>
        </table:table-row>
        <table:table-row table:style-name="ro1">
          <table:table-cell office:value-type="string">
            <text:p>Pumphouse (Wisconsin Dells)</text:p>
          </table:table-cell>
          <table:table-cell office:value-type="string">
            <text:p>T.P.H. Porter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Apricot Ale (formerly Apricot Weizen)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Best Brown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Broken Rake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Curveball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DPA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Honey Weizen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Imperial Hefeweizen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Pale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Snow Cap Ale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Summer Brau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Sun Fest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Thomas Kemper Belgian White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Thomas Kemper HefeWeizen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Thomas Kemper Porter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Weizenberry</text:p>
          </table:table-cell>
        </table:table-row>
        <table:table-row table:style-name="ro1">
          <table:table-cell office:value-type="string">
            <text:p>Pyramid (Berkeley)</text:p>
          </table:table-cell>
          <table:table-cell office:value-type="string">
            <text:p>Wheaten Ale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Amber Wheat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Anniversary Barleywine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Apricot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Best Brown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Espresso Stout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Hart Espresso Stout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Rye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Scotch brand Ale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Snow Cap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Sun Fest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Traditional ESB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Wheaten Ale</text:p>
          </table:table-cell>
        </table:table-row>
        <table:table-row table:style-name="ro1">
          <table:table-cell office:value-type="string">
            <text:p>Pyramid (Kalama)</text:p>
          </table:table-cell>
          <table:table-cell office:value-type="string">
            <text:p>Wheaten Bock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5,000 Year Ale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Amber Weizen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Crystal Wheat Ale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Curve Ball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DPA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Haywire Hefeweizen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Juggernaut Red Ale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Snow Cap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Thunderhead IPA</text:p>
          </table:table-cell>
        </table:table-row>
        <table:table-row table:style-name="ro1">
          <table:table-cell office:value-type="string">
            <text:p>Pyramid</text:p>
          </table:table-cell>
          <table:table-cell office:value-type="string">
            <text:p>Tilted Kilt Ale</text:p>
          </table:table-cell>
        </table:table-row>
        <table:table-row table:style-name="ro1">
          <table:table-cell office:value-type="string">
            <text:p>Qingdao</text:p>
          </table:table-cell>
          <table:table-cell office:value-type="string">
            <text:p>Green Beer</text:p>
          </table:table-cell>
        </table:table-row>
        <table:table-row table:style-name="ro1">
          <table:table-cell office:value-type="string">
            <text:p>Qingdao</text:p>
          </table:table-cell>
          <table:table-cell office:value-type="string">
            <text:p>Tsingtao Premium</text:p>
          </table:table-cell>
        </table:table-row>
        <table:table-row table:style-name="ro1">
          <table:table-cell office:value-type="string">
            <text:p>Queen City</text:p>
          </table:table-cell>
          <table:table-cell office:value-type="string">
            <text:p>Red October</text:p>
          </table:table-cell>
        </table:table-row>
        <table:table-row table:style-name="ro1">
          <table:table-cell office:value-type="string">
            <text:p>R&amp;B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Raccoon River</text:p>
          </table:table-cell>
          <table:table-cell office:value-type="string">
            <text:p>Bandit IPA</text:p>
          </table:table-cell>
        </table:table-row>
        <table:table-row table:style-name="ro1">
          <table:table-cell office:value-type="string">
            <text:p>Raccoon River</text:p>
          </table:table-cell>
          <table:table-cell office:value-type="string">
            <text:p>Barnstormer Pale Ale</text:p>
          </table:table-cell>
        </table:table-row>
        <table:table-row table:style-name="ro1">
          <table:table-cell office:value-type="string">
            <text:p>Raccoon River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Raccoon River</text:p>
          </table:table-cell>
          <table:table-cell office:value-type="string">
            <text:p>Railyard Ale</text:p>
          </table:table-cell>
        </table:table-row>
        <table:table-row table:style-name="ro1">
          <table:table-cell office:value-type="string">
            <text:p>Raccoon River</text:p>
          </table:table-cell>
          <table:table-cell office:value-type="string">
            <text:p>Stonecutter Stout</text:p>
          </table:table-cell>
        </table:table-row>
        <table:table-row table:style-name="ro1">
          <table:table-cell office:value-type="string">
            <text:p>Raccoon River</text:p>
          </table:table-cell>
          <table:table-cell office:value-type="string">
            <text:p>Tallgrass Prairie Gold</text:p>
          </table:table-cell>
        </table:table-row>
        <table:table-row table:style-name="ro1">
          <table:table-cell office:value-type="string">
            <text:p>Raccoon River</text:p>
          </table:table-cell>
          <table:table-cell office:value-type="string">
            <text:p>Vanilla Creme Ale</text:p>
          </table:table-cell>
        </table:table-row>
        <table:table-row table:style-name="ro1">
          <table:table-cell office:value-type="string">
            <text:p>Radbrauerei</text:p>
          </table:table-cell>
          <table:table-cell office:value-type="string">
            <text:p>Günzburger Hefe-Weizen</text:p>
          </table:table-cell>
        </table:table-row>
        <table:table-row table:style-name="ro1">
          <table:table-cell office:value-type="string">
            <text:p>Radbrauerei</text:p>
          </table:table-cell>
          <table:table-cell office:value-type="string">
            <text:p>Günzburger Leichtes Weizen</text:p>
          </table:table-cell>
        </table:table-row>
        <table:table-row table:style-name="ro1">
          <table:table-cell office:value-type="string">
            <text:p>Radbrauerei</text:p>
          </table:table-cell>
          <table:table-cell office:value-type="string">
            <text:p>Günzburger Märzen-Spezial</text:p>
          </table:table-cell>
        </table:table-row>
        <table:table-row table:style-name="ro1">
          <table:table-cell office:value-type="string">
            <text:p>Radbrauerei</text:p>
          </table:table-cell>
          <table:table-cell office:value-type="string">
            <text:p>Günzburger Ur-Weizen</text:p>
          </table:table-cell>
        </table:table-row>
        <table:table-row table:style-name="ro1">
          <table:table-cell office:value-type="string">
            <text:p>Radbrauerei</text:p>
          </table:table-cell>
          <table:table-cell office:value-type="string">
            <text:p>Günzburger Weizenbock</text:p>
          </table:table-cell>
        </table:table-row>
        <table:table-row table:style-name="ro1">
          <table:table-cell office:value-type="string">
            <text:p>Radeberger</text:p>
          </table:table-cell>
          <table:table-cell office:value-type="string">
            <text:p>Pilsener</text:p>
          </table:table-cell>
        </table:table-row>
        <table:table-row table:style-name="ro1">
          <table:table-cell office:value-type="string">
            <text:p>Radegast</text:p>
          </table:table-cell>
          <table:table-cell office:value-type="string">
            <text:p>Premium</text:p>
          </table:table-cell>
        </table:table-row>
        <table:table-row table:style-name="ro1">
          <table:table-cell office:value-type="string">
            <text:p>Radermacher</text:p>
          </table:table-cell>
          <table:table-cell office:value-type="string">
            <text:p>Rader Ambrée</text:p>
          </table:table-cell>
        </table:table-row>
        <table:table-row table:style-name="ro1">
          <table:table-cell office:value-type="string">
            <text:p>Radermacher</text:p>
          </table:table-cell>
          <table:table-cell office:value-type="string">
            <text:p>Rader Blonde</text:p>
          </table:table-cell>
        </table:table-row>
        <table:table-row table:style-name="ro1">
          <table:table-cell office:value-type="string">
            <text:p>Rail House</text:p>
          </table:table-cell>
          <table:table-cell office:value-type="string">
            <text:p>Gold Rush (discontinued)</text:p>
          </table:table-cell>
        </table:table-row>
        <table:table-row table:style-name="ro1">
          <table:table-cell office:value-type="string">
            <text:p>Rail House</text:p>
          </table:table-cell>
          <table:table-cell office:value-type="string">
            <text:p>Honey Weiss (discontinued)</text:p>
          </table:table-cell>
        </table:table-row>
        <table:table-row table:style-name="ro1">
          <table:table-cell office:value-type="string">
            <text:p>Rail House</text:p>
          </table:table-cell>
          <table:table-cell office:value-type="string">
            <text:p>Oktoberfest (discontinued)</text:p>
          </table:table-cell>
        </table:table-row>
        <table:table-row table:style-name="ro1">
          <table:table-cell office:value-type="string">
            <text:p>Rail House</text:p>
          </table:table-cell>
          <table:table-cell office:value-type="string">
            <text:p>Pilsner (discontinued)</text:p>
          </table:table-cell>
        </table:table-row>
        <table:table-row table:style-name="ro1">
          <table:table-cell office:value-type="string">
            <text:p>Rail House</text:p>
          </table:table-cell>
          <table:table-cell office:value-type="string">
            <text:p>Raspberry Pilsner</text:p>
          </table:table-cell>
        </table:table-row>
        <table:table-row table:style-name="ro1">
          <table:table-cell office:value-type="string">
            <text:p>Rail House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Rail House</text:p>
          </table:table-cell>
          <table:table-cell office:value-type="string">
            <text:p>Scottish Ale</text:p>
          </table:table-cell>
        </table:table-row>
        <table:table-row table:style-name="ro1">
          <table:table-cell office:value-type="string">
            <text:p>Rail House</text:p>
          </table:table-cell>
          <table:table-cell office:value-type="string">
            <text:p>Silver Cream</text:p>
          </table:table-cell>
        </table:table-row>
        <table:table-row table:style-name="ro1">
          <table:table-cell office:value-type="string">
            <text:p>Rail House</text:p>
          </table:table-cell>
          <table:table-cell office:value-type="string">
            <text:p>Stout (discontinued)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IPA Pale Ale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Ironhorse Not Brown</text:p>
          </table:table-cell>
        </table:table-row>
        <table:table-row table:style-name="ro1">
          <table:table-cell office:value-type="string">
            <text:p>Rainbow Ridge</text:p>
          </table:table-cell>
          <table:table-cell office:value-type="string">
            <text:p>Blue Ridge Lager</text:p>
          </table:table-cell>
        </table:table-row>
        <table:table-row table:style-name="ro1">
          <table:table-cell office:value-type="string">
            <text:p>Rakovník</text:p>
          </table:table-cell>
          <table:table-cell office:value-type="string">
            <text:p>Bakalář Jubilejní Speciál 17% / 555</text:p>
          </table:table-cell>
        </table:table-row>
        <table:table-row table:style-name="ro1">
          <table:table-cell office:value-type="string">
            <text:p>Rakovník</text:p>
          </table:table-cell>
          <table:table-cell office:value-type="string">
            <text:p>Bakalář polotmavé 11%</text:p>
          </table:table-cell>
        </table:table-row>
        <table:table-row table:style-name="ro1">
          <table:table-cell office:value-type="string">
            <text:p>Rakovník</text:p>
          </table:table-cell>
          <table:table-cell office:value-type="string">
            <text:p>Bakalář světlé 12%</text:p>
          </table:table-cell>
        </table:table-row>
        <table:table-row table:style-name="ro1">
          <table:table-cell office:value-type="string">
            <text:p>Rakovník</text:p>
          </table:table-cell>
          <table:table-cell office:value-type="string">
            <text:p>Bakalář Tmavý Ležák 12°</text:p>
          </table:table-cell>
        </table:table-row>
        <table:table-row table:style-name="ro1">
          <table:table-cell office:value-type="string">
            <text:p>Ramapo Valley</text:p>
          </table:table-cell>
          <table:table-cell office:value-type="string">
            <text:p>Christmas Ale</text:p>
          </table:table-cell>
        </table:table-row>
        <table:table-row table:style-name="ro1">
          <table:table-cell office:value-type="string">
            <text:p>Ramapo Valley</text:p>
          </table:table-cell>
          <table:table-cell office:value-type="string">
            <text:p>Copper</text:p>
          </table:table-cell>
        </table:table-row>
        <table:table-row table:style-name="ro1">
          <table:table-cell office:value-type="string">
            <text:p>Ramapo Valley</text:p>
          </table:table-cell>
          <table:table-cell office:value-type="string">
            <text:p>Demon Fuel</text:p>
          </table:table-cell>
        </table:table-row>
        <table:table-row table:style-name="ro1">
          <table:table-cell office:value-type="string">
            <text:p>Ramapo Valley</text:p>
          </table:table-cell>
          <table:table-cell office:value-type="string">
            <text:p>Honey Blonde Lager</text:p>
          </table:table-cell>
        </table:table-row>
        <table:table-row table:style-name="ro1">
          <table:table-cell office:value-type="string">
            <text:p>Randy's Fun Hunters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Randy's Fun Hunters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Randy's Fun Hunter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Randy's Fun Hunters</text:p>
          </table:table-cell>
          <table:table-cell office:value-type="string">
            <text:p>Scholar's Scottish Ale</text:p>
          </table:table-cell>
        </table:table-row>
        <table:table-row table:style-name="ro1">
          <table:table-cell office:value-type="string">
            <text:p>Randy's Fun Hunters</text:p>
          </table:table-cell>
          <table:table-cell office:value-type="string">
            <text:p>Wheat Ale</text:p>
          </table:table-cell>
        </table:table-row>
        <table:table-row table:style-name="ro1">
          <table:table-cell office:value-type="string">
            <text:p>Rathaus</text:p>
          </table:table-cell>
          <table:table-cell office:value-type="string">
            <text:p>Heubier</text:p>
          </table:table-cell>
        </table:table-row>
        <table:table-row table:style-name="ro1">
          <table:table-cell office:value-type="string">
            <text:p>Rathaus</text:p>
          </table:table-cell>
          <table:table-cell office:value-type="string">
            <text:p>Naturtrüb</text:p>
          </table:table-cell>
        </table:table-row>
        <table:table-row table:style-name="ro1">
          <table:table-cell office:value-type="string">
            <text:p>Rattlesnake Creek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RCH</text:p>
          </table:table-cell>
          <table:table-cell office:value-type="string">
            <text:p>Ale Mary</text:p>
          </table:table-cell>
        </table:table-row>
        <table:table-row table:style-name="ro1">
          <table:table-cell office:value-type="string">
            <text:p>RCH</text:p>
          </table:table-cell>
          <table:table-cell office:value-type="string">
            <text:p>Old Slug Porter</text:p>
          </table:table-cell>
        </table:table-row>
        <table:table-row table:style-name="ro1">
          <table:table-cell office:value-type="string">
            <text:p>RCH</text:p>
          </table:table-cell>
          <table:table-cell office:value-type="string">
            <text:p>Pitchfork Rebellious Bitter</text:p>
          </table:table-cell>
        </table:table-row>
        <table:table-row table:style-name="ro1">
          <table:table-cell office:value-type="string">
            <text:p>Real Ale</text:p>
          </table:table-cell>
          <table:table-cell office:value-type="string">
            <text:p>Sisyphus Barleywine</text:p>
          </table:table-cell>
        </table:table-row>
        <table:table-row table:style-name="ro1">
          <table:table-cell office:value-type="string">
            <text:p>ReaperAle</text:p>
          </table:table-cell>
          <table:table-cell office:value-type="string">
            <text:p>Mortality Stout</text:p>
          </table:table-cell>
        </table:table-row>
        <table:table-row table:style-name="ro1">
          <table:table-cell office:value-type="string">
            <text:p>Reckendorfer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Reckendorfer</text:p>
          </table:table-cell>
          <table:table-cell office:value-type="string">
            <text:p>Edel-Pils</text:p>
          </table:table-cell>
        </table:table-row>
        <table:table-row table:style-name="ro1">
          <table:table-cell office:value-type="string">
            <text:p>Reckendorfer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Reckendorfer</text:p>
          </table:table-cell>
          <table:table-cell office:value-type="string">
            <text:p>Weissbier</text:p>
          </table:table-cell>
        </table:table-row>
        <table:table-row table:style-name="ro1">
          <table:table-cell office:value-type="string">
            <text:p>Red Bell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Red Bell</text:p>
          </table:table-cell>
          <table:table-cell office:value-type="string">
            <text:p>Aphopalypse Now IPA</text:p>
          </table:table-cell>
        </table:table-row>
        <table:table-row table:style-name="ro1">
          <table:table-cell office:value-type="string">
            <text:p>Red Branch</text:p>
          </table:table-cell>
          <table:table-cell office:value-type="string">
            <text:p>Diabhal</text:p>
          </table:table-cell>
        </table:table-row>
        <table:table-row table:style-name="ro1">
          <table:table-cell office:value-type="string">
            <text:p>Red Eye</text:p>
          </table:table-cell>
          <table:table-cell office:value-type="string">
            <text:p>Bloom</text:p>
          </table:table-cell>
        </table:table-row>
        <table:table-row table:style-name="ro1">
          <table:table-cell office:value-type="string">
            <text:p>Red Eye</text:p>
          </table:table-cell>
          <table:table-cell office:value-type="string">
            <text:p>Fest</text:p>
          </table:table-cell>
        </table:table-row>
        <table:table-row table:style-name="ro1">
          <table:table-cell office:value-type="string">
            <text:p>Red Eye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Red Eye</text:p>
          </table:table-cell>
          <table:table-cell office:value-type="string">
            <text:p>Scarlet 7</text:p>
          </table:table-cell>
        </table:table-row>
        <table:table-row table:style-name="ro1">
          <table:table-cell office:value-type="string">
            <text:p>Red Eye</text:p>
          </table:table-cell>
          <table:table-cell office:value-type="string">
            <text:p>The Ruse</text:p>
          </table:table-cell>
        </table:table-row>
        <table:table-row table:style-name="ro1">
          <table:table-cell office:value-type="string">
            <text:p>Red Eye</text:p>
          </table:table-cell>
          <table:table-cell office:value-type="string">
            <text:p>Thrust</text:p>
          </table:table-cell>
        </table:table-row>
        <table:table-row table:style-name="ro1">
          <table:table-cell office:value-type="string">
            <text:p>Red Eye</text:p>
          </table:table-cell>
          <table:table-cell office:value-type="string">
            <text:p>Veruca Stout</text:p>
          </table:table-cell>
        </table:table-row>
        <table:table-row table:style-name="ro1">
          <table:table-cell office:value-type="string">
            <text:p>Red Eye</text:p>
          </table:table-cell>
          <table:table-cell office:value-type="string">
            <text:p>Wit</text:p>
          </table:table-cell>
        </table:table-row>
        <table:table-row table:style-name="ro1">
          <table:table-cell office:value-type="string">
            <text:p>Red Kettle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Red Kettl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Red Kettle</text:p>
          </table:table-cell>
          <table:table-cell office:value-type="string">
            <text:p>Pale</text:p>
          </table:table-cell>
        </table:table-row>
        <table:table-row table:style-name="ro1">
          <table:table-cell office:value-type="string">
            <text:p>Red Lodge</text:p>
          </table:table-cell>
          <table:table-cell office:value-type="string">
            <text:p>Beartooth Pale Ale</text:p>
          </table:table-cell>
        </table:table-row>
        <table:table-row table:style-name="ro1">
          <table:table-cell office:value-type="string">
            <text:p>Red Lodge</text:p>
          </table:table-cell>
          <table:table-cell office:value-type="string">
            <text:p>Bent Nail IPA</text:p>
          </table:table-cell>
        </table:table-row>
        <table:table-row table:style-name="ro1">
          <table:table-cell office:value-type="string">
            <text:p>Red Lodge</text:p>
          </table:table-cell>
          <table:table-cell office:value-type="string">
            <text:p>Glacier Ale</text:p>
          </table:table-cell>
        </table:table-row>
        <table:table-row table:style-name="ro1">
          <table:table-cell office:value-type="string">
            <text:p>Red Lodge</text:p>
          </table:table-cell>
          <table:table-cell office:value-type="string">
            <text:p>Helio Hefeweizen</text:p>
          </table:table-cell>
        </table:table-row>
        <table:table-row table:style-name="ro1">
          <table:table-cell office:value-type="string">
            <text:p>Red Lodge</text:p>
          </table:table-cell>
          <table:table-cell office:value-type="string">
            <text:p>Jack's 90 Schilling Scottish Ale</text:p>
          </table:table-cell>
        </table:table-row>
        <table:table-row table:style-name="ro1">
          <table:table-cell office:value-type="string">
            <text:p>Red Lodge</text:p>
          </table:table-cell>
          <table:table-cell office:value-type="string">
            <text:p>Liver Eatin' Ale</text:p>
          </table:table-cell>
        </table:table-row>
        <table:table-row table:style-name="ro1">
          <table:table-cell office:value-type="string">
            <text:p>Red Lodge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Red Lodge</text:p>
          </table:table-cell>
          <table:table-cell office:value-type="string">
            <text:p>Reserve Ale</text:p>
          </table:table-cell>
        </table:table-row>
        <table:table-row table:style-name="ro1">
          <table:table-cell office:value-type="string">
            <text:p>Red Lodge</text:p>
          </table:table-cell>
          <table:table-cell office:value-type="string">
            <text:p>Widow Maker Bock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Bavarian Weisse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Honey Wheat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K.B. Porter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McRocks Scottish Ale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Raspberry Wheat</text:p>
          </table:table-cell>
        </table:table-row>
        <table:table-row table:style-name="ro1">
          <table:table-cell office:value-type="string">
            <text:p>Red Rock</text:p>
          </table:table-cell>
          <table:table-cell office:value-type="string">
            <text:p>Special Bitter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Black Hook Porter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Blueline Honey Stout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Double Black Stout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Rye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Wheat Hook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Winterhook Robust Winter Ale 1993</text:p>
          </table:table-cell>
        </table:table-row>
        <table:table-row table:style-name="ro1">
          <table:table-cell office:value-type="string">
            <text:p>Redhook (Seattle)</text:p>
          </table:table-cell>
          <table:table-cell office:value-type="string">
            <text:p>Winterhook Robust Winter Ale 2000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Audible Ale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Ballard Bitter IPA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Black Hook Porter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Blueline Honey Stout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Double Black Stout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Hefe-Weizen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Hoptoberfest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Long Hammer IPA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Mudslinger Spring Ale (formerly Nut Brown Ale)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Rye Beer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SunRye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Wheat Hook</text:p>
          </table:table-cell>
        </table:table-row>
        <table:table-row table:style-name="ro1">
          <table:table-cell office:value-type="string">
            <text:p>Redhook</text:p>
          </table:table-cell>
          <table:table-cell office:value-type="string">
            <text:p>Winterhook</text:p>
          </table:table-cell>
        </table:table-row>
        <table:table-row table:style-name="ro1">
          <table:table-cell office:value-type="string">
            <text:p>Redondo Beach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Redondo Beach</text:p>
          </table:table-cell>
          <table:table-cell office:value-type="string">
            <text:p>Hefe-Weiss</text:p>
          </table:table-cell>
        </table:table-row>
        <table:table-row table:style-name="ro1">
          <table:table-cell office:value-type="string">
            <text:p>Redondo Beach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Redondo Beach</text:p>
          </table:table-cell>
          <table:table-cell office:value-type="string">
            <text:p>Pier Pale Ale</text:p>
          </table:table-cell>
        </table:table-row>
        <table:table-row table:style-name="ro1">
          <table:table-cell office:value-type="string">
            <text:p>Redondo Beach</text:p>
          </table:table-cell>
          <table:table-cell office:value-type="string">
            <text:p>Rat Beach Red</text:p>
          </table:table-cell>
        </table:table-row>
        <table:table-row table:style-name="ro1">
          <table:table-cell office:value-type="string">
            <text:p>Redondo Beach</text:p>
          </table:table-cell>
          <table:table-cell office:value-type="string">
            <text:p>South Bay Bitter</text:p>
          </table:table-cell>
        </table:table-row>
        <table:table-row table:style-name="ro1">
          <table:table-cell office:value-type="string">
            <text:p>Refsvindinge</text:p>
          </table:table-cell>
          <table:table-cell office:value-type="string">
            <text:p>AZ Ale No.16</text:p>
          </table:table-cell>
        </table:table-row>
        <table:table-row table:style-name="ro1">
          <table:table-cell office:value-type="string">
            <text:p>Regenboog</text:p>
          </table:table-cell>
          <table:table-cell office:value-type="string">
            <text:p>Guido</text:p>
          </table:table-cell>
        </table:table-row>
        <table:table-row table:style-name="ro1">
          <table:table-cell office:value-type="string">
            <text:p>Regenboog</text:p>
          </table:table-cell>
          <table:table-cell office:value-type="string">
            <text:p>Halloween</text:p>
          </table:table-cell>
        </table:table-row>
        <table:table-row table:style-name="ro1">
          <table:table-cell office:value-type="string">
            <text:p>Regenboog</text:p>
          </table:table-cell>
          <table:table-cell office:value-type="string">
            <text:p>Smisje Smiske</text:p>
          </table:table-cell>
        </table:table-row>
        <table:table-row table:style-name="ro1">
          <table:table-cell office:value-type="string">
            <text:p>Regenboog</text:p>
          </table:table-cell>
          <table:table-cell office:value-type="string">
            <text:p>'t Smisje Calva Reserva</text:p>
          </table:table-cell>
        </table:table-row>
        <table:table-row table:style-name="ro1">
          <table:table-cell office:value-type="string">
            <text:p>Regenboog</text:p>
          </table:table-cell>
          <table:table-cell office:value-type="string">
            <text:p>'t Smisje Catherine the Great Imperial Stout</text:p>
          </table:table-cell>
        </table:table-row>
        <table:table-row table:style-name="ro1">
          <table:table-cell office:value-type="string">
            <text:p>Regenboog</text:p>
          </table:table-cell>
          <table:table-cell office:value-type="string">
            <text:p>'t Smisje Dubbel</text:p>
          </table:table-cell>
        </table:table-row>
        <table:table-row table:style-name="ro1">
          <table:table-cell office:value-type="string">
            <text:p>Regenboog</text:p>
          </table:table-cell>
          <table:table-cell office:value-type="string">
            <text:p>'t Smisje Plus India Pale Ale</text:p>
          </table:table-cell>
        </table:table-row>
        <table:table-row table:style-name="ro1">
          <table:table-cell office:value-type="string">
            <text:p>Regenboog</text:p>
          </table:table-cell>
          <table:table-cell office:value-type="string">
            <text:p>Vuuve</text:p>
          </table:table-cell>
        </table:table-row>
        <table:table-row table:style-name="ro1">
          <table:table-cell office:value-type="string">
            <text:p>Reh</text:p>
          </table:table-cell>
          <table:table-cell office:value-type="string">
            <text:p>Bock Dunkel</text:p>
          </table:table-cell>
        </table:table-row>
        <table:table-row table:style-name="ro1">
          <table:table-cell office:value-type="string">
            <text:p>Reissdorf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Remington Watson Smith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Remington Watson Smith</text:p>
          </table:table-cell>
          <table:table-cell office:value-type="string">
            <text:p>Nocturn</text:p>
          </table:table-cell>
        </table:table-row>
        <table:table-row table:style-name="ro1">
          <table:table-cell office:value-type="string">
            <text:p>Renegade</text:p>
          </table:table-cell>
          <table:table-cell office:value-type="string">
            <text:p>5:00 Afternoon Ale</text:p>
          </table:table-cell>
        </table:table-row>
        <table:table-row table:style-name="ro1">
          <table:table-cell office:value-type="string">
            <text:p>Renegade</text:p>
          </table:table-cell>
          <table:table-cell office:value-type="string">
            <text:p>Beermuda Black Saison</text:p>
          </table:table-cell>
        </table:table-row>
        <table:table-row table:style-name="ro1">
          <table:table-cell office:value-type="string">
            <text:p>Renegade</text:p>
          </table:table-cell>
          <table:table-cell office:value-type="string">
            <text:p>Redacted Rye IPA</text:p>
          </table:table-cell>
        </table:table-row>
        <table:table-row table:style-name="ro1">
          <table:table-cell office:value-type="string">
            <text:p>Revolution</text:p>
          </table:table-cell>
          <table:table-cell office:value-type="string">
            <text:p>Gravedigger Billy</text:p>
          </table:table-cell>
        </table:table-row>
        <table:table-row table:style-name="ro1">
          <table:table-cell office:value-type="string">
            <text:p>Revolution</text:p>
          </table:table-cell>
          <table:table-cell office:value-type="string">
            <text:p>Iron Fist Pale Ale</text:p>
          </table:table-cell>
        </table:table-row>
        <table:table-row table:style-name="ro1">
          <table:table-cell office:value-type="string">
            <text:p>Revolution</text:p>
          </table:table-cell>
          <table:table-cell office:value-type="string">
            <text:p>Maibock Is Better Than Your Bock</text:p>
          </table:table-cell>
        </table:table-row>
        <table:table-row table:style-name="ro1">
          <table:table-cell office:value-type="string">
            <text:p>Revolution</text:p>
          </table:table-cell>
          <table:table-cell office:value-type="string">
            <text:p>Mother of Exiles</text:p>
          </table:table-cell>
        </table:table-row>
        <table:table-row table:style-name="ro1">
          <table:table-cell office:value-type="string">
            <text:p>Revolution</text:p>
          </table:table-cell>
          <table:table-cell office:value-type="string">
            <text:p>Provocateur</text:p>
          </table:table-cell>
        </table:table-row>
        <table:table-row table:style-name="ro1">
          <table:table-cell office:value-type="string">
            <text:p>Revolution</text:p>
          </table:table-cell>
          <table:table-cell office:value-type="string">
            <text:p>Unity Porter</text:p>
          </table:table-cell>
        </table:table-row>
        <table:table-row table:style-name="ro1">
          <table:table-cell office:value-type="string">
            <text:p>Rhinelander</text:p>
          </table:table-cell>
          <table:table-cell office:value-type="string">
            <text:p>Boatswain American IPA</text:p>
          </table:table-cell>
        </table:table-row>
        <table:table-row table:style-name="ro1">
          <table:table-cell office:value-type="string">
            <text:p>Rhinelander</text:p>
          </table:table-cell>
          <table:table-cell office:value-type="string">
            <text:p>Boatswain H.L.V. Ale</text:p>
          </table:table-cell>
        </table:table-row>
        <table:table-row table:style-name="ro1">
          <table:table-cell office:value-type="string">
            <text:p>Rhinelander</text:p>
          </table:table-cell>
          <table:table-cell office:value-type="string">
            <text:p>Chocolate Bunny</text:p>
          </table:table-cell>
        </table:table-row>
        <table:table-row table:style-name="ro1">
          <table:table-cell office:value-type="string">
            <text:p>Rhinelander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Rhinelander</text:p>
          </table:table-cell>
          <table:table-cell office:value-type="string">
            <text:p>Thumper IPA</text:p>
          </table:table-cell>
        </table:table-row>
        <table:table-row table:style-name="ro1">
          <table:table-cell office:value-type="string">
            <text:p>Richbrau</text:p>
          </table:table-cell>
          <table:table-cell office:value-type="string">
            <text:p>Big Nasty Porter</text:p>
          </table:table-cell>
        </table:table-row>
        <table:table-row table:style-name="ro1">
          <table:table-cell office:value-type="string">
            <text:p>Richbrau</text:p>
          </table:table-cell>
          <table:table-cell office:value-type="string">
            <text:p>Golden Griffin Light Ale</text:p>
          </table:table-cell>
        </table:table-row>
        <table:table-row table:style-name="ro1">
          <table:table-cell office:value-type="string">
            <text:p>Richbrau</text:p>
          </table:table-cell>
          <table:table-cell office:value-type="string">
            <text:p>Old Nick Pale Ale</text:p>
          </table:table-cell>
        </table:table-row>
        <table:table-row table:style-name="ro1">
          <table:table-cell office:value-type="string">
            <text:p>Richbrau</text:p>
          </table:table-cell>
          <table:table-cell office:value-type="string">
            <text:p>Red Head Raspberry Wheat</text:p>
          </table:table-cell>
        </table:table-row>
        <table:table-row table:style-name="ro1">
          <table:table-cell office:value-type="string">
            <text:p>Richbrau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Bad Elf Winter's Ale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Bad King John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Bitter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Criminally Bad Elf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Foreign Export Stout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Insanely Bad Elf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Ivanhoe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Lump of Coal Dark Holiday Stout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Oxfordshire Blue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Querkus Smoked Oaked Porter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Reindeer's Revolt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Santa's Butt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Seriously Bad Elf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Very Bad Elf Special Reserve Ale</text:p>
          </table:table-cell>
        </table:table-row>
        <table:table-row table:style-name="ro1">
          <table:table-cell office:value-type="string">
            <text:p>Ridgeway</text:p>
          </table:table-cell>
          <table:table-cell office:value-type="string">
            <text:p>Warm Welcome Nut Browned Ale</text:p>
          </table:table-cell>
        </table:table-row>
        <table:table-row table:style-name="ro1">
          <table:table-cell office:value-type="string">
            <text:p>Riedenburger</text:p>
          </table:table-cell>
          <table:table-cell office:value-type="string">
            <text:p>Hermannsdorfer Schweinsbräu Weisse</text:p>
          </table:table-cell>
        </table:table-row>
        <table:table-row table:style-name="ro1">
          <table:table-cell office:value-type="string">
            <text:p>Rieder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Rieder</text:p>
          </table:table-cell>
          <table:table-cell office:value-type="string">
            <text:p>XXX Weisse</text:p>
          </table:table-cell>
        </table:table-row>
        <table:table-row table:style-name="ro1">
          <table:table-cell office:value-type="string">
            <text:p>Riegele</text:p>
          </table:table-cell>
          <table:table-cell office:value-type="string">
            <text:p>Aechtes Dunkel</text:p>
          </table:table-cell>
        </table:table-row>
        <table:table-row table:style-name="ro1">
          <table:table-cell office:value-type="string">
            <text:p>Riegele</text:p>
          </table:table-cell>
          <table:table-cell office:value-type="string">
            <text:p>Commerzienrat Riegele Privat</text:p>
          </table:table-cell>
        </table:table-row>
        <table:table-row table:style-name="ro1">
          <table:table-cell office:value-type="string">
            <text:p>Riegeler</text:p>
          </table:table-cell>
          <table:table-cell office:value-type="string">
            <text:p>Felsen Pils</text:p>
          </table:table-cell>
        </table:table-row>
        <table:table-row table:style-name="ro1">
          <table:table-cell office:value-type="string">
            <text:p>Riegeler</text:p>
          </table:table-cell>
          <table:table-cell office:value-type="string">
            <text:p>Landbier</text:p>
          </table:table-cell>
        </table:table-row>
        <table:table-row table:style-name="ro1">
          <table:table-cell office:value-type="string">
            <text:p>Riegeler</text:p>
          </table:table-cell>
          <table:table-cell office:value-type="string">
            <text:p>Neun Linden Herzhaftes Märzen</text:p>
          </table:table-cell>
        </table:table-row>
        <table:table-row table:style-name="ro1">
          <table:table-cell office:value-type="string">
            <text:p>Riegeler</text:p>
          </table:table-cell>
          <table:table-cell office:value-type="string">
            <text:p>Spezial Export</text:p>
          </table:table-cell>
        </table:table-row>
        <table:table-row table:style-name="ro1">
          <table:table-cell office:value-type="string">
            <text:p>Rikenjaks</text:p>
          </table:table-cell>
          <table:table-cell office:value-type="string">
            <text:p>Old Hardhead Scottish Ale</text:p>
          </table:table-cell>
        </table:table-row>
        <table:table-row table:style-name="ro1">
          <table:table-cell office:value-type="string">
            <text:p>Riley's</text:p>
          </table:table-cell>
          <table:table-cell office:value-type="string">
            <text:p>Wildcat</text:p>
          </table:table-cell>
        </table:table-row>
        <table:table-row table:style-name="ro1">
          <table:table-cell office:value-type="string">
            <text:p>Rinkuškiai</text:p>
          </table:table-cell>
          <table:table-cell office:value-type="string">
            <text:p>Lobster Lovers</text:p>
          </table:table-cell>
        </table:table-row>
        <table:table-row table:style-name="ro1">
          <table:table-cell office:value-type="string">
            <text:p>Rinkuškiai</text:p>
          </table:table-cell>
          <table:table-cell office:value-type="string">
            <text:p>Werewolf Red</text:p>
          </table:table-cell>
        </table:table-row>
        <table:table-row table:style-name="ro1">
          <table:table-cell office:value-type="string">
            <text:p>Rio Bravo (Albuquerque)</text:p>
          </table:table-cell>
          <table:table-cell office:value-type="string">
            <text:p>Esteban Dark</text:p>
          </table:table-cell>
        </table:table-row>
        <table:table-row table:style-name="ro1">
          <table:table-cell office:value-type="string">
            <text:p>Rio Salado</text:p>
          </table:table-cell>
          <table:table-cell office:value-type="string">
            <text:p>Thunderhead Schwarz Bier</text:p>
          </table:table-cell>
        </table:table-row>
        <table:table-row table:style-name="ro1">
          <table:table-cell office:value-type="string">
            <text:p>River City (Sacramento)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River City (Sacramento)</text:p>
          </table:table-cell>
          <table:table-cell office:value-type="string">
            <text:p>Cap City Pale Ale</text:p>
          </table:table-cell>
        </table:table-row>
        <table:table-row table:style-name="ro1">
          <table:table-cell office:value-type="string">
            <text:p>River City (Sacramento)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River City (Sacramento)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River City (Wichita)</text:p>
          </table:table-cell>
          <table:table-cell office:value-type="string">
            <text:p>Rye Ale</text:p>
          </table:table-cell>
        </table:table-row>
        <table:table-row table:style-name="ro1">
          <table:table-cell office:value-type="string">
            <text:p>River Market</text:p>
          </table:table-cell>
          <table:table-cell office:value-type="string">
            <text:p>Sodbuster Pale Ale</text:p>
          </table:table-cell>
        </table:table-row>
        <table:table-row table:style-name="ro1">
          <table:table-cell office:value-type="string">
            <text:p>River North</text:p>
          </table:table-cell>
          <table:table-cell office:value-type="string">
            <text:p>Hypothesis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Berliner Weisse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Bullfrog Bitter ESB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Doubledecker Doppelbock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Railroad Stout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Red Fox Amber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Spiced Porter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Whistle Stop Weiss Beer</text:p>
          </table:table-cell>
        </table:table-row>
        <table:table-row table:style-name="ro1">
          <table:table-cell office:value-type="string">
            <text:p>River West</text:p>
          </table:table-cell>
          <table:table-cell office:value-type="string">
            <text:p>Windy City Pilsner</text:p>
          </table:table-cell>
        </table:table-row>
        <table:table-row table:style-name="ro1">
          <table:table-cell office:value-type="string">
            <text:p>Rivers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string">
            <text:p>#119 ESB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string">
            <text:p>#119 Maibock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string">
            <text:p>Golden Spike Pilsner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string">
            <text:p>Pullman Pale Ale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string">
            <text:p>Raincross Cream Ale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string">
            <text:p>Seventh Street Stout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string">
            <text:p>Victoria Avenue Amber Ale</text:p>
          </table:table-cell>
        </table:table-row>
        <table:table-row table:style-name="ro1">
          <table:table-cell office:value-type="string">
            <text:p>RJ's Riptide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Robinsons</text:p>
          </table:table-cell>
          <table:table-cell office:value-type="string">
            <text:p>Double Hop India Pale Ale</text:p>
          </table:table-cell>
        </table:table-row>
        <table:table-row table:style-name="ro1">
          <table:table-cell office:value-type="string">
            <text:p>Robinsons</text:p>
          </table:table-cell>
          <table:table-cell office:value-type="string">
            <text:p>Iron Maiden Trooper</text:p>
          </table:table-cell>
        </table:table-row>
        <table:table-row table:style-name="ro1">
          <table:table-cell office:value-type="string">
            <text:p>Robinsons</text:p>
          </table:table-cell>
          <table:table-cell office:value-type="string">
            <text:p>Northern Glory Premium Ale</text:p>
          </table:table-cell>
        </table:table-row>
        <table:table-row table:style-name="ro1">
          <table:table-cell office:value-type="string">
            <text:p>Robinsons</text:p>
          </table:table-cell>
          <table:table-cell office:value-type="string">
            <text:p>Old Tom</text:p>
          </table:table-cell>
        </table:table-row>
        <table:table-row table:style-name="ro1">
          <table:table-cell office:value-type="string">
            <text:p>Rock Bottom (Chicago)</text:p>
          </table:table-cell>
          <table:table-cell office:value-type="string">
            <text:p>Goat Toppler Mai Bock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16th Street Wheat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Black Diamond Stout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Falcon Pale Ale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KTBI ("Rockies") Rye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Lucky U ESB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Molly's Titanic Brown Ale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Purple Nightie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Red Rocks Red Ale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Rockies Premium Draft</text:p>
          </table:table-cell>
        </table:table-row>
        <table:table-row table:style-name="ro1">
          <table:table-cell office:value-type="string">
            <text:p>Rock Bottom (Denver)</text:p>
          </table:table-cell>
          <table:table-cell office:value-type="string">
            <text:p>Rocktoberfest</text:p>
          </table:table-cell>
        </table:table-row>
        <table:table-row table:style-name="ro1">
          <table:table-cell office:value-type="string">
            <text:p>Rock Bottom (Des Moines)</text:p>
          </table:table-cell>
          <table:table-cell office:value-type="string">
            <text:p>An Cat Dubh</text:p>
          </table:table-cell>
        </table:table-row>
        <table:table-row table:style-name="ro1">
          <table:table-cell office:value-type="string">
            <text:p>Rock Bottom (Milwaukee)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Rock Bottom (Milwaukee)</text:p>
          </table:table-cell>
          <table:table-cell office:value-type="string">
            <text:p>Belgian Trippel</text:p>
          </table:table-cell>
        </table:table-row>
        <table:table-row table:style-name="ro1">
          <table:table-cell office:value-type="string">
            <text:p>Rock Bottom (Milwaukee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Rock Bottom (Milwaukee)</text:p>
          </table:table-cell>
          <table:table-cell office:value-type="string">
            <text:p>Honey Creek Pale Ale</text:p>
          </table:table-cell>
        </table:table-row>
        <table:table-row table:style-name="ro1">
          <table:table-cell office:value-type="string">
            <text:p>Rock Bottom (Milwaukee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Rock Bottom (Milwaukee)</text:p>
          </table:table-cell>
          <table:table-cell office:value-type="string">
            <text:p>Stillwater Stout</text:p>
          </table:table-cell>
        </table:table-row>
        <table:table-row table:style-name="ro1">
          <table:table-cell office:value-type="string">
            <text:p>Rock Bottom (Minneapolis)</text:p>
          </table:table-cell>
          <table:table-cell office:value-type="string">
            <text:p>Big Horn Nut Brown Ale</text:p>
          </table:table-cell>
        </table:table-row>
        <table:table-row table:style-name="ro1">
          <table:table-cell office:value-type="string">
            <text:p>Rock Bottom (Minneapolis)</text:p>
          </table:table-cell>
          <table:table-cell office:value-type="string">
            <text:p>Eric the Red</text:p>
          </table:table-cell>
        </table:table-row>
        <table:table-row table:style-name="ro1">
          <table:table-cell office:value-type="string">
            <text:p>Rock Bottom (Minneapolis)</text:p>
          </table:table-cell>
          <table:table-cell office:value-type="string">
            <text:p>Heifer-Weizen</text:p>
          </table:table-cell>
        </table:table-row>
        <table:table-row table:style-name="ro1">
          <table:table-cell office:value-type="string">
            <text:p>Rock Bottom (Minneapolis)</text:p>
          </table:table-cell>
          <table:table-cell office:value-type="string">
            <text:p>Itasca Extra Pale Ale</text:p>
          </table:table-cell>
        </table:table-row>
        <table:table-row table:style-name="ro1">
          <table:table-cell office:value-type="string">
            <text:p>Rock Bottom (Minneapolis)</text:p>
          </table:table-cell>
          <table:table-cell office:value-type="string">
            <text:p>North Star Premium Lager</text:p>
          </table:table-cell>
        </table:table-row>
        <table:table-row table:style-name="ro1">
          <table:table-cell office:value-type="string">
            <text:p>Rock Bottom (Minneapolis)</text:p>
          </table:table-cell>
          <table:table-cell office:value-type="string">
            <text:p>Saison Goux</text:p>
          </table:table-cell>
        </table:table-row>
        <table:table-row table:style-name="ro1">
          <table:table-cell office:value-type="string">
            <text:p>Rock Bottom (Minneapolis)</text:p>
          </table:table-cell>
          <table:table-cell office:value-type="string">
            <text:p>St. Paul Pilsner</text:p>
          </table:table-cell>
        </table:table-row>
        <table:table-row table:style-name="ro1">
          <table:table-cell office:value-type="string">
            <text:p>Rock Bottom (Minneapolis)</text:p>
          </table:table-cell>
          <table:table-cell office:value-type="string">
            <text:p>Stillwater Stout</text:p>
          </table:table-cell>
        </table:table-row>
        <table:table-row table:style-name="ro1">
          <table:table-cell office:value-type="string">
            <text:p>Rock Bottom (San Jose)</text:p>
          </table:table-cell>
          <table:table-cell office:value-type="string">
            <text:p>Boulder Creek Pale Ale</text:p>
          </table:table-cell>
        </table:table-row>
        <table:table-row table:style-name="ro1">
          <table:table-cell office:value-type="string">
            <text:p>Rock Bottom (San Jose)</text:p>
          </table:table-cell>
          <table:table-cell office:value-type="string">
            <text:p>Brown Bear Brown Ale</text:p>
          </table:table-cell>
        </table:table-row>
        <table:table-row table:style-name="ro1">
          <table:table-cell office:value-type="string">
            <text:p>Rock Bottom (San Jose)</text:p>
          </table:table-cell>
          <table:table-cell office:value-type="string">
            <text:p>Faller Wheat</text:p>
          </table:table-cell>
        </table:table-row>
        <table:table-row table:style-name="ro1">
          <table:table-cell office:value-type="string">
            <text:p>Rock Bottom (San Jose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Rock Bottom (San Jose)</text:p>
          </table:table-cell>
          <table:table-cell office:value-type="string">
            <text:p>Raccoon Red Ale</text:p>
          </table:table-cell>
        </table:table-row>
        <table:table-row table:style-name="ro1">
          <table:table-cell office:value-type="string">
            <text:p>Rock Bottom (San Jose)</text:p>
          </table:table-cell>
          <table:table-cell office:value-type="string">
            <text:p>Stillwater Stout</text:p>
          </table:table-cell>
        </table:table-row>
        <table:table-row table:style-name="ro1">
          <table:table-cell office:value-type="string">
            <text:p>Rock Bottom (South Denver)</text:p>
          </table:table-cell>
          <table:table-cell office:value-type="string">
            <text:p>Walnut Buffalo Gold Premium Ale</text:p>
          </table:table-cell>
        </table:table-row>
        <table:table-row table:style-name="ro1">
          <table:table-cell office:value-type="string">
            <text:p>Rocky River (Pigeon Forge)</text:p>
          </table:table-cell>
          <table:table-cell office:value-type="string">
            <text:p>Bombardier Brown</text:p>
          </table:table-cell>
        </table:table-row>
        <table:table-row table:style-name="ro1">
          <table:table-cell office:value-type="string">
            <text:p>Rocky River (Sevierville)</text:p>
          </table:table-cell>
          <table:table-cell office:value-type="string">
            <text:p>Golden Eagle Helles</text:p>
          </table:table-cell>
        </table:table-row>
        <table:table-row table:style-name="ro1">
          <table:table-cell office:value-type="string">
            <text:p>Rocky River</text:p>
          </table:table-cell>
          <table:table-cell office:value-type="string">
            <text:p>Artisan Saison</text:p>
          </table:table-cell>
        </table:table-row>
        <table:table-row table:style-name="ro1">
          <table:table-cell office:value-type="string">
            <text:p>Rocky River</text:p>
          </table:table-cell>
          <table:table-cell office:value-type="string">
            <text:p>Oompa Loompa Chocolate Stout</text:p>
          </table:table-cell>
        </table:table-row>
        <table:table-row table:style-name="ro1">
          <table:table-cell office:value-type="string">
            <text:p>Rockyard</text:p>
          </table:table-cell>
          <table:table-cell office:value-type="string">
            <text:p>Hopyard IPA</text:p>
          </table:table-cell>
        </table:table-row>
        <table:table-row table:style-name="ro1">
          <table:table-cell office:value-type="string">
            <text:p>Rodenbach</text:p>
          </table:table-cell>
          <table:table-cell office:value-type="string">
            <text:p>Alexander</text:p>
          </table:table-cell>
        </table:table-row>
        <table:table-row table:style-name="ro1">
          <table:table-cell office:value-type="string">
            <text:p>Rodenbach</text:p>
          </table:table-cell>
          <table:table-cell office:value-type="string">
            <text:p>Grand Cru</text:p>
          </table:table-cell>
        </table:table-row>
        <table:table-row table:style-name="ro1">
          <table:table-cell table:number-columns-repeated="2" office:value-type="string">
            <text:p>Rodenbach</text:p>
          </table:table-cell>
        </table:table-row>
        <table:table-row table:style-name="ro1">
          <table:table-cell office:value-type="string">
            <text:p>Rodenbach</text:p>
          </table:table-cell>
          <table:table-cell office:value-type="string">
            <text:p>Vin de Céréal</text:p>
          </table:table-cell>
        </table:table-row>
        <table:table-row table:style-name="ro1">
          <table:table-cell office:value-type="string">
            <text:p>Rodenbach</text:p>
          </table:table-cell>
          <table:table-cell office:value-type="string">
            <text:p>Vintage 2008</text:p>
          </table:table-cell>
        </table:table-row>
        <table:table-row table:style-name="ro1">
          <table:table-cell office:value-type="string">
            <text:p>Roffey</text:p>
          </table:table-cell>
          <table:table-cell office:value-type="string">
            <text:p>Lake Effect Stout</text:p>
          </table:table-cell>
        </table:table-row>
        <table:table-row table:style-name="ro1">
          <table:table-cell office:value-type="string">
            <text:p>Roffey</text:p>
          </table:table-cell>
          <table:table-cell office:value-type="string">
            <text:p>Overcast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American Amb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Artisan Lag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Ashland Amber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Brewer's Ale 2008 / Brew Dawg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Brutal IPA (formerly Brutal Bitter)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Buckwheat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aptain Sig's Northwestern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harlie 1981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hatoe Rogue Creek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hatoe Rogue Dirtoir Black Lag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hatoe Rogue First Growth Single Malt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hatoe Rogue Good Chit Pilsn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hatoe Rogue OREgasmic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hipotle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hocolate Stout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Cran-N-Cherry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Dad's Little Helper Black IPA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Dad's Little Helper Malt Liquo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Dead Guy Ale / Maierbock / Yellowstone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Double Chocolate Stout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Double Dead Guy 2008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Double Dead Guy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Double Mocha Port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Dry Hopped St. Rogue Red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Hazelnut Brown Necta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Honey Cream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Imperial Younger's Special Bitt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John John Ale — Dead Guy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John John Ale — Hazelnut Spiced Rum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Juniper Pale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Kells Irish Lag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McRogue Scotch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Mexicali Rogu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Mo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Mocha Porter / New Port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Mogul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Monk Madness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Morimoto Black Obi Soba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Morimoto Imperial Pilsn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Morimoto Soba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Old Crustacean Barleywine 1993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Old Crustacean Barleywine 1994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Old Crustacean Barleywine 1996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Old Crustacean Barleywine 2004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Old Crustacean Barleywine 2005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Old Crustacean Barleywine 2006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Old Crustacean Barleywine 2008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Oregon Golden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Red Fox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Roguenbi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Roughstock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Ryan's Brew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Shakespeare Stout / Wild Irish Rogu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Smok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St.Rogue Red / Santa's Private Reserve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Ten Thousand Brew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Über Pilsner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White Cran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XS Imperial India Pale Ale / I2PA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XS Imperial Porter 2008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XS Imperial Red Ale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XS Imperial Stout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Yellow Snow IPA</text:p>
          </table:table-cell>
        </table:table-row>
        <table:table-row table:style-name="ro1">
          <table:table-cell office:value-type="string">
            <text:p>Rogue</text:p>
          </table:table-cell>
          <table:table-cell office:value-type="string">
            <text:p>Younger's Special Bitter</text:p>
          </table:table-cell>
        </table:table-row>
        <table:table-row table:style-name="ro1">
          <table:table-cell office:value-type="string">
            <text:p>Rohrbach (Gregory Street)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Röhrl (Straubing)</text:p>
          </table:table-cell>
          <table:table-cell office:value-type="string">
            <text:p>Edler Sud</text:p>
          </table:table-cell>
        </table:table-row>
        <table:table-row table:style-name="ro1">
          <table:table-cell office:value-type="string">
            <text:p>Roman</text:p>
          </table:table-cell>
          <table:table-cell office:value-type="string">
            <text:p>Ename Cuvee 974 Abbey Ale</text:p>
          </table:table-cell>
        </table:table-row>
        <table:table-row table:style-name="ro1">
          <table:table-cell office:value-type="string">
            <text:p>Roman</text:p>
          </table:table-cell>
          <table:table-cell office:value-type="string">
            <text:p>Ename Tripel</text:p>
          </table:table-cell>
        </table:table-row>
        <table:table-row table:style-name="ro1">
          <table:table-cell office:value-type="string">
            <text:p>Roman</text:p>
          </table:table-cell>
          <table:table-cell office:value-type="string">
            <text:p>Sloeber</text:p>
          </table:table-cell>
        </table:table-row>
        <table:table-row table:style-name="ro1">
          <table:table-cell office:value-type="string">
            <text:p>Roost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Roost</text:p>
          </table:table-cell>
          <table:table-cell office:value-type="string">
            <text:p>Kristall Weizen</text:p>
          </table:table-cell>
        </table:table-row>
        <table:table-row table:style-name="ro1">
          <table:table-cell office:value-type="string">
            <text:p>Roost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Roost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Roosters</text:p>
          </table:table-cell>
          <table:table-cell office:value-type="string">
            <text:p>Junction City Chocolate Stout</text:p>
          </table:table-cell>
        </table:table-row>
        <table:table-row table:style-name="ro1">
          <table:table-cell office:value-type="string">
            <text:p>Roots</text:p>
          </table:table-cell>
          <table:table-cell office:value-type="string">
            <text:p>Island Red</text:p>
          </table:table-cell>
        </table:table-row>
        <table:table-row table:style-name="ro1">
          <table:table-cell office:value-type="string">
            <text:p>Roots</text:p>
          </table:table-cell>
          <table:table-cell office:value-type="string">
            <text:p>Woody Organic IPA</text:p>
          </table:table-cell>
        </table:table-row>
        <table:table-row table:style-name="ro1">
          <table:table-cell office:value-type="string">
            <text:p>Ross Valley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Rößle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Rößle</text:p>
          </table:table-cell>
          <table:table-cell office:value-type="string">
            <text:p>Edel-Ross</text:p>
          </table:table-cell>
        </table:table-row>
        <table:table-row table:style-name="ro1">
          <table:table-cell office:value-type="string">
            <text:p>Rößle</text:p>
          </table:table-cell>
          <table:table-cell office:value-type="string">
            <text:p>Helles</text:p>
          </table:table-cell>
        </table:table-row>
        <table:table-row table:style-name="ro1">
          <table:table-cell office:value-type="string">
            <text:p>Rothaus</text:p>
          </table:table-cell>
          <table:table-cell office:value-type="string">
            <text:p>Dunkles</text:p>
          </table:table-cell>
        </table:table-row>
        <table:table-row table:style-name="ro1">
          <table:table-cell office:value-type="string">
            <text:p>Rothaus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Rothaus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Rothaus</text:p>
          </table:table-cell>
          <table:table-cell office:value-type="string">
            <text:p>Hefeweissbier</text:p>
          </table:table-cell>
        </table:table-row>
        <table:table-row table:style-name="ro1">
          <table:table-cell office:value-type="string">
            <text:p>Rothaus</text:p>
          </table:table-cell>
          <table:table-cell office:value-type="string">
            <text:p>Helles</text:p>
          </table:table-cell>
        </table:table-row>
        <table:table-row table:style-name="ro1">
          <table:table-cell office:value-type="string">
            <text:p>Rothaus</text:p>
          </table:table-cell>
          <table:table-cell office:value-type="string">
            <text:p>Leicht</text:p>
          </table:table-cell>
        </table:table-row>
        <table:table-row table:style-name="ro1">
          <table:table-cell office:value-type="string">
            <text:p>Rothaus</text:p>
          </table:table-cell>
          <table:table-cell office:value-type="string">
            <text:p>Märzen Export</text:p>
          </table:table-cell>
        </table:table-row>
        <table:table-row table:style-name="ro1">
          <table:table-cell office:value-type="string">
            <text:p>Rothaus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Rothaus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Route 66</text:p>
          </table:table-cell>
          <table:table-cell office:value-type="string">
            <text:p>Imperial Pale Ale</text:p>
          </table:table-cell>
        </table:table-row>
        <table:table-row table:style-name="ro1">
          <table:table-cell office:value-type="string">
            <text:p>Route 66</text:p>
          </table:table-cell>
          <table:table-cell office:value-type="string">
            <text:p>Lake Shore Light</text:p>
          </table:table-cell>
        </table:table-row>
        <table:table-row table:style-name="ro1">
          <table:table-cell office:value-type="string">
            <text:p>Route 66</text:p>
          </table:table-cell>
          <table:table-cell office:value-type="string">
            <text:p>Mile Marker Amber Lager</text:p>
          </table:table-cell>
        </table:table-row>
        <table:table-row table:style-name="ro1">
          <table:table-cell office:value-type="string">
            <text:p>Route 66</text:p>
          </table:table-cell>
          <table:table-cell office:value-type="string">
            <text:p>Rambling Raspberry Ale</text:p>
          </table:table-cell>
        </table:table-row>
        <table:table-row table:style-name="ro1">
          <table:table-cell office:value-type="string">
            <text:p>Route 66</text:p>
          </table:table-cell>
          <table:table-cell office:value-type="string">
            <text:p>River City Red Ale</text:p>
          </table:table-cell>
        </table:table-row>
        <table:table-row table:style-name="ro1">
          <table:table-cell office:value-type="string">
            <text:p>Route 66</text:p>
          </table:table-cell>
          <table:table-cell office:value-type="string">
            <text:p>Streamline Oatmeal Stout</text:p>
          </table:table-cell>
        </table:table-row>
        <table:table-row table:style-name="ro1">
          <table:table-cell office:value-type="string">
            <text:p>Route 66</text:p>
          </table:table-cell>
          <table:table-cell office:value-type="string">
            <text:p>Winter Wheat</text:p>
          </table:table-cell>
        </table:table-row>
        <table:table-row table:style-name="ro1">
          <table:table-cell office:value-type="string">
            <text:p>Routh Street</text:p>
          </table:table-cell>
          <table:table-cell office:value-type="string">
            <text:p>Bavarian Wheat</text:p>
          </table:table-cell>
        </table:table-row>
        <table:table-row table:style-name="ro1">
          <table:table-cell office:value-type="string">
            <text:p>Routh Street</text:p>
          </table:table-cell>
          <table:table-cell office:value-type="string">
            <text:p>Big Black Stout</text:p>
          </table:table-cell>
        </table:table-row>
        <table:table-row table:style-name="ro1">
          <table:table-cell office:value-type="string">
            <text:p>Routh Street</text:p>
          </table:table-cell>
          <table:table-cell office:value-type="string">
            <text:p>Brown</text:p>
          </table:table-cell>
        </table:table-row>
        <table:table-row table:style-name="ro1">
          <table:table-cell office:value-type="string">
            <text:p>Routh Street</text:p>
          </table:table-cell>
          <table:table-cell office:value-type="string">
            <text:p>Classic Pale</text:p>
          </table:table-cell>
        </table:table-row>
        <table:table-row table:style-name="ro1">
          <table:table-cell office:value-type="string">
            <text:p>Routh Street</text:p>
          </table:table-cell>
          <table:table-cell office:value-type="string">
            <text:p>Dusseldorf-Style Altbier</text:p>
          </table:table-cell>
        </table:table-row>
        <table:table-row table:style-name="ro1">
          <table:table-cell office:value-type="string">
            <text:p>Routh Street</text:p>
          </table:table-cell>
          <table:table-cell office:value-type="string">
            <text:p>Light Ale</text:p>
          </table:table-cell>
        </table:table-row>
        <table:table-row table:style-name="ro1">
          <table:table-cell office:value-type="string">
            <text:p>Routh Street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Routh Street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Rowland's</text:p>
          </table:table-cell>
          <table:table-cell office:value-type="string">
            <text:p>Calumet Amber</text:p>
          </table:table-cell>
        </table:table-row>
        <table:table-row table:style-name="ro1">
          <table:table-cell office:value-type="string">
            <text:p>Rowland's</text:p>
          </table:table-cell>
          <table:table-cell office:value-type="string">
            <text:p>Calumet Bock</text:p>
          </table:table-cell>
        </table:table-row>
        <table:table-row table:style-name="ro1">
          <table:table-cell office:value-type="string">
            <text:p>Rowland's</text:p>
          </table:table-cell>
          <table:table-cell office:value-type="string">
            <text:p>Calumet Dark</text:p>
          </table:table-cell>
        </table:table-row>
        <table:table-row table:style-name="ro1">
          <table:table-cell office:value-type="string">
            <text:p>Rowland's</text:p>
          </table:table-cell>
          <table:table-cell office:value-type="string">
            <text:p>Calumet Kölsch</text:p>
          </table:table-cell>
        </table:table-row>
        <table:table-row table:style-name="ro1">
          <table:table-cell office:value-type="string">
            <text:p>Rowland's</text:p>
          </table:table-cell>
          <table:table-cell office:value-type="string">
            <text:p>Calumet Pils</text:p>
          </table:table-cell>
        </table:table-row>
        <table:table-row table:style-name="ro1">
          <table:table-cell office:value-type="string">
            <text:p>Rowland's</text:p>
          </table:table-cell>
          <table:table-cell office:value-type="string">
            <text:p>Calumet Wheat</text:p>
          </table:table-cell>
        </table:table-row>
        <table:table-row table:style-name="ro1">
          <table:table-cell office:value-type="string">
            <text:p>Rubicon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Rubicon</text:p>
          </table:table-cell>
          <table:table-cell office:value-type="string">
            <text:p>Blond Barleywine</text:p>
          </table:table-cell>
        </table:table-row>
        <table:table-row table:style-name="ro1">
          <table:table-cell office:value-type="string">
            <text:p>Rubicon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Rubicon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Rubicon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Rubicon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Rubicon</text:p>
          </table:table-cell>
          <table:table-cell office:value-type="string">
            <text:p>Winter Wheat Wine</text:p>
          </table:table-cell>
        </table:table-row>
        <table:table-row table:style-name="ro1">
          <table:table-cell office:value-type="string">
            <text:p>Ruby Mountain</text:p>
          </table:table-cell>
          <table:table-cell office:value-type="string">
            <text:p>Angel Creek Amber Ale</text:p>
          </table:table-cell>
        </table:table-row>
        <table:table-row table:style-name="ro1">
          <table:table-cell office:value-type="string">
            <text:p>Rulles</text:p>
          </table:table-cell>
          <table:table-cell office:value-type="string">
            <text:p>Bière de Gamme Triple</text:p>
          </table:table-cell>
        </table:table-row>
        <table:table-row table:style-name="ro1">
          <table:table-cell office:value-type="string">
            <text:p>Rulles</text:p>
          </table:table-cell>
          <table:table-cell office:value-type="string">
            <text:p>Cuvée Meilleurs Voeux</text:p>
          </table:table-cell>
        </table:table-row>
        <table:table-row table:style-name="ro1">
          <table:table-cell office:value-type="string">
            <text:p>Rupf</text:p>
          </table:table-cell>
          <table:table-cell office:value-type="string">
            <text:p>Bussenkindle</text:p>
          </table:table-cell>
        </table:table-row>
        <table:table-row table:style-name="ro1">
          <table:table-cell office:value-type="string">
            <text:p>Ruppaner</text:p>
          </table:table-cell>
          <table:table-cell office:value-type="string">
            <text:p>Edel-Pils</text:p>
          </table:table-cell>
        </table:table-row>
        <table:table-row table:style-name="ro1">
          <table:table-cell office:value-type="string">
            <text:p>Ruppaner</text:p>
          </table:table-cell>
          <table:table-cell office:value-type="string">
            <text:p>Hecker Dunkel</text:p>
          </table:table-cell>
        </table:table-row>
        <table:table-row table:style-name="ro1">
          <table:table-cell office:value-type="string">
            <text:p>Ruppaner</text:p>
          </table:table-cell>
          <table:table-cell office:value-type="string">
            <text:p>Hefe Weizen Dunkel</text:p>
          </table:table-cell>
        </table:table-row>
        <table:table-row table:style-name="ro1">
          <table:table-cell office:value-type="string">
            <text:p>Ruppaner</text:p>
          </table:table-cell>
          <table:table-cell office:value-type="string">
            <text:p>Hefe Weizen Hell</text:p>
          </table:table-cell>
        </table:table-row>
        <table:table-row table:style-name="ro1">
          <table:table-cell office:value-type="string">
            <text:p>Ruppaner</text:p>
          </table:table-cell>
          <table:table-cell office:value-type="string">
            <text:p>Kristall Weizen</text:p>
          </table:table-cell>
        </table:table-row>
        <table:table-row table:style-name="ro1">
          <table:table-cell office:value-type="string">
            <text:p>Ruppaner</text:p>
          </table:table-cell>
          <table:table-cell office:value-type="string">
            <text:p>Schimmele Hefe Pils</text:p>
          </table:table-cell>
        </table:table-row>
        <table:table-row table:style-name="ro1">
          <table:table-cell office:value-type="string">
            <text:p>Ruppaner</text:p>
          </table:table-cell>
          <table:table-cell office:value-type="string">
            <text:p>Spezial Export</text:p>
          </table:table-cell>
        </table:table-row>
        <table:table-row table:style-name="ro1">
          <table:table-cell office:value-type="string">
            <text:p>Rush River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Rush River</text:p>
          </table:table-cell>
          <table:table-cell office:value-type="string">
            <text:p>The Unforgiven Amber Ale</text:p>
          </table:table-cell>
        </table:table-row>
        <table:table-row table:style-name="ro1">
          <table:table-cell office:value-type="string">
            <text:p>Russell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Russell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Russell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Russell</text:p>
          </table:table-cell>
          <table:table-cell office:value-type="string">
            <text:p>Special Lager</text:p>
          </table:table-cell>
        </table:table-row>
        <table:table-row table:style-name="ro1">
          <table:table-cell office:value-type="string">
            <text:p>Russian River</text:p>
          </table:table-cell>
          <table:table-cell office:value-type="string">
            <text:p>Damnation</text:p>
          </table:table-cell>
        </table:table-row>
        <table:table-row table:style-name="ro1">
          <table:table-cell office:value-type="string">
            <text:p>Russian River</text:p>
          </table:table-cell>
          <table:table-cell office:value-type="string">
            <text:p>Pliny the Elder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string">
            <text:p>Miner's Golden Ale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string">
            <text:p>Red Horse Ale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string">
            <text:p>SBC-ESB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Saint Andrew's</text:p>
          </table:table-cell>
          <table:table-cell office:value-type="string">
            <text:p>Texas Gold</text:p>
          </table:table-cell>
        </table:table-row>
        <table:table-row table:style-name="ro1">
          <table:table-cell office:value-type="string">
            <text:p>Saint Arnold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Saint Arnold</text:p>
          </table:table-cell>
          <table:table-cell office:value-type="string">
            <text:p>Fancy Lawnmower Beer</text:p>
          </table:table-cell>
        </table:table-row>
        <table:table-row table:style-name="ro1">
          <table:table-cell office:value-type="string">
            <text:p>Saint Arnold</text:p>
          </table:table-cell>
          <table:table-cell office:value-type="string">
            <text:p>Texas Wheat (formerly Kristall Weizen)</text:p>
          </table:table-cell>
        </table:table-row>
        <table:table-row table:style-name="ro1">
          <table:table-cell office:value-type="string">
            <text:p>Saint Germain</text:p>
          </table:table-cell>
          <table:table-cell office:value-type="string">
            <text:p>Page 24 Bière de Printemps</text:p>
          </table:table-cell>
        </table:table-row>
        <table:table-row table:style-name="ro1">
          <table:table-cell office:value-type="string">
            <text:p>Saint Germain</text:p>
          </table:table-cell>
          <table:table-cell office:value-type="string">
            <text:p>Page 24 Réserve de Hildegarde Ambrée</text:p>
          </table:table-cell>
        </table:table-row>
        <table:table-row table:style-name="ro1">
          <table:table-cell office:value-type="string">
            <text:p>Saint Germain</text:p>
          </table:table-cell>
          <table:table-cell office:value-type="string">
            <text:p>Page 24 Réserve de Hildegarde Blonde</text:p>
          </table:table-cell>
        </table:table-row>
        <table:table-row table:style-name="ro1">
          <table:table-cell office:value-type="string">
            <text:p>Saint Sixtus</text:p>
          </table:table-cell>
          <table:table-cell office:value-type="string">
            <text:p>Westvleteren 8</text:p>
          </table:table-cell>
        </table:table-row>
        <table:table-row table:style-name="ro1">
          <table:table-cell office:value-type="string">
            <text:p>Saint Sixtus</text:p>
          </table:table-cell>
          <table:table-cell office:value-type="string">
            <text:p>Westvleteren Blonde</text:p>
          </table:table-cell>
        </table:table-row>
        <table:table-row table:style-name="ro1">
          <table:table-cell office:value-type="string">
            <text:p>Saint Somewhere</text:p>
          </table:table-cell>
          <table:table-cell office:value-type="string">
            <text:p>Lectio Divina</text:p>
          </table:table-cell>
        </table:table-row>
        <table:table-row table:style-name="ro1">
          <table:table-cell office:value-type="string">
            <text:p>Saint Somewhere</text:p>
          </table:table-cell>
          <table:table-cell office:value-type="string">
            <text:p>Saison Athene</text:p>
          </table:table-cell>
        </table:table-row>
        <table:table-row table:style-name="ro1">
          <table:table-cell office:value-type="string">
            <text:p>Saku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Salado Creek</text:p>
          </table:table-cell>
          <table:table-cell office:value-type="string">
            <text:p>Amarossa</text:p>
          </table:table-cell>
        </table:table-row>
        <table:table-row table:style-name="ro1">
          <table:table-cell office:value-type="string">
            <text:p>Salado Creek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Salado Creek</text:p>
          </table:table-cell>
          <table:table-cell office:value-type="string">
            <text:p>Honey Bock</text:p>
          </table:table-cell>
        </table:table-row>
        <table:table-row table:style-name="ro1">
          <table:table-cell office:value-type="string">
            <text:p>Salem Beer Works</text:p>
          </table:table-cell>
          <table:table-cell office:value-type="string">
            <text:p>Gallows Hill Barleywine</text:p>
          </table:table-cell>
        </table:table-row>
        <table:table-row table:style-name="ro1">
          <table:table-cell office:value-type="string">
            <text:p>Salopian</text:p>
          </table:table-cell>
          <table:table-cell office:value-type="string">
            <text:p>Entire Butt English Porter</text:p>
          </table:table-cell>
        </table:table-row>
        <table:table-row table:style-name="ro1">
          <table:table-cell office:value-type="string">
            <text:p>Salt Lake (Squatters)</text:p>
          </table:table-cell>
          <table:table-cell office:value-type="string">
            <text:p>Black Forest Schwarzbier</text:p>
          </table:table-cell>
        </table:table-row>
        <table:table-row table:style-name="ro1">
          <table:table-cell office:value-type="string">
            <text:p>Salt Lake (Squatters)</text:p>
          </table:table-cell>
          <table:table-cell office:value-type="string">
            <text:p>Black Raspberry</text:p>
          </table:table-cell>
        </table:table-row>
        <table:table-row table:style-name="ro1">
          <table:table-cell office:value-type="string">
            <text:p>Salt Lake (Squatters)</text:p>
          </table:table-cell>
          <table:table-cell office:value-type="string">
            <text:p>City Creek Pale Ale</text:p>
          </table:table-cell>
        </table:table-row>
        <table:table-row table:style-name="ro1">
          <table:table-cell office:value-type="string">
            <text:p>Salt Lake (Squatters)</text:p>
          </table:table-cell>
          <table:table-cell office:value-type="string">
            <text:p>Emigration Amber Ale</text:p>
          </table:table-cell>
        </table:table-row>
        <table:table-row table:style-name="ro1">
          <table:table-cell office:value-type="string">
            <text:p>Salt Lake (Squatters)</text:p>
          </table:table-cell>
          <table:table-cell office:value-type="string">
            <text:p>Hop Head Red</text:p>
          </table:table-cell>
        </table:table-row>
        <table:table-row table:style-name="ro1">
          <table:table-cell office:value-type="string">
            <text:p>Salt Lake (Squatters)</text:p>
          </table:table-cell>
          <table:table-cell office:value-type="string">
            <text:p>Kristall Weizen</text:p>
          </table:table-cell>
        </table:table-row>
        <table:table-row table:style-name="ro1">
          <table:table-cell office:value-type="string">
            <text:p>Salt Lake (Squatters)</text:p>
          </table:table-cell>
          <table:table-cell office:value-type="string">
            <text:p>Millcreek Cream Stout</text:p>
          </table:table-cell>
        </table:table-row>
        <table:table-row table:style-name="ro1">
          <table:table-cell office:value-type="string">
            <text:p>Salt Lake (Squatters)</text:p>
          </table:table-cell>
          <table:table-cell office:value-type="string">
            <text:p>Raspberry Pilsner</text:p>
          </table:table-cell>
        </table:table-row>
        <table:table-row table:style-name="ro1">
          <table:table-cell office:value-type="string">
            <text:p>Salt Lake (Squatters)</text:p>
          </table:table-cell>
          <table:table-cell office:value-type="string">
            <text:p>Rocky Mountain Wheat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Vailima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India Ale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Organically Produced Ale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Organically Produced Lager Beer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Taddy Porter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Winter Welcome 1995-1996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Winter Welcome 1996-1997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Winter Welcome 2007-2008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Winter Welcome 2008-2009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Winter Welcome 2009-2010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Winter Welcome 2010-2011</text:p>
          </table:table-cell>
        </table:table-row>
        <table:table-row table:style-name="ro1">
          <table:table-cell office:value-type="string">
            <text:p>Samuel Smith</text:p>
          </table:table-cell>
          <table:table-cell office:value-type="string">
            <text:p>Yorkshire Stingo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Aftershock Bock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Apricot Ale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Atlantis Red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Cherry Ale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Cranberry Noël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Earthquake Pale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Earthquake Porter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Golden Mermaid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Kit Fox Amber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Seismic Ale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Survivor Stout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Wheat Ale</text:p>
          </table:table-cell>
        </table:table-row>
        <table:table-row table:style-name="ro1">
          <table:table-cell office:value-type="string">
            <text:p>San Andreas</text:p>
          </table:table-cell>
          <table:table-cell office:value-type="string">
            <text:p>Woodruff Ale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Friars IPA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Grantville Gold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Mission Gorge Porter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Old 395 Barleywine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Old Town Nut Brown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string">
            <text:p>Raging Main Ale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Caber Tossed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Cinnabarr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Honey Ale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Old English Ale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Premium Golden Ale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Winter Wheat</text:p>
          </table:table-cell>
        </table:table-row>
        <table:table-row table:style-name="ro1">
          <table:table-cell office:value-type="string">
            <text:p>San Marcos</text:p>
          </table:table-cell>
          <table:table-cell office:value-type="string">
            <text:p>X-Tra Pale</text:p>
          </table:table-cell>
        </table:table-row>
        <table:table-row table:style-name="ro1">
          <table:table-cell office:value-type="string">
            <text:p>San Miguel</text:p>
          </table:table-cell>
          <table:table-cell office:value-type="string">
            <text:p>Dark Lager</text:p>
          </table:table-cell>
        </table:table-row>
        <table:table-row table:style-name="ro1">
          <table:table-cell office:value-type="string">
            <text:p>San Miguel</text:p>
          </table:table-cell>
          <table:table-cell office:value-type="string">
            <text:p>Premium Lager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Sand Creek</text:p>
          </table:table-cell>
          <table:table-cell office:value-type="string">
            <text:p>Badger Porter</text:p>
          </table:table-cell>
        </table:table-row>
        <table:table-row table:style-name="ro1">
          <table:table-cell office:value-type="string">
            <text:p>Sand Creek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Sand Creek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Sand Creek</text:p>
          </table:table-cell>
          <table:table-cell office:value-type="string">
            <text:p>Oscar's Stout</text:p>
          </table:table-cell>
        </table:table-row>
        <table:table-row table:style-name="ro1">
          <table:table-cell office:value-type="string">
            <text:p>Sand Creek</text:p>
          </table:table-cell>
          <table:table-cell office:value-type="string">
            <text:p>Pioneer Black River Red</text:p>
          </table:table-cell>
        </table:table-row>
        <table:table-row table:style-name="ro1">
          <table:table-cell office:value-type="string">
            <text:p>Sand Creek</text:p>
          </table:table-cell>
          <table:table-cell office:value-type="string">
            <text:p>Wild Ride IPA (formerly Frank's Wild rye'd India Pale Ale)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Doppelbock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Pinch Hit Pilsner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Power Alley ESB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Right Field Red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Sluggers Stout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Squeeze Play Wheat Beer</text:p>
          </table:table-cell>
        </table:table-row>
        <table:table-row table:style-name="ro1">
          <table:table-cell office:value-type="string">
            <text:p>SandLot</text:p>
          </table:table-cell>
          <table:table-cell office:value-type="string">
            <text:p>Wild Pitch Hefeweizen</text:p>
          </table:table-cell>
        </table:table-row>
        <table:table-row table:style-name="ro1">
          <table:table-cell office:value-type="string">
            <text:p>Sanford's</text:p>
          </table:table-cell>
          <table:table-cell office:value-type="string">
            <text:p>Oil Can Stout</text:p>
          </table:table-cell>
        </table:table-row>
        <table:table-row table:style-name="ro1">
          <table:table-cell office:value-type="string">
            <text:p>Sanford's</text:p>
          </table:table-cell>
          <table:table-cell office:value-type="string">
            <text:p>Red Line Amber</text:p>
          </table:table-cell>
        </table:table-row>
        <table:table-row table:style-name="ro1">
          <table:table-cell office:value-type="string">
            <text:p>Sankt Gallen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Sankt Gallen</text:p>
          </table:table-cell>
          <table:table-cell office:value-type="string">
            <text:p>Pale Gold Kölsch</text:p>
          </table:table-cell>
        </table:table-row>
        <table:table-row table:style-name="ro1">
          <table:table-cell office:value-type="string">
            <text:p>Sankt Gallen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Santa Barbara</text:p>
          </table:table-cell>
          <table:table-cell office:value-type="string">
            <text:p>Pacific Pale</text:p>
          </table:table-cell>
        </table:table-row>
        <table:table-row table:style-name="ro1">
          <table:table-cell office:value-type="string">
            <text:p>Santa Clarita</text:p>
          </table:table-cell>
          <table:table-cell office:value-type="string">
            <text:p>Bitter</text:p>
          </table:table-cell>
        </table:table-row>
        <table:table-row table:style-name="ro1">
          <table:table-cell office:value-type="string">
            <text:p>Santa Clarita</text:p>
          </table:table-cell>
          <table:table-cell office:value-type="string">
            <text:p>Canyon Rail Märzen</text:p>
          </table:table-cell>
        </table:table-row>
        <table:table-row table:style-name="ro1">
          <table:table-cell office:value-type="string">
            <text:p>Santa Clarita</text:p>
          </table:table-cell>
          <table:table-cell office:value-type="string">
            <text:p>Golden Oak Ale</text:p>
          </table:table-cell>
        </table:table-row>
        <table:table-row table:style-name="ro1">
          <table:table-cell office:value-type="string">
            <text:p>Santa Clarita</text:p>
          </table:table-cell>
          <table:table-cell office:value-type="string">
            <text:p>Railroad Porter</text:p>
          </table:table-cell>
        </table:table-row>
        <table:table-row table:style-name="ro1">
          <table:table-cell office:value-type="string">
            <text:p>Santa Clarita</text:p>
          </table:table-cell>
          <table:table-cell office:value-type="string">
            <text:p>Saint Claire's Triple</text:p>
          </table:table-cell>
        </table:table-row>
        <table:table-row table:style-name="ro1">
          <table:table-cell office:value-type="string">
            <text:p>Santa Clarita</text:p>
          </table:table-cell>
          <table:table-cell office:value-type="string">
            <text:p>Tumbleweed Wheat</text:p>
          </table:table-cell>
        </table:table-row>
        <table:table-row table:style-name="ro1">
          <table:table-cell office:value-type="string">
            <text:p>Santa Cruz Mountain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Santa Cruz Mountain</text:p>
          </table:table-cell>
          <table:table-cell office:value-type="string">
            <text:p>Devout Stout</text:p>
          </table:table-cell>
        </table:table-row>
        <table:table-row table:style-name="ro1">
          <table:table-cell office:value-type="string">
            <text:p>Santa Cruz Mountain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Santa Cruz Mountain</text:p>
          </table:table-cell>
          <table:table-cell office:value-type="string">
            <text:p>Kelly's Special Bitter / KSB</text:p>
          </table:table-cell>
        </table:table-row>
        <table:table-row table:style-name="ro1">
          <table:table-cell office:value-type="string">
            <text:p>Santa Cruz Mountain</text:p>
          </table:table-cell>
          <table:table-cell office:value-type="string">
            <text:p>Organic Dread Brown Ale</text:p>
          </table:table-cell>
        </table:table-row>
        <table:table-row table:style-name="ro1">
          <table:table-cell office:value-type="string">
            <text:p>Santa Cruz Mountain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anta Cruz Mountain</text:p>
          </table:table-cell>
          <table:table-cell office:value-type="string">
            <text:p>The Peoples' Organic Coffee Porter</text:p>
          </table:table-cell>
        </table:table-row>
        <table:table-row table:style-name="ro1">
          <table:table-cell office:value-type="string">
            <text:p>Santa Cruz Mountain</text:p>
          </table:table-cell>
          <table:table-cell office:value-type="string">
            <text:p>Wilder Wheat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Amber F.G.S.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Beacon Barleywine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Beacon Bock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Dark Lager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Lighthouse Amber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Lighthouse Bock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Lighthouse Lager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Pacific Porter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Palookaville Lager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Scott's Big Wheat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string">
            <text:p>20th Anniversary Sangre de Frambuesa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string">
            <text:p>Chicken Killer Barleywine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string">
            <text:p>State Pen Imperial Porter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string">
            <text:p>State Pen Porter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Santa Rosa Bay</text:p>
          </table:table-cell>
          <table:table-cell office:value-type="string">
            <text:p>Thomas Jefferson Brown 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Amber Weizen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Belgian Blond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Bit o'Black Stout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Black Sheep Porter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Bohemian 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Cascade IPA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Chinooky Nook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Chocolate Stout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Cotati Stout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Cream Stout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Golden P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Harvest Wheat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Holiday 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Hoppy Red 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Hops!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Maple 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Mild 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Organic Amber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Raspberry Wheat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Spring Wheat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Strong Ale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Wammer Wheat</text:p>
          </table:table-cell>
        </table:table-row>
        <table:table-row table:style-name="ro1">
          <table:table-cell office:value-type="string">
            <text:p>Santa Rosa</text:p>
          </table:table-cell>
          <table:table-cell office:value-type="string">
            <text:p>Wee Heavy</text:p>
          </table:table-cell>
        </table:table-row>
        <table:table-row table:style-name="ro1">
          <table:table-cell office:value-type="string">
            <text:p>Sapporo (Chuo)</text:p>
          </table:table-cell>
          <table:table-cell office:value-type="string">
            <text:p>Draft</text:p>
          </table:table-cell>
        </table:table-row>
        <table:table-row table:style-name="ro1">
          <table:table-cell office:value-type="string">
            <text:p>Sapporo (Chuo)</text:p>
          </table:table-cell>
          <table:table-cell office:value-type="string">
            <text:p>Imported Black Stout Draft</text:p>
          </table:table-cell>
        </table:table-row>
        <table:table-row table:style-name="ro1">
          <table:table-cell office:value-type="string">
            <text:p>Sapporo (Chuo)</text:p>
          </table:table-cell>
          <table:table-cell office:value-type="string">
            <text:p>Reserve</text:p>
          </table:table-cell>
        </table:table-row>
        <table:table-row table:style-name="ro1">
          <table:table-cell office:value-type="string">
            <text:p>Sarah Hughes</text:p>
          </table:table-cell>
          <table:table-cell office:value-type="string">
            <text:p>Dark Ruby Ale</text:p>
          </table:table-cell>
        </table:table-row>
        <table:table-row table:style-name="ro1">
          <table:table-cell office:value-type="string">
            <text:p>Sarasota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Šariš</text:p>
          </table:table-cell>
          <table:table-cell office:value-type="string">
            <text:p>11% Tmavý</text:p>
          </table:table-cell>
        </table:table-row>
        <table:table-row table:style-name="ro1">
          <table:table-cell office:value-type="string">
            <text:p>Sauer</text:p>
          </table:table-cell>
          <table:table-cell office:value-type="string">
            <text:p>Rossdorfer Urbräu</text:p>
          </table:table-cell>
        </table:table-row>
        <table:table-row table:style-name="ro1">
          <table:table-cell office:value-type="string">
            <text:p>Saugatuck</text:p>
          </table:table-cell>
          <table:table-cell office:value-type="string">
            <text:p>Hop In Yer Rye</text:p>
          </table:table-cell>
        </table:table-row>
        <table:table-row table:style-name="ro1">
          <table:table-cell office:value-type="string">
            <text:p>Saugatuck</text:p>
          </table:table-cell>
          <table:table-cell office:value-type="string">
            <text:p>Serrano Pepper Ale</text:p>
          </table:table-cell>
        </table:table-row>
        <table:table-row table:style-name="ro1">
          <table:table-cell office:value-type="string">
            <text:p>Saxer</text:p>
          </table:table-cell>
          <table:table-cell office:value-type="string">
            <text:p>Jack Frost Winter Doppelbock</text:p>
          </table:table-cell>
        </table:table-row>
        <table:table-row table:style-name="ro1">
          <table:table-cell office:value-type="string">
            <text:p>Saxer</text:p>
          </table:table-cell>
          <table:table-cell office:value-type="string">
            <text:p>Lemon Lager</text:p>
          </table:table-cell>
        </table:table-row>
        <table:table-row table:style-name="ro1">
          <table:table-cell office:value-type="string">
            <text:p>Saxer</text:p>
          </table:table-cell>
          <table:table-cell office:value-type="string">
            <text:p>Oregon India Pale Ale</text:p>
          </table:table-cell>
        </table:table-row>
        <table:table-row table:style-name="ro1">
          <table:table-cell office:value-type="string">
            <text:p>Saxer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Saxer</text:p>
          </table:table-cell>
          <table:table-cell office:value-type="string">
            <text:p>Three Finger Jack Stout</text:p>
          </table:table-cell>
        </table:table-row>
        <table:table-row table:style-name="ro1">
          <table:table-cell office:value-type="string">
            <text:p>Schelde</text:p>
          </table:table-cell>
          <table:table-cell office:value-type="string">
            <text:p>Hansje Drinker</text:p>
          </table:table-cell>
        </table:table-row>
        <table:table-row table:style-name="ro1">
          <table:table-cell office:value-type="string">
            <text:p>Schelde</text:p>
          </table:table-cell>
          <table:table-cell office:value-type="string">
            <text:p>Hop Ruiter</text:p>
          </table:table-cell>
        </table:table-row>
        <table:table-row table:style-name="ro1">
          <table:table-cell office:value-type="string">
            <text:p>Schelde</text:p>
          </table:table-cell>
          <table:table-cell office:value-type="string">
            <text:p>The Perfect Crime Hollow Point</text:p>
          </table:table-cell>
        </table:table-row>
        <table:table-row table:style-name="ro1">
          <table:table-cell office:value-type="string">
            <text:p>Schelde</text:p>
          </table:table-cell>
          <table:table-cell office:value-type="string">
            <text:p>The Perfect Crime Smoking Gun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Caramel Bock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Emerald Rye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Fire Brick (formerly Snowstorm 1998 Vienna Lager)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Fresh Hop Citra Pils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Grain Belt Premium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Hauenstein New Ulm Beer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Hopfenmalz / No.5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MaiFest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Nordeast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Not Guilty 1924 Deer Brand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Schmaltz's Alt (formerly Xmas Brew 1992 Doppel Alt)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Snowstorm 2008 Weihnachtsbier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Snowstorm 2012 Biere de Noel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Stag Series #1 Barrel Aged Schmaltz's Alt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Stag Series #2 Wild Rice Farmhouse Ale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Stag Series #3 Rauchbier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Schell</text:p>
          </table:table-cell>
          <table:table-cell office:value-type="string">
            <text:p>Zommerfest</text:p>
          </table:table-cell>
        </table:table-row>
        <table:table-row table:style-name="ro1">
          <table:table-cell office:value-type="string">
            <text:p>Scheuerer</text:p>
          </table:table-cell>
          <table:table-cell office:value-type="string">
            <text:p>Moosbacher Kellerbier</text:p>
          </table:table-cell>
        </table:table-row>
        <table:table-row table:style-name="ro1">
          <table:table-cell office:value-type="string">
            <text:p>Scheuerer</text:p>
          </table:table-cell>
          <table:table-cell office:value-type="string">
            <text:p>Moosbacher Lager Hell</text:p>
          </table:table-cell>
        </table:table-row>
        <table:table-row table:style-name="ro1">
          <table:table-cell office:value-type="string">
            <text:p>Scheuerer</text:p>
          </table:table-cell>
          <table:table-cell office:value-type="string">
            <text:p>Moosbacher Schwarze Weisse</text:p>
          </table:table-cell>
        </table:table-row>
        <table:table-row table:style-name="ro1">
          <table:table-cell office:value-type="string">
            <text:p>Scheuerer</text:p>
          </table:table-cell>
          <table:table-cell office:value-type="string">
            <text:p>Moosbacher Weissbier / Wheat Beer</text:p>
          </table:table-cell>
        </table:table-row>
        <table:table-row table:style-name="ro1">
          <table:table-cell office:value-type="string">
            <text:p>Schey'rer</text:p>
          </table:table-cell>
          <table:table-cell office:value-type="string">
            <text:p>Export-Dunkel</text:p>
          </table:table-cell>
        </table:table-row>
        <table:table-row table:style-name="ro1">
          <table:table-cell office:value-type="string">
            <text:p>SchillingBridge</text:p>
          </table:table-cell>
          <table:table-cell office:value-type="string">
            <text:p>13 Oak Aged Saison</text:p>
          </table:table-cell>
        </table:table-row>
        <table:table-row table:style-name="ro1">
          <table:table-cell office:value-type="string">
            <text:p>SchillingBridge</text:p>
          </table:table-cell>
          <table:table-cell office:value-type="string">
            <text:p>70 SchillingBridge Scottish Ale</text:p>
          </table:table-cell>
        </table:table-row>
        <table:table-row table:style-name="ro1">
          <table:table-cell office:value-type="string">
            <text:p>SchillingBridge</text:p>
          </table:table-cell>
          <table:table-cell office:value-type="string">
            <text:p>Duggan's Roasted Wheat</text:p>
          </table:table-cell>
        </table:table-row>
        <table:table-row table:style-name="ro1">
          <table:table-cell office:value-type="string">
            <text:p>SchillingBridge</text:p>
          </table:table-cell>
          <table:table-cell office:value-type="string">
            <text:p>Git-R-Done</text:p>
          </table:table-cell>
        </table:table-row>
        <table:table-row table:style-name="ro1">
          <table:table-cell office:value-type="string">
            <text:p>SchillingBridge</text:p>
          </table:table-cell>
          <table:table-cell office:value-type="string">
            <text:p>The Bridge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Altbier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Dry Hopped APA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Kölsch Style Ale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Reserve Barleywine 2008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Reserve Imperial Stout 2008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Smoked Porter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Tripel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Wheat Ale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Winter ESB</text:p>
          </table:table-cell>
        </table:table-row>
        <table:table-row table:style-name="ro1">
          <table:table-cell office:value-type="string">
            <text:p>Schlafly</text:p>
          </table:table-cell>
          <table:table-cell office:value-type="string">
            <text:p>Witbier</text:p>
          </table:table-cell>
        </table:table-row>
        <table:table-row table:style-name="ro1">
          <table:table-cell office:value-type="string">
            <text:p>Schlägl</text:p>
          </table:table-cell>
          <table:table-cell office:value-type="string">
            <text:p>Doppel Bock</text:p>
          </table:table-cell>
        </table:table-row>
        <table:table-row table:style-name="ro1">
          <table:table-cell office:value-type="string">
            <text:p>Schlägl</text:p>
          </table:table-cell>
          <table:table-cell office:value-type="string">
            <text:p>Malz König</text:p>
          </table:table-cell>
        </table:table-row>
        <table:table-row table:style-name="ro1">
          <table:table-cell office:value-type="string">
            <text:p>Schlägl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Schlägl</text:p>
          </table:table-cell>
          <table:table-cell office:value-type="string">
            <text:p>Roggen Gold / Bio Roggen</text:p>
          </table:table-cell>
        </table:table-row>
        <table:table-row table:style-name="ro1">
          <table:table-cell office:value-type="string">
            <text:p>Schlägl</text:p>
          </table:table-cell>
          <table:table-cell office:value-type="string">
            <text:p>Urquell</text:p>
          </table:table-cell>
        </table:table-row>
        <table:table-row table:style-name="ro1">
          <table:table-cell office:value-type="string">
            <text:p>Schlitz</text:p>
          </table:table-cell>
          <table:table-cell office:value-type="string">
            <text:p>Schlitz Beer</text:p>
          </table:table-cell>
        </table:table-row>
        <table:table-row table:style-name="ro1">
          <table:table-cell office:value-type="string">
            <text:p>Schlossbräu</text:p>
          </table:table-cell>
          <table:table-cell office:value-type="string">
            <text:p>Naturtrubes</text:p>
          </table:table-cell>
        </table:table-row>
        <table:table-row table:style-name="ro1">
          <table:table-cell office:value-type="string">
            <text:p>Schlossbräu</text:p>
          </table:table-cell>
          <table:table-cell office:value-type="string">
            <text:p>Spezial</text:p>
          </table:table-cell>
        </table:table-row>
        <table:table-row table:style-name="ro1">
          <table:table-cell office:value-type="string">
            <text:p>Schlossbräu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Schlossbräu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Schlössle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Schlössle</text:p>
          </table:table-cell>
          <table:table-cell office:value-type="string">
            <text:p>Spezial Märzen</text:p>
          </table:table-cell>
        </table:table-row>
        <table:table-row table:style-name="ro1">
          <table:table-cell office:value-type="string">
            <text:p>Schlössle</text:p>
          </table:table-cell>
          <table:table-cell office:value-type="string">
            <text:p>Zwickel</text:p>
          </table:table-cell>
        </table:table-row>
        <table:table-row table:style-name="ro1">
          <table:table-cell office:value-type="string">
            <text:p>Schloßturm</text:p>
          </table:table-cell>
          <table:table-cell office:value-type="string">
            <text:p>Dunkles Landbier</text:p>
          </table:table-cell>
        </table:table-row>
        <table:table-row table:style-name="ro1">
          <table:table-cell office:value-type="string">
            <text:p>Schloßturm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Schlüssel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Schmucker</text:p>
          </table:table-cell>
          <table:table-cell office:value-type="string">
            <text:p>Schwarz Bier</text:p>
          </table:table-cell>
        </table:table-row>
        <table:table-row table:style-name="ro1">
          <table:table-cell office:value-type="string">
            <text:p>Schneider</text:p>
          </table:table-cell>
          <table:table-cell office:value-type="string">
            <text:p>Aventinus Eisbock</text:p>
          </table:table-cell>
        </table:table-row>
        <table:table-row table:style-name="ro1">
          <table:table-cell office:value-type="string">
            <text:p>Schneider</text:p>
          </table:table-cell>
          <table:table-cell office:value-type="string">
            <text:p>TAP1 Meine Blonde Weisse / Weisse Hefe-Weisse</text:p>
          </table:table-cell>
        </table:table-row>
        <table:table-row table:style-name="ro1">
          <table:table-cell office:value-type="string">
            <text:p>Schneider</text:p>
          </table:table-cell>
          <table:table-cell office:value-type="string">
            <text:p>TAP4 Mein Grünes / Wiesen Edel Weisse</text:p>
          </table:table-cell>
        </table:table-row>
        <table:table-row table:style-name="ro1">
          <table:table-cell office:value-type="string">
            <text:p>Schneider</text:p>
          </table:table-cell>
          <table:table-cell office:value-type="string">
            <text:p>TAP5 Meine Hopfenweisse / Hopfen-Weisse</text:p>
          </table:table-cell>
        </table:table-row>
        <table:table-row table:style-name="ro1">
          <table:table-cell office:value-type="string">
            <text:p>Schneider</text:p>
          </table:table-cell>
          <table:table-cell office:value-type="string">
            <text:p>TAP6 Unser Aventinus</text:p>
          </table:table-cell>
        </table:table-row>
        <table:table-row table:style-name="ro1">
          <table:table-cell office:value-type="string">
            <text:p>Schneider</text:p>
          </table:table-cell>
          <table:table-cell office:value-type="string">
            <text:p>Weisse Dunkel</text:p>
          </table:table-cell>
        </table:table-row>
        <table:table-row table:style-name="ro1">
          <table:table-cell office:value-type="string">
            <text:p>Schönbrunner</text:p>
          </table:table-cell>
          <table:table-cell office:value-type="string">
            <text:p>Festbier</text:p>
          </table:table-cell>
        </table:table-row>
        <table:table-row table:style-name="ro1">
          <table:table-cell office:value-type="string">
            <text:p>Schooner's (Antioch)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chöre</text:p>
          </table:table-cell>
          <table:table-cell office:value-type="string">
            <text:p>Schörebräu Dunkel</text:p>
          </table:table-cell>
        </table:table-row>
        <table:table-row table:style-name="ro1">
          <table:table-cell office:value-type="string">
            <text:p>Schöre</text:p>
          </table:table-cell>
          <table:table-cell office:value-type="string">
            <text:p>Schörebräu hell naturtrüb</text:p>
          </table:table-cell>
        </table:table-row>
        <table:table-row table:style-name="ro1">
          <table:table-cell office:value-type="string">
            <text:p>Schöre</text:p>
          </table:table-cell>
          <table:table-cell office:value-type="string">
            <text:p>Schörepils naturtrüb</text:p>
          </table:table-cell>
        </table:table-row>
        <table:table-row table:style-name="ro1">
          <table:table-cell office:value-type="string">
            <text:p>Schöre</text:p>
          </table:table-cell>
          <table:table-cell office:value-type="string">
            <text:p>Weisse</text:p>
          </table:table-cell>
        </table:table-row>
        <table:table-row table:style-name="ro1">
          <table:table-cell office:value-type="string">
            <text:p>Schultheiss</text:p>
          </table:table-cell>
          <table:table-cell office:value-type="string">
            <text:p>Original Berliner Weisse</text:p>
          </table:table-cell>
        </table:table-row>
        <table:table-row table:style-name="ro1">
          <table:table-cell office:value-type="string">
            <text:p>Schumacher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Schussenrieder</text:p>
          </table:table-cell>
          <table:table-cell office:value-type="string">
            <text:p>Kristall Weizen</text:p>
          </table:table-cell>
        </table:table-row>
        <table:table-row table:style-name="ro1">
          <table:table-cell office:value-type="string">
            <text:p>Schussenrieder</text:p>
          </table:table-cell>
          <table:table-cell office:value-type="string">
            <text:p>Original Nº 1 Naturtrüb</text:p>
          </table:table-cell>
        </table:table-row>
        <table:table-row table:style-name="ro1">
          <table:table-cell office:value-type="string">
            <text:p>Schussenried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Schussenrieder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Schussenrieder</text:p>
          </table:table-cell>
          <table:table-cell office:value-type="string">
            <text:p>Schwarze Weiße</text:p>
          </table:table-cell>
        </table:table-row>
        <table:table-row table:style-name="ro1">
          <table:table-cell office:value-type="string">
            <text:p>Schussenrieder</text:p>
          </table:table-cell>
          <table:table-cell office:value-type="string">
            <text:p>Weiße</text:p>
          </table:table-cell>
        </table:table-row>
        <table:table-row table:style-name="ro1">
          <table:table-cell office:value-type="string">
            <text:p>Schützengarten</text:p>
          </table:table-cell>
          <table:table-cell office:value-type="string">
            <text:p>St. Galler Landbier</text:p>
          </table:table-cell>
        </table:table-row>
        <table:table-row table:style-name="ro1">
          <table:table-cell office:value-type="string">
            <text:p>Schwanen (Bernhausen)</text:p>
          </table:table-cell>
          <table:table-cell office:value-type="string">
            <text:p>Pils naturtrüb</text:p>
          </table:table-cell>
        </table:table-row>
        <table:table-row table:style-name="ro1">
          <table:table-cell office:value-type="string">
            <text:p>Schwanen (Bernhausen)</text:p>
          </table:table-cell>
          <table:table-cell office:value-type="string">
            <text:p>Weiss</text:p>
          </table:table-cell>
        </table:table-row>
        <table:table-row table:style-name="ro1">
          <table:table-cell office:value-type="string">
            <text:p>Schwanen (Esslingen)</text:p>
          </table:table-cell>
          <table:table-cell office:value-type="string">
            <text:p>Bockbier Dunkel</text:p>
          </table:table-cell>
        </table:table-row>
        <table:table-row table:style-name="ro1">
          <table:table-cell office:value-type="string">
            <text:p>Schwanen (Esslingen)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Schwanen</text:p>
          </table:table-cell>
          <table:table-cell office:value-type="string">
            <text:p>Dominikus Lagerbier naturtrüb</text:p>
          </table:table-cell>
        </table:table-row>
        <table:table-row table:style-name="ro1">
          <table:table-cell office:value-type="string">
            <text:p>Schwanen</text:p>
          </table:table-cell>
          <table:table-cell office:value-type="string">
            <text:p>Fastendoppelbock</text:p>
          </table:table-cell>
        </table:table-row>
        <table:table-row table:style-name="ro1">
          <table:table-cell office:value-type="string">
            <text:p>Schwanen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Schwanen</text:p>
          </table:table-cell>
          <table:table-cell office:value-type="string">
            <text:p>Spezial</text:p>
          </table:table-cell>
        </table:table-row>
        <table:table-row table:style-name="ro1">
          <table:table-cell office:value-type="string">
            <text:p>Schwelmer</text:p>
          </table:table-cell>
          <table:table-cell office:value-type="string">
            <text:p>Hefe-Weizen</text:p>
          </table:table-cell>
        </table:table-row>
        <table:table-row table:style-name="ro1">
          <table:table-cell office:value-type="string">
            <text:p>Schwelm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Schwert</text:p>
          </table:table-cell>
          <table:table-cell office:value-type="string">
            <text:p>Dunkles Lagerbier</text:p>
          </table:table-cell>
        </table:table-row>
        <table:table-row table:style-name="ro1">
          <table:table-cell office:value-type="string">
            <text:p>Schwert</text:p>
          </table:table-cell>
          <table:table-cell office:value-type="string">
            <text:p>Dunkles Weizenbier</text:p>
          </table:table-cell>
        </table:table-row>
        <table:table-row table:style-name="ro1">
          <table:table-cell office:value-type="string">
            <text:p>Schwert</text:p>
          </table:table-cell>
          <table:table-cell office:value-type="string">
            <text:p>Helles</text:p>
          </table:table-cell>
        </table:table-row>
        <table:table-row table:style-name="ro1">
          <table:table-cell office:value-type="string">
            <text:p>Schwert</text:p>
          </table:table-cell>
          <table:table-cell office:value-type="string">
            <text:p>Helles Weizenbier</text:p>
          </table:table-cell>
        </table:table-row>
        <table:table-row table:style-name="ro1">
          <table:table-cell office:value-type="string">
            <text:p>Scotch Irish</text:p>
          </table:table-cell>
          <table:table-cell office:value-type="string">
            <text:p>Black Irish Plain Porter</text:p>
          </table:table-cell>
        </table:table-row>
        <table:table-row table:style-name="ro1">
          <table:table-cell office:value-type="string">
            <text:p>Scottish &amp; Newcastle</text:p>
          </table:table-cell>
          <table:table-cell office:value-type="string">
            <text:p>Founders' Ale</text:p>
          </table:table-cell>
        </table:table-row>
        <table:table-row table:style-name="ro1">
          <table:table-cell office:value-type="string">
            <text:p>Scottish &amp; Newcastle</text:p>
          </table:table-cell>
          <table:table-cell office:value-type="string">
            <text:p>McEwan's Export</text:p>
          </table:table-cell>
        </table:table-row>
        <table:table-row table:style-name="ro1">
          <table:table-cell office:value-type="string">
            <text:p>Scottish &amp; Newcastle</text:p>
          </table:table-cell>
          <table:table-cell office:value-type="string">
            <text:p>McEwan's Scottish Ale</text:p>
          </table:table-cell>
        </table:table-row>
        <table:table-row table:style-name="ro1">
          <table:table-cell office:value-type="string">
            <text:p>Scottish &amp; Newcastle</text:p>
          </table:table-cell>
          <table:table-cell office:value-type="string">
            <text:p>Newcastle Brown Ale</text:p>
          </table:table-cell>
        </table:table-row>
        <table:table-row table:style-name="ro1">
          <table:table-cell office:value-type="string">
            <text:p>Scottish &amp; Newcastle</text:p>
          </table:table-cell>
          <table:table-cell office:value-type="string">
            <text:p>Theakston's XB Bitter</text:p>
          </table:table-cell>
        </table:table-row>
        <table:table-row table:style-name="ro1">
          <table:table-cell office:value-type="string">
            <text:p>Scottish &amp; Newcastle</text:p>
          </table:table-cell>
          <table:table-cell office:value-type="string">
            <text:p>Werewolf</text:p>
          </table:table-cell>
        </table:table-row>
        <table:table-row table:style-name="ro1">
          <table:table-cell office:value-type="string">
            <text:p>Scottish &amp; Newcastle</text:p>
          </table:table-cell>
          <table:table-cell office:value-type="string">
            <text:p>Younger's Tartan Special</text:p>
          </table:table-cell>
        </table:table-row>
        <table:table-row table:style-name="ro1">
          <table:table-cell office:value-type="string">
            <text:p>Scratchtown</text:p>
          </table:table-cell>
          <table:table-cell office:value-type="string">
            <text:p>Big Splash</text:p>
          </table:table-cell>
        </table:table-row>
        <table:table-row table:style-name="ro1">
          <table:table-cell office:value-type="string">
            <text:p>Scratchtown</text:p>
          </table:table-cell>
          <table:table-cell office:value-type="string">
            <text:p>Black Eye Imperial Porter</text:p>
          </table:table-cell>
        </table:table-row>
        <table:table-row table:style-name="ro1">
          <table:table-cell office:value-type="string">
            <text:p>Scratchtown</text:p>
          </table:table-cell>
          <table:table-cell office:value-type="string">
            <text:p>MMR</text:p>
          </table:table-cell>
        </table:table-row>
        <table:table-row table:style-name="ro1">
          <table:table-cell office:value-type="string">
            <text:p>Scratchtown</text:p>
          </table:table-cell>
          <table:table-cell office:value-type="string">
            <text:p>Sandhills Gold</text:p>
          </table:table-cell>
        </table:table-row>
        <table:table-row table:style-name="ro1">
          <table:table-cell office:value-type="string">
            <text:p>Scratchtown</text:p>
          </table:table-cell>
          <table:table-cell office:value-type="string">
            <text:p>Sideburns'</text:p>
          </table:table-cell>
        </table:table-row>
        <table:table-row table:style-name="ro1">
          <table:table-cell office:value-type="string">
            <text:p>Scratchtown</text:p>
          </table:table-cell>
          <table:table-cell office:value-type="string">
            <text:p>Sweet Spot Pale</text:p>
          </table:table-cell>
        </table:table-row>
        <table:table-row table:style-name="ro1">
          <table:table-cell office:value-type="string">
            <text:p>Scuttlebutt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Scuttlebutt</text:p>
          </table:table-cell>
          <table:table-cell office:value-type="string">
            <text:p>Gale Force IPA</text:p>
          </table:table-cell>
        </table:table-row>
        <table:table-row table:style-name="ro1">
          <table:table-cell office:value-type="string">
            <text:p>Scuttlebutt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Scuttlebutt</text:p>
          </table:table-cell>
          <table:table-cell office:value-type="string">
            <text:p>Homeport Blonde</text:p>
          </table:table-cell>
        </table:table-row>
        <table:table-row table:style-name="ro1">
          <table:table-cell office:value-type="string">
            <text:p>Scuttlebutt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Scuttlebutt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Scuttlebutt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Scuttlebutt</text:p>
          </table:table-cell>
          <table:table-cell office:value-type="string">
            <text:p>Sequoia Red</text:p>
          </table:table-cell>
        </table:table-row>
        <table:table-row table:style-name="ro1">
          <table:table-cell office:value-type="string">
            <text:p>Sea Dog (Bangor)</text:p>
          </table:table-cell>
          <table:table-cell office:value-type="string">
            <text:p>Apricot Wheat Beer</text:p>
          </table:table-cell>
        </table:table-row>
        <table:table-row table:style-name="ro1">
          <table:table-cell office:value-type="string">
            <text:p>Sea Dog (Bangor)</text:p>
          </table:table-cell>
          <table:table-cell office:value-type="string">
            <text:p>Blue Paw Wild Blueberry Wheat Ale</text:p>
          </table:table-cell>
        </table:table-row>
        <table:table-row table:style-name="ro1">
          <table:table-cell office:value-type="string">
            <text:p>Sea Dog (Bangor)</text:p>
          </table:table-cell>
          <table:table-cell office:value-type="string">
            <text:p>Old East India Pale Ale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Ace's Strong Ale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Anniversary Ale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Banty Rooster IPA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Blur IPA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Brew Ribbon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Emerald Ale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Leroy Barleywine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Monarch Unfiltered Wheat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Naughty Monkey Brown Ale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Pale Bock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Pelican Pale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Pirate's Booty</text:p>
          </table:table-cell>
        </table:table-row>
        <table:table-row table:style-name="ro1">
          <table:table-cell office:value-type="string">
            <text:p>Seabright</text:p>
          </table:table-cell>
          <table:table-cell office:value-type="string">
            <text:p>Red Nose</text:p>
          </table:table-cell>
        </table:table-row>
        <table:table-row table:style-name="ro1">
          <table:table-cell office:value-type="string">
            <text:p>Second Street</text:p>
          </table:table-cell>
          <table:table-cell office:value-type="string">
            <text:p>Altbier</text:p>
          </table:table-cell>
        </table:table-row>
        <table:table-row table:style-name="ro1">
          <table:table-cell office:value-type="string">
            <text:p>Selkirk Cider</text:p>
          </table:table-cell>
          <table:table-cell office:value-type="string">
            <text:p>Seven Sisters Apple Cider</text:p>
          </table:table-cell>
        </table:table-row>
        <table:table-row table:style-name="ro1">
          <table:table-cell office:value-type="string">
            <text:p>Senne</text:p>
          </table:table-cell>
          <table:table-cell office:value-type="string">
            <text:p>Equinox Dark Belgian Winter</text:p>
          </table:table-cell>
        </table:table-row>
        <table:table-row table:style-name="ro1">
          <table:table-cell office:value-type="string">
            <text:p>Senne</text:p>
          </table:table-cell>
          <table:table-cell office:value-type="string">
            <text:p>Stouterik / The Brussels Stout</text:p>
          </table:table-cell>
        </table:table-row>
        <table:table-row table:style-name="ro1">
          <table:table-cell office:value-type="string">
            <text:p>Senne</text:p>
          </table:table-cell>
          <table:table-cell office:value-type="string">
            <text:p>Taras Boulba</text:p>
          </table:table-cell>
        </table:table-row>
        <table:table-row table:style-name="ro1">
          <table:table-cell office:value-type="string">
            <text:p>Senne</text:p>
          </table:table-cell>
          <table:table-cell office:value-type="string">
            <text:p>Zinnebir Blonde Ale</text:p>
          </table:table-cell>
        </table:table-row>
        <table:table-row table:style-name="ro1">
          <table:table-cell office:value-type="string">
            <text:p>Senne</text:p>
          </table:table-cell>
          <table:table-cell office:value-type="string">
            <text:p>Zinnebir Xmas</text:p>
          </table:table-cell>
        </table:table-row>
        <table:table-row table:style-name="ro1">
          <table:table-cell office:value-type="string">
            <text:p>Sequoia</text:p>
          </table:table-cell>
          <table:table-cell office:value-type="string">
            <text:p>Thunderhead Amber Ale</text:p>
          </table:table-cell>
        </table:table-row>
        <table:table-row table:style-name="ro1">
          <table:table-cell office:value-type="string">
            <text:p>Sespe River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Shaftebury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Sharkey's</text:p>
          </table:table-cell>
          <table:table-cell office:value-type="string">
            <text:p>To Hell and Bock</text:p>
          </table:table-cell>
        </table:table-row>
        <table:table-row table:style-name="ro1">
          <table:table-cell office:value-type="string">
            <text:p>Sharktooth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Sharktooth</text:p>
          </table:table-cell>
          <table:table-cell office:value-type="string">
            <text:p>Big Kahuna Brown</text:p>
          </table:table-cell>
        </table:table-row>
        <table:table-row table:style-name="ro1">
          <table:table-cell office:value-type="string">
            <text:p>Sharktooth</text:p>
          </table:table-cell>
          <table:table-cell office:value-type="string">
            <text:p>Hula Girl Pale Ale</text:p>
          </table:table-cell>
        </table:table-row>
        <table:table-row table:style-name="ro1">
          <table:table-cell office:value-type="string">
            <text:p>Sharktooth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harktooth</text:p>
          </table:table-cell>
          <table:table-cell office:value-type="string">
            <text:p>Poi Dog Wheat</text:p>
          </table:table-cell>
        </table:table-row>
        <table:table-row table:style-name="ro1">
          <table:table-cell office:value-type="string">
            <text:p>Sharktooth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Sharktooth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Sharky's</text:p>
          </table:table-cell>
          <table:table-cell office:value-type="string">
            <text:p>Red Shark Ale</text:p>
          </table:table-cell>
        </table:table-row>
        <table:table-row table:style-name="ro1">
          <table:table-cell office:value-type="string">
            <text:p>Shepherd Neame</text:p>
          </table:table-cell>
          <table:table-cell office:value-type="float" office:value="1698">
            <text:p>1698</text:p>
          </table:table-cell>
        </table:table-row>
        <table:table-row table:style-name="ro1">
          <table:table-cell office:value-type="string">
            <text:p>Shepherd Neame</text:p>
          </table:table-cell>
          <table:table-cell office:value-type="string">
            <text:p>Bishops Finger Kentish Strong Ale</text:p>
          </table:table-cell>
        </table:table-row>
        <table:table-row table:style-name="ro1">
          <table:table-cell office:value-type="string">
            <text:p>Shepherd Neame</text:p>
          </table:table-cell>
          <table:table-cell office:value-type="string">
            <text:p>Master Brew Bitter</text:p>
          </table:table-cell>
        </table:table-row>
        <table:table-row table:style-name="ro1">
          <table:table-cell office:value-type="string">
            <text:p>Shepherd Neame</text:p>
          </table:table-cell>
          <table:table-cell office:value-type="string">
            <text:p>Spitfire Premium Kentish Strong Ale</text:p>
          </table:table-cell>
        </table:table-row>
        <table:table-row table:style-name="ro1">
          <table:table-cell office:value-type="string">
            <text:p>Shepherd Neame</text:p>
          </table:table-cell>
          <table:table-cell office:value-type="string">
            <text:p>Whitstable Bay Organic Ale</text:p>
          </table:table-cell>
        </table:table-row>
        <table:table-row table:style-name="ro1">
          <table:table-cell office:value-type="string">
            <text:p>Sherlock's Home</text:p>
          </table:table-cell>
          <table:table-cell office:value-type="string">
            <text:p>Bishop's Bitter</text:p>
          </table:table-cell>
        </table:table-row>
        <table:table-row table:style-name="ro1">
          <table:table-cell office:value-type="string">
            <text:p>Sherlock's Home</text:p>
          </table:table-cell>
          <table:table-cell office:value-type="string">
            <text:p>Cologne Golden Ale</text:p>
          </table:table-cell>
        </table:table-row>
        <table:table-row table:style-name="ro1">
          <table:table-cell office:value-type="string">
            <text:p>Sherlock's Home</text:p>
          </table:table-cell>
          <table:table-cell office:value-type="string">
            <text:p>Gold Crown Lager</text:p>
          </table:table-cell>
        </table:table-row>
        <table:table-row table:style-name="ro1">
          <table:table-cell office:value-type="string">
            <text:p>Sherlock's Home</text:p>
          </table:table-cell>
          <table:table-cell office:value-type="string">
            <text:p>Palace Porter</text:p>
          </table:table-cell>
        </table:table-row>
        <table:table-row table:style-name="ro1">
          <table:table-cell office:value-type="string">
            <text:p>Sherlock's Home</text:p>
          </table:table-cell>
          <table:table-cell office:value-type="string">
            <text:p>Piper's Pride Scottish Ale</text:p>
          </table:table-cell>
        </table:table-row>
        <table:table-row table:style-name="ro1">
          <table:table-cell office:value-type="string">
            <text:p>Sherlock's Home</text:p>
          </table:table-cell>
          <table:table-cell office:value-type="string">
            <text:p>Queen Anne Light</text:p>
          </table:table-cell>
        </table:table-row>
        <table:table-row table:style-name="ro1">
          <table:table-cell office:value-type="string">
            <text:p>Sherlock's Home</text:p>
          </table:table-cell>
          <table:table-cell office:value-type="string">
            <text:p>Stag's Head Stout</text:p>
          </table:table-cell>
        </table:table-row>
        <table:table-row table:style-name="ro1">
          <table:table-cell office:value-type="string">
            <text:p>Sherlock's Home</text:p>
          </table:table-cell>
          <table:table-cell office:value-type="string">
            <text:p>Star of India India Pale Ale</text:p>
          </table:table-cell>
        </table:table-row>
        <table:table-row table:style-name="ro1">
          <table:table-cell office:value-type="string">
            <text:p>Ship Inn</text:p>
          </table:table-cell>
          <table:table-cell office:value-type="string">
            <text:p>Best Bitter</text:p>
          </table:table-cell>
        </table:table-row>
        <table:table-row table:style-name="ro1">
          <table:table-cell office:value-type="string">
            <text:p>Ship Inn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Ship Inn</text:p>
          </table:table-cell>
          <table:table-cell office:value-type="string">
            <text:p>Golden Wheat Light</text:p>
          </table:table-cell>
        </table:table-row>
        <table:table-row table:style-name="ro1">
          <table:table-cell office:value-type="string">
            <text:p>Ship Inn</text:p>
          </table:table-cell>
          <table:table-cell office:value-type="string">
            <text:p>Pheasant Plucker</text:p>
          </table:table-cell>
        </table:table-row>
        <table:table-row table:style-name="ro1">
          <table:table-cell office:value-type="string">
            <text:p>Ship Inn</text:p>
          </table:table-cell>
          <table:table-cell office:value-type="string">
            <text:p>The Ship's Stout</text:p>
          </table:table-cell>
        </table:table-row>
        <table:table-row table:style-name="ro1">
          <table:table-cell office:value-type="string">
            <text:p>Shipwrecked</text:p>
          </table:table-cell>
          <table:table-cell office:value-type="string">
            <text:p>Bayside Blonde Ale</text:p>
          </table:table-cell>
        </table:table-row>
        <table:table-row table:style-name="ro1">
          <table:table-cell office:value-type="string">
            <text:p>Shipwrecked</text:p>
          </table:table-cell>
          <table:table-cell office:value-type="string">
            <text:p>Captain's Copper Ale</text:p>
          </table:table-cell>
        </table:table-row>
        <table:table-row table:style-name="ro1">
          <table:table-cell office:value-type="string">
            <text:p>Shipwrecked</text:p>
          </table:table-cell>
          <table:table-cell office:value-type="string">
            <text:p>Door County Cherry Wheat</text:p>
          </table:table-cell>
        </table:table-row>
        <table:table-row table:style-name="ro1">
          <table:table-cell office:value-type="string">
            <text:p>Shipwrecked</text:p>
          </table:table-cell>
          <table:table-cell office:value-type="string">
            <text:p>Lighthouse Light</text:p>
          </table:table-cell>
        </table:table-row>
        <table:table-row table:style-name="ro1">
          <table:table-cell office:value-type="string">
            <text:p>Shipwrecked</text:p>
          </table:table-cell>
          <table:table-cell office:value-type="string">
            <text:p>Peninsula Porter</text:p>
          </table:table-cell>
        </table:table-row>
        <table:table-row table:style-name="ro1">
          <table:table-cell office:value-type="string">
            <text:p>Shipwrecked</text:p>
          </table:table-cell>
          <table:table-cell office:value-type="string">
            <text:p>Raspberry</text:p>
          </table:table-cell>
        </table:table-row>
        <table:table-row table:style-name="ro1">
          <table:table-cell office:value-type="string">
            <text:p>Shipyard</text:p>
          </table:table-cell>
          <table:table-cell office:value-type="string">
            <text:p>Barley Wine</text:p>
          </table:table-cell>
        </table:table-row>
        <table:table-row table:style-name="ro1">
          <table:table-cell office:value-type="string">
            <text:p>Shipyard</text:p>
          </table:table-cell>
          <table:table-cell office:value-type="string">
            <text:p>Blue Fin Stout</text:p>
          </table:table-cell>
        </table:table-row>
        <table:table-row table:style-name="ro1">
          <table:table-cell office:value-type="string">
            <text:p>Shipyard</text:p>
          </table:table-cell>
          <table:table-cell office:value-type="string">
            <text:p>Export Ale</text:p>
          </table:table-cell>
        </table:table-row>
        <table:table-row table:style-name="ro1">
          <table:table-cell office:value-type="string">
            <text:p>Shipyard</text:p>
          </table:table-cell>
          <table:table-cell office:value-type="string">
            <text:p>Fuggles IPA</text:p>
          </table:table-cell>
        </table:table-row>
        <table:table-row table:style-name="ro1">
          <table:table-cell office:value-type="string">
            <text:p>Shipyard</text:p>
          </table:table-cell>
          <table:table-cell office:value-type="string">
            <text:p>Ringwood Brewery Old Thumper Extra Special Ale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Barrel Aged Human Blockhead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Coney Island Albino Python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Coney Island Lager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Coney Island Sword Swallower IPA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Bittersweet Lenny's R.I.P.A.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Bittersweet Lenny's R.I.P.A. on Rye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Funky Jewbelation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Genesis 15:15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Genesis Ale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Jewbelation 10 / Monumental Jewbelation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Jewbelation 11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Jewbelation 12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Jewbelation 14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Jewbelation 8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Jewbelation 9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Messiah Bold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e'Brew Origin Pomegranate Ale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Hop Manna IPA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Jewbelation 15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Mermaid Pilsner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Reunion '11</text:p>
          </table:table-cell>
        </table:table-row>
        <table:table-row table:style-name="ro1">
          <table:table-cell office:value-type="string">
            <text:p>Shmaltz</text:p>
          </table:table-cell>
          <table:table-cell office:value-type="string">
            <text:p>The Chosen Spot</text:p>
          </table:table-cell>
        </table:table-row>
        <table:table-row table:style-name="ro1">
          <table:table-cell office:value-type="string">
            <text:p>Shorts (Elk Rapids)</text:p>
          </table:table-cell>
          <table:table-cell office:value-type="string">
            <text:p>Rye Not?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30th Anniversary Charlie, Fred and Ken’s Imperial Helles Bock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30th Anniversary Fritz &amp; Ken's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30th Anniversary Our Brewers Reserve Grand Cru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Anniversary Ale 2007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Anniversary Ale 2008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algian Blonde IPA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arrel-Aged Bigfoot 2013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eer Camp 2012 Floral IPA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eer Camp 2012 Imperial Pilsner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eer Camp 2012 Imperial Red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eer Camp 2012 Oatmeal Stout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1991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1993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1994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1995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1996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1997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1998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1999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0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1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2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3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4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5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6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7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8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09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10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11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igfoot 2012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londe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Brux Domesticated Wild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1992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1994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1996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1997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1998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2002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2003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2006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2007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2009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2010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elebration Ale 2011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hico Estate Harvest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Crystal Wheat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Dark Wheat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Draught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ESB 2008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Estate Homegrown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Extra Special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Flipside Red IPA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Glissade Golden Bock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Harvest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Harvest Ale 2007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Harvest Wet Hop Ale 2009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Hop Smack Double Black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Hoptimum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Kellerweis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Life &amp; Limb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Life &amp; Limb 2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Limb &amp; Lif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Narwhal Imperial Stout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Northern Hemisphere Harvest Ale 2010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Northern Hemisphere Harvest Ale 2011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Ovila Abbey Dubbel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Ovila Quad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Ovila Saison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Pale Bock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Ruthless Ry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Ruthless Weiss Beer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Southern Hemisphere Harvest Ale 2011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Southern Hemisphere Harvest Fresh Hop Ale 2008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Southern Hemisphere Harvest Fresh Hop Ale 2010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Southern Hemisphere Harvest Fresh Hop Ale 2013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Summerfest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Torpedo Extra IPA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Tumbler Autumn Brown Ale</text:p>
          </table:table-cell>
        </table:table-row>
        <table:table-row table:style-name="ro1">
          <table:table-cell office:value-type="string">
            <text:p>Sierra Nevada</text:p>
          </table:table-cell>
          <table:table-cell office:value-type="string">
            <text:p>Unfiltered Wheat Beer</text:p>
          </table:table-cell>
        </table:table-row>
        <table:table-row table:style-name="ro1">
          <table:table-cell office:value-type="string">
            <text:p>Signature</text:p>
          </table:table-cell>
          <table:table-cell office:value-type="string">
            <text:p>Goat's Breath Bock</text:p>
          </table:table-cell>
        </table:table-row>
        <table:table-row table:style-name="ro1">
          <table:table-cell office:value-type="string">
            <text:p>Silenrieux</text:p>
          </table:table-cell>
          <table:table-cell office:value-type="string">
            <text:p>Joseph Spelt Ale</text:p>
          </table:table-cell>
        </table:table-row>
        <table:table-row table:style-name="ro1">
          <table:table-cell office:value-type="string">
            <text:p>Silenrieux</text:p>
          </table:table-cell>
          <table:table-cell office:value-type="string">
            <text:p>Sara Buckwheat Ale</text:p>
          </table:table-cell>
        </table:table-row>
        <table:table-row table:style-name="ro1">
          <table:table-cell office:value-type="string">
            <text:p>Siletz</text:p>
          </table:table-cell>
          <table:table-cell office:value-type="string">
            <text:p>Black Diamond Imperial Porter</text:p>
          </table:table-cell>
        </table:table-row>
        <table:table-row table:style-name="ro1">
          <table:table-cell office:value-type="string">
            <text:p>Siletz</text:p>
          </table:table-cell>
          <table:table-cell office:value-type="string">
            <text:p>Mojo Ale</text:p>
          </table:table-cell>
        </table:table-row>
        <table:table-row table:style-name="ro1">
          <table:table-cell office:value-type="string">
            <text:p>Siletz</text:p>
          </table:table-cell>
          <table:table-cell office:value-type="string">
            <text:p>Oatmeal Cream Stout</text:p>
          </table:table-cell>
        </table:table-row>
        <table:table-row table:style-name="ro1">
          <table:table-cell office:value-type="string">
            <text:p>Siletz</text:p>
          </table:table-cell>
          <table:table-cell office:value-type="string">
            <text:p>Paddle Me IPA</text:p>
          </table:table-cell>
        </table:table-row>
        <table:table-row table:style-name="ro1">
          <table:table-cell office:value-type="string">
            <text:p>Siletz</text:p>
          </table:table-cell>
          <table:table-cell office:value-type="string">
            <text:p>Spruce Ale</text:p>
          </table:table-cell>
        </table:table-row>
        <table:table-row table:style-name="ro1">
          <table:table-cell office:value-type="string">
            <text:p>Siletz</text:p>
          </table:table-cell>
          <table:table-cell office:value-type="string">
            <text:p>Wooly Bully</text:p>
          </table:table-cell>
        </table:table-row>
        <table:table-row table:style-name="ro1">
          <table:table-cell office:value-type="string">
            <text:p>Silly</text:p>
          </table:table-cell>
          <table:table-cell office:value-type="string">
            <text:p>Double Enghien Blonde Ale</text:p>
          </table:table-cell>
        </table:table-row>
        <table:table-row table:style-name="ro1">
          <table:table-cell office:value-type="string">
            <text:p>Silly</text:p>
          </table:table-cell>
          <table:table-cell office:value-type="string">
            <text:p>Double Enghien Bruin</text:p>
          </table:table-cell>
        </table:table-row>
        <table:table-row table:style-name="ro1">
          <table:table-cell office:value-type="string">
            <text:p>Silly</text:p>
          </table:table-cell>
          <table:table-cell office:value-type="string">
            <text:p>La Divine Blond</text:p>
          </table:table-cell>
        </table:table-row>
        <table:table-row table:style-name="ro1">
          <table:table-cell office:value-type="string">
            <text:p>Silly</text:p>
          </table:table-cell>
          <table:table-cell office:value-type="string">
            <text:p>La Divine Triple</text:p>
          </table:table-cell>
        </table:table-row>
        <table:table-row table:style-name="ro1">
          <table:table-cell office:value-type="string">
            <text:p>Silly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Silly</text:p>
          </table:table-cell>
          <table:table-cell office:value-type="string">
            <text:p>Scotch</text:p>
          </table:table-cell>
        </table:table-row>
        <table:table-row table:style-name="ro1">
          <table:table-cell office:value-type="string">
            <text:p>Silly</text:p>
          </table:table-cell>
          <table:table-cell office:value-type="string">
            <text:p>Sour</text:p>
          </table:table-cell>
        </table:table-row>
        <table:table-row table:style-name="ro1">
          <table:table-cell office:value-type="string">
            <text:p>Silverado</text:p>
          </table:table-cell>
          <table:table-cell office:value-type="string">
            <text:p>Impale Ale</text:p>
          </table:table-cell>
        </table:table-row>
        <table:table-row table:style-name="ro1">
          <table:table-cell office:value-type="string">
            <text:p>Simmerberg</text:p>
          </table:table-cell>
          <table:table-cell office:value-type="string">
            <text:p>Bräustatt Gold</text:p>
          </table:table-cell>
        </table:table-row>
        <table:table-row table:style-name="ro1">
          <table:table-cell office:value-type="string">
            <text:p>Simmerberg</text:p>
          </table:table-cell>
          <table:table-cell office:value-type="string">
            <text:p>Bräustatt Pils</text:p>
          </table:table-cell>
        </table:table-row>
        <table:table-row table:style-name="ro1">
          <table:table-cell office:value-type="string">
            <text:p>Simmerberg</text:p>
          </table:table-cell>
          <table:table-cell office:value-type="string">
            <text:p>Dunkles Lager</text:p>
          </table:table-cell>
        </table:table-row>
        <table:table-row table:style-name="ro1">
          <table:table-cell office:value-type="string">
            <text:p>Simmerberg</text:p>
          </table:table-cell>
          <table:table-cell office:value-type="string">
            <text:p>Festbier</text:p>
          </table:table-cell>
        </table:table-row>
        <table:table-row table:style-name="ro1">
          <table:table-cell office:value-type="string">
            <text:p>Simmerberg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Simmerberg</text:p>
          </table:table-cell>
          <table:table-cell office:value-type="string">
            <text:p>Weizen-Dunkel</text:p>
          </table:table-cell>
        </table:table-row>
        <table:table-row table:style-name="ro1">
          <table:table-cell office:value-type="string">
            <text:p>Sinebrychoff</text:p>
          </table:table-cell>
          <table:table-cell office:value-type="string">
            <text:p>Koff Special III</text:p>
          </table:table-cell>
        </table:table-row>
        <table:table-row table:style-name="ro1">
          <table:table-cell office:value-type="string">
            <text:p>Sinebrychoff</text:p>
          </table:table-cell>
          <table:table-cell office:value-type="string">
            <text:p>Porter IV</text:p>
          </table:table-cell>
        </table:table-row>
        <table:table-row table:style-name="ro1">
          <table:table-cell office:value-type="string">
            <text:p>Sint Christoffel</text:p>
          </table:table-cell>
          <table:table-cell office:value-type="string">
            <text:p>Robertus</text:p>
          </table:table-cell>
        </table:table-row>
        <table:table-row table:style-name="ro1">
          <table:table-cell office:value-type="string">
            <text:p>Sint-Jozef</text:p>
          </table:table-cell>
          <table:table-cell office:value-type="string">
            <text:p>Limburgse Witte</text:p>
          </table:table-cell>
        </table:table-row>
        <table:table-row table:style-name="ro1">
          <table:table-cell office:value-type="string">
            <text:p>Sion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Sioux Falls</text:p>
          </table:table-cell>
          <table:table-cell office:value-type="string">
            <text:p>Buffalo Stout</text:p>
          </table:table-cell>
        </table:table-row>
        <table:table-row table:style-name="ro1">
          <table:table-cell office:value-type="string">
            <text:p>Sioux Falls</text:p>
          </table:table-cell>
          <table:table-cell office:value-type="string">
            <text:p>Canary Wheat</text:p>
          </table:table-cell>
        </table:table-row>
        <table:table-row table:style-name="ro1">
          <table:table-cell office:value-type="string">
            <text:p>Sioux Falls</text:p>
          </table:table-cell>
          <table:table-cell office:value-type="string">
            <text:p>Midnight Star Ale</text:p>
          </table:table-cell>
        </table:table-row>
        <table:table-row table:style-name="ro1">
          <table:table-cell office:value-type="string">
            <text:p>Sioux Falls</text:p>
          </table:table-cell>
          <table:table-cell office:value-type="string">
            <text:p>Ringneck Red Ale</text:p>
          </table:table-cell>
        </table:table-row>
        <table:table-row table:style-name="ro1">
          <table:table-cell office:value-type="string">
            <text:p>Six Rivers</text:p>
          </table:table-cell>
          <table:table-cell office:value-type="string">
            <text:p>Fat Bastard Barleywine (discontinued)</text:p>
          </table:table-cell>
        </table:table-row>
        <table:table-row table:style-name="ro1">
          <table:table-cell office:value-type="string">
            <text:p>Six River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Buster Nut Brown Ale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Decadent Imperial IPA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ESB Special Ale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Euphoria Pale Ale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Mexican Logger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Modus Hoperandi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Nefarious Ten Pin Imperial Porter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Pin Stripe Red Ale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Steel Toe Stout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Ten Pin Porter (discontinued)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True Blonde Ale</text:p>
          </table:table-cell>
        </table:table-row>
        <table:table-row table:style-name="ro1">
          <table:table-cell office:value-type="string">
            <text:p>Ska</text:p>
          </table:table-cell>
          <table:table-cell office:value-type="string">
            <text:p>True Blonde Dubbel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Del Rio Lager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Dutch Girl Lager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Free Bike Amber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Highwater Porter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Navidad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Red Card Lager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Sculler's India Pale Ale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Skagit Brown Ale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Skibbereen Stout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Steelie Brown Ale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Trumpeter</text:p>
          </table:table-cell>
        </table:table-row>
        <table:table-row table:style-name="ro1">
          <table:table-cell office:value-type="string">
            <text:p>Skagit River</text:p>
          </table:table-cell>
          <table:table-cell office:value-type="string">
            <text:p>Yellowjacket Pale Ale</text:p>
          </table:table-cell>
        </table:table-row>
        <table:table-row table:style-name="ro1">
          <table:table-cell office:value-type="string">
            <text:p>Skol</text:p>
          </table:table-cell>
          <table:table-cell office:value-type="string">
            <text:p>Royal Challenge Indian Premium Lager</text:p>
          </table:table-cell>
        </table:table-row>
        <table:table-row table:style-name="ro1">
          <table:table-cell office:value-type="string">
            <text:p>Slab City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Slab City</text:p>
          </table:table-cell>
          <table:table-cell office:value-type="string">
            <text:p>Esker Alt</text:p>
          </table:table-cell>
        </table:table-row>
        <table:table-row table:style-name="ro1">
          <table:table-cell office:value-type="string">
            <text:p>Slab City</text:p>
          </table:table-cell>
          <table:table-cell office:value-type="string">
            <text:p>High Noon Wheat Beer</text:p>
          </table:table-cell>
        </table:table-row>
        <table:table-row table:style-name="ro1">
          <table:table-cell office:value-type="string">
            <text:p>Slab City</text:p>
          </table:table-cell>
          <table:table-cell office:value-type="string">
            <text:p>Holiday Ale</text:p>
          </table:table-cell>
        </table:table-row>
        <table:table-row table:style-name="ro1">
          <table:table-cell office:value-type="string">
            <text:p>Slab City</text:p>
          </table:table-cell>
          <table:table-cell office:value-type="string">
            <text:p>Milkhouse Stout</text:p>
          </table:table-cell>
        </table:table-row>
        <table:table-row table:style-name="ro1">
          <table:table-cell office:value-type="string">
            <text:p>Slab City</text:p>
          </table:table-cell>
          <table:table-cell office:value-type="string">
            <text:p>Old 47 Ale</text:p>
          </table:table-cell>
        </table:table-row>
        <table:table-row table:style-name="ro1">
          <table:table-cell office:value-type="string">
            <text:p>Slab City</text:p>
          </table:table-cell>
          <table:table-cell office:value-type="string">
            <text:p>Shawano Gold</text:p>
          </table:table-cell>
        </table:table-row>
        <table:table-row table:style-name="ro1">
          <table:table-cell office:value-type="string">
            <text:p>Slab City</text:p>
          </table:table-cell>
          <table:table-cell office:value-type="string">
            <text:p>William Capen Bitter Ale</text:p>
          </table:table-cell>
        </table:table-row>
        <table:table-row table:style-name="ro1">
          <table:table-cell office:value-type="string">
            <text:p>Slaghmuylder</text:p>
          </table:table-cell>
          <table:table-cell office:value-type="string">
            <text:p>Witkap-Pater Singel Abbey Ale</text:p>
          </table:table-cell>
        </table:table-row>
        <table:table-row table:style-name="ro1">
          <table:table-cell office:value-type="string">
            <text:p>Slaghmuylder</text:p>
          </table:table-cell>
          <table:table-cell office:value-type="string">
            <text:p>Witkap-Pater Tripel</text:p>
          </table:table-cell>
        </table:table-row>
        <table:table-row table:style-name="ro1">
          <table:table-cell office:value-type="string">
            <text:p>Sleeman</text:p>
          </table:table-cell>
          <table:table-cell office:value-type="string">
            <text:p>Original Dark</text:p>
          </table:table-cell>
        </table:table-row>
        <table:table-row table:style-name="ro1">
          <table:table-cell office:value-type="string">
            <text:p>Sleeman</text:p>
          </table:table-cell>
          <table:table-cell office:value-type="string">
            <text:p>Sapporo Premium Beer</text:p>
          </table:table-cell>
        </table:table-row>
        <table:table-row table:style-name="ro1">
          <table:table-cell office:value-type="string">
            <text:p>SLO</text:p>
          </table:table-cell>
          <table:table-cell office:value-type="string">
            <text:p>Brickhouse Pale Ale</text:p>
          </table:table-cell>
        </table:table-row>
        <table:table-row table:style-name="ro1">
          <table:table-cell office:value-type="string">
            <text:p>SLO</text:p>
          </table:table-cell>
          <table:table-cell office:value-type="string">
            <text:p>Cole Porter</text:p>
          </table:table-cell>
        </table:table-row>
        <table:table-row table:style-name="ro1">
          <table:table-cell office:value-type="string">
            <text:p>SLO</text:p>
          </table:table-cell>
          <table:table-cell office:value-type="string">
            <text:p>Elephant Ale</text:p>
          </table:table-cell>
        </table:table-row>
        <table:table-row table:style-name="ro1">
          <table:table-cell office:value-type="string">
            <text:p>SLO</text:p>
          </table:table-cell>
          <table:table-cell office:value-type="string">
            <text:p>Garden Alley Amber Ale</text:p>
          </table:table-cell>
        </table:table-row>
        <table:table-row table:style-name="ro1">
          <table:table-cell office:value-type="string">
            <text:p>Slottskällans</text:p>
          </table:table-cell>
          <table:table-cell office:value-type="string">
            <text:p>Vrak</text:p>
          </table:table-cell>
        </table:table-row>
        <table:table-row table:style-name="ro1">
          <table:table-cell office:value-type="string">
            <text:p>Sly Fox (Phoenixville)</text:p>
          </table:table-cell>
          <table:table-cell office:value-type="string">
            <text:p>Burns' Scottish Ale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Anniversary IPA Ahtanum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Anniversary IPA Glacier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Burns Scottish Ale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Featherweight Lager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Helles Bock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Helles Golden Lager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Instigator Doppelbock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O'Reilly Stout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Phoenix Pale Ale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Piketown Pils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Route 113 IPA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Royal Weisse</text:p>
          </table:table-cell>
        </table:table-row>
        <table:table-row table:style-name="ro1">
          <table:table-cell office:value-type="string">
            <text:p>Sly Fox (Royersford)</text:p>
          </table:table-cell>
          <table:table-cell office:value-type="string">
            <text:p>Seamus Irish Red</text:p>
          </table:table-cell>
        </table:table-row>
        <table:table-row table:style-name="ro1">
          <table:table-cell office:value-type="string">
            <text:p>Smiling Moose</text:p>
          </table:table-cell>
          <table:table-cell office:value-type="string">
            <text:p>Bigmoose Stout</text:p>
          </table:table-cell>
        </table:table-row>
        <table:table-row table:style-name="ro1">
          <table:table-cell office:value-type="string">
            <text:p>Smithwick</text:p>
          </table:table-cell>
          <table:table-cell office:value-type="string">
            <text:p>Authentic Irish Ale</text:p>
          </table:table-cell>
        </table:table-row>
        <table:table-row table:style-name="ro1">
          <table:table-cell office:value-type="string">
            <text:p>Smithwick</text:p>
          </table:table-cell>
          <table:table-cell office:value-type="string">
            <text:p>Kilkenny</text:p>
          </table:table-cell>
        </table:table-row>
        <table:table-row table:style-name="ro1">
          <table:table-cell office:value-type="string">
            <text:p>Smoky Mountain (Knoxville)</text:p>
          </table:table-cell>
          <table:table-cell office:value-type="string">
            <text:p>Black Bear Ale</text:p>
          </table:table-cell>
        </table:table-row>
        <table:table-row table:style-name="ro1">
          <table:table-cell office:value-type="string">
            <text:p>Smuttynose</text:p>
          </table:table-cell>
          <table:table-cell office:value-type="string">
            <text:p>Shoals Pale Ale</text:p>
          </table:table-cell>
        </table:table-row>
        <table:table-row table:style-name="ro1">
          <table:table-cell office:value-type="string">
            <text:p>Smuttynose</text:p>
          </table:table-cell>
          <table:table-cell office:value-type="string">
            <text:p>S'muttonator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Bald Eagle Bock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Buffalo Brown Ale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Celebration Ale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Custer's Last Ale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Oktoberfest Lager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Pako's Eye P.A.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Rolling Thunder Dortmunder Lager</text:p>
          </table:table-cell>
        </table:table-row>
        <table:table-row table:style-name="ro1">
          <table:table-cell office:value-type="string">
            <text:p>Snake River</text:p>
          </table:table-cell>
          <table:table-cell office:value-type="string">
            <text:p>Zonker Stout</text:p>
          </table:table-cell>
        </table:table-row>
        <table:table-row table:style-name="ro1">
          <table:table-cell office:value-type="string">
            <text:p>Snipes Mountain</text:p>
          </table:table-cell>
          <table:table-cell office:value-type="string">
            <text:p>Extra Special Bitter</text:p>
          </table:table-cell>
        </table:table-row>
        <table:table-row table:style-name="ro1">
          <table:table-cell office:value-type="string">
            <text:p>Snipes Mountain</text:p>
          </table:table-cell>
          <table:table-cell office:value-type="string">
            <text:p>Roza Reserve</text:p>
          </table:table-cell>
        </table:table-row>
        <table:table-row table:style-name="ro1">
          <table:table-cell office:value-type="string">
            <text:p>Snoqualmie Falls</text:p>
          </table:table-cell>
          <table:table-cell office:value-type="string">
            <text:p>Copperhead American Pale Ale</text:p>
          </table:table-cell>
        </table:table-row>
        <table:table-row table:style-name="ro1">
          <table:table-cell office:value-type="string">
            <text:p>Snoqualmie Falls</text:p>
          </table:table-cell>
          <table:table-cell office:value-type="string">
            <text:p>PGA / Perfectly Great Amber</text:p>
          </table:table-cell>
        </table:table-row>
        <table:table-row table:style-name="ro1">
          <table:table-cell office:value-type="string">
            <text:p>Snoqualmie Falls</text:p>
          </table:table-cell>
          <table:table-cell office:value-type="string">
            <text:p>Spring Fever</text:p>
          </table:table-cell>
        </table:table-row>
        <table:table-row table:style-name="ro1">
          <table:table-cell office:value-type="string">
            <text:p>Snoqualmie Falls</text:p>
          </table:table-cell>
          <table:table-cell office:value-type="string">
            <text:p>Wildcat India Pale Ale</text:p>
          </table:table-cell>
        </table:table-row>
        <table:table-row table:style-name="ro1">
          <table:table-cell office:value-type="string">
            <text:p>Snowshoe (Sonora)</text:p>
          </table:table-cell>
          <table:table-cell office:value-type="string">
            <text:p>ESB (Extra Special Blizzard)</text:p>
          </table:table-cell>
        </table:table-row>
        <table:table-row table:style-name="ro1">
          <table:table-cell office:value-type="string">
            <text:p>Snowshoe (Sonora)</text:p>
          </table:table-cell>
          <table:table-cell office:value-type="string">
            <text:p>Thompson Pale Ale</text:p>
          </table:table-cell>
        </table:table-row>
        <table:table-row table:style-name="ro1">
          <table:table-cell office:value-type="string">
            <text:p>Soaring Wings</text:p>
          </table:table-cell>
          <table:table-cell office:value-type="string">
            <text:p>Blackbird SR-71 Stout</text:p>
          </table:table-cell>
        </table:table-row>
        <table:table-row table:style-name="ro1">
          <table:table-cell office:value-type="string">
            <text:p>Soaring Wings</text:p>
          </table:table-cell>
          <table:table-cell office:value-type="string">
            <text:p>Hop Zeppelin Double IPA</text:p>
          </table:table-cell>
        </table:table-row>
        <table:table-row table:style-name="ro1">
          <table:table-cell office:value-type="string">
            <text:p>Soaring Wings</text:p>
          </table:table-cell>
          <table:table-cell office:value-type="string">
            <text:p>Mild Ale</text:p>
          </table:table-cell>
        </table:table-row>
        <table:table-row table:style-name="ro1">
          <table:table-cell office:value-type="string">
            <text:p>Soaring Wings</text:p>
          </table:table-cell>
          <table:table-cell office:value-type="string">
            <text:p>Pegasus Pilsner</text:p>
          </table:table-cell>
        </table:table-row>
        <table:table-row table:style-name="ro1">
          <table:table-cell office:value-type="string">
            <text:p>Soaring Wings</text:p>
          </table:table-cell>
          <table:table-cell office:value-type="string">
            <text:p>Wingman German Wheat</text:p>
          </table:table-cell>
        </table:table-row>
        <table:table-row table:style-name="ro1">
          <table:table-cell office:value-type="string">
            <text:p>Socorro Springs</text:p>
          </table:table-cell>
          <table:table-cell office:value-type="string">
            <text:p>Pick Axe IPA</text:p>
          </table:table-cell>
        </table:table-row>
        <table:table-row table:style-name="ro1">
          <table:table-cell office:value-type="string">
            <text:p>Söflinger</text:p>
          </table:table-cell>
          <table:table-cell office:value-type="string">
            <text:p>Hefeweizen Hell</text:p>
          </table:table-cell>
        </table:table-row>
        <table:table-row table:style-name="ro1">
          <table:table-cell office:value-type="string">
            <text:p>Söflinger</text:p>
          </table:table-cell>
          <table:table-cell office:value-type="string">
            <text:p>Kellerpils Naturtrüb</text:p>
          </table:table-cell>
        </table:table-row>
        <table:table-row table:style-name="ro1">
          <table:table-cell office:value-type="string">
            <text:p>Söflinger</text:p>
          </table:table-cell>
          <table:table-cell office:value-type="string">
            <text:p>Natureisbock</text:p>
          </table:table-cell>
        </table:table-row>
        <table:table-row table:style-name="ro1">
          <table:table-cell office:value-type="string">
            <text:p>Söflinger</text:p>
          </table:table-cell>
          <table:table-cell office:value-type="string">
            <text:p>Spezial Hell</text:p>
          </table:table-cell>
        </table:table-row>
        <table:table-row table:style-name="ro1">
          <table:table-cell office:value-type="string">
            <text:p>Söflinger</text:p>
          </table:table-cell>
          <table:table-cell office:value-type="string">
            <text:p>Urtrunk Dunkel</text:p>
          </table:table-cell>
        </table:table-row>
        <table:table-row table:style-name="ro1">
          <table:table-cell office:value-type="string">
            <text:p>Söflinger</text:p>
          </table:table-cell>
          <table:table-cell office:value-type="string">
            <text:p>Weihnachtsbier</text:p>
          </table:table-cell>
        </table:table-row>
        <table:table-row table:style-name="ro1">
          <table:table-cell office:value-type="string">
            <text:p>Søgaards</text:p>
          </table:table-cell>
          <table:table-cell office:value-type="string">
            <text:p>Julebuk</text:p>
          </table:table-cell>
        </table:table-row>
        <table:table-row table:style-name="ro1">
          <table:table-cell office:value-type="string">
            <text:p>Solemn Oath</text:p>
          </table:table-cell>
          <table:table-cell office:value-type="string">
            <text:p>Famine</text:p>
          </table:table-cell>
        </table:table-row>
        <table:table-row table:style-name="ro1">
          <table:table-cell office:value-type="string">
            <text:p>Solibra</text:p>
          </table:table-cell>
          <table:table-cell office:value-type="string">
            <text:p>Mamba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Bad Bear Brown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Dunkelweizen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Golden Eagle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Harry's Stout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Holiday Wheat Bock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Lost Whale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Mountain Wheat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Noche Buena Barleywine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Petaluma Strong Ale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Red Rooster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Spring Bock</text:p>
          </table:table-cell>
        </table:table-row>
        <table:table-row table:style-name="ro1">
          <table:table-cell office:value-type="string">
            <text:p>Sophie's</text:p>
          </table:table-cell>
          <table:table-cell office:value-type="string">
            <text:p>Hausbier</text:p>
          </table:table-cell>
        </table:table-row>
        <table:table-row table:style-name="ro1">
          <table:table-cell office:value-type="string">
            <text:p>Sophie's</text:p>
          </table:table-cell>
          <table:table-cell office:value-type="string">
            <text:p>Hefeweissbier</text:p>
          </table:table-cell>
        </table:table-row>
        <table:table-row table:style-name="ro1">
          <table:table-cell office:value-type="string">
            <text:p>Sophie's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South Australian</text:p>
          </table:table-cell>
          <table:table-cell office:value-type="string">
            <text:p>Broken Hill Lager</text:p>
          </table:table-cell>
        </table:table-row>
        <table:table-row table:style-name="ro1">
          <table:table-cell office:value-type="string">
            <text:p>South Australian</text:p>
          </table:table-cell>
          <table:table-cell office:value-type="string">
            <text:p>Old Australia Stout</text:p>
          </table:table-cell>
        </table:table-row>
        <table:table-row table:style-name="ro1">
          <table:table-cell office:value-type="string">
            <text:p>South Baltimore</text:p>
          </table:table-cell>
          <table:table-cell office:value-type="string">
            <text:p>Edgar Allan Porter</text:p>
          </table:table-cell>
        </table:table-row>
        <table:table-row table:style-name="ro1">
          <table:table-cell office:value-type="string">
            <text:p>South Baltimore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outh Baltimore</text:p>
          </table:table-cell>
          <table:table-cell office:value-type="string">
            <text:p>Marble Golden Ale</text:p>
          </table:table-cell>
        </table:table-row>
        <table:table-row table:style-name="ro1">
          <table:table-cell office:value-type="string">
            <text:p>South Baltimore</text:p>
          </table:table-cell>
          <table:table-cell office:value-type="string">
            <text:p>Stockade Amber Ale</text:p>
          </table:table-cell>
        </table:table-row>
        <table:table-row table:style-name="ro1">
          <table:table-cell office:value-type="string">
            <text:p>South Shore</text:p>
          </table:table-cell>
          <table:table-cell office:value-type="string">
            <text:p>Chocolate Mint Stout</text:p>
          </table:table-cell>
        </table:table-row>
        <table:table-row table:style-name="ro1">
          <table:table-cell office:value-type="string">
            <text:p>South Shore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South Shore</text:p>
          </table:table-cell>
          <table:table-cell office:value-type="string">
            <text:p>Honey Pilsner</text:p>
          </table:table-cell>
        </table:table-row>
        <table:table-row table:style-name="ro1">
          <table:table-cell office:value-type="string">
            <text:p>South Shore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South Shore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outh Shore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South Shore</text:p>
          </table:table-cell>
          <table:table-cell office:value-type="string">
            <text:p>Red Lager</text:p>
          </table:table-cell>
        </table:table-row>
        <table:table-row table:style-name="ro1">
          <table:table-cell office:value-type="string">
            <text:p>South Shore</text:p>
          </table:table-cell>
          <table:table-cell office:value-type="string">
            <text:p>Rhoades' Scholar Stout</text:p>
          </table:table-cell>
        </table:table-row>
        <table:table-row table:style-name="ro1">
          <table:table-cell office:value-type="string">
            <text:p>South Shore</text:p>
          </table:table-cell>
          <table:table-cell office:value-type="string">
            <text:p>Witbier</text:p>
          </table:table-cell>
        </table:table-row>
        <table:table-row table:style-name="ro1">
          <table:table-cell office:value-type="string">
            <text:p>Southampton</text:p>
          </table:table-cell>
          <table:table-cell office:value-type="string">
            <text:p>Altbier</text:p>
          </table:table-cell>
        </table:table-row>
        <table:table-row table:style-name="ro1">
          <table:table-cell office:value-type="string">
            <text:p>Southampton</text:p>
          </table:table-cell>
          <table:table-cell office:value-type="string">
            <text:p>Double Ice Bock</text:p>
          </table:table-cell>
        </table:table-row>
        <table:table-row table:style-name="ro1">
          <table:table-cell office:value-type="string">
            <text:p>Southampton</text:p>
          </table:table-cell>
          <table:table-cell office:value-type="string">
            <text:p>Double White Ale</text:p>
          </table:table-cell>
        </table:table-row>
        <table:table-row table:style-name="ro1">
          <table:table-cell office:value-type="string">
            <text:p>Southampton</text:p>
          </table:table-cell>
          <table:table-cell office:value-type="string">
            <text:p>English Pale Ale</text:p>
          </table:table-cell>
        </table:table-row>
        <table:table-row table:style-name="ro1">
          <table:table-cell office:value-type="string">
            <text:p>Southampton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Southend (Charleston SC)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Southend (Charleston SC)</text:p>
          </table:table-cell>
          <table:table-cell office:value-type="string">
            <text:p>Blonde Light</text:p>
          </table:table-cell>
        </table:table-row>
        <table:table-row table:style-name="ro1">
          <table:table-cell office:value-type="string">
            <text:p>Southend (Charleston SC)</text:p>
          </table:table-cell>
          <table:table-cell office:value-type="string">
            <text:p>Bombay Pale Ale</text:p>
          </table:table-cell>
        </table:table-row>
        <table:table-row table:style-name="ro1">
          <table:table-cell office:value-type="string">
            <text:p>Southend (Charleston SC)</text:p>
          </table:table-cell>
          <table:table-cell office:value-type="string">
            <text:p>East Bay Brown</text:p>
          </table:table-cell>
        </table:table-row>
        <table:table-row table:style-name="ro1">
          <table:table-cell office:value-type="string">
            <text:p>Southend (Charleston SC)</text:p>
          </table:table-cell>
          <table:table-cell office:value-type="string">
            <text:p>Frostbite</text:p>
          </table:table-cell>
        </table:table-row>
        <table:table-row table:style-name="ro1">
          <table:table-cell office:value-type="string">
            <text:p>Southend (Charleston SC)</text:p>
          </table:table-cell>
          <table:table-cell office:value-type="string">
            <text:p>Ironman Wheat</text:p>
          </table:table-cell>
        </table:table-row>
        <table:table-row table:style-name="ro1">
          <table:table-cell office:value-type="string">
            <text:p>Southend (Charleston SC)</text:p>
          </table:table-cell>
          <table:table-cell office:value-type="string">
            <text:p>O'Ryans Oatmeal Stout</text:p>
          </table:table-cell>
        </table:table-row>
        <table:table-row table:style-name="ro1">
          <table:table-cell office:value-type="string">
            <text:p>Southend (Charleston SC)</text:p>
          </table:table-cell>
          <table:table-cell office:value-type="string">
            <text:p>Ruby Red Lager</text:p>
          </table:table-cell>
        </table:table-row>
        <table:table-row table:style-name="ro1">
          <table:table-cell office:value-type="string">
            <text:p>Southend (Charleston SC)</text:p>
          </table:table-cell>
          <table:table-cell office:value-type="string">
            <text:p>Scarlet Ale</text:p>
          </table:table-cell>
        </table:table-row>
        <table:table-row table:style-name="ro1">
          <table:table-cell office:value-type="string">
            <text:p>Southern California</text:p>
          </table:table-cell>
          <table:table-cell office:value-type="string">
            <text:p>Alpine Hofbrau Bock</text:p>
          </table:table-cell>
        </table:table-row>
        <table:table-row table:style-name="ro1">
          <table:table-cell office:value-type="string">
            <text:p>Southern California</text:p>
          </table:table-cell>
          <table:table-cell office:value-type="string">
            <text:p>Buckhorn Bock</text:p>
          </table:table-cell>
        </table:table-row>
        <table:table-row table:style-name="ro1">
          <table:table-cell office:value-type="string">
            <text:p>Southern Oregon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outhern Oregon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Southern Oregon</text:p>
          </table:table-cell>
          <table:table-cell office:value-type="string">
            <text:p>Woodshed Red</text:p>
          </table:table-cell>
        </table:table-row>
        <table:table-row table:style-name="ro1">
          <table:table-cell office:value-type="string">
            <text:p>Southern Tier</text:p>
          </table:table-cell>
          <table:table-cell office:value-type="string">
            <text:p>Back Burner Oak Aged Imperial Barley Wine</text:p>
          </table:table-cell>
        </table:table-row>
        <table:table-row table:style-name="ro1">
          <table:table-cell office:value-type="string">
            <text:p>Southern Tier</text:p>
          </table:table-cell>
          <table:table-cell office:value-type="string">
            <text:p>Imperial Oat</text:p>
          </table:table-cell>
        </table:table-row>
        <table:table-row table:style-name="ro1">
          <table:table-cell office:value-type="string">
            <text:p>Southern Tier</text:p>
          </table:table-cell>
          <table:table-cell office:value-type="string">
            <text:p>Iniquity Imperial Black Ale</text:p>
          </table:table-cell>
        </table:table-row>
        <table:table-row table:style-name="ro1">
          <table:table-cell office:value-type="string">
            <text:p>Southern Tier</text:p>
          </table:table-cell>
          <table:table-cell office:value-type="string">
            <text:p>Jah Va Imperial Stout</text:p>
          </table:table-cell>
        </table:table-row>
        <table:table-row table:style-name="ro1">
          <table:table-cell office:value-type="string">
            <text:p>Southern Tier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outhern Tier</text:p>
          </table:table-cell>
          <table:table-cell office:value-type="string">
            <text:p>Phin &amp; Matt's Extraordinary Ale</text:p>
          </table:table-cell>
        </table:table-row>
        <table:table-row table:style-name="ro1">
          <table:table-cell office:value-type="string">
            <text:p>Southern Tier</text:p>
          </table:table-cell>
          <table:table-cell office:value-type="string">
            <text:p>Unearthly Oak Aged Imperial India Pale Ale</text:p>
          </table:table-cell>
        </table:table-row>
        <table:table-row table:style-name="ro1">
          <table:table-cell office:value-type="string">
            <text:p>Spanish Peaks (Bozeman)</text:p>
          </table:table-cell>
          <table:table-cell office:value-type="string">
            <text:p>Black Dog Amber Ale</text:p>
          </table:table-cell>
        </table:table-row>
        <table:table-row table:style-name="ro1">
          <table:table-cell office:value-type="string">
            <text:p>Spanish Peaks (Bozeman)</text:p>
          </table:table-cell>
          <table:table-cell office:value-type="string">
            <text:p>Black Dog Honey Raspberry</text:p>
          </table:table-cell>
        </table:table-row>
        <table:table-row table:style-name="ro1">
          <table:table-cell office:value-type="string">
            <text:p>Spanish Peaks (Bozeman)</text:p>
          </table:table-cell>
          <table:table-cell office:value-type="string">
            <text:p>Black Dog Yellowstone Ale</text:p>
          </table:table-cell>
        </table:table-row>
        <table:table-row table:style-name="ro1">
          <table:table-cell office:value-type="string">
            <text:p>Spanish Peaks (Bozeman)</text:p>
          </table:table-cell>
          <table:table-cell office:value-type="string">
            <text:p>Peaches and Cream</text:p>
          </table:table-cell>
        </table:table-row>
        <table:table-row table:style-name="ro1">
          <table:table-cell office:value-type="string">
            <text:p>Spanish Peaks</text:p>
          </table:table-cell>
          <table:table-cell office:value-type="string">
            <text:p>American Pale Ale</text:p>
          </table:table-cell>
        </table:table-row>
        <table:table-row table:style-name="ro1">
          <table:table-cell office:value-type="string">
            <text:p>Spanish Peaks</text:p>
          </table:table-cell>
          <table:table-cell office:value-type="string">
            <text:p>Black Dog Amber</text:p>
          </table:table-cell>
        </table:table-row>
        <table:table-row table:style-name="ro1">
          <table:table-cell office:value-type="string">
            <text:p>Spanish Peaks</text:p>
          </table:table-cell>
          <table:table-cell office:value-type="string">
            <text:p>Crystal Weiss</text:p>
          </table:table-cell>
        </table:table-row>
        <table:table-row table:style-name="ro1">
          <table:table-cell office:value-type="string">
            <text:p>Spanish Peaks</text:p>
          </table:table-cell>
          <table:table-cell office:value-type="string">
            <text:p>Honey Raspberry Ale</text:p>
          </table:table-cell>
        </table:table-row>
        <table:table-row table:style-name="ro1">
          <table:table-cell office:value-type="string">
            <text:p>Spanish Peaks</text:p>
          </table:table-cell>
          <table:table-cell office:value-type="string">
            <text:p>Winter Cheer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Club-Weiße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Franziskaner Weissbier Dunkel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Franziskaner Weissbier Hefetrüb / Franziskaner Hefe-Weissbier Hell <text:s/>/ Franziskaner Club-Weiss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Münchner Hell / Premium Lager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Oktoberfestbier / Oktoberfest Ur-Märzen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Optimator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Spaten</text:p>
          </table:table-cell>
          <table:table-cell office:value-type="string">
            <text:p>Premium Bock</text:p>
          </table:table-cell>
        </table:table-row>
        <table:table-row table:style-name="ro1">
          <table:table-cell office:value-type="string">
            <text:p>Speakeasy</text:p>
          </table:table-cell>
          <table:table-cell office:value-type="string">
            <text:p>Big Daddy IPA</text:p>
          </table:table-cell>
        </table:table-row>
        <table:table-row table:style-name="ro1">
          <table:table-cell office:value-type="string">
            <text:p>Speakeasy</text:p>
          </table:table-cell>
          <table:table-cell office:value-type="string">
            <text:p>Double Daddy</text:p>
          </table:table-cell>
        </table:table-row>
        <table:table-row table:style-name="ro1">
          <table:table-cell office:value-type="string">
            <text:p>Speakeasy</text:p>
          </table:table-cell>
          <table:table-cell office:value-type="string">
            <text:p>Old Godfather</text:p>
          </table:table-cell>
        </table:table-row>
        <table:table-row table:style-name="ro1">
          <table:table-cell office:value-type="string">
            <text:p>Speakeasy</text:p>
          </table:table-cell>
          <table:table-cell office:value-type="string">
            <text:p>Payback Porter</text:p>
          </table:table-cell>
        </table:table-row>
        <table:table-row table:style-name="ro1">
          <table:table-cell office:value-type="string">
            <text:p>Speakeasy</text:p>
          </table:table-cell>
          <table:table-cell office:value-type="string">
            <text:p>Prohibition Ale</text:p>
          </table:table-cell>
        </table:table-row>
        <table:table-row table:style-name="ro1">
          <table:table-cell office:value-type="string">
            <text:p>Speakeasy</text:p>
          </table:table-cell>
          <table:table-cell office:value-type="string">
            <text:p>Untouchable Pale Ale</text:p>
          </table:table-cell>
        </table:table-row>
        <table:table-row table:style-name="ro1">
          <table:table-cell office:value-type="string">
            <text:p>Speakeasy</text:p>
          </table:table-cell>
          <table:table-cell office:value-type="string">
            <text:p>White Lightning</text:p>
          </table:table-cell>
        </table:table-row>
        <table:table-row table:style-name="ro1">
          <table:table-cell office:value-type="string">
            <text:p>Spencer's</text:p>
          </table:table-cell>
          <table:table-cell office:value-type="string">
            <text:p>McKenzie Pale Ale</text:p>
          </table:table-cell>
        </table:table-row>
        <table:table-row table:style-name="ro1">
          <table:table-cell office:value-type="string">
            <text:p>Spezial</text:p>
          </table:table-cell>
          <table:table-cell office:value-type="string">
            <text:p>Rauchbier Lager</text:p>
          </table:table-cell>
        </table:table-row>
        <table:table-row table:style-name="ro1">
          <table:table-cell office:value-type="string">
            <text:p>Spezial</text:p>
          </table:table-cell>
          <table:table-cell office:value-type="string">
            <text:p>Rauchbier Märzen</text:p>
          </table:table-cell>
        </table:table-row>
        <table:table-row table:style-name="ro1">
          <table:table-cell office:value-type="string">
            <text:p>Spezial</text:p>
          </table:table-cell>
          <table:table-cell office:value-type="string">
            <text:p>Rauchbier Weissbier</text:p>
          </table:table-cell>
        </table:table-row>
        <table:table-row table:style-name="ro1">
          <table:table-cell office:value-type="string">
            <text:p>Spezial</text:p>
          </table:table-cell>
          <table:table-cell office:value-type="string">
            <text:p>Ungespundetes</text:p>
          </table:table-cell>
        </table:table-row>
        <table:table-row table:style-name="ro1">
          <table:table-cell office:value-type="string">
            <text:p>Spilker</text:p>
          </table:table-cell>
          <table:table-cell office:value-type="string">
            <text:p>Cortland Autumn (discontinued)</text:p>
          </table:table-cell>
        </table:table-row>
        <table:table-row table:style-name="ro1">
          <table:table-cell office:value-type="string">
            <text:p>Spilker</text:p>
          </table:table-cell>
          <table:table-cell office:value-type="string">
            <text:p>Cortland Wheat</text:p>
          </table:table-cell>
        </table:table-row>
        <table:table-row table:style-name="ro1">
          <table:table-cell office:value-type="string">
            <text:p>Spilker</text:p>
          </table:table-cell>
          <table:table-cell office:value-type="string">
            <text:p>Espresso Stout (discontinued)</text:p>
          </table:table-cell>
        </table:table-row>
        <table:table-row table:style-name="ro1">
          <table:table-cell office:value-type="string">
            <text:p>Spilker</text:p>
          </table:table-cell>
          <table:table-cell office:value-type="string">
            <text:p>Hopluia</text:p>
          </table:table-cell>
        </table:table-row>
        <table:table-row table:style-name="ro1">
          <table:table-cell office:value-type="string">
            <text:p>Spilker</text:p>
          </table:table-cell>
          <table:table-cell office:value-type="string">
            <text:p>Monkey Wrench (discontinued)</text:p>
          </table:table-cell>
        </table:table-row>
        <table:table-row table:style-name="ro1">
          <table:table-cell office:value-type="string">
            <text:p>Spilker</text:p>
          </table:table-cell>
          <table:table-cell office:value-type="string">
            <text:p>Wind Chill Spiced Ale (discontinued)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100 Commemorator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101 Czech-Style Pilsner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102 Double Wheat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Blonde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Bock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Bohemian Black Lager (formerly Shiner 97)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Dortmunder Spring Ale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Hefeweizen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Holiday Cheer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Kosmos Reserve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Oktoberfest (formerly Shiner 96)</text:p>
          </table:table-cell>
        </table:table-row>
        <table:table-row table:style-name="ro1">
          <table:table-cell office:value-type="string">
            <text:p>Spoetzl</text:p>
          </table:table-cell>
          <table:table-cell office:value-type="string">
            <text:p>Shiner Summer Stock Kölsch Beer</text:p>
          </table:table-cell>
        </table:table-row>
        <table:table-row table:style-name="ro1">
          <table:table-cell office:value-type="string">
            <text:p>Sports City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Sports City</text:p>
          </table:table-cell>
          <table:table-cell office:value-type="string">
            <text:p>Creamy Stout</text:p>
          </table:table-cell>
        </table:table-row>
        <table:table-row table:style-name="ro1">
          <table:table-cell office:value-type="string">
            <text:p>Sports City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Sports City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ports City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25th Anniversary Belgian Style Dubbel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Abbey Triple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Anniversary Ale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Barley Wine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Barley Wine Gold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Black Bavarian Lager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Black IPA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Citra Bomb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Dopple Bock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El Rey Mexican Ale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Hefe Weiss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IPA²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Mai Bock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Oak Aged Bourbon Barrel Doppelbock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Oak Aged Scotch Style Ale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Pale Lager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Piper's Scotch Ale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Pub Brown Ale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Redhead Ale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Russian Imperial Stout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Special Amber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Summer Pils</text:p>
          </table:table-cell>
        </table:table-row>
        <table:table-row table:style-name="ro1">
          <table:table-cell office:value-type="string">
            <text:p>Sprecher</text:p>
          </table:table-cell>
          <table:table-cell office:value-type="string">
            <text:p>Winter Brew</text:p>
          </table:table-cell>
        </table:table-row>
        <table:table-row table:style-name="ro1">
          <table:table-cell office:value-type="string">
            <text:p>Spring Street</text:p>
          </table:table-cell>
          <table:table-cell office:value-type="string">
            <text:p>Wit</text:p>
          </table:table-cell>
        </table:table-row>
        <table:table-row table:style-name="ro1">
          <table:table-cell office:value-type="string">
            <text:p>Springfield</text:p>
          </table:table-cell>
          <table:table-cell office:value-type="string">
            <text:p>Mueller Doppelbock</text:p>
          </table:table-cell>
        </table:table-row>
        <table:table-row table:style-name="ro1">
          <table:table-cell office:value-type="string">
            <text:p>Squaw Mountain</text:p>
          </table:table-cell>
          <table:table-cell office:value-type="string">
            <text:p>Gusher Stout</text:p>
          </table:table-cell>
        </table:table-row>
        <table:table-row table:style-name="ro1">
          <table:table-cell office:value-type="string">
            <text:p>St Peter's</text:p>
          </table:table-cell>
          <table:table-cell office:value-type="string">
            <text:p>Cream Stout</text:p>
          </table:table-cell>
        </table:table-row>
        <table:table-row table:style-name="ro1">
          <table:table-cell office:value-type="string">
            <text:p>St Peter's</text:p>
          </table:table-cell>
          <table:table-cell office:value-type="string">
            <text:p>English Ale</text:p>
          </table:table-cell>
        </table:table-row>
        <table:table-row table:style-name="ro1">
          <table:table-cell office:value-type="string">
            <text:p>St Peter's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St Peter's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St Peter's</text:p>
          </table:table-cell>
          <table:table-cell office:value-type="string">
            <text:p>Old-Style Porter</text:p>
          </table:table-cell>
        </table:table-row>
        <table:table-row table:style-name="ro1">
          <table:table-cell office:value-type="string">
            <text:p>St Peter's</text:p>
          </table:table-cell>
          <table:table-cell office:value-type="string">
            <text:p>Organic Ale</text:p>
          </table:table-cell>
        </table:table-row>
        <table:table-row table:style-name="ro1">
          <table:table-cell office:value-type="string">
            <text:p>St Peter's</text:p>
          </table:table-cell>
          <table:table-cell office:value-type="string">
            <text:p>Winter Ale</text:p>
          </table:table-cell>
        </table:table-row>
        <table:table-row table:style-name="ro1">
          <table:table-cell office:value-type="string">
            <text:p>St Remy</text:p>
          </table:table-cell>
          <table:table-cell office:value-type="string">
            <text:p>Rochefort 10</text:p>
          </table:table-cell>
        </table:table-row>
        <table:table-row table:style-name="ro1">
          <table:table-cell office:value-type="string">
            <text:p>St Remy</text:p>
          </table:table-cell>
          <table:table-cell office:value-type="string">
            <text:p>Rochefort 6</text:p>
          </table:table-cell>
        </table:table-row>
        <table:table-row table:style-name="ro1">
          <table:table-cell office:value-type="string">
            <text:p>St Remy</text:p>
          </table:table-cell>
          <table:table-cell office:value-type="string">
            <text:p>Rochefort 8</text:p>
          </table:table-cell>
        </table:table-row>
        <table:table-row table:style-name="ro1">
          <table:table-cell office:value-type="string">
            <text:p>St. GeorgenBräu</text:p>
          </table:table-cell>
          <table:table-cell office:value-type="string">
            <text:p>Keller-Bier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Amber Alt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Angel Tears Wheat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Barleywine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Bitter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Dark Alt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Fest Beer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Graffiti '93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Graffiti Wheat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Pleasanton Centenni-Ale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Pleasanton Centenni-Ale Unfiltered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Red Sky Ale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VHB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Virgin Amber Alt</text:p>
          </table:table-cell>
        </table:table-row>
        <table:table-row table:style-name="ro1">
          <table:table-cell office:value-type="string">
            <text:p>St.Stan's</text:p>
          </table:table-cell>
          <table:table-cell office:value-type="string">
            <text:p>Whistle Stop Ale</text:p>
          </table:table-cell>
        </table:table-row>
        <table:table-row table:style-name="ro1">
          <table:table-cell office:value-type="string">
            <text:p>Star Union</text:p>
          </table:table-cell>
          <table:table-cell office:value-type="string">
            <text:p>Star Model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Alt Bier Ale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Black Cherry Stout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Hop Gold Ale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Raspberry Wheat Ale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StarBright Pineapple Ale</text:p>
          </table:table-cell>
        </table:table-row>
        <table:table-row table:style-name="ro1">
          <table:table-cell office:value-type="string">
            <text:p>Starobrno</text:p>
          </table:table-cell>
          <table:table-cell office:value-type="string">
            <text:p>Czech Premium Lager</text:p>
          </table:table-cell>
        </table:table-row>
        <table:table-row table:style-name="ro1">
          <table:table-cell office:value-type="string">
            <text:p>Staropramen</text:p>
          </table:table-cell>
          <table:table-cell office:value-type="string">
            <text:p>Ochranná Známka</text:p>
          </table:table-cell>
        </table:table-row>
        <table:table-row table:style-name="ro1">
          <table:table-cell office:value-type="string">
            <text:p>State Street</text:p>
          </table:table-cell>
          <table:table-cell office:value-type="string">
            <text:p>Midnight Ale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Abt 12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Bière Blanche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Christmas Ale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Grotten Brown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Grotten Flemish Ale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Pater 6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Prior 8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Tripel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Watou Tripel</text:p>
          </table:table-cell>
        </table:table-row>
        <table:table-row table:style-name="ro1">
          <table:table-cell office:value-type="string">
            <text:p>St-Bernardus</text:p>
          </table:table-cell>
          <table:table-cell office:value-type="string">
            <text:p>Wit</text:p>
          </table:table-cell>
        </table:table-row>
        <table:table-row table:style-name="ro1">
          <table:table-cell office:value-type="string">
            <text:p>Steamworks (Vancouver)</text:p>
          </table:table-cell>
          <table:table-cell office:value-type="string">
            <text:p>Cascadia Cream Ale</text:p>
          </table:table-cell>
        </table:table-row>
        <table:table-row table:style-name="ro1">
          <table:table-cell office:value-type="string">
            <text:p>Steamworks (Vancouver)</text:p>
          </table:table-cell>
          <table:table-cell office:value-type="string">
            <text:p>Coal Porter</text:p>
          </table:table-cell>
        </table:table-row>
        <table:table-row table:style-name="ro1">
          <table:table-cell office:value-type="string">
            <text:p>Steamworks (Vancouver)</text:p>
          </table:table-cell>
          <table:table-cell office:value-type="string">
            <text:p>Empress India Pale Ale</text:p>
          </table:table-cell>
        </table:table-row>
        <table:table-row table:style-name="ro1">
          <table:table-cell office:value-type="string">
            <text:p>Steamworks (Vancouver)</text:p>
          </table:table-cell>
          <table:table-cell office:value-type="string">
            <text:p>Ipanema Summer White</text:p>
          </table:table-cell>
        </table:table-row>
        <table:table-row table:style-name="ro1">
          <table:table-cell office:value-type="string">
            <text:p>Steamworks (Vancouver)</text:p>
          </table:table-cell>
          <table:table-cell office:value-type="string">
            <text:p>Lions Gate Lager</text:p>
          </table:table-cell>
        </table:table-row>
        <table:table-row table:style-name="ro1">
          <table:table-cell office:value-type="string">
            <text:p>Steamworks (Vancouver)</text:p>
          </table:table-cell>
          <table:table-cell office:value-type="string">
            <text:p>Signature Pale Ale</text:p>
          </table:table-cell>
        </table:table-row>
        <table:table-row table:style-name="ro1">
          <table:table-cell office:value-type="string">
            <text:p>Steamworks</text:p>
          </table:table-cell>
          <table:table-cell office:value-type="string">
            <text:p>Steam Engine Steam</text:p>
          </table:table-cell>
        </table:table-row>
        <table:table-row table:style-name="ro1">
          <table:table-cell office:value-type="string">
            <text:p>Steamworks</text:p>
          </table:table-cell>
          <table:table-cell office:value-type="string">
            <text:p>Third Eye Pale Ale</text:p>
          </table:table-cell>
        </table:table-row>
        <table:table-row table:style-name="ro1">
          <table:table-cell office:value-type="string">
            <text:p>Steel</text:p>
          </table:table-cell>
          <table:table-cell office:value-type="string">
            <text:p>High Gravity Lager</text:p>
          </table:table-cell>
        </table:table-row>
        <table:table-row table:style-name="ro1">
          <table:table-cell office:value-type="string">
            <text:p>Steelhead (Eugene)</text:p>
          </table:table-cell>
          <table:table-cell office:value-type="string">
            <text:p>Hearthside Wheatwine</text:p>
          </table:table-cell>
        </table:table-row>
        <table:table-row table:style-name="ro1">
          <table:table-cell office:value-type="string">
            <text:p>Steelhead (Irvine)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Steelhead (Irvine)</text:p>
          </table:table-cell>
          <table:table-cell office:value-type="string">
            <text:p>Bombay Bomber IPA</text:p>
          </table:table-cell>
        </table:table-row>
        <table:table-row table:style-name="ro1">
          <table:table-cell office:value-type="string">
            <text:p>Steelhead (Irvine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Steelhead (Irvine)</text:p>
          </table:table-cell>
          <table:table-cell office:value-type="string">
            <text:p>Java Stout</text:p>
          </table:table-cell>
        </table:table-row>
        <table:table-row table:style-name="ro1">
          <table:table-cell office:value-type="string">
            <text:p>Steelhead (Irvine)</text:p>
          </table:table-cell>
          <table:table-cell office:value-type="string">
            <text:p>McKenzie Gold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Atomium Grand Cru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Augustijn Ale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Bière du Boucanier Christmas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Bière du Boucanier Dark Ale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Bière du Boucanier Golden Ale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Bornem Double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Bornem Triple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Bruegel Amber Ale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Ertvelds Wit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Gulden Draak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Gulden Draak 9000 Quadrupel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Leute Bok Bier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Monk's Cafe Flemish Sour Ale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Piraat 10.5%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Steenbrugge Tripel Blond</text:p>
          </table:table-cell>
        </table:table-row>
        <table:table-row table:style-name="ro1">
          <table:table-cell office:value-type="string">
            <text:p>Steenberge</text:p>
          </table:table-cell>
          <table:table-cell office:value-type="string">
            <text:p>Tikka Gold</text:p>
          </table:table-cell>
        </table:table-row>
        <table:table-row table:style-name="ro1">
          <table:table-cell office:value-type="string">
            <text:p>Steinacher</text:p>
          </table:table-cell>
          <table:table-cell office:value-type="string">
            <text:p>Hausbräu</text:p>
          </table:table-cell>
        </table:table-row>
        <table:table-row table:style-name="ro1">
          <table:table-cell office:value-type="string">
            <text:p>Steinfels Back &amp; Brau</text:p>
          </table:table-cell>
          <table:table-cell office:value-type="string">
            <text:p>Altbier</text:p>
          </table:table-cell>
        </table:table-row>
        <table:table-row table:style-name="ro1">
          <table:table-cell office:value-type="string">
            <text:p>Steinfels Back &amp; Brau</text:p>
          </table:table-cell>
          <table:table-cell office:value-type="string">
            <text:p>Herbstbier</text:p>
          </table:table-cell>
        </table:table-row>
        <table:table-row table:style-name="ro1">
          <table:table-cell office:value-type="string">
            <text:p>Steinfels Back &amp; Brau</text:p>
          </table:table-cell>
          <table:table-cell office:value-type="string">
            <text:p>Huusbier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Bokrijks Kruikenbier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Dubbel Ale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Poorter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St Sebastiaan Grand Réserve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St. Paul Blond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St. Paul Double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St. Paul Special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St. Paul Triple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St. Sebastiaan Dark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St. Sebastiaan Golden</text:p>
          </table:table-cell>
        </table:table-row>
        <table:table-row table:style-name="ro1">
          <table:table-cell office:value-type="string">
            <text:p>Sterkens</text:p>
          </table:table-cell>
          <table:table-cell office:value-type="string">
            <text:p>White Ale</text:p>
          </table:table-cell>
        </table:table-row>
        <table:table-row table:style-name="ro1">
          <table:table-cell office:value-type="string">
            <text:p>Sternen</text:p>
          </table:table-cell>
          <table:table-cell office:value-type="string">
            <text:p>Honey Brown Ale</text:p>
          </table:table-cell>
        </table:table-row>
        <table:table-row table:style-name="ro1">
          <table:table-cell office:value-type="string">
            <text:p>Sternen</text:p>
          </table:table-cell>
          <table:table-cell office:value-type="string">
            <text:p>Huusbier Hell</text:p>
          </table:table-cell>
        </table:table-row>
        <table:table-row table:style-name="ro1">
          <table:table-cell office:value-type="string">
            <text:p>Sternen</text:p>
          </table:table-cell>
          <table:table-cell office:value-type="string">
            <text:p>Huusbier Schwarz</text:p>
          </table:table-cell>
        </table:table-row>
        <table:table-row table:style-name="ro1">
          <table:table-cell office:value-type="string">
            <text:p>Sternen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Sternen</text:p>
          </table:table-cell>
          <table:table-cell office:value-type="string">
            <text:p>Weizentrumpf</text:p>
          </table:table-cell>
        </table:table-row>
        <table:table-row table:style-name="ro1">
          <table:table-cell office:value-type="string">
            <text:p>Steve and Clark's (Durham)</text:p>
          </table:table-cell>
          <table:table-cell office:value-type="string">
            <text:p>Apricot</text:p>
          </table:table-cell>
        </table:table-row>
        <table:table-row table:style-name="ro1">
          <table:table-cell office:value-type="string">
            <text:p>Steve and Clark's (Durham)</text:p>
          </table:table-cell>
          <table:table-cell office:value-type="string">
            <text:p>Bull Town Brown</text:p>
          </table:table-cell>
        </table:table-row>
        <table:table-row table:style-name="ro1">
          <table:table-cell office:value-type="string">
            <text:p>Steve and Clark's (Durham)</text:p>
          </table:table-cell>
          <table:table-cell office:value-type="string">
            <text:p>Classic Pale Ale</text:p>
          </table:table-cell>
        </table:table-row>
        <table:table-row table:style-name="ro1">
          <table:table-cell office:value-type="string">
            <text:p>Steve and Clark's (Durham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Steve and Clark's (Durham)</text:p>
          </table:table-cell>
          <table:table-cell office:value-type="string">
            <text:p>Honey Wheat</text:p>
          </table:table-cell>
        </table:table-row>
        <table:table-row table:style-name="ro1">
          <table:table-cell office:value-type="string">
            <text:p>Steve and Clark's (Durham)</text:p>
          </table:table-cell>
          <table:table-cell office:value-type="string">
            <text:p>Melon Head Red</text:p>
          </table:table-cell>
        </table:table-row>
        <table:table-row table:style-name="ro1">
          <table:table-cell office:value-type="string">
            <text:p>Steve and Clark's (Durham)</text:p>
          </table:table-cell>
          <table:table-cell office:value-type="string">
            <text:p>Northwest Pale Ale</text:p>
          </table:table-cell>
        </table:table-row>
        <table:table-row table:style-name="ro1">
          <table:table-cell office:value-type="string">
            <text:p>Steve and Clark's (Durham)</text:p>
          </table:table-cell>
          <table:table-cell office:value-type="string">
            <text:p>Rhubarb</text:p>
          </table:table-cell>
        </table:table-row>
        <table:table-row table:style-name="ro1">
          <table:table-cell office:value-type="string">
            <text:p>Steve and Clark's (Durham)</text:p>
          </table:table-cell>
          <table:table-cell office:value-type="string">
            <text:p>Satin Stout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2012 Black Ale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Augsburger Dark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Augsburger Golden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Baraboo Bonfire Märzen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Baraboo Lumberjack IPA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Baraboo Snow Drift Black IPA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Belgian White (formerly White Bière)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Burly Brown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Cascade Pale Ale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Einbock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Horizon Wheat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Lizard Lager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Nude Beach Summer Wheat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Special Beer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Spring Bock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St. Benedict's Winter Ale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Whole Hog Imperial Pilsner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Whole Hog Pumpkin Ale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Whole Hog Russian Imperial Stout</text:p>
          </table:table-cell>
        </table:table-row>
        <table:table-row table:style-name="ro1">
          <table:table-cell office:value-type="string">
            <text:p>Stevens Point</text:p>
          </table:table-cell>
          <table:table-cell office:value-type="string">
            <text:p>Whole Hog Six-Hop IPA</text:p>
          </table:table-cell>
        </table:table-row>
        <table:table-row table:style-name="ro1">
          <table:table-cell office:value-type="string">
            <text:p>Stewart's</text:p>
          </table:table-cell>
          <table:table-cell office:value-type="string">
            <text:p>Highlander Stout</text:p>
          </table:table-cell>
        </table:table-row>
        <table:table-row table:style-name="ro1">
          <table:table-cell office:value-type="string">
            <text:p>St-Feuillien</text:p>
          </table:table-cell>
          <table:table-cell office:value-type="string">
            <text:p>Brune / Bruin</text:p>
          </table:table-cell>
        </table:table-row>
        <table:table-row table:style-name="ro1">
          <table:table-cell office:value-type="string">
            <text:p>St-Feuillien</text:p>
          </table:table-cell>
          <table:table-cell office:value-type="string">
            <text:p>Cuvée de Noël / Speciale</text:p>
          </table:table-cell>
        </table:table-row>
        <table:table-row table:style-name="ro1">
          <table:table-cell office:value-type="string">
            <text:p>St-Feuillien</text:p>
          </table:table-cell>
          <table:table-cell office:value-type="string">
            <text:p>Dry-Hopped Saison</text:p>
          </table:table-cell>
        </table:table-row>
        <table:table-row table:style-name="ro1">
          <table:table-cell office:value-type="string">
            <text:p>St-Feuillien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St-Feuillien</text:p>
          </table:table-cell>
          <table:table-cell office:value-type="string">
            <text:p>Triple</text:p>
          </table:table-cell>
        </table:table-row>
        <table:table-row table:style-name="ro1">
          <table:table-cell office:value-type="string">
            <text:p>Stiegl</text:p>
          </table:table-cell>
          <table:table-cell office:value-type="string">
            <text:p>Columbus Bock</text:p>
          </table:table-cell>
        </table:table-row>
        <table:table-row table:style-name="ro1">
          <table:table-cell office:value-type="string">
            <text:p>Stiegl</text:p>
          </table:table-cell>
          <table:table-cell office:value-type="string">
            <text:p>Columbus Pils</text:p>
          </table:table-cell>
        </table:table-row>
        <table:table-row table:style-name="ro1">
          <table:table-cell office:value-type="string">
            <text:p>Stiegl</text:p>
          </table:table-cell>
          <table:table-cell office:value-type="string">
            <text:p>Goldbräu</text:p>
          </table:table-cell>
        </table:table-row>
        <table:table-row table:style-name="ro1">
          <table:table-cell office:value-type="string">
            <text:p>Stiegl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Stiegl</text:p>
          </table:table-cell>
          <table:table-cell office:value-type="string">
            <text:p>Weizen Gold</text:p>
          </table:table-cell>
        </table:table-row>
        <table:table-row table:style-name="ro1">
          <table:table-cell office:value-type="string">
            <text:p>Stoddard's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Stoddard's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Stoddard'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toddard's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Stolz</text:p>
          </table:table-cell>
          <table:table-cell office:value-type="string">
            <text:p>Blaubändele</text:p>
          </table:table-cell>
        </table:table-row>
        <table:table-row table:style-name="ro1">
          <table:table-cell office:value-type="string">
            <text:p>Stolz</text:p>
          </table:table-cell>
          <table:table-cell office:value-type="string">
            <text:p>Dunkles Weizen</text:p>
          </table:table-cell>
        </table:table-row>
        <table:table-row table:style-name="ro1">
          <table:table-cell office:value-type="string">
            <text:p>Stolz</text:p>
          </table:table-cell>
          <table:table-cell office:value-type="string">
            <text:p>Hefeweizen hell</text:p>
          </table:table-cell>
        </table:table-row>
        <table:table-row table:style-name="ro1">
          <table:table-cell office:value-type="string">
            <text:p>Stolz</text:p>
          </table:table-cell>
          <table:table-cell office:value-type="string">
            <text:p>Isnyer Hopfen Perle</text:p>
          </table:table-cell>
        </table:table-row>
        <table:table-row table:style-name="ro1">
          <table:table-cell office:value-type="string">
            <text:p>Stolz</text:p>
          </table:table-cell>
          <table:table-cell office:value-type="string">
            <text:p>Isnyer Zunftbier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Belgian Pale Ale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Brett Grand Cru 2013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Doppelbock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English Mild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Masterpiece Porter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No Pants Red IPA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Oatmeal Pale Ale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Riverboat Rye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SCB Extra Special Bitter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Stone Arch</text:p>
          </table:table-cell>
          <table:table-cell office:value-type="string">
            <text:p>Trans-Porter</text:p>
          </table:table-cell>
        </table:table-row>
        <table:table-row table:style-name="ro1">
          <table:table-cell office:value-type="string">
            <text:p>Stone City</text:p>
          </table:table-cell>
          <table:table-cell office:value-type="string">
            <text:p>Artist Colony Ale</text:p>
          </table:table-cell>
        </table:table-row>
        <table:table-row table:style-name="ro1">
          <table:table-cell office:value-type="string">
            <text:p>Stone City</text:p>
          </table:table-cell>
          <table:table-cell office:value-type="string">
            <text:p>Iowa Pale Ale</text:p>
          </table:table-cell>
        </table:table-row>
        <table:table-row table:style-name="ro1">
          <table:table-cell office:value-type="string">
            <text:p>Stone City</text:p>
          </table:table-cell>
          <table:table-cell office:value-type="string">
            <text:p>Stein Bock</text:p>
          </table:table-cell>
        </table:table-row>
        <table:table-row table:style-name="ro1">
          <table:table-cell office:value-type="string">
            <text:p>Stone Coast (Portland)</text:p>
          </table:table-cell>
          <table:table-cell office:value-type="string">
            <text:p>Sunday River Alt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11th Anniversary Ale / Sublimely Self-Righteous Ale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12th Anniversary Bitter Chocolate Oatmeal Stout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13th Anniversary Ale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2004 Symposium Ale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4th Anniversary IPA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5th Anniversary IPA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7th Anniversary IPA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9th Anniversary IPA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Arrogant Bastard Ale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Cali-Belgique IPA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Double Bastard Ale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Imperial Russian Stout 2001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Imperial Russian Stout 2002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Imperial Russian Stout 2003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Imperial Russian Stout 2009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Levitation Ale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Oaked Arrogant Bastard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Old Guardian Barley Wine 2003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Old Guardian Barley Wine 2005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Old Guardian Barley Wine 2007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Old Guardian Barley Wine 2008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Old Guardian Oak Smoked Barley Wine 2013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Ruination IPA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Sawyer's Triple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Smoked Porter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Suede Imperial Porter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Vertical Epic 04.04.04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Vertical Epic 05.05.05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Vertical Epic 06.06.06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Vertical Epic 07.07.07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Vertical Epic 08.08.08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string">
            <text:p>Vertical Epic 12.12.12</text:p>
          </table:table-cell>
        </table:table-row>
        <table:table-row table:style-name="ro1">
          <table:table-cell office:value-type="string">
            <text:p>Stoney Creek</text:p>
          </table:table-cell>
          <table:table-cell office:value-type="string">
            <text:p>Double Chocolate Porter</text:p>
          </table:table-cell>
        </table:table-row>
        <table:table-row table:style-name="ro1">
          <table:table-cell office:value-type="string">
            <text:p>Stoudt's</text:p>
          </table:table-cell>
          <table:table-cell office:value-type="string">
            <text:p>Abbey Triple</text:p>
          </table:table-cell>
        </table:table-row>
        <table:table-row table:style-name="ro1">
          <table:table-cell office:value-type="string">
            <text:p>Stoudt's</text:p>
          </table:table-cell>
          <table:table-cell office:value-type="string">
            <text:p>Honey Double Maibock</text:p>
          </table:table-cell>
        </table:table-row>
        <table:table-row table:style-name="ro1">
          <table:table-cell office:value-type="string">
            <text:p>Stoudt's</text:p>
          </table:table-cell>
          <table:table-cell office:value-type="string">
            <text:p>Oktoberest</text:p>
          </table:table-cell>
        </table:table-row>
        <table:table-row table:style-name="ro1">
          <table:table-cell office:value-type="string">
            <text:p>Stout Brothers</text:p>
          </table:table-cell>
          <table:table-cell office:value-type="string">
            <text:p>Celtic Cross Stout</text:p>
          </table:table-cell>
        </table:table-row>
        <table:table-row table:style-name="ro1">
          <table:table-cell office:value-type="string">
            <text:p>Stout Brothers</text:p>
          </table:table-cell>
          <table:table-cell office:value-type="string">
            <text:p>Stronghold Pilsner</text:p>
          </table:table-cell>
        </table:table-row>
        <table:table-row table:style-name="ro1">
          <table:table-cell office:value-type="string">
            <text:p>Stout Brothers</text:p>
          </table:table-cell>
          <table:table-cell office:value-type="string">
            <text:p>Taverner Nut Brown Ale</text:p>
          </table:table-cell>
        </table:table-row>
        <table:table-row table:style-name="ro1">
          <table:table-cell office:value-type="string">
            <text:p>Stout Brothers</text:p>
          </table:table-cell>
          <table:table-cell office:value-type="string">
            <text:p>The Yank Cream Ale</text:p>
          </table:table-cell>
        </table:table-row>
        <table:table-row table:style-name="ro1">
          <table:table-cell office:value-type="string">
            <text:p>Stout Brothers</text:p>
          </table:table-cell>
          <table:table-cell office:value-type="string">
            <text:p>Underground IPA</text:p>
          </table:table-cell>
        </table:table-row>
        <table:table-row table:style-name="ro1">
          <table:table-cell office:value-type="string">
            <text:p>Stout Brothers</text:p>
          </table:table-cell>
          <table:table-cell office:value-type="string">
            <text:p>Yodeler Weisse</text:p>
          </table:table-cell>
        </table:table-row>
        <table:table-row table:style-name="ro1">
          <table:table-cell office:value-type="string">
            <text:p>Strakonice</text:p>
          </table:table-cell>
          <table:table-cell office:value-type="string">
            <text:p>Explosion BOOM Imperial Pilsner 2011</text:p>
          </table:table-cell>
        </table:table-row>
        <table:table-row table:style-name="ro1">
          <table:table-cell office:value-type="string">
            <text:p>Strike</text:p>
          </table:table-cell>
          <table:table-cell office:value-type="string">
            <text:p>Brown</text:p>
          </table:table-cell>
        </table:table-row>
        <table:table-row table:style-name="ro1">
          <table:table-cell office:value-type="string">
            <text:p>Stroh (Detroit)</text:p>
          </table:table-cell>
          <table:table-cell office:value-type="string">
            <text:p>Primo Beer</text:p>
          </table:table-cell>
        </table:table-row>
        <table:table-row table:style-name="ro1">
          <table:table-cell office:value-type="string">
            <text:p>Stroh (Detroit)</text:p>
          </table:table-cell>
          <table:table-cell office:value-type="string">
            <text:p>Schlitz</text:p>
          </table:table-cell>
        </table:table-row>
        <table:table-row table:style-name="ro1">
          <table:table-cell office:value-type="string">
            <text:p>Stroh (Longview)</text:p>
          </table:table-cell>
          <table:table-cell office:value-type="string">
            <text:p>Lone Star</text:p>
          </table:table-cell>
        </table:table-row>
        <table:table-row table:style-name="ro1">
          <table:table-cell office:value-type="string">
            <text:p>Stroh (St.Paul)</text:p>
          </table:table-cell>
          <table:table-cell office:value-type="string">
            <text:p>Red River Valley Select Red Lager</text:p>
          </table:table-cell>
        </table:table-row>
        <table:table-row table:style-name="ro1">
          <table:table-cell office:value-type="string">
            <text:p>Stroh (Tampa)</text:p>
          </table:table-cell>
          <table:table-cell office:value-type="string">
            <text:p>Hatuey Beer</text:p>
          </table:table-cell>
        </table:table-row>
        <table:table-row table:style-name="ro1">
          <table:table-cell office:value-type="string">
            <text:p>Stroh (Winston-Salem)</text:p>
          </table:table-cell>
          <table:table-cell office:value-type="string">
            <text:p>Flagstone First Reserve Southern Brew</text:p>
          </table:table-cell>
        </table:table-row>
        <table:table-row table:style-name="ro1">
          <table:table-cell office:value-type="string">
            <text:p>Strubbe</text:p>
          </table:table-cell>
          <table:table-cell office:value-type="string">
            <text:p>Ichtegems Grand Cru</text:p>
          </table:table-cell>
        </table:table-row>
        <table:table-row table:style-name="ro1">
          <table:table-cell office:value-type="string">
            <text:p>Strubbe</text:p>
          </table:table-cell>
          <table:table-cell office:value-type="string">
            <text:p>Ichtegems Oud Bruin</text:p>
          </table:table-cell>
        </table:table-row>
        <table:table-row table:style-name="ro1">
          <table:table-cell office:value-type="string">
            <text:p>Strubbe</text:p>
          </table:table-cell>
          <table:table-cell office:value-type="string">
            <text:p>Vlas Kop</text:p>
          </table:table-cell>
        </table:table-row>
        <table:table-row table:style-name="ro1">
          <table:table-cell office:value-type="string">
            <text:p>St-Sylvestre</text:p>
          </table:table-cell>
          <table:table-cell office:value-type="string">
            <text:p>Gavroche French Red Ale</text:p>
          </table:table-cell>
        </table:table-row>
        <table:table-row table:style-name="ro1">
          <table:table-cell office:value-type="string">
            <text:p>Stuft Pizza (Del Mar)</text:p>
          </table:table-cell>
          <table:table-cell office:value-type="string">
            <text:p>McGarvey's Scottish Ale</text:p>
          </table:table-cell>
        </table:table-row>
        <table:table-row table:style-name="ro1">
          <table:table-cell office:value-type="string">
            <text:p>Stuft Pizza (Del Mar)</text:p>
          </table:table-cell>
          <table:table-cell office:value-type="string">
            <text:p>Stuft Pizza Torrey Pines IPA</text:p>
          </table:table-cell>
        </table:table-row>
        <table:table-row table:style-name="ro1">
          <table:table-cell office:value-type="string">
            <text:p>Sturgeon Bay</text:p>
          </table:table-cell>
          <table:table-cell office:value-type="string">
            <text:p>Highway to Helles</text:p>
          </table:table-cell>
        </table:table-row>
        <table:table-row table:style-name="ro1">
          <table:table-cell office:value-type="string">
            <text:p>Sturgeon Bay</text:p>
          </table:table-cell>
          <table:table-cell office:value-type="string">
            <text:p>Last Stop Stout</text:p>
          </table:table-cell>
        </table:table-row>
        <table:table-row table:style-name="ro1">
          <table:table-cell office:value-type="string">
            <text:p>Sturgeon Bay</text:p>
          </table:table-cell>
          <table:table-cell office:value-type="string">
            <text:p>Lighthouse Amber Lager</text:p>
          </table:table-cell>
        </table:table-row>
        <table:table-row table:style-name="ro1">
          <table:table-cell office:value-type="string">
            <text:p>Sturgeon Bay</text:p>
          </table:table-cell>
          <table:table-cell office:value-type="string">
            <text:p>Peninsula Pirate Pilsner</text:p>
          </table:table-cell>
        </table:table-row>
        <table:table-row table:style-name="ro1">
          <table:table-cell office:value-type="string">
            <text:p>Sturgeon Bay</text:p>
          </table:table-cell>
          <table:table-cell office:value-type="string">
            <text:p>Summer Wheat</text:p>
          </table:table-cell>
        </table:table-row>
        <table:table-row table:style-name="ro1">
          <table:table-cell office:value-type="string">
            <text:p>Stuttgarter Hofbräu</text:p>
          </table:table-cell>
          <table:table-cell office:value-type="string">
            <text:p>Malteser Weissbier</text:p>
          </table:table-cell>
        </table:table-row>
        <table:table-row table:style-name="ro1">
          <table:table-cell office:value-type="string">
            <text:p>Sudbrack</text:p>
          </table:table-cell>
          <table:table-cell office:value-type="string">
            <text:p>Eisenbahn Defumada</text:p>
          </table:table-cell>
        </table:table-row>
        <table:table-row table:style-name="ro1">
          <table:table-cell office:value-type="string">
            <text:p>Sudbrack</text:p>
          </table:table-cell>
          <table:table-cell office:value-type="string">
            <text:p>Eisenbahn Dourada</text:p>
          </table:table-cell>
        </table:table-row>
        <table:table-row table:style-name="ro1">
          <table:table-cell office:value-type="string">
            <text:p>Sudbrack</text:p>
          </table:table-cell>
          <table:table-cell office:value-type="string">
            <text:p>Eisenbahn Escura</text:p>
          </table:table-cell>
        </table:table-row>
        <table:table-row table:style-name="ro1">
          <table:table-cell office:value-type="string">
            <text:p>Sudbrack</text:p>
          </table:table-cell>
          <table:table-cell office:value-type="string">
            <text:p>Eisenbahn Lust</text:p>
          </table:table-cell>
        </table:table-row>
        <table:table-row table:style-name="ro1">
          <table:table-cell office:value-type="string">
            <text:p>Sudbrack</text:p>
          </table:table-cell>
          <table:table-cell office:value-type="string">
            <text:p>Eisenbahn South American Pale Ale (S.A.P.A.)</text:p>
          </table:table-cell>
        </table:table-row>
        <table:table-row table:style-name="ro1">
          <table:table-cell office:value-type="string">
            <text:p>Sudbrack</text:p>
          </table:table-cell>
          <table:table-cell office:value-type="string">
            <text:p>Eisenbahn Vigorosa</text:p>
          </table:table-cell>
        </table:table-row>
        <table:table-row table:style-name="ro1">
          <table:table-cell office:value-type="string">
            <text:p>Sudwerk</text:p>
          </table:table-cell>
          <table:table-cell office:value-type="string">
            <text:p>Doppelbock</text:p>
          </table:table-cell>
        </table:table-row>
        <table:table-row table:style-name="ro1">
          <table:table-cell office:value-type="string">
            <text:p>Sudwerk</text:p>
          </table:table-cell>
          <table:table-cell office:value-type="string">
            <text:p>Hefe Weizen</text:p>
          </table:table-cell>
        </table:table-row>
        <table:table-row table:style-name="ro1">
          <table:table-cell office:value-type="string">
            <text:p>Sudwerk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Sudwerk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Sudwerk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Sudwerk</text:p>
          </table:table-cell>
          <table:table-cell office:value-type="string">
            <text:p>Oktoberfest Märzen</text:p>
          </table:table-cell>
        </table:table-row>
        <table:table-row table:style-name="ro1">
          <table:table-cell office:value-type="string">
            <text:p>Sudwerk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Sullivan's</text:p>
          </table:table-cell>
          <table:table-cell office:value-type="string">
            <text:p>Sherwood Forest IPA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Belgian Style Golden Ale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Dunkel Weizen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Extra Pale Ale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Great Northern Porter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Hefe-Weizen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Horizon Red Ale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India Style Rye Ale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Pilsner (Grand)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Sága India Pale Ale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Scandia Ale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Scottish Style 90/-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Winter Ale</text:p>
          </table:table-cell>
        </table:table-row>
        <table:table-row table:style-name="ro1">
          <table:table-cell office:value-type="string">
            <text:p>Sun Valley</text:p>
          </table:table-cell>
          <table:table-cell office:value-type="string">
            <text:p>Rocky Mountain Oktoberfest</text:p>
          </table:table-cell>
        </table:table-row>
        <table:table-row table:style-name="ro1">
          <table:table-cell office:value-type="string">
            <text:p>Sunday River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Sünner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Sunset Beach</text:p>
          </table:table-cell>
          <table:table-cell office:value-type="string">
            <text:p>Captain Pale Ale</text:p>
          </table:table-cell>
        </table:table-row>
        <table:table-row table:style-name="ro1">
          <table:table-cell office:value-type="string">
            <text:p>Sunset Beach</text:p>
          </table:table-cell>
          <table:table-cell office:value-type="string">
            <text:p>Deck Hand Wheat Beer</text:p>
          </table:table-cell>
        </table:table-row>
        <table:table-row table:style-name="ro1">
          <table:table-cell office:value-type="string">
            <text:p>Sunset Beach</text:p>
          </table:table-cell>
          <table:table-cell office:value-type="string">
            <text:p>Hefe-Weizen</text:p>
          </table:table-cell>
        </table:table-row>
        <table:table-row table:style-name="ro1">
          <table:table-cell office:value-type="string">
            <text:p>Sunset Beach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Sunset Beach</text:p>
          </table:table-cell>
          <table:table-cell office:value-type="string">
            <text:p>Pacific Pilsner</text:p>
          </table:table-cell>
        </table:table-row>
        <table:table-row table:style-name="ro1">
          <table:table-cell office:value-type="string">
            <text:p>Sunset Beach</text:p>
          </table:table-cell>
          <table:table-cell office:value-type="string">
            <text:p>Screaming Lobster German Lager</text:p>
          </table:table-cell>
        </table:table-row>
        <table:table-row table:style-name="ro1">
          <table:table-cell office:value-type="string">
            <text:p>Sunset Beach</text:p>
          </table:table-cell>
          <table:table-cell office:value-type="string">
            <text:p>Sharkbite Red</text:p>
          </table:table-cell>
        </table:table-row>
        <table:table-row table:style-name="ro1">
          <table:table-cell office:value-type="string">
            <text:p>Sunset Beach</text:p>
          </table:table-cell>
          <table:table-cell office:value-type="string">
            <text:p>Sunset Blonde</text:p>
          </table:table-cell>
        </table:table-row>
        <table:table-row table:style-name="ro1">
          <table:table-cell office:value-type="string">
            <text:p>Surly</text:p>
          </table:table-cell>
          <table:table-cell office:value-type="string">
            <text:p>Bender Beer</text:p>
          </table:table-cell>
        </table:table-row>
        <table:table-row table:style-name="ro1">
          <table:table-cell office:value-type="string">
            <text:p>Surly</text:p>
          </table:table-cell>
          <table:table-cell office:value-type="string">
            <text:p>Furious Beer</text:p>
          </table:table-cell>
        </table:table-row>
        <table:table-row table:style-name="ro1">
          <table:table-cell office:value-type="string">
            <text:p>Surly</text:p>
          </table:table-cell>
          <table:table-cell office:value-type="string">
            <text:p>Hell</text:p>
          </table:table-cell>
        </table:table-row>
        <table:table-row table:style-name="ro1">
          <table:table-cell office:value-type="string">
            <text:p>Sutter</text:p>
          </table:table-cell>
          <table:table-cell office:value-type="string">
            <text:p>American Red</text:p>
          </table:table-cell>
        </table:table-row>
        <table:table-row table:style-name="ro1">
          <table:table-cell office:value-type="string">
            <text:p>Sutter</text:p>
          </table:table-cell>
          <table:table-cell office:value-type="string">
            <text:p>Blueberry Wheat</text:p>
          </table:table-cell>
        </table:table-row>
        <table:table-row table:style-name="ro1">
          <table:table-cell office:value-type="string">
            <text:p>Sutter</text:p>
          </table:table-cell>
          <table:table-cell office:value-type="string">
            <text:p>Comstock Golden</text:p>
          </table:table-cell>
        </table:table-row>
        <table:table-row table:style-name="ro1">
          <table:table-cell office:value-type="string">
            <text:p>Sutter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Švyturys</text:p>
          </table:table-cell>
          <table:table-cell office:value-type="string">
            <text:p>1784 Anniversary Beer</text:p>
          </table:table-cell>
        </table:table-row>
        <table:table-row table:style-name="ro1">
          <table:table-cell office:value-type="string">
            <text:p>Švyturys</text:p>
          </table:table-cell>
          <table:table-cell office:value-type="string">
            <text:p>Baltas Alus</text:p>
          </table:table-cell>
        </table:table-row>
        <table:table-row table:style-name="ro1">
          <table:table-cell office:value-type="string">
            <text:p>Švyturys</text:p>
          </table:table-cell>
          <table:table-cell office:value-type="string">
            <text:p>Baltijos Dark Red / Tamsusis Alus</text:p>
          </table:table-cell>
        </table:table-row>
        <table:table-row table:style-name="ro1">
          <table:table-cell office:value-type="string">
            <text:p>Švyturys</text:p>
          </table:table-cell>
          <table:table-cell office:value-type="string">
            <text:p>Ekstra Draught</text:p>
          </table:table-cell>
        </table:table-row>
        <table:table-row table:style-name="ro1">
          <table:table-cell office:value-type="string">
            <text:p>Swale</text:p>
          </table:table-cell>
          <table:table-cell office:value-type="string">
            <text:p>East India IPA</text:p>
          </table:table-cell>
        </table:table-row>
        <table:table-row table:style-name="ro1">
          <table:table-cell office:value-type="string">
            <text:p>Swale</text:p>
          </table:table-cell>
          <table:table-cell office:value-type="string">
            <text:p>Whitstable Oyster Stout</text:p>
          </table:table-cell>
        </table:table-row>
        <table:table-row table:style-name="ro1">
          <table:table-cell office:value-type="string">
            <text:p>Swan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Sweetwater (Casper)</text:p>
          </table:table-cell>
          <table:table-cell office:value-type="string">
            <text:p>Surefire Stout</text:p>
          </table:table-cell>
        </table:table-row>
        <table:table-row table:style-name="ro1">
          <table:table-cell office:value-type="string">
            <text:p>Sweetwater (Casper)</text:p>
          </table:table-cell>
          <table:table-cell office:value-type="string">
            <text:p>Wild Wyo Wheat</text:p>
          </table:table-cell>
        </table:table-row>
        <table:table-row table:style-name="ro1">
          <table:table-cell office:value-type="string">
            <text:p>Sweetwater (Centreville)</text:p>
          </table:table-cell>
          <table:table-cell office:value-type="string">
            <text:p>Flying Armadillo Porter</text:p>
          </table:table-cell>
        </table:table-row>
        <table:table-row table:style-name="ro1">
          <table:table-cell office:value-type="string">
            <text:p>Sweetwater (Centreville)</text:p>
          </table:table-cell>
          <table:table-cell office:value-type="string">
            <text:p>High Desert Imperial Stout</text:p>
          </table:table-cell>
        </table:table-row>
        <table:table-row table:style-name="ro1">
          <table:table-cell office:value-type="string">
            <text:p>SweetWater</text:p>
          </table:table-cell>
          <table:table-cell office:value-type="string">
            <text:p>420 Extra Pale Ale</text:p>
          </table:table-cell>
        </table:table-row>
        <table:table-row table:style-name="ro1">
          <table:table-cell office:value-type="string">
            <text:p>SweetWater</text:p>
          </table:table-cell>
          <table:table-cell office:value-type="string">
            <text:p>Happy Ending Dry Hopped Imperial Stout</text:p>
          </table:table-cell>
        </table:table-row>
        <table:table-row table:style-name="ro1">
          <table:table-cell office:value-type="string">
            <text:p>SweetWater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't IJ</text:p>
          </table:table-cell>
          <table:table-cell office:value-type="string">
            <text:p>Zatte</text:p>
          </table:table-cell>
        </table:table-row>
        <table:table-row table:style-name="ro1">
          <table:table-cell office:value-type="string">
            <text:p>Tabernash</text:p>
          </table:table-cell>
          <table:table-cell office:value-type="string">
            <text:p>Dunkel Weizen</text:p>
          </table:table-cell>
        </table:table-row>
        <table:table-row table:style-name="ro1">
          <table:table-cell office:value-type="string">
            <text:p>Tabernash</text:p>
          </table:table-cell>
          <table:table-cell office:value-type="string">
            <text:p>Golden Pale</text:p>
          </table:table-cell>
        </table:table-row>
        <table:table-row table:style-name="ro1">
          <table:table-cell office:value-type="string">
            <text:p>Tabernash</text:p>
          </table:table-cell>
          <table:table-cell office:value-type="string">
            <text:p>Kristall Weiss</text:p>
          </table:table-cell>
        </table:table-row>
        <table:table-row table:style-name="ro1">
          <table:table-cell office:value-type="string">
            <text:p>Tabernash</text:p>
          </table:table-cell>
          <table:table-cell office:value-type="string">
            <text:p>Munich</text:p>
          </table:table-cell>
        </table:table-row>
        <table:table-row table:style-name="ro1">
          <table:table-cell office:value-type="string">
            <text:p>Tabernash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Tabernash</text:p>
          </table:table-cell>
          <table:table-cell office:value-type="string">
            <text:p>Weiss</text:p>
          </table:table-cell>
        </table:table-row>
        <table:table-row table:style-name="ro1">
          <table:table-cell office:value-type="string">
            <text:p>Table Rock</text:p>
          </table:table-cell>
          <table:table-cell office:value-type="string">
            <text:p>Dog Days Pale</text:p>
          </table:table-cell>
        </table:table-row>
        <table:table-row table:style-name="ro1">
          <table:table-cell office:value-type="string">
            <text:p>Tahiti</text:p>
          </table:table-cell>
          <table:table-cell office:value-type="string">
            <text:p>Hinano</text:p>
          </table:table-cell>
        </table:table-row>
        <table:table-row table:style-name="ro1">
          <table:table-cell office:value-type="string">
            <text:p>Taiwan</text:p>
          </table:table-cell>
          <table:table-cell office:value-type="string">
            <text:p>Beer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8-Bit Pale Ale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Buffalo Sweat Stout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Halcyon Unfiltered Wheat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Köld Lager (discontinued)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Oasis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Pub Ale (formerly Ale)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Vanilla Bean Buffalo Stout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Velvet Rooster</text:p>
          </table:table-cell>
        </table:table-row>
        <table:table-row table:style-name="ro1">
          <table:table-cell office:value-type="string">
            <text:p>Tallgrass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Tampa Bay</text:p>
          </table:table-cell>
          <table:table-cell office:value-type="string">
            <text:p>Old Elephant Foot IPA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string">
            <text:p>Dark Satin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string">
            <text:p>Palpitations Porter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string">
            <text:p>Prime I.P.A.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string">
            <text:p>Very Pale Ale</text:p>
          </table:table-cell>
        </table:table-row>
        <table:table-row table:style-name="ro1">
          <table:table-cell office:value-type="string">
            <text:p>Taylor</text:p>
          </table:table-cell>
          <table:table-cell office:value-type="string">
            <text:p>Weisen</text:p>
          </table:table-cell>
        </table:table-row>
        <table:table-row table:style-name="ro1">
          <table:table-cell office:value-type="string">
            <text:p>Taylor's Crossing</text:p>
          </table:table-cell>
          <table:table-cell office:value-type="string">
            <text:p>Baden Powell Cream Ale</text:p>
          </table:table-cell>
        </table:table-row>
        <table:table-row table:style-name="ro1">
          <table:table-cell office:value-type="string">
            <text:p>Taylor's Crossing</text:p>
          </table:table-cell>
          <table:table-cell office:value-type="string">
            <text:p>Dominion Lager</text:p>
          </table:table-cell>
        </table:table-row>
        <table:table-row table:style-name="ro1">
          <table:table-cell office:value-type="string">
            <text:p>Taylor's Crossing</text:p>
          </table:table-cell>
          <table:table-cell office:value-type="string">
            <text:p>Mad Scow Stout</text:p>
          </table:table-cell>
        </table:table-row>
        <table:table-row table:style-name="ro1">
          <table:table-cell office:value-type="string">
            <text:p>Taylor's Crossing</text:p>
          </table:table-cell>
          <table:table-cell office:value-type="string">
            <text:p>Red Truck Ale</text:p>
          </table:table-cell>
        </table:table-row>
        <table:table-row table:style-name="ro1">
          <table:table-cell office:value-type="string">
            <text:p>Taylor's Crossing</text:p>
          </table:table-cell>
          <table:table-cell office:value-type="string">
            <text:p>Traditional India Pale Ale</text:p>
          </table:table-cell>
        </table:table-row>
        <table:table-row table:style-name="ro1">
          <table:table-cell office:value-type="string">
            <text:p>Taylor's Crossing</text:p>
          </table:table-cell>
          <table:table-cell office:value-type="string">
            <text:p>Two Lions Pale Ale</text:p>
          </table:table-cell>
        </table:table-row>
        <table:table-row table:style-name="ro1">
          <table:table-cell office:value-type="string">
            <text:p>Taylor's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Taylor's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Taylor's</text:p>
          </table:table-cell>
          <table:table-cell office:value-type="string">
            <text:p>Nut Brown</text:p>
          </table:table-cell>
        </table:table-row>
        <table:table-row table:style-name="ro1">
          <table:table-cell office:value-type="string">
            <text:p>Taylor's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T-Bonz (Mount Pleasant)</text:p>
          </table:table-cell>
          <table:table-cell office:value-type="string">
            <text:p>Cooper River Red</text:p>
          </table:table-cell>
        </table:table-row>
        <table:table-row table:style-name="ro1">
          <table:table-cell office:value-type="string">
            <text:p>T-Bonz (Mount Pleasant)</text:p>
          </table:table-cell>
          <table:table-cell office:value-type="string">
            <text:p>Low Country Light Lager</text:p>
          </table:table-cell>
        </table:table-row>
        <table:table-row table:style-name="ro1">
          <table:table-cell office:value-type="string">
            <text:p>T-Bonz (Mount Pleasant)</text:p>
          </table:table-cell>
          <table:table-cell office:value-type="string">
            <text:p>Market Street Wheat</text:p>
          </table:table-cell>
        </table:table-row>
        <table:table-row table:style-name="ro1">
          <table:table-cell office:value-type="string">
            <text:p>T-Bonz (Mount Pleasant)</text:p>
          </table:table-cell>
          <table:table-cell office:value-type="string">
            <text:p>Phil's Pale Ale</text:p>
          </table:table-cell>
        </table:table-row>
        <table:table-row table:style-name="ro1">
          <table:table-cell office:value-type="string">
            <text:p>T-Bonz (Mount Pleasant)</text:p>
          </table:table-cell>
          <table:table-cell office:value-type="string">
            <text:p>Raspberry Wheat</text:p>
          </table:table-cell>
        </table:table-row>
        <table:table-row table:style-name="ro1">
          <table:table-cell office:value-type="string">
            <text:p>T-Bonz (Mount Pleasant)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T-Bonz (Mount Pleasant)</text:p>
          </table:table-cell>
          <table:table-cell office:value-type="string">
            <text:p>Winterfest</text:p>
          </table:table-cell>
        </table:table-row>
        <table:table-row table:style-name="ro1">
          <table:table-cell office:value-type="string">
            <text:p>Telluride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Tempo</text:p>
          </table:table-cell>
          <table:table-cell office:value-type="string">
            <text:p>Maccabee Premium Beer</text:p>
          </table:table-cell>
        </table:table-row>
        <table:table-row table:style-name="ro1">
          <table:table-cell office:value-type="string">
            <text:p>Tenaya Creek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Tennent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Terminal Gravity</text:p>
          </table:table-cell>
          <table:table-cell office:value-type="string">
            <text:p>ESG / Extra Special Golden</text:p>
          </table:table-cell>
        </table:table-row>
        <table:table-row table:style-name="ro1">
          <table:table-cell office:value-type="string">
            <text:p>Terminal Gravity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Terrapin</text:p>
          </table:table-cell>
          <table:table-cell office:value-type="string">
            <text:p>Big Hoppy Monster</text:p>
          </table:table-cell>
        </table:table-row>
        <table:table-row table:style-name="ro1">
          <table:table-cell office:value-type="string">
            <text:p>Terrapin</text:p>
          </table:table-cell>
          <table:table-cell office:value-type="string">
            <text:p>Reunion '11: A Beer for Hope</text:p>
          </table:table-cell>
        </table:table-row>
        <table:table-row table:style-name="ro1">
          <table:table-cell office:value-type="string">
            <text:p>Terrapin</text:p>
          </table:table-cell>
          <table:table-cell office:value-type="string">
            <text:p>Rye Pale Ale</text:p>
          </table:table-cell>
        </table:table-row>
        <table:table-row table:style-name="ro1">
          <table:table-cell office:value-type="string">
            <text:p>The Keg</text:p>
          </table:table-cell>
          <table:table-cell office:value-type="string">
            <text:p>Brown</text:p>
          </table:table-cell>
        </table:table-row>
        <table:table-row table:style-name="ro1">
          <table:table-cell office:value-type="string">
            <text:p>The Keg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The Keg</text:p>
          </table:table-cell>
          <table:table-cell office:value-type="string">
            <text:p>Stout</text:p>
          </table:table-cell>
        </table:table-row>
        <table:table-row table:style-name="ro1">
          <table:table-cell office:value-type="string">
            <text:p>The Keg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Theakston</text:p>
          </table:table-cell>
          <table:table-cell office:value-type="string">
            <text:p>Old Peculier</text:p>
          </table:table-cell>
        </table:table-row>
        <table:table-row table:style-name="ro1">
          <table:table-cell office:value-type="string">
            <text:p>Theillier</text:p>
          </table:table-cell>
          <table:table-cell office:value-type="string">
            <text:p>La Bavaisienne</text:p>
          </table:table-cell>
        </table:table-row>
        <table:table-row table:style-name="ro1">
          <table:table-cell office:value-type="string">
            <text:p>Theillier</text:p>
          </table:table-cell>
          <table:table-cell office:value-type="string">
            <text:p>La Bavaisienne Blonde</text:p>
          </table:table-cell>
        </table:table-row>
        <table:table-row table:style-name="ro1">
          <table:table-cell office:value-type="string">
            <text:p>Third Base</text:p>
          </table:table-cell>
          <table:table-cell office:value-type="string">
            <text:p>Bees Knees Honey Ale</text:p>
          </table:table-cell>
        </table:table-row>
        <table:table-row table:style-name="ro1">
          <table:table-cell office:value-type="string">
            <text:p>Third Base</text:p>
          </table:table-cell>
          <table:table-cell office:value-type="string">
            <text:p>Black Cobra Oatmeal Stout</text:p>
          </table:table-cell>
        </table:table-row>
        <table:table-row table:style-name="ro1">
          <table:table-cell office:value-type="string">
            <text:p>Third Base</text:p>
          </table:table-cell>
          <table:table-cell office:value-type="string">
            <text:p>Flying Aces Pale Ale</text:p>
          </table:table-cell>
        </table:table-row>
        <table:table-row table:style-name="ro1">
          <table:table-cell office:value-type="string">
            <text:p>Third Base</text:p>
          </table:table-cell>
          <table:table-cell office:value-type="string">
            <text:p>Golden Hawk Wheat Ale</text:p>
          </table:table-cell>
        </table:table-row>
        <table:table-row table:style-name="ro1">
          <table:table-cell office:value-type="string">
            <text:p>Third Base</text:p>
          </table:table-cell>
          <table:table-cell office:value-type="string">
            <text:p>Holy Smoke! Porter</text:p>
          </table:table-cell>
        </table:table-row>
        <table:table-row table:style-name="ro1">
          <table:table-cell office:value-type="string">
            <text:p>Third Base</text:p>
          </table:table-cell>
          <table:table-cell office:value-type="string">
            <text:p>Lazy Sunday Coffee Brown</text:p>
          </table:table-cell>
        </table:table-row>
        <table:table-row table:style-name="ro1">
          <table:table-cell office:value-type="string">
            <text:p>Third Base</text:p>
          </table:table-cell>
          <table:table-cell office:value-type="string">
            <text:p>Red Rocket Amber Ale</text:p>
          </table:table-cell>
        </table:table-row>
        <table:table-row table:style-name="ro1">
          <table:table-cell office:value-type="string">
            <text:p>Third Base</text:p>
          </table:table-cell>
          <table:table-cell office:value-type="string">
            <text:p>Tilted Kilt Irish Red</text:p>
          </table:table-cell>
        </table:table-row>
        <table:table-row table:style-name="ro1">
          <table:table-cell office:value-type="string">
            <text:p>Third Street</text:p>
          </table:table-cell>
          <table:table-cell office:value-type="string">
            <text:p>Old Redwood Porter</text:p>
          </table:table-cell>
        </table:table-row>
        <table:table-row table:style-name="ro1">
          <table:table-cell office:value-type="string">
            <text:p>Thiriez</text:p>
          </table:table-cell>
          <table:table-cell office:value-type="string">
            <text:p>Bière de Noël</text:p>
          </table:table-cell>
        </table:table-row>
        <table:table-row table:style-name="ro1">
          <table:table-cell office:value-type="string">
            <text:p>Thiriez</text:p>
          </table:table-cell>
          <table:table-cell office:value-type="string">
            <text:p>Blonde d'Esquelbecq</text:p>
          </table:table-cell>
        </table:table-row>
        <table:table-row table:style-name="ro1">
          <table:table-cell office:value-type="string">
            <text:p>Thiriez</text:p>
          </table:table-cell>
          <table:table-cell office:value-type="string">
            <text:p>L'Ambrée d'Esquelbecq / Amber</text:p>
          </table:table-cell>
        </table:table-row>
        <table:table-row table:style-name="ro1">
          <table:table-cell office:value-type="string">
            <text:p>Thiriez</text:p>
          </table:table-cell>
          <table:table-cell office:value-type="string">
            <text:p>XXTra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Airship Light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Dierdorfer Gold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Golding's Retriever Pale Ale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Hoppus Maximus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Irish Setter Red Ale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Man's Best Friend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Old Cerberus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Old Leghumper Porter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Robinson's English Ale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Siberian Night Imperial Stout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Spiced Pumpkin Ale</text:p>
          </table:table-cell>
        </table:table-row>
        <table:table-row table:style-name="ro1">
          <table:table-cell office:value-type="string">
            <text:p>Thirsty Dog (North Canton)</text:p>
          </table:table-cell>
          <table:table-cell office:value-type="string">
            <text:p>Twisted Kilt Scotch Ale</text:p>
          </table:table-cell>
        </table:table-row>
        <table:table-row table:style-name="ro1">
          <table:table-cell office:value-type="string">
            <text:p>Thirsty Pagan</text:p>
          </table:table-cell>
          <table:table-cell office:value-type="string">
            <text:p>Burntwood Black</text:p>
          </table:table-cell>
        </table:table-row>
        <table:table-row table:style-name="ro1">
          <table:table-cell office:value-type="string">
            <text:p>ThirstyBear</text:p>
          </table:table-cell>
          <table:table-cell office:value-type="string">
            <text:p>Brown Bear Ale</text:p>
          </table:table-cell>
        </table:table-row>
        <table:table-row table:style-name="ro1">
          <table:table-cell office:value-type="string">
            <text:p>ThirstyBear</text:p>
          </table:table-cell>
          <table:table-cell office:value-type="string">
            <text:p>Golden Vanilla Ale</text:p>
          </table:table-cell>
        </table:table-row>
        <table:table-row table:style-name="ro1">
          <table:table-cell office:value-type="string">
            <text:p>ThirstyBear</text:p>
          </table:table-cell>
          <table:table-cell office:value-type="string">
            <text:p>Kozlov Stout</text:p>
          </table:table-cell>
        </table:table-row>
        <table:table-row table:style-name="ro1">
          <table:table-cell office:value-type="string">
            <text:p>ThirstyBear</text:p>
          </table:table-cell>
          <table:table-cell office:value-type="string">
            <text:p>Meyer ESB</text:p>
          </table:table-cell>
        </table:table-row>
        <table:table-row table:style-name="ro1">
          <table:table-cell office:value-type="string">
            <text:p>ThirstyBear</text:p>
          </table:table-cell>
          <table:table-cell office:value-type="string">
            <text:p>Polar Ale</text:p>
          </table:table-cell>
        </table:table-row>
        <table:table-row table:style-name="ro1">
          <table:table-cell office:value-type="string">
            <text:p>ThirstyBear</text:p>
          </table:table-cell>
          <table:table-cell office:value-type="string">
            <text:p>Thirsty IPA</text:p>
          </table:table-cell>
        </table:table-row>
        <table:table-row table:style-name="ro1">
          <table:table-cell office:value-type="string">
            <text:p>ThirstyBear</text:p>
          </table:table-cell>
          <table:table-cell office:value-type="string">
            <text:p>Valencia Wheat</text:p>
          </table:table-cell>
        </table:table-row>
        <table:table-row table:style-name="ro1">
          <table:table-cell office:value-type="string">
            <text:p>Thisted</text:p>
          </table:table-cell>
          <table:table-cell office:value-type="string">
            <text:p>Limfjords Porter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Appalachian Amber Ale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Banana Split Chocolate Stout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Barley's Irma IPA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Conduplico Immundus Monachus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Deep Water Dopplebock Lager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Dockside Pilsner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Octoberfest Lager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Pump House Porter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River Falls Red Ale</text:p>
          </table:table-cell>
        </table:table-row>
        <table:table-row table:style-name="ro1">
          <table:table-cell office:value-type="string">
            <text:p>Thomas Creek</text:p>
          </table:table-cell>
          <table:table-cell office:value-type="string">
            <text:p>Up The Creek</text:p>
          </table:table-cell>
        </table:table-row>
        <table:table-row table:style-name="ro1">
          <table:table-cell office:value-type="string">
            <text:p>Thomas Hooker</text:p>
          </table:table-cell>
          <table:table-cell office:value-type="string">
            <text:p>American Pale Ale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Dark Lager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Helles Blueberry Lager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Integrale Amber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Pale Lager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Weizen Berry</text:p>
          </table:table-cell>
        </table:table-row>
        <table:table-row table:style-name="ro1">
          <table:table-cell office:value-type="string">
            <text:p>Thomas Kemper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string">
            <text:p>Thorbräu</text:p>
          </table:table-cell>
          <table:table-cell office:value-type="string">
            <text:p>Celtic Bio-Bier</text:p>
          </table:table-cell>
        </table:table-row>
        <table:table-row table:style-name="ro1">
          <table:table-cell office:value-type="string">
            <text:p>Thorbräu</text:p>
          </table:table-cell>
          <table:table-cell office:value-type="string">
            <text:p>Maximilian's Kellerweisse Unfiltriert</text:p>
          </table:table-cell>
        </table:table-row>
        <table:table-row table:style-name="ro1">
          <table:table-cell office:value-type="string">
            <text:p>Thorbräu</text:p>
          </table:table-cell>
          <table:table-cell office:value-type="string">
            <text:p>Maximilian's Schwarzbier Unfiltriert</text:p>
          </table:table-cell>
        </table:table-row>
        <table:table-row table:style-name="ro1">
          <table:table-cell office:value-type="string">
            <text:p>Thorbräu</text:p>
          </table:table-cell>
          <table:table-cell office:value-type="string">
            <text:p>Maximilian's Spezialbier</text:p>
          </table:table-cell>
        </table:table-row>
        <table:table-row table:style-name="ro1">
          <table:table-cell office:value-type="string">
            <text:p>Thorbräu</text:p>
          </table:table-cell>
          <table:table-cell office:value-type="string">
            <text:p>Portator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Alpha King Pale Ale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Arctic Panzer Wolf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Dreadnaught Imperial IPA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Gumballhead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In The Name Of Suffering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Jinx Proof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Pride &amp; Joy Mild Ale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Robert the Bruce Scottish Ale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Tonnere Niege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Toxic Revolution</text:p>
          </table:table-cell>
        </table:table-row>
        <table:table-row table:style-name="ro1">
          <table:table-cell office:value-type="string">
            <text:p>Three Floyds</text:p>
          </table:table-cell>
          <table:table-cell office:value-type="string">
            <text:p>X-Tra Pale Ale</text:p>
          </table:table-cell>
        </table:table-row>
        <table:table-row table:style-name="ro1">
          <table:table-cell office:value-type="string">
            <text:p>Three Needs</text:p>
          </table:table-cell>
          <table:table-cell office:value-type="string">
            <text:p>Peat Smoked Altbier</text:p>
          </table:table-cell>
        </table:table-row>
        <table:table-row table:style-name="ro1">
          <table:table-cell office:value-type="string">
            <text:p>Thunder Canyon</text:p>
          </table:table-cell>
          <table:table-cell office:value-type="string">
            <text:p>Thunderhead IPA</text:p>
          </table:table-cell>
        </table:table-row>
        <table:table-row table:style-name="ro1">
          <table:table-cell office:value-type="string">
            <text:p>Thunderhead (Grand Island)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Thunderhead (Grand Island)</text:p>
          </table:table-cell>
          <table:table-cell office:value-type="string">
            <text:p>Grand Cru</text:p>
          </table:table-cell>
        </table:table-row>
        <table:table-row table:style-name="ro1">
          <table:table-cell office:value-type="string">
            <text:p>Thunderhead (Grand Island)</text:p>
          </table:table-cell>
          <table:table-cell office:value-type="string">
            <text:p>Imperial Porter</text:p>
          </table:table-cell>
        </table:table-row>
        <table:table-row table:style-name="ro1">
          <table:table-cell office:value-type="string">
            <text:p>Thunderhead (Grand Island)</text:p>
          </table:table-cell>
          <table:table-cell office:value-type="string">
            <text:p>Nitro Porter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American Wheat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Autumn Strong Lager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Belgian Brown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Black Sheep Espresso Stout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Chinook Amber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Cornstalker Dark Wheat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Cream Ale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Dark Wheat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Dry Stout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Eigenberg Smoked Porter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Golden Frau Honey Wheat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Hard Ass Henry's Permanently Pissed Off Pilsner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Honey Lager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Ian MacTawisch Scottish Ale 85/-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Russian Imperial Stout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Storm Ale</text:p>
          </table:table-cell>
        </table:table-row>
        <table:table-row table:style-name="ro1">
          <table:table-cell office:value-type="string">
            <text:p>Thunderhead (Kearney)</text:p>
          </table:table-cell>
          <table:table-cell office:value-type="string">
            <text:p>Summer Gueuze</text:p>
          </table:table-cell>
        </table:table-row>
        <table:table-row table:style-name="ro1">
          <table:table-cell office:value-type="string">
            <text:p>Thunderhead</text:p>
          </table:table-cell>
          <table:table-cell office:value-type="string">
            <text:p>Leatherhead Red</text:p>
          </table:table-cell>
        </table:table-row>
        <table:table-row table:style-name="ro1">
          <table:table-cell office:value-type="string">
            <text:p>Thurn und Taxis</text:p>
          </table:table-cell>
          <table:table-cell office:value-type="string">
            <text:p>Schierlinger Roggen</text:p>
          </table:table-cell>
        </table:table-row>
        <table:table-row table:style-name="ro1">
          <table:table-cell office:value-type="string">
            <text:p>Tied House (Alameda)</text:p>
          </table:table-cell>
          <table:table-cell office:value-type="string">
            <text:p>Cascade Amber</text:p>
          </table:table-cell>
        </table:table-row>
        <table:table-row table:style-name="ro1">
          <table:table-cell office:value-type="string">
            <text:p>Tied House (Alameda)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Tied House (Alameda)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Tied House (Alameda)</text:p>
          </table:table-cell>
          <table:table-cell office:value-type="string">
            <text:p>Octoberfest</text:p>
          </table:table-cell>
        </table:table-row>
        <table:table-row table:style-name="ro1">
          <table:table-cell office:value-type="string">
            <text:p>Tied House (Alameda)</text:p>
          </table:table-cell>
          <table:table-cell office:value-type="string">
            <text:p>Pale</text:p>
          </table:table-cell>
        </table:table-row>
        <table:table-row table:style-name="ro1">
          <table:table-cell office:value-type="string">
            <text:p>Tied House (Alameda)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Tied House (Alameda)</text:p>
          </table:table-cell>
          <table:table-cell office:value-type="string">
            <text:p>Yule Tied 1994</text:p>
          </table:table-cell>
        </table:table-row>
        <table:table-row table:style-name="ro1">
          <table:table-cell office:value-type="string">
            <text:p>Tied House (San Jose)</text:p>
          </table:table-cell>
          <table:table-cell office:value-type="string">
            <text:p>Alpine Gold</text:p>
          </table:table-cell>
        </table:table-row>
        <table:table-row table:style-name="ro1">
          <table:table-cell office:value-type="string">
            <text:p>Tied House (San Jose)</text:p>
          </table:table-cell>
          <table:table-cell office:value-type="string">
            <text:p>Amber Light</text:p>
          </table:table-cell>
        </table:table-row>
        <table:table-row table:style-name="ro1">
          <table:table-cell office:value-type="string">
            <text:p>Tied House (San Jose)</text:p>
          </table:table-cell>
          <table:table-cell office:value-type="string">
            <text:p>Cascade Amber</text:p>
          </table:table-cell>
        </table:table-row>
        <table:table-row table:style-name="ro1">
          <table:table-cell office:value-type="string">
            <text:p>Tied House (San Jose)</text:p>
          </table:table-cell>
          <table:table-cell office:value-type="string">
            <text:p>Ironwood Dark</text:p>
          </table:table-cell>
        </table:table-row>
        <table:table-row table:style-name="ro1">
          <table:table-cell office:value-type="string">
            <text:p>Tied House (San Jose)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Tied House (San Jose)</text:p>
          </table:table-cell>
          <table:table-cell office:value-type="string">
            <text:p>New World Wheat</text:p>
          </table:table-cell>
        </table:table-row>
        <table:table-row table:style-name="ro1">
          <table:table-cell office:value-type="string">
            <text:p>Tied House (San Jose)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Timmermans</text:p>
          </table:table-cell>
          <table:table-cell office:value-type="string">
            <text:p>Martin's Bourgogne de Flandres</text:p>
          </table:table-cell>
        </table:table-row>
        <table:table-row table:style-name="ro1">
          <table:table-cell office:value-type="string">
            <text:p>Tin Whistle</text:p>
          </table:table-cell>
          <table:table-cell office:value-type="string">
            <text:p>Killer Beer Dark Honey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Ardennes Express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Art Schmidt Pilsner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Befuddelator Doppelbock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Belgian Summer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Belgian Trippel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Birra Canadeo / Gridiron Gold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Boxcar Brown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Brevity Wit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Bridge Out Stout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Busted Nut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Campfire Brew Smoked Brown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Colonel Kolsch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Czech Mate Pilsner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Dark Helmet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Discombobulator Maibock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Dousman Street Wheat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Edinburgh Draught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English ESB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Fort Edward Augustus 1770 Scottish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Green 19 (formerly Hopasaurus Rex)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Hopping Turtle Pale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Imperial IPA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Johnny "Blood" McNally Irish Red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March Märzen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Midas Well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Millennium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Mojo's Mild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Mr. Saaz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New Century Beer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Old Broadway Cream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Old Fort Howard Pale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Old's Bitter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One Hop Wonder: Centennial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Pale Ale "á la Bushner"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Piper Down Scottish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Princess of Darkness Porter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Railyard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Red Lager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Roundhouse Ry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Rye Not?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Ryebock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Slam Dunkel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Smokey the Beer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Smokomotiv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Steam Engine Common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The "400" Honey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Toasted Oats &amp; Molasses Brown Ale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Todd &amp; Bill's Excellent IPA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Weizen Bock</text:p>
          </table:table-cell>
        </table:table-row>
        <table:table-row table:style-name="ro1">
          <table:table-cell office:value-type="string">
            <text:p>Titletown</text:p>
          </table:table-cell>
          <table:table-cell office:value-type="string">
            <text:p>Winter Gale Spiced Ale</text:p>
          </table:table-cell>
        </table:table-row>
        <table:table-row table:style-name="ro1">
          <table:table-cell office:value-type="string">
            <text:p>Tivoli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Tivoli</text:p>
          </table:table-cell>
          <table:table-cell office:value-type="string">
            <text:p>Bitter Amber</text:p>
          </table:table-cell>
        </table:table-row>
        <table:table-row table:style-name="ro1">
          <table:table-cell office:value-type="string">
            <text:p>Tivoli</text:p>
          </table:table-cell>
          <table:table-cell office:value-type="string">
            <text:p>Honey Brown</text:p>
          </table:table-cell>
        </table:table-row>
        <table:table-row table:style-name="ro1">
          <table:table-cell office:value-type="string">
            <text:p>Tivoli</text:p>
          </table:table-cell>
          <table:table-cell office:value-type="string">
            <text:p>Peach</text:p>
          </table:table-cell>
        </table:table-row>
        <table:table-row table:style-name="ro1">
          <table:table-cell office:value-type="string">
            <text:p>Tivoli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Tivoli</text:p>
          </table:table-cell>
          <table:table-cell office:value-type="string">
            <text:p>Raspberry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Mine Is Bigger Than Yours</text:p>
          </table:table-cell>
        </table:table-row>
        <table:table-row table:style-name="ro1">
          <table:table-cell office:value-type="string">
            <text:p>Tollemache and Cobbold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Tommyknocker (Casper)</text:p>
          </table:table-cell>
          <table:table-cell office:value-type="string">
            <text:p>Black Powder Stout</text:p>
          </table:table-cell>
        </table:table-row>
        <table:table-row table:style-name="ro1">
          <table:table-cell office:value-type="string">
            <text:p>Tommyknocker (Casper)</text:p>
          </table:table-cell>
          <table:table-cell office:value-type="string">
            <text:p>Butthead Bock</text:p>
          </table:table-cell>
        </table:table-row>
        <table:table-row table:style-name="ro1">
          <table:table-cell office:value-type="string">
            <text:p>Tommyknocker (Casper)</text:p>
          </table:table-cell>
          <table:table-cell office:value-type="string">
            <text:p>Fool's Gold Ale</text:p>
          </table:table-cell>
        </table:table-row>
        <table:table-row table:style-name="ro1">
          <table:table-cell office:value-type="string">
            <text:p>Tommyknocker (Casper)</text:p>
          </table:table-cell>
          <table:table-cell office:value-type="string">
            <text:p>Jack Whacker Wheat Ale</text:p>
          </table:table-cell>
        </table:table-row>
        <table:table-row table:style-name="ro1">
          <table:table-cell office:value-type="string">
            <text:p>Tommyknocker (Casper)</text:p>
          </table:table-cell>
          <table:table-cell office:value-type="string">
            <text:p>Maple Nut Brown Ale</text:p>
          </table:table-cell>
        </table:table-row>
        <table:table-row table:style-name="ro1">
          <table:table-cell office:value-type="string">
            <text:p>Tommyknocker (Casper)</text:p>
          </table:table-cell>
          <table:table-cell office:value-type="string">
            <text:p>Pick Axe Pale Ale</text:p>
          </table:table-cell>
        </table:table-row>
        <table:table-row table:style-name="ro1">
          <table:table-cell office:value-type="string">
            <text:p>Tommyknocker (Casper)</text:p>
          </table:table-cell>
          <table:table-cell office:value-type="string">
            <text:p>Red Eye Lager</text:p>
          </table:table-cell>
        </table:table-row>
        <table:table-row table:style-name="ro1">
          <table:table-cell office:value-type="string">
            <text:p>Tommyknocker (Casper)</text:p>
          </table:table-cell>
          <table:table-cell office:value-type="string">
            <text:p>Tundrabeary Ale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Alpine Glacier Lager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Butthead Bock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Cocoa Porter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Imperial Nut Brown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Jack Whacker Wheat Ale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Maple Nut Brown Ale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Nice Saison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Pick Axe Pale Ale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Small Patch Pumpkin Harvest Ale</text:p>
          </table:table-cell>
        </table:table-row>
        <table:table-row table:style-name="ro1">
          <table:table-cell office:value-type="string">
            <text:p>Tommyknocker</text:p>
          </table:table-cell>
          <table:table-cell office:value-type="string">
            <text:p>Vienna Amber Lager (formerly Ornery Amber Lager)</text:p>
          </table:table-cell>
        </table:table-row>
        <table:table-row table:style-name="ro1">
          <table:table-cell office:value-type="string">
            <text:p>Tomos Watkin</text:p>
          </table:table-cell>
          <table:table-cell office:value-type="string">
            <text:p>OSB / Old Style Bitter Bottle</text:p>
          </table:table-cell>
        </table:table-row>
        <table:table-row table:style-name="ro1">
          <table:table-cell office:value-type="string">
            <text:p>Tooheys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Top of the Hill</text:p>
          </table:table-cell>
          <table:table-cell office:value-type="string">
            <text:p>Big Bertha Brown</text:p>
          </table:table-cell>
        </table:table-row>
        <table:table-row table:style-name="ro1">
          <table:table-cell office:value-type="string">
            <text:p>Top of the Hill</text:p>
          </table:table-cell>
          <table:table-cell office:value-type="string">
            <text:p>Bitter</text:p>
          </table:table-cell>
        </table:table-row>
        <table:table-row table:style-name="ro1">
          <table:table-cell office:value-type="string">
            <text:p>Top of the Hill</text:p>
          </table:table-cell>
          <table:table-cell office:value-type="string">
            <text:p>Blackwood Mountain Stout</text:p>
          </table:table-cell>
        </table:table-row>
        <table:table-row table:style-name="ro1">
          <table:table-cell office:value-type="string">
            <text:p>Top of the Hill</text:p>
          </table:table-cell>
          <table:table-cell office:value-type="string">
            <text:p>Davie Poplar IPA</text:p>
          </table:table-cell>
        </table:table-row>
        <table:table-row table:style-name="ro1">
          <table:table-cell office:value-type="string">
            <text:p>Top of the Hill</text:p>
          </table:table-cell>
          <table:table-cell office:value-type="string">
            <text:p>Ellie's ESB</text:p>
          </table:table-cell>
        </table:table-row>
        <table:table-row table:style-name="ro1">
          <table:table-cell office:value-type="string">
            <text:p>Top of the Hill</text:p>
          </table:table-cell>
          <table:table-cell office:value-type="string">
            <text:p>Iron Mine Pale Ale</text:p>
          </table:table-cell>
        </table:table-row>
        <table:table-row table:style-name="ro1">
          <table:table-cell office:value-type="string">
            <text:p>Toppling Goliath</text:p>
          </table:table-cell>
          <table:table-cell office:value-type="string">
            <text:p>Golden Nugget IPA</text:p>
          </table:table-cell>
        </table:table-row>
        <table:table-row table:style-name="ro1">
          <table:table-cell office:value-type="string">
            <text:p>Toppling Goliath</text:p>
          </table:table-cell>
          <table:table-cell office:value-type="string">
            <text:p>Naughty 90 Virgin Oaked IPA</text:p>
          </table:table-cell>
        </table:table-row>
        <table:table-row table:style-name="ro1">
          <table:table-cell office:value-type="string">
            <text:p>Toppling Goliath</text:p>
          </table:table-cell>
          <table:table-cell office:value-type="string">
            <text:p>Rover Truck Oatmeal Stout</text:p>
          </table:table-cell>
        </table:table-row>
        <table:table-row table:style-name="ro1">
          <table:table-cell office:value-type="string">
            <text:p>Torrechiara</text:p>
          </table:table-cell>
          <table:table-cell office:value-type="string">
            <text:p>Panil Barriquée 2006</text:p>
          </table:table-cell>
        </table:table-row>
        <table:table-row table:style-name="ro1">
          <table:table-cell office:value-type="string">
            <text:p>Torrechiara</text:p>
          </table:table-cell>
          <table:table-cell office:value-type="string">
            <text:p>Panil Barriquée 2008</text:p>
          </table:table-cell>
        </table:table-row>
        <table:table-row table:style-name="ro1">
          <table:table-cell office:value-type="string">
            <text:p>Torrechiara</text:p>
          </table:table-cell>
          <table:table-cell office:value-type="string">
            <text:p>Panil Barriquée 2009</text:p>
          </table:table-cell>
        </table:table-row>
        <table:table-row table:style-name="ro1">
          <table:table-cell office:value-type="string">
            <text:p>Trade Winds</text:p>
          </table:table-cell>
          <table:table-cell office:value-type="string">
            <text:p>Gingerwheat</text:p>
          </table:table-cell>
        </table:table-row>
        <table:table-row table:style-name="ro1">
          <table:table-cell office:value-type="string">
            <text:p>Trade Winds</text:p>
          </table:table-cell>
          <table:table-cell office:value-type="string">
            <text:p>Hula Berry</text:p>
          </table:table-cell>
        </table:table-row>
        <table:table-row table:style-name="ro1">
          <table:table-cell office:value-type="string">
            <text:p>Trade Winds</text:p>
          </table:table-cell>
          <table:table-cell office:value-type="string">
            <text:p>Kuaipa</text:p>
          </table:table-cell>
        </table:table-row>
        <table:table-row table:style-name="ro1">
          <table:table-cell office:value-type="string">
            <text:p>Trade Winds</text:p>
          </table:table-cell>
          <table:table-cell office:value-type="string">
            <text:p>Paniolo Ale</text:p>
          </table:table-cell>
        </table:table-row>
        <table:table-row table:style-name="ro1">
          <table:table-cell office:value-type="string">
            <text:p>Trade Winds</text:p>
          </table:table-cell>
          <table:table-cell office:value-type="string">
            <text:p>Paniolo Amber</text:p>
          </table:table-cell>
        </table:table-row>
        <table:table-row table:style-name="ro1">
          <table:table-cell office:value-type="string">
            <text:p>Trade Winds</text:p>
          </table:table-cell>
          <table:table-cell office:value-type="string">
            <text:p>Sunset Ale</text:p>
          </table:table-cell>
        </table:table-row>
        <table:table-row table:style-name="ro1">
          <table:table-cell office:value-type="string">
            <text:p>Traffic Jam</text:p>
          </table:table-cell>
          <table:table-cell office:value-type="string">
            <text:p>Coal Porter</text:p>
          </table:table-cell>
        </table:table-row>
        <table:table-row table:style-name="ro1">
          <table:table-cell office:value-type="string">
            <text:p>Traffic Jam</text:p>
          </table:table-cell>
          <table:table-cell office:value-type="string">
            <text:p>Gold Rush Ale</text:p>
          </table:table-cell>
        </table:table-row>
        <table:table-row table:style-name="ro1">
          <table:table-cell office:value-type="string">
            <text:p>Trailhead</text:p>
          </table:table-cell>
          <table:table-cell office:value-type="string">
            <text:p>Missouri Brown Dark Ale</text:p>
          </table:table-cell>
        </table:table-row>
        <table:table-row table:style-name="ro1">
          <table:table-cell office:value-type="string">
            <text:p>Trailhead</text:p>
          </table:table-cell>
          <table:table-cell office:value-type="string">
            <text:p>Old Courthouse Porter</text:p>
          </table:table-cell>
        </table:table-row>
        <table:table-row table:style-name="ro1">
          <table:table-cell office:value-type="string">
            <text:p>Trailhead</text:p>
          </table:table-cell>
          <table:table-cell office:value-type="string">
            <text:p>Old Courthouse Stout</text:p>
          </table:table-cell>
        </table:table-row>
        <table:table-row table:style-name="ro1">
          <table:table-cell office:value-type="string">
            <text:p>Trailhead</text:p>
          </table:table-cell>
          <table:table-cell office:value-type="string">
            <text:p>Red Amber Ale</text:p>
          </table:table-cell>
        </table:table-row>
        <table:table-row table:style-name="ro1">
          <table:table-cell office:value-type="string">
            <text:p>Trailhead</text:p>
          </table:table-cell>
          <table:table-cell office:value-type="string">
            <text:p>Red Winter Ale</text:p>
          </table:table-cell>
        </table:table-row>
        <table:table-row table:style-name="ro1">
          <table:table-cell office:value-type="string">
            <text:p>Trailhead</text:p>
          </table:table-cell>
          <table:table-cell office:value-type="string">
            <text:p>Riverboat Raspberry flavored Beer</text:p>
          </table:table-cell>
        </table:table-row>
        <table:table-row table:style-name="ro1">
          <table:table-cell office:value-type="string">
            <text:p>Trailhead</text:p>
          </table:table-cell>
          <table:table-cell office:value-type="string">
            <text:p>Trailblazer Blond Ale</text:p>
          </table:table-cell>
        </table:table-row>
        <table:table-row table:style-name="ro1">
          <table:table-cell office:value-type="string">
            <text:p>Trap Rock</text:p>
          </table:table-cell>
          <table:table-cell office:value-type="string">
            <text:p>Blackforest Lager</text:p>
          </table:table-cell>
        </table:table-row>
        <table:table-row table:style-name="ro1">
          <table:table-cell office:value-type="string">
            <text:p>Trap Rock</text:p>
          </table:table-cell>
          <table:table-cell office:value-type="string">
            <text:p>Ghost Pony Helles Lager</text:p>
          </table:table-cell>
        </table:table-row>
        <table:table-row table:style-name="ro1">
          <table:table-cell office:value-type="string">
            <text:p>Trap Rock</text:p>
          </table:table-cell>
          <table:table-cell office:value-type="string">
            <text:p>Hathor Red Lager</text:p>
          </table:table-cell>
        </table:table-row>
        <table:table-row table:style-name="ro1">
          <table:table-cell office:value-type="string">
            <text:p>Trap Rock</text:p>
          </table:table-cell>
          <table:table-cell office:value-type="string">
            <text:p>Kestrel IPA</text:p>
          </table:table-cell>
        </table:table-row>
        <table:table-row table:style-name="ro1">
          <table:table-cell office:value-type="string">
            <text:p>Trap Rock</text:p>
          </table:table-cell>
          <table:table-cell office:value-type="string">
            <text:p>Octoberfest</text:p>
          </table:table-cell>
        </table:table-row>
        <table:table-row table:style-name="ro1">
          <table:table-cell office:value-type="string">
            <text:p>Trap Rock</text:p>
          </table:table-cell>
          <table:table-cell office:value-type="string">
            <text:p>Pacific Coast Ale</text:p>
          </table:table-cell>
        </table:table-row>
        <table:table-row table:style-name="ro1">
          <table:table-cell office:value-type="string">
            <text:p>Trap Rock</text:p>
          </table:table-cell>
          <table:table-cell office:value-type="string">
            <text:p>Yorkshire Stout</text:p>
          </table:table-cell>
        </table:table-row>
        <table:table-row table:style-name="ro1">
          <table:table-cell office:value-type="string">
            <text:p>Traquair House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string">
            <text:p>Traquair House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Traquair House</text:p>
          </table:table-cell>
          <table:table-cell office:value-type="string">
            <text:p>Bear Ale</text:p>
          </table:table-cell>
        </table:table-row>
        <table:table-row table:style-name="ro1">
          <table:table-cell office:value-type="string">
            <text:p>Traquair House</text:p>
          </table:table-cell>
          <table:table-cell office:value-type="string">
            <text:p>Jacobite Ale</text:p>
          </table:table-cell>
        </table:table-row>
        <table:table-row table:style-name="ro1">
          <table:table-cell office:value-type="string">
            <text:p>Traunstein</text:p>
          </table:table-cell>
          <table:table-cell office:value-type="string">
            <text:p>Altbairisch Dunkel</text:p>
          </table:table-cell>
        </table:table-row>
        <table:table-row table:style-name="ro1">
          <table:table-cell office:value-type="string">
            <text:p>Traunstein</text:p>
          </table:table-cell>
          <table:table-cell office:value-type="string">
            <text:p>Export-Hell</text:p>
          </table:table-cell>
        </table:table-row>
        <table:table-row table:style-name="ro1">
          <table:table-cell office:value-type="string">
            <text:p>Treasure Coast</text:p>
          </table:table-cell>
          <table:table-cell office:value-type="string">
            <text:p>McCoy Amber Ale</text:p>
          </table:table-cell>
        </table:table-row>
        <table:table-row table:style-name="ro1">
          <table:table-cell office:value-type="string">
            <text:p>Trinity (Providence)</text:p>
          </table:table-cell>
          <table:table-cell office:value-type="string">
            <text:p>Schwarzbier</text:p>
          </table:table-cell>
        </table:table-row>
        <table:table-row table:style-name="ro1">
          <table:table-cell office:value-type="string">
            <text:p>Triple 7</text:p>
          </table:table-cell>
          <table:table-cell office:value-type="string">
            <text:p>Black Chip Porter</text:p>
          </table:table-cell>
        </table:table-row>
        <table:table-row table:style-name="ro1">
          <table:table-cell office:value-type="string">
            <text:p>Triple 7</text:p>
          </table:table-cell>
          <table:table-cell office:value-type="string">
            <text:p>Hibernator Doppelbock</text:p>
          </table:table-cell>
        </table:table-row>
        <table:table-row table:style-name="ro1">
          <table:table-cell office:value-type="string">
            <text:p>Triple Rock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Triple Rock</text:p>
          </table:table-cell>
          <table:table-cell office:value-type="string">
            <text:p>Frog Bite Bitter</text:p>
          </table:table-cell>
        </table:table-row>
        <table:table-row table:style-name="ro1">
          <table:table-cell office:value-type="string">
            <text:p>Triple Rock</text:p>
          </table:table-cell>
          <table:table-cell office:value-type="string">
            <text:p>Loadstone Stout</text:p>
          </table:table-cell>
        </table:table-row>
        <table:table-row table:style-name="ro1">
          <table:table-cell office:value-type="string">
            <text:p>Triple Rock</text:p>
          </table:table-cell>
          <table:table-cell office:value-type="string">
            <text:p>Pale</text:p>
          </table:table-cell>
        </table:table-row>
        <table:table-row table:style-name="ro1">
          <table:table-cell office:value-type="string">
            <text:p>Triple Rock</text:p>
          </table:table-cell>
          <table:table-cell office:value-type="string">
            <text:p>Pinnacle Pale</text:p>
          </table:table-cell>
        </table:table-row>
        <table:table-row table:style-name="ro1">
          <table:table-cell office:value-type="string">
            <text:p>Triple Rock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Triple Rock</text:p>
          </table:table-cell>
          <table:table-cell office:value-type="string">
            <text:p>Red Rock</text:p>
          </table:table-cell>
        </table:table-row>
        <table:table-row table:style-name="ro1">
          <table:table-cell office:value-type="string">
            <text:p>Triple Rock</text:p>
          </table:table-cell>
          <table:table-cell office:value-type="string">
            <text:p>Stonehenge Stout</text:p>
          </table:table-cell>
        </table:table-row>
        <table:table-row table:style-name="ro1">
          <table:table-cell office:value-type="string">
            <text:p>Triumph (New Hope)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Triumph (Princeton)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Triumph (Princeton)</text:p>
          </table:table-cell>
          <table:table-cell office:value-type="string">
            <text:p>Bengal Gold India Pale Ale</text:p>
          </table:table-cell>
        </table:table-row>
        <table:table-row table:style-name="ro1">
          <table:table-cell office:value-type="string">
            <text:p>Triumph (Princeton)</text:p>
          </table:table-cell>
          <table:table-cell office:value-type="string">
            <text:p>Helles Lager</text:p>
          </table:table-cell>
        </table:table-row>
        <table:table-row table:style-name="ro1">
          <table:table-cell office:value-type="string">
            <text:p>Triumph (Princeton)</text:p>
          </table:table-cell>
          <table:table-cell office:value-type="string">
            <text:p>Honey Wheat</text:p>
          </table:table-cell>
        </table:table-row>
        <table:table-row table:style-name="ro1">
          <table:table-cell office:value-type="string">
            <text:p>Triumph (Princeton)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Triumph (Princeton)</text:p>
          </table:table-cell>
          <table:table-cell office:value-type="string">
            <text:p>Scottish Ale</text:p>
          </table:table-cell>
        </table:table-row>
        <table:table-row table:style-name="ro1">
          <table:table-cell office:value-type="string">
            <text:p>Triumph (Princeton)</text:p>
          </table:table-cell>
          <table:table-cell office:value-type="string">
            <text:p>Winter Wonder</text:p>
          </table:table-cell>
        </table:table-row>
        <table:table-row table:style-name="ro1">
          <table:table-cell office:value-type="string">
            <text:p>Tröegs</text:p>
          </table:table-cell>
          <table:table-cell office:value-type="string">
            <text:p>Bavarian Lager</text:p>
          </table:table-cell>
        </table:table-row>
        <table:table-row table:style-name="ro1">
          <table:table-cell office:value-type="string">
            <text:p>Tröegs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Tröegs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Tröegs</text:p>
          </table:table-cell>
          <table:table-cell office:value-type="string">
            <text:p>Oatmeal Stout (discontinued)</text:p>
          </table:table-cell>
        </table:table-row>
        <table:table-row table:style-name="ro1">
          <table:table-cell office:value-type="string">
            <text:p>Trois Dames</text:p>
          </table:table-cell>
          <table:table-cell office:value-type="string">
            <text:p>Bise Noire Imperial Stout</text:p>
          </table:table-cell>
        </table:table-row>
        <table:table-row table:style-name="ro1">
          <table:table-cell office:value-type="string">
            <text:p>Trois Dames</text:p>
          </table:table-cell>
          <table:table-cell office:value-type="string">
            <text:p>Black Stout</text:p>
          </table:table-cell>
        </table:table-row>
        <table:table-row table:style-name="ro1">
          <table:table-cell office:value-type="string">
            <text:p>Trois Mousquetaires</text:p>
          </table:table-cell>
          <table:table-cell office:value-type="string">
            <text:p>Doppelbock</text:p>
          </table:table-cell>
        </table:table-row>
        <table:table-row table:style-name="ro1">
          <table:table-cell office:value-type="string">
            <text:p>Trois Mousquetaires</text:p>
          </table:table-cell>
          <table:table-cell office:value-type="string">
            <text:p>Imperial Weizen</text:p>
          </table:table-cell>
        </table:table-row>
        <table:table-row table:style-name="ro1">
          <table:table-cell office:value-type="string">
            <text:p>Trois Mousquetaires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Trois Mousquetaires</text:p>
          </table:table-cell>
          <table:table-cell office:value-type="string">
            <text:p>Unfiltered Rauchbier</text:p>
          </table:table-cell>
        </table:table-row>
        <table:table-row table:style-name="ro1">
          <table:table-cell office:value-type="string">
            <text:p>Trout Creek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Truckee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Truckee</text:p>
          </table:table-cell>
          <table:table-cell office:value-type="string">
            <text:p>Boca Bock</text:p>
          </table:table-cell>
        </table:table-row>
        <table:table-row table:style-name="ro1">
          <table:table-cell office:value-type="string">
            <text:p>Trucke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Trumer (Berkeley)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TÜ8</text:p>
          </table:table-cell>
          <table:table-cell office:value-type="string">
            <text:p>Pils Naturtrüb</text:p>
          </table:table-cell>
        </table:table-row>
        <table:table-row table:style-name="ro1">
          <table:table-cell office:value-type="string">
            <text:p>TÜ8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Tucher</text:p>
          </table:table-cell>
          <table:table-cell office:value-type="string">
            <text:p>Bajuvator Doppelbock</text:p>
          </table:table-cell>
        </table:table-row>
        <table:table-row table:style-name="ro1">
          <table:table-cell office:value-type="string">
            <text:p>Tucher</text:p>
          </table:table-cell>
          <table:table-cell office:value-type="string">
            <text:p>Dunkles Hefe Weizen</text:p>
          </table:table-cell>
        </table:table-row>
        <table:table-row table:style-name="ro1">
          <table:table-cell office:value-type="string">
            <text:p>Tucher</text:p>
          </table:table-cell>
          <table:table-cell office:value-type="string">
            <text:p>Helles Hefe Weizen</text:p>
          </table:table-cell>
        </table:table-row>
        <table:table-row table:style-name="ro1">
          <table:table-cell office:value-type="string">
            <text:p>Tucher</text:p>
          </table:table-cell>
          <table:table-cell office:value-type="string">
            <text:p>Kristall Weizen</text:p>
          </table:table-cell>
        </table:table-row>
        <table:table-row table:style-name="ro1">
          <table:table-cell office:value-type="string">
            <text:p>Tui</text:p>
          </table:table-cell>
          <table:table-cell office:value-type="string">
            <text:p>East India Pale Ale</text:p>
          </table:table-cell>
        </table:table-row>
        <table:table-row table:style-name="ro1">
          <table:table-cell office:value-type="string">
            <text:p>Tunner's Guild</text:p>
          </table:table-cell>
          <table:table-cell office:value-type="string">
            <text:p>Barbary Coast Brand Gold Rush Style Beer</text:p>
          </table:table-cell>
        </table:table-row>
        <table:table-row table:style-name="ro1">
          <table:table-cell office:value-type="string">
            <text:p>Tunner's Guild</text:p>
          </table:table-cell>
          <table:table-cell office:value-type="string">
            <text:p>Berkshire Springs Stock Ale</text:p>
          </table:table-cell>
        </table:table-row>
        <table:table-row table:style-name="ro1">
          <table:table-cell office:value-type="string">
            <text:p>Tunner's Guild</text:p>
          </table:table-cell>
          <table:table-cell office:value-type="string">
            <text:p>Piedmont Porter</text:p>
          </table:table-cell>
        </table:table-row>
        <table:table-row table:style-name="ro1">
          <table:table-cell office:value-type="string">
            <text:p>Tunner's Guild</text:p>
          </table:table-cell>
          <table:table-cell office:value-type="string">
            <text:p>Rock River Lager Beer</text:p>
          </table:table-cell>
        </table:table-row>
        <table:table-row table:style-name="ro1">
          <table:table-cell office:value-type="string">
            <text:p>Tuppers</text:p>
          </table:table-cell>
          <table:table-cell office:value-type="string">
            <text:p>Hop Pocket Ale</text:p>
          </table:table-cell>
        </table:table-row>
        <table:table-row table:style-name="ro1">
          <table:table-cell office:value-type="string">
            <text:p>TurbinenBräu</text:p>
          </table:table-cell>
          <table:table-cell office:value-type="string">
            <text:p>Gold Sprint Spezial</text:p>
          </table:table-cell>
        </table:table-row>
        <table:table-row table:style-name="ro1">
          <table:table-cell office:value-type="string">
            <text:p>TurbinenBräu</text:p>
          </table:table-cell>
          <table:table-cell office:value-type="string">
            <text:p>Rekord</text:p>
          </table:table-cell>
        </table:table-row>
        <table:table-row table:style-name="ro1">
          <table:table-cell office:value-type="string">
            <text:p>TurbinenBräu</text:p>
          </table:table-cell>
          <table:table-cell office:value-type="string">
            <text:p>Start</text:p>
          </table:table-cell>
        </table:table-row>
        <table:table-row table:style-name="ro1">
          <table:table-cell office:value-type="string">
            <text:p>TurbinenBräu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Tustin</text:p>
          </table:table-cell>
          <table:table-cell office:value-type="string">
            <text:p>Old Town IPA</text:p>
          </table:table-cell>
        </table:table-row>
        <table:table-row table:style-name="ro1">
          <table:table-cell office:value-type="string">
            <text:p>Twenty Tank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Twenty Tank</text:p>
          </table:table-cell>
          <table:table-cell office:value-type="string">
            <text:p>Kinnickinick Standard Ale</text:p>
          </table:table-cell>
        </table:table-row>
        <table:table-row table:style-name="ro1">
          <table:table-cell office:value-type="string">
            <text:p>Twenty Tank</text:p>
          </table:table-cell>
          <table:table-cell office:value-type="string">
            <text:p>Mello Glow</text:p>
          </table:table-cell>
        </table:table-row>
        <table:table-row table:style-name="ro1">
          <table:table-cell office:value-type="string">
            <text:p>Twin Ports</text:p>
          </table:table-cell>
          <table:table-cell office:value-type="string">
            <text:p>Bourbon Barrel Scotch Ale</text:p>
          </table:table-cell>
        </table:table-row>
        <table:table-row table:style-name="ro1">
          <table:table-cell office:value-type="string">
            <text:p>Twin Ports</text:p>
          </table:table-cell>
          <table:table-cell office:value-type="string">
            <text:p>Burntwood Black Ale</text:p>
          </table:table-cell>
        </table:table-row>
        <table:table-row table:style-name="ro1">
          <table:table-cell office:value-type="string">
            <text:p>Twin Ports</text:p>
          </table:table-cell>
          <table:table-cell office:value-type="string">
            <text:p>Derailed Ale</text:p>
          </table:table-cell>
        </table:table-row>
        <table:table-row table:style-name="ro1">
          <table:table-cell office:value-type="string">
            <text:p>Twin Ports</text:p>
          </table:table-cell>
          <table:table-cell office:value-type="string">
            <text:p>Gingered Ale</text:p>
          </table:table-cell>
        </table:table-row>
        <table:table-row table:style-name="ro1">
          <table:table-cell office:value-type="string">
            <text:p>Twin Ports</text:p>
          </table:table-cell>
          <table:table-cell office:value-type="string">
            <text:p>Hopfenkopf</text:p>
          </table:table-cell>
        </table:table-row>
        <table:table-row table:style-name="ro1">
          <table:table-cell office:value-type="string">
            <text:p>Twin Rivers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Twin Rivers</text:p>
          </table:table-cell>
          <table:table-cell office:value-type="string">
            <text:p>Imperial I.P.A.</text:p>
          </table:table-cell>
        </table:table-row>
        <table:table-row table:style-name="ro1">
          <table:table-cell office:value-type="string">
            <text:p>Twin River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Twin Rivers</text:p>
          </table:table-cell>
          <table:table-cell office:value-type="string">
            <text:p>N.W. Pale Ale</text:p>
          </table:table-cell>
        </table:table-row>
        <table:table-row table:style-name="ro1">
          <table:table-cell office:value-type="string">
            <text:p>Twin Rivers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Twin Rivers</text:p>
          </table:table-cell>
          <table:table-cell office:value-type="string">
            <text:p>Russian Imperial Stout</text:p>
          </table:table-cell>
        </table:table-row>
        <table:table-row table:style-name="ro1">
          <table:table-cell office:value-type="string">
            <text:p>Twin Rivers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Twin Rivers</text:p>
          </table:table-cell>
          <table:table-cell office:value-type="string">
            <text:p>Weissbier</text:p>
          </table:table-cell>
        </table:table-row>
        <table:table-row table:style-name="ro1">
          <table:table-cell office:value-type="string">
            <text:p>Twisted Pine</text:p>
          </table:table-cell>
          <table:table-cell office:value-type="string">
            <text:p>Big Shot Espresso Stout</text:p>
          </table:table-cell>
        </table:table-row>
        <table:table-row table:style-name="ro1">
          <table:table-cell office:value-type="string">
            <text:p>Twisted Pine</text:p>
          </table:table-cell>
          <table:table-cell office:value-type="string">
            <text:p>Hoppy Boy</text:p>
          </table:table-cell>
        </table:table-row>
        <table:table-row table:style-name="ro1">
          <table:table-cell office:value-type="string">
            <text:p>Twisted Pine</text:p>
          </table:table-cell>
          <table:table-cell office:value-type="string">
            <text:p>Northstar Imperial Porter</text:p>
          </table:table-cell>
        </table:table-row>
        <table:table-row table:style-name="ro1">
          <table:table-cell office:value-type="string">
            <text:p>Twisted Pine</text:p>
          </table:table-cell>
          <table:table-cell office:value-type="string">
            <text:p>Twisted Amber</text:p>
          </table:table-cell>
        </table:table-row>
        <table:table-row table:style-name="ro1">
          <table:table-cell office:value-type="string">
            <text:p>Twisted Vine</text:p>
          </table:table-cell>
          <table:table-cell office:value-type="string">
            <text:p>Pirate Kettle Rye Pale</text:p>
          </table:table-cell>
        </table:table-row>
        <table:table-row table:style-name="ro1">
          <table:table-cell office:value-type="string">
            <text:p>Twisted X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Brown Fox Ale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Cane &amp; Ebel Red Rye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Domaine DuPage French Country Ale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Ebel's Weiss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Iditarod Imperial Stout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Northwind Imperial Stout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Prairie Path Ale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Sidekick</text:p>
          </table:table-cell>
        </table:table-row>
        <table:table-row table:style-name="ro1">
          <table:table-cell office:value-type="string">
            <text:p>Two Brothers</text:p>
          </table:table-cell>
          <table:table-cell office:value-type="string">
            <text:p>The Bitter End Pale Ale</text:p>
          </table:table-cell>
        </table:table-row>
        <table:table-row table:style-name="ro1">
          <table:table-cell office:value-type="string">
            <text:p>Two Dogs</text:p>
          </table:table-cell>
          <table:table-cell office:value-type="string">
            <text:p>MacGillivray's Australian Original Lemon Brew</text:p>
          </table:table-cell>
        </table:table-row>
        <table:table-row table:style-name="ro1">
          <table:table-cell office:value-type="string">
            <text:p>TwoRows (Dallas)</text:p>
          </table:table-cell>
          <table:table-cell office:value-type="string">
            <text:p>Barking Fish Porter</text:p>
          </table:table-cell>
        </table:table-row>
        <table:table-row table:style-name="ro1">
          <table:table-cell office:value-type="string">
            <text:p>TwoRows (Dallas)</text:p>
          </table:table-cell>
          <table:table-cell office:value-type="string">
            <text:p>Bulldog Brown</text:p>
          </table:table-cell>
        </table:table-row>
        <table:table-row table:style-name="ro1">
          <table:table-cell office:value-type="string">
            <text:p>TwoRows (Dallas)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TwoRows (Dallas)</text:p>
          </table:table-cell>
          <table:table-cell office:value-type="string">
            <text:p>Honey Blonde Light Pale Ale</text:p>
          </table:table-cell>
        </table:table-row>
        <table:table-row table:style-name="ro1">
          <table:table-cell office:value-type="string">
            <text:p>TwoRows (Dallas)</text:p>
          </table:table-cell>
          <table:table-cell office:value-type="string">
            <text:p>Osage Golden Wheat Ale</text:p>
          </table:table-cell>
        </table:table-row>
        <table:table-row table:style-name="ro1">
          <table:table-cell office:value-type="string">
            <text:p>TwoRows (Dallas)</text:p>
          </table:table-cell>
          <table:table-cell office:value-type="string">
            <text:p>Route 66 Amber Ale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Bitter Woman From Hell Extra IPA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Bitter Woman IPA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Chief Blackhawk Porter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Devil Over A Barrel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Devil Over A Barrel Coffee Imperial Porter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Dirty Old Man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Down &amp; Dirty Chocolate Oatmeal Stout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Fighting Finches Bock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Headless Man Amber Ale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Rocky's Revenge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Scurvy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Shantytown Doppelbock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Sheep Shagger Scotch Ale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Stone Teepee Pale Ale</text:p>
          </table:table-cell>
        </table:table-row>
        <table:table-row table:style-name="ro1">
          <table:table-cell office:value-type="string">
            <text:p>Tyranena</text:p>
          </table:table-cell>
          <table:table-cell office:value-type="string">
            <text:p>The Kisser's Monday Night Black IPA</text:p>
          </table:table-cell>
        </table:table-row>
        <table:table-row table:style-name="ro1">
          <table:table-cell office:value-type="string">
            <text:p>Uerige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Uerige</text:p>
          </table:table-cell>
          <table:table-cell office:value-type="string">
            <text:p>DoppelSticke</text:p>
          </table:table-cell>
        </table:table-row>
        <table:table-row table:style-name="ro1">
          <table:table-cell office:value-type="string">
            <text:p>Uerige</text:p>
          </table:table-cell>
          <table:table-cell office:value-type="string">
            <text:p>Sticke</text:p>
          </table:table-cell>
        </table:table-row>
        <table:table-row table:style-name="ro1">
          <table:table-cell office:value-type="string">
            <text:p>Uinta</text:p>
          </table:table-cell>
          <table:table-cell office:value-type="string">
            <text:p>Gelande Amber Lager</text:p>
          </table:table-cell>
        </table:table-row>
        <table:table-row table:style-name="ro1">
          <table:table-cell office:value-type="string">
            <text:p>Uinta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Ukiah</text:p>
          </table:table-cell>
          <table:table-cell office:value-type="string">
            <text:p>Emancipator</text:p>
          </table:table-cell>
        </table:table-row>
        <table:table-row table:style-name="ro1">
          <table:table-cell office:value-type="string">
            <text:p>Ummendorf</text:p>
          </table:table-cell>
          <table:table-cell office:value-type="string">
            <text:p>English Ale</text:p>
          </table:table-cell>
        </table:table-row>
        <table:table-row table:style-name="ro1">
          <table:table-cell office:value-type="string">
            <text:p>Ummendorf</text:p>
          </table:table-cell>
          <table:table-cell office:value-type="string">
            <text:p>Keller-Bier</text:p>
          </table:table-cell>
        </table:table-row>
        <table:table-row table:style-name="ro1">
          <table:table-cell office:value-type="string">
            <text:p>Ummendorf</text:p>
          </table:table-cell>
          <table:table-cell office:value-type="string">
            <text:p>Placidus Cobaldus Dunkel</text:p>
          </table:table-cell>
        </table:table-row>
        <table:table-row table:style-name="ro1">
          <table:table-cell office:value-type="string">
            <text:p>Ummendorf</text:p>
          </table:table-cell>
          <table:table-cell office:value-type="string">
            <text:p>'s Angele Pils</text:p>
          </table:table-cell>
        </table:table-row>
        <table:table-row table:style-name="ro1">
          <table:table-cell office:value-type="string">
            <text:p>Ummendorf</text:p>
          </table:table-cell>
          <table:table-cell office:value-type="string">
            <text:p>'s Blaue Spezial</text:p>
          </table:table-cell>
        </table:table-row>
        <table:table-row table:style-name="ro1">
          <table:table-cell office:value-type="string">
            <text:p>Umpqua</text:p>
          </table:table-cell>
          <table:table-cell office:value-type="string">
            <text:p>No Doubt Stout</text:p>
          </table:table-cell>
        </table:table-row>
        <table:table-row table:style-name="ro1">
          <table:table-cell office:value-type="string">
            <text:p>Umpqua</text:p>
          </table:table-cell>
          <table:table-cell office:value-type="string">
            <text:p>Summer Wheat</text:p>
          </table:table-cell>
        </table:table-row>
        <table:table-row table:style-name="ro1">
          <table:table-cell office:value-type="string">
            <text:p>Umpqua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17 Grande Réserv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Blanche de Chambly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Chambly Noir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Don De Dieu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Eau Bénit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Édition 2005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Éphémère Cranberry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Éphémère Pomm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La Fin Du Mond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Maudit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Quatre-Centièm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Quelque Chos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Raftman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Seigneurial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Terribl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Trader Joe's 2007 Vintage Ale</text:p>
          </table:table-cell>
        </table:table-row>
        <table:table-row table:style-name="ro1">
          <table:table-cell office:value-type="string">
            <text:p>Unibroue</text:p>
          </table:table-cell>
          <table:table-cell office:value-type="string">
            <text:p>Trois Pistoles</text:p>
          </table:table-cell>
        </table:table-row>
        <table:table-row table:style-name="ro1">
          <table:table-cell office:value-type="string">
            <text:p>Union Colony</text:p>
          </table:table-cell>
          <table:table-cell office:value-type="string">
            <text:p>Old 8444 Alt</text:p>
          </table:table-cell>
        </table:table-row>
        <table:table-row table:style-name="ro1">
          <table:table-cell office:value-type="string">
            <text:p>Unionsbräu</text:p>
          </table:table-cell>
          <table:table-cell office:value-type="string">
            <text:p>Helles Naturtrub</text:p>
          </table:table-cell>
        </table:table-row>
        <table:table-row table:style-name="ro1">
          <table:table-cell office:value-type="string">
            <text:p>Unionsbräu</text:p>
          </table:table-cell>
          <table:table-cell office:value-type="string">
            <text:p>Unimator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string">
            <text:p>Flying Horse Royal Lager Beer</text:p>
          </table:table-cell>
        </table:table-row>
        <table:table-row table:style-name="ro1">
          <table:table-cell office:value-type="string">
            <text:p>Unser Bier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Unser Bier</text:p>
          </table:table-cell>
          <table:table-cell office:value-type="string">
            <text:p>Blonde Bio</text:p>
          </table:table-cell>
        </table:table-row>
        <table:table-row table:style-name="ro1">
          <table:table-cell office:value-type="string">
            <text:p>Unser Bier</text:p>
          </table:table-cell>
          <table:table-cell office:value-type="string">
            <text:p>Schwarz</text:p>
          </table:table-cell>
        </table:table-row>
        <table:table-row table:style-name="ro1">
          <table:table-cell office:value-type="string">
            <text:p>Unser Bier</text:p>
          </table:table-cell>
          <table:table-cell office:value-type="string">
            <text:p>Sommerbier</text:p>
          </table:table-cell>
        </table:table-row>
        <table:table-row table:style-name="ro1">
          <table:table-cell office:value-type="string">
            <text:p>Unser Bier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Upland</text:p>
          </table:table-cell>
          <table:table-cell office:value-type="string">
            <text:p>Bad Elmer's Porter</text:p>
          </table:table-cell>
        </table:table-row>
        <table:table-row table:style-name="ro1">
          <table:table-cell office:value-type="string">
            <text:p>Upland</text:p>
          </table:table-cell>
          <table:table-cell office:value-type="string">
            <text:p>Wheat Ale</text:p>
          </table:table-cell>
        </table:table-row>
        <table:table-row table:style-name="ro1">
          <table:table-cell office:value-type="string">
            <text:p>Upper Mississippi</text:p>
          </table:table-cell>
          <table:table-cell office:value-type="string">
            <text:p>Bartles and Lager</text:p>
          </table:table-cell>
        </table:table-row>
        <table:table-row table:style-name="ro1">
          <table:table-cell office:value-type="string">
            <text:p>Upper Mississippi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Upper Mississippi</text:p>
          </table:table-cell>
          <table:table-cell office:value-type="string">
            <text:p>Mudcat Stout</text:p>
          </table:table-cell>
        </table:table-row>
        <table:table-row table:style-name="ro1">
          <table:table-cell office:value-type="string">
            <text:p>Upper Mississippi</text:p>
          </table:table-cell>
          <table:table-cell office:value-type="string">
            <text:p>Mullin Brown</text:p>
          </table:table-cell>
        </table:table-row>
        <table:table-row table:style-name="ro1">
          <table:table-cell office:value-type="string">
            <text:p>Upper Mississippi</text:p>
          </table:table-cell>
          <table:table-cell office:value-type="string">
            <text:p>Pale Pale Boss Ale</text:p>
          </table:table-cell>
        </table:table-row>
        <table:table-row table:style-name="ro1">
          <table:table-cell office:value-type="string">
            <text:p>Upright</text:p>
          </table:table-cell>
          <table:table-cell office:value-type="string">
            <text:p>Four</text:p>
          </table:table-cell>
        </table:table-row>
        <table:table-row table:style-name="ro1">
          <table:table-cell office:value-type="string">
            <text:p>Upslope — Lee Hill</text:p>
          </table:table-cell>
          <table:table-cell office:value-type="string">
            <text:p>Belgian Style Pale Ale</text:p>
          </table:table-cell>
        </table:table-row>
        <table:table-row table:style-name="ro1">
          <table:table-cell office:value-type="string">
            <text:p>Upslope — Lee Hill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1936 Strong ESB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Bauman's Hop Farm ESB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Blackstone Stout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Blue Ribbon Lager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Capitol Premium Pale Ale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Doppelbock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Double IPA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Dundee Export 90 Scotch Ale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Ebenezer 2010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Espresso Stout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Firehouse Red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Flagship India Pale Ale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Grand Cru 2006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Grand Cru 2008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Gueuze-Lambic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Horse Feathers Rye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Jackson St. Lager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O! Gold Light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Oak Aged Ebenezer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Oak Aged IPA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Oak-Aged Belgian Tripel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Phatter Phlemish Red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River Boat Porter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Triquetra Tripel</text:p>
          </table:table-cell>
        </table:table-row>
        <table:table-row table:style-name="ro1">
          <table:table-cell office:value-type="string">
            <text:p>Upstream (Legacy)</text:p>
          </table:table-cell>
          <table:table-cell office:value-type="string">
            <text:p>Wolf Moon Dunkelweizen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1000 Barley Wine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Aggregate Barrel Aged Stout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American Wheat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Apocalypse Belgian Style Quad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Bauman's Black IPA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Black Velvet Belgian Black Wit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Capitol Premium Pale Ale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Dundee Scotch Ale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Firehouse ESB (discontinued)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Firehouse Red Lager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Flagship India Pale Ale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Gold Coast Blonde Ale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Grand Cru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Groll Bohemian Pilsner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Heartland Hefeweizen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Honey-Raspberry Ale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Irie Export Stout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Malk Sweet Stout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Milk Chocolate Stout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Nachturne Dark Lager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O! Gold Light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Old Market Stout (discontinued)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Railyard Ale (discontinued)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Rauchbier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Small Batch Barleywine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Terre Mere Saison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The Kurgan Wee Heavy Scotch Ale</text:p>
          </table:table-cell>
        </table:table-row>
        <table:table-row table:style-name="ro1">
          <table:table-cell office:value-type="string">
            <text:p>Upstream (Old Market)</text:p>
          </table:table-cell>
          <table:table-cell office:value-type="string">
            <text:p>Winter Weizen</text:p>
          </table:table-cell>
        </table:table-row>
        <table:table-row table:style-name="ro1">
          <table:table-cell office:value-type="string">
            <text:p>Ushers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Utah Brewers Cooperative</text:p>
          </table:table-cell>
          <table:table-cell office:value-type="string">
            <text:p>Squatters Full Suspension Pale Ale</text:p>
          </table:table-cell>
        </table:table-row>
        <table:table-row table:style-name="ro1">
          <table:table-cell office:value-type="string">
            <text:p>Utah Brewers Cooperative</text:p>
          </table:table-cell>
          <table:table-cell office:value-type="string">
            <text:p>Squatters Hell's Keep</text:p>
          </table:table-cell>
        </table:table-row>
        <table:table-row table:style-name="ro1">
          <table:table-cell office:value-type="string">
            <text:p>Utah Brewers Cooperative</text:p>
          </table:table-cell>
          <table:table-cell office:value-type="string">
            <text:p>Squatters Hop Rising</text:p>
          </table:table-cell>
        </table:table-row>
        <table:table-row table:style-name="ro1">
          <table:table-cell office:value-type="string">
            <text:p>Utah Brewers Cooperative</text:p>
          </table:table-cell>
          <table:table-cell office:value-type="string">
            <text:p>Squatters Outer Darkness</text:p>
          </table:table-cell>
        </table:table-row>
        <table:table-row table:style-name="ro1">
          <table:table-cell office:value-type="string">
            <text:p>Utah Brewers Cooperative</text:p>
          </table:table-cell>
          <table:table-cell office:value-type="string">
            <text:p>Squatters Snowbird</text:p>
          </table:table-cell>
        </table:table-row>
        <table:table-row table:style-name="ro1">
          <table:table-cell office:value-type="string">
            <text:p>Utah Brewers Cooperative</text:p>
          </table:table-cell>
          <table:table-cell office:value-type="string">
            <text:p>Wasatch Polygamy Porter</text:p>
          </table:table-cell>
        </table:table-row>
        <table:table-row table:style-name="ro1">
          <table:table-cell office:value-type="string">
            <text:p>Utah Brewers Cooperative</text:p>
          </table:table-cell>
          <table:table-cell office:value-type="string">
            <text:p>Wasatch The Devastator Double Bock Ale</text:p>
          </table:table-cell>
        </table:table-row>
        <table:table-row table:style-name="ro1">
          <table:table-cell office:value-type="string">
            <text:p>Utah Brewers Cooperative</text:p>
          </table:table-cell>
          <table:table-cell office:value-type="string">
            <text:p>Wasatch Winterfest</text:p>
          </table:table-cell>
        </table:table-row>
        <table:table-row table:style-name="ro1">
          <table:table-cell office:value-type="string">
            <text:p>Utenos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Utenos</text:p>
          </table:table-cell>
          <table:table-cell office:value-type="string">
            <text:p>Premium Lager</text:p>
          </table:table-cell>
        </table:table-row>
        <table:table-row table:style-name="ro1">
          <table:table-cell office:value-type="string">
            <text:p>Val de Sambre</text:p>
          </table:table-cell>
          <table:table-cell office:value-type="string">
            <text:p>Abbaye d'Aulne Blonde des Pères 6°</text:p>
          </table:table-cell>
        </table:table-row>
        <table:table-row table:style-name="ro1">
          <table:table-cell office:value-type="string">
            <text:p>Val de Sambre</text:p>
          </table:table-cell>
          <table:table-cell office:value-type="string">
            <text:p>Heylissem Brune 6°</text:p>
          </table:table-cell>
        </table:table-row>
        <table:table-row table:style-name="ro1">
          <table:table-cell office:value-type="string">
            <text:p>Val-Dieu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Val-Dieu</text:p>
          </table:table-cell>
          <table:table-cell office:value-type="string">
            <text:p>Brune / Brown</text:p>
          </table:table-cell>
        </table:table-row>
        <table:table-row table:style-name="ro1">
          <table:table-cell office:value-type="string">
            <text:p>Val-Dieu</text:p>
          </table:table-cell>
          <table:table-cell office:value-type="string">
            <text:p>Grand Cru</text:p>
          </table:table-cell>
        </table:table-row>
        <table:table-row table:style-name="ro1">
          <table:table-cell office:value-type="string">
            <text:p>Val-Dieu</text:p>
          </table:table-cell>
          <table:table-cell office:value-type="string">
            <text:p>Triple</text:p>
          </table:table-cell>
        </table:table-row>
        <table:table-row table:style-name="ro1">
          <table:table-cell office:value-type="string">
            <text:p>Val-Dieu</text:p>
          </table:table-cell>
          <table:table-cell office:value-type="string">
            <text:p>Winter</text:p>
          </table:table-cell>
        </table:table-row>
        <table:table-row table:style-name="ro1">
          <table:table-cell office:value-type="string">
            <text:p>Valkyrie</text:p>
          </table:table-cell>
          <table:table-cell office:value-type="string">
            <text:p>Big Swede Swedish-Style Imperial Stout (discontinued)</text:p>
          </table:table-cell>
        </table:table-row>
        <table:table-row table:style-name="ro1">
          <table:table-cell office:value-type="string">
            <text:p>Valkyrie</text:p>
          </table:table-cell>
          <table:table-cell office:value-type="string">
            <text:p>Copperhead Premium Ruby Lager (discontinued)</text:p>
          </table:table-cell>
        </table:table-row>
        <table:table-row table:style-name="ro1">
          <table:table-cell office:value-type="string">
            <text:p>Valkyrie</text:p>
          </table:table-cell>
          <table:table-cell office:value-type="string">
            <text:p>Norwegian Imperial Stout (discontinued)</text:p>
          </table:table-cell>
        </table:table-row>
        <table:table-row table:style-name="ro1">
          <table:table-cell office:value-type="string">
            <text:p>Valkyrie</text:p>
          </table:table-cell>
          <table:table-cell office:value-type="string">
            <text:p>Queen Victoria's Secret (discontinued)</text:p>
          </table:table-cell>
        </table:table-row>
        <table:table-row table:style-name="ro1">
          <table:table-cell office:value-type="string">
            <text:p>Valley Forge</text:p>
          </table:table-cell>
          <table:table-cell office:value-type="string">
            <text:p>Alt Beer</text:p>
          </table:table-cell>
        </table:table-row>
        <table:table-row table:style-name="ro1">
          <table:table-cell office:value-type="string">
            <text:p>Valley Forge</text:p>
          </table:table-cell>
          <table:table-cell office:value-type="string">
            <text:p>Dunkelweizen</text:p>
          </table:table-cell>
        </table:table-row>
        <table:table-row table:style-name="ro1">
          <table:table-cell office:value-type="string">
            <text:p>Valley Forge</text:p>
          </table:table-cell>
          <table:table-cell office:value-type="string">
            <text:p>George's Porter</text:p>
          </table:table-cell>
        </table:table-row>
        <table:table-row table:style-name="ro1">
          <table:table-cell office:value-type="string">
            <text:p>Valley Forge</text:p>
          </table:table-cell>
          <table:table-cell office:value-type="string">
            <text:p>King's Gold</text:p>
          </table:table-cell>
        </table:table-row>
        <table:table-row table:style-name="ro1">
          <table:table-cell office:value-type="string">
            <text:p>Valley Forge</text:p>
          </table:table-cell>
          <table:table-cell office:value-type="string">
            <text:p>Red Coat Ale</text:p>
          </table:table-cell>
        </table:table-row>
        <table:table-row table:style-name="ro1">
          <table:table-cell office:value-type="string">
            <text:p>Valley Forge</text:p>
          </table:table-cell>
          <table:table-cell office:value-type="string">
            <text:p>Regiment Pale Ale</text:p>
          </table:table-cell>
        </table:table-row>
        <table:table-row table:style-name="ro1">
          <table:table-cell office:value-type="string">
            <text:p>Valley</text:p>
          </table:table-cell>
          <table:table-cell office:value-type="string">
            <text:p>Black Cat Stout</text:p>
          </table:table-cell>
        </table:table-row>
        <table:table-row table:style-name="ro1">
          <table:table-cell office:value-type="string">
            <text:p>Valley</text:p>
          </table:table-cell>
          <table:table-cell office:value-type="string">
            <text:p>Cask Ale</text:p>
          </table:table-cell>
        </table:table-row>
        <table:table-row table:style-name="ro1">
          <table:table-cell office:value-type="string">
            <text:p>Valley</text:p>
          </table:table-cell>
          <table:table-cell office:value-type="string">
            <text:p>Cherry Wheat</text:p>
          </table:table-cell>
        </table:table-row>
        <table:table-row table:style-name="ro1">
          <table:table-cell office:value-type="string">
            <text:p>Valley</text:p>
          </table:table-cell>
          <table:table-cell office:value-type="string">
            <text:p>Golden Ale</text:p>
          </table:table-cell>
        </table:table-row>
        <table:table-row table:style-name="ro1">
          <table:table-cell office:value-type="string">
            <text:p>Valley</text:p>
          </table:table-cell>
          <table:table-cell office:value-type="string">
            <text:p>Indian Red Ale</text:p>
          </table:table-cell>
        </table:table-row>
        <table:table-row table:style-name="ro1">
          <table:table-cell office:value-type="string">
            <text:p>Valley</text:p>
          </table:table-cell>
          <table:table-cell office:value-type="string">
            <text:p>Mild</text:p>
          </table:table-cell>
        </table:table-row>
        <table:table-row table:style-name="ro1">
          <table:table-cell office:value-type="string">
            <text:p>Valley</text:p>
          </table:table-cell>
          <table:table-cell office:value-type="string">
            <text:p>Miracle Mile Golden Pale Ale</text:p>
          </table:table-cell>
        </table:table-row>
        <table:table-row table:style-name="ro1">
          <table:table-cell office:value-type="string">
            <text:p>Valley</text:p>
          </table:table-cell>
          <table:table-cell office:value-type="string">
            <text:p>Pale Wheat</text:p>
          </table:table-cell>
        </table:table-row>
        <table:table-row table:style-name="ro1">
          <table:table-cell office:value-type="string">
            <text:p>Valley</text:p>
          </table:table-cell>
          <table:table-cell office:value-type="string">
            <text:p>Scotch Ale</text:p>
          </table:table-cell>
        </table:table-row>
        <table:table-row table:style-name="ro1">
          <table:table-cell office:value-type="string">
            <text:p>Van Den Bossche</text:p>
          </table:table-cell>
          <table:table-cell office:value-type="string">
            <text:p>Buffalo Belgian Stout</text:p>
          </table:table-cell>
        </table:table-row>
        <table:table-row table:style-name="ro1">
          <table:table-cell office:value-type="string">
            <text:p>Van Den Bossche</text:p>
          </table:table-cell>
          <table:table-cell office:value-type="string">
            <text:p>Kerst Pater Special Christmas Beer</text:p>
          </table:table-cell>
        </table:table-row>
        <table:table-row table:style-name="ro1">
          <table:table-cell office:value-type="string">
            <text:p>Van Eecke</text:p>
          </table:table-cell>
          <table:table-cell office:value-type="string">
            <text:p>Het Kapittel Abt</text:p>
          </table:table-cell>
        </table:table-row>
        <table:table-row table:style-name="ro1">
          <table:table-cell office:value-type="string">
            <text:p>Van Eecke</text:p>
          </table:table-cell>
          <table:table-cell office:value-type="string">
            <text:p>Het Kapittel Blond Ale</text:p>
          </table:table-cell>
        </table:table-row>
        <table:table-row table:style-name="ro1">
          <table:table-cell office:value-type="string">
            <text:p>Van Eecke</text:p>
          </table:table-cell>
          <table:table-cell office:value-type="string">
            <text:p>Het Kapittel Pater Ale</text:p>
          </table:table-cell>
        </table:table-row>
        <table:table-row table:style-name="ro1">
          <table:table-cell office:value-type="string">
            <text:p>Van Eecke</text:p>
          </table:table-cell>
          <table:table-cell office:value-type="string">
            <text:p>Het Kapittel Prior Ale</text:p>
          </table:table-cell>
        </table:table-row>
        <table:table-row table:style-name="ro1">
          <table:table-cell office:value-type="string">
            <text:p>Van Eecke</text:p>
          </table:table-cell>
          <table:table-cell office:value-type="string">
            <text:p>Poperings Hommel Ale</text:p>
          </table:table-cell>
        </table:table-row>
        <table:table-row table:style-name="ro1">
          <table:table-cell office:value-type="string">
            <text:p>Van Eecke</text:p>
          </table:table-cell>
          <table:table-cell office:value-type="string">
            <text:p>Watou's Wit Beer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Bacchus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Brigand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Kasteel 11° Donker (formerly Kasteel Bier Brune / Donker-Foncee)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Kasteel Cuvée du Chateau 2010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Kasteel Gouden/Tripel/d'Or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Kasteel Rouge 8%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Kasteel Winter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St. Louis Gueuze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St. Louis Gueuze Fond Tradition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St. Louis Premium Framboise Lambic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St. Louis Premium Kriek Lambic</text:p>
          </table:table-cell>
        </table:table-row>
        <table:table-row table:style-name="ro1">
          <table:table-cell office:value-type="string">
            <text:p>Van Honsebrouck</text:p>
          </table:table-cell>
          <table:table-cell office:value-type="string">
            <text:p>St. Louis Premium Pêche Lambic</text:p>
          </table:table-cell>
        </table:table-row>
        <table:table-row table:style-name="ro1">
          <table:table-cell office:value-type="string">
            <text:p>Van Pur</text:p>
          </table:table-cell>
          <table:table-cell office:value-type="string">
            <text:p>Edelmeister Pilsener</text:p>
          </table:table-cell>
        </table:table-row>
        <table:table-row table:style-name="ro1">
          <table:table-cell office:value-type="string">
            <text:p>Van Pur</text:p>
          </table:table-cell>
          <table:table-cell office:value-type="string">
            <text:p>Karpackie Pils</text:p>
          </table:table-cell>
        </table:table-row>
        <table:table-row table:style-name="ro1">
          <table:table-cell office:value-type="string">
            <text:p>Van Pur</text:p>
          </table:table-cell>
          <table:table-cell office:value-type="string">
            <text:p>Karpackie Premium</text:p>
          </table:table-cell>
        </table:table-row>
        <table:table-row table:style-name="ro1">
          <table:table-cell office:value-type="string">
            <text:p>Van Pur</text:p>
          </table:table-cell>
          <table:table-cell office:value-type="string">
            <text:p>Karpackie Super Mocne</text:p>
          </table:table-cell>
        </table:table-row>
        <table:table-row table:style-name="ro1">
          <table:table-cell office:value-type="string">
            <text:p>Van Pur</text:p>
          </table:table-cell>
          <table:table-cell office:value-type="string">
            <text:p>Premium</text:p>
          </table:table-cell>
        </table:table-row>
        <table:table-row table:style-name="ro1">
          <table:table-cell office:value-type="string">
            <text:p>Vancouver Island</text:p>
          </table:table-cell>
          <table:table-cell office:value-type="string">
            <text:p>Piper's Pale Ale</text:p>
          </table:table-cell>
        </table:table-row>
        <table:table-row table:style-name="ro1">
          <table:table-cell office:value-type="string">
            <text:p>Velké Popovice</text:p>
          </table:table-cell>
          <table:table-cell office:value-type="string">
            <text:p>Kozel Premium</text:p>
          </table:table-cell>
        </table:table-row>
        <table:table-row table:style-name="ro1">
          <table:table-cell office:value-type="string">
            <text:p>Veltins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Verhaeghe</text:p>
          </table:table-cell>
          <table:table-cell office:value-type="string">
            <text:p>Duchesse de Bourgogne</text:p>
          </table:table-cell>
        </table:table-row>
        <table:table-row table:style-name="ro1">
          <table:table-cell office:value-type="string">
            <text:p>Verhaeghe</text:p>
          </table:table-cell>
          <table:table-cell office:value-type="string">
            <text:p>Echte Kriekenbier</text:p>
          </table:table-cell>
        </table:table-row>
        <table:table-row table:style-name="ro1">
          <table:table-cell office:value-type="string">
            <text:p>Verhaeghe</text:p>
          </table:table-cell>
          <table:table-cell office:value-type="string">
            <text:p>Vichtenaar</text:p>
          </table:table-cell>
        </table:table-row>
        <table:table-row table:style-name="ro1">
          <table:table-cell office:value-type="string">
            <text:p>Vermont</text:p>
          </table:table-cell>
          <table:table-cell office:value-type="string">
            <text:p>Wee Heavy</text:p>
          </table:table-cell>
        </table:table-row>
        <table:table-row table:style-name="ro1">
          <table:table-cell office:value-type="string">
            <text:p>Vervifontaine</text:p>
          </table:table-cell>
          <table:table-cell office:value-type="string">
            <text:p>Bière du Lion / Beer of the Lion</text:p>
          </table:table-cell>
        </table:table-row>
        <table:table-row table:style-name="ro1">
          <table:table-cell office:value-type="string">
            <text:p>Vesterbro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Vesterbro</text:p>
          </table:table-cell>
          <table:table-cell office:value-type="string">
            <text:p>Blond Lager</text:p>
          </table:table-cell>
        </table:table-row>
        <table:table-row table:style-name="ro1">
          <table:table-cell office:value-type="string">
            <text:p>Vesterbro</text:p>
          </table:table-cell>
          <table:table-cell office:value-type="string">
            <text:p>Brown Ale</text:p>
          </table:table-cell>
        </table:table-row>
        <table:table-row table:style-name="ro1">
          <table:table-cell office:value-type="string">
            <text:p>Vesterbro</text:p>
          </table:table-cell>
          <table:table-cell office:value-type="string">
            <text:p>India Pale Ale</text:p>
          </table:table-cell>
        </table:table-row>
        <table:table-row table:style-name="ro1">
          <table:table-cell office:value-type="string">
            <text:p>Vesterbro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Vetter's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Baltic Thunder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Brandywine Valley Lager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Dark Lager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Festbier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Golden Monkey Tripel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Hard Times Lager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Headwaters Pale Ale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Hop Devil India Pale Ale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Hop Wallop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Mad King's Weiss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Old Horizontal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Prima Pils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Storm King Imperial Stout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Swing Session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Uncle Teddy's Bitter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V-12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Victory Lager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Workhorse Porter</text:p>
          </table:table-cell>
        </table:table-row>
        <table:table-row table:style-name="ro1">
          <table:table-cell office:value-type="string">
            <text:p>Victory</text:p>
          </table:table-cell>
          <table:table-cell office:value-type="string">
            <text:p>Yakima Glory (formerly Yakima Twilight)</text:p>
          </table:table-cell>
        </table:table-row>
        <table:table-row table:style-name="ro1">
          <table:table-cell office:value-type="string">
            <text:p>Vintage</text:p>
          </table:table-cell>
          <table:table-cell office:value-type="string">
            <text:p>Weiss-Blau</text:p>
          </table:table-cell>
        </table:table-row>
        <table:table-row table:style-name="ro1">
          <table:table-cell office:value-type="string">
            <text:p>Virginia</text:p>
          </table:table-cell>
          <table:table-cell office:value-type="string">
            <text:p>Smoked Beer</text:p>
          </table:table-cell>
        </table:table-row>
        <table:table-row table:style-name="ro1">
          <table:table-cell office:value-type="string">
            <text:p>Vivant</text:p>
          </table:table-cell>
          <table:table-cell office:value-type="string">
            <text:p>Zaison</text:p>
          </table:table-cell>
        </table:table-row>
        <table:table-row table:style-name="ro1">
          <table:table-cell office:value-type="string">
            <text:p>Vivungs</text:p>
          </table:table-cell>
          <table:table-cell office:value-type="string">
            <text:p>Dragöl</text:p>
          </table:table-cell>
        </table:table-row>
        <table:table-row table:style-name="ro1">
          <table:table-cell office:value-type="string">
            <text:p>Vivungs</text:p>
          </table:table-cell>
          <table:table-cell office:value-type="string">
            <text:p>Romakloster</text:p>
          </table:table-cell>
        </table:table-row>
        <table:table-row table:style-name="ro1">
          <table:table-cell office:value-type="string">
            <text:p>Vosges</text:p>
          </table:table-cell>
          <table:table-cell office:value-type="string">
            <text:p>La Bête des Vosges</text:p>
          </table:table-cell>
        </table:table-row>
        <table:table-row table:style-name="ro1">
          <table:table-cell office:value-type="string">
            <text:p>Vysoký Chlumec</text:p>
          </table:table-cell>
          <table:table-cell office:value-type="string">
            <text:p>Knight / Knítže Světlý Ležák</text:p>
          </table:table-cell>
        </table:table-row>
        <table:table-row table:style-name="ro1">
          <table:table-cell office:value-type="string">
            <text:p>Wädi-Bräu</text:p>
          </table:table-cell>
          <table:table-cell office:value-type="string">
            <text:p>Blond</text:p>
          </table:table-cell>
        </table:table-row>
        <table:table-row table:style-name="ro1">
          <table:table-cell office:value-type="string">
            <text:p>Wädi-Bräu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Wädi-Bräu</text:p>
          </table:table-cell>
          <table:table-cell office:value-type="string">
            <text:p>Hanf</text:p>
          </table:table-cell>
        </table:table-row>
        <table:table-row table:style-name="ro1">
          <table:table-cell office:value-type="string">
            <text:p>Wädi-Bräu</text:p>
          </table:table-cell>
          <table:table-cell office:value-type="string">
            <text:p>Hell</text:p>
          </table:table-cell>
        </table:table-row>
        <table:table-row table:style-name="ro1">
          <table:table-cell office:value-type="string">
            <text:p>Wädi-Bräu</text:p>
          </table:table-cell>
          <table:table-cell office:value-type="string">
            <text:p>Single-Malt-Bier</text:p>
          </table:table-cell>
        </table:table-row>
        <table:table-row table:style-name="ro1">
          <table:table-cell office:value-type="string">
            <text:p>Wädi-Bräu</text:p>
          </table:table-cell>
          <table:table-cell office:value-type="string">
            <text:p>Ur-Pils</text:p>
          </table:table-cell>
        </table:table-row>
        <table:table-row table:style-name="ro1">
          <table:table-cell office:value-type="string">
            <text:p>Wädi-Bräu</text:p>
          </table:table-cell>
          <table:table-cell office:value-type="string">
            <text:p>Ur-Weizen</text:p>
          </table:table-cell>
        </table:table-row>
        <table:table-row table:style-name="ro1">
          <table:table-cell office:value-type="string">
            <text:p>Wagner Valley</text:p>
          </table:table-cell>
          <table:table-cell office:value-type="string">
            <text:p>Sled Dog Doppelbock</text:p>
          </table:table-cell>
        </table:table-row>
        <table:table-row table:style-name="ro1">
          <table:table-cell office:value-type="string">
            <text:p>Wagon Wheel</text:p>
          </table:table-cell>
          <table:table-cell office:value-type="string">
            <text:p>American Pilsner</text:p>
          </table:table-cell>
        </table:table-row>
        <table:table-row table:style-name="ro1">
          <table:table-cell office:value-type="string">
            <text:p>Wagon Wheel</text:p>
          </table:table-cell>
          <table:table-cell office:value-type="string">
            <text:p>Bock Dark</text:p>
          </table:table-cell>
        </table:table-row>
        <table:table-row table:style-name="ro1">
          <table:table-cell office:value-type="string">
            <text:p>Wagon Wheel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Wagon Wheel</text:p>
          </table:table-cell>
          <table:table-cell office:value-type="string">
            <text:p>Wheat</text:p>
          </table:table-cell>
        </table:table-row>
        <table:table-row table:style-name="ro1">
          <table:table-cell office:value-type="string">
            <text:p>Wainwright</text:p>
          </table:table-cell>
          <table:table-cell office:value-type="string">
            <text:p>Black Jack Black and Tan</text:p>
          </table:table-cell>
        </table:table-row>
        <table:table-row table:style-name="ro1">
          <table:table-cell office:value-type="string">
            <text:p>Wainwright</text:p>
          </table:table-cell>
          <table:table-cell office:value-type="string">
            <text:p>Evil Eye Ale</text:p>
          </table:table-cell>
        </table:table-row>
        <table:table-row table:style-name="ro1">
          <table:table-cell office:value-type="string">
            <text:p>Waldhaus</text:p>
          </table:table-cell>
          <table:table-cell office:value-type="string">
            <text:p>Diplom Pils</text:p>
          </table:table-cell>
        </table:table-row>
        <table:table-row table:style-name="ro1">
          <table:table-cell office:value-type="string">
            <text:p>Waldhaus</text:p>
          </table:table-cell>
          <table:table-cell office:value-type="string">
            <text:p>Doppel-Bock</text:p>
          </table:table-cell>
        </table:table-row>
        <table:table-row table:style-name="ro1">
          <table:table-cell office:value-type="string">
            <text:p>Waldhaus</text:p>
          </table:table-cell>
          <table:table-cell office:value-type="string">
            <text:p>Jubiläums Dunkel Naturtrub</text:p>
          </table:table-cell>
        </table:table-row>
        <table:table-row table:style-name="ro1">
          <table:table-cell office:value-type="string">
            <text:p>Waldhaus</text:p>
          </table:table-cell>
          <table:table-cell office:value-type="string">
            <text:p>Light Line</text:p>
          </table:table-cell>
        </table:table-row>
        <table:table-row table:style-name="ro1">
          <table:table-cell office:value-type="string">
            <text:p>Waldhaus</text:p>
          </table:table-cell>
          <table:table-cell office:value-type="string">
            <text:p>Schwarzwald Weisse</text:p>
          </table:table-cell>
        </table:table-row>
        <table:table-row table:style-name="ro1">
          <table:table-cell office:value-type="string">
            <text:p>Waldhaus</text:p>
          </table:table-cell>
          <table:table-cell office:value-type="string">
            <text:p>Spezial Gold</text:p>
          </table:table-cell>
        </table:table-row>
        <table:table-row table:style-name="ro1">
          <table:table-cell office:value-type="string">
            <text:p>Waldkircher</text:p>
          </table:table-cell>
          <table:table-cell office:value-type="string">
            <text:p>Export</text:p>
          </table:table-cell>
        </table:table-row>
        <table:table-row table:style-name="ro1">
          <table:table-cell office:value-type="string">
            <text:p>Waldkircher</text:p>
          </table:table-cell>
          <table:table-cell office:value-type="string">
            <text:p>Hefe-Weisse</text:p>
          </table:table-cell>
        </table:table-row>
        <table:table-row table:style-name="ro1">
          <table:table-cell office:value-type="string">
            <text:p>Waldkircher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Waldkirch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Walnut</text:p>
          </table:table-cell>
          <table:table-cell office:value-type="string">
            <text:p>Big Horn Bitter</text:p>
          </table:table-cell>
        </table:table-row>
        <table:table-row table:style-name="ro1">
          <table:table-cell office:value-type="string">
            <text:p>Walnut</text:p>
          </table:table-cell>
          <table:table-cell office:value-type="string">
            <text:p>Bluesberry</text:p>
          </table:table-cell>
        </table:table-row>
        <table:table-row table:style-name="ro1">
          <table:table-cell office:value-type="string">
            <text:p>Walnut</text:p>
          </table:table-cell>
          <table:table-cell office:value-type="string">
            <text:p>Buffalo Gold Premium Ale</text:p>
          </table:table-cell>
        </table:table-row>
        <table:table-row table:style-name="ro1">
          <table:table-cell office:value-type="string">
            <text:p>Walnut</text:p>
          </table:table-cell>
          <table:table-cell office:value-type="string">
            <text:p>Devil's Thumb Stout</text:p>
          </table:table-cell>
        </table:table-row>
        <table:table-row table:style-name="ro1">
          <table:table-cell office:value-type="string">
            <text:p>Walnut</text:p>
          </table:table-cell>
          <table:table-cell office:value-type="string">
            <text:p>Indian Peaks Pale Ale</text:p>
          </table:table-cell>
        </table:table-row>
        <table:table-row table:style-name="ro1">
          <table:table-cell office:value-type="string">
            <text:p>Walnut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Walnut</text:p>
          </table:table-cell>
          <table:table-cell office:value-type="string">
            <text:p>Old Elk Brown Ale</text:p>
          </table:table-cell>
        </table:table-row>
        <table:table-row table:style-name="ro1">
          <table:table-cell office:value-type="string">
            <text:p>Walnut</text:p>
          </table:table-cell>
          <table:table-cell office:value-type="string">
            <text:p>St. James Irish Red Ale</text:p>
          </table:table-cell>
        </table:table-row>
        <table:table-row table:style-name="ro1">
          <table:table-cell office:value-type="string">
            <text:p>Walnut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Warsteiner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Warsteiner</text:p>
          </table:table-cell>
          <table:table-cell office:value-type="string">
            <text:p>Premium Dark / Dunkel</text:p>
          </table:table-cell>
        </table:table-row>
        <table:table-row table:style-name="ro1">
          <table:table-cell office:value-type="string">
            <text:p>Warsteiner</text:p>
          </table:table-cell>
          <table:table-cell office:value-type="string">
            <text:p>Premium HiLight</text:p>
          </table:table-cell>
        </table:table-row>
        <table:table-row table:style-name="ro1">
          <table:table-cell office:value-type="string">
            <text:p>Warsteiner</text:p>
          </table:table-cell>
          <table:table-cell office:value-type="string">
            <text:p>Premium Verum</text:p>
          </table:table-cell>
        </table:table-row>
        <table:table-row table:style-name="ro1">
          <table:table-cell office:value-type="string">
            <text:p>Warteck</text:p>
          </table:table-cell>
          <table:table-cell office:value-type="string">
            <text:p>Dunkel</text:p>
          </table:table-cell>
        </table:table-row>
        <table:table-row table:style-name="ro1">
          <table:table-cell office:value-type="string">
            <text:p>Warteck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Wasatch</text:p>
          </table:table-cell>
          <table:table-cell office:value-type="string">
            <text:p>Dunkels Kellerbier</text:p>
          </table:table-cell>
        </table:table-row>
        <table:table-row table:style-name="ro1">
          <table:table-cell office:value-type="string">
            <text:p>Wasatch</text:p>
          </table:table-cell>
          <table:table-cell office:value-type="string">
            <text:p>Hefe-Weizen</text:p>
          </table:table-cell>
        </table:table-row>
        <table:table-row table:style-name="ro1">
          <table:table-cell office:value-type="string">
            <text:p>Wasatch</text:p>
          </table:table-cell>
          <table:table-cell office:value-type="string">
            <text:p>Irish Stout</text:p>
          </table:table-cell>
        </table:table-row>
        <table:table-row table:style-name="ro1">
          <table:table-cell office:value-type="string">
            <text:p>Wasatch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Wasatch</text:p>
          </table:table-cell>
          <table:table-cell office:value-type="string">
            <text:p>Premium Ale</text:p>
          </table:table-cell>
        </table:table-row>
        <table:table-row table:style-name="ro1">
          <table:table-cell office:value-type="string">
            <text:p>Wasatch</text:p>
          </table:table-cell>
          <table:table-cell office:value-type="string">
            <text:p>Pumpkin Ale</text:p>
          </table:table-cell>
        </table:table-row>
        <table:table-row table:style-name="ro1">
          <table:table-cell office:value-type="string">
            <text:p>Wasatch</text:p>
          </table:table-cell>
          <table:table-cell office:value-type="string">
            <text:p>Slickrock Lager</text:p>
          </table:table-cell>
        </table:table-row>
        <table:table-row table:style-name="ro1">
          <table:table-cell office:value-type="string">
            <text:p>Wasatch</text:p>
          </table:table-cell>
          <table:table-cell office:value-type="string">
            <text:p>Wheat Beer</text:p>
          </table:table-cell>
        </table:table-row>
        <table:table-row table:style-name="ro1">
          <table:table-cell office:value-type="string">
            <text:p>Watch City</text:p>
          </table:table-cell>
          <table:table-cell office:value-type="string">
            <text:p>Hops Explosion IPA</text:p>
          </table:table-cell>
        </table:table-row>
        <table:table-row table:style-name="ro1">
          <table:table-cell office:value-type="string">
            <text:p>Water Street Lake Country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Water Street Lake Country</text:p>
          </table:table-cell>
          <table:table-cell office:value-type="string">
            <text:p>Bavarian Weiss Beer</text:p>
          </table:table-cell>
        </table:table-row>
        <table:table-row table:style-name="ro1">
          <table:table-cell office:value-type="string">
            <text:p>Water Street Lake Country</text:p>
          </table:table-cell>
          <table:table-cell office:value-type="string">
            <text:p>Honey Lager Light</text:p>
          </table:table-cell>
        </table:table-row>
        <table:table-row table:style-name="ro1">
          <table:table-cell office:value-type="string">
            <text:p>Water Street Lake Country</text:p>
          </table:table-cell>
          <table:table-cell office:value-type="string">
            <text:p>Irish Red</text:p>
          </table:table-cell>
        </table:table-row>
        <table:table-row table:style-name="ro1">
          <table:table-cell office:value-type="string">
            <text:p>Water Street Lake Country</text:p>
          </table:table-cell>
          <table:table-cell office:value-type="string">
            <text:p>Old World Oktoberfest</text:p>
          </table:table-cell>
        </table:table-row>
        <table:table-row table:style-name="ro1">
          <table:table-cell office:value-type="string">
            <text:p>Water Street Lake Country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Water Street Lake Country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Amber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Bavarian Weiss Beer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English Brown Ale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Honey Lager Light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Irish Red Ale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Kölsch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Old World Oktoberfest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Water Street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Water Tower (Eden Prairie)</text:p>
          </table:table-cell>
          <table:table-cell office:value-type="string">
            <text:p>Flying Horse Pale Ale</text:p>
          </table:table-cell>
        </table:table-row>
        <table:table-row table:style-name="ro1">
          <table:table-cell office:value-type="string">
            <text:p>Water Tower (Eden Prairie)</text:p>
          </table:table-cell>
          <table:table-cell office:value-type="string">
            <text:p>Old LS Barleywine</text:p>
          </table:table-cell>
        </table:table-row>
        <table:table-row table:style-name="ro1">
          <table:table-cell office:value-type="string">
            <text:p>Waterloo</text:p>
          </table:table-cell>
          <table:table-cell office:value-type="string">
            <text:p>O.Henry's Porter</text:p>
          </table:table-cell>
        </table:table-row>
        <table:table-row table:style-name="ro1">
          <table:table-cell office:value-type="string">
            <text:p>Waterloo</text:p>
          </table:table-cell>
          <table:table-cell office:value-type="string">
            <text:p>One Ton Imperial Stout</text:p>
          </table:table-cell>
        </table:table-row>
        <table:table-row table:style-name="ro1">
          <table:table-cell office:value-type="string">
            <text:p>Watney</text:p>
          </table:table-cell>
          <table:table-cell office:value-type="string">
            <text:p>Cream Stout</text:p>
          </table:table-cell>
        </table:table-row>
        <table:table-row table:style-name="ro1">
          <table:table-cell office:value-type="string">
            <text:p>Watney</text:p>
          </table:table-cell>
          <table:table-cell office:value-type="string">
            <text:p>Red Barrel</text:p>
          </table:table-cell>
        </table:table-row>
        <table:table-row table:style-name="ro1">
          <table:table-cell office:value-type="string">
            <text:p>Watson Brothers</text:p>
          </table:table-cell>
          <table:table-cell office:value-type="string">
            <text:p>Y2KIPA</text:p>
          </table:table-cell>
        </table:table-row>
        <table:table-row table:style-name="ro1">
          <table:table-cell office:value-type="string">
            <text:p>Weeping Radish (Manteo)</text:p>
          </table:table-cell>
          <table:table-cell office:value-type="string">
            <text:p>Fest</text:p>
          </table:table-cell>
        </table:table-row>
        <table:table-row table:style-name="ro1">
          <table:table-cell office:value-type="string">
            <text:p>Weeping Radish (Manteo)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Weidman's</text:p>
          </table:table-cell>
          <table:table-cell office:value-type="string">
            <text:p>Hell on the Border Porter</text:p>
          </table:table-cell>
        </table:table-row>
        <table:table-row table:style-name="ro1">
          <table:table-cell office:value-type="string">
            <text:p>Weihenstephaner</text:p>
          </table:table-cell>
          <table:table-cell office:value-type="string">
            <text:p>Festbier</text:p>
          </table:table-cell>
        </table:table-row>
        <table:table-row table:style-name="ro1">
          <table:table-cell office:value-type="string">
            <text:p>Weihenstephaner</text:p>
          </table:table-cell>
          <table:table-cell office:value-type="string">
            <text:p>Hefe Weissbier</text:p>
          </table:table-cell>
        </table:table-row>
        <table:table-row table:style-name="ro1">
          <table:table-cell office:value-type="string">
            <text:p>Weihenstephaner</text:p>
          </table:table-cell>
          <table:table-cell office:value-type="string">
            <text:p>Hefeweissbier Dunkel</text:p>
          </table:table-cell>
        </table:table-row>
        <table:table-row table:style-name="ro1">
          <table:table-cell office:value-type="string">
            <text:p>Weihenstephaner</text:p>
          </table:table-cell>
          <table:table-cell office:value-type="string">
            <text:p>Korbinian</text:p>
          </table:table-cell>
        </table:table-row>
        <table:table-row table:style-name="ro1">
          <table:table-cell office:value-type="string">
            <text:p>Weihenstephaner</text:p>
          </table:table-cell>
          <table:table-cell office:value-type="string">
            <text:p>Kristall Weissbier</text:p>
          </table:table-cell>
        </table:table-row>
        <table:table-row table:style-name="ro1">
          <table:table-cell office:value-type="string">
            <text:p>Weihenstephaner</text:p>
          </table:table-cell>
          <table:table-cell office:value-type="string">
            <text:p>Original Premium Lager</text:p>
          </table:table-cell>
        </table:table-row>
        <table:table-row table:style-name="ro1">
          <table:table-cell office:value-type="string">
            <text:p>Weihenstephaner</text:p>
          </table:table-cell>
          <table:table-cell office:value-type="string">
            <text:p>Tradition Dunkel</text:p>
          </table:table-cell>
        </table:table-row>
        <table:table-row table:style-name="ro1">
          <table:table-cell office:value-type="string">
            <text:p>Weihenstephaner</text:p>
          </table:table-cell>
          <table:table-cell office:value-type="string">
            <text:p>Vitus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Amber Ale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Bavarian Weiss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Berliner Weisse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Dublin Stout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Dusseldorfer Doppelbock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Kristall Weiss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Pilsner</text:p>
          </table:table-cell>
        </table:table-row>
        <table:table-row table:style-name="ro1">
          <table:table-cell office:value-type="string">
            <text:p>Weinkeller (Berwyn)</text:p>
          </table:table-cell>
          <table:table-cell office:value-type="string">
            <text:p>Wee Heavy</text:p>
          </table:table-cell>
        </table:table-row>
        <table:table-row table:style-name="ro1">
          <table:table-cell office:value-type="string">
            <text:p>Weißenoher</text:p>
          </table:table-cell>
          <table:table-cell office:value-type="string">
            <text:p>Annafest</text:p>
          </table:table-cell>
        </table:table-row>
        <table:table-row table:style-name="ro1">
          <table:table-cell office:value-type="string">
            <text:p>Weißenoher</text:p>
          </table:table-cell>
          <table:table-cell office:value-type="string">
            <text:p>Bonator Dunkler Doppelbock</text:p>
          </table:table-cell>
        </table:table-row>
        <table:table-row table:style-name="ro1">
          <table:table-cell office:value-type="string">
            <text:p>Weißenoher</text:p>
          </table:table-cell>
          <table:table-cell office:value-type="string">
            <text:p>Festbier / Monk's Fest</text:p>
          </table:table-cell>
        </table:table-row>
        <table:table-row table:style-name="ro1">
          <table:table-cell office:value-type="string">
            <text:p>Weißenoher</text:p>
          </table:table-cell>
          <table:table-cell office:value-type="string">
            <text:p>Kloster Spezial / Klostersud</text:p>
          </table:table-cell>
        </table:table-row>
        <table:table-row table:style-name="ro1">
          <table:table-cell office:value-type="string">
            <text:p>Weißenoher</text:p>
          </table:table-cell>
          <table:table-cell office:value-type="string">
            <text:p>Monk's Christmas</text:p>
          </table:table-cell>
        </table:table-row>
        <table:table-row table:style-name="ro1">
          <table:table-cell office:value-type="string">
            <text:p>Wells</text:p>
          </table:table-cell>
          <table:table-cell office:value-type="string">
            <text:p>Banana Bread Beer</text:p>
          </table:table-cell>
        </table:table-row>
        <table:table-row table:style-name="ro1">
          <table:table-cell office:value-type="string">
            <text:p>Wells</text:p>
          </table:table-cell>
          <table:table-cell office:value-type="string">
            <text:p>Bombardier Premium Ale</text:p>
          </table:table-cell>
        </table:table-row>
        <table:table-row table:style-name="ro1">
          <table:table-cell office:value-type="string">
            <text:p>Weltenburger</text:p>
          </table:table-cell>
          <table:table-cell office:value-type="string">
            <text:p>Anno 1050</text:p>
          </table:table-cell>
        </table:table-row>
        <table:table-row table:style-name="ro1">
          <table:table-cell office:value-type="string">
            <text:p>Weltenburger</text:p>
          </table:table-cell>
          <table:table-cell office:value-type="string">
            <text:p>Asam-Bock</text:p>
          </table:table-cell>
        </table:table-row>
        <table:table-row table:style-name="ro1">
          <table:table-cell office:value-type="string">
            <text:p>Weltenburger</text:p>
          </table:table-cell>
          <table:table-cell office:value-type="string">
            <text:p>Barock Hell</text:p>
          </table:table-cell>
        </table:table-row>
        <table:table-row table:style-name="ro1">
          <table:table-cell office:value-type="string">
            <text:p>Weltenburger</text:p>
          </table:table-cell>
          <table:table-cell office:value-type="string">
            <text:p>Barock-Dunkel</text:p>
          </table:table-cell>
        </table:table-row>
        <table:table-row table:style-name="ro1">
          <table:table-cell office:value-type="string">
            <text:p>Weltenburger</text:p>
          </table:table-cell>
          <table:table-cell office:value-type="string">
            <text:p>Hefe-Weizen Dunkel</text:p>
          </table:table-cell>
        </table:table-row>
        <table:table-row table:style-name="ro1">
          <table:table-cell office:value-type="string">
            <text:p>Weltenburger</text:p>
          </table:table-cell>
          <table:table-cell office:value-type="string">
            <text:p>Hefe-Weizen Hell</text:p>
          </table:table-cell>
        </table:table-row>
        <table:table-row table:style-name="ro1">
          <table:table-cell office:value-type="string">
            <text:p>Weltenburger</text:p>
          </table:table-cell>
          <table:table-cell office:value-type="string">
            <text:p>Pils</text:p>
          </table:table-cell>
        </table:table-row>
        <table:table-row table:style-name="ro1">
          <table:table-cell office:value-type="string">
            <text:p>Weltenburger</text:p>
          </table:table-cell>
          <table:table-cell office:value-type="string">
            <text:p>Urtyp Hell</text:p>
          </table:table-cell>
        </table:table-row>
        <table:table-row table:style-name="ro1">
          <table:table-cell office:value-type="string">
            <text:p>Weltenburger</text:p>
          </table:table-cell>
          <table:table-cell office:value-type="string">
            <text:p>Winter-Traum</text:p>
          </table:table-cell>
        </table:table-row>
        <table:table-row table:style-name="ro1">
          <table:table-cell office:value-type="string">
            <text:p>Wernesgrüner</text:p>
          </table:table-cell>
          <table:table-cell office:value-type="string">
            <text:p>Pils Legende</text:p>
          </table:table-cell>
        </table:table-row>
        <table:table-row table:style-name="ro1">
          <table:table-cell office:value-type="string">
            <text:p>West O</text:p>
          </table:table-cell>
          <table:table-cell office:value-type="string">
            <text:p>10 Foot 10</text:p>
          </table:table-cell>
        </table:table-row>
        <table:table-row table:style-name="ro1">
          <table:table-cell office:value-type="string">
            <text:p>West O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West O</text:p>
          </table:table-cell>
          <table:table-cell office:value-type="string">
            <text:p>Pilsner Lager</text:p>
          </table:table-cell>
        </table:table-row>
        <table:table-row table:style-name="ro1">
          <table:table-cell office:value-type="string">
            <text:p>West O</text:p>
          </table:table-cell>
          <table:table-cell office:value-type="string">
            <text:p>Smoked Red Ale</text:p>
          </table:table-cell>
        </table:table-row>
        <table:table-row table:style-name="ro1">
          <table:table-cell office:value-type="string">
            <text:p>West O</text:p>
          </table:table-cell>
          <table:table-cell office:value-type="string">
            <text:p>Westoberfest</text:p>
          </table:table-cell>
        </table:table-row>
        <table:table-row table:style-name="ro1">
          <table:table-cell office:value-type="string">
            <text:p>West Seattle</text:p>
          </table:table-cell>
          <table:table-cell office:value-type="string">
            <text:p>Vashon Old Stock</text:p>
          </table:table-cell>
        </table:table-row>
        <table:table-row table:style-name="ro1">
          <table:table-cell office:value-type="string">
            <text:p>West</text:p>
          </table:table-cell>
          <table:table-cell office:value-type="string">
            <text:p>Saison Extra</text:p>
          </table:table-cell>
        </table:table-row>
        <table:table-row table:style-name="ro1">
          <table:table-cell office:value-type="string">
            <text:p>Western Reserve</text:p>
          </table:table-cell>
          <table:table-cell office:value-type="string">
            <text:p>Cloud Nine Witbier</text:p>
          </table:table-cell>
        </table:table-row>
        <table:table-row table:style-name="ro1">
          <table:table-cell office:value-type="string">
            <text:p>Westmalle</text:p>
          </table:table-cell>
          <table:table-cell office:value-type="string">
            <text:p>Trappist Double</text:p>
          </table:table-cell>
        </table:table-row>
        <table:table-row table:style-name="ro1">
          <table:table-cell office:value-type="string">
            <text:p>Westmalle</text:p>
          </table:table-cell>
          <table:table-cell office:value-type="string">
            <text:p>Trappist Triple</text:p>
          </table:table-cell>
        </table:table-row>
        <table:table-row table:style-name="ro1">
          <table:table-cell office:value-type="string">
            <text:p>Weston</text:p>
          </table:table-cell>
          <table:table-cell office:value-type="string">
            <text:p>Brew Labs No. 3 Pub Warmer Ale</text:p>
          </table:table-cell>
        </table:table-row>
        <table:table-row table:style-name="ro1">
          <table:table-cell office:value-type="string">
            <text:p>Weston</text:p>
          </table:table-cell>
          <table:table-cell office:value-type="string">
            <text:p>Drop Kick Ale</text:p>
          </table:table-cell>
        </table:table-row>
        <table:table-row table:style-name="ro1">
          <table:table-cell office:value-type="string">
            <text:p>Westwood</text:p>
          </table:table-cell>
          <table:table-cell office:value-type="string">
            <text:p>Bavarian Weizen</text:p>
          </table:table-cell>
        </table:table-row>
        <table:table-row table:style-name="ro1">
          <table:table-cell office:value-type="string">
            <text:p>Westwood</text:p>
          </table:table-cell>
          <table:table-cell office:value-type="string">
            <text:p>Blonde</text:p>
          </table:table-cell>
        </table:table-row>
        <table:table-row table:style-name="ro1">
          <table:table-cell office:value-type="string">
            <text:p>Westwood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Westwood</text:p>
          </table:table-cell>
          <table:table-cell office:value-type="string">
            <text:p>Honey Bear Porter</text:p>
          </table:table-cell>
        </table:table-row>
        <table:table-row table:style-name="ro1">
          <table:table-cell office:value-type="string">
            <text:p>Westwood</text:p>
          </table:table-cell>
          <table:table-cell office:value-type="string">
            <text:p>Orson's Stout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AutumnFest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Blanche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Blasphemy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Blithering Idiot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Double Simcoe IPA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Fifteen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Fireside Ale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Fourteen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Heresy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Hops Infusion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Insanity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Kilo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Merry Monks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Mike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November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Old Heathen Imperial Stout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Papa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Quad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Sixteen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Tiny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Verboten</text:p>
          </table:table-cell>
        </table:table-row>
        <table:table-row table:style-name="ro1">
          <table:table-cell office:value-type="string">
            <text:p>Weyerbacher</text:p>
          </table:table-cell>
          <table:table-cell office:value-type="string">
            <text:p>Winter Ale</text:p>
          </table:table-cell>
        </table:table-row>
        <table:table-row table:style-name="ro1">
          <table:table-cell office:value-type="string">
            <text:p>Whidbey Island</text:p>
          </table:table-cell>
          <table:table-cell office:value-type="string">
            <text:p>Bayview Blackberry Flavored Ale</text:p>
          </table:table-cell>
        </table:table-row>
        <table:table-row table:style-name="ro1">
          <table:table-cell office:value-type="string">
            <text:p>Whim</text:p>
          </table:table-cell>
          <table:table-cell office:value-type="string">
            <text:p>Old Izaak</text:p>
          </table:table-cell>
        </table:table-row>
        <table:table-row table:style-name="ro1">
          <table:table-cell office:value-type="string">
            <text:p>Whistle Stop</text:p>
          </table:table-cell>
          <table:table-cell office:value-type="string">
            <text:p>77 Draft Ale</text:p>
          </table:table-cell>
        </table:table-row>
        <table:table-row table:style-name="ro1">
          <table:table-cell office:value-type="string">
            <text:p>Whistle Stop</text:p>
          </table:table-cell>
          <table:table-cell office:value-type="string">
            <text:p>Coconut Wheat</text:p>
          </table:table-cell>
        </table:table-row>
        <table:table-row table:style-name="ro1">
          <table:table-cell office:value-type="string">
            <text:p>Whistle Stop</text:p>
          </table:table-cell>
          <table:table-cell office:value-type="string">
            <text:p>Irish Porter</text:p>
          </table:table-cell>
        </table:table-row>
        <table:table-row table:style-name="ro1">
          <table:table-cell office:value-type="string">
            <text:p>Whistle Stop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Whistle Stop</text:p>
          </table:table-cell>
          <table:table-cell office:value-type="string">
            <text:p>Platinum Lager</text:p>
          </table:table-cell>
        </table:table-row>
        <table:table-row table:style-name="ro1">
          <table:table-cell office:value-type="string">
            <text:p>Whistle Stop</text:p>
          </table:table-cell>
          <table:table-cell office:value-type="string">
            <text:p>Steam House New Zealand Pilsner</text:p>
          </table:table-cell>
        </table:table-row>
        <table:table-row table:style-name="ro1">
          <table:table-cell office:value-type="string">
            <text:p>Whistler</text:p>
          </table:table-cell>
          <table:table-cell office:value-type="string">
            <text:p>Black Tusk Ale</text:p>
          </table:table-cell>
        </table:table-row>
        <table:table-row table:style-name="ro1">
          <table:table-cell office:value-type="string">
            <text:p>Whitbread</text:p>
          </table:table-cell>
          <table:table-cell office:value-type="string">
            <text:p>Ale</text:p>
          </table:table-cell>
        </table:table-row>
        <table:table-row table:style-name="ro1">
          <table:table-cell office:value-type="string">
            <text:p>Whitbread</text:p>
          </table:table-cell>
          <table:table-cell office:value-type="string">
            <text:p>Mackeson XXX Stout</text:p>
          </table:table-cell>
        </table:table-row>
        <table:table-row table:style-name="ro1">
          <table:table-cell office:value-type="string">
            <text:p>White Winter</text:p>
          </table:table-cell>
          <table:table-cell office:value-type="string">
            <text:p>Dry Mead</text:p>
          </table:table-cell>
        </table:table-row>
        <table:table-row table:style-name="ro1">
          <table:table-cell office:value-type="string">
            <text:p>White Winter</text:p>
          </table:table-cell>
          <table:table-cell office:value-type="string">
            <text:p>Traditional Brackett</text:p>
          </table:table-cell>
        </table:table-row>
        <table:table-row table:style-name="ro1">
          <table:table-cell office:value-type="string">
            <text:p>Whitewater</text:p>
          </table:table-cell>
          <table:table-cell office:value-type="string">
            <text:p>Belfast Black</text:p>
          </table:table-cell>
        </table:table-row>
        <table:table-row table:style-name="ro1">
          <table:table-cell office:value-type="string">
            <text:p>Whitewater</text:p>
          </table:table-cell>
          <table:table-cell office:value-type="string">
            <text:p>Belfast Lager</text:p>
          </table:table-cell>
        </table:table-row>
        <table:table-row table:style-name="ro1">
          <table:table-cell office:value-type="string">
            <text:p>Whitewater</text:p>
          </table:table-cell>
          <table:table-cell office:value-type="string">
            <text:p>Clotworthy Dobbin</text:p>
          </table:table-cell>
        </table:table-row>
        <table:table-row table:style-name="ro1">
          <table:table-cell office:value-type="string">
            <text:p>Whitewater</text:p>
          </table:table-cell>
          <table:table-cell office:value-type="string">
            <text:p>Copperhead</text:p>
          </table:table-cell>
        </table:table-row>
        <table:table-row table:style-name="ro1">
          <table:table-cell office:value-type="string">
            <text:p>Widmer Brothers (Salmon)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Widmer Brothers (Salmon)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Widmer Brothers (Salmon)</text:p>
          </table:table-cell>
          <table:table-cell office:value-type="string">
            <text:p>Märzen</text:p>
          </table:table-cell>
        </table:table-row>
        <table:table-row table:style-name="ro1">
          <table:table-cell office:value-type="string">
            <text:p>Widmer Brothers (Salmon)</text:p>
          </table:table-cell>
          <table:table-cell office:value-type="string">
            <text:p>Weizen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'07 Pale Ale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Alt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Doppelbock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Fest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Hefeweizen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IPA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Omission Handcrafted Lager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Omission Handcrafted Pale Ale</text:p>
          </table:table-cell>
        </table:table-row>
        <table:table-row table:style-name="ro1">
          <table:table-cell office:value-type="string">
            <text:p>Widmer</text:p>
          </table:table-cell>
          <table:table-cell office:value-type="string">
            <text:p>Sweet Betty Classic Blonde Ale</text:p>
          </table:table-cell>
        </table:table-row>
        <table:table-row table:style-name="ro1">
          <table:table-cell office:value-type="string">
            <text:p>Wild Bill's</text:p>
          </table:table-cell>
          <table:table-cell office:value-type="string">
            <text:p>Deadwood Red</text:p>
          </table:table-cell>
        </table:table-row>
        <table:table-row table:style-name="ro1">
          <table:table-cell office:value-type="string">
            <text:p>Wild Duck</text:p>
          </table:table-cell>
          <table:table-cell office:value-type="string">
            <text:p>Imperial Sasquatch</text:p>
          </table:table-cell>
        </table:table-row>
        <table:table-row table:style-name="ro1">
          <table:table-cell office:value-type="string">
            <text:p>Wild Duck</text:p>
          </table:table-cell>
          <table:table-cell office:value-type="string">
            <text:p>Sasquatch's Old Ale</text:p>
          </table:table-cell>
        </table:table-row>
        <table:table-row table:style-name="ro1">
          <table:table-cell office:value-type="string">
            <text:p>Wild Onion</text:p>
          </table:table-cell>
          <table:table-cell office:value-type="string">
            <text:p>Hop Slayer Double IPA</text:p>
          </table:table-cell>
        </table:table-row>
        <table:table-row table:style-name="ro1">
          <table:table-cell office:value-type="string">
            <text:p>Wild Onion</text:p>
          </table:table-cell>
          <table:table-cell office:value-type="string">
            <text:p>Jack Stout</text:p>
          </table:table-cell>
        </table:table-row>
        <table:table-row table:style-name="ro1">
          <table:table-cell office:value-type="string">
            <text:p>Wild Onion</text:p>
          </table:table-cell>
          <table:table-cell office:value-type="string">
            <text:p>Paddy Pale Ale</text:p>
          </table:table-cell>
        </table:table-row>
        <table:table-row table:style-name="ro1">
          <table:table-cell office:value-type="string">
            <text:p>Wild Onion</text:p>
          </table:table-cell>
          <table:table-cell office:value-type="string">
            <text:p>Pale Ale</text:p>
          </table:table-cell>
        </table:table-row>
        <table:table-row table:style-name="ro1">
          <table:table-cell office:value-type="string">
            <text:p>Wild Onion</text:p>
          </table:table-cell>
          <table:table-cell office:value-type="string">
            <text:p>Phat Chance Blonde Ale</text:p>
          </table:table-cell>
        </table:table-row>
        <table:table-row table:style-name="ro1">
          <table:table-cell office:value-type="string">
            <text:p>Wild River (Cave Junction)</text:p>
          </table:table-cell>
          <table:table-cell office:value-type="string">
            <text:p>Blackberry</text:p>
          </table:table-cell>
        </table:table-row>
        <table:table-row table:style-name="ro1">
          <table:table-cell office:value-type="string">
            <text:p>Wild River (Cave Junction)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ild River (Cave Junction)</text:p>
          </table:table-cell>
          <table:table-cell office:value-type="string">
            <text:p>ESB</text:p>
          </table:table-cell>
        </table:table-row>
        <table:table-row table:style-name="ro1">
          <table:table-cell office:value-type="string">
            <text:p>Wild River (Cave Junction)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Wild River (Cave Junction)</text:p>
          </table:table-cell>
          <table:table-cell office:value-type="string">
            <text:p>Nut Brown Ale</text:p>
          </table:table-cell>
        </table:table-row>
        <table:table-row table:style-name="ro1">
          <table:table-cell office:value-type="string">
            <text:p>Wild River (Cave Junction)</text:p>
          </table:table-cell>
          <table:table-cell office:value-type="string">
            <text:p>Steelhead Kölsch</text:p>
          </table:table-cell>
        </table:table-row>
        <table:table-row table:style-name="ro1">
          <table:table-cell office:value-type="string">
            <text:p>Wild River (Grants Pass)</text:p>
          </table:table-cell>
          <table:table-cell office:value-type="string">
            <text:p>Imperial Stout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string">
            <text:p>Ur-Bock</text:p>
          </table:table-cell>
        </table:table-row>
        <table:table-row table:style-name="ro1">
          <table:table-cell office:value-type="string">
            <text:p>Willamette</text:p>
          </table:table-cell>
          <table:table-cell office:value-type="string">
            <text:p>Marionberry Ale</text:p>
          </table:table-cell>
        </table:table-row>
        <table:table-row table:style-name="ro1">
          <table:table-cell office:value-type="string">
            <text:p>Willett's</text:p>
          </table:table-cell>
          <table:table-cell office:value-type="string">
            <text:p>Ace High Cream Ale</text:p>
          </table:table-cell>
        </table:table-row>
        <table:table-row table:style-name="ro1">
          <table:table-cell office:value-type="string">
            <text:p>Willett's</text:p>
          </table:table-cell>
          <table:table-cell office:value-type="string">
            <text:p>Golden Thistle</text:p>
          </table:table-cell>
        </table:table-row>
        <table:table-row table:style-name="ro1">
          <table:table-cell office:value-type="string">
            <text:p>Willett's</text:p>
          </table:table-cell>
          <table:table-cell office:value-type="string">
            <text:p>Munich Lager</text:p>
          </table:table-cell>
        </table:table-row>
        <table:table-row table:style-name="ro1">
          <table:table-cell office:value-type="string">
            <text:p>Willett's</text:p>
          </table:table-cell>
          <table:table-cell office:value-type="string">
            <text:p>Old Magnolia Stout</text:p>
          </table:table-cell>
        </table:table-row>
        <table:table-row table:style-name="ro1">
          <table:table-cell office:value-type="string">
            <text:p>Willett's</text:p>
          </table:table-cell>
          <table:table-cell office:value-type="string">
            <text:p>Tail Waggin' Ale</text:p>
          </table:table-cell>
        </table:table-row>
        <table:table-row table:style-name="ro1">
          <table:table-cell office:value-type="string">
            <text:p>Willett's</text:p>
          </table:table-cell>
          <table:table-cell office:value-type="string">
            <text:p>Victory Ale</text:p>
          </table:table-cell>
        </table:table-row>
        <table:table-row table:style-name="ro1">
          <table:table-cell office:value-type="string">
            <text:p>Willett's</text:p>
          </table:table-cell>
          <table:table-cell office:value-type="string">
            <text:p>Willy's Lager</text:p>
          </table:table-cell>
        </table:table-row>
        <table:table-row table:style-name="ro1">
          <table:table-cell office:value-type="string">
            <text:p>William and Scott</text:p>
          </table:table-cell>
          <table:table-cell office:value-type="string">
            <text:p>Rhino Chasers Peach Honey Wheat</text:p>
          </table:table-cell>
        </table:table-row>
        <table:table-row table:style-name="ro1">
          <table:table-cell office:value-type="string">
            <text:p>William and Scott</text:p>
          </table:table-cell>
          <table:table-cell office:value-type="string">
            <text:p>Rhino Chasers Smoked Porter</text:p>
          </table:table-cell>
        </table:table-row>
        <table:table-row table:style-name="ro1">
          <table:table-cell office:value-type="string">
            <text:p>Williams Bros.</text:p>
          </table:table-cell>
          <table:table-cell office:value-type="string">
            <text:p>Alba Scots Pine Ale</text:p>
          </table:table-cell>
        </table:table-row>
        <table:table-row table:style-name="ro1">
          <table:table-cell office:value-type="string">
            <text:p>Williams Bros.</text:p>
          </table:table-cell>
          <table:table-cell office:value-type="string">
            <text:p>Fraoch Heather Ale</text:p>
          </table:table-cell>
        </table:table-row>
        <table:table-row table:style-name="ro1">
          <table:table-cell office:value-type="string">
            <text:p>Williams Bros.</text:p>
          </table:table-cell>
          <table:table-cell office:value-type="string">
            <text:p>Grozet Gooseberry and Wheat Ale</text:p>
          </table:table-cell>
        </table:table-row>
        <table:table-row table:style-name="ro1">
          <table:table-cell office:value-type="string">
            <text:p>Williams Bros.</text:p>
          </table:table-cell>
          <table:table-cell office:value-type="string">
            <text:p>Kelpie Seaweed Ale</text:p>
          </table:table-cell>
        </table:table-row>
        <table:table-row table:style-name="ro1">
          <table:table-cell office:value-type="string">
            <text:p>Willoughby</text:p>
          </table:table-cell>
          <table:table-cell office:value-type="string">
            <text:p>Wenceslas</text:p>
          </table:table-cell>
        </table:table-row>
        <table:table-row table:style-name="ro1">
          <table:table-cell office:value-type="string">
            <text:p>Wilmington</text:p>
          </table:table-cell>
          <table:table-cell office:value-type="string">
            <text:p>Dergy's Porter</text:p>
          </table:table-cell>
        </table:table-row>
        <table:table-row table:style-name="ro1">
          <table:table-cell office:value-type="string">
            <text:p>Winchester</text:p>
          </table:table-cell>
          <table:table-cell office:value-type="string">
            <text:p>Old Swine Barleywine</text:p>
          </table:table-cell>
        </table:table-row>
        <table:table-row table:style-name="ro1">
          <table:table-cell office:value-type="string">
            <text:p>Winchester</text:p>
          </table:table-cell>
          <table:table-cell office:value-type="string">
            <text:p>Red Ale</text:p>
          </table:table-cell>
        </table:table-row>
        <table:table-row table:style-name="ro1">
          <table:table-cell office:value-type="string">
            <text:p>Wind River</text:p>
          </table:table-cell>
          <table:table-cell office:value-type="string">
            <text:p>Strom Bomb Stout</text:p>
          </table:table-cell>
        </table:table-row>
        <table:table-row table:style-name="ro1">
          <table:table-cell office:value-type="string">
            <text:p>Windward &amp; Leeward</text:p>
          </table:table-cell>
          <table:table-cell office:value-type="string">
            <text:p>Piton Lager Beer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American IPA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Badger Porter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Big Joe Coffee Porter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Brown &amp; Robust Porter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Common Thread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Golden Amber Lager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Maibock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Rainbow Red Ale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Session IPA</text:p>
          </table:table-cell>
        </table:table-row>
        <table:table-row table:style-name="ro1">
          <table:table-cell office:value-type="string">
            <text:p>Witnica</text:p>
          </table:table-cell>
          <table:table-cell office:value-type="string">
            <text:p>BOSS Kożlak</text:p>
          </table:table-cell>
        </table:table-row>
        <table:table-row table:style-name="ro1">
          <table:table-cell office:value-type="string">
            <text:p>Witnica</text:p>
          </table:table-cell>
          <table:table-cell office:value-type="string">
            <text:p>Mocny BOSS / BOSS Beer</text:p>
          </table:table-cell>
        </table:table-row>
        <table:table-row table:style-name="ro1">
          <table:table-cell office:value-type="string">
            <text:p>Witnica</text:p>
          </table:table-cell>
          <table:table-cell office:value-type="string">
            <text:p>Porter Czarny Boss / Black BOSS Porter</text:p>
          </table:table-cell>
        </table:table-row>
        <table:table-row table:style-name="ro1">
          <table:table-cell office:value-type="string">
            <text:p>Wolf Canyon</text:p>
          </table:table-cell>
          <table:table-cell office:value-type="string">
            <text:p>Lobo Negro</text:p>
          </table:table-cell>
        </table:table-row>
        <table:table-row table:style-name="ro1">
          <table:table-cell office:value-type="string">
            <text:p>Wolf Pack</text:p>
          </table:table-cell>
          <table:table-cell office:value-type="string">
            <text:p>Lone Mountain Altbier</text:p>
          </table:table-cell>
        </table:table-row>
        <table:table-row table:style-name="ro1">
          <table:table-cell office:value-type="string">
            <text:p>Wolf Tongue</text:p>
          </table:table-cell>
          <table:table-cell office:value-type="string">
            <text:p>Mister Hoppy IPA</text:p>
          </table:table-cell>
        </table:table-row>
        <table:table-row table:style-name="ro1">
          <table:table-cell office:value-type="string">
            <text:p>Wolnzacher</text:p>
          </table:table-cell>
          <table:table-cell office:value-type="string">
            <text:p>Hell</text:p>
          </table:table-cell>
        </table:table-row>
        <table:table-row table:style-name="ro1">
          <table:table-cell office:value-type="string">
            <text:p>Wolnzacher</text:p>
          </table:table-cell>
          <table:table-cell office:value-type="string">
            <text:p>Nikolausbier Altfränkisches Dunkel</text:p>
          </table:table-cell>
        </table:table-row>
        <table:table-row table:style-name="ro1">
          <table:table-cell office:value-type="string">
            <text:p>Wolnzacher</text:p>
          </table:table-cell>
          <table:table-cell office:value-type="string">
            <text:p>Roggenbier</text:p>
          </table:table-cell>
        </table:table-row>
        <table:table-row table:style-name="ro1">
          <table:table-cell office:value-type="string">
            <text:p>Wolverine State</text:p>
          </table:table-cell>
          <table:table-cell office:value-type="string">
            <text:p>Wolverine Premium Lager</text:p>
          </table:table-cell>
        </table:table-row>
        <table:table-row table:style-name="ro1">
          <table:table-cell office:value-type="string">
            <text:p>Woodforde's</text:p>
          </table:table-cell>
          <table:table-cell office:value-type="string">
            <text:p>Norfolk Nog Old Dark Ale</text:p>
          </table:table-cell>
        </table:table-row>
        <table:table-row table:style-name="ro1">
          <table:table-cell office:value-type="string">
            <text:p>Woodstock</text:p>
          </table:table-cell>
          <table:table-cell office:value-type="string">
            <text:p>Amber Lager</text:p>
          </table:table-cell>
        </table:table-row>
        <table:table-row table:style-name="ro1">
          <table:table-cell office:value-type="string">
            <text:p>Würzburger</text:p>
          </table:table-cell>
          <table:table-cell office:value-type="string">
            <text:p>Julius Echter Weißbier Hell (formerly Julius Echter Hefe-Weißbier Hell)</text:p>
          </table:table-cell>
        </table:table-row>
        <table:table-row table:style-name="ro1">
          <table:table-cell office:value-type="string">
            <text:p>Wychwood</text:p>
          </table:table-cell>
          <table:table-cell office:value-type="string">
            <text:p>Bah Humbug</text:p>
          </table:table-cell>
        </table:table-row>
        <table:table-row table:style-name="ro1">
          <table:table-cell office:value-type="string">
            <text:p>Wychwood</text:p>
          </table:table-cell>
          <table:table-cell office:value-type="string">
            <text:p>Black Wych Stout</text:p>
          </table:table-cell>
        </table:table-row>
        <table:table-row table:style-name="ro1">
          <table:table-cell office:value-type="string">
            <text:p>Wychwood</text:p>
          </table:table-cell>
          <table:table-cell office:value-type="string">
            <text:p>Fiddler's Elbow</text:p>
          </table:table-cell>
        </table:table-row>
        <table:table-row table:style-name="ro1">
          <table:table-cell office:value-type="string">
            <text:p>Wychwood</text:p>
          </table:table-cell>
          <table:table-cell office:value-type="string">
            <text:p>Hobgoblin</text:p>
          </table:table-cell>
        </table:table-row>
        <table:table-row table:style-name="ro1">
          <table:table-cell office:value-type="string">
            <text:p>Wychwood</text:p>
          </table:table-cell>
          <table:table-cell office:value-type="string">
            <text:p>Old Devil</text:p>
          </table:table-cell>
        </table:table-row>
        <table:table-row table:style-name="ro1">
          <table:table-cell office:value-type="string">
            <text:p>Wychwood</text:p>
          </table:table-cell>
          <table:table-cell office:value-type="string">
            <text:p>Scarecrow Ale</text:p>
          </table:table-cell>
        </table:table-row>
        <table:table-row table:style-name="ro1">
          <table:table-cell office:value-type="string">
            <text:p>Wychwood</text:p>
          </table:table-cell>
          <table:table-cell office:value-type="string">
            <text:p>Wychcraft</text:p>
          </table:table-cell>
        </table:table-row>
        <table:table-row table:style-name="ro1">
          <table:table-cell office:value-type="string">
            <text:p>Wyder's</text:p>
          </table:table-cell>
          <table:table-cell office:value-type="string">
            <text:p>Apple Cider</text:p>
          </table:table-cell>
        </table:table-row>
        <table:table-row table:style-name="ro1">
          <table:table-cell office:value-type="string">
            <text:p>Wyder's</text:p>
          </table:table-cell>
          <table:table-cell office:value-type="string">
            <text:p>Dry Cider</text:p>
          </table:table-cell>
        </table:table-row>
        <table:table-row table:style-name="ro1">
          <table:table-cell office:value-type="string">
            <text:p>Wyder's</text:p>
          </table:table-cell>
          <table:table-cell office:value-type="string">
            <text:p>Dry Pear Hard Cider</text:p>
          </table:table-cell>
        </table:table-row>
        <table:table-row table:style-name="ro1">
          <table:table-cell office:value-type="string">
            <text:p>Wyder's</text:p>
          </table:table-cell>
          <table:table-cell office:value-type="string">
            <text:p>Peach Cider</text:p>
          </table:table-cell>
        </table:table-row>
        <table:table-row table:style-name="ro1">
          <table:table-cell office:value-type="string">
            <text:p>Wye Valley</text:p>
          </table:table-cell>
          <table:table-cell office:value-type="string">
            <text:p>Butty Bach</text:p>
          </table:table-cell>
        </table:table-row>
        <table:table-row table:style-name="ro1">
          <table:table-cell office:value-type="string">
            <text:p>Wye Valley</text:p>
          </table:table-cell>
          <table:table-cell office:value-type="string">
            <text:p>Dorothy Goodbody's Christmas Ale</text:p>
          </table:table-cell>
        </table:table-row>
        <table:table-row table:style-name="ro1">
          <table:table-cell office:value-type="string">
            <text:p>Wye Valley</text:p>
          </table:table-cell>
          <table:table-cell office:value-type="string">
            <text:p>Dorothy Goodbody's Our Glass</text:p>
          </table:table-cell>
        </table:table-row>
        <table:table-row table:style-name="ro1">
          <table:table-cell office:value-type="string">
            <text:p>Wye Valley</text:p>
          </table:table-cell>
          <table:table-cell office:value-type="string">
            <text:p>Dorothy Goodbody's Wholesome Stout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Churchyard Nut Brown Ale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Faen's Gruit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Imperial IPA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LoDo Fest Beer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Patty's Chili Beer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Railyard Ale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Sagebrush Stout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Silverback Pale Ale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Special Old Bitter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St.Charles ESB</text:p>
          </table:table-cell>
        </table:table-row>
        <table:table-row table:style-name="ro1">
          <table:table-cell office:value-type="string">
            <text:p>Wynkoop</text:p>
          </table:table-cell>
          <table:table-cell office:value-type="string">
            <text:p>Wilderness Wheat</text:p>
          </table:table-cell>
        </table:table-row>
        <table:table-row table:style-name="ro1">
          <table:table-cell office:value-type="string">
            <text:p>Wyoming Territory</text:p>
          </table:table-cell>
          <table:table-cell office:value-type="string">
            <text:p>Buffalo Bill Cody Beer</text:p>
          </table:table-cell>
        </table:table-row>
        <table:table-row table:style-name="ro1">
          <table:table-cell office:value-type="string">
            <text:p>Xbeeriment</text:p>
          </table:table-cell>
          <table:table-cell office:value-type="string">
            <text:p>#44 Smoked Stout</text:p>
          </table:table-cell>
        </table:table-row>
        <table:table-row table:style-name="ro1">
          <table:table-cell office:value-type="string">
            <text:p>Yaletown</text:p>
          </table:table-cell>
          <table:table-cell office:value-type="string">
            <text:p>Downtown Brown</text:p>
          </table:table-cell>
        </table:table-row>
        <table:table-row table:style-name="ro1">
          <table:table-cell office:value-type="string">
            <text:p>Yaletown</text:p>
          </table:table-cell>
          <table:table-cell office:value-type="string">
            <text:p>Hill's Special Wheat</text:p>
          </table:table-cell>
        </table:table-row>
        <table:table-row table:style-name="ro1">
          <table:table-cell office:value-type="string">
            <text:p>Yaletown</text:p>
          </table:table-cell>
          <table:table-cell office:value-type="string">
            <text:p>Yippee IPA</text:p>
          </table:table-cell>
        </table:table-row>
        <table:table-row table:style-name="ro1">
          <table:table-cell office:value-type="string">
            <text:p>Yamhill</text:p>
          </table:table-cell>
          <table:table-cell office:value-type="string">
            <text:p>Best Mild (discontinued)</text:p>
          </table:table-cell>
        </table:table-row>
        <table:table-row table:style-name="ro1">
          <table:table-cell office:value-type="string">
            <text:p>Yards</text:p>
          </table:table-cell>
          <table:table-cell office:value-type="string">
            <text:p>General Washington's Tavern Porter</text:p>
          </table:table-cell>
        </table:table-row>
        <table:table-row table:style-name="ro1">
          <table:table-cell office:value-type="string">
            <text:p>Yards</text:p>
          </table:table-cell>
          <table:table-cell office:value-type="string">
            <text:p>Saison</text:p>
          </table:table-cell>
        </table:table-row>
        <table:table-row table:style-name="ro1">
          <table:table-cell office:value-type="string">
            <text:p>Yarpivo</text:p>
          </table:table-cell>
          <table:table-cell office:value-type="string">
            <text:p>Amber Lager / Яантарное</text:p>
          </table:table-cell>
        </table:table-row>
        <table:table-row table:style-name="ro1">
          <table:table-cell office:value-type="string">
            <text:p>Yarpivo</text:p>
          </table:table-cell>
          <table:table-cell office:value-type="string">
            <text:p>Original</text:p>
          </table:table-cell>
        </table:table-row>
        <table:table-row table:style-name="ro1">
          <table:table-cell office:value-type="string">
            <text:p>Yazoo</text:p>
          </table:table-cell>
          <table:table-cell office:value-type="string">
            <text:p>Sly Rye Porter</text:p>
          </table:table-cell>
        </table:table-row>
        <table:table-row table:style-name="ro1">
          <table:table-cell office:value-type="string">
            <text:p>Yeastie Boys</text:p>
          </table:table-cell>
          <table:table-cell office:value-type="string">
            <text:p>Pot Kettle Black</text:p>
          </table:table-cell>
        </table:table-row>
        <table:table-row table:style-name="ro1">
          <table:table-cell office:value-type="string">
            <text:p>Yegua Creek (Dallas)</text:p>
          </table:table-cell>
          <table:table-cell office:value-type="string">
            <text:p>Blueberry Blonde</text:p>
          </table:table-cell>
        </table:table-row>
        <table:table-row table:style-name="ro1">
          <table:table-cell office:value-type="string">
            <text:p>Yegua Creek (Dallas)</text:p>
          </table:table-cell>
          <table:table-cell office:value-type="string">
            <text:p>Cask Scotch Ale</text:p>
          </table:table-cell>
        </table:table-row>
        <table:table-row table:style-name="ro1">
          <table:table-cell office:value-type="string">
            <text:p>Yegua Creek (Dallas)</text:p>
          </table:table-cell>
          <table:table-cell office:value-type="string">
            <text:p>Golden Wheat</text:p>
          </table:table-cell>
        </table:table-row>
        <table:table-row table:style-name="ro1">
          <table:table-cell office:value-type="string">
            <text:p>Yegua Creek (Dallas)</text:p>
          </table:table-cell>
          <table:table-cell office:value-type="string">
            <text:p>Icehaus Pale Ale</text:p>
          </table:table-cell>
        </table:table-row>
        <table:table-row table:style-name="ro1">
          <table:table-cell office:value-type="string">
            <text:p>Yegua Creek (Dallas)</text:p>
          </table:table-cell>
          <table:table-cell office:value-type="string">
            <text:p>O'Brien's Texas Stout</text:p>
          </table:table-cell>
        </table:table-row>
        <table:table-row table:style-name="ro1">
          <table:table-cell office:value-type="string">
            <text:p>Yegua Creek (Dallas)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Yegua Creek (Dallas)</text:p>
          </table:table-cell>
          <table:table-cell office:value-type="string">
            <text:p>Sara's Brown</text:p>
          </table:table-cell>
        </table:table-row>
        <table:table-row table:style-name="ro1">
          <table:table-cell office:value-type="string">
            <text:p>Yegua Creek (Dallas)</text:p>
          </table:table-cell>
          <table:table-cell office:value-type="string">
            <text:p>Scotch Ale</text:p>
          </table:table-cell>
        </table:table-row>
        <table:table-row table:style-name="ro1">
          <table:table-cell office:value-type="string">
            <text:p>Yegua Creek (Dallas)</text:p>
          </table:table-cell>
          <table:table-cell office:value-type="string">
            <text:p>White Rock Red</text:p>
          </table:table-cell>
        </table:table-row>
        <table:table-row table:style-name="ro1">
          <table:table-cell office:value-type="string">
            <text:p>Yellowstone Valley</text:p>
          </table:table-cell>
          <table:table-cell office:value-type="string">
            <text:p>Grizzly Wulff Wheat</text:p>
          </table:table-cell>
        </table:table-row>
        <table:table-row table:style-name="ro1">
          <table:table-cell office:value-type="string">
            <text:p>York</text:p>
          </table:table-cell>
          <table:table-cell office:value-type="string">
            <text:p>Yorkshire Terrier Premium Cask Bitter</text:p>
          </table:table-cell>
        </table:table-row>
        <table:table-row table:style-name="ro1">
          <table:table-cell office:value-type="string">
            <text:p>Youngs</text:p>
          </table:table-cell>
          <table:table-cell office:value-type="string">
            <text:p>Dirty Dick's Ale</text:p>
          </table:table-cell>
        </table:table-row>
        <table:table-row table:style-name="ro1">
          <table:table-cell office:value-type="string">
            <text:p>Youngs</text:p>
          </table:table-cell>
          <table:table-cell office:value-type="string">
            <text:p>Double Chocolate Stout</text:p>
          </table:table-cell>
        </table:table-row>
        <table:table-row table:style-name="ro1">
          <table:table-cell office:value-type="string">
            <text:p>Youngs</text:p>
          </table:table-cell>
          <table:table-cell office:value-type="string">
            <text:p>Oatmeal Stout</text:p>
          </table:table-cell>
        </table:table-row>
        <table:table-row table:style-name="ro1">
          <table:table-cell office:value-type="string">
            <text:p>Youngs</text:p>
          </table:table-cell>
          <table:table-cell office:value-type="string">
            <text:p>Old Nick</text:p>
          </table:table-cell>
        </table:table-row>
        <table:table-row table:style-name="ro1">
          <table:table-cell office:value-type="string">
            <text:p>Youngs</text:p>
          </table:table-cell>
          <table:table-cell office:value-type="string">
            <text:p>Ramrod Special Bitter Ale</text:p>
          </table:table-cell>
        </table:table-row>
        <table:table-row table:style-name="ro1">
          <table:table-cell office:value-type="string">
            <text:p>Youngs</text:p>
          </table:table-cell>
          <table:table-cell office:value-type="string">
            <text:p>Special London Ale / SLA</text:p>
          </table:table-cell>
        </table:table-row>
        <table:table-row table:style-name="ro1">
          <table:table-cell office:value-type="string">
            <text:p>Youngs</text:p>
          </table:table-cell>
          <table:table-cell office:value-type="string">
            <text:p>St George's Ale</text:p>
          </table:table-cell>
        </table:table-row>
        <table:table-row table:style-name="ro1">
          <table:table-cell office:value-type="string">
            <text:p>Youngs</text:p>
          </table:table-cell>
          <table:table-cell office:value-type="string">
            <text:p>Winter Warmer</text:p>
          </table:table-cell>
        </table:table-row>
        <table:table-row table:style-name="ro1">
          <table:table-cell office:value-type="string">
            <text:p>Yuengling</text:p>
          </table:table-cell>
          <table:table-cell office:value-type="string">
            <text:p>Bock Beer</text:p>
          </table:table-cell>
        </table:table-row>
        <table:table-row table:style-name="ro1">
          <table:table-cell office:value-type="string">
            <text:p>Yuengling</text:p>
          </table:table-cell>
          <table:table-cell office:value-type="string">
            <text:p>Oktoberfest</text:p>
          </table:table-cell>
        </table:table-row>
        <table:table-row table:style-name="ro1">
          <table:table-cell office:value-type="string">
            <text:p>Yuengling</text:p>
          </table:table-cell>
          <table:table-cell office:value-type="string">
            <text:p>Original Black &amp; Tan</text:p>
          </table:table-cell>
        </table:table-row>
        <table:table-row table:style-name="ro1">
          <table:table-cell office:value-type="string">
            <text:p>Yuengling</text:p>
          </table:table-cell>
          <table:table-cell office:value-type="string">
            <text:p>Traditional Lager</text:p>
          </table:table-cell>
        </table:table-row>
        <table:table-row table:style-name="ro1">
          <table:table-cell office:value-type="string">
            <text:p>Yuksom</text:p>
          </table:table-cell>
          <table:table-cell office:value-type="string">
            <text:p>Yeti Special Export</text:p>
          </table:table-cell>
        </table:table-row>
        <table:table-row table:style-name="ro1">
          <table:table-cell office:value-type="string">
            <text:p>Zagora</text:p>
          </table:table-cell>
          <table:table-cell office:value-type="string">
            <text:p>Zagorka Premium Draft Lager</text:p>
          </table:table-cell>
        </table:table-row>
        <table:table-row table:style-name="ro1">
          <table:table-cell office:value-type="string">
            <text:p>Žatec</text:p>
          </table:table-cell>
          <table:table-cell office:value-type="string">
            <text:p>Světlé</text:p>
          </table:table-cell>
        </table:table-row>
        <table:table-row table:style-name="ro1">
          <table:table-cell office:value-type="string">
            <text:p>Žatec</text:p>
          </table:table-cell>
          <table:table-cell office:value-type="string">
            <text:p>Tmavý / Dark Lage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4 Brothers' Chocolate Stout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Abby Road Belgian Ale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Category 5 Strong Ale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Clearview Light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Ginger-"slap" Spiced Ale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Lage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Ponchartrain Porte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Z.P.A. India Pale Ale</text:p>
          </table:table-cell>
        </table:table-row>
        <table:table-row table:style-name="ro1">
          <table:table-cell office:value-type="string">
            <text:p>Zehendner</text:p>
          </table:table-cell>
          <table:table-cell office:value-type="string">
            <text:p>Kellerbier</text:p>
          </table:table-cell>
        </table:table-row>
        <table:table-row table:style-name="ro1">
          <table:table-cell office:value-type="string">
            <text:p>Zhejiang</text:p>
          </table:table-cell>
          <table:table-cell office:value-type="string">
            <text:p>Chung Hua</text:p>
          </table:table-cell>
        </table:table-row>
        <table:table-row table:style-name="ro1">
          <table:table-cell office:value-type="string">
            <text:p>Zip City</text:p>
          </table:table-cell>
          <table:table-cell office:value-type="string">
            <text:p>Altbier</text:p>
          </table:table-cell>
        </table:table-row>
        <table:table-row table:style-name="ro1">
          <table:table-cell office:value-type="string">
            <text:p>Zip City</text:p>
          </table:table-cell>
          <table:table-cell office:value-type="string">
            <text:p>Rauchbier</text:p>
          </table:table-cell>
        </table:table-row>
        <table:table-row table:style-name="ro1">
          <table:table-cell office:value-type="string">
            <text:p>Zipline</text:p>
          </table:table-cell>
          <table:table-cell office:value-type="string">
            <text:p>Copper Alt</text:p>
          </table:table-cell>
        </table:table-row>
        <table:table-row table:style-name="ro1">
          <table:table-cell office:value-type="string">
            <text:p>Zipline</text:p>
          </table:table-cell>
          <table:table-cell office:value-type="string">
            <text:p>NZ IPA</text:p>
          </table:table-cell>
        </table:table-row>
        <table:table-row table:style-name="ro1">
          <table:table-cell office:value-type="string">
            <text:p>Zipline</text:p>
          </table:table-cell>
          <table:table-cell office:value-type="string">
            <text:p>Oatmeal Porter</text:p>
          </table:table-cell>
        </table:table-row>
        <table:table-row table:style-name="ro1">
          <table:table-cell office:value-type="string">
            <text:p>Zirndorfer</text:p>
          </table:table-cell>
          <table:table-cell office:value-type="string">
            <text:p>Landbier</text:p>
          </table:table-cell>
        </table:table-row>
        <table:table-row table:style-name="ro1">
          <table:table-cell office:value-type="string">
            <text:p>Zwiefalter</text:p>
          </table:table-cell>
          <table:table-cell office:value-type="string">
            <text:p>Abt Beda naturtrüb</text:p>
          </table:table-cell>
        </table:table-row>
        <table:table-row table:style-name="ro1">
          <table:table-cell office:value-type="string">
            <text:p>Zwiefalter</text:p>
          </table:table-cell>
          <table:table-cell office:value-type="string">
            <text:p>Klosterbräu Spezial Export</text:p>
          </table:table-cell>
        </table:table-row>
        <table:table-row table:style-name="ro1">
          <table:table-cell office:value-type="string">
            <text:p>Zwiefalter</text:p>
          </table:table-cell>
          <table:table-cell office:value-type="string">
            <text:p>Kloster-Pils</text:p>
          </table:table-cell>
        </table:table-row>
        <table:table-row table:style-name="ro1">
          <table:table-cell office:value-type="string">
            <text:p>Zwiefalter</text:p>
          </table:table-cell>
          <table:table-cell office:value-type="string">
            <text:p>Kloster-Weizen Hefetrüb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Bock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EB 1872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Hevelius Kaper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Krakus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Lezajsk Petne / Lezajsk 1525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Oryginalny / Original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Porter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Specjal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Strong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Tatra Malt Liquor / Tatra Mocne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Tatra Parwdziwie Polskie / Tatra Beer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Warka 1478</text:p>
          </table:table-cell>
        </table:table-row>
        <table:table-row table:style-name="ro1">
          <table:table-cell office:value-type="string">
            <text:p>Żywiec</text:p>
          </table:table-cell>
          <table:table-cell office:value-type="string">
            <text:p>Warka Be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956" meta:object-count="0"/>
    <meta:generator>LibreOffice/3.5$Linux_x86 LibreOffice_project/350m1$Build-2</meta:generator>
  </office:meta>
</office:document-meta>
</file>